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fo:margin-top="0cm" fo:margin-bottom="0cm" style:writing-mode="lr-tb"/>
    </style:style>
    <style:style style:name="Table1" style:family="table">
      <style:table-properties table:align="left" style:width="25.4cm" fo:margin-left="0.176cm"/>
    </style:style>
    <style:style style:name="Column1" style:family="table-column">
      <style:table-column-properties style:column-width="12.7cm"/>
    </style:style>
    <style:style style:name="Column2" style:family="table-column">
      <style:table-column-properties style:column-width="12.7cm"/>
    </style:style>
    <style:style style:name="Row1" style:family="table-row"/>
    <style:style style:name="Cell1" style:family="table-cell">
      <style:table-cell-properties style:vertical-align="bottom" fo:padding-top="0.176cm" fo:padding-bottom="0.176cm" fo:padding-left="0.176cm" fo:padding-right="0.176cm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_1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>
      <style:text-properties fo:font-style="italic" style:font-style-asian="italic" style:font-style-complex="italic" fo:color="#6d9eeb" fo:font-size="104pt" style:font-size-asian="104pt" style:font-size-complex="104pt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T11_2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T11_3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>
      <style:text-properties fo:font-style="italic" style:font-style-asian="italic" style:font-style-complex="italic" fo:color="#ff0000" fo:font-size="24pt" style:font-size-asian="24pt" style:font-size-complex="24pt"/>
    </style:style>
    <style:style style:name="P13" style:family="paragraph" style:parent-style-name="Heading_20_1">
      <style:paragraph-properties fo:break-before="auto" fo:line-height="115%" style:writing-mode="lr-tb"/>
    </style:style>
    <style:style style:name="P14" style:family="paragraph" style:parent-style-name="Heading_20_1">
      <style:paragraph-properties fo:break-before="page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Heading_20_1">
      <style:paragraph-properties fo:break-before="auto" fo:line-height="115%" fo:margin-top="0.847cm" fo:margin-bottom="0.212cm" style:writing-mode="lr-tb"/>
    </style:style>
    <style:style style:name="T28_1" style:family="text">
      <style:text-properties fo:font-size="12pt" style:font-size-asian="12pt" style:font-size-complex="12pt" fo:font-weight="normal" style:font-weight-asian="normal" style:font-weight-complex="normal"/>
    </style:style>
    <style:style style:name="T28_2" style:family="text">
      <style:text-properties fo:font-size="12pt" style:font-size-asian="12pt" style:font-size-complex="12pt" fo:font-weight="normal" style:font-weight-asian="normal" style:font-weight-complex="normal"/>
    </style:style>
    <style:style style:name="T28_3" style:family="text">
      <style:text-properties fo:font-size="12pt" style:font-size-asian="12pt" style:font-size-complex="12pt" fo:font-weight="normal" style:font-weight-asian="normal" style:font-weight-complex="normal"/>
    </style:style>
    <style:style style:name="T28_4" style:family="text">
      <style:text-properties fo:font-size="12pt" style:font-size-asian="12pt" style:font-size-complex="12pt" fo:font-weight="normal" style:font-weight-asian="normal" style:font-weight-complex="normal"/>
    </style:style>
    <style:style style:name="T28_5" style:family="text">
      <style:text-properties fo:font-size="12pt" style:font-size-asian="12pt" style:font-size-complex="12pt" fo:font-weight="normal" style:font-weight-asian="normal" style:font-weight-complex="normal"/>
    </style:style>
    <style:style style:name="T28_6" style:family="text">
      <style:text-properties fo:font-size="12pt" style:font-size-asian="12pt" style:font-size-complex="12pt" fo:font-weight="normal" style:font-weight-asian="normal" style:font-weight-complex="normal"/>
    </style:style>
    <style:style style:name="T28_7" style:family="text">
      <style:text-properties fo:font-size="12pt" style:font-size-asian="12pt" style:font-size-complex="12pt" fo:font-weight="normal" style:font-weight-asian="normal" style:font-weight-complex="normal"/>
    </style:style>
    <style:style style:name="T28_8" style:family="text">
      <style:text-properties fo:font-size="12pt" style:font-size-asian="12pt" style:font-size-complex="12pt" fo:font-weight="normal" style:font-weight-asian="normal" style:font-weight-complex="normal"/>
    </style:style>
    <style:style style:name="T28_9" style:family="text">
      <style:text-properties fo:font-size="12pt" style:font-size-asian="12pt" style:font-size-complex="12pt" fo:font-weight="normal" style:font-weight-asian="normal" style:font-weight-complex="normal"/>
    </style:style>
    <style:style style:name="T28_10" style:family="text">
      <style:text-properties fo:font-size="12pt" style:font-size-asian="12pt" style:font-size-complex="12pt" fo:font-weight="normal" style:font-weight-asian="normal" style:font-weight-complex="normal"/>
    </style:style>
    <style:style style:name="T28_11" style:family="text">
      <style:text-properties fo:font-size="12pt" style:font-size-asian="12pt" style:font-size-complex="12pt" fo:font-weight="normal" style:font-weight-asian="normal" style:font-weight-complex="normal"/>
    </style:style>
    <style:style style:name="T28_12" style:family="text">
      <style:text-properties fo:font-size="12pt" style:font-size-asian="12pt" style:font-size-complex="12pt" fo:font-weight="normal" style:font-weight-asian="normal" style:font-weight-complex="normal"/>
    </style:style>
    <style:style style:name="T28_13" style:family="text">
      <style:text-properties fo:font-size="12pt" style:font-size-asian="12pt" style:font-size-complex="12pt" fo:font-weight="normal" style:font-weight-asian="normal" style:font-weight-complex="normal"/>
    </style:style>
    <style:style style:name="T28_14" style:family="text">
      <style:text-properties fo:font-size="12pt" style:font-size-asian="12pt" style:font-size-complex="12pt" fo:font-weight="normal" style:font-weight-asian="normal" style:font-weight-complex="normal"/>
    </style:style>
    <style:style style:name="T28_15" style:family="text">
      <style:text-properties fo:font-size="12pt" style:font-size-asian="12pt" style:font-size-complex="12pt" fo:font-weight="normal" style:font-weight-asian="normal" style:font-weight-complex="normal"/>
    </style:style>
    <style:style style:name="T28_16" style:family="text">
      <style:text-properties fo:font-size="12pt" style:font-size-asian="12pt" style:font-size-complex="12pt" fo:font-weight="normal" style:font-weight-asian="normal" style:font-weight-complex="normal"/>
    </style:style>
    <style:style style:name="T28_17" style:family="text">
      <style:text-properties fo:font-size="12pt" style:font-size-asian="12pt" style:font-size-complex="12pt" fo:font-weight="normal" style:font-weight-asian="normal" style:font-weight-complex="normal"/>
    </style:style>
    <style:style style:name="T28_18" style:family="text">
      <style:text-properties fo:font-size="12pt" style:font-size-asian="12pt" style:font-size-complex="12pt" fo:font-weight="normal" style:font-weight-asian="normal" style:font-weight-complex="normal"/>
    </style:style>
    <style:style style:name="T28_19" style:family="text">
      <style:text-properties fo:font-size="12pt" style:font-size-asian="12pt" style:font-size-complex="12pt" fo:font-weight="normal" style:font-weight-asian="normal" style:font-weight-complex="normal"/>
    </style:style>
    <style:style style:name="T28_20" style:family="text">
      <style:text-properties fo:font-size="12pt" style:font-size-asian="12pt" style:font-size-complex="12pt" fo:font-weight="normal" style:font-weight-asian="normal" style:font-weight-complex="normal"/>
    </style:style>
    <style:style style:name="T28_21" style:family="text">
      <style:text-properties fo:font-size="12pt" style:font-size-asian="12pt" style:font-size-complex="12pt" fo:font-weight="normal" style:font-weight-asian="normal" style:font-weight-complex="normal"/>
    </style:style>
    <style:style style:name="T28_22" style:family="text">
      <style:text-properties fo:font-size="12pt" style:font-size-asian="12pt" style:font-size-complex="12pt" fo:font-weight="normal" style:font-weight-asian="normal" style:font-weight-complex="normal"/>
    </style:style>
    <style:style style:name="T28_23" style:family="text">
      <style:text-properties fo:font-size="12pt" style:font-size-asian="12pt" style:font-size-complex="12pt" fo:font-weight="normal" style:font-weight-asian="normal" style:font-weight-complex="normal"/>
    </style:style>
    <style:style style:name="T28_24" style:family="text">
      <style:text-properties fo:font-size="12pt" style:font-size-asian="12pt" style:font-size-complex="12pt" fo:font-weight="normal" style:font-weight-asian="normal" style:font-weight-complex="normal"/>
    </style:style>
    <style:style style:name="T28_25" style:family="text">
      <style:text-properties fo:font-size="12pt" style:font-size-asian="12pt" style:font-size-complex="12pt" fo:font-weight="normal" style:font-weight-asian="normal" style:font-weight-complex="normal"/>
    </style:style>
    <style:style style:name="T28_26" style:family="text">
      <style:text-properties fo:font-size="12pt" style:font-size-asian="12pt" style:font-size-complex="12pt" fo:font-weight="normal" style:font-weight-asian="normal" style:font-weight-complex="normal"/>
    </style:style>
    <style:style style:name="T28_27" style:family="text">
      <style:text-properties fo:font-size="12pt" style:font-size-asian="12pt" style:font-size-complex="12pt" fo:font-weight="normal" style:font-weight-asian="normal" style:font-weight-complex="normal"/>
    </style:style>
    <style:style style:name="T28_28" style:family="text">
      <style:text-properties fo:font-size="12pt" style:font-size-asian="12pt" style:font-size-complex="12pt" fo:font-weight="normal" style:font-weight-asian="normal" style:font-weight-complex="normal"/>
    </style:style>
    <style:style style:name="T28_29" style:family="text">
      <style:text-properties fo:font-size="12pt" style:font-size-asian="12pt" style:font-size-complex="12pt" fo:font-weight="normal" style:font-weight-asian="normal" style:font-weight-complex="normal"/>
    </style:style>
    <style:style style:name="T28_30" style:family="text">
      <style:text-properties fo:font-size="12pt" style:font-size-asian="12pt" style:font-size-complex="12pt" fo:font-weight="normal" style:font-weight-asian="normal" style:font-weight-complex="normal"/>
    </style:style>
    <style:style style:name="T28_31" style:family="text">
      <style:text-properties fo:font-size="12pt" style:font-size-asian="12pt" style:font-size-complex="12pt" fo:font-weight="normal" style:font-weight-asian="normal" style:font-weight-complex="normal"/>
    </style:style>
    <style:style style:name="T28_32" style:family="text">
      <style:text-properties fo:font-size="12pt" style:font-size-asian="12pt" style:font-size-complex="12pt" fo:font-weight="normal" style:font-weight-asian="normal" style:font-weight-complex="normal"/>
    </style:style>
    <style:style style:name="T28_33" style:family="text">
      <style:text-properties fo:font-size="12pt" style:font-size-asian="12pt" style:font-size-complex="12pt" fo:font-weight="normal" style:font-weight-asian="normal" style:font-weight-complex="normal"/>
    </style:style>
    <style:style style:name="T28_34" style:family="text">
      <style:text-properties fo:font-size="12pt" style:font-size-asian="12pt" style:font-size-complex="12pt" fo:font-weight="normal" style:font-weight-asian="normal" style:font-weight-complex="normal"/>
    </style:style>
    <style:style style:name="T28_35" style:family="text">
      <style:text-properties fo:font-size="12pt" style:font-size-asian="12pt" style:font-size-complex="12pt" fo:font-weight="normal" style:font-weight-asian="normal" style:font-weight-complex="normal"/>
    </style:style>
    <style:style style:name="T28_36" style:family="text">
      <style:text-properties fo:font-size="12pt" style:font-size-asian="12pt" style:font-size-complex="12pt" fo:font-weight="normal" style:font-weight-asian="normal" style:font-weight-complex="normal"/>
    </style:style>
    <style:style style:name="T28_37" style:family="text">
      <style:text-properties fo:font-size="12pt" style:font-size-asian="12pt" style:font-size-complex="12pt" fo:font-weight="normal" style:font-weight-asian="normal" style:font-weight-complex="normal"/>
    </style:style>
    <style:style style:name="T28_38" style:family="text">
      <style:text-properties fo:font-size="12pt" style:font-size-asian="12pt" style:font-size-complex="12pt" fo:font-weight="normal" style:font-weight-asian="normal" style:font-weight-complex="normal"/>
    </style:style>
    <style:style style:name="T28_39" style:family="text">
      <style:text-properties fo:font-size="12pt" style:font-size-asian="12pt" style:font-size-complex="12pt" fo:font-weight="normal" style:font-weight-asian="normal" style:font-weight-complex="normal"/>
    </style:style>
    <style:style style:name="T28_40" style:family="text">
      <style:text-properties fo:font-size="12pt" style:font-size-asian="12pt" style:font-size-complex="12pt" fo:font-weight="normal" style:font-weight-asian="normal" style:font-weight-complex="normal"/>
    </style:style>
    <style:style style:name="T28_41" style:family="text">
      <style:text-properties fo:font-size="12pt" style:font-size-asian="12pt" style:font-size-complex="12pt" fo:font-weight="normal" style:font-weight-asian="normal" style:font-weight-complex="normal"/>
    </style:style>
    <style:style style:name="T28_42" style:family="text">
      <style:text-properties fo:font-size="12pt" style:font-size-asian="12pt" style:font-size-complex="12pt" fo:font-weight="normal" style:font-weight-asian="normal" style:font-weight-complex="normal"/>
    </style:style>
    <style:style style:name="T28_43" style:family="text">
      <style:text-properties fo:font-size="12pt" style:font-size-asian="12pt" style:font-size-complex="12pt" fo:font-weight="normal" style:font-weight-asian="normal" style:font-weight-complex="normal"/>
    </style:style>
    <style:style style:name="T28_44" style:family="text">
      <style:text-properties fo:font-size="12pt" style:font-size-asian="12pt" style:font-size-complex="12pt" fo:font-weight="normal" style:font-weight-asian="normal" style:font-weight-complex="normal"/>
    </style:style>
    <style:style style:name="T28_45" style:family="text">
      <style:text-properties fo:font-size="12pt" style:font-size-asian="12pt" style:font-size-complex="12pt" fo:font-weight="normal" style:font-weight-asian="normal" style:font-weight-complex="normal"/>
    </style:style>
    <style:style style:name="T28_46" style:family="text">
      <style:text-properties fo:font-size="12pt" style:font-size-asian="12pt" style:font-size-complex="12pt" fo:font-weight="normal" style:font-weight-asian="normal" style:font-weight-complex="normal"/>
    </style:style>
    <style:style style:name="T28_47" style:family="text">
      <style:text-properties fo:font-size="12pt" style:font-size-asian="12pt" style:font-size-complex="12pt" fo:font-weight="normal" style:font-weight-asian="normal" style:font-weight-complex="normal"/>
    </style:style>
    <style:style style:name="T28_48" style:family="text">
      <style:text-properties fo:font-size="12pt" style:font-size-asian="12pt" style:font-size-complex="12pt" fo:font-weight="normal" style:font-weight-asian="normal" style:font-weight-complex="normal"/>
    </style:style>
    <style:style style:name="T28_49" style:family="text">
      <style:text-properties fo:font-size="12pt" style:font-size-asian="12pt" style:font-size-complex="12pt" fo:font-weight="normal" style:font-weight-asian="normal" style:font-weight-complex="normal"/>
    </style:style>
    <style:style style:name="T28_50" style:family="text">
      <style:text-properties fo:font-size="12pt" style:font-size-asian="12pt" style:font-size-complex="12pt" fo:font-weight="normal" style:font-weight-asian="normal" style:font-weight-complex="normal"/>
    </style:style>
    <style:style style:name="T28_51" style:family="text">
      <style:text-properties fo:font-size="12pt" style:font-size-asian="12pt" style:font-size-complex="12pt" fo:font-weight="normal" style:font-weight-asian="normal" style:font-weight-complex="normal"/>
    </style:style>
    <style:style style:name="T28_52" style:family="text">
      <style:text-properties fo:font-size="12pt" style:font-size-asian="12pt" style:font-size-complex="12pt" fo:font-weight="normal" style:font-weight-asian="normal" style:font-weight-complex="normal"/>
    </style:style>
    <style:style style:name="T28_53" style:family="text">
      <style:text-properties fo:font-size="12pt" style:font-size-asian="12pt" style:font-size-complex="12pt" fo:font-weight="normal" style:font-weight-asian="normal" style:font-weight-complex="normal"/>
    </style:style>
    <style:style style:name="T28_54" style:family="text">
      <style:text-properties fo:font-size="12pt" style:font-size-asian="12pt" style:font-size-complex="12pt" fo:font-weight="normal" style:font-weight-asian="normal" style:font-weight-complex="normal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P44" style:family="paragraph" style:parent-style-name="Heading_20_2">
      <style:paragraph-properties fo:break-before="auto" fo:line-height="115%" fo:margin-top="0.635cm" fo:margin-bottom="0.141cm" style:writing-mode="lr-tb"/>
    </style:style>
    <style:style style:name="T44_1" style:family="text">
      <style:text-properties fo:color="#152a3d" fo:font-size="25pt" style:font-size-asian="25pt" style:font-size-complex="25pt"/>
    </style:style>
    <style:style style:name="T44_2" style:family="text">
      <style:text-properties fo:color="#152a3d" fo:font-size="25pt" style:font-size-asian="25pt" style:font-size-complex="25pt"/>
    </style:style>
    <style:style style:name="T44_3" style:family="text">
      <style:text-properties fo:color="#152a3d" fo:font-size="25pt" style:font-size-asian="25pt" style:font-size-complex="25pt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T47_101" style:family="text"/>
    <style:style style:name="T47_102" style:family="text"/>
    <style:style style:name="T47_103" style:family="text"/>
    <style:style style:name="T47_104" style:family="text"/>
    <style:style style:name="T47_105" style:family="text"/>
    <style:style style:name="T47_106" style:family="text"/>
    <style:style style:name="T47_107" style:family="text"/>
    <style:style style:name="T47_108" style:family="text"/>
    <style:style style:name="T47_109" style:family="text"/>
    <style:style style:name="T47_110" style:family="text"/>
    <style:style style:name="T47_111" style:family="text"/>
    <style:style style:name="T47_112" style:family="text"/>
    <style:style style:name="T47_113" style:family="text"/>
    <style:style style:name="T47_114" style:family="text"/>
    <style:style style:name="T47_115" style:family="text"/>
    <style:style style:name="T47_116" style:family="text"/>
    <style:style style:name="T47_117" style:family="text"/>
    <style:style style:name="T47_118" style:family="text"/>
    <style:style style:name="T47_119" style:family="text"/>
    <style:style style:name="T47_120" style:family="text"/>
    <style:style style:name="T47_121" style:family="text"/>
    <style:style style:name="T47_122" style:family="text"/>
    <style:style style:name="T47_123" style:family="text"/>
    <style:style style:name="T47_124" style:family="text"/>
    <style:style style:name="T47_125" style:family="text"/>
    <style:style style:name="T47_126" style:family="text"/>
    <style:style style:name="T47_127" style:family="text"/>
    <style:style style:name="T47_128" style:family="text"/>
    <style:style style:name="T47_129" style:family="text"/>
    <style:style style:name="T47_130" style:family="text"/>
    <style:style style:name="T47_131" style:family="text"/>
    <style:style style:name="T47_132" style:family="text"/>
    <style:style style:name="T47_133" style:family="text"/>
    <style:style style:name="T47_134" style:family="text"/>
    <style:style style:name="T47_135" style:family="text"/>
    <style:style style:name="T47_136" style:family="text"/>
    <style:style style:name="T47_137" style:family="text"/>
    <style:style style:name="T47_138" style:family="text"/>
    <style:style style:name="T47_139" style:family="text"/>
    <style:style style:name="T47_140" style:family="text"/>
    <style:style style:name="T47_141" style:family="text"/>
    <style:style style:name="T47_142" style:family="text"/>
    <style:style style:name="T47_143" style:family="text"/>
    <style:style style:name="T47_144" style:family="text"/>
    <style:style style:name="T47_145" style:family="text"/>
    <style:style style:name="T47_146" style:family="text"/>
    <style:style style:name="T47_147" style:family="text"/>
    <style:style style:name="T47_148" style:family="text"/>
    <style:style style:name="T47_149" style:family="text"/>
    <style:style style:name="T47_150" style:family="text"/>
    <style:style style:name="T47_151" style:family="text"/>
    <style:style style:name="T47_152" style:family="text"/>
    <style:style style:name="T47_153" style:family="text"/>
    <style:style style:name="T47_154" style:family="text"/>
    <style:style style:name="T47_155" style:family="text"/>
    <style:style style:name="T47_156" style:family="text"/>
    <style:style style:name="T47_157" style:family="text"/>
    <style:style style:name="T47_158" style:family="text"/>
    <style:style style:name="T47_159" style:family="text"/>
    <style:style style:name="T47_160" style:family="text"/>
    <style:style style:name="T47_161" style:family="text"/>
    <style:style style:name="T47_162" style:family="text"/>
    <style:style style:name="T47_163" style:family="text"/>
    <style:style style:name="T47_164" style:family="text"/>
    <style:style style:name="T47_165" style:family="text"/>
    <style:style style:name="T47_166" style:family="text"/>
    <style:style style:name="T47_167" style:family="text"/>
    <style:style style:name="T47_168" style:family="text"/>
    <style:style style:name="T47_169" style:family="text"/>
    <style:style style:name="T47_170" style:family="text"/>
    <style:style style:name="P48" style:family="paragraph" style:parent-style-name="Heading_20_2">
      <style:paragraph-properties fo:break-before="auto" fo:line-height="115%" fo:margin-top="0.635cm" fo:margin-bottom="0.141cm" style:writing-mode="lr-tb"/>
    </style:style>
    <style:style style:name="T48_1" style:family="text">
      <style:text-properties fo:color="#152a3d" fo:font-size="25pt" style:font-size-asian="25pt" style:font-size-complex="25pt"/>
    </style:style>
    <style:style style:name="T48_2" style:family="text">
      <style:text-properties fo:color="#152a3d" fo:font-size="25pt" style:font-size-asian="25pt" style:font-size-complex="25pt"/>
    </style:style>
    <style:style style:name="T48_3" style:family="text">
      <style:text-properties fo:color="#152a3d" fo:font-size="25pt" style:font-size-asian="25pt" style:font-size-complex="25pt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P50" style:family="paragraph" style:parent-style-name="Heading_20_2">
      <style:paragraph-properties fo:break-before="auto" fo:line-height="115%" fo:margin-top="0.635cm" fo:margin-bottom="0.141cm" style:writing-mode="lr-tb"/>
    </style:style>
    <style:style style:name="T50_1" style:family="text">
      <style:text-properties fo:color="#152a3d" fo:font-size="25pt" style:font-size-asian="25pt" style:font-size-complex="25pt"/>
    </style:style>
    <style:style style:name="T50_2" style:family="text">
      <style:text-properties fo:color="#152a3d" fo:font-size="25pt" style:font-size-asian="25pt" style:font-size-complex="25pt"/>
    </style:style>
    <style:style style:name="T50_3" style:family="text">
      <style:text-properties fo:color="#152a3d" fo:font-size="25pt" style:font-size-asian="25pt" style:font-size-complex="25pt"/>
    </style:style>
    <style:style style:name="T50_4" style:family="text">
      <style:text-properties fo:color="#152a3d" fo:font-size="25pt" style:font-size-asian="25pt" style:font-size-complex="25pt"/>
    </style:style>
    <style:style style:name="T50_5" style:family="text">
      <style:text-properties fo:color="#152a3d" fo:font-size="25pt" style:font-size-asian="25pt" style:font-size-complex="25pt"/>
    </style:style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T62_99" style:family="text"/>
    <style:style style:name="T62_100" style:family="text"/>
    <style:style style:name="T62_101" style:family="text"/>
    <style:style style:name="T62_102" style:family="text"/>
    <style:style style:name="T62_103" style:family="text"/>
    <style:style style:name="T62_104" style:family="text"/>
    <style:style style:name="T62_105" style:family="text"/>
    <style:style style:name="T62_106" style:family="text"/>
    <style:style style:name="T62_107" style:family="text"/>
    <style:style style:name="T62_108" style:family="text"/>
    <style:style style:name="T62_109" style:family="text"/>
    <style:style style:name="T62_110" style:family="text"/>
    <style:style style:name="T62_111" style:family="text"/>
    <style:style style:name="T62_112" style:family="text"/>
    <style:style style:name="T62_113" style:family="text"/>
    <style:style style:name="T62_114" style:family="text"/>
    <style:style style:name="T62_115" style:family="text"/>
    <style:style style:name="T62_116" style:family="text"/>
    <style:style style:name="T62_117" style:family="text"/>
    <style:style style:name="T62_118" style:family="text"/>
    <style:style style:name="T62_119" style:family="text"/>
    <style:style style:name="T62_120" style:family="text"/>
    <style:style style:name="T62_121" style:family="text"/>
    <style:style style:name="T62_122" style:family="text"/>
    <style:style style:name="T62_123" style:family="text"/>
    <style:style style:name="T62_124" style:family="text"/>
    <style:style style:name="T62_125" style:family="text"/>
    <style:style style:name="T62_126" style:family="text"/>
    <style:style style:name="T62_127" style:family="text"/>
    <style:style style:name="T62_128" style:family="text"/>
    <style:style style:name="T62_129" style:family="text"/>
    <style:style style:name="T62_130" style:family="text"/>
    <style:style style:name="T62_131" style:family="text"/>
    <style:style style:name="T62_132" style:family="text"/>
    <style:style style:name="T62_133" style:family="text"/>
    <style:style style:name="T62_134" style:family="text"/>
    <style:style style:name="T62_135" style:family="text"/>
    <style:style style:name="T62_136" style:family="text"/>
    <style:style style:name="T62_137" style:family="text"/>
    <style:style style:name="T62_138" style:family="text"/>
    <style:style style:name="T62_139" style:family="text"/>
    <style:style style:name="T62_140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P67" style:family="paragraph" style:parent-style-name="Standard">
      <style:paragraph-properties fo:break-before="auto" fo:line-height="115%" fo:margin-top="0cm" fo:margin-bottom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P78" style:family="paragraph" style:parent-style-name="Standard">
      <style:paragraph-properties fo:break-before="auto" fo:line-height="115%" fo:margin-top="0cm" fo:margin-bottom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P84" style:family="paragraph" style:parent-style-name="Standard">
      <style:paragraph-properties fo:break-before="auto" fo:line-height="115%" fo:margin-top="0cm" fo:margin-bottom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T90_89" style:family="text"/>
    <style:style style:name="T90_90" style:family="text"/>
    <style:style style:name="T90_91" style:family="text"/>
    <style:style style:name="T90_92" style:family="text"/>
    <style:style style:name="T90_93" style:family="text"/>
    <style:style style:name="T90_94" style:family="text"/>
    <style:style style:name="T90_95" style:family="text"/>
    <style:style style:name="T90_96" style:family="text"/>
    <style:style style:name="T90_97" style:family="text"/>
    <style:style style:name="T90_98" style:family="text"/>
    <style:style style:name="T90_99" style:family="text"/>
    <style:style style:name="T90_100" style:family="text"/>
    <style:style style:name="T90_101" style:family="text"/>
    <style:style style:name="T90_102" style:family="text"/>
    <style:style style:name="T90_103" style:family="text"/>
    <style:style style:name="T90_104" style:family="text"/>
    <style:style style:name="T90_105" style:family="text"/>
    <style:style style:name="T90_106" style:family="text"/>
    <style:style style:name="T90_107" style:family="text"/>
    <style:style style:name="T90_108" style:family="text"/>
    <style:style style:name="T90_109" style:family="text"/>
    <style:style style:name="T90_110" style:family="text"/>
    <style:style style:name="T90_111" style:family="text"/>
    <style:style style:name="T90_112" style:family="text"/>
    <style:style style:name="T90_113" style:family="text"/>
    <style:style style:name="T90_114" style:family="text"/>
    <style:style style:name="T90_115" style:family="text"/>
    <style:style style:name="T90_116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Heading_20_2">
      <style:paragraph-properties fo:break-before="auto" fo:line-height="115%" fo:margin-top="0.635cm" fo:margin-bottom="0.141cm" style:writing-mode="lr-tb"/>
    </style:style>
    <style:style style:name="T94_1" style:family="text">
      <style:text-properties style:font-name="Verdana" style:font-name-asian="Verdana" style:font-name-complex="Verdana"/>
    </style:style>
    <style:style style:name="T94_2" style:family="text">
      <style:text-properties style:font-name="Verdana" style:font-name-asian="Verdana" style:font-name-complex="Verdana"/>
    </style:style>
    <style:style style:name="T94_3" style:family="text">
      <style:text-properties style:font-name="Verdana" style:font-name-asian="Verdana" style:font-name-complex="Verdana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size="14pt" style:font-size-asian="14pt" style:font-size-complex="14pt"/>
    </style:style>
    <style:style style:name="T95_2" style:family="text">
      <style:text-properties fo:font-size="14pt" style:font-size-asian="14pt" style:font-size-complex="14pt"/>
    </style:style>
    <style:style style:name="T95_3" style:family="text">
      <style:text-properties fo:font-size="14pt" style:font-size-asian="14pt" style:font-size-complex="14pt"/>
    </style:style>
    <style:style style:name="T95_4" style:family="text">
      <style:text-properties fo:font-size="14pt" style:font-size-asian="14pt" style:font-size-complex="14pt"/>
    </style:style>
    <style:style style:name="T95_5" style:family="text">
      <style:text-properties fo:font-size="14pt" style:font-size-asian="14pt" style:font-size-complex="14pt"/>
    </style:style>
    <style:style style:name="T95_6" style:family="text">
      <style:text-properties fo:font-size="14pt" style:font-size-asian="14pt" style:font-size-complex="14pt"/>
    </style:style>
    <style:style style:name="T95_7" style:family="text">
      <style:text-properties fo:font-size="14pt" style:font-size-asian="14pt" style:font-size-complex="14pt"/>
    </style:style>
    <style:style style:name="T95_8" style:family="text">
      <style:text-properties fo:font-size="14pt" style:font-size-asian="14pt" style:font-size-complex="14pt"/>
    </style:style>
    <style:style style:name="T95_9" style:family="text">
      <style:text-properties fo:font-size="14pt" style:font-size-asian="14pt" style:font-size-complex="14pt"/>
    </style:style>
    <style:style style:name="T95_10" style:family="text">
      <style:text-properties fo:font-size="14pt" style:font-size-asian="14pt" style:font-size-complex="14pt"/>
    </style:style>
    <style:style style:name="T95_11" style:family="text">
      <style:text-properties fo:font-size="14pt" style:font-size-asian="14pt" style:font-size-complex="14pt"/>
    </style:style>
    <style:style style:name="T95_12" style:family="text">
      <style:text-properties fo:font-size="14pt" style:font-size-asian="14pt" style:font-size-complex="14pt"/>
    </style:style>
    <style:style style:name="T95_13" style:family="text">
      <style:text-properties fo:font-size="8pt" style:font-size-asian="8pt" style:font-size-complex="8pt"/>
    </style:style>
    <style:style style:name="T95_14" style:family="text">
      <style:text-properties fo:font-size="14pt" style:font-size-asian="14pt" style:font-size-complex="14pt"/>
    </style:style>
    <style:style style:name="T95_15" style:family="text">
      <style:text-properties fo:font-size="14pt" style:font-size-asian="14pt" style:font-size-complex="14pt"/>
    </style:style>
    <style:style style:name="T95_16" style:family="text">
      <style:text-properties fo:font-size="14pt" style:font-size-asian="14pt" style:font-size-complex="14pt"/>
    </style:style>
    <style:style style:name="T95_17" style:family="text">
      <style:text-properties fo:font-size="14pt" style:font-size-asian="14pt" style:font-size-complex="14pt"/>
    </style:style>
    <style:style style:name="T95_18" style:family="text">
      <style:text-properties fo:font-size="14pt" style:font-size-asian="14pt" style:font-size-complex="14pt"/>
    </style:style>
    <style:style style:name="T95_19" style:family="text">
      <style:text-properties fo:font-size="14pt" style:font-size-asian="14pt" style:font-size-complex="14pt"/>
    </style:style>
    <style:style style:name="T95_20" style:family="text">
      <style:text-properties fo:font-size="14pt" style:font-size-asian="14pt" style:font-size-complex="14pt"/>
    </style:style>
    <style:style style:name="T95_21" style:family="text">
      <style:text-properties fo:font-size="14pt" style:font-size-asian="14pt" style:font-size-complex="14pt"/>
    </style:style>
    <style:style style:name="T95_22" style:family="text">
      <style:text-properties fo:font-size="14pt" style:font-size-asian="14pt" style:font-size-complex="14pt"/>
    </style:style>
    <style:style style:name="T95_23" style:family="text">
      <style:text-properties fo:font-size="14pt" style:font-size-asian="14pt" style:font-size-complex="14pt"/>
    </style:style>
    <style:style style:name="T95_24" style:family="text">
      <style:text-properties fo:font-size="14pt" style:font-size-asian="14pt" style:font-size-complex="14pt"/>
    </style:style>
    <style:style style:name="T95_25" style:family="text">
      <style:text-properties fo:font-size="14pt" style:font-size-asian="14pt" style:font-size-complex="14pt"/>
    </style:style>
    <style:style style:name="T95_26" style:family="text">
      <style:text-properties fo:font-size="14pt" style:font-size-asian="14pt" style:font-size-complex="14pt"/>
    </style:style>
    <style:style style:name="T95_27" style:family="text">
      <style:text-properties fo:font-size="14pt" style:font-size-asian="14pt" style:font-size-complex="14pt"/>
    </style:style>
    <style:style style:name="T95_28" style:family="text">
      <style:text-properties fo:font-size="14pt" style:font-size-asian="14pt" style:font-size-complex="14pt"/>
    </style:style>
    <style:style style:name="T95_29" style:family="text">
      <style:text-properties fo:font-size="14pt" style:font-size-asian="14pt" style:font-size-complex="14pt"/>
    </style:style>
    <style:style style:name="T95_30" style:family="text">
      <style:text-properties fo:font-size="14pt" style:font-size-asian="14pt" style:font-size-complex="14pt"/>
    </style:style>
    <style:style style:name="T95_31" style:family="text">
      <style:text-properties fo:font-size="14pt" style:font-size-asian="14pt" style:font-size-complex="14pt"/>
    </style:style>
    <style:style style:name="T95_32" style:family="text">
      <style:text-properties fo:font-size="14pt" style:font-size-asian="14pt" style:font-size-complex="14pt"/>
    </style:style>
    <style:style style:name="T95_33" style:family="text">
      <style:text-properties fo:font-size="14pt" style:font-size-asian="14pt" style:font-size-complex="14pt"/>
    </style:style>
    <style:style style:name="T95_34" style:family="text">
      <style:text-properties fo:font-size="14pt" style:font-size-asian="14pt" style:font-size-complex="14pt"/>
    </style:style>
    <style:style style:name="T95_35" style:family="text">
      <style:text-properties fo:font-size="14pt" style:font-size-asian="14pt" style:font-size-complex="14pt"/>
    </style:style>
    <style:style style:name="T95_36" style:family="text">
      <style:text-properties fo:font-size="14pt" style:font-size-asian="14pt" style:font-size-complex="14pt"/>
    </style:style>
    <style:style style:name="T95_37" style:family="text">
      <style:text-properties fo:font-size="14pt" style:font-size-asian="14pt" style:font-size-complex="14pt"/>
    </style:style>
    <style:style style:name="T95_38" style:family="text">
      <style:text-properties fo:font-size="14pt" style:font-size-asian="14pt" style:font-size-complex="14pt"/>
    </style:style>
    <style:style style:name="T95_39" style:family="text">
      <style:text-properties fo:font-size="14pt" style:font-size-asian="14pt" style:font-size-complex="14pt"/>
    </style:style>
    <style:style style:name="T95_40" style:family="text">
      <style:text-properties fo:font-size="14pt" style:font-size-asian="14pt" style:font-size-complex="14pt"/>
    </style:style>
    <style:style style:name="T95_41" style:family="text">
      <style:text-properties fo:font-size="14pt" style:font-size-asian="14pt" style:font-size-complex="14pt"/>
    </style:style>
    <style:style style:name="T95_42" style:family="text">
      <style:text-properties fo:font-size="14pt" style:font-size-asian="14pt" style:font-size-complex="14pt"/>
    </style:style>
    <style:style style:name="T95_43" style:family="text">
      <style:text-properties fo:font-size="14pt" style:font-size-asian="14pt" style:font-size-complex="14pt"/>
    </style:style>
    <style:style style:name="T95_44" style:family="text">
      <style:text-properties fo:font-size="14pt" style:font-size-asian="14pt" style:font-size-complex="14pt"/>
    </style:style>
    <style:style style:name="T95_45" style:family="text">
      <style:text-properties fo:font-size="14pt" style:font-size-asian="14pt" style:font-size-complex="14pt"/>
    </style:style>
    <style:style style:name="T95_46" style:family="text">
      <style:text-properties fo:font-size="14pt" style:font-size-asian="14pt" style:font-size-complex="14pt"/>
    </style:style>
    <style:style style:name="T95_47" style:family="text">
      <style:text-properties fo:font-size="14pt" style:font-size-asian="14pt" style:font-size-complex="14pt"/>
    </style:style>
    <style:style style:name="T95_48" style:family="text">
      <style:text-properties fo:font-size="14pt" style:font-size-asian="14pt" style:font-size-complex="14pt"/>
    </style:style>
    <style:style style:name="T95_49" style:family="text">
      <style:text-properties fo:font-size="14pt" style:font-size-asian="14pt" style:font-size-complex="14pt"/>
    </style:style>
    <style:style style:name="T95_50" style:family="text">
      <style:text-properties fo:font-size="14pt" style:font-size-asian="14pt" style:font-size-complex="14pt"/>
    </style:style>
    <style:style style:name="T95_51" style:family="text">
      <style:text-properties fo:font-size="14pt" style:font-size-asian="14pt" style:font-size-complex="14pt"/>
    </style:style>
    <style:style style:name="T95_52" style:family="text">
      <style:text-properties fo:font-size="14pt" style:font-size-asian="14pt" style:font-size-complex="14pt"/>
    </style:style>
    <style:style style:name="T95_53" style:family="text">
      <style:text-properties fo:font-size="14pt" style:font-size-asian="14pt" style:font-size-complex="14pt"/>
    </style:style>
    <style:style style:name="T95_54" style:family="text">
      <style:text-properties fo:font-size="14pt" style:font-size-asian="14pt" style:font-size-complex="14pt"/>
    </style:style>
    <style:style style:name="T95_55" style:family="text">
      <style:text-properties fo:font-size="14pt" style:font-size-asian="14pt" style:font-size-complex="14pt"/>
    </style:style>
    <style:style style:name="T95_56" style:family="text">
      <style:text-properties fo:font-size="14pt" style:font-size-asian="14pt" style:font-size-complex="14pt"/>
    </style:style>
    <style:style style:name="T95_57" style:family="text">
      <style:text-properties fo:font-size="14pt" style:font-size-asian="14pt" style:font-size-complex="14pt"/>
    </style:style>
    <style:style style:name="T95_58" style:family="text">
      <style:text-properties fo:font-size="14pt" style:font-size-asian="14pt" style:font-size-complex="14pt"/>
    </style:style>
    <style:style style:name="T95_59" style:family="text">
      <style:text-properties fo:font-size="14pt" style:font-size-asian="14pt" style:font-size-complex="14pt"/>
    </style:style>
    <style:style style:name="T95_60" style:family="text">
      <style:text-properties fo:font-size="14pt" style:font-size-asian="14pt" style:font-size-complex="14pt"/>
    </style:style>
    <style:style style:name="T95_61" style:family="text">
      <style:text-properties fo:font-size="14pt" style:font-size-asian="14pt" style:font-size-complex="14pt"/>
    </style:style>
    <style:style style:name="T95_62" style:family="text">
      <style:text-properties fo:font-size="14pt" style:font-size-asian="14pt" style:font-size-complex="14pt"/>
    </style:style>
    <style:style style:name="T95_63" style:family="text">
      <style:text-properties fo:font-size="14pt" style:font-size-asian="14pt" style:font-size-complex="14pt"/>
    </style:style>
    <style:style style:name="T95_64" style:family="text">
      <style:text-properties fo:font-size="14pt" style:font-size-asian="14pt" style:font-size-complex="14pt"/>
    </style:style>
    <style:style style:name="T95_65" style:family="text">
      <style:text-properties fo:font-size="14pt" style:font-size-asian="14pt" style:font-size-complex="14pt"/>
    </style:style>
    <style:style style:name="T95_66" style:family="text">
      <style:text-properties fo:font-size="14pt" style:font-size-asian="14pt" style:font-size-complex="14pt"/>
    </style:style>
    <style:style style:name="T95_67" style:family="text">
      <style:text-properties fo:font-size="14pt" style:font-size-asian="14pt" style:font-size-complex="14pt"/>
    </style:style>
    <style:style style:name="T95_68" style:family="text">
      <style:text-properties fo:font-size="14pt" style:font-size-asian="14pt" style:font-size-complex="14pt"/>
    </style:style>
    <style:style style:name="T95_69" style:family="text">
      <style:text-properties fo:font-size="14pt" style:font-size-asian="14pt" style:font-size-complex="14pt"/>
    </style:style>
    <style:style style:name="T95_70" style:family="text">
      <style:text-properties fo:font-size="14pt" style:font-size-asian="14pt" style:font-size-complex="14pt"/>
    </style:style>
    <style:style style:name="T95_71" style:family="text">
      <style:text-properties fo:font-size="14pt" style:font-size-asian="14pt" style:font-size-complex="14pt"/>
    </style:style>
    <style:style style:name="T95_72" style:family="text">
      <style:text-properties fo:font-size="14pt" style:font-size-asian="14pt" style:font-size-complex="14pt"/>
    </style:style>
    <style:style style:name="T95_73" style:family="text">
      <style:text-properties fo:font-size="14pt" style:font-size-asian="14pt" style:font-size-complex="14pt"/>
    </style:style>
    <style:style style:name="T95_74" style:family="text">
      <style:text-properties fo:font-size="14pt" style:font-size-asian="14pt" style:font-size-complex="14pt"/>
    </style:style>
    <style:style style:name="T95_75" style:family="text">
      <style:text-properties fo:font-size="14pt" style:font-size-asian="14pt" style:font-size-complex="14pt"/>
    </style:style>
    <style:style style:name="T95_76" style:family="text">
      <style:text-properties fo:font-size="14pt" style:font-size-asian="14pt" style:font-size-complex="14pt"/>
    </style:style>
    <style:style style:name="T95_77" style:family="text">
      <style:text-properties fo:font-size="14pt" style:font-size-asian="14pt" style:font-size-complex="14pt"/>
    </style:style>
    <style:style style:name="T95_78" style:family="text">
      <style:text-properties fo:font-size="14pt" style:font-size-asian="14pt" style:font-size-complex="14pt"/>
    </style:style>
    <style:style style:name="T95_79" style:family="text">
      <style:text-properties fo:font-size="14pt" style:font-size-asian="14pt" style:font-size-complex="14pt"/>
    </style:style>
    <style:style style:name="T95_80" style:family="text">
      <style:text-properties fo:font-size="14pt" style:font-size-asian="14pt" style:font-size-complex="14pt"/>
    </style:style>
    <style:style style:name="P9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7" style:family="paragraph" style:parent-style-name="Heading_20_2">
      <style:paragraph-properties fo:break-before="auto" fo:line-height="115%" fo:margin-top="0.635cm" fo:margin-bottom="0.141cm" style:writing-mode="lr-tb"/>
    </style:style>
    <style:style style:name="T97_1" style:family="text">
      <style:text-properties style:font-name="Verdana" style:font-name-asian="Verdana" style:font-name-complex="Verdana"/>
    </style:style>
    <style:style style:name="T97_2" style:family="text">
      <style:text-properties style:font-name="Verdana" style:font-name-asian="Verdana" style:font-name-complex="Verdana"/>
    </style:style>
    <style:style style:name="T97_3" style:family="text">
      <style:text-properties style:font-name="Verdana" style:font-name-asian="Verdana" style:font-name-complex="Verdana"/>
    </style:style>
    <style:style style:name="T97_4" style:family="text">
      <style:text-properties style:font-name="Verdana" style:font-name-asian="Verdana" style:font-name-complex="Verdana"/>
    </style:style>
    <style:style style:name="T97_5" style:family="text">
      <style:text-properties style:font-name="Verdana" style:font-name-asian="Verdana" style:font-name-complex="Verdana"/>
    </style:style>
    <style:style style:name="T97_6" style:family="text">
      <style:text-properties style:font-name="Verdana" style:font-name-asian="Verdana" style:font-name-complex="Verdana"/>
    </style:style>
    <style:style style:name="T97_7" style:family="text">
      <style:text-properties style:font-name="Verdana" style:font-name-asian="Verdana" style:font-name-complex="Verdana"/>
    </style:style>
    <style:style style:name="T97_8" style:family="text">
      <style:text-properties style:font-name="Verdana" style:font-name-asian="Verdana" style:font-name-complex="Verdana"/>
    </style:style>
    <style:style style:name="T97_9" style:family="text">
      <style:text-properties style:font-name="Verdana" style:font-name-asian="Verdana" style:font-name-complex="Verdana"/>
    </style:style>
    <style:style style:name="T97_10" style:family="text">
      <style:text-properties style:font-name="Verdana" style:font-name-asian="Verdana" style:font-name-complex="Verdana"/>
    </style:style>
    <style:style style:name="T97_11" style:family="text">
      <style:text-properties style:font-name="Verdana" style:font-name-asian="Verdana" style:font-name-complex="Verdana"/>
    </style:style>
    <style:style style:name="T97_12" style:family="text">
      <style:text-properties style:font-name="Verdana" style:font-name-asian="Verdana" style:font-name-complex="Verdana"/>
    </style:style>
    <style:style style:name="T97_13" style:family="text">
      <style:text-properties style:font-name="Verdana" style:font-name-asian="Verdana" style:font-name-complex="Verdana"/>
    </style:style>
    <style:style style:name="T97_14" style:family="text">
      <style:text-properties style:font-name="Verdana" style:font-name-asian="Verdana" style:font-name-complex="Verdana"/>
    </style:style>
    <style:style style:name="T97_15" style:family="text">
      <style:text-properties style:font-name="Verdana" style:font-name-asian="Verdana" style:font-name-complex="Verdana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14pt" style:font-size-asian="14pt" style:font-size-complex="14pt"/>
    </style:style>
    <style:style style:name="T98_2" style:family="text">
      <style:text-properties fo:font-size="14pt" style:font-size-asian="14pt" style:font-size-complex="14pt"/>
    </style:style>
    <style:style style:name="T98_3" style:family="text">
      <style:text-properties fo:font-size="14pt" style:font-size-asian="14pt" style:font-size-complex="14pt"/>
    </style:style>
    <style:style style:name="T98_4" style:family="text">
      <style:text-properties fo:font-size="14pt" style:font-size-asian="14pt" style:font-size-complex="14pt"/>
    </style:style>
    <style:style style:name="T98_5" style:family="text">
      <style:text-properties fo:font-size="14pt" style:font-size-asian="14pt" style:font-size-complex="14pt"/>
    </style:style>
    <style:style style:name="T98_6" style:family="text">
      <style:text-properties fo:font-size="14pt" style:font-size-asian="14pt" style:font-size-complex="14pt"/>
    </style:style>
    <style:style style:name="T98_7" style:family="text">
      <style:text-properties fo:font-size="14pt" style:font-size-asian="14pt" style:font-size-complex="14pt"/>
    </style:style>
    <style:style style:name="T98_8" style:family="text">
      <style:text-properties fo:font-size="14pt" style:font-size-asian="14pt" style:font-size-complex="14pt"/>
    </style:style>
    <style:style style:name="T98_9" style:family="text">
      <style:text-properties fo:font-size="14pt" style:font-size-asian="14pt" style:font-size-complex="14pt"/>
    </style:style>
    <style:style style:name="T98_10" style:family="text">
      <style:text-properties fo:font-size="14pt" style:font-size-asian="14pt" style:font-size-complex="14pt"/>
    </style:style>
    <style:style style:name="T98_11" style:family="text">
      <style:text-properties fo:font-size="14pt" style:font-size-asian="14pt" style:font-size-complex="14pt"/>
    </style:style>
    <style:style style:name="T98_12" style:family="text">
      <style:text-properties fo:font-size="14pt" style:font-size-asian="14pt" style:font-size-complex="14pt"/>
    </style:style>
    <style:style style:name="T98_13" style:family="text">
      <style:text-properties fo:font-size="14pt" style:font-size-asian="14pt" style:font-size-complex="14pt"/>
    </style:style>
    <style:style style:name="T98_14" style:family="text">
      <style:text-properties fo:font-size="14pt" style:font-size-asian="14pt" style:font-size-complex="14pt"/>
    </style:style>
    <style:style style:name="T98_15" style:family="text">
      <style:text-properties fo:font-size="14pt" style:font-size-asian="14pt" style:font-size-complex="14pt"/>
    </style:style>
    <style:style style:name="T98_16" style:family="text">
      <style:text-properties fo:font-size="14pt" style:font-size-asian="14pt" style:font-size-complex="14pt"/>
    </style:style>
    <style:style style:name="T98_17" style:family="text">
      <style:text-properties fo:font-size="14pt" style:font-size-asian="14pt" style:font-size-complex="14pt"/>
    </style:style>
    <style:style style:name="T98_18" style:family="text">
      <style:text-properties fo:font-size="14pt" style:font-size-asian="14pt" style:font-size-complex="14pt"/>
    </style:style>
    <style:style style:name="T98_19" style:family="text">
      <style:text-properties fo:font-size="14pt" style:font-size-asian="14pt" style:font-size-complex="14pt"/>
    </style:style>
    <style:style style:name="T98_20" style:family="text">
      <style:text-properties fo:font-size="14pt" style:font-size-asian="14pt" style:font-size-complex="14pt"/>
    </style:style>
    <style:style style:name="T98_21" style:family="text">
      <style:text-properties fo:font-size="14pt" style:font-size-asian="14pt" style:font-size-complex="14pt"/>
    </style:style>
    <style:style style:name="T98_22" style:family="text">
      <style:text-properties fo:font-size="14pt" style:font-size-asian="14pt" style:font-size-complex="14pt"/>
    </style:style>
    <style:style style:name="T98_23" style:family="text">
      <style:text-properties fo:font-size="14pt" style:font-size-asian="14pt" style:font-size-complex="14pt"/>
    </style:style>
    <style:style style:name="T98_24" style:family="text">
      <style:text-properties fo:font-size="14pt" style:font-size-asian="14pt" style:font-size-complex="14pt"/>
    </style:style>
    <style:style style:name="T98_25" style:family="text">
      <style:text-properties fo:font-size="14pt" style:font-size-asian="14pt" style:font-size-complex="14pt"/>
    </style:style>
    <style:style style:name="T98_26" style:family="text">
      <style:text-properties fo:font-size="14pt" style:font-size-asian="14pt" style:font-size-complex="14pt"/>
    </style:style>
    <style:style style:name="T98_27" style:family="text">
      <style:text-properties fo:font-size="14pt" style:font-size-asian="14pt" style:font-size-complex="14pt"/>
    </style:style>
    <style:style style:name="T98_28" style:family="text">
      <style:text-properties fo:font-size="14pt" style:font-size-asian="14pt" style:font-size-complex="14pt"/>
    </style:style>
    <style:style style:name="T98_29" style:family="text">
      <style:text-properties fo:font-size="14pt" style:font-size-asian="14pt" style:font-size-complex="14pt"/>
    </style:style>
    <style:style style:name="T98_30" style:family="text">
      <style:text-properties fo:font-size="14pt" style:font-size-asian="14pt" style:font-size-complex="14pt"/>
    </style:style>
    <style:style style:name="T98_31" style:family="text">
      <style:text-properties fo:font-size="14pt" style:font-size-asian="14pt" style:font-size-complex="14pt"/>
    </style:style>
    <style:style style:name="T98_32" style:family="text">
      <style:text-properties fo:font-size="14pt" style:font-size-asian="14pt" style:font-size-complex="14pt"/>
    </style:style>
    <style:style style:name="T98_33" style:family="text">
      <style:text-properties fo:font-size="14pt" style:font-size-asian="14pt" style:font-size-complex="14pt"/>
    </style:style>
    <style:style style:name="T98_34" style:family="text">
      <style:text-properties fo:font-size="14pt" style:font-size-asian="14pt" style:font-size-complex="14pt"/>
    </style:style>
    <style:style style:name="T98_35" style:family="text">
      <style:text-properties fo:font-size="14pt" style:font-size-asian="14pt" style:font-size-complex="14pt"/>
    </style:style>
    <style:style style:name="T98_36" style:family="text">
      <style:text-properties fo:font-size="14pt" style:font-size-asian="14pt" style:font-size-complex="14pt"/>
    </style:style>
    <style:style style:name="T98_37" style:family="text">
      <style:text-properties fo:font-size="14pt" style:font-size-asian="14pt" style:font-size-complex="14pt"/>
    </style:style>
    <style:style style:name="T98_38" style:family="text">
      <style:text-properties fo:font-size="14pt" style:font-size-asian="14pt" style:font-size-complex="14pt"/>
    </style:style>
    <style:style style:name="T98_39" style:family="text">
      <style:text-properties fo:font-size="14pt" style:font-size-asian="14pt" style:font-size-complex="14pt"/>
    </style:style>
    <style:style style:name="T98_40" style:family="text">
      <style:text-properties fo:font-size="14pt" style:font-size-asian="14pt" style:font-size-complex="14pt"/>
    </style:style>
    <style:style style:name="T98_41" style:family="text">
      <style:text-properties fo:font-size="14pt" style:font-size-asian="14pt" style:font-size-complex="14pt"/>
    </style:style>
    <style:style style:name="T98_42" style:family="text">
      <style:text-properties fo:font-size="14pt" style:font-size-asian="14pt" style:font-size-complex="14pt"/>
    </style:style>
    <style:style style:name="T98_43" style:family="text">
      <style:text-properties fo:font-size="14pt" style:font-size-asian="14pt" style:font-size-complex="14pt"/>
    </style:style>
    <style:style style:name="T98_44" style:family="text">
      <style:text-properties fo:font-size="14pt" style:font-size-asian="14pt" style:font-size-complex="14pt"/>
    </style:style>
    <style:style style:name="T98_45" style:family="text">
      <style:text-properties fo:font-size="14pt" style:font-size-asian="14pt" style:font-size-complex="14pt"/>
    </style:style>
    <style:style style:name="T98_46" style:family="text">
      <style:text-properties fo:font-size="14pt" style:font-size-asian="14pt" style:font-size-complex="14pt"/>
    </style:style>
    <style:style style:name="T98_47" style:family="text">
      <style:text-properties fo:font-size="14pt" style:font-size-asian="14pt" style:font-size-complex="14pt"/>
    </style:style>
    <style:style style:name="T98_48" style:family="text">
      <style:text-properties fo:font-size="14pt" style:font-size-asian="14pt" style:font-size-complex="14pt"/>
    </style:style>
    <style:style style:name="T98_49" style:family="text">
      <style:text-properties fo:font-size="14pt" style:font-size-asian="14pt" style:font-size-complex="14pt"/>
    </style:style>
    <style:style style:name="T98_50" style:family="text">
      <style:text-properties fo:font-size="14pt" style:font-size-asian="14pt" style:font-size-complex="14pt"/>
    </style:style>
    <style:style style:name="T98_51" style:family="text">
      <style:text-properties fo:font-size="14pt" style:font-size-asian="14pt" style:font-size-complex="14pt"/>
    </style:style>
    <style:style style:name="T98_52" style:family="text">
      <style:text-properties fo:font-size="14pt" style:font-size-asian="14pt" style:font-size-complex="14pt"/>
    </style:style>
    <style:style style:name="T98_53" style:family="text">
      <style:text-properties fo:font-size="14pt" style:font-size-asian="14pt" style:font-size-complex="14pt"/>
    </style:style>
    <style:style style:name="T98_54" style:family="text">
      <style:text-properties fo:font-size="14pt" style:font-size-asian="14pt" style:font-size-complex="14pt"/>
    </style:style>
    <style:style style:name="T98_55" style:family="text">
      <style:text-properties fo:font-size="14pt" style:font-size-asian="14pt" style:font-size-complex="14pt"/>
    </style:style>
    <style:style style:name="T98_56" style:family="text">
      <style:text-properties fo:font-size="14pt" style:font-size-asian="14pt" style:font-size-complex="14pt"/>
    </style:style>
    <style:style style:name="T98_57" style:family="text">
      <style:text-properties fo:font-size="14pt" style:font-size-asian="14pt" style:font-size-complex="14pt"/>
    </style:style>
    <style:style style:name="T98_58" style:family="text">
      <style:text-properties fo:font-size="14pt" style:font-size-asian="14pt" style:font-size-complex="14pt"/>
    </style:style>
    <style:style style:name="T98_59" style:family="text">
      <style:text-properties fo:font-size="14pt" style:font-size-asian="14pt" style:font-size-complex="14pt"/>
    </style:style>
    <style:style style:name="T98_60" style:family="text">
      <style:text-properties fo:font-size="14pt" style:font-size-asian="14pt" style:font-size-complex="14pt"/>
    </style:style>
    <style:style style:name="T98_61" style:family="text">
      <style:text-properties fo:font-size="14pt" style:font-size-asian="14pt" style:font-size-complex="14pt"/>
    </style:style>
    <style:style style:name="T98_62" style:family="text">
      <style:text-properties fo:font-size="14pt" style:font-size-asian="14pt" style:font-size-complex="14pt"/>
    </style:style>
    <style:style style:name="T98_63" style:family="text">
      <style:text-properties fo:font-size="14pt" style:font-size-asian="14pt" style:font-size-complex="14pt"/>
    </style:style>
    <style:style style:name="T98_64" style:family="text">
      <style:text-properties fo:font-size="14pt" style:font-size-asian="14pt" style:font-size-complex="14pt"/>
    </style:style>
    <style:style style:name="T98_65" style:family="text">
      <style:text-properties fo:font-size="14pt" style:font-size-asian="14pt" style:font-size-complex="14pt"/>
    </style:style>
    <style:style style:name="T98_66" style:family="text">
      <style:text-properties fo:font-size="14pt" style:font-size-asian="14pt" style:font-size-complex="14pt"/>
    </style:style>
    <style:style style:name="T98_67" style:family="text">
      <style:text-properties fo:font-size="14pt" style:font-size-asian="14pt" style:font-size-complex="14pt"/>
    </style:style>
    <style:style style:name="T98_68" style:family="text">
      <style:text-properties fo:font-size="14pt" style:font-size-asian="14pt" style:font-size-complex="14pt"/>
    </style:style>
    <style:style style:name="T98_69" style:family="text">
      <style:text-properties fo:font-size="14pt" style:font-size-asian="14pt" style:font-size-complex="14pt"/>
    </style:style>
    <style:style style:name="T98_70" style:family="text">
      <style:text-properties fo:font-size="14pt" style:font-size-asian="14pt" style:font-size-complex="14pt"/>
    </style:style>
    <style:style style:name="T98_71" style:family="text">
      <style:text-properties fo:font-size="14pt" style:font-size-asian="14pt" style:font-size-complex="14pt"/>
    </style:style>
    <style:style style:name="T98_72" style:family="text">
      <style:text-properties fo:font-size="14pt" style:font-size-asian="14pt" style:font-size-complex="14pt"/>
    </style:style>
    <style:style style:name="T98_73" style:family="text">
      <style:text-properties fo:font-size="14pt" style:font-size-asian="14pt" style:font-size-complex="14pt"/>
    </style:style>
    <style:style style:name="T98_74" style:family="text">
      <style:text-properties fo:font-size="14pt" style:font-size-asian="14pt" style:font-size-complex="14pt"/>
    </style:style>
    <style:style style:name="T98_75" style:family="text">
      <style:text-properties fo:font-size="14pt" style:font-size-asian="14pt" style:font-size-complex="14pt"/>
    </style:style>
    <style:style style:name="T98_76" style:family="text">
      <style:text-properties fo:font-size="14pt" style:font-size-asian="14pt" style:font-size-complex="14pt"/>
    </style:style>
    <style:style style:name="T98_77" style:family="text">
      <style:text-properties fo:font-size="14pt" style:font-size-asian="14pt" style:font-size-complex="14pt"/>
    </style:style>
    <style:style style:name="T98_78" style:family="text">
      <style:text-properties fo:font-size="14pt" style:font-size-asian="14pt" style:font-size-complex="14pt"/>
    </style:style>
    <style:style style:name="T98_79" style:family="text">
      <style:text-properties fo:font-size="14pt" style:font-size-asian="14pt" style:font-size-complex="14pt"/>
    </style:style>
    <style:style style:name="T98_80" style:family="text">
      <style:text-properties fo:font-size="14pt" style:font-size-asian="14pt" style:font-size-complex="14pt"/>
    </style:style>
    <style:style style:name="T98_81" style:family="text">
      <style:text-properties fo:font-size="14pt" style:font-size-asian="14pt" style:font-size-complex="14pt"/>
    </style:style>
    <style:style style:name="T98_82" style:family="text">
      <style:text-properties fo:font-size="14pt" style:font-size-asian="14pt" style:font-size-complex="14pt"/>
    </style:style>
    <style:style style:name="T98_83" style:family="text">
      <style:text-properties fo:font-size="14pt" style:font-size-asian="14pt" style:font-size-complex="14pt"/>
    </style:style>
    <style:style style:name="T98_84" style:family="text">
      <style:text-properties fo:font-size="14pt" style:font-size-asian="14pt" style:font-size-complex="14pt"/>
    </style:style>
    <style:style style:name="T98_85" style:family="text">
      <style:text-properties fo:font-size="14pt" style:font-size-asian="14pt" style:font-size-complex="14pt"/>
    </style:style>
    <style:style style:name="T98_86" style:family="text">
      <style:text-properties fo:font-size="14pt" style:font-size-asian="14pt" style:font-size-complex="14pt"/>
    </style:style>
    <style:style style:name="T98_87" style:family="text">
      <style:text-properties fo:font-size="14pt" style:font-size-asian="14pt" style:font-size-complex="14pt"/>
    </style:style>
    <style:style style:name="T98_88" style:family="text">
      <style:text-properties fo:font-size="14pt" style:font-size-asian="14pt" style:font-size-complex="14pt"/>
    </style:style>
    <style:style style:name="P9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size="14pt" style:font-size-asian="14pt" style:font-size-complex="14pt"/>
    </style:style>
    <style:style style:name="T100_2" style:family="text">
      <style:text-properties fo:font-size="14pt" style:font-size-asian="14pt" style:font-size-complex="14pt"/>
    </style:style>
    <style:style style:name="T100_3" style:family="text">
      <style:text-properties fo:font-size="14pt" style:font-size-asian="14pt" style:font-size-complex="14pt"/>
    </style:style>
    <style:style style:name="T100_4" style:family="text">
      <style:text-properties fo:font-size="14pt" style:font-size-asian="14pt" style:font-size-complex="14pt"/>
    </style:style>
    <style:style style:name="T100_5" style:family="text">
      <style:text-properties fo:font-size="14pt" style:font-size-asian="14pt" style:font-size-complex="14pt"/>
    </style:style>
    <style:style style:name="T100_6" style:family="text">
      <style:text-properties fo:font-size="14pt" style:font-size-asian="14pt" style:font-size-complex="14pt"/>
    </style:style>
    <style:style style:name="T100_7" style:family="text">
      <style:text-properties fo:font-size="14pt" style:font-size-asian="14pt" style:font-size-complex="14pt"/>
    </style:style>
    <style:style style:name="T100_8" style:family="text">
      <style:text-properties fo:font-size="14pt" style:font-size-asian="14pt" style:font-size-complex="14pt"/>
    </style:style>
    <style:style style:name="T100_9" style:family="text">
      <style:text-properties fo:font-size="14pt" style:font-size-asian="14pt" style:font-size-complex="14pt"/>
    </style:style>
    <style:style style:name="T100_10" style:family="text">
      <style:text-properties fo:font-size="14pt" style:font-size-asian="14pt" style:font-size-complex="14pt"/>
    </style:style>
    <style:style style:name="T100_11" style:family="text">
      <style:text-properties fo:font-size="14pt" style:font-size-asian="14pt" style:font-size-complex="14pt"/>
    </style:style>
    <style:style style:name="T100_12" style:family="text">
      <style:text-properties fo:font-size="14pt" style:font-size-asian="14pt" style:font-size-complex="14pt"/>
    </style:style>
    <style:style style:name="T100_13" style:family="text">
      <style:text-properties fo:font-size="14pt" style:font-size-asian="14pt" style:font-size-complex="14pt"/>
    </style:style>
    <style:style style:name="T100_14" style:family="text">
      <style:text-properties fo:font-size="14pt" style:font-size-asian="14pt" style:font-size-complex="14pt"/>
    </style:style>
    <style:style style:name="T100_15" style:family="text">
      <style:text-properties fo:font-size="14pt" style:font-size-asian="14pt" style:font-size-complex="14pt"/>
    </style:style>
    <style:style style:name="T100_16" style:family="text">
      <style:text-properties fo:font-size="14pt" style:font-size-asian="14pt" style:font-size-complex="14pt"/>
    </style:style>
    <style:style style:name="T100_17" style:family="text">
      <style:text-properties fo:font-size="14pt" style:font-size-asian="14pt" style:font-size-complex="14pt"/>
    </style:style>
    <style:style style:name="T100_18" style:family="text">
      <style:text-properties fo:font-size="14pt" style:font-size-asian="14pt" style:font-size-complex="14pt"/>
    </style:style>
    <style:style style:name="T100_19" style:family="text">
      <style:text-properties fo:font-size="14pt" style:font-size-asian="14pt" style:font-size-complex="14pt"/>
    </style:style>
    <style:style style:name="T100_20" style:family="text">
      <style:text-properties fo:font-size="14pt" style:font-size-asian="14pt" style:font-size-complex="14pt"/>
    </style:style>
    <style:style style:name="T100_21" style:family="text">
      <style:text-properties fo:font-size="14pt" style:font-size-asian="14pt" style:font-size-complex="14pt"/>
    </style:style>
    <style:style style:name="T100_22" style:family="text">
      <style:text-properties fo:font-size="14pt" style:font-size-asian="14pt" style:font-size-complex="14pt"/>
    </style:style>
    <style:style style:name="T100_23" style:family="text">
      <style:text-properties fo:font-size="14pt" style:font-size-asian="14pt" style:font-size-complex="14pt"/>
    </style:style>
    <style:style style:name="T100_24" style:family="text">
      <style:text-properties fo:font-size="14pt" style:font-size-asian="14pt" style:font-size-complex="14pt"/>
    </style:style>
    <style:style style:name="T100_25" style:family="text">
      <style:text-properties fo:font-size="14pt" style:font-size-asian="14pt" style:font-size-complex="14pt"/>
    </style:style>
    <style:style style:name="T100_26" style:family="text">
      <style:text-properties fo:font-size="14pt" style:font-size-asian="14pt" style:font-size-complex="14pt"/>
    </style:style>
    <style:style style:name="T100_27" style:family="text">
      <style:text-properties fo:font-size="14pt" style:font-size-asian="14pt" style:font-size-complex="14pt"/>
    </style:style>
    <style:style style:name="T100_28" style:family="text">
      <style:text-properties fo:font-size="14pt" style:font-size-asian="14pt" style:font-size-complex="14pt"/>
    </style:style>
    <style:style style:name="T100_29" style:family="text">
      <style:text-properties fo:font-size="14pt" style:font-size-asian="14pt" style:font-size-complex="14pt"/>
    </style:style>
    <style:style style:name="T100_30" style:family="text">
      <style:text-properties fo:font-size="14pt" style:font-size-asian="14pt" style:font-size-complex="14pt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size="14pt" style:font-size-asian="14pt" style:font-size-complex="14pt"/>
    </style:style>
    <style:style style:name="T101_2" style:family="text">
      <style:text-properties fo:font-size="14pt" style:font-size-asian="14pt" style:font-size-complex="14pt"/>
    </style:style>
    <style:style style:name="T101_3" style:family="text">
      <style:text-properties fo:font-size="14pt" style:font-size-asian="14pt" style:font-size-complex="14pt"/>
    </style:style>
    <style:style style:name="T101_4" style:family="text">
      <style:text-properties fo:font-size="14pt" style:font-size-asian="14pt" style:font-size-complex="14pt"/>
    </style:style>
    <style:style style:name="T101_5" style:family="text">
      <style:text-properties fo:font-size="14pt" style:font-size-asian="14pt" style:font-size-complex="14pt"/>
    </style:style>
    <style:style style:name="T101_6" style:family="text">
      <style:text-properties fo:font-size="14pt" style:font-size-asian="14pt" style:font-size-complex="14pt"/>
    </style:style>
    <style:style style:name="T101_7" style:family="text">
      <style:text-properties fo:font-size="14pt" style:font-size-asian="14pt" style:font-size-complex="14pt"/>
    </style:style>
    <style:style style:name="T101_8" style:family="text">
      <style:text-properties fo:font-size="14pt" style:font-size-asian="14pt" style:font-size-complex="14pt"/>
    </style:style>
    <style:style style:name="T101_9" style:family="text">
      <style:text-properties fo:font-size="14pt" style:font-size-asian="14pt" style:font-size-complex="14pt"/>
    </style:style>
    <style:style style:name="T101_10" style:family="text">
      <style:text-properties fo:font-size="14pt" style:font-size-asian="14pt" style:font-size-complex="14pt"/>
    </style:style>
    <style:style style:name="T101_11" style:family="text">
      <style:text-properties fo:font-size="14pt" style:font-size-asian="14pt" style:font-size-complex="14pt"/>
    </style:style>
    <style:style style:name="T101_12" style:family="text">
      <style:text-properties fo:font-size="14pt" style:font-size-asian="14pt" style:font-size-complex="14pt"/>
    </style:style>
    <style:style style:name="T101_13" style:family="text">
      <style:text-properties fo:font-size="14pt" style:font-size-asian="14pt" style:font-size-complex="14pt"/>
    </style:style>
    <style:style style:name="T101_14" style:family="text">
      <style:text-properties fo:font-size="14pt" style:font-size-asian="14pt" style:font-size-complex="14pt"/>
    </style:style>
    <style:style style:name="T101_15" style:family="text">
      <style:text-properties fo:font-size="14pt" style:font-size-asian="14pt" style:font-size-complex="14pt"/>
    </style:style>
    <style:style style:name="T101_16" style:family="text">
      <style:text-properties fo:font-size="14pt" style:font-size-asian="14pt" style:font-size-complex="14pt"/>
    </style:style>
    <style:style style:name="T101_17" style:family="text">
      <style:text-properties fo:font-size="14pt" style:font-size-asian="14pt" style:font-size-complex="14pt"/>
    </style:style>
    <style:style style:name="T101_18" style:family="text">
      <style:text-properties fo:font-size="14pt" style:font-size-asian="14pt" style:font-size-complex="14pt"/>
    </style:style>
    <style:style style:name="T101_19" style:family="text">
      <style:text-properties fo:font-size="14pt" style:font-size-asian="14pt" style:font-size-complex="14pt"/>
    </style:style>
    <style:style style:name="T101_20" style:family="text">
      <style:text-properties fo:font-size="14pt" style:font-size-asian="14pt" style:font-size-complex="14pt"/>
    </style:style>
    <style:style style:name="T101_21" style:family="text">
      <style:text-properties fo:font-size="14pt" style:font-size-asian="14pt" style:font-size-complex="14pt"/>
    </style:style>
    <style:style style:name="T101_22" style:family="text">
      <style:text-properties fo:font-size="14pt" style:font-size-asian="14pt" style:font-size-complex="14pt"/>
    </style:style>
    <style:style style:name="T101_23" style:family="text">
      <style:text-properties fo:font-size="14pt" style:font-size-asian="14pt" style:font-size-complex="14pt"/>
    </style:style>
    <style:style style:name="T101_24" style:family="text">
      <style:text-properties fo:font-size="14pt" style:font-size-asian="14pt" style:font-size-complex="14pt"/>
    </style:style>
    <style:style style:name="T101_25" style:family="text">
      <style:text-properties fo:font-size="14pt" style:font-size-asian="14pt" style:font-size-complex="14pt"/>
    </style:style>
    <style:style style:name="T101_26" style:family="text">
      <style:text-properties fo:font-size="14pt" style:font-size-asian="14pt" style:font-size-complex="14pt"/>
    </style:style>
    <style:style style:name="T101_27" style:family="text">
      <style:text-properties fo:font-size="14pt" style:font-size-asian="14pt" style:font-size-complex="14pt"/>
    </style:style>
    <style:style style:name="T101_28" style:family="text">
      <style:text-properties fo:font-size="14pt" style:font-size-asian="14pt" style:font-size-complex="14pt"/>
    </style:style>
    <style:style style:name="T101_29" style:family="text">
      <style:text-properties fo:font-size="14pt" style:font-size-asian="14pt" style:font-size-complex="14pt"/>
    </style:style>
    <style:style style:name="T101_30" style:family="text">
      <style:text-properties fo:font-size="14pt" style:font-size-asian="14pt" style:font-size-complex="14pt"/>
    </style:style>
    <style:style style:name="T101_31" style:family="text">
      <style:text-properties fo:font-size="14pt" style:font-size-asian="14pt" style:font-size-complex="14pt"/>
    </style:style>
    <style:style style:name="T101_32" style:family="text">
      <style:text-properties fo:font-size="14pt" style:font-size-asian="14pt" style:font-size-complex="14pt"/>
    </style:style>
    <style:style style:name="T101_33" style:family="text">
      <style:text-properties fo:font-size="14pt" style:font-size-asian="14pt" style:font-size-complex="14pt"/>
    </style:style>
    <style:style style:name="T101_34" style:family="text">
      <style:text-properties fo:font-size="14pt" style:font-size-asian="14pt" style:font-size-complex="14pt"/>
    </style:style>
    <style:style style:name="T101_35" style:family="text">
      <style:text-properties fo:font-size="14pt" style:font-size-asian="14pt" style:font-size-complex="14pt"/>
    </style:style>
    <style:style style:name="T101_36" style:family="text">
      <style:text-properties fo:font-size="14pt" style:font-size-asian="14pt" style:font-size-complex="14pt"/>
    </style:style>
    <style:style style:name="T101_37" style:family="text">
      <style:text-properties fo:font-size="14pt" style:font-size-asian="14pt" style:font-size-complex="14pt"/>
    </style:style>
    <style:style style:name="T101_38" style:family="text">
      <style:text-properties fo:font-size="14pt" style:font-size-asian="14pt" style:font-size-complex="14pt"/>
    </style:style>
    <style:style style:name="T101_39" style:family="text">
      <style:text-properties fo:font-size="14pt" style:font-size-asian="14pt" style:font-size-complex="14pt"/>
    </style:style>
    <style:style style:name="T101_40" style:family="text">
      <style:text-properties fo:font-size="14pt" style:font-size-asian="14pt" style:font-size-complex="14pt"/>
    </style:style>
    <style:style style:name="T101_41" style:family="text">
      <style:text-properties fo:font-size="14pt" style:font-size-asian="14pt" style:font-size-complex="14pt"/>
    </style:style>
    <style:style style:name="T101_42" style:family="text">
      <style:text-properties fo:font-size="14pt" style:font-size-asian="14pt" style:font-size-complex="14pt"/>
    </style:style>
    <style:style style:name="T101_43" style:family="text">
      <style:text-properties fo:font-size="14pt" style:font-size-asian="14pt" style:font-size-complex="14pt"/>
    </style:style>
    <style:style style:name="T101_44" style:family="text">
      <style:text-properties fo:font-size="14pt" style:font-size-asian="14pt" style:font-size-complex="14pt"/>
    </style:style>
    <style:style style:name="T101_45" style:family="text">
      <style:text-properties fo:font-size="14pt" style:font-size-asian="14pt" style:font-size-complex="14pt"/>
    </style:style>
    <style:style style:name="T101_46" style:family="text">
      <style:text-properties fo:font-size="14pt" style:font-size-asian="14pt" style:font-size-complex="14pt"/>
    </style:style>
    <style:style style:name="T101_47" style:family="text">
      <style:text-properties fo:font-size="14pt" style:font-size-asian="14pt" style:font-size-complex="14pt"/>
    </style:style>
    <style:style style:name="T101_48" style:family="text">
      <style:text-properties fo:font-size="14pt" style:font-size-asian="14pt" style:font-size-complex="14pt"/>
    </style:style>
    <style:style style:name="T101_49" style:family="text">
      <style:text-properties fo:font-size="14pt" style:font-size-asian="14pt" style:font-size-complex="14pt"/>
    </style:style>
    <style:style style:name="T101_50" style:family="text">
      <style:text-properties fo:font-size="14pt" style:font-size-asian="14pt" style:font-size-complex="14pt"/>
    </style:style>
    <style:style style:name="T101_51" style:family="text">
      <style:text-properties fo:font-size="14pt" style:font-size-asian="14pt" style:font-size-complex="14pt"/>
    </style:style>
    <style:style style:name="T101_52" style:family="text">
      <style:text-properties fo:font-size="14pt" style:font-size-asian="14pt" style:font-size-complex="14pt"/>
    </style:style>
    <style:style style:name="T101_53" style:family="text">
      <style:text-properties fo:font-size="14pt" style:font-size-asian="14pt" style:font-size-complex="14pt"/>
    </style:style>
    <style:style style:name="T101_54" style:family="text">
      <style:text-properties fo:font-size="14pt" style:font-size-asian="14pt" style:font-size-complex="14pt"/>
    </style:style>
    <style:style style:name="P10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3" style:family="paragraph" style:parent-style-name="Heading_20_1">
      <style:paragraph-properties fo:break-before="auto" fo:line-height="115%" fo:margin-top="0.847cm" fo:margin-bottom="0.212cm" style:writing-mode="lr-tb"/>
    </style:style>
    <style:style style:name="T103_1" style:family="text">
      <style:text-properties style:font-name="Verdana" style:font-name-asian="Verdana" style:font-name-complex="Verdana"/>
    </style:style>
    <style:style style:name="T103_2" style:family="text">
      <style:text-properties style:font-name="Verdana" style:font-name-asian="Verdana" style:font-name-complex="Verdana"/>
    </style:style>
    <style:style style:name="T103_3" style:family="text">
      <style:text-properties style:font-name="Verdana" style:font-name-asian="Verdana" style:font-name-complex="Verdana"/>
    </style:style>
    <style:style style:name="T103_4" style:family="text">
      <style:text-properties style:font-name="Verdana" style:font-name-asian="Verdana" style:font-name-complex="Verdana"/>
    </style:style>
    <style:style style:name="T103_5" style:family="text">
      <style:text-properties style:font-name="Verdana" style:font-name-asian="Verdana" style:font-name-complex="Verdana"/>
    </style:style>
    <style:style style:name="P104" style:family="paragraph" style:parent-style-name="Standard">
      <style:paragraph-properties fo:break-before="auto" fo:line-height="115%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P105" style:family="paragraph" style:parent-style-name="Standard">
      <style:paragraph-properties fo:break-before="auto" fo:line-height="115%" fo:margin-top="0cm" fo:margin-bottom="0cm" style:writing-mode="lr-tb"/>
    </style:style>
    <style:style style:name="T105_1" style:family="text">
      <style:text-properties style:font-name="Verdana" fo:font-size="10pt" style:font-name-asian="Verdana" style:font-size-asian="10pt" style:font-name-complex="Verdana" style:font-size-complex="10pt"/>
    </style:style>
    <style:style style:name="T105_2" style:family="text">
      <style:text-properties style:font-name="Verdana" fo:font-size="10pt" style:font-name-asian="Verdana" style:font-size-asian="10pt" style:font-name-complex="Verdana" style:font-size-complex="10pt"/>
    </style:style>
    <style:style style:name="T105_3" style:family="text">
      <style:text-properties style:font-name="Verdana" fo:font-size="10pt" style:font-name-asian="Verdana" style:font-size-asian="10pt" style:font-name-complex="Verdana" style:font-size-complex="10pt"/>
    </style:style>
    <style:style style:name="T105_4" style:family="text">
      <style:text-properties style:font-name="Verdana" fo:font-size="10pt" style:font-name-asian="Verdana" style:font-size-asian="10pt" style:font-name-complex="Verdana" style:font-size-complex="10pt"/>
    </style:style>
    <style:style style:name="T105_5" style:family="text">
      <style:text-properties style:font-name="Verdana" fo:font-size="10pt" style:font-name-asian="Verdana" style:font-size-asian="10pt" style:font-name-complex="Verdana" style:font-size-complex="10pt"/>
    </style:style>
    <style:style style:name="P106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07" style:family="paragraph" style:parent-style-name="Standard">
      <style:paragraph-properties fo:break-before="auto" fo:line-height="115%" fo:margin-top="0cm" fo:margin-bottom="0cm" style:writing-mode="lr-tb"/>
    </style:style>
    <style:style style:name="T107_1" style:family="text">
      <style:text-properties style:font-name="Verdana" fo:font-size="10pt" style:font-name-asian="Verdana" style:font-size-asian="10pt" style:font-name-complex="Verdana" style:font-size-complex="10pt"/>
    </style:style>
    <style:style style:name="T107_2" style:family="text">
      <style:text-properties style:font-name="Verdana" fo:font-size="10pt" style:font-name-asian="Verdana" style:font-size-asian="10pt" style:font-name-complex="Verdana" style:font-size-complex="10pt"/>
    </style:style>
    <style:style style:name="T107_3" style:family="text">
      <style:text-properties style:font-name="Verdana" fo:font-size="10pt" style:font-name-asian="Verdana" style:font-size-asian="10pt" style:font-name-complex="Verdana" style:font-size-complex="10pt"/>
    </style:style>
    <style:style style:name="P108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>
      <style:text-properties style:font-name="Verdana" fo:font-size="10pt" style:font-name-asian="Verdana" style:font-size-asian="10pt" style:font-name-complex="Verdana" style:font-size-complex="10pt"/>
    </style:style>
    <style:style style:name="T109_2" style:family="text">
      <style:text-properties style:font-name="Verdana" fo:font-size="10pt" style:font-name-asian="Verdana" style:font-size-asian="10pt" style:font-name-complex="Verdana" style:font-size-complex="10pt"/>
    </style:style>
    <style:style style:name="T109_3" style:family="text">
      <style:text-properties style:font-name="Verdana" fo:font-size="10pt" style:font-name-asian="Verdana" style:font-size-asian="10pt" style:font-name-complex="Verdana" style:font-size-complex="10pt"/>
    </style:style>
    <style:style style:name="T109_4" style:family="text">
      <style:text-properties style:font-name="Verdana" fo:font-size="10pt" style:font-name-asian="Verdana" style:font-size-asian="10pt" style:font-name-complex="Verdana" style:font-size-complex="10pt"/>
    </style:style>
    <style:style style:name="T109_5" style:family="text">
      <style:text-properties style:font-name="Verdana" fo:font-size="10pt" style:font-name-asian="Verdana" style:font-size-asian="10pt" style:font-name-complex="Verdana" style:font-size-complex="10pt"/>
    </style:style>
    <style:style style:name="T109_6" style:family="text">
      <style:text-properties style:font-name="Verdana" fo:font-size="10pt" style:font-name-asian="Verdana" style:font-size-asian="10pt" style:font-name-complex="Verdana" style:font-size-complex="10pt"/>
    </style:style>
    <style:style style:name="T109_7" style:family="text">
      <style:text-properties style:font-name="Verdana" fo:font-size="10pt" style:font-name-asian="Verdana" style:font-size-asian="10pt" style:font-name-complex="Verdana" style:font-size-complex="10pt"/>
    </style:style>
    <style:style style:name="T109_8" style:family="text">
      <style:text-properties style:font-name="Verdana" fo:font-size="10pt" style:font-name-asian="Verdana" style:font-size-asian="10pt" style:font-name-complex="Verdana" style:font-size-complex="10pt"/>
    </style:style>
    <style:style style:name="T109_9" style:family="text">
      <style:text-properties style:font-name="Verdana" fo:font-size="10pt" style:font-name-asian="Verdana" style:font-size-asian="10pt" style:font-name-complex="Verdana" style:font-size-complex="10pt"/>
    </style:style>
    <style:style style:name="T109_10" style:family="text">
      <style:text-properties style:font-name="Verdana" fo:font-size="10pt" style:font-name-asian="Verdana" style:font-size-asian="10pt" style:font-name-complex="Verdana" style:font-size-complex="10pt"/>
    </style:style>
    <style:style style:name="T109_11" style:family="text">
      <style:text-properties style:font-name="Verdana" fo:font-size="10pt" style:font-name-asian="Verdana" style:font-size-asian="10pt" style:font-name-complex="Verdana" style:font-size-complex="10pt"/>
    </style:style>
    <style:style style:name="T109_12" style:family="text">
      <style:text-properties style:font-name="Verdana" fo:font-size="10pt" style:font-name-asian="Verdana" style:font-size-asian="10pt" style:font-name-complex="Verdana" style:font-size-complex="10pt"/>
    </style:style>
    <style:style style:name="T109_13" style:family="text">
      <style:text-properties style:font-name="Verdana" fo:font-size="10pt" style:font-name-asian="Verdana" style:font-size-asian="10pt" style:font-name-complex="Verdana" style:font-size-complex="10pt"/>
    </style:style>
    <style:style style:name="T109_14" style:family="text">
      <style:text-properties style:font-name="Verdana" fo:font-size="10pt" style:font-name-asian="Verdana" style:font-size-asian="10pt" style:font-name-complex="Verdana" style:font-size-complex="10pt"/>
    </style:style>
    <style:style style:name="T109_15" style:family="text">
      <style:text-properties style:font-name="Verdana" fo:font-size="10pt" style:font-name-asian="Verdana" style:font-size-asian="10pt" style:font-name-complex="Verdana" style:font-size-complex="10pt"/>
    </style:style>
    <style:style style:name="T109_16" style:family="text">
      <style:text-properties style:font-name="Verdana" fo:font-size="10pt" style:font-name-asian="Verdana" style:font-size-asian="10pt" style:font-name-complex="Verdana" style:font-size-complex="10pt"/>
    </style:style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>
      <style:text-properties style:font-name="Verdana" fo:font-size="10pt" style:font-name-asian="Verdana" style:font-size-asian="10pt" style:font-name-complex="Verdana" style:font-size-complex="10pt"/>
    </style:style>
    <style:style style:name="T110_2" style:family="text">
      <style:text-properties style:font-name="Verdana" fo:font-size="10pt" style:font-name-asian="Verdana" style:font-size-asian="10pt" style:font-name-complex="Verdana" style:font-size-complex="10pt"/>
    </style:style>
    <style:style style:name="T110_3" style:family="text">
      <style:text-properties style:font-name="Verdana" fo:font-size="10pt" style:font-name-asian="Verdana" style:font-size-asian="10pt" style:font-name-complex="Verdana" style:font-size-complex="10pt"/>
    </style:style>
    <style:style style:name="T110_4" style:family="text">
      <style:text-properties style:font-name="Verdana" fo:font-size="10pt" style:font-name-asian="Verdana" style:font-size-asian="10pt" style:font-name-complex="Verdana" style:font-size-complex="10pt"/>
    </style:style>
    <style:style style:name="T110_5" style:family="text">
      <style:text-properties style:font-name="Verdana" fo:font-size="10pt" style:font-name-asian="Verdana" style:font-size-asian="10pt" style:font-name-complex="Verdana" style:font-size-complex="10pt"/>
    </style:style>
    <style:style style:name="T110_6" style:family="text">
      <style:text-properties style:font-name="Verdana" fo:font-size="10pt" style:font-name-asian="Verdana" style:font-size-asian="10pt" style:font-name-complex="Verdana" style:font-size-complex="10pt"/>
    </style:style>
    <style:style style:name="T110_7" style:family="text">
      <style:text-properties style:font-name="Verdana" fo:font-size="10pt" style:font-name-asian="Verdana" style:font-size-asian="10pt" style:font-name-complex="Verdana" style:font-size-complex="10pt"/>
    </style:style>
    <style:style style:name="T110_8" style:family="text">
      <style:text-properties style:font-name="Verdana" fo:font-size="10pt" style:font-name-asian="Verdana" style:font-size-asian="10pt" style:font-name-complex="Verdana" style:font-size-complex="10pt"/>
    </style:style>
    <style:style style:name="T110_9" style:family="text">
      <style:text-properties style:font-name="Verdana" fo:font-size="10pt" style:font-name-asian="Verdana" style:font-size-asian="10pt" style:font-name-complex="Verdana" style:font-size-complex="10pt"/>
    </style:style>
    <style:style style:name="T110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0_11" style:family="text">
      <style:text-properties style:font-name="Verdana" fo:font-size="10pt" style:font-name-asian="Verdana" style:font-size-asian="10pt" style:font-name-complex="Verdana" style:font-size-complex="10pt"/>
    </style:style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>
      <style:text-properties style:font-name="Verdana" fo:font-size="10pt" style:font-name-asian="Verdana" style:font-size-asian="10pt" style:font-name-complex="Verdana" style:font-size-complex="10pt"/>
    </style:style>
    <style:style style:name="T111_2" style:family="text">
      <style:text-properties style:font-name="Verdana" fo:font-size="10pt" style:font-name-asian="Verdana" style:font-size-asian="10pt" style:font-name-complex="Verdana" style:font-size-complex="10pt"/>
    </style:style>
    <style:style style:name="T111_3" style:family="text">
      <style:text-properties style:font-name="Verdana" fo:font-size="10pt" style:font-name-asian="Verdana" style:font-size-asian="10pt" style:font-name-complex="Verdana" style:font-size-complex="10pt"/>
    </style:style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>
      <style:text-properties style:font-name="Verdana" fo:font-size="10pt" style:font-name-asian="Verdana" style:font-size-asian="10pt" style:font-name-complex="Verdana" style:font-size-complex="10pt"/>
    </style:style>
    <style:style style:name="T112_2" style:family="text">
      <style:text-properties style:font-name="Verdana" fo:font-size="10pt" style:font-name-asian="Verdana" style:font-size-asian="10pt" style:font-name-complex="Verdana" style:font-size-complex="10pt"/>
    </style:style>
    <style:style style:name="T112_3" style:family="text">
      <style:text-properties style:font-name="Verdana" fo:font-size="10pt" style:font-name-asian="Verdana" style:font-size-asian="10pt" style:font-name-complex="Verdana" style:font-size-complex="10pt"/>
    </style:style>
    <style:style style:name="T112_4" style:family="text">
      <style:text-properties style:font-name="Verdana" fo:font-size="10pt" style:font-name-asian="Verdana" style:font-size-asian="10pt" style:font-name-complex="Verdana" style:font-size-complex="10pt"/>
    </style:style>
    <style:style style:name="T112_5" style:family="text">
      <style:text-properties style:font-name="Verdana" fo:font-size="10pt" style:font-name-asian="Verdana" style:font-size-asian="10pt" style:font-name-complex="Verdana" style:font-size-complex="10pt"/>
    </style:style>
    <style:style style:name="T112_6" style:family="text">
      <style:text-properties style:font-name="Verdana" fo:font-size="10pt" style:font-name-asian="Verdana" style:font-size-asian="10pt" style:font-name-complex="Verdana" style:font-size-complex="10pt"/>
    </style:style>
    <style:style style:name="T112_7" style:family="text">
      <style:text-properties style:font-name="Verdana" fo:font-size="10pt" style:font-name-asian="Verdana" style:font-size-asian="10pt" style:font-name-complex="Verdana" style:font-size-complex="10pt"/>
    </style:style>
    <style:style style:name="T112_8" style:family="text">
      <style:text-properties style:font-name="Verdana" fo:font-size="10pt" style:font-name-asian="Verdana" style:font-size-asian="10pt" style:font-name-complex="Verdana" style:font-size-complex="10pt"/>
    </style:style>
    <style:style style:name="T112_9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7" style:family="text">
      <style:text-properties style:font-name="Verdana" fo:font-size="10pt" style:font-name-asian="Verdana" style:font-size-asian="10pt" style:font-name-complex="Verdana" style:font-size-complex="10pt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" style:family="text">
      <style:text-properties style:font-name="Verdana" fo:font-size="10pt" style:font-name-asian="Verdana" style:font-size-asian="10pt" style:font-name-complex="Verdana" style:font-size-complex="10pt"/>
    </style:style>
    <style:style style:name="T113_3" style:family="text">
      <style:text-properties style:font-name="Verdana" fo:font-size="10pt" style:font-name-asian="Verdana" style:font-size-asian="10pt" style:font-name-complex="Verdana" style:font-size-complex="10pt"/>
    </style:style>
    <style:style style:name="T113_4" style:family="text">
      <style:text-properties style:font-name="Verdana" fo:font-size="10pt" style:font-name-asian="Verdana" style:font-size-asian="10pt" style:font-name-complex="Verdana" style:font-size-complex="10pt"/>
    </style:style>
    <style:style style:name="T113_5" style:family="text">
      <style:text-properties style:font-name="Verdana" fo:font-size="10pt" style:font-name-asian="Verdana" style:font-size-asian="10pt" style:font-name-complex="Verdana" style:font-size-complex="10pt"/>
    </style:style>
    <style:style style:name="T113_6" style:family="text">
      <style:text-properties style:font-name="Verdana" fo:font-size="10pt" style:font-name-asian="Verdana" style:font-size-asian="10pt" style:font-name-complex="Verdana" style:font-size-complex="10pt"/>
    </style:style>
    <style:style style:name="T113_7" style:family="text">
      <style:text-properties style:font-name="Verdana" fo:font-size="10pt" style:font-name-asian="Verdana" style:font-size-asian="10pt" style:font-name-complex="Verdana" style:font-size-complex="10pt"/>
    </style:style>
    <style:style style:name="T113_8" style:family="text">
      <style:text-properties style:font-name="Verdana" fo:font-size="10pt" style:font-name-asian="Verdana" style:font-size-asian="10pt" style:font-name-complex="Verdana" style:font-size-complex="10pt"/>
    </style:style>
    <style:style style:name="T113_9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7" style:family="text">
      <style:text-properties style:font-name="Verdana" fo:font-size="10pt" style:font-name-asian="Verdana" style:font-size-asian="10pt" style:font-name-complex="Verdana" style:font-size-complex="10pt"/>
    </style:style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>
      <style:text-properties style:font-name="Verdana" fo:font-size="10pt" style:font-name-asian="Verdana" style:font-size-asian="10pt" style:font-name-complex="Verdana" style:font-size-complex="10pt"/>
    </style:style>
    <style:style style:name="T114_2" style:family="text">
      <style:text-properties style:font-name="Verdana" fo:font-size="10pt" style:font-name-asian="Verdana" style:font-size-asian="10pt" style:font-name-complex="Verdana" style:font-size-complex="10pt"/>
    </style:style>
    <style:style style:name="T114_3" style:family="text">
      <style:text-properties style:font-name="Verdana" fo:font-size="10pt" style:font-name-asian="Verdana" style:font-size-asian="10pt" style:font-name-complex="Verdana" style:font-size-complex="10pt"/>
    </style:style>
    <style:style style:name="T114_4" style:family="text">
      <style:text-properties style:font-name="Verdana" fo:font-size="10pt" style:font-name-asian="Verdana" style:font-size-asian="10pt" style:font-name-complex="Verdana" style:font-size-complex="10pt"/>
    </style:style>
    <style:style style:name="T114_5" style:family="text">
      <style:text-properties style:font-name="Verdana" fo:font-size="10pt" style:font-name-asian="Verdana" style:font-size-asian="10pt" style:font-name-complex="Verdana" style:font-size-complex="10pt"/>
    </style:style>
    <style:style style:name="T114_6" style:family="text">
      <style:text-properties style:font-name="Verdana" fo:font-size="10pt" style:font-name-asian="Verdana" style:font-size-asian="10pt" style:font-name-complex="Verdana" style:font-size-complex="10pt"/>
    </style:style>
    <style:style style:name="T114_7" style:family="text">
      <style:text-properties style:font-name="Verdana" fo:font-size="10pt" style:font-name-asian="Verdana" style:font-size-asian="10pt" style:font-name-complex="Verdana" style:font-size-complex="10pt"/>
    </style:style>
    <style:style style:name="T114_8" style:family="text">
      <style:text-properties style:font-name="Verdana" fo:font-size="10pt" style:font-name-asian="Verdana" style:font-size-asian="10pt" style:font-name-complex="Verdana" style:font-size-complex="10pt"/>
    </style:style>
    <style:style style:name="T114_9" style:family="text">
      <style:text-properties style:font-name="Verdana" fo:font-size="10pt" style:font-name-asian="Verdana" style:font-size-asian="10pt" style:font-name-complex="Verdana" style:font-size-complex="10pt"/>
    </style:style>
    <style:style style:name="T114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4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4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4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4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4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4_16" style:family="text">
      <style:text-properties style:font-name="Verdana" fo:font-size="10pt" style:font-name-asian="Verdana" style:font-size-asian="10pt" style:font-name-complex="Verdana" style:font-size-complex="10pt"/>
    </style:style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>
      <style:text-properties style:font-name="Verdana" fo:font-size="10pt" style:font-name-asian="Verdana" style:font-size-asian="10pt" style:font-name-complex="Verdana" style:font-size-complex="10pt"/>
    </style:style>
    <style:style style:name="T115_2" style:family="text">
      <style:text-properties style:font-name="Verdana" fo:font-size="10pt" style:font-name-asian="Verdana" style:font-size-asian="10pt" style:font-name-complex="Verdana" style:font-size-complex="10pt"/>
    </style:style>
    <style:style style:name="T115_3" style:family="text">
      <style:text-properties style:font-name="Verdana" fo:font-size="10pt" style:font-name-asian="Verdana" style:font-size-asian="10pt" style:font-name-complex="Verdana" style:font-size-complex="10pt"/>
    </style:style>
    <style:style style:name="T115_4" style:family="text">
      <style:text-properties style:font-name="Verdana" fo:font-size="10pt" style:font-name-asian="Verdana" style:font-size-asian="10pt" style:font-name-complex="Verdana" style:font-size-complex="10pt"/>
    </style:style>
    <style:style style:name="T115_5" style:family="text">
      <style:text-properties style:font-name="Verdana" fo:font-size="10pt" style:font-name-asian="Verdana" style:font-size-asian="10pt" style:font-name-complex="Verdana" style:font-size-complex="10pt"/>
    </style:style>
    <style:style style:name="T115_6" style:family="text">
      <style:text-properties style:font-name="Verdana" fo:font-size="10pt" style:font-name-asian="Verdana" style:font-size-asian="10pt" style:font-name-complex="Verdana" style:font-size-complex="10pt"/>
    </style:style>
    <style:style style:name="T115_7" style:family="text">
      <style:text-properties style:font-name="Verdana" fo:font-size="10pt" style:font-name-asian="Verdana" style:font-size-asian="10pt" style:font-name-complex="Verdana" style:font-size-complex="10pt"/>
    </style:style>
    <style:style style:name="T115_8" style:family="text">
      <style:text-properties style:font-name="Verdana" fo:font-size="10pt" style:font-name-asian="Verdana" style:font-size-asian="10pt" style:font-name-complex="Verdana" style:font-size-complex="10pt"/>
    </style:style>
    <style:style style:name="T115_9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7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8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9" style:family="text">
      <style:text-properties style:font-name="Verdana" fo:font-size="10pt" style:font-name-asian="Verdana" style:font-size-asian="10pt" style:font-name-complex="Verdana" style:font-size-complex="10pt"/>
    </style:style>
    <style:style style:name="T115_20" style:family="text">
      <style:text-properties style:font-name="Verdana" fo:font-size="10pt" style:font-name-asian="Verdana" style:font-size-asian="10pt" style:font-name-complex="Verdana" style:font-size-complex="10pt"/>
    </style:style>
    <style:style style:name="T115_21" style:family="text">
      <style:text-properties style:font-name="Verdana" fo:font-size="10pt" style:font-name-asian="Verdana" style:font-size-asian="10pt" style:font-name-complex="Verdana" style:font-size-complex="10pt"/>
    </style:style>
    <style:style style:name="T115_22" style:family="text">
      <style:text-properties style:font-name="Verdana" fo:font-size="10pt" style:font-name-asian="Verdana" style:font-size-asian="10pt" style:font-name-complex="Verdana" style:font-size-complex="10pt"/>
    </style:style>
    <style:style style:name="T115_23" style:family="text">
      <style:text-properties style:font-name="Verdana" fo:font-size="10pt" style:font-name-asian="Verdana" style:font-size-asian="10pt" style:font-name-complex="Verdana" style:font-size-complex="10pt"/>
    </style:style>
    <style:style style:name="T115_24" style:family="text">
      <style:text-properties style:font-name="Verdana" fo:font-size="10pt" style:font-name-asian="Verdana" style:font-size-asian="10pt" style:font-name-complex="Verdana" style:font-size-complex="10pt"/>
    </style:style>
    <style:style style:name="T115_25" style:family="text">
      <style:text-properties style:font-name="Verdana" fo:font-size="10pt" style:font-name-asian="Verdana" style:font-size-asian="10pt" style:font-name-complex="Verdana" style:font-size-complex="10pt"/>
    </style:style>
    <style:style style:name="T115_26" style:family="text">
      <style:text-properties style:font-name="Verdana" fo:font-size="10pt" style:font-name-asian="Verdana" style:font-size-asian="10pt" style:font-name-complex="Verdana" style:font-size-complex="10pt"/>
    </style:style>
    <style:style style:name="T115_27" style:family="text">
      <style:text-properties style:font-name="Verdana" fo:font-size="10pt" style:font-name-asian="Verdana" style:font-size-asian="10pt" style:font-name-complex="Verdana" style:font-size-complex="10pt"/>
    </style:style>
    <style:style style:name="T115_28" style:family="text">
      <style:text-properties style:font-name="Verdana" fo:font-size="10pt" style:font-name-asian="Verdana" style:font-size-asian="10pt" style:font-name-complex="Verdana" style:font-size-complex="10pt"/>
    </style:style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>
      <style:text-properties style:font-name="Verdana" fo:font-size="10pt" style:font-name-asian="Verdana" style:font-size-asian="10pt" style:font-name-complex="Verdana" style:font-size-complex="10pt"/>
    </style:style>
    <style:style style:name="T116_2" style:family="text">
      <style:text-properties style:font-name="Verdana" fo:font-size="10pt" style:font-name-asian="Verdana" style:font-size-asian="10pt" style:font-name-complex="Verdana" style:font-size-complex="10pt"/>
    </style:style>
    <style:style style:name="T116_3" style:family="text">
      <style:text-properties style:font-name="Verdana" fo:font-size="10pt" style:font-name-asian="Verdana" style:font-size-asian="10pt" style:font-name-complex="Verdana" style:font-size-complex="10pt"/>
    </style:style>
    <style:style style:name="T116_4" style:family="text">
      <style:text-properties style:font-name="Verdana" fo:font-size="10pt" style:font-name-asian="Verdana" style:font-size-asian="10pt" style:font-name-complex="Verdana" style:font-size-complex="10pt"/>
    </style:style>
    <style:style style:name="T116_5" style:family="text">
      <style:text-properties style:font-name="Verdana" fo:font-size="10pt" style:font-name-asian="Verdana" style:font-size-asian="10pt" style:font-name-complex="Verdana" style:font-size-complex="10pt"/>
    </style:style>
    <style:style style:name="T116_6" style:family="text">
      <style:text-properties style:font-name="Verdana" fo:font-size="10pt" style:font-name-asian="Verdana" style:font-size-asian="10pt" style:font-name-complex="Verdana" style:font-size-complex="10pt"/>
    </style:style>
    <style:style style:name="T116_7" style:family="text">
      <style:text-properties style:font-name="Verdana" fo:font-size="10pt" style:font-name-asian="Verdana" style:font-size-asian="10pt" style:font-name-complex="Verdana" style:font-size-complex="10pt"/>
    </style:style>
    <style:style style:name="P117" style:family="paragraph" style:parent-style-name="Standard">
      <style:paragraph-properties fo:break-before="auto" fo:line-height="115%" fo:margin-top="0cm" fo:margin-bottom="0cm" style:writing-mode="lr-tb"/>
    </style:style>
    <style:style style:name="T117_1" style:family="text">
      <style:text-properties style:font-name="Verdana" fo:font-size="10pt" style:font-name-asian="Verdana" style:font-size-asian="10pt" style:font-name-complex="Verdana" style:font-size-complex="10pt"/>
    </style:style>
    <style:style style:name="T117_2" style:family="text">
      <style:text-properties style:font-name="Verdana" fo:font-size="10pt" style:font-name-asian="Verdana" style:font-size-asian="10pt" style:font-name-complex="Verdana" style:font-size-complex="10pt"/>
    </style:style>
    <style:style style:name="T117_3" style:family="text">
      <style:text-properties style:font-name="Verdana" fo:font-size="10pt" style:font-name-asian="Verdana" style:font-size-asian="10pt" style:font-name-complex="Verdana" style:font-size-complex="10pt"/>
    </style:style>
    <style:style style:name="T117_4" style:family="text">
      <style:text-properties style:font-name="Verdana" fo:font-size="10pt" style:font-name-asian="Verdana" style:font-size-asian="10pt" style:font-name-complex="Verdana" style:font-size-complex="10pt"/>
    </style:style>
    <style:style style:name="T117_5" style:family="text">
      <style:text-properties style:font-name="Verdana" fo:font-size="10pt" style:font-name-asian="Verdana" style:font-size-asian="10pt" style:font-name-complex="Verdana" style:font-size-complex="10pt"/>
    </style:style>
    <style:style style:name="T117_6" style:family="text">
      <style:text-properties style:font-name="Verdana" fo:font-size="10pt" style:font-name-asian="Verdana" style:font-size-asian="10pt" style:font-name-complex="Verdana" style:font-size-complex="10pt"/>
    </style:style>
    <style:style style:name="T117_7" style:family="text">
      <style:text-properties style:font-name="Verdana" fo:font-size="10pt" style:font-name-asian="Verdana" style:font-size-asian="10pt" style:font-name-complex="Verdana" style:font-size-complex="10pt"/>
    </style:style>
    <style:style style:name="T117_8" style:family="text">
      <style:text-properties style:font-name="Verdana" fo:font-size="10pt" style:font-name-asian="Verdana" style:font-size-asian="10pt" style:font-name-complex="Verdana" style:font-size-complex="10pt"/>
    </style:style>
    <style:style style:name="T117_9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4" style:family="text">
      <style:text-properties style:font-name="Verdana" fo:font-size="10pt" style:font-name-asian="Verdana" style:font-size-asian="10pt" style:font-name-complex="Verdana" style:font-size-complex="10pt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page" fo:text-indent="0cm" fo:line-height="115%" fo:margin-left="1.27cm" style:writing-mode="lr-tb"/>
    </style:style>
    <style:style style:name="P120" style:family="paragraph" style:parent-style-name="Heading_20_1">
      <style:paragraph-properties fo:break-before="auto" fo:line-height="115%" style:writing-mode="lr-tb"/>
    </style:style>
    <style:style style:name="T120_1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font-weight="bold" style:font-weight-asian="bold" style:font-weight-complex="bold"/>
    </style:style>
    <style:style style:name="T121_2" style:family="text">
      <style:text-properties fo:font-weight="bold" style:font-weight-asian="bold" style:font-weight-complex="bold"/>
    </style:style>
    <style:style style:name="T121_3" style:family="text">
      <style:text-properties fo:font-weight="bold" style:font-weight-asian="bold" style:font-weight-complex="bold"/>
    </style:style>
    <style:style style:name="T121_4" style:family="text">
      <style:text-properties fo:font-weight="bold" style:font-weight-asian="bold" style:font-weight-complex="bold"/>
    </style:style>
    <style:style style:name="T121_5" style:family="text">
      <style:text-properties fo:font-weight="bold" style:font-weight-asian="bold" style:font-weight-complex="bold"/>
    </style:style>
    <style:style style:name="P122" style:family="paragraph" style:parent-style-name="Standard">
      <style:paragraph-properties fo:break-before="auto" fo:text-indent="0cm" fo:line-height="115%" fo:margin-left="1.27cm" style:writing-mode="lr-tb"/>
    </style:style>
    <style:style style:name="P123" style:family="paragraph" style:parent-style-name="Standard">
      <style:paragraph-properties fo:break-before="auto" fo:text-indent="0cm" fo:line-height="115%" fo:margin-left="1.27cm" style:writing-mode="lr-tb"/>
    </style:style>
    <style:style style:name="T123_1" style:family="text"/>
    <style:style style:name="T123_2" style:family="text">
      <style:text-properties fo:font-style="italic" style:font-style-asian="italic" style:font-style-complex="italic"/>
    </style:style>
    <style:style style:name="T123_3" style:family="text">
      <style:text-properties fo:font-style="italic" style:font-style-asian="italic" style:font-style-complex="italic"/>
    </style:style>
    <style:style style:name="T123_4" style:family="text">
      <style:text-properties fo:font-style="italic" style:font-style-asian="italic" style:font-style-complex="italic"/>
    </style:style>
    <style:style style:name="T123_5" style:family="text">
      <style:text-properties fo:font-style="italic" style:font-style-asian="italic" style:font-style-complex="italic"/>
    </style:style>
    <style:style style:name="T123_6" style:family="text">
      <style:text-properties fo:font-style="italic" style:font-style-asian="italic" style:font-style-complex="italic"/>
    </style:style>
    <style:style style:name="T123_7" style:family="text">
      <style:text-properties fo:font-style="italic" style:font-style-asian="italic" style:font-style-complex="italic"/>
    </style:style>
    <style:style style:name="T123_8" style:family="text">
      <style:text-properties fo:font-style="italic" style:font-style-asian="italic" style:font-style-complex="italic"/>
    </style:style>
    <style:style style:name="T123_9" style:family="text">
      <style:text-properties fo:font-style="italic" style:font-style-asian="italic" style:font-style-complex="italic"/>
    </style:style>
    <style:style style:name="T123_10" style:family="text">
      <style:text-properties fo:font-style="italic" style:font-style-asian="italic" style:font-style-complex="italic"/>
    </style:style>
    <style:style style:name="T123_11" style:family="text">
      <style:text-properties fo:font-style="italic" style:font-style-asian="italic" style:font-style-complex="italic"/>
    </style:style>
    <style:style style:name="T123_12" style:family="text">
      <style:text-properties fo:font-style="italic" style:font-style-asian="italic" style:font-style-complex="italic"/>
    </style:style>
    <style:style style:name="T123_13" style:family="text">
      <style:text-properties fo:font-style="italic" style:font-style-asian="italic" style:font-style-complex="italic"/>
    </style:style>
    <style:style style:name="T123_14" style:family="text">
      <style:text-properties fo:font-style="italic" style:font-style-asian="italic" style:font-style-complex="italic"/>
    </style:style>
    <style:style style:name="T123_15" style:family="text">
      <style:text-properties fo:font-style="italic" style:font-style-asian="italic" style:font-style-complex="italic"/>
    </style:style>
    <style:style style:name="T123_16" style:family="text">
      <style:text-properties fo:font-style="italic" style:font-style-asian="italic" style:font-style-complex="italic"/>
    </style:style>
    <style:style style:name="T123_17" style:family="text">
      <style:text-properties fo:font-style="italic" style:font-style-asian="italic" style:font-style-complex="italic"/>
    </style:style>
    <style:style style:name="T123_18" style:family="text">
      <style:text-properties fo:font-style="italic" style:font-style-asian="italic" style:font-style-complex="italic"/>
    </style:style>
    <style:style style:name="T123_19" style:family="text">
      <style:text-properties fo:font-style="italic" style:font-style-asian="italic" style:font-style-complex="italic"/>
    </style:style>
    <style:style style:name="T123_20" style:family="text">
      <style:text-properties fo:font-style="italic" style:font-style-asian="italic" style:font-style-complex="italic"/>
    </style:style>
    <style:style style:name="T123_21" style:family="text">
      <style:text-properties fo:font-style="italic" style:font-style-asian="italic" style:font-style-complex="italic"/>
    </style:style>
    <style:style style:name="T123_22" style:family="text">
      <style:text-properties fo:font-style="italic" style:font-style-asian="italic" style:font-style-complex="italic"/>
    </style:style>
    <style:style style:name="T123_23" style:family="text">
      <style:text-properties fo:font-style="italic" style:font-style-asian="italic" style:font-style-complex="italic"/>
    </style:style>
    <style:style style:name="T123_24" style:family="text">
      <style:text-properties fo:font-style="italic" style:font-style-asian="italic" style:font-style-complex="italic"/>
    </style:style>
    <style:style style:name="T123_25" style:family="text">
      <style:text-properties fo:font-style="italic" style:font-style-asian="italic" style:font-style-complex="italic"/>
    </style:style>
    <style:style style:name="T123_26" style:family="text">
      <style:text-properties fo:font-style="italic" style:font-style-asian="italic" style:font-style-complex="italic"/>
    </style:style>
    <style:style style:name="T123_27" style:family="text">
      <style:text-properties fo:font-style="italic" style:font-style-asian="italic" style:font-style-complex="italic"/>
    </style:style>
    <style:style style:name="T123_28" style:family="text">
      <style:text-properties fo:font-style="italic" style:font-style-asian="italic" style:font-style-complex="italic"/>
    </style:style>
    <style:style style:name="T123_29" style:family="text">
      <style:text-properties fo:font-style="italic" style:font-style-asian="italic" style:font-style-complex="italic"/>
    </style:style>
    <style:style style:name="T123_30" style:family="text">
      <style:text-properties fo:font-style="italic" style:font-style-asian="italic" style:font-style-complex="italic"/>
    </style:style>
    <style:style style:name="T123_31" style:family="text">
      <style:text-properties fo:font-style="italic" style:font-style-asian="italic" style:font-style-complex="italic"/>
    </style:style>
    <style:style style:name="T123_32" style:family="text">
      <style:text-properties fo:font-style="italic" style:font-style-asian="italic" style:font-style-complex="italic"/>
    </style:style>
    <style:style style:name="T123_33" style:family="text">
      <style:text-properties fo:font-style="italic" style:font-style-asian="italic" style:font-style-complex="italic"/>
    </style:style>
    <style:style style:name="T123_34" style:family="text">
      <style:text-properties fo:font-style="italic" style:font-style-asian="italic" style:font-style-complex="italic"/>
    </style:style>
    <style:style style:name="T123_35" style:family="text">
      <style:text-properties fo:font-style="italic" style:font-style-asian="italic" style:font-style-complex="italic"/>
    </style:style>
    <style:style style:name="T123_36" style:family="text">
      <style:text-properties fo:font-style="italic" style:font-style-asian="italic" style:font-style-complex="italic"/>
    </style:style>
    <style:style style:name="T123_37" style:family="text">
      <style:text-properties fo:font-style="italic" style:font-style-asian="italic" style:font-style-complex="italic"/>
    </style:style>
    <style:style style:name="T123_38" style:family="text">
      <style:text-properties fo:font-style="italic" style:font-style-asian="italic" style:font-style-complex="italic"/>
    </style:style>
    <style:style style:name="T123_39" style:family="text">
      <style:text-properties fo:font-style="italic" style:font-style-asian="italic" style:font-style-complex="italic"/>
    </style:style>
    <style:style style:name="T123_40" style:family="text">
      <style:text-properties fo:font-style="italic" style:font-style-asian="italic" style:font-style-complex="italic"/>
    </style:style>
    <style:style style:name="T123_41" style:family="text">
      <style:text-properties fo:font-style="italic" style:font-style-asian="italic" style:font-style-complex="italic"/>
    </style:style>
    <style:style style:name="T123_42" style:family="text">
      <style:text-properties fo:font-style="italic" style:font-style-asian="italic" style:font-style-complex="italic"/>
    </style:style>
    <style:style style:name="T123_43" style:family="text">
      <style:text-properties fo:font-style="italic" style:font-style-asian="italic" style:font-style-complex="italic"/>
    </style:style>
    <style:style style:name="T123_44" style:family="text">
      <style:text-properties fo:font-style="italic" style:font-style-asian="italic" style:font-style-complex="italic"/>
    </style:style>
    <style:style style:name="T123_45" style:family="text">
      <style:text-properties fo:font-style="italic" style:font-style-asian="italic" style:font-style-complex="italic"/>
    </style:style>
    <style:style style:name="T123_46" style:family="text">
      <style:text-properties fo:font-style="italic" style:font-style-asian="italic" style:font-style-complex="italic"/>
    </style:style>
    <style:style style:name="T123_47" style:family="text">
      <style:text-properties fo:font-style="italic" style:font-style-asian="italic" style:font-style-complex="italic"/>
    </style:style>
    <style:style style:name="T123_48" style:family="text">
      <style:text-properties fo:font-style="italic" style:font-style-asian="italic" style:font-style-complex="italic"/>
    </style:style>
    <style:style style:name="T123_49" style:family="text">
      <style:text-properties fo:font-style="italic" style:font-style-asian="italic" style:font-style-complex="italic"/>
    </style:style>
    <style:style style:name="T123_50" style:family="text">
      <style:text-properties fo:font-style="italic" style:font-style-asian="italic" style:font-style-complex="italic"/>
    </style:style>
    <style:style style:name="T123_51" style:family="text">
      <style:text-properties fo:font-style="italic" style:font-style-asian="italic" style:font-style-complex="italic"/>
    </style:style>
    <style:style style:name="T123_52" style:family="text">
      <style:text-properties fo:font-style="italic" style:font-style-asian="italic" style:font-style-complex="italic"/>
    </style:style>
    <style:style style:name="T123_53" style:family="text">
      <style:text-properties fo:font-style="italic" style:font-style-asian="italic" style:font-style-complex="italic"/>
    </style:style>
    <style:style style:name="T123_54" style:family="text">
      <style:text-properties fo:font-style="italic" style:font-style-asian="italic" style:font-style-complex="italic"/>
    </style:style>
    <style:style style:name="T123_55" style:family="text">
      <style:text-properties fo:font-style="italic" style:font-style-asian="italic" style:font-style-complex="italic"/>
    </style:style>
    <style:style style:name="T123_56" style:family="text">
      <style:text-properties fo:font-style="italic" style:font-style-asian="italic" style:font-style-complex="italic"/>
    </style:style>
    <style:style style:name="T123_57" style:family="text">
      <style:text-properties fo:font-style="italic" style:font-style-asian="italic" style:font-style-complex="italic"/>
    </style:style>
    <style:style style:name="T123_58" style:family="text">
      <style:text-properties fo:font-style="italic" style:font-style-asian="italic" style:font-style-complex="italic"/>
    </style:style>
    <style:style style:name="T123_59" style:family="text">
      <style:text-properties fo:font-style="italic" style:font-style-asian="italic" style:font-style-complex="italic"/>
    </style:style>
    <style:style style:name="T123_60" style:family="text"/>
    <style:style style:name="T123_61" style:family="text"/>
    <style:style style:name="T123_62" style:family="text"/>
    <style:style style:name="T123_63" style:family="text"/>
    <style:style style:name="T123_64" style:family="text"/>
    <style:style style:name="T123_65" style:family="text"/>
    <style:style style:name="T123_66" style:family="text"/>
    <style:style style:name="T123_67" style:family="text"/>
    <style:style style:name="T123_68" style:family="text"/>
    <style:style style:name="T123_69" style:family="text"/>
    <style:style style:name="T123_70" style:family="text"/>
    <style:style style:name="T123_71" style:family="text"/>
    <style:style style:name="T123_72" style:family="text"/>
    <style:style style:name="T123_73" style:family="text"/>
    <style:style style:name="T123_74" style:family="text"/>
    <style:style style:name="T123_75" style:family="text"/>
    <style:style style:name="T123_76" style:family="text"/>
    <style:style style:name="T123_77" style:family="text"/>
    <style:style style:name="T123_78" style:family="text"/>
    <style:style style:name="T123_79" style:family="text"/>
    <style:style style:name="T123_80" style:family="text"/>
    <style:style style:name="T123_81" style:family="text"/>
    <style:style style:name="T123_82" style:family="text"/>
    <style:style style:name="T123_83" style:family="text"/>
    <style:style style:name="T123_84" style:family="text"/>
    <style:style style:name="T123_85" style:family="text"/>
    <style:style style:name="T123_86" style:family="text"/>
    <style:style style:name="T123_87" style:family="text">
      <style:text-properties fo:font-style="italic" style:font-style-asian="italic" style:font-style-complex="italic"/>
    </style:style>
    <style:style style:name="T123_88" style:family="text">
      <style:text-properties fo:font-style="italic" style:font-style-asian="italic" style:font-style-complex="italic"/>
    </style:style>
    <style:style style:name="T123_89" style:family="text">
      <style:text-properties fo:font-style="italic" style:font-style-asian="italic" style:font-style-complex="italic"/>
    </style:style>
    <style:style style:name="T123_90" style:family="text">
      <style:text-properties fo:font-style="italic" style:font-style-asian="italic" style:font-style-complex="italic"/>
    </style:style>
    <style:style style:name="T123_91" style:family="text">
      <style:text-properties fo:font-style="italic" style:font-style-asian="italic" style:font-style-complex="italic"/>
    </style:style>
    <style:style style:name="T123_92" style:family="text">
      <style:text-properties fo:font-style="italic" style:font-style-asian="italic" style:font-style-complex="italic"/>
    </style:style>
    <style:style style:name="T123_93" style:family="text">
      <style:text-properties fo:font-style="italic" style:font-style-asian="italic" style:font-style-complex="italic"/>
    </style:style>
    <style:style style:name="T123_94" style:family="text">
      <style:text-properties fo:font-style="italic" style:font-style-asian="italic" style:font-style-complex="italic"/>
    </style:style>
    <style:style style:name="T123_95" style:family="text">
      <style:text-properties fo:font-style="italic" style:font-style-asian="italic" style:font-style-complex="italic"/>
    </style:style>
    <style:style style:name="T123_96" style:family="text">
      <style:text-properties fo:font-style="italic" style:font-style-asian="italic" style:font-style-complex="italic"/>
    </style:style>
    <style:style style:name="T123_97" style:family="text">
      <style:text-properties fo:font-style="italic" style:font-style-asian="italic" style:font-style-complex="italic"/>
    </style:style>
    <style:style style:name="T123_98" style:family="text">
      <style:text-properties fo:font-style="italic" style:font-style-asian="italic" style:font-style-complex="italic"/>
    </style:style>
    <style:style style:name="T123_99" style:family="text">
      <style:text-properties fo:font-style="italic" style:font-style-asian="italic" style:font-style-complex="italic"/>
    </style:style>
    <style:style style:name="T123_100" style:family="text">
      <style:text-properties fo:font-style="italic" style:font-style-asian="italic" style:font-style-complex="italic"/>
    </style:style>
    <style:style style:name="T123_101" style:family="text">
      <style:text-properties fo:font-style="italic" style:font-style-asian="italic" style:font-style-complex="italic"/>
    </style:style>
    <style:style style:name="T123_102" style:family="text">
      <style:text-properties fo:font-style="italic" style:font-style-asian="italic" style:font-style-complex="italic"/>
    </style:style>
    <style:style style:name="T123_103" style:family="text">
      <style:text-properties fo:font-style="italic" style:font-style-asian="italic" style:font-style-complex="italic"/>
    </style:style>
    <style:style style:name="T123_104" style:family="text">
      <style:text-properties fo:font-style="italic" style:font-style-asian="italic" style:font-style-complex="italic"/>
    </style:style>
    <style:style style:name="T123_105" style:family="text">
      <style:text-properties fo:font-style="italic" style:font-style-asian="italic" style:font-style-complex="italic"/>
    </style:style>
    <style:style style:name="T123_106" style:family="text">
      <style:text-properties fo:font-style="italic" style:font-style-asian="italic" style:font-style-complex="italic"/>
    </style:style>
    <style:style style:name="T123_107" style:family="text">
      <style:text-properties fo:font-style="italic" style:font-style-asian="italic" style:font-style-complex="italic"/>
    </style:style>
    <style:style style:name="T123_108" style:family="text">
      <style:text-properties fo:font-style="italic" style:font-style-asian="italic" style:font-style-complex="italic"/>
    </style:style>
    <style:style style:name="T123_109" style:family="text">
      <style:text-properties fo:font-style="italic" style:font-style-asian="italic" style:font-style-complex="italic"/>
    </style:style>
    <style:style style:name="T123_110" style:family="text">
      <style:text-properties fo:font-style="italic" style:font-style-asian="italic" style:font-style-complex="italic"/>
    </style:style>
    <style:style style:name="T123_111" style:family="text">
      <style:text-properties fo:font-style="italic" style:font-style-asian="italic" style:font-style-complex="italic"/>
    </style:style>
    <style:style style:name="T123_112" style:family="text">
      <style:text-properties fo:font-style="italic" style:font-style-asian="italic" style:font-style-complex="italic"/>
    </style:style>
    <style:style style:name="T123_113" style:family="text">
      <style:text-properties fo:font-style="italic" style:font-style-asian="italic" style:font-style-complex="italic"/>
    </style:style>
    <style:style style:name="T123_114" style:family="text">
      <style:text-properties fo:font-style="italic" style:font-style-asian="italic" style:font-style-complex="italic"/>
    </style:style>
    <style:style style:name="T123_115" style:family="text">
      <style:text-properties fo:font-style="italic" style:font-style-asian="italic" style:font-style-complex="italic"/>
    </style:style>
    <style:style style:name="T123_116" style:family="text">
      <style:text-properties fo:font-style="italic" style:font-style-asian="italic" style:font-style-complex="italic"/>
    </style:style>
    <style:style style:name="T123_117" style:family="text">
      <style:text-properties fo:font-style="italic" style:font-style-asian="italic" style:font-style-complex="italic"/>
    </style:style>
    <style:style style:name="T123_118" style:family="text">
      <style:text-properties fo:font-style="italic" style:font-style-asian="italic" style:font-style-complex="italic"/>
    </style:style>
    <style:style style:name="T123_119" style:family="text">
      <style:text-properties fo:font-style="italic" style:font-style-asian="italic" style:font-style-complex="italic"/>
    </style:style>
    <style:style style:name="T123_120" style:family="text">
      <style:text-properties fo:font-style="italic" style:font-style-asian="italic" style:font-style-complex="italic"/>
    </style:style>
    <style:style style:name="T123_121" style:family="text">
      <style:text-properties fo:font-style="italic" style:font-style-asian="italic" style:font-style-complex="italic"/>
    </style:style>
    <style:style style:name="T123_122" style:family="text">
      <style:text-properties fo:font-style="italic" style:font-style-asian="italic" style:font-style-complex="italic"/>
    </style:style>
    <style:style style:name="T123_123" style:family="text">
      <style:text-properties fo:font-style="italic" style:font-style-asian="italic" style:font-style-complex="italic"/>
    </style:style>
    <style:style style:name="T123_124" style:family="text">
      <style:text-properties fo:font-style="italic" style:font-style-asian="italic" style:font-style-complex="italic"/>
    </style:style>
    <style:style style:name="T123_125" style:family="text">
      <style:text-properties fo:font-style="italic" style:font-style-asian="italic" style:font-style-complex="italic"/>
    </style:style>
    <style:style style:name="T123_126" style:family="text">
      <style:text-properties fo:font-style="italic" style:font-style-asian="italic" style:font-style-complex="italic"/>
    </style:style>
    <style:style style:name="T123_127" style:family="text">
      <style:text-properties fo:font-style="italic" style:font-style-asian="italic" style:font-style-complex="italic"/>
    </style:style>
    <style:style style:name="T123_128" style:family="text">
      <style:text-properties fo:font-style="italic" style:font-style-asian="italic" style:font-style-complex="italic"/>
    </style:style>
    <style:style style:name="T123_129" style:family="text">
      <style:text-properties fo:font-style="italic" style:font-style-asian="italic" style:font-style-complex="italic"/>
    </style:style>
    <style:style style:name="T123_130" style:family="text">
      <style:text-properties fo:font-style="italic" style:font-style-asian="italic" style:font-style-complex="italic"/>
    </style:style>
    <style:style style:name="T123_131" style:family="text">
      <style:text-properties fo:font-style="italic" style:font-style-asian="italic" style:font-style-complex="italic"/>
    </style:style>
    <style:style style:name="T123_132" style:family="text">
      <style:text-properties fo:font-style="italic" style:font-style-asian="italic" style:font-style-complex="italic"/>
    </style:style>
    <style:style style:name="T123_133" style:family="text">
      <style:text-properties fo:font-style="italic" style:font-style-asian="italic" style:font-style-complex="italic"/>
    </style:style>
    <style:style style:name="T123_134" style:family="text">
      <style:text-properties fo:font-style="italic" style:font-style-asian="italic" style:font-style-complex="italic"/>
    </style:style>
    <style:style style:name="T123_135" style:family="text">
      <style:text-properties fo:font-style="italic" style:font-style-asian="italic" style:font-style-complex="italic"/>
    </style:style>
    <style:style style:name="T123_136" style:family="text"/>
    <style:style style:name="T123_137" style:family="text"/>
    <style:style style:name="T123_138" style:family="text"/>
    <style:style style:name="T123_139" style:family="text"/>
    <style:style style:name="T123_140" style:family="text"/>
    <style:style style:name="T123_141" style:family="text"/>
    <style:style style:name="T123_142" style:family="text"/>
    <style:style style:name="T123_143" style:family="text"/>
    <style:style style:name="T123_144" style:family="text"/>
    <style:style style:name="T123_145" style:family="text"/>
    <style:style style:name="T123_146" style:family="text"/>
    <style:style style:name="T123_147" style:family="text"/>
    <style:style style:name="T123_148" style:family="text"/>
    <style:style style:name="T123_149" style:family="text"/>
    <style:style style:name="T123_150" style:family="text"/>
    <style:style style:name="T123_151" style:family="text"/>
    <style:style style:name="T123_152" style:family="text"/>
    <style:style style:name="T123_153" style:family="text"/>
    <style:style style:name="T123_154" style:family="text"/>
    <style:style style:name="T123_155" style:family="text"/>
    <style:style style:name="T123_156" style:family="text"/>
    <style:style style:name="T123_157" style:family="text"/>
    <style:style style:name="T123_158" style:family="text"/>
    <style:style style:name="T123_159" style:family="text"/>
    <style:style style:name="T123_160" style:family="text"/>
    <style:style style:name="T123_161" style:family="text"/>
    <style:style style:name="T123_162" style:family="text"/>
    <style:style style:name="T123_163" style:family="text"/>
    <style:style style:name="T123_164" style:family="text"/>
    <style:style style:name="T123_165" style:family="text"/>
    <style:style style:name="T123_166" style:family="text"/>
    <style:style style:name="T123_167" style:family="text"/>
    <style:style style:name="T123_168" style:family="text"/>
    <style:style style:name="T123_169" style:family="text"/>
    <style:style style:name="T123_170" style:family="text"/>
    <style:style style:name="T123_171" style:family="text"/>
    <style:style style:name="T123_172" style:family="text">
      <style:text-properties fo:color="#1155cc" style:text-underline-style="solid" style:text-underline-color="font-color"/>
    </style:style>
    <style:style style:name="T123_173" style:family="text"/>
    <style:style style:name="T123_174" style:family="text">
      <style:text-properties fo:color="#1155cc" style:text-underline-style="solid" style:text-underline-color="font-color"/>
    </style:style>
    <style:style style:name="T123_175" style:family="text"/>
    <style:style style:name="T123_176" style:family="text">
      <style:text-properties fo:color="#1155cc" style:text-underline-style="solid" style:text-underline-color="font-color"/>
    </style:style>
    <style:style style:name="T123_177" style:family="text"/>
    <style:style style:name="T123_178" style:family="text">
      <style:text-properties fo:color="#1155cc" style:text-underline-style="solid" style:text-underline-color="font-color"/>
    </style:style>
    <style:style style:name="T123_179" style:family="text"/>
    <style:style style:name="T123_180" style:family="text">
      <style:text-properties fo:color="#1155cc" style:text-underline-style="solid" style:text-underline-color="font-color"/>
    </style:style>
    <style:style style:name="T123_181" style:family="text"/>
    <style:style style:name="T123_182" style:family="text">
      <style:text-properties fo:color="#1155cc" style:text-underline-style="solid" style:text-underline-color="font-color"/>
    </style:style>
    <style:style style:name="T123_183" style:family="text"/>
    <style:style style:name="T123_184" style:family="text">
      <style:text-properties fo:color="#1155cc" style:text-underline-style="solid" style:text-underline-color="font-color"/>
    </style:style>
    <style:style style:name="T123_185" style:family="text"/>
    <style:style style:name="T123_186" style:family="text">
      <style:text-properties fo:color="#1155cc" style:text-underline-style="solid" style:text-underline-color="font-color"/>
    </style:style>
    <style:style style:name="T123_187" style:family="text"/>
    <style:style style:name="T123_188" style:family="text">
      <style:text-properties fo:color="#1155cc" style:text-underline-style="solid" style:text-underline-color="font-color"/>
    </style:style>
    <style:style style:name="T123_189" style:family="text"/>
    <style:style style:name="T123_190" style:family="text">
      <style:text-properties fo:color="#1155cc" style:text-underline-style="solid" style:text-underline-color="font-color"/>
    </style:style>
    <style:style style:name="T123_191" style:family="text"/>
    <style:style style:name="T123_192" style:family="text">
      <style:text-properties fo:color="#1155cc" style:text-underline-style="solid" style:text-underline-color="font-color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T124_73" style:family="text"/>
    <style:style style:name="T124_74" style:family="text"/>
    <style:style style:name="T124_75" style:family="text"/>
    <style:style style:name="T124_76" style:family="text"/>
    <style:style style:name="T124_77" style:family="text"/>
    <style:style style:name="T124_78" style:family="text"/>
    <style:style style:name="T124_79" style:family="text"/>
    <style:style style:name="T124_80" style:family="text"/>
    <style:style style:name="T124_81" style:family="text"/>
    <style:style style:name="T124_82" style:family="text"/>
    <style:style style:name="T124_83" style:family="text"/>
    <style:style style:name="T124_84" style:family="text"/>
    <style:style style:name="T124_85" style:family="text"/>
    <style:style style:name="T124_86" style:family="text"/>
    <style:style style:name="T124_87" style:family="text"/>
    <style:style style:name="T124_88" style:family="text"/>
    <style:style style:name="T124_89" style:family="text"/>
    <style:style style:name="T124_90" style:family="text"/>
    <style:style style:name="T124_91" style:family="text"/>
    <style:style style:name="T124_92" style:family="text"/>
    <style:style style:name="T124_93" style:family="text"/>
    <style:style style:name="T124_94" style:family="text"/>
    <style:style style:name="T124_95" style:family="text"/>
    <style:style style:name="T124_96" style:family="text"/>
    <style:style style:name="T124_97" style:family="text"/>
    <style:style style:name="T124_98" style:family="text"/>
    <style:style style:name="T124_99" style:family="text"/>
    <style:style style:name="T124_100" style:family="text"/>
    <style:style style:name="T124_101" style:family="text"/>
    <style:style style:name="T124_102" style:family="text"/>
    <style:style style:name="T124_103" style:family="text"/>
    <style:style style:name="T124_104" style:family="text"/>
    <style:style style:name="T124_105" style:family="text"/>
    <style:style style:name="T124_106" style:family="text"/>
    <style:style style:name="T124_107" style:family="text"/>
    <style:style style:name="T124_108" style:family="text"/>
    <style:style style:name="T124_109" style:family="text"/>
    <style:style style:name="T124_110" style:family="text"/>
    <style:style style:name="T124_111" style:family="text"/>
    <style:style style:name="T124_112" style:family="text"/>
    <style:style style:name="T124_113" style:family="text"/>
    <style:style style:name="T124_114" style:family="text"/>
    <style:style style:name="T124_115" style:family="text"/>
    <style:style style:name="T124_116" style:family="text"/>
    <style:style style:name="T124_117" style:family="text"/>
    <style:style style:name="T124_118" style:family="text"/>
    <style:style style:name="T124_119" style:family="text"/>
    <style:style style:name="P125" style:family="paragraph" style:parent-style-name="Standard">
      <style:paragraph-properties fo:break-before="auto" fo:text-indent="0cm" fo:line-height="115%" fo:margin-left="1.27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T125_97" style:family="text"/>
    <style:style style:name="T125_98" style:family="text"/>
    <style:style style:name="T125_99" style:family="text"/>
    <style:style style:name="T125_100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T126_77" style:family="text"/>
    <style:style style:name="T126_78" style:family="text"/>
    <style:style style:name="T126_79" style:family="text"/>
    <style:style style:name="T126_80" style:family="text"/>
    <style:style style:name="T126_81" style:family="text"/>
    <style:style style:name="T126_82" style:family="text"/>
    <style:style style:name="T126_83" style:family="text"/>
    <style:style style:name="T126_84" style:family="text"/>
    <style:style style:name="T126_85" style:family="text"/>
    <style:style style:name="T126_86" style:family="text"/>
    <style:style style:name="T126_87" style:family="text"/>
    <style:style style:name="T126_88" style:family="text"/>
    <style:style style:name="T126_89" style:family="text"/>
    <style:style style:name="T126_90" style:family="text"/>
    <style:style style:name="T126_91" style:family="text"/>
    <style:style style:name="T126_92" style:family="text"/>
    <style:style style:name="T126_93" style:family="text"/>
    <style:style style:name="T126_94" style:family="text"/>
    <style:style style:name="T126_95" style:family="text"/>
    <style:style style:name="T126_96" style:family="text"/>
    <style:style style:name="T126_97" style:family="text"/>
    <style:style style:name="T126_98" style:family="text"/>
    <style:style style:name="T126_99" style:family="text"/>
    <style:style style:name="T126_100" style:family="text"/>
    <style:style style:name="T126_101" style:family="text"/>
    <style:style style:name="T126_102" style:family="text"/>
    <style:style style:name="T126_103" style:family="text"/>
    <style:style style:name="T126_104" style:family="text"/>
    <style:style style:name="T126_105" style:family="text"/>
    <style:style style:name="T126_106" style:family="text"/>
    <style:style style:name="T126_107" style:family="text"/>
    <style:style style:name="T126_108" style:family="text"/>
    <style:style style:name="T126_109" style:family="text"/>
    <style:style style:name="T126_110" style:family="text"/>
    <style:style style:name="T126_111" style:family="text"/>
    <style:style style:name="T126_112" style:family="text"/>
    <style:style style:name="T126_113" style:family="text"/>
    <style:style style:name="T126_114" style:family="text"/>
    <style:style style:name="T126_115" style:family="text"/>
    <style:style style:name="T126_116" style:family="text"/>
    <style:style style:name="T126_117" style:family="text"/>
    <style:style style:name="T126_118" style:family="text"/>
    <style:style style:name="T126_119" style:family="text"/>
    <style:style style:name="T126_120" style:family="text"/>
    <style:style style:name="T126_121" style:family="text"/>
    <style:style style:name="T126_122" style:family="text"/>
    <style:style style:name="T126_123" style:family="text"/>
    <style:style style:name="T126_124" style:family="text"/>
    <style:style style:name="T126_125" style:family="text"/>
    <style:style style:name="T126_126" style:family="text"/>
    <style:style style:name="T126_127" style:family="text"/>
    <style:style style:name="T126_128" style:family="text"/>
    <style:style style:name="T126_129" style:family="text"/>
    <style:style style:name="T126_130" style:family="text"/>
    <style:style style:name="T126_131" style:family="text"/>
    <style:style style:name="T126_132" style:family="text"/>
    <style:style style:name="T126_133" style:family="text"/>
    <style:style style:name="T126_134" style:family="text"/>
    <style:style style:name="T126_135" style:family="text"/>
    <style:style style:name="T126_136" style:family="text"/>
    <style:style style:name="T126_137" style:family="text"/>
    <style:style style:name="T126_138" style:family="text"/>
    <style:style style:name="T126_139" style:family="text"/>
    <style:style style:name="T126_140" style:family="text"/>
    <style:style style:name="T126_141" style:family="text"/>
    <style:style style:name="T126_142" style:family="text"/>
    <style:style style:name="T126_143" style:family="text"/>
    <style:style style:name="T126_144" style:family="text"/>
    <style:style style:name="T126_145" style:family="text"/>
    <style:style style:name="T126_146" style:family="text"/>
    <style:style style:name="T126_147" style:family="text"/>
    <style:style style:name="T126_148" style:family="text"/>
    <style:style style:name="T126_149" style:family="text"/>
    <style:style style:name="T126_150" style:family="text"/>
    <style:style style:name="T126_151" style:family="text"/>
    <style:style style:name="T126_152" style:family="text"/>
    <style:style style:name="T126_153" style:family="text"/>
    <style:style style:name="T126_154" style:family="text"/>
    <style:style style:name="T126_155" style:family="text"/>
    <style:style style:name="T126_156" style:family="text"/>
    <style:style style:name="T126_157" style:family="text"/>
    <style:style style:name="T126_158" style:family="text"/>
    <style:style style:name="T126_159" style:family="text"/>
    <style:style style:name="T126_160" style:family="text"/>
    <style:style style:name="T126_161" style:family="text"/>
    <style:style style:name="T126_162" style:family="text"/>
    <style:style style:name="T126_163" style:family="text"/>
    <style:style style:name="T126_164" style:family="text"/>
    <style:style style:name="T126_165" style:family="text"/>
    <style:style style:name="T126_166" style:family="text"/>
    <style:style style:name="T126_167" style:family="text"/>
    <style:style style:name="T126_168" style:family="text"/>
    <style:style style:name="T126_169" style:family="text"/>
    <style:style style:name="T126_170" style:family="text"/>
    <style:style style:name="T126_171" style:family="text"/>
    <style:style style:name="T126_172" style:family="text"/>
    <style:style style:name="T126_173" style:family="text"/>
    <style:style style:name="T126_174" style:family="text"/>
    <style:style style:name="T126_175" style:family="text"/>
    <style:style style:name="T126_176" style:family="text"/>
    <style:style style:name="T126_177" style:family="text"/>
    <style:style style:name="T126_178" style:family="text"/>
    <style:style style:name="T126_179" style:family="text"/>
    <style:style style:name="T126_180" style:family="text"/>
    <style:style style:name="T126_181" style:family="text"/>
    <style:style style:name="T126_182" style:family="text"/>
    <style:style style:name="T126_183" style:family="text"/>
    <style:style style:name="T126_184" style:family="text"/>
    <style:style style:name="T126_185" style:family="text"/>
    <style:style style:name="T126_186" style:family="text"/>
    <style:style style:name="T126_187" style:family="text"/>
    <style:style style:name="T126_188" style:family="text"/>
    <style:style style:name="T126_189" style:family="text"/>
    <style:style style:name="T126_190" style:family="text"/>
    <style:style style:name="T126_191" style:family="text"/>
    <style:style style:name="T126_192" style:family="text"/>
    <style:style style:name="T126_193" style:family="text"/>
    <style:style style:name="T126_194" style:family="text"/>
    <style:style style:name="T126_195" style:family="text"/>
    <style:style style:name="T126_196" style:family="text"/>
    <style:style style:name="T126_197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/>
    <style:style style:name="T127_78" style:family="text"/>
    <style:style style:name="T127_79" style:family="text"/>
    <style:style style:name="T127_80" style:family="text"/>
    <style:style style:name="T127_81" style:family="text"/>
    <style:style style:name="T127_82" style:family="text"/>
    <style:style style:name="T127_83" style:family="text"/>
    <style:style style:name="T127_84" style:family="text"/>
    <style:style style:name="T127_85" style:family="text"/>
    <style:style style:name="T127_86" style:family="text"/>
    <style:style style:name="T127_87" style:family="text"/>
    <style:style style:name="T127_88" style:family="text"/>
    <style:style style:name="T127_89" style:family="text"/>
    <style:style style:name="T127_90" style:family="text"/>
    <style:style style:name="T127_91" style:family="text"/>
    <style:style style:name="T127_92" style:family="text"/>
    <style:style style:name="T127_93" style:family="text"/>
    <style:style style:name="T127_94" style:family="text"/>
    <style:style style:name="T127_95" style:family="text"/>
    <style:style style:name="T127_96" style:family="text"/>
    <style:style style:name="T127_97" style:family="text"/>
    <style:style style:name="T127_98" style:family="text"/>
    <style:style style:name="T127_99" style:family="text"/>
    <style:style style:name="T127_100" style:family="text"/>
    <style:style style:name="T127_101" style:family="text"/>
    <style:style style:name="T127_102" style:family="text"/>
    <style:style style:name="T127_103" style:family="text"/>
    <style:style style:name="T127_104" style:family="text"/>
    <style:style style:name="T127_105" style:family="text"/>
    <style:style style:name="T127_106" style:family="text"/>
    <style:style style:name="T127_107" style:family="text"/>
    <style:style style:name="T127_108" style:family="text"/>
    <style:style style:name="T127_109" style:family="text"/>
    <style:style style:name="T127_110" style:family="text"/>
    <style:style style:name="T127_111" style:family="text"/>
    <style:style style:name="T127_112" style:family="text"/>
    <style:style style:name="T127_113" style:family="text"/>
    <style:style style:name="T127_114" style:family="text"/>
    <style:style style:name="T127_115" style:family="text"/>
    <style:style style:name="T127_116" style:family="text"/>
    <style:style style:name="T127_117" style:family="text"/>
    <style:style style:name="T127_118" style:family="text"/>
    <style:style style:name="T127_119" style:family="text"/>
    <style:style style:name="T127_120" style:family="text"/>
    <style:style style:name="T127_121" style:family="text"/>
    <style:style style:name="T127_122" style:family="text"/>
    <style:style style:name="T127_123" style:family="text"/>
    <style:style style:name="T127_124" style:family="text"/>
    <style:style style:name="T127_125" style:family="text"/>
    <style:style style:name="T127_126" style:family="text"/>
    <style:style style:name="T127_127" style:family="text"/>
    <style:style style:name="T127_128" style:family="text"/>
    <style:style style:name="T127_129" style:family="text"/>
    <style:style style:name="T127_130" style:family="text"/>
    <style:style style:name="T127_131" style:family="text"/>
    <style:style style:name="T127_132" style:family="text"/>
    <style:style style:name="T127_133" style:family="text"/>
    <style:style style:name="T127_134" style:family="text"/>
    <style:style style:name="T127_135" style:family="text"/>
    <style:style style:name="T127_136" style:family="text"/>
    <style:style style:name="T127_137" style:family="text"/>
    <style:style style:name="T127_138" style:family="text"/>
    <style:style style:name="T127_139" style:family="text"/>
    <style:style style:name="T127_140" style:family="text"/>
    <style:style style:name="T127_141" style:family="text"/>
    <style:style style:name="T127_142" style:family="text"/>
    <style:style style:name="T127_143" style:family="text"/>
    <style:style style:name="T127_144" style:family="text"/>
    <style:style style:name="T127_145" style:family="text"/>
    <style:style style:name="T127_146" style:family="text"/>
    <style:style style:name="T127_147" style:family="text"/>
    <style:style style:name="T127_148" style:family="text"/>
    <style:style style:name="T127_149" style:family="text"/>
    <style:style style:name="T127_150" style:family="text"/>
    <style:style style:name="T127_151" style:family="text"/>
    <style:style style:name="T127_152" style:family="text"/>
    <style:style style:name="T127_153" style:family="text"/>
    <style:style style:name="T127_154" style:family="text"/>
    <style:style style:name="T127_155" style:family="text"/>
    <style:style style:name="T127_156" style:family="text"/>
    <style:style style:name="T127_157" style:family="text"/>
    <style:style style:name="T127_158" style:family="text"/>
    <style:style style:name="T127_159" style:family="text"/>
    <style:style style:name="T127_160" style:family="text"/>
    <style:style style:name="T127_161" style:family="text"/>
    <style:style style:name="T127_162" style:family="text"/>
    <style:style style:name="T127_163" style:family="text"/>
    <style:style style:name="T127_164" style:family="text"/>
    <style:style style:name="T127_165" style:family="text"/>
    <style:style style:name="T127_166" style:family="text"/>
    <style:style style:name="T127_167" style:family="text"/>
    <style:style style:name="T127_168" style:family="text"/>
    <style:style style:name="T127_169" style:family="text"/>
    <style:style style:name="T127_170" style:family="text"/>
    <style:style style:name="T127_171" style:family="text"/>
    <style:style style:name="T127_172" style:family="text"/>
    <style:style style:name="T127_173" style:family="text"/>
    <style:style style:name="T127_174" style:family="text"/>
    <style:style style:name="T127_175" style:family="text"/>
    <style:style style:name="T127_176" style:family="text"/>
    <style:style style:name="T127_177" style:family="text"/>
    <style:style style:name="T127_178" style:family="text"/>
    <style:style style:name="T127_179" style:family="text"/>
    <style:style style:name="T127_180" style:family="text"/>
    <style:style style:name="T127_181" style:family="text"/>
    <style:style style:name="T127_182" style:family="text"/>
    <style:style style:name="T127_183" style:family="text"/>
    <style:style style:name="T127_184" style:family="text"/>
    <style:style style:name="T127_185" style:family="text"/>
    <style:style style:name="T127_186" style:family="text"/>
    <style:style style:name="T127_187" style:family="text"/>
    <style:style style:name="T127_188" style:family="text"/>
    <style:style style:name="T127_189" style:family="text"/>
    <style:style style:name="T127_190" style:family="text"/>
    <style:style style:name="T127_191" style:family="text"/>
    <style:style style:name="T127_192" style:family="text"/>
    <style:style style:name="T127_193" style:family="text"/>
    <style:style style:name="T127_194" style:family="text"/>
    <style:style style:name="T127_195" style:family="text"/>
    <style:style style:name="T127_196" style:family="text"/>
    <style:style style:name="T127_197" style:family="text"/>
    <style:style style:name="T127_198" style:family="text"/>
    <style:style style:name="T127_199" style:family="text"/>
    <style:style style:name="T127_200" style:family="text"/>
    <style:style style:name="T127_201" style:family="text"/>
    <style:style style:name="T127_202" style:family="text"/>
    <style:style style:name="T127_203" style:family="text"/>
    <style:style style:name="T127_204" style:family="text"/>
    <style:style style:name="T127_205" style:family="text"/>
    <style:style style:name="T127_206" style:family="text"/>
    <style:style style:name="T127_207" style:family="text"/>
    <style:style style:name="T127_208" style:family="text"/>
    <style:style style:name="T127_209" style:family="text"/>
    <style:style style:name="T127_210" style:family="text"/>
    <style:style style:name="T127_211" style:family="text"/>
    <style:style style:name="T127_212" style:family="text"/>
    <style:style style:name="T127_213" style:family="text"/>
    <style:style style:name="T127_214" style:family="text"/>
    <style:style style:name="T127_215" style:family="text"/>
    <style:style style:name="T127_216" style:family="text"/>
    <style:style style:name="T127_217" style:family="text"/>
    <style:style style:name="T127_218" style:family="text"/>
    <style:style style:name="T127_219" style:family="text"/>
    <style:style style:name="T127_220" style:family="text"/>
    <style:style style:name="T127_221" style:family="text"/>
    <style:style style:name="T127_222" style:family="text"/>
    <style:style style:name="T127_223" style:family="text"/>
    <style:style style:name="T127_224" style:family="text"/>
    <style:style style:name="T127_225" style:family="text"/>
    <style:style style:name="T127_226" style:family="text"/>
    <style:style style:name="T127_227" style:family="text"/>
    <style:style style:name="T127_228" style:family="text"/>
    <style:style style:name="T127_229" style:family="text"/>
    <style:style style:name="T127_230" style:family="text"/>
    <style:style style:name="T127_231" style:family="text"/>
    <style:style style:name="T127_232" style:family="text"/>
    <style:style style:name="T127_233" style:family="text"/>
    <style:style style:name="T127_234" style:family="text"/>
    <style:style style:name="T127_235" style:family="text"/>
    <style:style style:name="T127_236" style:family="text"/>
    <style:style style:name="T127_237" style:family="text"/>
    <style:style style:name="T127_238" style:family="text"/>
    <style:style style:name="T127_239" style:family="text"/>
    <style:style style:name="T127_240" style:family="text"/>
    <style:style style:name="T127_241" style:family="text"/>
    <style:style style:name="T127_242" style:family="text"/>
    <style:style style:name="T127_243" style:family="text"/>
    <style:style style:name="T127_244" style:family="text"/>
    <style:style style:name="T127_245" style:family="text"/>
    <style:style style:name="T127_246" style:family="text"/>
    <style:style style:name="T127_247" style:family="text"/>
    <style:style style:name="T127_248" style:family="text"/>
    <style:style style:name="T127_249" style:family="text"/>
    <style:style style:name="T127_250" style:family="text"/>
    <style:style style:name="T127_251" style:family="text"/>
    <style:style style:name="T127_252" style:family="text"/>
    <style:style style:name="T127_253" style:family="text"/>
    <style:style style:name="T127_254" style:family="text"/>
    <style:style style:name="T127_255" style:family="text"/>
    <style:style style:name="T127_256" style:family="text"/>
    <style:style style:name="T127_257" style:family="text"/>
    <style:style style:name="T127_258" style:family="text"/>
    <style:style style:name="T127_259" style:family="text"/>
    <style:style style:name="T127_260" style:family="text"/>
    <style:style style:name="T127_261" style:family="text"/>
    <style:style style:name="T127_262" style:family="text"/>
    <style:style style:name="T127_263" style:family="text"/>
    <style:style style:name="T127_264" style:family="text"/>
    <style:style style:name="T127_265" style:family="text"/>
    <style:style style:name="T127_266" style:family="text"/>
    <style:style style:name="T127_267" style:family="text"/>
    <style:style style:name="T127_268" style:family="text"/>
    <style:style style:name="T127_269" style:family="text"/>
    <style:style style:name="T127_270" style:family="text"/>
    <style:style style:name="T127_271" style:family="text"/>
    <style:style style:name="T127_272" style:family="text"/>
    <style:style style:name="T127_273" style:family="text"/>
    <style:style style:name="T127_274" style:family="text"/>
    <style:style style:name="T127_275" style:family="text"/>
    <style:style style:name="T127_276" style:family="text"/>
    <style:style style:name="T127_277" style:family="text"/>
    <style:style style:name="T127_278" style:family="text"/>
    <style:style style:name="T127_279" style:family="text"/>
    <style:style style:name="T127_280" style:family="text"/>
    <style:style style:name="T127_281" style:family="text"/>
    <style:style style:name="T127_282" style:family="text"/>
    <style:style style:name="T127_283" style:family="text"/>
    <style:style style:name="T127_284" style:family="text"/>
    <style:style style:name="T127_285" style:family="text"/>
    <style:style style:name="T127_286" style:family="text"/>
    <style:style style:name="T127_287" style:family="text"/>
    <style:style style:name="T127_288" style:family="text"/>
    <style:style style:name="T127_289" style:family="text"/>
    <style:style style:name="T127_290" style:family="text"/>
    <style:style style:name="T127_291" style:family="text"/>
    <style:style style:name="T127_292" style:family="text"/>
    <style:style style:name="T127_293" style:family="text"/>
    <style:style style:name="T127_294" style:family="text"/>
    <style:style style:name="T127_295" style:family="text"/>
    <style:style style:name="T127_296" style:family="text"/>
    <style:style style:name="T127_297" style:family="text"/>
    <style:style style:name="T127_298" style:family="text"/>
    <style:style style:name="T127_299" style:family="text"/>
    <style:style style:name="T127_300" style:family="text"/>
    <style:style style:name="T127_301" style:family="text"/>
    <style:style style:name="T127_302" style:family="text"/>
    <style:style style:name="T127_303" style:family="text"/>
    <style:style style:name="T127_304" style:family="text"/>
    <style:style style:name="T127_305" style:family="text"/>
    <style:style style:name="T127_306" style:family="text"/>
    <style:style style:name="T127_307" style:family="text"/>
    <style:style style:name="T127_308" style:family="text"/>
    <style:style style:name="T127_309" style:family="text"/>
    <style:style style:name="T127_310" style:family="text"/>
    <style:style style:name="T127_311" style:family="text"/>
    <style:style style:name="T127_312" style:family="text"/>
    <style:style style:name="T127_313" style:family="text"/>
    <style:style style:name="T127_314" style:family="text"/>
    <style:style style:name="T127_315" style:family="text"/>
    <style:style style:name="T127_316" style:family="text"/>
    <style:style style:name="T127_317" style:family="text"/>
    <style:style style:name="T127_318" style:family="text"/>
    <style:style style:name="T127_319" style:family="text"/>
    <style:style style:name="T127_320" style:family="text"/>
    <style:style style:name="T127_321" style:family="text"/>
    <style:style style:name="T127_322" style:family="text"/>
    <style:style style:name="T127_323" style:family="text"/>
    <style:style style:name="T127_324" style:family="text"/>
    <style:style style:name="T127_325" style:family="text"/>
    <style:style style:name="T127_326" style:family="text"/>
    <style:style style:name="T127_327" style:family="text"/>
    <style:style style:name="T127_328" style:family="text"/>
    <style:style style:name="T127_329" style:family="text"/>
    <style:style style:name="T127_330" style:family="text"/>
    <style:style style:name="T127_331" style:family="text"/>
    <style:style style:name="T127_332" style:family="text"/>
    <style:style style:name="T127_333" style:family="text"/>
    <style:style style:name="T127_334" style:family="text"/>
    <style:style style:name="T127_335" style:family="text"/>
    <style:style style:name="T127_336" style:family="text"/>
    <style:style style:name="T127_337" style:family="text"/>
    <style:style style:name="T127_338" style:family="text"/>
    <style:style style:name="T127_339" style:family="text"/>
    <style:style style:name="T127_340" style:family="text"/>
    <style:style style:name="T127_341" style:family="text"/>
    <style:style style:name="T127_342" style:family="text"/>
    <style:style style:name="T127_343" style:family="text"/>
    <style:style style:name="T127_344" style:family="text"/>
    <style:style style:name="T127_345" style:family="text"/>
    <style:style style:name="T127_346" style:family="text"/>
    <style:style style:name="T127_347" style:family="text"/>
    <style:style style:name="T127_348" style:family="text"/>
    <style:style style:name="T127_349" style:family="text"/>
    <style:style style:name="T127_350" style:family="text"/>
    <style:style style:name="T127_351" style:family="text"/>
    <style:style style:name="T127_352" style:family="text"/>
    <style:style style:name="T127_353" style:family="text"/>
    <style:style style:name="T127_354" style:family="text"/>
    <style:style style:name="T127_355" style:family="text"/>
    <style:style style:name="T127_356" style:family="text"/>
    <style:style style:name="T127_357" style:family="text"/>
    <style:style style:name="T127_358" style:family="text"/>
    <style:style style:name="T127_359" style:family="text"/>
    <style:style style:name="T127_360" style:family="text"/>
    <style:style style:name="T127_361" style:family="text"/>
    <style:style style:name="T127_362" style:family="text"/>
    <style:style style:name="T127_363" style:family="text"/>
    <style:style style:name="T127_364" style:family="text"/>
    <style:style style:name="T127_365" style:family="text"/>
    <style:style style:name="T127_366" style:family="text"/>
    <style:style style:name="T127_367" style:family="text"/>
    <style:style style:name="T127_368" style:family="text"/>
    <style:style style:name="T127_369" style:family="text"/>
    <style:style style:name="T127_370" style:family="text"/>
    <style:style style:name="T127_371" style:family="text"/>
    <style:style style:name="T127_372" style:family="text"/>
    <style:style style:name="T127_373" style:family="text"/>
    <style:style style:name="T127_374" style:family="text"/>
    <style:style style:name="T127_375" style:family="text"/>
    <style:style style:name="T127_376" style:family="text"/>
    <style:style style:name="T127_377" style:family="text"/>
    <style:style style:name="T127_378" style:family="text"/>
    <style:style style:name="T127_379" style:family="text"/>
    <style:style style:name="T127_380" style:family="text"/>
    <style:style style:name="T127_381" style:family="text"/>
    <style:style style:name="T127_382" style:family="text"/>
    <style:style style:name="T127_383" style:family="text"/>
    <style:style style:name="T127_384" style:family="text"/>
    <style:style style:name="T127_385" style:family="text"/>
    <style:style style:name="T127_386" style:family="text"/>
    <style:style style:name="T127_387" style:family="text"/>
    <style:style style:name="T127_388" style:family="text"/>
    <style:style style:name="T127_389" style:family="text"/>
    <style:style style:name="T127_390" style:family="text"/>
    <style:style style:name="T127_391" style:family="text"/>
    <style:style style:name="T127_392" style:family="text"/>
    <style:style style:name="T127_393" style:family="text"/>
    <style:style style:name="T127_394" style:family="text"/>
    <style:style style:name="T127_395" style:family="text"/>
    <style:style style:name="T127_396" style:family="text"/>
    <style:style style:name="T127_397" style:family="text"/>
    <style:style style:name="T127_398" style:family="text"/>
    <style:style style:name="T127_399" style:family="text"/>
    <style:style style:name="T127_400" style:family="text"/>
    <style:style style:name="T127_401" style:family="text"/>
    <style:style style:name="T127_402" style:family="text"/>
    <style:style style:name="T127_403" style:family="text"/>
    <style:style style:name="T127_404" style:family="text"/>
    <style:style style:name="T127_405" style:family="text"/>
    <style:style style:name="T127_406" style:family="text"/>
    <style:style style:name="T127_407" style:family="text"/>
    <style:style style:name="T127_408" style:family="text"/>
    <style:style style:name="T127_409" style:family="text"/>
    <style:style style:name="T127_410" style:family="text"/>
    <style:style style:name="T127_411" style:family="text"/>
    <style:style style:name="T127_412" style:family="text"/>
    <style:style style:name="T127_413" style:family="text"/>
    <style:style style:name="T127_414" style:family="text"/>
    <style:style style:name="T127_415" style:family="text"/>
    <style:style style:name="T127_416" style:family="text"/>
    <style:style style:name="T127_417" style:family="text"/>
    <style:style style:name="T127_418" style:family="text"/>
    <style:style style:name="T127_419" style:family="text"/>
    <style:style style:name="T127_420" style:family="text"/>
    <style:style style:name="T127_421" style:family="text"/>
    <style:style style:name="T127_422" style:family="text"/>
    <style:style style:name="T127_423" style:family="text"/>
    <style:style style:name="T127_424" style:family="text"/>
    <style:style style:name="T127_425" style:family="text"/>
    <style:style style:name="T127_426" style:family="text"/>
    <style:style style:name="T127_427" style:family="text"/>
    <style:style style:name="T127_428" style:family="text"/>
    <style:style style:name="T127_429" style:family="text"/>
    <style:style style:name="T127_430" style:family="text"/>
    <style:style style:name="T127_431" style:family="text"/>
    <style:style style:name="T127_432" style:family="text"/>
    <style:style style:name="T127_433" style:family="text"/>
    <style:style style:name="T127_434" style:family="text"/>
    <style:style style:name="T127_435" style:family="text"/>
    <style:style style:name="T127_436" style:family="text"/>
    <style:style style:name="T127_437" style:family="text"/>
    <style:style style:name="T127_438" style:family="text"/>
    <style:style style:name="T127_439" style:family="text"/>
    <style:style style:name="T127_440" style:family="text"/>
    <style:style style:name="T127_441" style:family="text"/>
    <style:style style:name="T127_442" style:family="text"/>
    <style:style style:name="T127_443" style:family="text"/>
    <style:style style:name="T127_444" style:family="text"/>
    <style:style style:name="T127_445" style:family="text"/>
    <style:style style:name="T127_446" style:family="text"/>
    <style:style style:name="T127_447" style:family="text"/>
    <style:style style:name="T127_448" style:family="text"/>
    <style:style style:name="T127_449" style:family="text"/>
    <style:style style:name="T127_450" style:family="text"/>
    <style:style style:name="T127_451" style:family="text"/>
    <style:style style:name="T127_452" style:family="text"/>
    <style:style style:name="T127_453" style:family="text"/>
    <style:style style:name="T127_454" style:family="text"/>
    <style:style style:name="T127_455" style:family="text"/>
    <style:style style:name="T127_456" style:family="text"/>
    <style:style style:name="T127_457" style:family="text"/>
    <style:style style:name="T127_458" style:family="text"/>
    <style:style style:name="T127_459" style:family="text"/>
    <style:style style:name="T127_460" style:family="text"/>
    <style:style style:name="T127_461" style:family="text"/>
    <style:style style:name="T127_462" style:family="text"/>
    <style:style style:name="T127_463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/>
    <style:style style:name="T128_104" style:family="text"/>
    <style:style style:name="T128_105" style:family="text"/>
    <style:style style:name="T128_106" style:family="text"/>
    <style:style style:name="T128_107" style:family="text"/>
    <style:style style:name="T128_108" style:family="text"/>
    <style:style style:name="T128_109" style:family="text"/>
    <style:style style:name="T128_110" style:family="text"/>
    <style:style style:name="T128_111" style:family="text"/>
    <style:style style:name="T128_112" style:family="text"/>
    <style:style style:name="T128_113" style:family="text"/>
    <style:style style:name="T128_114" style:family="text"/>
    <style:style style:name="T128_115" style:family="text"/>
    <style:style style:name="T128_116" style:family="text"/>
    <style:style style:name="T128_117" style:family="text"/>
    <style:style style:name="T128_118" style:family="text"/>
    <style:style style:name="T128_119" style:family="text"/>
    <style:style style:name="T128_120" style:family="text"/>
    <style:style style:name="T128_121" style:family="text"/>
    <style:style style:name="T128_122" style:family="text"/>
    <style:style style:name="T128_123" style:family="text"/>
    <style:style style:name="T128_124" style:family="text"/>
    <style:style style:name="T128_125" style:family="text"/>
    <style:style style:name="T128_126" style:family="text"/>
    <style:style style:name="T128_127" style:family="text"/>
    <style:style style:name="T128_128" style:family="text"/>
    <style:style style:name="T128_129" style:family="text"/>
    <style:style style:name="T128_130" style:family="text"/>
    <style:style style:name="T128_131" style:family="text"/>
    <style:style style:name="T128_132" style:family="text"/>
    <style:style style:name="T128_133" style:family="text"/>
    <style:style style:name="T128_134" style:family="text"/>
    <style:style style:name="T128_135" style:family="text"/>
    <style:style style:name="T128_136" style:family="text"/>
    <style:style style:name="T128_137" style:family="text"/>
    <style:style style:name="T128_138" style:family="text"/>
    <style:style style:name="T128_139" style:family="text"/>
    <style:style style:name="T128_140" style:family="text"/>
    <style:style style:name="T128_141" style:family="text"/>
    <style:style style:name="T128_142" style:family="text"/>
    <style:style style:name="T128_143" style:family="text"/>
    <style:style style:name="T128_144" style:family="text"/>
    <style:style style:name="T128_145" style:family="text"/>
    <style:style style:name="T128_146" style:family="text"/>
    <style:style style:name="T128_147" style:family="text"/>
    <style:style style:name="T128_148" style:family="text"/>
    <style:style style:name="T128_149" style:family="text"/>
    <style:style style:name="T128_150" style:family="text"/>
    <style:style style:name="T128_151" style:family="text"/>
    <style:style style:name="T128_152" style:family="text"/>
    <style:style style:name="T128_153" style:family="text"/>
    <style:style style:name="T128_154" style:family="text"/>
    <style:style style:name="T128_155" style:family="text"/>
    <style:style style:name="T128_156" style:family="text"/>
    <style:style style:name="T128_157" style:family="text"/>
    <style:style style:name="T128_158" style:family="text"/>
    <style:style style:name="T128_159" style:family="text"/>
    <style:style style:name="T128_160" style:family="text"/>
    <style:style style:name="T128_161" style:family="text"/>
    <style:style style:name="T128_162" style:family="text"/>
    <style:style style:name="T128_163" style:family="text"/>
    <style:style style:name="T128_164" style:family="text"/>
    <style:style style:name="T128_165" style:family="text"/>
    <style:style style:name="T128_166" style:family="text"/>
    <style:style style:name="T128_167" style:family="text"/>
    <style:style style:name="T128_168" style:family="text"/>
    <style:style style:name="T128_169" style:family="text"/>
    <style:style style:name="T128_170" style:family="text"/>
    <style:style style:name="T128_171" style:family="text"/>
    <style:style style:name="T128_172" style:family="text"/>
    <style:style style:name="T128_173" style:family="text"/>
    <style:style style:name="T128_174" style:family="text"/>
    <style:style style:name="T128_175" style:family="text"/>
    <style:style style:name="T128_176" style:family="text"/>
    <style:style style:name="T128_177" style:family="text"/>
    <style:style style:name="T128_178" style:family="text"/>
    <style:style style:name="T128_179" style:family="text"/>
    <style:style style:name="T128_180" style:family="text"/>
    <style:style style:name="T128_181" style:family="text"/>
    <style:style style:name="T128_182" style:family="text"/>
    <style:style style:name="T128_183" style:family="text"/>
    <style:style style:name="T128_184" style:family="text"/>
    <style:style style:name="T128_185" style:family="text"/>
    <style:style style:name="T128_186" style:family="text"/>
    <style:style style:name="T128_187" style:family="text"/>
    <style:style style:name="T128_188" style:family="text"/>
    <style:style style:name="T128_189" style:family="text"/>
    <style:style style:name="T128_190" style:family="text"/>
    <style:style style:name="T128_191" style:family="text"/>
    <style:style style:name="T128_192" style:family="text"/>
    <style:style style:name="T128_193" style:family="text"/>
    <style:style style:name="T128_194" style:family="text"/>
    <style:style style:name="T128_195" style:family="text"/>
    <style:style style:name="T128_196" style:family="text"/>
    <style:style style:name="T128_197" style:family="text"/>
    <style:style style:name="T128_198" style:family="text"/>
    <style:style style:name="T128_199" style:family="text"/>
    <style:style style:name="T128_200" style:family="text"/>
    <style:style style:name="T128_201" style:family="text"/>
    <style:style style:name="T128_202" style:family="text"/>
    <style:style style:name="T128_203" style:family="text"/>
    <style:style style:name="T128_204" style:family="text"/>
    <style:style style:name="T128_205" style:family="text"/>
    <style:style style:name="T128_206" style:family="text"/>
    <style:style style:name="T128_207" style:family="text"/>
    <style:style style:name="T128_208" style:family="text"/>
    <style:style style:name="T128_209" style:family="text"/>
    <style:style style:name="T128_210" style:family="text"/>
    <style:style style:name="T128_211" style:family="text"/>
    <style:style style:name="T128_212" style:family="text"/>
    <style:style style:name="T128_213" style:family="text"/>
    <style:style style:name="T128_214" style:family="text"/>
    <style:style style:name="T128_215" style:family="text"/>
    <style:style style:name="T128_216" style:family="text"/>
    <style:style style:name="T128_217" style:family="text"/>
    <style:style style:name="T128_218" style:family="text"/>
    <style:style style:name="T128_219" style:family="text"/>
    <style:style style:name="T128_220" style:family="text"/>
    <style:style style:name="T128_221" style:family="text"/>
    <style:style style:name="T128_222" style:family="text"/>
    <style:style style:name="T128_223" style:family="text"/>
    <style:style style:name="T128_224" style:family="text"/>
    <style:style style:name="T128_225" style:family="text"/>
    <style:style style:name="T128_226" style:family="text"/>
    <style:style style:name="T128_227" style:family="text"/>
    <style:style style:name="T128_228" style:family="text"/>
    <style:style style:name="T128_229" style:family="text"/>
    <style:style style:name="T128_230" style:family="text"/>
    <style:style style:name="T128_231" style:family="text"/>
    <style:style style:name="T128_232" style:family="text"/>
    <style:style style:name="T128_233" style:family="text"/>
    <style:style style:name="T128_234" style:family="text"/>
    <style:style style:name="T128_235" style:family="text"/>
    <style:style style:name="T128_236" style:family="text"/>
    <style:style style:name="T128_237" style:family="text"/>
    <style:style style:name="T128_238" style:family="text"/>
    <style:style style:name="T128_239" style:family="text"/>
    <style:style style:name="T128_240" style:family="text"/>
    <style:style style:name="T128_241" style:family="text"/>
    <style:style style:name="T128_242" style:family="text"/>
    <style:style style:name="T128_243" style:family="text"/>
    <style:style style:name="T128_244" style:family="text"/>
    <style:style style:name="T128_245" style:family="text"/>
    <style:style style:name="T128_246" style:family="text"/>
    <style:style style:name="T128_247" style:family="text"/>
    <style:style style:name="T128_248" style:family="text"/>
    <style:style style:name="T128_249" style:family="text"/>
    <style:style style:name="T128_250" style:family="text"/>
    <style:style style:name="T128_251" style:family="text"/>
    <style:style style:name="T128_252" style:family="text"/>
    <style:style style:name="T128_253" style:family="text"/>
    <style:style style:name="T128_254" style:family="text"/>
    <style:style style:name="T128_255" style:family="text"/>
    <style:style style:name="T128_256" style:family="text"/>
    <style:style style:name="T128_257" style:family="text"/>
    <style:style style:name="T128_258" style:family="text"/>
    <style:style style:name="T128_259" style:family="text"/>
    <style:style style:name="T128_260" style:family="text"/>
    <style:style style:name="T128_261" style:family="text"/>
    <style:style style:name="T128_262" style:family="text"/>
    <style:style style:name="T128_263" style:family="text"/>
    <style:style style:name="T128_264" style:family="text"/>
    <style:style style:name="T128_265" style:family="text"/>
    <style:style style:name="T128_266" style:family="text"/>
    <style:style style:name="T128_267" style:family="text"/>
    <style:style style:name="T128_268" style:family="text"/>
    <style:style style:name="T128_269" style:family="text"/>
    <style:style style:name="T128_270" style:family="text"/>
    <style:style style:name="T128_271" style:family="text"/>
    <style:style style:name="T128_272" style:family="text"/>
    <style:style style:name="T128_273" style:family="text"/>
    <style:style style:name="T128_274" style:family="text"/>
    <style:style style:name="T128_275" style:family="text"/>
    <style:style style:name="T128_276" style:family="text"/>
    <style:style style:name="T128_277" style:family="text"/>
    <style:style style:name="T128_278" style:family="text"/>
    <style:style style:name="T128_279" style:family="text"/>
    <style:style style:name="T128_280" style:family="text"/>
    <style:style style:name="T128_281" style:family="text"/>
    <style:style style:name="T128_282" style:family="text"/>
    <style:style style:name="T128_283" style:family="text"/>
    <style:style style:name="T128_284" style:family="text"/>
    <style:style style:name="T128_285" style:family="text"/>
    <style:style style:name="T128_286" style:family="text"/>
    <style:style style:name="T128_287" style:family="text"/>
    <style:style style:name="T128_288" style:family="text"/>
    <style:style style:name="T128_289" style:family="text"/>
    <style:style style:name="T128_290" style:family="text"/>
    <style:style style:name="T128_291" style:family="text"/>
    <style:style style:name="T128_292" style:family="text"/>
    <style:style style:name="T128_293" style:family="text"/>
    <style:style style:name="T128_294" style:family="text"/>
    <style:style style:name="T128_295" style:family="text"/>
    <style:style style:name="T128_296" style:family="text"/>
    <style:style style:name="T128_297" style:family="text"/>
    <style:style style:name="T128_298" style:family="text"/>
    <style:style style:name="T128_299" style:family="text"/>
    <style:style style:name="T128_300" style:family="text"/>
    <style:style style:name="T128_301" style:family="text"/>
    <style:style style:name="T128_302" style:family="text"/>
    <style:style style:name="T128_303" style:family="text"/>
    <style:style style:name="T128_304" style:family="text"/>
    <style:style style:name="T128_305" style:family="text"/>
    <style:style style:name="T128_306" style:family="text"/>
    <style:style style:name="T128_307" style:family="text"/>
    <style:style style:name="T128_308" style:family="text"/>
    <style:style style:name="T128_309" style:family="text"/>
    <style:style style:name="T128_310" style:family="text"/>
    <style:style style:name="T128_311" style:family="text"/>
    <style:style style:name="T128_312" style:family="text"/>
    <style:style style:name="T128_313" style:family="text"/>
    <style:style style:name="T128_314" style:family="text"/>
    <style:style style:name="T128_315" style:family="text"/>
    <style:style style:name="T128_316" style:family="text"/>
    <style:style style:name="T128_317" style:family="text"/>
    <style:style style:name="T128_318" style:family="text"/>
    <style:style style:name="T128_319" style:family="text"/>
    <style:style style:name="T128_320" style:family="text"/>
    <style:style style:name="T128_321" style:family="text"/>
    <style:style style:name="T128_322" style:family="text"/>
    <style:style style:name="T128_323" style:family="text"/>
    <style:style style:name="T128_324" style:family="text"/>
    <style:style style:name="T128_325" style:family="text"/>
    <style:style style:name="T128_326" style:family="text"/>
    <style:style style:name="T128_327" style:family="text"/>
    <style:style style:name="T128_328" style:family="text"/>
    <style:style style:name="T128_329" style:family="text"/>
    <style:style style:name="T128_330" style:family="text"/>
    <style:style style:name="T128_331" style:family="text"/>
    <style:style style:name="T128_332" style:family="text"/>
    <style:style style:name="T128_333" style:family="text"/>
    <style:style style:name="T128_334" style:family="text"/>
    <style:style style:name="T128_335" style:family="text"/>
    <style:style style:name="T128_336" style:family="text"/>
    <style:style style:name="T128_337" style:family="text"/>
    <style:style style:name="T128_338" style:family="text"/>
    <style:style style:name="T128_339" style:family="text"/>
    <style:style style:name="T128_340" style:family="text"/>
    <style:style style:name="T128_341" style:family="text"/>
    <style:style style:name="T128_342" style:family="text"/>
    <style:style style:name="T128_343" style:family="text"/>
    <style:style style:name="T128_344" style:family="text"/>
    <style:style style:name="T128_345" style:family="text"/>
    <style:style style:name="T128_346" style:family="text"/>
    <style:style style:name="T128_347" style:family="text"/>
    <style:style style:name="T128_348" style:family="text"/>
    <style:style style:name="T128_349" style:family="text"/>
    <style:style style:name="T128_350" style:family="text"/>
    <style:style style:name="T128_351" style:family="text"/>
    <style:style style:name="T128_352" style:family="text"/>
    <style:style style:name="T128_353" style:family="text"/>
    <style:style style:name="T128_354" style:family="text"/>
    <style:style style:name="T128_355" style:family="text"/>
    <style:style style:name="T128_356" style:family="text"/>
    <style:style style:name="T128_357" style:family="text"/>
    <style:style style:name="T128_358" style:family="text"/>
    <style:style style:name="T128_359" style:family="text"/>
    <style:style style:name="T128_360" style:family="text"/>
    <style:style style:name="T128_361" style:family="text"/>
    <style:style style:name="T128_362" style:family="text"/>
    <style:style style:name="T128_363" style:family="text"/>
    <style:style style:name="T128_364" style:family="text"/>
    <style:style style:name="T128_365" style:family="text"/>
    <style:style style:name="T128_366" style:family="text"/>
    <style:style style:name="T128_367" style:family="text"/>
    <style:style style:name="T128_368" style:family="text"/>
    <style:style style:name="T128_369" style:family="text"/>
    <style:style style:name="T128_370" style:family="text"/>
    <style:style style:name="T128_371" style:family="text"/>
    <style:style style:name="T128_372" style:family="text"/>
    <style:style style:name="T128_373" style:family="text"/>
    <style:style style:name="T128_374" style:family="text"/>
    <style:style style:name="T128_375" style:family="text"/>
    <style:style style:name="T128_376" style:family="text"/>
    <style:style style:name="T128_377" style:family="text"/>
    <style:style style:name="T128_378" style:family="text"/>
    <style:style style:name="T128_379" style:family="text"/>
    <style:style style:name="T128_380" style:family="text"/>
    <style:style style:name="T128_381" style:family="text"/>
    <style:style style:name="T128_382" style:family="text"/>
    <style:style style:name="T128_383" style:family="text"/>
    <style:style style:name="T128_384" style:family="text"/>
    <style:style style:name="T128_385" style:family="text"/>
    <style:style style:name="T128_386" style:family="text"/>
    <style:style style:name="T128_387" style:family="text"/>
    <style:style style:name="T128_388" style:family="text"/>
    <style:style style:name="T128_389" style:family="text"/>
    <style:style style:name="T128_390" style:family="text"/>
    <style:style style:name="T128_391" style:family="text"/>
    <style:style style:name="T128_392" style:family="text"/>
    <style:style style:name="T128_393" style:family="text"/>
    <style:style style:name="T128_394" style:family="text"/>
    <style:style style:name="T128_395" style:family="text"/>
    <style:style style:name="T128_396" style:family="text"/>
    <style:style style:name="T128_397" style:family="text"/>
    <style:style style:name="T128_398" style:family="text"/>
    <style:style style:name="T128_399" style:family="text"/>
    <style:style style:name="T128_400" style:family="text"/>
    <style:style style:name="T128_401" style:family="text"/>
    <style:style style:name="T128_402" style:family="text"/>
    <style:style style:name="T128_403" style:family="text"/>
    <style:style style:name="T128_404" style:family="text"/>
    <style:style style:name="T128_405" style:family="text"/>
    <style:style style:name="T128_406" style:family="text"/>
    <style:style style:name="T128_407" style:family="text"/>
    <style:style style:name="T128_408" style:family="text"/>
    <style:style style:name="T128_409" style:family="text"/>
    <style:style style:name="T128_410" style:family="text"/>
    <style:style style:name="T128_411" style:family="text"/>
    <style:style style:name="T128_412" style:family="text"/>
    <style:style style:name="T128_413" style:family="text"/>
    <style:style style:name="T128_414" style:family="text"/>
    <style:style style:name="T128_415" style:family="text"/>
    <style:style style:name="T128_416" style:family="text"/>
    <style:style style:name="T128_417" style:family="text"/>
    <style:style style:name="T128_418" style:family="text"/>
    <style:style style:name="T128_419" style:family="text"/>
    <style:style style:name="T128_420" style:family="text"/>
    <style:style style:name="T128_421" style:family="text"/>
    <style:style style:name="T128_422" style:family="text"/>
    <style:style style:name="T128_423" style:family="text"/>
    <style:style style:name="T128_424" style:family="text"/>
    <style:style style:name="T128_425" style:family="text"/>
    <style:style style:name="T128_426" style:family="text"/>
    <style:style style:name="T128_427" style:family="text"/>
    <style:style style:name="T128_428" style:family="text"/>
    <style:style style:name="T128_429" style:family="text"/>
    <style:style style:name="T128_430" style:family="text"/>
    <style:style style:name="T128_431" style:family="text"/>
    <style:style style:name="T128_432" style:family="text"/>
    <style:style style:name="T128_433" style:family="text"/>
    <style:style style:name="T128_434" style:family="text"/>
    <style:style style:name="T128_435" style:family="text"/>
    <style:style style:name="T128_436" style:family="text"/>
    <style:style style:name="T128_437" style:family="text"/>
    <style:style style:name="T128_438" style:family="text"/>
    <style:style style:name="T128_439" style:family="text"/>
    <style:style style:name="T128_440" style:family="text"/>
    <style:style style:name="T128_441" style:family="text"/>
    <style:style style:name="T128_442" style:family="text"/>
    <style:style style:name="T128_443" style:family="text"/>
    <style:style style:name="T128_444" style:family="text"/>
    <style:style style:name="T128_445" style:family="text"/>
    <style:style style:name="T128_446" style:family="text"/>
    <style:style style:name="T128_447" style:family="text"/>
    <style:style style:name="T128_448" style:family="text"/>
    <style:style style:name="T128_449" style:family="text"/>
    <style:style style:name="T128_450" style:family="text"/>
    <style:style style:name="T128_451" style:family="text"/>
    <style:style style:name="T128_452" style:family="text"/>
    <style:style style:name="T128_453" style:family="text"/>
    <style:style style:name="T128_454" style:family="text"/>
    <style:style style:name="T128_455" style:family="text"/>
    <style:style style:name="T128_456" style:family="text"/>
    <style:style style:name="T128_457" style:family="text"/>
    <style:style style:name="T128_458" style:family="text"/>
    <style:style style:name="T128_459" style:family="text"/>
    <style:style style:name="T128_460" style:family="text"/>
    <style:style style:name="T128_461" style:family="text"/>
    <style:style style:name="T128_462" style:family="text"/>
    <style:style style:name="T128_463" style:family="text"/>
    <style:style style:name="T128_464" style:family="text"/>
    <style:style style:name="T128_465" style:family="text"/>
    <style:style style:name="T128_466" style:family="text"/>
    <style:style style:name="T128_467" style:family="text"/>
    <style:style style:name="T128_468" style:family="text"/>
    <style:style style:name="T128_469" style:family="text"/>
    <style:style style:name="T128_470" style:family="text"/>
    <style:style style:name="T128_471" style:family="text"/>
    <style:style style:name="T128_472" style:family="text"/>
    <style:style style:name="T128_473" style:family="text"/>
    <style:style style:name="T128_474" style:family="text"/>
    <style:style style:name="T128_475" style:family="text"/>
    <style:style style:name="T128_476" style:family="text"/>
    <style:style style:name="T128_477" style:family="text"/>
    <style:style style:name="T128_478" style:family="text"/>
    <style:style style:name="T128_479" style:family="text"/>
    <style:style style:name="T128_480" style:family="text"/>
    <style:style style:name="T128_481" style:family="text"/>
    <style:style style:name="T128_482" style:family="text"/>
    <style:style style:name="T128_483" style:family="text"/>
    <style:style style:name="T128_484" style:family="text"/>
    <style:style style:name="T128_485" style:family="text"/>
    <style:style style:name="T128_486" style:family="text"/>
    <style:style style:name="T128_487" style:family="text"/>
    <style:style style:name="T128_488" style:family="text"/>
    <style:style style:name="T128_489" style:family="text"/>
    <style:style style:name="T128_490" style:family="text"/>
    <style:style style:name="T128_491" style:family="text"/>
    <style:style style:name="T128_492" style:family="text"/>
    <style:style style:name="T128_493" style:family="text"/>
    <style:style style:name="T128_494" style:family="text"/>
    <style:style style:name="T128_495" style:family="text"/>
    <style:style style:name="T128_496" style:family="text"/>
    <style:style style:name="T128_497" style:family="text"/>
    <style:style style:name="T128_498" style:family="text"/>
    <style:style style:name="T128_499" style:family="text"/>
    <style:style style:name="T128_500" style:family="text"/>
    <style:style style:name="T128_501" style:family="text"/>
    <style:style style:name="T128_502" style:family="text"/>
    <style:style style:name="T128_503" style:family="text"/>
    <style:style style:name="T128_504" style:family="text"/>
    <style:style style:name="T128_505" style:family="text"/>
    <style:style style:name="T128_506" style:family="text"/>
    <style:style style:name="T128_507" style:family="text"/>
    <style:style style:name="T128_508" style:family="text"/>
    <style:style style:name="T128_509" style:family="text"/>
    <style:style style:name="T128_510" style:family="text"/>
    <style:style style:name="T128_511" style:family="text"/>
    <style:style style:name="T128_512" style:family="text"/>
    <style:style style:name="T128_513" style:family="text"/>
    <style:style style:name="T128_514" style:family="text"/>
    <style:style style:name="T128_515" style:family="text"/>
    <style:style style:name="T128_516" style:family="text"/>
    <style:style style:name="T128_517" style:family="text"/>
    <style:style style:name="T128_518" style:family="text"/>
    <style:style style:name="T128_519" style:family="text"/>
    <style:style style:name="T128_520" style:family="text"/>
    <style:style style:name="T128_521" style:family="text"/>
    <style:style style:name="T128_522" style:family="text"/>
    <style:style style:name="T128_523" style:family="text"/>
    <style:style style:name="T128_524" style:family="text"/>
    <style:style style:name="T128_525" style:family="text"/>
    <style:style style:name="T128_526" style:family="text"/>
    <style:style style:name="T128_527" style:family="text"/>
    <style:style style:name="T128_528" style:family="text"/>
    <style:style style:name="T128_529" style:family="text"/>
    <style:style style:name="T128_530" style:family="text"/>
    <style:style style:name="T128_531" style:family="text"/>
    <style:style style:name="T128_532" style:family="text"/>
    <style:style style:name="T128_533" style:family="text"/>
    <style:style style:name="T128_534" style:family="text"/>
    <style:style style:name="T128_535" style:family="text"/>
    <style:style style:name="T128_536" style:family="text"/>
    <style:style style:name="T128_537" style:family="text"/>
    <style:style style:name="T128_538" style:family="text"/>
    <style:style style:name="T128_539" style:family="text"/>
    <style:style style:name="T128_540" style:family="text"/>
    <style:style style:name="T128_541" style:family="text"/>
    <style:style style:name="T128_542" style:family="text"/>
    <style:style style:name="T128_543" style:family="text"/>
    <style:style style:name="T128_544" style:family="text"/>
    <style:style style:name="T128_545" style:family="text"/>
    <style:style style:name="T128_546" style:family="text"/>
    <style:style style:name="T128_547" style:family="text"/>
    <style:style style:name="T128_548" style:family="text"/>
    <style:style style:name="T128_549" style:family="text"/>
    <style:style style:name="T128_550" style:family="text"/>
    <style:style style:name="T128_551" style:family="text"/>
    <style:style style:name="T128_552" style:family="text"/>
    <style:style style:name="T128_553" style:family="text"/>
    <style:style style:name="T128_554" style:family="text"/>
    <style:style style:name="T128_555" style:family="text"/>
    <style:style style:name="T128_556" style:family="text"/>
    <style:style style:name="T128_557" style:family="text"/>
    <style:style style:name="T128_558" style:family="text"/>
    <style:style style:name="T128_559" style:family="text"/>
    <style:style style:name="T128_560" style:family="text"/>
    <style:style style:name="T128_561" style:family="text"/>
    <style:style style:name="T128_562" style:family="text"/>
    <style:style style:name="T128_563" style:family="text"/>
    <style:style style:name="T128_564" style:family="text"/>
    <style:style style:name="T128_565" style:family="text"/>
    <style:style style:name="T128_566" style:family="text"/>
    <style:style style:name="T128_567" style:family="text"/>
    <style:style style:name="T128_568" style:family="text"/>
    <style:style style:name="T128_569" style:family="text"/>
    <style:style style:name="T128_570" style:family="text"/>
    <style:style style:name="T128_571" style:family="text"/>
    <style:style style:name="T128_572" style:family="text"/>
    <style:style style:name="T128_573" style:family="text"/>
    <style:style style:name="T128_574" style:family="text"/>
    <style:style style:name="T128_575" style:family="text"/>
    <style:style style:name="T128_576" style:family="text"/>
    <style:style style:name="T128_577" style:family="text"/>
    <style:style style:name="T128_578" style:family="text"/>
    <style:style style:name="T128_579" style:family="text"/>
    <style:style style:name="T128_580" style:family="text"/>
    <style:style style:name="T128_581" style:family="text"/>
    <style:style style:name="T128_582" style:family="text"/>
    <style:style style:name="T128_583" style:family="text"/>
    <style:style style:name="T128_584" style:family="text"/>
    <style:style style:name="T128_585" style:family="text"/>
    <style:style style:name="T128_586" style:family="text"/>
    <style:style style:name="T128_587" style:family="text"/>
    <style:style style:name="T128_588" style:family="text"/>
    <style:style style:name="T128_589" style:family="text"/>
    <style:style style:name="T128_590" style:family="text"/>
    <style:style style:name="T128_591" style:family="text"/>
    <style:style style:name="T128_592" style:family="text"/>
    <style:style style:name="T128_593" style:family="text"/>
    <style:style style:name="T128_594" style:family="text"/>
    <style:style style:name="T128_595" style:family="text"/>
    <style:style style:name="T128_596" style:family="text"/>
    <style:style style:name="T128_597" style:family="text"/>
    <style:style style:name="T128_598" style:family="text"/>
    <style:style style:name="T128_599" style:family="text"/>
    <style:style style:name="T128_600" style:family="text"/>
    <style:style style:name="T128_601" style:family="text"/>
    <style:style style:name="T128_602" style:family="text"/>
    <style:style style:name="T128_603" style:family="text"/>
    <style:style style:name="T128_604" style:family="text"/>
    <style:style style:name="T128_605" style:family="text"/>
    <style:style style:name="T128_606" style:family="text"/>
    <style:style style:name="T128_607" style:family="text"/>
    <style:style style:name="T128_608" style:family="text"/>
    <style:style style:name="T128_609" style:family="text"/>
    <style:style style:name="T128_610" style:family="text"/>
    <style:style style:name="T128_611" style:family="text"/>
    <style:style style:name="T128_612" style:family="text"/>
    <style:style style:name="T128_613" style:family="text"/>
    <style:style style:name="T128_614" style:family="text"/>
    <style:style style:name="T128_615" style:family="text"/>
    <style:style style:name="T128_616" style:family="text"/>
    <style:style style:name="T128_617" style:family="text"/>
    <style:style style:name="T128_618" style:family="text"/>
    <style:style style:name="T128_619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T130_81" style:family="text"/>
    <style:style style:name="T130_82" style:family="text"/>
    <style:style style:name="T130_83" style:family="text"/>
    <style:style style:name="T130_84" style:family="text"/>
    <style:style style:name="T130_85" style:family="text"/>
    <style:style style:name="T130_86" style:family="text"/>
    <style:style style:name="T130_87" style:family="text"/>
    <style:style style:name="T130_88" style:family="text"/>
    <style:style style:name="T130_89" style:family="text"/>
    <style:style style:name="T130_90" style:family="text"/>
    <style:style style:name="T130_91" style:family="text"/>
    <style:style style:name="T130_92" style:family="text"/>
    <style:style style:name="T130_93" style:family="text"/>
    <style:style style:name="T130_94" style:family="text"/>
    <style:style style:name="T130_95" style:family="text"/>
    <style:style style:name="T130_96" style:family="text"/>
    <style:style style:name="T130_97" style:family="text"/>
    <style:style style:name="T130_98" style:family="text"/>
    <style:style style:name="T130_99" style:family="text"/>
    <style:style style:name="T130_100" style:family="text"/>
    <style:style style:name="T130_101" style:family="text"/>
    <style:style style:name="T130_102" style:family="text"/>
    <style:style style:name="T130_103" style:family="text"/>
    <style:style style:name="T130_104" style:family="text"/>
    <style:style style:name="T130_105" style:family="text"/>
    <style:style style:name="T130_106" style:family="text"/>
    <style:style style:name="T130_107" style:family="text"/>
    <style:style style:name="T130_108" style:family="text"/>
    <style:style style:name="T130_109" style:family="text"/>
    <style:style style:name="T130_110" style:family="text"/>
    <style:style style:name="T130_111" style:family="text"/>
    <style:style style:name="T130_112" style:family="text"/>
    <style:style style:name="T130_113" style:family="text"/>
    <style:style style:name="T130_114" style:family="text"/>
    <style:style style:name="T130_115" style:family="text"/>
    <style:style style:name="T130_116" style:family="text"/>
    <style:style style:name="T130_117" style:family="text"/>
    <style:style style:name="T130_118" style:family="text"/>
    <style:style style:name="T130_119" style:family="text"/>
    <style:style style:name="T130_120" style:family="text"/>
    <style:style style:name="T130_121" style:family="text"/>
    <style:style style:name="T130_122" style:family="text"/>
    <style:style style:name="T130_123" style:family="text"/>
    <style:style style:name="T130_124" style:family="text"/>
    <style:style style:name="T130_125" style:family="text"/>
    <style:style style:name="T130_126" style:family="text"/>
    <style:style style:name="T130_127" style:family="text"/>
    <style:style style:name="T130_128" style:family="text"/>
    <style:style style:name="T130_129" style:family="text"/>
    <style:style style:name="T130_130" style:family="text"/>
    <style:style style:name="T130_131" style:family="text"/>
    <style:style style:name="T130_132" style:family="text"/>
    <style:style style:name="T130_133" style:family="text"/>
    <style:style style:name="T130_134" style:family="text"/>
    <style:style style:name="T130_135" style:family="text"/>
    <style:style style:name="T130_136" style:family="text"/>
    <style:style style:name="T130_137" style:family="text"/>
    <style:style style:name="T130_138" style:family="text"/>
    <style:style style:name="T130_139" style:family="text"/>
    <style:style style:name="T130_140" style:family="text"/>
    <style:style style:name="T130_141" style:family="text"/>
    <style:style style:name="T130_142" style:family="text"/>
    <style:style style:name="T130_143" style:family="text"/>
    <style:style style:name="T130_144" style:family="text"/>
    <style:style style:name="T130_145" style:family="text"/>
    <style:style style:name="T130_146" style:family="text"/>
    <style:style style:name="T130_147" style:family="text"/>
    <style:style style:name="T130_148" style:family="text"/>
    <style:style style:name="T130_149" style:family="text"/>
    <style:style style:name="T130_150" style:family="text"/>
    <style:style style:name="T130_151" style:family="text"/>
    <style:style style:name="T130_152" style:family="text"/>
    <style:style style:name="T130_153" style:family="text"/>
    <style:style style:name="T130_154" style:family="text"/>
    <style:style style:name="T130_155" style:family="text"/>
    <style:style style:name="T130_156" style:family="text"/>
    <style:style style:name="T130_157" style:family="text"/>
    <style:style style:name="T130_158" style:family="text"/>
    <style:style style:name="T130_159" style:family="text"/>
    <style:style style:name="T130_160" style:family="text"/>
    <style:style style:name="T130_161" style:family="text"/>
    <style:style style:name="T130_162" style:family="text"/>
    <style:style style:name="T130_163" style:family="text"/>
    <style:style style:name="T130_164" style:family="text"/>
    <style:style style:name="T130_165" style:family="text"/>
    <style:style style:name="T130_166" style:family="text"/>
    <style:style style:name="T130_167" style:family="text"/>
    <style:style style:name="T130_168" style:family="text"/>
    <style:style style:name="T130_169" style:family="text"/>
    <style:style style:name="T130_170" style:family="text"/>
    <style:style style:name="T130_171" style:family="text"/>
    <style:style style:name="T130_172" style:family="text"/>
    <style:style style:name="T130_173" style:family="text"/>
    <style:style style:name="T130_174" style:family="text"/>
    <style:style style:name="T130_175" style:family="text"/>
    <style:style style:name="T130_176" style:family="text"/>
    <style:style style:name="T130_177" style:family="text"/>
    <style:style style:name="T130_178" style:family="text"/>
    <style:style style:name="T130_179" style:family="text"/>
    <style:style style:name="T130_180" style:family="text"/>
    <style:style style:name="T130_181" style:family="text"/>
    <style:style style:name="T130_182" style:family="text"/>
    <style:style style:name="T130_183" style:family="text"/>
    <style:style style:name="T130_184" style:family="text"/>
    <style:style style:name="T130_185" style:family="text"/>
    <style:style style:name="T130_186" style:family="text"/>
    <style:style style:name="T130_187" style:family="text"/>
    <style:style style:name="T130_188" style:family="text"/>
    <style:style style:name="T130_189" style:family="text"/>
    <style:style style:name="T130_190" style:family="text"/>
    <style:style style:name="T130_191" style:family="text"/>
    <style:style style:name="T130_192" style:family="text"/>
    <style:style style:name="T130_193" style:family="text"/>
    <style:style style:name="T130_194" style:family="text"/>
    <style:style style:name="T130_195" style:family="text"/>
    <style:style style:name="T130_196" style:family="text"/>
    <style:style style:name="T130_197" style:family="text"/>
    <style:style style:name="T130_198" style:family="text"/>
    <style:style style:name="T130_199" style:family="text"/>
    <style:style style:name="T130_200" style:family="text"/>
    <style:style style:name="T130_201" style:family="text"/>
    <style:style style:name="T130_202" style:family="text"/>
    <style:style style:name="T130_203" style:family="text"/>
    <style:style style:name="T130_204" style:family="text"/>
    <style:style style:name="T130_205" style:family="text"/>
    <style:style style:name="T130_206" style:family="text"/>
    <style:style style:name="T130_207" style:family="text"/>
    <style:style style:name="T130_208" style:family="text"/>
    <style:style style:name="T130_209" style:family="text"/>
    <style:style style:name="T130_210" style:family="text"/>
    <style:style style:name="T130_211" style:family="text"/>
    <style:style style:name="T130_212" style:family="text"/>
    <style:style style:name="T130_213" style:family="text"/>
    <style:style style:name="T130_214" style:family="text"/>
    <style:style style:name="T130_215" style:family="text"/>
    <style:style style:name="T130_216" style:family="text"/>
    <style:style style:name="T130_217" style:family="text"/>
    <style:style style:name="T130_218" style:family="text"/>
    <style:style style:name="T130_219" style:family="text"/>
    <style:style style:name="T130_220" style:family="text"/>
    <style:style style:name="T130_221" style:family="text"/>
    <style:style style:name="T130_222" style:family="text"/>
    <style:style style:name="T130_223" style:family="text"/>
    <style:style style:name="T130_224" style:family="text"/>
    <style:style style:name="T130_225" style:family="text"/>
    <style:style style:name="T130_226" style:family="text"/>
    <style:style style:name="T130_227" style:family="text"/>
    <style:style style:name="T130_228" style:family="text"/>
    <style:style style:name="T130_229" style:family="text"/>
    <style:style style:name="T130_230" style:family="text"/>
    <style:style style:name="T130_231" style:family="text"/>
    <style:style style:name="T130_232" style:family="text"/>
    <style:style style:name="T130_233" style:family="text"/>
    <style:style style:name="T130_234" style:family="text"/>
    <style:style style:name="T130_235" style:family="text"/>
    <style:style style:name="T130_236" style:family="text"/>
    <style:style style:name="T130_237" style:family="text"/>
    <style:style style:name="T130_238" style:family="text"/>
    <style:style style:name="T130_239" style:family="text"/>
    <style:style style:name="T130_240" style:family="text"/>
    <style:style style:name="T130_241" style:family="text"/>
    <style:style style:name="T130_242" style:family="text"/>
    <style:style style:name="T130_243" style:family="text"/>
    <style:style style:name="T130_244" style:family="text"/>
    <style:style style:name="T130_245" style:family="text"/>
    <style:style style:name="T130_246" style:family="text"/>
    <style:style style:name="T130_247" style:family="text"/>
    <style:style style:name="T130_248" style:family="text"/>
    <style:style style:name="T130_249" style:family="text"/>
    <style:style style:name="T130_250" style:family="text"/>
    <style:style style:name="T130_251" style:family="text"/>
    <style:style style:name="T130_252" style:family="text"/>
    <style:style style:name="T130_253" style:family="text"/>
    <style:style style:name="T130_254" style:family="text"/>
    <style:style style:name="T130_255" style:family="text"/>
    <style:style style:name="T130_256" style:family="text"/>
    <style:style style:name="T130_257" style:family="text"/>
    <style:style style:name="T130_258" style:family="text"/>
    <style:style style:name="T130_259" style:family="text"/>
    <style:style style:name="T130_260" style:family="text"/>
    <style:style style:name="T130_261" style:family="text"/>
    <style:style style:name="T130_262" style:family="text"/>
    <style:style style:name="T130_263" style:family="text"/>
    <style:style style:name="T130_264" style:family="text"/>
    <style:style style:name="T130_265" style:family="text"/>
    <style:style style:name="T130_266" style:family="text"/>
    <style:style style:name="T130_267" style:family="text"/>
    <style:style style:name="T130_268" style:family="text"/>
    <style:style style:name="T130_269" style:family="text"/>
    <style:style style:name="T130_270" style:family="text"/>
    <style:style style:name="T130_271" style:family="text"/>
    <style:style style:name="T130_272" style:family="text"/>
    <style:style style:name="T130_273" style:family="text"/>
    <style:style style:name="T130_274" style:family="text"/>
    <style:style style:name="T130_275" style:family="text"/>
    <style:style style:name="T130_276" style:family="text"/>
    <style:style style:name="T130_277" style:family="text"/>
    <style:style style:name="T130_278" style:family="text"/>
    <style:style style:name="T130_279" style:family="text"/>
    <style:style style:name="T130_280" style:family="text"/>
    <style:style style:name="T130_281" style:family="text"/>
    <style:style style:name="T130_282" style:family="text"/>
    <style:style style:name="T130_283" style:family="text"/>
    <style:style style:name="T130_284" style:family="text"/>
    <style:style style:name="T130_285" style:family="text"/>
    <style:style style:name="T130_286" style:family="text"/>
    <style:style style:name="T130_287" style:family="text"/>
    <style:style style:name="T130_288" style:family="text"/>
    <style:style style:name="T130_289" style:family="text"/>
    <style:style style:name="T130_290" style:family="text"/>
    <style:style style:name="T130_291" style:family="text"/>
    <style:style style:name="T130_292" style:family="text"/>
    <style:style style:name="T130_293" style:family="text"/>
    <style:style style:name="T130_294" style:family="text"/>
    <style:style style:name="T130_295" style:family="text"/>
    <style:style style:name="T130_296" style:family="text"/>
    <style:style style:name="T130_297" style:family="text"/>
    <style:style style:name="T130_298" style:family="text"/>
    <style:style style:name="T130_299" style:family="text"/>
    <style:style style:name="T130_300" style:family="text"/>
    <style:style style:name="T130_301" style:family="text"/>
    <style:style style:name="T130_302" style:family="text"/>
    <style:style style:name="T130_303" style:family="text"/>
    <style:style style:name="T130_304" style:family="text"/>
    <style:style style:name="T130_305" style:family="text"/>
    <style:style style:name="T130_306" style:family="text"/>
    <style:style style:name="T130_307" style:family="text"/>
    <style:style style:name="T130_308" style:family="text"/>
    <style:style style:name="T130_309" style:family="text"/>
    <style:style style:name="T130_310" style:family="text"/>
    <style:style style:name="T130_311" style:family="text"/>
    <style:style style:name="T130_312" style:family="text"/>
    <style:style style:name="T130_313" style:family="text"/>
    <style:style style:name="T130_314" style:family="text"/>
    <style:style style:name="T130_315" style:family="text"/>
    <style:style style:name="T130_316" style:family="text"/>
    <style:style style:name="T130_317" style:family="text"/>
    <style:style style:name="T130_318" style:family="text"/>
    <style:style style:name="T130_319" style:family="text"/>
    <style:style style:name="T130_320" style:family="text"/>
    <style:style style:name="T130_321" style:family="text"/>
    <style:style style:name="T130_322" style:family="text"/>
    <style:style style:name="T130_323" style:family="text"/>
    <style:style style:name="T130_324" style:family="text"/>
    <style:style style:name="T130_325" style:family="text"/>
    <style:style style:name="T130_326" style:family="text"/>
    <style:style style:name="T130_327" style:family="text"/>
    <style:style style:name="T130_328" style:family="text"/>
    <style:style style:name="T130_329" style:family="text"/>
    <style:style style:name="T130_330" style:family="text"/>
    <style:style style:name="T130_331" style:family="text"/>
    <style:style style:name="T130_332" style:family="text"/>
    <style:style style:name="T130_333" style:family="text"/>
    <style:style style:name="T130_334" style:family="text"/>
    <style:style style:name="T130_335" style:family="text"/>
    <style:style style:name="T130_336" style:family="text"/>
    <style:style style:name="T130_337" style:family="text"/>
    <style:style style:name="T130_338" style:family="text"/>
    <style:style style:name="T130_339" style:family="text"/>
    <style:style style:name="T130_340" style:family="text"/>
    <style:style style:name="T130_341" style:family="text"/>
    <style:style style:name="T130_342" style:family="text"/>
    <style:style style:name="T130_343" style:family="text"/>
    <style:style style:name="T130_344" style:family="text"/>
    <style:style style:name="T130_345" style:family="text"/>
    <style:style style:name="T130_346" style:family="text"/>
    <style:style style:name="T130_347" style:family="text"/>
    <style:style style:name="T130_348" style:family="text"/>
    <style:style style:name="T130_349" style:family="text"/>
    <style:style style:name="T130_350" style:family="text"/>
    <style:style style:name="T130_351" style:family="text"/>
    <style:style style:name="T130_352" style:family="text"/>
    <style:style style:name="T130_353" style:family="text"/>
    <style:style style:name="T130_354" style:family="text"/>
    <style:style style:name="T130_355" style:family="text"/>
    <style:style style:name="T130_356" style:family="text"/>
    <style:style style:name="T130_357" style:family="text"/>
    <style:style style:name="T130_358" style:family="text"/>
    <style:style style:name="T130_359" style:family="text"/>
    <style:style style:name="T130_360" style:family="text"/>
    <style:style style:name="T130_361" style:family="text"/>
    <style:style style:name="T130_362" style:family="text"/>
    <style:style style:name="T130_363" style:family="text"/>
    <style:style style:name="T130_364" style:family="text"/>
    <style:style style:name="T130_365" style:family="text"/>
    <style:style style:name="T130_366" style:family="text"/>
    <style:style style:name="T130_367" style:family="text"/>
    <style:style style:name="T130_368" style:family="text"/>
    <style:style style:name="T130_369" style:family="text"/>
    <style:style style:name="T130_370" style:family="text"/>
    <style:style style:name="T130_371" style:family="text"/>
    <style:style style:name="T130_372" style:family="text"/>
    <style:style style:name="T130_373" style:family="text"/>
    <style:style style:name="T130_374" style:family="text"/>
    <style:style style:name="T130_375" style:family="text"/>
    <style:style style:name="T130_376" style:family="text"/>
    <style:style style:name="T130_377" style:family="text"/>
    <style:style style:name="T130_378" style:family="text"/>
    <style:style style:name="T130_379" style:family="text"/>
    <style:style style:name="T130_380" style:family="text"/>
    <style:style style:name="T130_381" style:family="text"/>
    <style:style style:name="T130_382" style:family="text"/>
    <style:style style:name="T130_383" style:family="text"/>
    <style:style style:name="T130_384" style:family="text"/>
    <style:style style:name="T130_385" style:family="text"/>
    <style:style style:name="T130_386" style:family="text"/>
    <style:style style:name="T130_387" style:family="text"/>
    <style:style style:name="T130_388" style:family="text"/>
    <style:style style:name="T130_389" style:family="text"/>
    <style:style style:name="T130_390" style:family="text"/>
    <style:style style:name="T130_391" style:family="text"/>
    <style:style style:name="T130_392" style:family="text"/>
    <style:style style:name="T130_393" style:family="text"/>
    <style:style style:name="T130_394" style:family="text"/>
    <style:style style:name="T130_395" style:family="text"/>
    <style:style style:name="T130_396" style:family="text"/>
    <style:style style:name="T130_397" style:family="text"/>
    <style:style style:name="T130_398" style:family="text"/>
    <style:style style:name="T130_399" style:family="text"/>
    <style:style style:name="T130_400" style:family="text"/>
    <style:style style:name="T130_401" style:family="text"/>
    <style:style style:name="T130_402" style:family="text"/>
    <style:style style:name="T130_403" style:family="text"/>
    <style:style style:name="T130_404" style:family="text"/>
    <style:style style:name="T130_405" style:family="text"/>
    <style:style style:name="T130_406" style:family="text"/>
    <style:style style:name="T130_407" style:family="text"/>
    <style:style style:name="T130_408" style:family="text"/>
    <style:style style:name="T130_409" style:family="text"/>
    <style:style style:name="T130_410" style:family="text"/>
    <style:style style:name="T130_411" style:family="text"/>
    <style:style style:name="T130_412" style:family="text"/>
    <style:style style:name="T130_413" style:family="text"/>
    <style:style style:name="T130_414" style:family="text"/>
    <style:style style:name="T130_415" style:family="text"/>
    <style:style style:name="T130_416" style:family="text"/>
    <style:style style:name="T130_417" style:family="text"/>
    <style:style style:name="T130_418" style:family="text"/>
    <style:style style:name="T130_419" style:family="text"/>
    <style:style style:name="T130_420" style:family="text"/>
    <style:style style:name="T130_421" style:family="text"/>
    <style:style style:name="T130_422" style:family="text"/>
    <style:style style:name="T130_423" style:family="text"/>
    <style:style style:name="T130_424" style:family="text"/>
    <style:style style:name="T130_425" style:family="text"/>
    <style:style style:name="T130_426" style:family="text"/>
    <style:style style:name="T130_427" style:family="text"/>
    <style:style style:name="T130_428" style:family="text"/>
    <style:style style:name="T130_429" style:family="text"/>
    <style:style style:name="T130_430" style:family="text"/>
    <style:style style:name="T130_431" style:family="text"/>
    <style:style style:name="T130_432" style:family="text"/>
    <style:style style:name="T130_433" style:family="text"/>
    <style:style style:name="T130_434" style:family="text"/>
    <style:style style:name="T130_435" style:family="text"/>
    <style:style style:name="T130_436" style:family="text"/>
    <style:style style:name="T130_437" style:family="text"/>
    <style:style style:name="T130_438" style:family="text"/>
    <style:style style:name="T130_439" style:family="text"/>
    <style:style style:name="T130_440" style:family="text"/>
    <style:style style:name="T130_441" style:family="text"/>
    <style:style style:name="T130_442" style:family="text"/>
    <style:style style:name="T130_443" style:family="text"/>
    <style:style style:name="T130_444" style:family="text"/>
    <style:style style:name="T130_445" style:family="text"/>
    <style:style style:name="T130_446" style:family="text"/>
    <style:style style:name="T130_447" style:family="text"/>
    <style:style style:name="T130_448" style:family="text"/>
    <style:style style:name="T130_449" style:family="text"/>
    <style:style style:name="T130_450" style:family="text"/>
    <style:style style:name="T130_451" style:family="text"/>
    <style:style style:name="T130_452" style:family="text"/>
    <style:style style:name="T130_453" style:family="text"/>
    <style:style style:name="T130_454" style:family="text"/>
    <style:style style:name="T130_455" style:family="text"/>
    <style:style style:name="T130_456" style:family="text"/>
    <style:style style:name="T130_457" style:family="text"/>
    <style:style style:name="T130_458" style:family="text"/>
    <style:style style:name="T130_459" style:family="text"/>
    <style:style style:name="T130_460" style:family="text"/>
    <style:style style:name="T130_461" style:family="text"/>
    <style:style style:name="T130_462" style:family="text"/>
    <style:style style:name="T130_463" style:family="text"/>
    <style:style style:name="T130_464" style:family="text"/>
    <style:style style:name="T130_465" style:family="text"/>
    <style:style style:name="T130_466" style:family="text"/>
    <style:style style:name="T130_467" style:family="text"/>
    <style:style style:name="T130_468" style:family="text"/>
    <style:style style:name="T130_469" style:family="text"/>
    <style:style style:name="T130_470" style:family="text"/>
    <style:style style:name="T130_471" style:family="text"/>
    <style:style style:name="T130_472" style:family="text"/>
    <style:style style:name="T130_473" style:family="text"/>
    <style:style style:name="T130_474" style:family="text"/>
    <style:style style:name="T130_475" style:family="text"/>
    <style:style style:name="T130_476" style:family="text"/>
    <style:style style:name="T130_477" style:family="text"/>
    <style:style style:name="T130_478" style:family="text"/>
    <style:style style:name="T130_479" style:family="text"/>
    <style:style style:name="T130_480" style:family="text"/>
    <style:style style:name="T130_481" style:family="text"/>
    <style:style style:name="T130_482" style:family="text"/>
    <style:style style:name="T130_483" style:family="text"/>
    <style:style style:name="T130_484" style:family="text"/>
    <style:style style:name="T130_485" style:family="text"/>
    <style:style style:name="T130_486" style:family="text"/>
    <style:style style:name="T130_487" style:family="text"/>
    <style:style style:name="T130_488" style:family="text"/>
    <style:style style:name="T130_489" style:family="text"/>
    <style:style style:name="T130_490" style:family="text"/>
    <style:style style:name="T130_491" style:family="text"/>
    <style:style style:name="T130_492" style:family="text"/>
    <style:style style:name="T130_493" style:family="text"/>
    <style:style style:name="T130_494" style:family="text"/>
    <style:style style:name="T130_495" style:family="text"/>
    <style:style style:name="T130_496" style:family="text"/>
    <style:style style:name="T130_497" style:family="text"/>
    <style:style style:name="T130_498" style:family="text"/>
    <style:style style:name="T130_499" style:family="text"/>
    <style:style style:name="T130_500" style:family="text"/>
    <style:style style:name="T130_501" style:family="text"/>
    <style:style style:name="T130_502" style:family="text"/>
    <style:style style:name="T130_503" style:family="text"/>
    <style:style style:name="T130_504" style:family="text"/>
    <style:style style:name="T130_505" style:family="text"/>
    <style:style style:name="T130_506" style:family="text"/>
    <style:style style:name="T130_507" style:family="text"/>
    <style:style style:name="T130_508" style:family="text"/>
    <style:style style:name="T130_509" style:family="text"/>
    <style:style style:name="T130_510" style:family="text"/>
    <style:style style:name="T130_511" style:family="text"/>
    <style:style style:name="T130_512" style:family="text"/>
    <style:style style:name="T130_513" style:family="text"/>
    <style:style style:name="T130_514" style:family="text"/>
    <style:style style:name="T130_515" style:family="text"/>
    <style:style style:name="T130_516" style:family="text"/>
    <style:style style:name="T130_517" style:family="text"/>
    <style:style style:name="T130_518" style:family="text"/>
    <style:style style:name="T130_519" style:family="text"/>
    <style:style style:name="T130_520" style:family="text"/>
    <style:style style:name="T130_521" style:family="text"/>
    <style:style style:name="T130_522" style:family="text"/>
    <style:style style:name="T130_523" style:family="text"/>
    <style:style style:name="T130_524" style:family="text"/>
    <style:style style:name="T130_525" style:family="text"/>
    <style:style style:name="T130_526" style:family="text"/>
    <style:style style:name="T130_527" style:family="text"/>
    <style:style style:name="T130_528" style:family="text"/>
    <style:style style:name="T130_529" style:family="text"/>
    <style:style style:name="T130_530" style:family="text"/>
    <style:style style:name="T130_531" style:family="text"/>
    <style:style style:name="T130_532" style:family="text"/>
    <style:style style:name="T130_533" style:family="text"/>
    <style:style style:name="T130_534" style:family="text"/>
    <style:style style:name="T130_535" style:family="text"/>
    <style:style style:name="T130_536" style:family="text"/>
    <style:style style:name="T130_537" style:family="text"/>
    <style:style style:name="T130_538" style:family="text"/>
    <style:style style:name="T130_539" style:family="text"/>
    <style:style style:name="T130_540" style:family="text"/>
    <style:style style:name="T130_541" style:family="text"/>
    <style:style style:name="T130_542" style:family="text"/>
    <style:style style:name="T130_543" style:family="text"/>
    <style:style style:name="T130_544" style:family="text"/>
    <style:style style:name="T130_545" style:family="text"/>
    <style:style style:name="T130_546" style:family="text"/>
    <style:style style:name="P131" style:family="paragraph" style:parent-style-name="Heading_20_1">
      <style:paragraph-properties fo:break-before="page" fo:line-height="115%" style:writing-mode="lr-tb"/>
    </style:style>
    <style:style style:name="T131_1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font-style="italic" style:font-style-asian="italic" style:font-style-complex="italic" fo:color="#b7b7b7"/>
    </style:style>
    <style:style style:name="T132_2" style:family="text">
      <style:text-properties fo:font-style="italic" style:font-style-asian="italic" style:font-style-complex="italic" fo:color="#b7b7b7"/>
    </style:style>
    <style:style style:name="T132_3" style:family="text">
      <style:text-properties fo:font-style="italic" style:font-style-asian="italic" style:font-style-complex="italic" fo:color="#b7b7b7"/>
    </style:style>
    <style:style style:name="T132_4" style:family="text">
      <style:text-properties fo:color="#b7b7b7"/>
    </style:style>
    <style:style style:name="T132_5" style:family="text"/>
    <style:style style:name="T132_6" style:family="text">
      <style:text-properties fo:color="#b7b7b7" style:text-underline-style="solid" style:text-underline-color="font-color"/>
    </style:style>
    <style:style style:name="T132_7" style:family="text"/>
    <style:style style:name="T132_8" style:family="text">
      <style:text-properties fo:color="#b7b7b7" style:text-underline-style="solid" style:text-underline-color="font-color"/>
    </style:style>
    <style:style style:name="T132_9" style:family="text"/>
    <style:style style:name="T132_10" style:family="text">
      <style:text-properties fo:color="#b7b7b7" style:text-underline-style="solid" style:text-underline-color="font-color"/>
    </style:style>
    <style:style style:name="T132_11" style:family="text"/>
    <style:style style:name="T132_12" style:family="text">
      <style:text-properties fo:color="#b7b7b7" style:text-underline-style="solid" style:text-underline-color="font-color"/>
    </style:style>
    <style:style style:name="T132_13" style:family="text"/>
    <style:style style:name="T132_14" style:family="text">
      <style:text-properties fo:color="#b7b7b7" style:text-underline-style="solid" style:text-underline-color="font-color"/>
    </style:style>
    <style:style style:name="T132_15" style:family="text"/>
    <style:style style:name="T132_16" style:family="text">
      <style:text-properties fo:color="#b7b7b7" style:text-underline-style="solid" style:text-underline-color="font-color"/>
    </style:style>
    <style:style style:name="T132_17" style:family="text"/>
    <style:style style:name="T132_18" style:family="text">
      <style:text-properties fo:color="#b7b7b7" style:text-underline-style="solid" style:text-underline-color="font-color"/>
    </style:style>
    <style:style style:name="T132_19" style:family="text"/>
    <style:style style:name="T132_20" style:family="text">
      <style:text-properties fo:color="#b7b7b7" style:text-underline-style="solid" style:text-underline-color="font-color"/>
    </style:style>
    <style:style style:name="T132_21" style:family="text"/>
    <style:style style:name="T132_22" style:family="text">
      <style:text-properties fo:color="#b7b7b7" style:text-underline-style="solid" style:text-underline-color="font-color"/>
    </style:style>
    <style:style style:name="T132_23" style:family="text"/>
    <style:style style:name="T132_24" style:family="text">
      <style:text-properties fo:color="#b7b7b7" style:text-underline-style="solid" style:text-underline-color="font-color"/>
    </style:style>
    <style:style style:name="T132_25" style:family="text"/>
    <style:style style:name="T132_26" style:family="text">
      <style:text-properties fo:color="#b7b7b7" style:text-underline-style="solid" style:text-underline-color="font-color"/>
    </style:style>
    <style:style style:name="T132_27" style:family="text"/>
    <style:style style:name="T132_28" style:family="text">
      <style:text-properties fo:color="#b7b7b7" style:text-underline-style="solid" style:text-underline-color="font-color"/>
    </style:style>
    <style:style style:name="T132_29" style:family="text">
      <style:text-properties fo:color="#b7b7b7"/>
    </style:style>
    <style:style style:name="T132_30" style:family="text">
      <style:text-properties fo:font-style="italic" style:font-style-asian="italic" style:font-style-complex="italic" fo:color="#b7b7b7"/>
    </style:style>
    <style:style style:name="T132_31" style:family="text">
      <style:text-properties fo:font-style="italic" style:font-style-asian="italic" style:font-style-complex="italic" fo:color="#b7b7b7"/>
    </style:style>
    <style:style style:name="T132_32" style:family="text">
      <style:text-properties fo:font-style="italic" style:font-style-asian="italic" style:font-style-complex="italic" fo:color="#b7b7b7"/>
    </style:style>
    <style:style style:name="T132_33" style:family="text">
      <style:text-properties fo:font-style="italic" style:font-style-asian="italic" style:font-style-complex="italic" fo:color="#b7b7b7"/>
    </style:style>
    <style:style style:name="T132_34" style:family="text">
      <style:text-properties fo:font-style="italic" style:font-style-asian="italic" style:font-style-complex="italic" fo:color="#b7b7b7"/>
    </style:style>
    <style:style style:name="T132_35" style:family="text">
      <style:text-properties fo:font-style="italic" style:font-style-asian="italic" style:font-style-complex="italic" fo:color="#b7b7b7"/>
    </style:style>
    <style:style style:name="T132_36" style:family="text">
      <style:text-properties fo:font-style="italic" style:font-style-asian="italic" style:font-style-complex="italic" fo:color="#b7b7b7"/>
    </style:style>
    <style:style style:name="T132_37" style:family="text">
      <style:text-properties fo:font-style="italic" style:font-style-asian="italic" style:font-style-complex="italic" fo:color="#b7b7b7"/>
    </style:style>
    <style:style style:name="T132_38" style:family="text">
      <style:text-properties fo:font-style="italic" style:font-style-asian="italic" style:font-style-complex="italic" fo:color="#b7b7b7"/>
    </style:style>
    <style:style style:name="T132_39" style:family="text">
      <style:text-properties fo:font-style="italic" style:font-style-asian="italic" style:font-style-complex="italic" fo:color="#b7b7b7"/>
    </style:style>
    <style:style style:name="T132_40" style:family="text">
      <style:text-properties fo:font-style="italic" style:font-style-asian="italic" style:font-style-complex="italic" fo:color="#b7b7b7"/>
    </style:style>
    <style:style style:name="T132_41" style:family="text">
      <style:text-properties fo:font-style="italic" style:font-style-asian="italic" style:font-style-complex="italic" fo:color="#b7b7b7"/>
    </style:style>
    <style:style style:name="T132_42" style:family="text">
      <style:text-properties fo:font-style="italic" style:font-style-asian="italic" style:font-style-complex="italic" fo:color="#b7b7b7"/>
    </style:style>
    <style:style style:name="T132_43" style:family="text">
      <style:text-properties fo:font-style="italic" style:font-style-asian="italic" style:font-style-complex="italic" fo:color="#b7b7b7"/>
    </style:style>
    <style:style style:name="T132_44" style:family="text">
      <style:text-properties fo:font-style="italic" style:font-style-asian="italic" style:font-style-complex="italic" fo:color="#b7b7b7"/>
    </style:style>
    <style:style style:name="T132_45" style:family="text">
      <style:text-properties fo:font-style="italic" style:font-style-asian="italic" style:font-style-complex="italic" fo:color="#b7b7b7"/>
    </style:style>
    <style:style style:name="T132_46" style:family="text">
      <style:text-properties fo:font-style="italic" style:font-style-asian="italic" style:font-style-complex="italic" fo:color="#b7b7b7"/>
    </style:style>
    <style:style style:name="T132_47" style:family="text">
      <style:text-properties fo:font-style="italic" style:font-style-asian="italic" style:font-style-complex="italic" fo:color="#b7b7b7"/>
    </style:style>
    <style:style style:name="T132_48" style:family="text">
      <style:text-properties fo:font-style="italic" style:font-style-asian="italic" style:font-style-complex="italic" fo:color="#b7b7b7"/>
    </style:style>
    <style:style style:name="T132_49" style:family="text">
      <style:text-properties fo:font-style="italic" style:font-style-asian="italic" style:font-style-complex="italic" fo:color="#b7b7b7"/>
    </style:style>
    <style:style style:name="T132_50" style:family="text">
      <style:text-properties fo:font-style="italic" style:font-style-asian="italic" style:font-style-complex="italic" fo:color="#b7b7b7"/>
    </style:style>
    <style:style style:name="T132_51" style:family="text">
      <style:text-properties fo:font-style="italic" style:font-style-asian="italic" style:font-style-complex="italic" fo:color="#b7b7b7"/>
    </style:style>
    <style:style style:name="T132_52" style:family="text">
      <style:text-properties fo:font-style="italic" style:font-style-asian="italic" style:font-style-complex="italic" fo:color="#b7b7b7"/>
    </style:style>
    <style:style style:name="T132_53" style:family="text">
      <style:text-properties fo:font-style="italic" style:font-style-asian="italic" style:font-style-complex="italic" fo:color="#b7b7b7"/>
    </style:style>
    <style:style style:name="T132_54" style:family="text">
      <style:text-properties fo:font-style="italic" style:font-style-asian="italic" style:font-style-complex="italic" fo:color="#b7b7b7"/>
    </style:style>
    <style:style style:name="T132_55" style:family="text">
      <style:text-properties fo:font-style="italic" style:font-style-asian="italic" style:font-style-complex="italic" fo:color="#b7b7b7"/>
    </style:style>
    <style:style style:name="T132_56" style:family="text">
      <style:text-properties fo:font-style="italic" style:font-style-asian="italic" style:font-style-complex="italic" fo:color="#b7b7b7"/>
    </style:style>
    <style:style style:name="T132_57" style:family="text">
      <style:text-properties fo:font-style="italic" style:font-style-asian="italic" style:font-style-complex="italic" fo:color="#b7b7b7"/>
    </style:style>
    <style:style style:name="T132_58" style:family="text">
      <style:text-properties fo:font-style="italic" style:font-style-asian="italic" style:font-style-complex="italic" fo:color="#b7b7b7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 style:parent-style-name="Standard"/>
    <style:style style:name="P1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1" style:family="text"/>
    <style:style style:name="T136_102" style:family="text"/>
    <style:style style:name="T136_103" style:family="text"/>
    <style:style style:name="T136_104" style:family="text"/>
    <style:style style:name="T136_105" style:family="text"/>
    <style:style style:name="T136_106" style:family="text"/>
    <style:style style:name="T136_107" style:family="text"/>
    <style:style style:name="T136_108" style:family="text"/>
    <style:style style:name="T136_109" style:family="text"/>
    <style:style style:name="T136_110" style:family="text"/>
    <style:style style:name="T136_111" style:family="text"/>
    <style:style style:name="T136_112" style:family="text"/>
    <style:style style:name="T136_113" style:family="text"/>
    <style:style style:name="T136_114" style:family="text"/>
    <style:style style:name="T136_115" style:family="text"/>
    <style:style style:name="T136_116" style:family="text"/>
    <style:style style:name="T136_117" style:family="text"/>
    <style:style style:name="T136_118" style:family="text"/>
    <style:style style:name="T136_119" style:family="text"/>
    <style:style style:name="T136_120" style:family="text"/>
    <style:style style:name="T136_121" style:family="text"/>
    <style:style style:name="T136_122" style:family="text"/>
    <style:style style:name="T136_123" style:family="text"/>
    <style:style style:name="T136_124" style:family="text"/>
    <style:style style:name="T136_125" style:family="text"/>
    <style:style style:name="T136_126" style:family="text"/>
    <style:style style:name="T136_127" style:family="text"/>
    <style:style style:name="T136_128" style:family="text"/>
    <style:style style:name="T136_129" style:family="text"/>
    <style:style style:name="T136_130" style:family="text"/>
    <style:style style:name="T136_131" style:family="text"/>
    <style:style style:name="T136_132" style:family="text"/>
    <style:style style:name="T136_133" style:family="text"/>
    <style:style style:name="T136_134" style:family="text"/>
    <style:style style:name="T136_135" style:family="text"/>
    <style:style style:name="T136_136" style:family="text"/>
    <style:style style:name="T136_137" style:family="text"/>
    <style:style style:name="T136_138" style:family="text"/>
    <style:style style:name="T136_139" style:family="text"/>
    <style:style style:name="T136_140" style:family="text"/>
    <style:style style:name="T136_141" style:family="text"/>
    <style:style style:name="T136_142" style:family="text"/>
    <style:style style:name="T136_143" style:family="text"/>
    <style:style style:name="T136_144" style:family="text"/>
    <style:style style:name="T136_145" style:family="text"/>
    <style:style style:name="T136_146" style:family="text"/>
    <style:style style:name="T136_147" style:family="text"/>
    <style:style style:name="T136_148" style:family="text"/>
    <style:style style:name="T136_149" style:family="text"/>
    <style:style style:name="T136_150" style:family="text"/>
    <style:style style:name="T136_151" style:family="text"/>
    <style:style style:name="T136_152" style:family="text"/>
    <style:style style:name="T136_153" style:family="text"/>
    <style:style style:name="T136_154" style:family="text"/>
    <style:style style:name="T136_155" style:family="text"/>
    <style:style style:name="T136_156" style:family="text"/>
    <style:style style:name="T136_157" style:family="text"/>
    <style:style style:name="T136_158" style:family="text"/>
    <style:style style:name="T136_159" style:family="text"/>
    <style:style style:name="T136_160" style:family="text"/>
    <style:style style:name="T136_161" style:family="text"/>
    <style:style style:name="T136_162" style:family="text"/>
    <style:style style:name="T136_163" style:family="text"/>
    <style:style style:name="T136_164" style:family="text"/>
    <style:style style:name="T136_165" style:family="text"/>
    <style:style style:name="T136_166" style:family="text"/>
    <style:style style:name="T136_167" style:family="text"/>
    <style:style style:name="T136_168" style:family="text"/>
    <style:style style:name="T136_169" style:family="text"/>
    <style:style style:name="T136_170" style:family="text"/>
    <style:style style:name="T136_171" style:family="text"/>
    <style:style style:name="T136_172" style:family="text"/>
    <style:style style:name="T136_173" style:family="text"/>
    <style:style style:name="T136_174" style:family="text"/>
    <style:style style:name="T136_175" style:family="text"/>
    <style:style style:name="T136_176" style:family="text"/>
    <style:style style:name="T136_177" style:family="text"/>
    <style:style style:name="T136_178" style:family="text"/>
    <style:style style:name="T136_179" style:family="text"/>
    <style:style style:name="T136_180" style:family="text"/>
    <style:style style:name="T136_181" style:family="text"/>
    <style:style style:name="T136_182" style:family="text"/>
    <style:style style:name="T136_183" style:family="text"/>
    <style:style style:name="T136_184" style:family="text"/>
    <style:style style:name="T136_185" style:family="text"/>
    <style:style style:name="T136_186" style:family="text"/>
    <style:style style:name="T136_187" style:family="text"/>
    <style:style style:name="T136_188" style:family="text"/>
    <style:style style:name="T136_18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6_19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6_19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6_192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text-indent="0cm" fo:line-height="115%" fo:margin-left="1.27cm" style:writing-mode="lr-tb"/>
    </style:style>
    <style:style style:name="T138_1" style:family="text">
      <style:text-properties fo:font-style="italic" style:font-style-asian="italic" style:font-style-complex="italic"/>
    </style:style>
    <style:style style:name="T138_2" style:family="text">
      <style:text-properties fo:font-style="italic" style:font-style-asian="italic" style:font-style-complex="italic"/>
    </style:style>
    <style:style style:name="T138_3" style:family="text">
      <style:text-properties fo:font-style="italic" style:font-style-asian="italic" style:font-style-complex="italic"/>
    </style:style>
    <style:style style:name="T138_4" style:family="text">
      <style:text-properties fo:font-style="italic" style:font-style-asian="italic" style:font-style-complex="italic"/>
    </style:style>
    <style:style style:name="T138_5" style:family="text">
      <style:text-properties fo:font-style="italic" style:font-style-asian="italic" style:font-style-complex="italic"/>
    </style:style>
    <style:style style:name="T138_6" style:family="text">
      <style:text-properties fo:font-style="italic" style:font-style-asian="italic" style:font-style-complex="italic"/>
    </style:style>
    <style:style style:name="T138_7" style:family="text">
      <style:text-properties fo:font-style="italic" style:font-style-asian="italic" style:font-style-complex="italic"/>
    </style:style>
    <style:style style:name="T138_8" style:family="text">
      <style:text-properties fo:font-style="italic" style:font-style-asian="italic" style:font-style-complex="italic"/>
    </style:style>
    <style:style style:name="T138_9" style:family="text">
      <style:text-properties fo:font-style="italic" style:font-style-asian="italic" style:font-style-complex="italic"/>
    </style:style>
    <style:style style:name="T138_10" style:family="text">
      <style:text-properties fo:font-style="italic" style:font-style-asian="italic" style:font-style-complex="italic"/>
    </style:style>
    <style:style style:name="T138_11" style:family="text">
      <style:text-properties fo:font-style="italic" style:font-style-asian="italic" style:font-style-complex="italic"/>
    </style:style>
    <style:style style:name="T138_12" style:family="text">
      <style:text-properties fo:font-style="italic" style:font-style-asian="italic" style:font-style-complex="italic"/>
    </style:style>
    <style:style style:name="T138_13" style:family="text">
      <style:text-properties fo:font-style="italic" style:font-style-asian="italic" style:font-style-complex="italic"/>
    </style:style>
    <style:style style:name="T138_14" style:family="text">
      <style:text-properties fo:font-style="italic" style:font-style-asian="italic" style:font-style-complex="italic"/>
    </style:style>
    <style:style style:name="T138_15" style:family="text">
      <style:text-properties fo:font-style="italic" style:font-style-asian="italic" style:font-style-complex="italic"/>
    </style:style>
    <style:style style:name="T138_16" style:family="text">
      <style:text-properties fo:font-style="italic" style:font-style-asian="italic" style:font-style-complex="italic"/>
    </style:style>
    <style:style style:name="T138_17" style:family="text">
      <style:text-properties fo:font-style="italic" style:font-style-asian="italic" style:font-style-complex="italic"/>
    </style:style>
    <style:style style:name="T138_18" style:family="text">
      <style:text-properties fo:font-style="italic" style:font-style-asian="italic" style:font-style-complex="italic"/>
    </style:style>
    <style:style style:name="T138_19" style:family="text">
      <style:text-properties fo:font-style="italic" style:font-style-asian="italic" style:font-style-complex="italic"/>
    </style:style>
    <style:style style:name="T138_20" style:family="text">
      <style:text-properties fo:font-style="italic" style:font-style-asian="italic" style:font-style-complex="italic"/>
    </style:style>
    <style:style style:name="T138_21" style:family="text">
      <style:text-properties fo:font-style="italic" style:font-style-asian="italic" style:font-style-complex="italic"/>
    </style:style>
    <style:style style:name="T138_22" style:family="text">
      <style:text-properties fo:font-style="italic" style:font-style-asian="italic" style:font-style-complex="italic"/>
    </style:style>
    <style:style style:name="T138_23" style:family="text">
      <style:text-properties fo:font-style="italic" style:font-style-asian="italic" style:font-style-complex="italic"/>
    </style:style>
    <style:style style:name="T138_24" style:family="text">
      <style:text-properties fo:font-style="italic" style:font-style-asian="italic" style:font-style-complex="italic"/>
    </style:style>
    <style:style style:name="T138_25" style:family="text">
      <style:text-properties fo:font-style="italic" style:font-style-asian="italic" style:font-style-complex="italic"/>
    </style:style>
    <style:style style:name="T138_26" style:family="text">
      <style:text-properties fo:font-style="italic" style:font-style-asian="italic" style:font-style-complex="italic"/>
    </style:style>
    <style:style style:name="T138_27" style:family="text">
      <style:text-properties fo:font-style="italic" style:font-style-asian="italic" style:font-style-complex="italic"/>
    </style:style>
    <style:style style:name="T138_28" style:family="text">
      <style:text-properties fo:font-style="italic" style:font-style-asian="italic" style:font-style-complex="italic"/>
    </style:style>
    <style:style style:name="T138_29" style:family="text">
      <style:text-properties fo:font-style="italic" style:font-style-asian="italic" style:font-style-complex="italic"/>
    </style:style>
    <style:style style:name="T138_30" style:family="text">
      <style:text-properties fo:font-style="italic" style:font-style-asian="italic" style:font-style-complex="italic"/>
    </style:style>
    <style:style style:name="T138_31" style:family="text">
      <style:text-properties fo:font-style="italic" style:font-style-asian="italic" style:font-style-complex="italic"/>
    </style:style>
    <style:style style:name="T138_32" style:family="text">
      <style:text-properties fo:font-style="italic" style:font-style-asian="italic" style:font-style-complex="italic"/>
    </style:style>
    <style:style style:name="T138_33" style:family="text">
      <style:text-properties fo:font-style="italic" style:font-style-asian="italic" style:font-style-complex="italic"/>
    </style:style>
    <style:style style:name="T138_34" style:family="text">
      <style:text-properties fo:font-style="italic" style:font-style-asian="italic" style:font-style-complex="italic"/>
    </style:style>
    <style:style style:name="T138_35" style:family="text">
      <style:text-properties fo:font-style="italic" style:font-style-asian="italic" style:font-style-complex="italic"/>
    </style:style>
    <style:style style:name="T138_36" style:family="text">
      <style:text-properties fo:font-style="italic" style:font-style-asian="italic" style:font-style-complex="italic"/>
    </style:style>
    <style:style style:name="T138_37" style:family="text">
      <style:text-properties fo:font-style="italic" style:font-style-asian="italic" style:font-style-complex="italic"/>
    </style:style>
    <style:style style:name="T138_38" style:family="text">
      <style:text-properties fo:font-style="italic" style:font-style-asian="italic" style:font-style-complex="italic"/>
    </style:style>
    <style:style style:name="T138_39" style:family="text">
      <style:text-properties fo:font-style="italic" style:font-style-asian="italic" style:font-style-complex="italic"/>
    </style:style>
    <style:style style:name="T138_40" style:family="text">
      <style:text-properties fo:font-style="italic" style:font-style-asian="italic" style:font-style-complex="italic"/>
    </style:style>
    <style:style style:name="T138_41" style:family="text">
      <style:text-properties fo:font-style="italic" style:font-style-asian="italic" style:font-style-complex="italic"/>
    </style:style>
    <style:style style:name="T138_42" style:family="text">
      <style:text-properties fo:font-style="italic" style:font-style-asian="italic" style:font-style-complex="italic"/>
    </style:style>
    <style:style style:name="T138_43" style:family="text">
      <style:text-properties fo:font-style="italic" style:font-style-asian="italic" style:font-style-complex="italic"/>
    </style:style>
    <style:style style:name="T138_44" style:family="text">
      <style:text-properties fo:font-style="italic" style:font-style-asian="italic" style:font-style-complex="italic"/>
    </style:style>
    <style:style style:name="T138_45" style:family="text">
      <style:text-properties fo:font-style="italic" style:font-style-asian="italic" style:font-style-complex="italic"/>
    </style:style>
    <style:style style:name="T138_46" style:family="text">
      <style:text-properties fo:font-style="italic" style:font-style-asian="italic" style:font-style-complex="italic"/>
    </style:style>
    <style:style style:name="T138_47" style:family="text">
      <style:text-properties fo:font-style="italic" style:font-style-asian="italic" style:font-style-complex="italic"/>
    </style:style>
    <style:style style:name="T138_48" style:family="text">
      <style:text-properties fo:font-style="italic" style:font-style-asian="italic" style:font-style-complex="italic"/>
    </style:style>
    <style:style style:name="T138_49" style:family="text">
      <style:text-properties fo:font-style="italic" style:font-style-asian="italic" style:font-style-complex="italic"/>
    </style:style>
    <style:style style:name="T138_50" style:family="text">
      <style:text-properties fo:font-style="italic" style:font-style-asian="italic" style:font-style-complex="italic"/>
    </style:style>
    <style:style style:name="T138_51" style:family="text">
      <style:text-properties fo:font-style="italic" style:font-style-asian="italic" style:font-style-complex="italic"/>
    </style:style>
    <style:style style:name="T138_52" style:family="text">
      <style:text-properties fo:font-style="italic" style:font-style-asian="italic" style:font-style-complex="italic"/>
    </style:style>
    <style:style style:name="T138_53" style:family="text">
      <style:text-properties fo:font-style="italic" style:font-style-asian="italic" style:font-style-complex="italic"/>
    </style:style>
    <style:style style:name="T138_54" style:family="text">
      <style:text-properties fo:font-style="italic" style:font-style-asian="italic" style:font-style-complex="italic"/>
    </style:style>
    <style:style style:name="T138_55" style:family="text">
      <style:text-properties fo:font-style="italic" style:font-style-asian="italic" style:font-style-complex="italic"/>
    </style:style>
    <style:style style:name="T138_56" style:family="text">
      <style:text-properties fo:font-style="italic" style:font-style-asian="italic" style:font-style-complex="italic"/>
    </style:style>
    <style:style style:name="T138_57" style:family="text">
      <style:text-properties fo:font-style="italic" style:font-style-asian="italic" style:font-style-complex="italic"/>
    </style:style>
    <style:style style:name="T138_58" style:family="text">
      <style:text-properties fo:font-style="italic" style:font-style-asian="italic" style:font-style-complex="italic"/>
    </style:style>
    <style:style style:name="T138_59" style:family="text">
      <style:text-properties fo:font-style="italic" style:font-style-asian="italic" style:font-style-complex="italic"/>
    </style:style>
    <style:style style:name="T138_60" style:family="text">
      <style:text-properties fo:font-style="italic" style:font-style-asian="italic" style:font-style-complex="italic"/>
    </style:style>
    <style:style style:name="T138_61" style:family="text">
      <style:text-properties fo:font-style="italic" style:font-style-asian="italic" style:font-style-complex="italic"/>
    </style:style>
    <style:style style:name="T138_62" style:family="text">
      <style:text-properties fo:font-style="italic" style:font-style-asian="italic" style:font-style-complex="italic"/>
    </style:style>
    <style:style style:name="T138_63" style:family="text"/>
    <style:style style:name="T138_64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T139_47" style:family="text"/>
    <style:style style:name="T139_48" style:family="text"/>
    <style:style style:name="T139_49" style:family="text"/>
    <style:style style:name="T139_50" style:family="text"/>
    <style:style style:name="T139_51" style:family="text"/>
    <style:style style:name="T139_52" style:family="text"/>
    <style:style style:name="T139_53" style:family="text"/>
    <style:style style:name="T139_54" style:family="text"/>
    <style:style style:name="T139_55" style:family="text"/>
    <style:style style:name="T139_56" style:family="text"/>
    <style:style style:name="T139_57" style:family="text"/>
    <style:style style:name="T139_58" style:family="text"/>
    <style:style style:name="T139_59" style:family="text"/>
    <style:style style:name="T139_60" style:family="text"/>
    <style:style style:name="T139_61" style:family="text"/>
    <style:style style:name="T139_62" style:family="text"/>
    <style:style style:name="T139_63" style:family="text"/>
    <style:style style:name="T139_64" style:family="text"/>
    <style:style style:name="T139_65" style:family="text"/>
    <style:style style:name="T139_66" style:family="text"/>
    <style:style style:name="T139_67" style:family="text"/>
    <style:style style:name="T139_68" style:family="text"/>
    <style:style style:name="T139_69" style:family="text"/>
    <style:style style:name="T139_70" style:family="text"/>
    <style:style style:name="T139_71" style:family="text"/>
    <style:style style:name="T139_72" style:family="text"/>
    <style:style style:name="T139_73" style:family="text"/>
    <style:style style:name="T139_74" style:family="text"/>
    <style:style style:name="T139_75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T140_54" style:family="text"/>
    <style:style style:name="T140_55" style:family="text"/>
    <style:style style:name="T140_56" style:family="text"/>
    <style:style style:name="T140_57" style:family="text"/>
    <style:style style:name="T140_58" style:family="text"/>
    <style:style style:name="T140_59" style:family="text"/>
    <style:style style:name="T140_60" style:family="text"/>
    <style:style style:name="T140_61" style:family="text"/>
    <style:style style:name="T140_62" style:family="text"/>
    <style:style style:name="T140_63" style:family="text"/>
    <style:style style:name="T140_64" style:family="text"/>
    <style:style style:name="T140_65" style:family="text"/>
    <style:style style:name="T140_66" style:family="text"/>
    <style:style style:name="T140_67" style:family="text"/>
    <style:style style:name="T140_68" style:family="text"/>
    <style:style style:name="T140_69" style:family="text"/>
    <style:style style:name="T140_70" style:family="text"/>
    <style:style style:name="T140_71" style:family="text"/>
    <style:style style:name="T140_72" style:family="text"/>
    <style:style style:name="T140_73" style:family="text"/>
    <style:style style:name="T140_74" style:family="text"/>
    <style:style style:name="T140_75" style:family="text"/>
    <style:style style:name="T140_76" style:family="text"/>
    <style:style style:name="T140_77" style:family="text"/>
    <style:style style:name="T140_78" style:family="text"/>
    <style:style style:name="T140_79" style:family="text"/>
    <style:style style:name="T140_80" style:family="text"/>
    <style:style style:name="T140_81" style:family="text"/>
    <style:style style:name="T140_82" style:family="text"/>
    <style:style style:name="T140_83" style:family="text"/>
    <style:style style:name="T140_84" style:family="text"/>
    <style:style style:name="T140_85" style:family="text"/>
    <style:style style:name="T140_86" style:family="text"/>
    <style:style style:name="T140_87" style:family="text"/>
    <style:style style:name="T140_88" style:family="text"/>
    <style:style style:name="T140_89" style:family="text"/>
    <style:style style:name="T140_90" style:family="text"/>
    <style:style style:name="T140_91" style:family="text"/>
    <style:style style:name="T140_92" style:family="text"/>
    <style:style style:name="T140_93" style:family="text"/>
    <style:style style:name="T140_94" style:family="text"/>
    <style:style style:name="T140_95" style:family="text"/>
    <style:style style:name="T140_96" style:family="text"/>
    <style:style style:name="T140_97" style:family="text"/>
    <style:style style:name="T140_98" style:family="text"/>
    <style:style style:name="T140_99" style:family="text"/>
    <style:style style:name="T140_100" style:family="text"/>
    <style:style style:name="T140_101" style:family="text"/>
    <style:style style:name="T140_102" style:family="text"/>
    <style:style style:name="T140_103" style:family="text"/>
    <style:style style:name="T140_104" style:family="text"/>
    <style:style style:name="T140_105" style:family="text"/>
    <style:style style:name="T140_106" style:family="text"/>
    <style:style style:name="T140_107" style:family="text"/>
    <style:style style:name="T140_108" style:family="text"/>
    <style:style style:name="T140_109" style:family="text"/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/>
    <style:style style:name="T141_2" style:family="text"/>
    <style:style style:name="T141_3" style:family="text" style:parent-style-name="Standard"/>
    <style:style style:name="P1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>
      <style:text-properties style:text-underline-style="solid" style:text-underline-color="font-color"/>
    </style:style>
    <style:style style:name="T143_10" style:family="text">
      <style:text-properties style:text-underline-style="solid" style:text-underline-color="font-color"/>
    </style:style>
    <style:style style:name="T143_11" style:family="text">
      <style:text-properties style:text-underline-style="solid" style:text-underline-color="font-color"/>
    </style:style>
    <style:style style:name="P144" style:family="paragraph" style:parent-style-name="Standard">
      <style:paragraph-properties fo:break-before="auto" fo:line-height="115%" fo:margin-top="0cm" fo:margin-bottom="0cm" style:writing-mode="lr-tb"/>
    </style:style>
    <style:style style:name="T144_1" style:family="text"/>
    <style:style style:name="T144_2" style:family="text"/>
    <style:style style:name="T144_3" style:family="text">
      <style:text-properties style:text-underline-style="solid" style:text-underline-color="font-color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/>
    <style:style style:name="T145_55" style:family="text"/>
    <style:style style:name="T145_56" style:family="text"/>
    <style:style style:name="T145_57" style:family="text"/>
    <style:style style:name="T145_58" style:family="text"/>
    <style:style style:name="T145_59" style:family="text"/>
    <style:style style:name="T145_60" style:family="text"/>
    <style:style style:name="T145_61" style:family="text"/>
    <style:style style:name="T145_62" style:family="text"/>
    <style:style style:name="T145_63" style:family="text"/>
    <style:style style:name="T145_64" style:family="text"/>
    <style:style style:name="T145_65" style:family="text"/>
    <style:style style:name="T145_66" style:family="text"/>
    <style:style style:name="T145_67" style:family="text"/>
    <style:style style:name="T145_68" style:family="text"/>
    <style:style style:name="T145_69" style:family="text"/>
    <style:style style:name="T145_70" style:family="text"/>
    <style:style style:name="T145_71" style:family="text"/>
    <style:style style:name="T145_72" style:family="text"/>
    <style:style style:name="T145_73" style:family="text"/>
    <style:style style:name="T145_74" style:family="text"/>
    <style:style style:name="T145_75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>
      <style:text-properties fo:color="#1155cc" style:text-underline-style="solid" style:text-underline-color="font-color"/>
    </style:style>
    <style:style style:name="T148_3" style:family="text"/>
    <style:style style:name="T148_4" style:family="text">
      <style:text-properties fo:color="#1155cc" style:text-underline-style="solid" style:text-underline-color="font-color"/>
    </style:style>
    <style:style style:name="T148_5" style:family="text"/>
    <style:style style:name="T148_6" style:family="text">
      <style:text-properties fo:color="#1155cc" style:text-underline-style="solid" style:text-underline-color="font-color"/>
    </style:style>
    <style:style style:name="T148_7" style:family="text"/>
    <style:style style:name="T148_8" style:family="text">
      <style:text-properties fo:color="#1155cc" style:text-underline-style="solid" style:text-underline-color="font-color"/>
    </style:style>
    <style:style style:name="T148_9" style:family="text"/>
    <style:style style:name="T148_10" style:family="text">
      <style:text-properties fo:color="#1155cc" style:text-underline-style="solid" style:text-underline-color="font-color"/>
    </style:style>
    <style:style style:name="T148_11" style:family="text"/>
    <style:style style:name="T148_12" style:family="text">
      <style:text-properties fo:color="#1155cc" style:text-underline-style="solid" style:text-underline-color="font-color"/>
    </style:style>
    <style:style style:name="T148_13" style:family="text"/>
    <style:style style:name="T148_14" style:family="text">
      <style:text-properties fo:color="#1155cc" style:text-underline-style="solid" style:text-underline-color="font-color"/>
    </style:style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 style:parent-style-name="Standard"/>
    <style:style style:name="P1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>
      <style:text-properties fo:color="#1155cc" style:text-underline-style="solid" style:text-underline-color="font-color"/>
    </style:style>
    <style:style style:name="T157_17" style:family="text"/>
    <style:style style:name="T157_18" style:family="text">
      <style:text-properties fo:color="#1155cc" style:text-underline-style="solid" style:text-underline-color="font-color"/>
    </style:style>
    <style:style style:name="T157_19" style:family="text"/>
    <style:style style:name="T157_20" style:family="text">
      <style:text-properties fo:color="#1155cc" style:text-underline-style="solid" style:text-underline-color="font-color"/>
    </style:style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T157_57" style:family="text"/>
    <style:style style:name="T157_58" style:family="text"/>
    <style:style style:name="T157_59" style:family="text"/>
    <style:style style:name="T157_60" style:family="text"/>
    <style:style style:name="T157_61" style:family="text"/>
    <style:style style:name="T157_62" style:family="text"/>
    <style:style style:name="T157_63" style:family="text"/>
    <style:style style:name="T157_64" style:family="text"/>
    <style:style style:name="T157_65" style:family="text"/>
    <style:style style:name="T157_66" style:family="text"/>
    <style:style style:name="T157_67" style:family="text"/>
    <style:style style:name="T157_68" style:family="text"/>
    <style:style style:name="T157_69" style:family="text"/>
    <style:style style:name="T157_70" style:family="text"/>
    <style:style style:name="T157_71" style:family="text"/>
    <style:style style:name="T157_72" style:family="text"/>
    <style:style style:name="T157_73" style:family="text"/>
    <style:style style:name="T157_74" style:family="text"/>
    <style:style style:name="T157_75" style:family="text"/>
    <style:style style:name="T157_76" style:family="text"/>
    <style:style style:name="T157_77" style:family="text"/>
    <style:style style:name="T157_78" style:family="text"/>
    <style:style style:name="T157_79" style:family="text"/>
    <style:style style:name="T157_80" style:family="text"/>
    <style:style style:name="T157_81" style:family="text"/>
    <style:style style:name="T157_82" style:family="text"/>
    <style:style style:name="T157_83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P159" style:family="paragraph" style:parent-style-name="Standard">
      <style:paragraph-properties fo:break-before="auto" fo:line-height="115%" fo:margin-top="0cm" fo:margin-bottom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Heading_20_1">
      <style:paragraph-properties fo:break-before="auto" fo:line-height="115%" fo:margin-top="0.847cm" fo:margin-bottom="0.212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fo:color="#cc4125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fo:font-style="italic" style:font-style-asian="italic" style:font-style-complex="italic" fo:color="#b7b7b7"/>
    </style:style>
    <style:style style:name="T163_2" style:family="text">
      <style:text-properties fo:font-style="italic" style:font-style-asian="italic" style:font-style-complex="italic" fo:color="#b7b7b7"/>
    </style:style>
    <style:style style:name="T163_3" style:family="text">
      <style:text-properties fo:font-style="italic" style:font-style-asian="italic" style:font-style-complex="italic" fo:color="#b7b7b7"/>
    </style:style>
    <style:style style:name="T163_4" style:family="text">
      <style:text-properties fo:font-style="italic" style:font-style-asian="italic" style:font-style-complex="italic" fo:color="#b7b7b7"/>
    </style:style>
    <style:style style:name="T163_5" style:family="text">
      <style:text-properties fo:font-style="italic" style:font-style-asian="italic" style:font-style-complex="italic" fo:color="#b7b7b7"/>
    </style:style>
    <style:style style:name="T163_6" style:family="text">
      <style:text-properties fo:font-style="italic" style:font-style-asian="italic" style:font-style-complex="italic" fo:color="#b7b7b7"/>
    </style:style>
    <style:style style:name="T163_7" style:family="text">
      <style:text-properties fo:font-style="italic" style:font-style-asian="italic" style:font-style-complex="italic" fo:color="#b7b7b7"/>
    </style:style>
    <style:style style:name="T163_8" style:family="text">
      <style:text-properties fo:font-style="italic" style:font-style-asian="italic" style:font-style-complex="italic" fo:color="#b7b7b7"/>
    </style:style>
    <style:style style:name="T163_9" style:family="text">
      <style:text-properties fo:font-style="italic" style:font-style-asian="italic" style:font-style-complex="italic" fo:color="#b7b7b7"/>
    </style:style>
    <style:style style:name="T163_10" style:family="text">
      <style:text-properties fo:font-style="italic" style:font-style-asian="italic" style:font-style-complex="italic" fo:color="#b7b7b7"/>
    </style:style>
    <style:style style:name="T163_11" style:family="text">
      <style:text-properties fo:font-style="italic" style:font-style-asian="italic" style:font-style-complex="italic" fo:color="#b7b7b7"/>
    </style:style>
    <style:style style:name="T163_12" style:family="text">
      <style:text-properties fo:font-style="italic" style:font-style-asian="italic" style:font-style-complex="italic" fo:color="#b7b7b7"/>
    </style:style>
    <style:style style:name="T163_13" style:family="text" style:parent-style-name="Standard"/>
    <style:style style:name="P1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66" style:family="text"/>
    <style:style style:name="T167_6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7_68" style:family="text"/>
    <style:style style:name="T167_6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7_70" style:family="text"/>
    <style:style style:name="T167_7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7_72" style:family="text"/>
    <style:style style:name="T167_73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7_74" style:family="text"/>
    <style:style style:name="T167_75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7_76" style:family="text"/>
    <style:style style:name="T167_7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7_78" style:family="text"/>
    <style:style style:name="T167_7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7_80" style:family="text"/>
    <style:style style:name="T167_8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7_82" style:family="text"/>
    <style:style style:name="T167_83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7_84" style:family="text"/>
    <style:style style:name="T167_85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7_86" style:family="text"/>
    <style:style style:name="T167_8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7_88" style:family="text"/>
    <style:style style:name="T167_8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7_90" style:family="text"/>
    <style:style style:name="T167_9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color="#ff0000"/>
    </style:style>
    <style:style style:name="T169_2" style:family="text">
      <style:text-properties fo:color="#ff0000"/>
    </style:style>
    <style:style style:name="T169_3" style:family="text">
      <style:text-properties fo:color="#ff0000"/>
    </style:style>
    <style:style style:name="T169_4" style:family="text">
      <style:text-properties fo:color="#ff0000"/>
    </style:style>
    <style:style style:name="T169_5" style:family="text">
      <style:text-properties fo:color="#ff0000"/>
    </style:style>
    <style:style style:name="T169_6" style:family="text">
      <style:text-properties fo:color="#ff0000"/>
    </style:style>
    <style:style style:name="T169_7" style:family="text">
      <style:text-properties fo:color="#ff0000"/>
    </style:style>
    <style:style style:name="T169_8" style:family="text">
      <style:text-properties fo:color="#ff0000"/>
    </style:style>
    <style:style style:name="T169_9" style:family="text">
      <style:text-properties fo:color="#ff0000"/>
    </style:style>
    <style:style style:name="T169_10" style:family="text">
      <style:text-properties fo:color="#ff0000"/>
    </style:style>
    <style:style style:name="T169_11" style:family="text">
      <style:text-properties fo:color="#ff0000"/>
    </style:style>
    <style:style style:name="T169_12" style:family="text">
      <style:text-properties fo:color="#ff0000"/>
    </style:style>
    <style:style style:name="T169_13" style:family="text">
      <style:text-properties fo:color="#ff0000"/>
    </style:style>
    <style:style style:name="T169_14" style:family="text">
      <style:text-properties fo:color="#ff0000"/>
    </style:style>
    <style:style style:name="T169_15" style:family="text">
      <style:text-properties fo:color="#ff0000"/>
    </style:style>
    <style:style style:name="T169_16" style:family="text">
      <style:text-properties fo:color="#ff0000"/>
    </style:style>
    <style:style style:name="T169_17" style:family="text">
      <style:text-properties fo:color="#ff0000"/>
    </style:style>
    <style:style style:name="T169_18" style:family="text">
      <style:text-properties fo:color="#ff0000"/>
    </style:style>
    <style:style style:name="T169_19" style:family="text">
      <style:text-properties fo:color="#ff0000"/>
    </style:style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>
      <style:text-properties fo:color="#444444" fo:font-size="10pt" style:font-size-asian="10pt" style:font-size-complex="10pt"/>
    </style:style>
    <style:style style:name="T171_2" style:family="text">
      <style:text-properties fo:color="#444444" fo:font-size="10pt" style:font-size-asian="10pt" style:font-size-complex="10pt"/>
    </style:style>
    <style:style style:name="T171_3" style:family="text">
      <style:text-properties fo:color="#444444" fo:font-size="10pt" style:font-size-asian="10pt" style:font-size-complex="10pt"/>
    </style:style>
    <style:style style:name="T171_4" style:family="text">
      <style:text-properties fo:color="#444444" fo:font-size="10pt" style:font-size-asian="10pt" style:font-size-complex="10pt"/>
    </style:style>
    <style:style style:name="T171_5" style:family="text">
      <style:text-properties fo:color="#444444" fo:font-size="10pt" style:font-size-asian="10pt" style:font-size-complex="10pt"/>
    </style:style>
    <style:style style:name="T171_6" style:family="text">
      <style:text-properties fo:color="#444444" fo:font-size="10pt" style:font-size-asian="10pt" style:font-size-complex="10pt"/>
    </style:style>
    <style:style style:name="T171_7" style:family="text">
      <style:text-properties fo:color="#444444" fo:font-size="10pt" style:font-size-asian="10pt" style:font-size-complex="10pt"/>
    </style:style>
    <style:style style:name="T171_8" style:family="text">
      <style:text-properties fo:color="#444444" fo:font-size="10pt" style:font-size-asian="10pt" style:font-size-complex="10pt"/>
    </style:style>
    <style:style style:name="T171_9" style:family="text">
      <style:text-properties fo:color="#444444" fo:font-size="10pt" style:font-size-asian="10pt" style:font-size-complex="10pt"/>
    </style:style>
    <style:style style:name="T171_10" style:family="text">
      <style:text-properties fo:color="#444444" fo:font-size="10pt" style:font-size-asian="10pt" style:font-size-complex="10pt"/>
    </style:style>
    <style:style style:name="T171_11" style:family="text">
      <style:text-properties fo:color="#444444" fo:font-size="10pt" style:font-size-asian="10pt" style:font-size-complex="10pt"/>
    </style:style>
    <style:style style:name="T171_12" style:family="text">
      <style:text-properties fo:color="#444444" fo:font-size="10pt" style:font-size-asian="10pt" style:font-size-complex="10pt"/>
    </style:style>
    <style:style style:name="T171_13" style:family="text">
      <style:text-properties fo:color="#444444" fo:font-size="10pt" style:font-size-asian="10pt" style:font-size-complex="10pt"/>
    </style:style>
    <style:style style:name="T171_14" style:family="text">
      <style:text-properties fo:color="#444444" fo:font-size="10pt" style:font-size-asian="10pt" style:font-size-complex="10pt"/>
    </style:style>
    <style:style style:name="T171_15" style:family="text">
      <style:text-properties fo:color="#444444" fo:font-size="10pt" style:font-size-asian="10pt" style:font-size-complex="10pt"/>
    </style:style>
    <style:style style:name="T171_16" style:family="text">
      <style:text-properties fo:color="#444444" fo:font-size="10pt" style:font-size-asian="10pt" style:font-size-complex="10pt"/>
    </style:style>
    <style:style style:name="T171_17" style:family="text">
      <style:text-properties fo:color="#444444" fo:font-size="10pt" style:font-size-asian="10pt" style:font-size-complex="10pt"/>
    </style:style>
    <style:style style:name="T171_18" style:family="text">
      <style:text-properties fo:color="#444444" fo:font-size="10pt" style:font-size-asian="10pt" style:font-size-complex="10pt"/>
    </style:style>
    <style:style style:name="T171_19" style:family="text">
      <style:text-properties fo:color="#444444" fo:font-size="10pt" style:font-size-asian="10pt" style:font-size-complex="10pt"/>
    </style:style>
    <style:style style:name="T171_20" style:family="text">
      <style:text-properties fo:color="#444444" fo:font-size="10pt" style:font-size-asian="10pt" style:font-size-complex="10pt"/>
    </style:style>
    <style:style style:name="T171_21" style:family="text">
      <style:text-properties fo:color="#444444" fo:font-size="10pt" style:font-size-asian="10pt" style:font-size-complex="10pt"/>
    </style:style>
    <style:style style:name="T171_22" style:family="text">
      <style:text-properties fo:color="#444444" fo:font-size="10pt" style:font-size-asian="10pt" style:font-size-complex="10pt"/>
    </style:style>
    <style:style style:name="T171_23" style:family="text">
      <style:text-properties fo:color="#444444" fo:font-size="10pt" style:font-size-asian="10pt" style:font-size-complex="10pt"/>
    </style:style>
    <style:style style:name="T171_24" style:family="text">
      <style:text-properties fo:color="#444444" fo:font-size="10pt" style:font-size-asian="10pt" style:font-size-complex="10pt"/>
    </style:style>
    <style:style style:name="T171_25" style:family="text">
      <style:text-properties fo:color="#444444" fo:font-size="10pt" style:font-size-asian="10pt" style:font-size-complex="10pt"/>
    </style:style>
    <style:style style:name="T171_26" style:family="text">
      <style:text-properties fo:color="#444444" fo:font-size="10pt" style:font-size-asian="10pt" style:font-size-complex="10pt"/>
    </style:style>
    <style:style style:name="T171_27" style:family="text">
      <style:text-properties fo:color="#444444" fo:font-size="10pt" style:font-size-asian="10pt" style:font-size-complex="10pt"/>
    </style:style>
    <style:style style:name="T171_28" style:family="text">
      <style:text-properties fo:color="#444444" fo:font-size="10pt" style:font-size-asian="10pt" style:font-size-complex="10pt"/>
    </style:style>
    <style:style style:name="T171_29" style:family="text">
      <style:text-properties fo:color="#444444" fo:font-size="10pt" style:font-size-asian="10pt" style:font-size-complex="10pt"/>
    </style:style>
    <style:style style:name="T171_30" style:family="text">
      <style:text-properties fo:color="#444444" fo:font-size="10pt" style:font-size-asian="10pt" style:font-size-complex="10pt"/>
    </style:style>
    <style:style style:name="T171_31" style:family="text">
      <style:text-properties fo:color="#444444" fo:font-size="10pt" style:font-size-asian="10pt" style:font-size-complex="10pt"/>
    </style:style>
    <style:style style:name="T171_32" style:family="text">
      <style:text-properties fo:color="#444444" fo:font-size="10pt" style:font-size-asian="10pt" style:font-size-complex="10pt"/>
    </style:style>
    <style:style style:name="T171_33" style:family="text">
      <style:text-properties fo:color="#444444" fo:font-size="10pt" style:font-size-asian="10pt" style:font-size-complex="10pt"/>
    </style:style>
    <style:style style:name="T171_34" style:family="text">
      <style:text-properties fo:color="#444444" fo:font-size="10pt" style:font-size-asian="10pt" style:font-size-complex="10pt"/>
    </style:style>
    <style:style style:name="T171_35" style:family="text">
      <style:text-properties fo:color="#444444" fo:font-size="10pt" style:font-size-asian="10pt" style:font-size-complex="10pt"/>
    </style:style>
    <style:style style:name="T171_36" style:family="text">
      <style:text-properties fo:color="#444444" fo:font-size="10pt" style:font-size-asian="10pt" style:font-size-complex="10pt"/>
    </style:style>
    <style:style style:name="T171_37" style:family="text">
      <style:text-properties fo:color="#444444" fo:font-size="10pt" style:font-size-asian="10pt" style:font-size-complex="10pt"/>
    </style:style>
    <style:style style:name="T171_38" style:family="text">
      <style:text-properties fo:color="#444444" fo:font-size="10pt" style:font-size-asian="10pt" style:font-size-complex="10pt"/>
    </style:style>
    <style:style style:name="T171_39" style:family="text">
      <style:text-properties fo:color="#444444" fo:font-size="10pt" style:font-size-asian="10pt" style:font-size-complex="10pt"/>
    </style:style>
    <style:style style:name="T171_40" style:family="text">
      <style:text-properties fo:color="#444444" fo:font-size="10pt" style:font-size-asian="10pt" style:font-size-complex="10pt"/>
    </style:style>
    <style:style style:name="T171_41" style:family="text">
      <style:text-properties fo:color="#444444" fo:font-size="10pt" style:font-size-asian="10pt" style:font-size-complex="10pt"/>
    </style:style>
    <style:style style:name="T171_42" style:family="text">
      <style:text-properties fo:color="#444444" fo:font-size="10pt" style:font-size-asian="10pt" style:font-size-complex="10pt"/>
    </style:style>
    <style:style style:name="T171_43" style:family="text">
      <style:text-properties fo:color="#444444" fo:font-size="10pt" style:font-size-asian="10pt" style:font-size-complex="10pt"/>
    </style:style>
    <style:style style:name="T171_44" style:family="text">
      <style:text-properties fo:color="#444444" fo:font-size="10pt" style:font-size-asian="10pt" style:font-size-complex="10pt"/>
    </style:style>
    <style:style style:name="T171_45" style:family="text">
      <style:text-properties fo:color="#444444" fo:font-size="10pt" style:font-size-asian="10pt" style:font-size-complex="10pt"/>
    </style:style>
    <style:style style:name="T171_46" style:family="text">
      <style:text-properties fo:color="#444444" fo:font-size="10pt" style:font-size-asian="10pt" style:font-size-complex="10pt"/>
    </style:style>
    <style:style style:name="T171_47" style:family="text">
      <style:text-properties fo:color="#444444" fo:font-size="10pt" style:font-size-asian="10pt" style:font-size-complex="10pt"/>
    </style:style>
    <style:style style:name="T171_48" style:family="text">
      <style:text-properties fo:color="#444444" fo:font-size="10pt" style:font-size-asian="10pt" style:font-size-complex="10pt"/>
    </style:style>
    <style:style style:name="T171_49" style:family="text">
      <style:text-properties fo:color="#444444" fo:font-size="10pt" style:font-size-asian="10pt" style:font-size-complex="10pt"/>
    </style:style>
    <style:style style:name="T171_50" style:family="text">
      <style:text-properties fo:color="#444444" fo:font-size="10pt" style:font-size-asian="10pt" style:font-size-complex="10pt"/>
    </style:style>
    <style:style style:name="T171_51" style:family="text">
      <style:text-properties fo:color="#444444" fo:font-size="10pt" style:font-size-asian="10pt" style:font-size-complex="10pt"/>
    </style:style>
    <style:style style:name="T171_52" style:family="text">
      <style:text-properties fo:color="#444444" fo:font-size="10pt" style:font-size-asian="10pt" style:font-size-complex="10pt"/>
    </style:style>
    <style:style style:name="T171_53" style:family="text">
      <style:text-properties fo:color="#444444" fo:font-size="10pt" style:font-size-asian="10pt" style:font-size-complex="10pt"/>
    </style:style>
    <style:style style:name="T171_54" style:family="text">
      <style:text-properties fo:color="#444444" fo:font-size="10pt" style:font-size-asian="10pt" style:font-size-complex="10pt"/>
    </style:style>
    <style:style style:name="T171_55" style:family="text">
      <style:text-properties fo:color="#444444" fo:font-size="10pt" style:font-size-asian="10pt" style:font-size-complex="10pt"/>
    </style:style>
    <style:style style:name="T171_56" style:family="text">
      <style:text-properties fo:color="#444444" fo:font-size="10pt" style:font-size-asian="10pt" style:font-size-complex="10pt"/>
    </style:style>
    <style:style style:name="T171_57" style:family="text">
      <style:text-properties fo:color="#444444" fo:font-size="10pt" style:font-size-asian="10pt" style:font-size-complex="10pt"/>
    </style:style>
    <style:style style:name="T171_58" style:family="text">
      <style:text-properties fo:color="#444444" fo:font-size="10pt" style:font-size-asian="10pt" style:font-size-complex="10pt"/>
    </style:style>
    <style:style style:name="T171_59" style:family="text">
      <style:text-properties fo:color="#444444" fo:font-size="10pt" style:font-size-asian="10pt" style:font-size-complex="10pt"/>
    </style:style>
    <style:style style:name="T171_60" style:family="text">
      <style:text-properties fo:color="#444444" fo:font-size="10pt" style:font-size-asian="10pt" style:font-size-complex="10pt"/>
    </style:style>
    <style:style style:name="T171_61" style:family="text">
      <style:text-properties fo:color="#444444" fo:font-size="10pt" style:font-size-asian="10pt" style:font-size-complex="10pt"/>
    </style:style>
    <style:style style:name="T171_62" style:family="text">
      <style:text-properties fo:color="#444444" fo:font-size="10pt" style:font-size-asian="10pt" style:font-size-complex="10pt"/>
    </style:style>
    <style:style style:name="T171_63" style:family="text">
      <style:text-properties fo:color="#444444" fo:font-size="10pt" style:font-size-asian="10pt" style:font-size-complex="10pt"/>
    </style:style>
    <style:style style:name="T171_64" style:family="text">
      <style:text-properties fo:color="#444444" fo:font-size="10pt" style:font-size-asian="10pt" style:font-size-complex="10pt"/>
    </style:style>
    <style:style style:name="T171_65" style:family="text">
      <style:text-properties fo:color="#444444" fo:font-size="10pt" style:font-size-asian="10pt" style:font-size-complex="10pt"/>
    </style:style>
    <style:style style:name="T171_66" style:family="text">
      <style:text-properties fo:color="#444444" fo:font-size="10pt" style:font-size-asian="10pt" style:font-size-complex="10pt"/>
    </style:style>
    <style:style style:name="T171_67" style:family="text">
      <style:text-properties fo:color="#444444" fo:font-size="10pt" style:font-size-asian="10pt" style:font-size-complex="10pt"/>
    </style:style>
    <style:style style:name="T171_68" style:family="text">
      <style:text-properties fo:color="#444444" fo:font-size="10pt" style:font-size-asian="10pt" style:font-size-complex="10pt"/>
    </style:style>
    <style:style style:name="T171_69" style:family="text">
      <style:text-properties fo:color="#444444" fo:font-size="10pt" style:font-size-asian="10pt" style:font-size-complex="10pt"/>
    </style:style>
    <style:style style:name="T171_70" style:family="text">
      <style:text-properties fo:color="#444444" fo:font-size="10pt" style:font-size-asian="10pt" style:font-size-complex="10pt"/>
    </style:style>
    <style:style style:name="T171_71" style:family="text">
      <style:text-properties fo:color="#444444" fo:font-size="10pt" style:font-size-asian="10pt" style:font-size-complex="10pt"/>
    </style:style>
    <style:style style:name="T171_72" style:family="text">
      <style:text-properties fo:color="#444444" fo:font-size="10pt" style:font-size-asian="10pt" style:font-size-complex="10pt"/>
    </style:style>
    <style:style style:name="T171_73" style:family="text">
      <style:text-properties fo:color="#444444" fo:font-size="10pt" style:font-size-asian="10pt" style:font-size-complex="10pt"/>
    </style:style>
    <style:style style:name="T171_74" style:family="text">
      <style:text-properties fo:color="#444444" fo:font-size="10pt" style:font-size-asian="10pt" style:font-size-complex="10pt"/>
    </style:style>
    <style:style style:name="T171_75" style:family="text">
      <style:text-properties fo:color="#444444" fo:font-size="10pt" style:font-size-asian="10pt" style:font-size-complex="10pt"/>
    </style:style>
    <style:style style:name="T171_76" style:family="text">
      <style:text-properties fo:color="#444444" fo:font-size="10pt" style:font-size-asian="10pt" style:font-size-complex="10pt"/>
    </style:style>
    <style:style style:name="T171_77" style:family="text">
      <style:text-properties fo:color="#444444" fo:font-size="10pt" style:font-size-asian="10pt" style:font-size-complex="10pt"/>
    </style:style>
    <style:style style:name="T171_78" style:family="text">
      <style:text-properties fo:color="#444444" fo:font-size="10pt" style:font-size-asian="10pt" style:font-size-complex="10pt"/>
    </style:style>
    <style:style style:name="T171_79" style:family="text">
      <style:text-properties fo:color="#444444" fo:font-size="10pt" style:font-size-asian="10pt" style:font-size-complex="10pt"/>
    </style:style>
    <style:style style:name="T171_80" style:family="text">
      <style:text-properties fo:color="#444444" fo:font-size="10pt" style:font-size-asian="10pt" style:font-size-complex="10pt"/>
    </style:style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>
      <style:text-properties fo:color="#444444" fo:font-size="10pt" style:font-size-asian="10pt" style:font-size-complex="10pt"/>
    </style:style>
    <style:style style:name="T172_2" style:family="text">
      <style:text-properties fo:color="#444444" fo:font-size="10pt" style:font-size-asian="10pt" style:font-size-complex="10pt"/>
    </style:style>
    <style:style style:name="T172_3" style:family="text">
      <style:text-properties fo:color="#444444" fo:font-size="10pt" style:font-size-asian="10pt" style:font-size-complex="10pt"/>
    </style:style>
    <style:style style:name="T172_4" style:family="text">
      <style:text-properties fo:color="#444444" fo:font-size="10pt" style:font-size-asian="10pt" style:font-size-complex="10pt"/>
    </style:style>
    <style:style style:name="T172_5" style:family="text">
      <style:text-properties fo:color="#444444" fo:font-size="10pt" style:font-size-asian="10pt" style:font-size-complex="10pt"/>
    </style:style>
    <style:style style:name="T172_6" style:family="text">
      <style:text-properties fo:color="#444444" fo:font-size="10pt" style:font-size-asian="10pt" style:font-size-complex="10pt"/>
    </style:style>
    <style:style style:name="T172_7" style:family="text">
      <style:text-properties fo:color="#444444" fo:font-size="10pt" style:font-size-asian="10pt" style:font-size-complex="10pt"/>
    </style:style>
    <style:style style:name="T172_8" style:family="text">
      <style:text-properties fo:color="#444444" fo:font-size="10pt" style:font-size-asian="10pt" style:font-size-complex="10pt"/>
    </style:style>
    <style:style style:name="T172_9" style:family="text">
      <style:text-properties fo:color="#444444" fo:font-size="10pt" style:font-size-asian="10pt" style:font-size-complex="10pt"/>
    </style:style>
    <style:style style:name="T172_10" style:family="text">
      <style:text-properties fo:color="#444444" fo:font-size="10pt" style:font-size-asian="10pt" style:font-size-complex="10pt"/>
    </style:style>
    <style:style style:name="T172_11" style:family="text">
      <style:text-properties fo:color="#444444" fo:font-size="10pt" style:font-size-asian="10pt" style:font-size-complex="10pt"/>
    </style:style>
    <style:style style:name="T172_12" style:family="text">
      <style:text-properties fo:color="#444444" fo:font-size="10pt" style:font-size-asian="10pt" style:font-size-complex="10pt"/>
    </style:style>
    <style:style style:name="T172_13" style:family="text">
      <style:text-properties fo:color="#444444" fo:font-size="10pt" style:font-size-asian="10pt" style:font-size-complex="10pt"/>
    </style:style>
    <style:style style:name="T172_14" style:family="text">
      <style:text-properties fo:color="#444444" fo:font-size="10pt" style:font-size-asian="10pt" style:font-size-complex="10pt"/>
    </style:style>
    <style:style style:name="T172_15" style:family="text">
      <style:text-properties fo:color="#444444" fo:font-size="10pt" style:font-size-asian="10pt" style:font-size-complex="10pt"/>
    </style:style>
    <style:style style:name="T172_16" style:family="text">
      <style:text-properties fo:color="#444444" fo:font-size="10pt" style:font-size-asian="10pt" style:font-size-complex="10pt"/>
    </style:style>
    <style:style style:name="T172_17" style:family="text">
      <style:text-properties fo:color="#444444" fo:font-size="10pt" style:font-size-asian="10pt" style:font-size-complex="10pt"/>
    </style:style>
    <style:style style:name="T172_18" style:family="text">
      <style:text-properties fo:color="#444444" fo:font-size="10pt" style:font-size-asian="10pt" style:font-size-complex="10pt"/>
    </style:style>
    <style:style style:name="T172_19" style:family="text">
      <style:text-properties fo:color="#444444" fo:font-size="10pt" style:font-size-asian="10pt" style:font-size-complex="10pt"/>
    </style:style>
    <style:style style:name="T172_20" style:family="text">
      <style:text-properties fo:color="#444444" fo:font-size="10pt" style:font-size-asian="10pt" style:font-size-complex="10pt"/>
    </style:style>
    <style:style style:name="T172_21" style:family="text">
      <style:text-properties fo:color="#444444" fo:font-size="10pt" style:font-size-asian="10pt" style:font-size-complex="10pt"/>
    </style:style>
    <style:style style:name="T172_22" style:family="text">
      <style:text-properties fo:color="#444444" fo:font-size="10pt" style:font-size-asian="10pt" style:font-size-complex="10pt"/>
    </style:style>
    <style:style style:name="T172_23" style:family="text">
      <style:text-properties fo:color="#444444" fo:font-size="10pt" style:font-size-asian="10pt" style:font-size-complex="10pt"/>
    </style:style>
    <style:style style:name="T172_24" style:family="text">
      <style:text-properties fo:color="#444444" fo:font-size="10pt" style:font-size-asian="10pt" style:font-size-complex="10pt"/>
    </style:style>
    <style:style style:name="T172_25" style:family="text">
      <style:text-properties fo:color="#444444" fo:font-size="10pt" style:font-size-asian="10pt" style:font-size-complex="10pt"/>
    </style:style>
    <style:style style:name="T172_26" style:family="text">
      <style:text-properties fo:color="#444444" fo:font-size="10pt" style:font-size-asian="10pt" style:font-size-complex="10pt"/>
    </style:style>
    <style:style style:name="T172_27" style:family="text">
      <style:text-properties fo:color="#444444" fo:font-size="10pt" style:font-size-asian="10pt" style:font-size-complex="10pt"/>
    </style:style>
    <style:style style:name="T172_28" style:family="text">
      <style:text-properties fo:color="#444444" fo:font-size="10pt" style:font-size-asian="10pt" style:font-size-complex="10pt"/>
    </style:style>
    <style:style style:name="T172_29" style:family="text">
      <style:text-properties fo:color="#444444" fo:font-size="10pt" style:font-size-asian="10pt" style:font-size-complex="10pt"/>
    </style:style>
    <style:style style:name="T172_30" style:family="text">
      <style:text-properties fo:color="#444444" fo:font-size="10pt" style:font-size-asian="10pt" style:font-size-complex="10pt"/>
    </style:style>
    <style:style style:name="T172_31" style:family="text">
      <style:text-properties fo:color="#444444" fo:font-size="10pt" style:font-size-asian="10pt" style:font-size-complex="10pt"/>
    </style:style>
    <style:style style:name="T172_32" style:family="text">
      <style:text-properties fo:color="#444444" fo:font-size="10pt" style:font-size-asian="10pt" style:font-size-complex="10pt"/>
    </style:style>
    <style:style style:name="T172_33" style:family="text">
      <style:text-properties fo:color="#444444" fo:font-size="10pt" style:font-size-asian="10pt" style:font-size-complex="10pt"/>
    </style:style>
    <style:style style:name="T172_34" style:family="text">
      <style:text-properties fo:color="#444444" fo:font-size="10pt" style:font-size-asian="10pt" style:font-size-complex="10pt"/>
    </style:style>
    <style:style style:name="T172_35" style:family="text">
      <style:text-properties fo:color="#444444" fo:font-size="10pt" style:font-size-asian="10pt" style:font-size-complex="10pt"/>
    </style:style>
    <style:style style:name="T172_36" style:family="text">
      <style:text-properties fo:color="#444444" fo:font-size="10pt" style:font-size-asian="10pt" style:font-size-complex="10pt"/>
    </style:style>
    <style:style style:name="T172_37" style:family="text">
      <style:text-properties fo:color="#444444" fo:font-size="10pt" style:font-size-asian="10pt" style:font-size-complex="10pt"/>
    </style:style>
    <style:style style:name="T172_38" style:family="text">
      <style:text-properties fo:color="#444444" fo:font-size="10pt" style:font-size-asian="10pt" style:font-size-complex="10pt"/>
    </style:style>
    <style:style style:name="T172_39" style:family="text">
      <style:text-properties fo:color="#444444" fo:font-size="10pt" style:font-size-asian="10pt" style:font-size-complex="10pt"/>
    </style:style>
    <style:style style:name="T172_40" style:family="text">
      <style:text-properties fo:color="#444444" fo:font-size="10pt" style:font-size-asian="10pt" style:font-size-complex="10pt"/>
    </style:style>
    <style:style style:name="T172_41" style:family="text">
      <style:text-properties fo:color="#444444" fo:font-size="10pt" style:font-size-asian="10pt" style:font-size-complex="10pt"/>
    </style:style>
    <style:style style:name="T172_42" style:family="text">
      <style:text-properties fo:color="#444444" fo:font-size="10pt" style:font-size-asian="10pt" style:font-size-complex="10pt"/>
    </style:style>
    <style:style style:name="T172_43" style:family="text">
      <style:text-properties fo:color="#444444" fo:font-size="10pt" style:font-size-asian="10pt" style:font-size-complex="10pt"/>
    </style:style>
    <style:style style:name="T172_44" style:family="text">
      <style:text-properties fo:color="#444444" fo:font-size="10pt" style:font-size-asian="10pt" style:font-size-complex="10pt"/>
    </style:style>
    <style:style style:name="T172_45" style:family="text">
      <style:text-properties fo:color="#444444" fo:font-size="10pt" style:font-size-asian="10pt" style:font-size-complex="10pt"/>
    </style:style>
    <style:style style:name="T172_46" style:family="text">
      <style:text-properties fo:color="#444444" fo:font-size="10pt" style:font-size-asian="10pt" style:font-size-complex="10pt"/>
    </style:style>
    <style:style style:name="T172_47" style:family="text">
      <style:text-properties fo:color="#444444" fo:font-size="10pt" style:font-size-asian="10pt" style:font-size-complex="10pt"/>
    </style:style>
    <style:style style:name="T172_48" style:family="text">
      <style:text-properties fo:color="#444444" fo:font-size="10pt" style:font-size-asian="10pt" style:font-size-complex="10pt"/>
    </style:style>
    <style:style style:name="T172_49" style:family="text">
      <style:text-properties fo:color="#444444" fo:font-size="10pt" style:font-size-asian="10pt" style:font-size-complex="10pt"/>
    </style:style>
    <style:style style:name="T172_50" style:family="text">
      <style:text-properties fo:color="#444444" fo:font-size="10pt" style:font-size-asian="10pt" style:font-size-complex="10pt"/>
    </style:style>
    <style:style style:name="T172_51" style:family="text">
      <style:text-properties fo:color="#444444" fo:font-size="10pt" style:font-size-asian="10pt" style:font-size-complex="10pt"/>
    </style:style>
    <style:style style:name="T172_52" style:family="text">
      <style:text-properties fo:color="#444444" fo:font-size="10pt" style:font-size-asian="10pt" style:font-size-complex="10pt"/>
    </style:style>
    <style:style style:name="T172_53" style:family="text">
      <style:text-properties fo:color="#444444" fo:font-size="10pt" style:font-size-asian="10pt" style:font-size-complex="10pt"/>
    </style:style>
    <style:style style:name="T172_54" style:family="text">
      <style:text-properties fo:color="#444444" fo:font-size="10pt" style:font-size-asian="10pt" style:font-size-complex="10pt"/>
    </style:style>
    <style:style style:name="T172_55" style:family="text">
      <style:text-properties fo:color="#444444" fo:font-size="10pt" style:font-size-asian="10pt" style:font-size-complex="10pt"/>
    </style:style>
    <style:style style:name="T172_56" style:family="text">
      <style:text-properties fo:color="#444444" fo:font-size="10pt" style:font-size-asian="10pt" style:font-size-complex="10pt"/>
    </style:style>
    <style:style style:name="T172_57" style:family="text">
      <style:text-properties fo:color="#444444" fo:font-size="10pt" style:font-size-asian="10pt" style:font-size-complex="10pt"/>
    </style:style>
    <style:style style:name="T172_58" style:family="text">
      <style:text-properties fo:color="#444444" fo:font-size="10pt" style:font-size-asian="10pt" style:font-size-complex="10pt"/>
    </style:style>
    <style:style style:name="T172_59" style:family="text">
      <style:text-properties fo:color="#444444" fo:font-size="10pt" style:font-size-asian="10pt" style:font-size-complex="10pt"/>
    </style:style>
    <style:style style:name="T172_60" style:family="text">
      <style:text-properties fo:color="#444444" fo:font-size="10pt" style:font-size-asian="10pt" style:font-size-complex="10pt"/>
    </style:style>
    <style:style style:name="T172_61" style:family="text">
      <style:text-properties fo:color="#444444" fo:font-size="10pt" style:font-size-asian="10pt" style:font-size-complex="10pt"/>
    </style:style>
    <style:style style:name="T172_62" style:family="text">
      <style:text-properties fo:color="#444444" fo:font-size="10pt" style:font-size-asian="10pt" style:font-size-complex="10pt"/>
    </style:style>
    <style:style style:name="T172_63" style:family="text">
      <style:text-properties fo:color="#444444" fo:font-size="10pt" style:font-size-asian="10pt" style:font-size-complex="10pt"/>
    </style:style>
    <style:style style:name="T172_64" style:family="text">
      <style:text-properties fo:color="#444444" fo:font-size="10pt" style:font-size-asian="10pt" style:font-size-complex="10pt"/>
    </style:style>
    <style:style style:name="T172_65" style:family="text">
      <style:text-properties fo:color="#444444" fo:font-size="10pt" style:font-size-asian="10pt" style:font-size-complex="10pt"/>
    </style:style>
    <style:style style:name="T172_66" style:family="text">
      <style:text-properties fo:color="#444444" fo:font-size="10pt" style:font-size-asian="10pt" style:font-size-complex="10pt"/>
    </style:style>
    <style:style style:name="T172_67" style:family="text">
      <style:text-properties fo:color="#444444" fo:font-size="10pt" style:font-size-asian="10pt" style:font-size-complex="10pt"/>
    </style:style>
    <style:style style:name="T172_68" style:family="text">
      <style:text-properties fo:color="#444444" fo:font-size="10pt" style:font-size-asian="10pt" style:font-size-complex="10pt"/>
    </style:style>
    <style:style style:name="T172_69" style:family="text">
      <style:text-properties fo:color="#444444" fo:font-size="10pt" style:font-size-asian="10pt" style:font-size-complex="10pt"/>
    </style:style>
    <style:style style:name="T172_70" style:family="text">
      <style:text-properties fo:color="#444444" fo:font-size="10pt" style:font-size-asian="10pt" style:font-size-complex="10pt"/>
    </style:style>
    <style:style style:name="T172_71" style:family="text">
      <style:text-properties fo:color="#444444" fo:font-size="10pt" style:font-size-asian="10pt" style:font-size-complex="10pt"/>
    </style:style>
    <style:style style:name="T172_72" style:family="text">
      <style:text-properties fo:color="#444444" fo:font-size="10pt" style:font-size-asian="10pt" style:font-size-complex="10pt"/>
    </style:style>
    <style:style style:name="T172_73" style:family="text">
      <style:text-properties fo:color="#444444" fo:font-size="10pt" style:font-size-asian="10pt" style:font-size-complex="10pt"/>
    </style:style>
    <style:style style:name="T172_74" style:family="text">
      <style:text-properties fo:color="#444444" fo:font-size="10pt" style:font-size-asian="10pt" style:font-size-complex="10pt"/>
    </style:style>
    <style:style style:name="T172_75" style:family="text">
      <style:text-properties fo:color="#444444" fo:font-size="10pt" style:font-size-asian="10pt" style:font-size-complex="10pt"/>
    </style:style>
    <style:style style:name="T172_76" style:family="text">
      <style:text-properties fo:color="#444444" fo:font-size="10pt" style:font-size-asian="10pt" style:font-size-complex="10pt"/>
    </style:style>
    <style:style style:name="T172_77" style:family="text">
      <style:text-properties fo:color="#444444" fo:font-size="10pt" style:font-size-asian="10pt" style:font-size-complex="10pt"/>
    </style:style>
    <style:style style:name="T172_78" style:family="text">
      <style:text-properties fo:color="#444444" fo:font-size="10pt" style:font-size-asian="10pt" style:font-size-complex="10pt"/>
    </style:style>
    <style:style style:name="T172_79" style:family="text">
      <style:text-properties fo:color="#444444" fo:font-size="10pt" style:font-size-asian="10pt" style:font-size-complex="10pt"/>
    </style:style>
    <style:style style:name="T172_80" style:family="text">
      <style:text-properties fo:color="#444444" fo:font-size="10pt" style:font-size-asian="10pt" style:font-size-complex="10pt"/>
    </style:style>
    <style:style style:name="T172_81" style:family="text">
      <style:text-properties fo:color="#444444" fo:font-size="10pt" style:font-size-asian="10pt" style:font-size-complex="10pt"/>
    </style:style>
    <style:style style:name="T172_82" style:family="text">
      <style:text-properties fo:color="#444444" fo:font-size="10pt" style:font-size-asian="10pt" style:font-size-complex="10pt"/>
    </style:style>
    <style:style style:name="T172_83" style:family="text">
      <style:text-properties fo:color="#444444" fo:font-size="10pt" style:font-size-asian="10pt" style:font-size-complex="10pt"/>
    </style:style>
    <style:style style:name="T172_84" style:family="text">
      <style:text-properties fo:color="#444444" fo:font-size="10pt" style:font-size-asian="10pt" style:font-size-complex="10pt"/>
    </style:style>
    <style:style style:name="T172_85" style:family="text">
      <style:text-properties fo:color="#444444" fo:font-size="10pt" style:font-size-asian="10pt" style:font-size-complex="10pt"/>
    </style:style>
    <style:style style:name="T172_86" style:family="text">
      <style:text-properties fo:color="#444444" fo:font-size="10pt" style:font-size-asian="10pt" style:font-size-complex="10pt"/>
    </style:style>
    <style:style style:name="T172_87" style:family="text">
      <style:text-properties fo:color="#444444" fo:font-size="10pt" style:font-size-asian="10pt" style:font-size-complex="10pt"/>
    </style:style>
    <style:style style:name="T172_88" style:family="text">
      <style:text-properties fo:color="#444444" fo:font-size="10pt" style:font-size-asian="10pt" style:font-size-complex="10pt"/>
    </style:style>
    <style:style style:name="T172_89" style:family="text">
      <style:text-properties fo:color="#444444" fo:font-size="10pt" style:font-size-asian="10pt" style:font-size-complex="10pt"/>
    </style:style>
    <style:style style:name="T172_90" style:family="text">
      <style:text-properties fo:color="#444444" fo:font-size="10pt" style:font-size-asian="10pt" style:font-size-complex="10pt"/>
    </style:style>
    <style:style style:name="T172_91" style:family="text">
      <style:text-properties fo:color="#444444" fo:font-size="10pt" style:font-size-asian="10pt" style:font-size-complex="10pt"/>
    </style:style>
    <style:style style:name="T172_92" style:family="text">
      <style:text-properties fo:color="#444444" fo:font-size="10pt" style:font-size-asian="10pt" style:font-size-complex="10pt"/>
    </style:style>
    <style:style style:name="T172_93" style:family="text">
      <style:text-properties fo:color="#444444" fo:font-size="10pt" style:font-size-asian="10pt" style:font-size-complex="10pt"/>
    </style:style>
    <style:style style:name="T172_94" style:family="text">
      <style:text-properties fo:color="#444444" fo:font-size="10pt" style:font-size-asian="10pt" style:font-size-complex="10pt"/>
    </style:style>
    <style:style style:name="T172_95" style:family="text">
      <style:text-properties fo:color="#444444" fo:font-size="10pt" style:font-size-asian="10pt" style:font-size-complex="10pt"/>
    </style:style>
    <style:style style:name="T172_96" style:family="text">
      <style:text-properties fo:color="#444444" fo:font-size="10pt" style:font-size-asian="10pt" style:font-size-complex="10pt"/>
    </style:style>
    <style:style style:name="T172_97" style:family="text">
      <style:text-properties fo:color="#444444" fo:font-size="10pt" style:font-size-asian="10pt" style:font-size-complex="10pt"/>
    </style:style>
    <style:style style:name="T172_98" style:family="text">
      <style:text-properties fo:color="#444444" fo:font-size="10pt" style:font-size-asian="10pt" style:font-size-complex="10pt"/>
    </style:style>
    <style:style style:name="T172_99" style:family="text">
      <style:text-properties fo:color="#444444" fo:font-size="10pt" style:font-size-asian="10pt" style:font-size-complex="10pt"/>
    </style:style>
    <style:style style:name="T172_100" style:family="text">
      <style:text-properties fo:color="#444444" fo:font-size="10pt" style:font-size-asian="10pt" style:font-size-complex="10pt"/>
    </style:style>
    <style:style style:name="T172_101" style:family="text">
      <style:text-properties fo:color="#444444" fo:font-size="10pt" style:font-size-asian="10pt" style:font-size-complex="10pt"/>
    </style:style>
    <style:style style:name="T172_102" style:family="text">
      <style:text-properties fo:color="#444444" fo:font-size="10pt" style:font-size-asian="10pt" style:font-size-complex="10pt"/>
    </style:style>
    <style:style style:name="T172_103" style:family="text">
      <style:text-properties fo:color="#444444" fo:font-size="10pt" style:font-size-asian="10pt" style:font-size-complex="10pt"/>
    </style:style>
    <style:style style:name="T172_104" style:family="text">
      <style:text-properties fo:color="#444444" fo:font-size="10pt" style:font-size-asian="10pt" style:font-size-complex="10pt"/>
    </style:style>
    <style:style style:name="T172_105" style:family="text">
      <style:text-properties fo:color="#444444" fo:font-size="10pt" style:font-size-asian="10pt" style:font-size-complex="10pt"/>
    </style:style>
    <style:style style:name="T172_106" style:family="text">
      <style:text-properties fo:color="#444444" fo:font-size="10pt" style:font-size-asian="10pt" style:font-size-complex="10pt"/>
    </style:style>
    <style:style style:name="T172_107" style:family="text">
      <style:text-properties fo:color="#444444" fo:font-size="10pt" style:font-size-asian="10pt" style:font-size-complex="10pt"/>
    </style:style>
    <style:style style:name="T172_108" style:family="text">
      <style:text-properties fo:color="#444444" fo:font-size="10pt" style:font-size-asian="10pt" style:font-size-complex="10pt"/>
    </style:style>
    <style:style style:name="T172_109" style:family="text">
      <style:text-properties fo:color="#444444" fo:font-size="10pt" style:font-size-asian="10pt" style:font-size-complex="10pt"/>
    </style:style>
    <style:style style:name="T172_110" style:family="text">
      <style:text-properties fo:color="#444444" fo:font-size="10pt" style:font-size-asian="10pt" style:font-size-complex="10pt"/>
    </style:style>
    <style:style style:name="T172_111" style:family="text">
      <style:text-properties fo:color="#444444" fo:font-size="10pt" style:font-size-asian="10pt" style:font-size-complex="10pt"/>
    </style:style>
    <style:style style:name="T172_112" style:family="text">
      <style:text-properties fo:color="#444444" fo:font-size="10pt" style:font-size-asian="10pt" style:font-size-complex="10pt"/>
    </style:style>
    <style:style style:name="T172_113" style:family="text">
      <style:text-properties fo:color="#444444" fo:font-size="10pt" style:font-size-asian="10pt" style:font-size-complex="10pt"/>
    </style:style>
    <style:style style:name="T172_114" style:family="text">
      <style:text-properties fo:color="#444444" fo:font-size="10pt" style:font-size-asian="10pt" style:font-size-complex="10pt"/>
    </style:style>
    <style:style style:name="T172_115" style:family="text">
      <style:text-properties fo:color="#444444" fo:font-size="10pt" style:font-size-asian="10pt" style:font-size-complex="10pt"/>
    </style:style>
    <style:style style:name="T172_116" style:family="text">
      <style:text-properties fo:color="#444444" fo:font-size="10pt" style:font-size-asian="10pt" style:font-size-complex="10pt"/>
    </style:style>
    <style:style style:name="T172_117" style:family="text">
      <style:text-properties fo:color="#444444" fo:font-size="10pt" style:font-size-asian="10pt" style:font-size-complex="10pt"/>
    </style:style>
    <style:style style:name="T172_118" style:family="text">
      <style:text-properties fo:color="#444444" fo:font-size="10pt" style:font-size-asian="10pt" style:font-size-complex="10pt"/>
    </style:style>
    <style:style style:name="T172_119" style:family="text">
      <style:text-properties fo:color="#444444" fo:font-size="10pt" style:font-size-asian="10pt" style:font-size-complex="10pt"/>
    </style:style>
    <style:style style:name="T172_120" style:family="text">
      <style:text-properties fo:color="#444444" fo:font-size="10pt" style:font-size-asian="10pt" style:font-size-complex="10pt"/>
    </style:style>
    <style:style style:name="T172_121" style:family="text">
      <style:text-properties fo:color="#444444" fo:font-size="10pt" style:font-size-asian="10pt" style:font-size-complex="10pt"/>
    </style:style>
    <style:style style:name="T172_122" style:family="text">
      <style:text-properties fo:color="#444444" fo:font-size="10pt" style:font-size-asian="10pt" style:font-size-complex="10pt"/>
    </style:style>
    <style:style style:name="T172_123" style:family="text">
      <style:text-properties fo:color="#444444" fo:font-size="10pt" style:font-size-asian="10pt" style:font-size-complex="10pt"/>
    </style:style>
    <style:style style:name="T172_124" style:family="text">
      <style:text-properties fo:color="#444444" fo:font-size="10pt" style:font-size-asian="10pt" style:font-size-complex="10pt"/>
    </style:style>
    <style:style style:name="T172_125" style:family="text">
      <style:text-properties fo:color="#444444" fo:font-size="10pt" style:font-size-asian="10pt" style:font-size-complex="10pt"/>
    </style:style>
    <style:style style:name="T172_126" style:family="text">
      <style:text-properties fo:color="#444444" fo:font-size="10pt" style:font-size-asian="10pt" style:font-size-complex="10pt"/>
    </style:style>
    <style:style style:name="T172_127" style:family="text">
      <style:text-properties fo:color="#444444" fo:font-size="10pt" style:font-size-asian="10pt" style:font-size-complex="10pt"/>
    </style:style>
    <style:style style:name="T172_128" style:family="text">
      <style:text-properties fo:color="#444444" fo:font-size="10pt" style:font-size-asian="10pt" style:font-size-complex="10pt"/>
    </style:style>
    <style:style style:name="T172_129" style:family="text">
      <style:text-properties fo:color="#444444" fo:font-size="10pt" style:font-size-asian="10pt" style:font-size-complex="10pt"/>
    </style:style>
    <style:style style:name="T172_130" style:family="text">
      <style:text-properties fo:color="#444444" fo:font-size="10pt" style:font-size-asian="10pt" style:font-size-complex="10pt"/>
    </style:style>
    <style:style style:name="T172_131" style:family="text">
      <style:text-properties fo:color="#444444" fo:font-size="10pt" style:font-size-asian="10pt" style:font-size-complex="10pt"/>
    </style:style>
    <style:style style:name="T172_132" style:family="text">
      <style:text-properties fo:color="#444444" fo:font-size="10pt" style:font-size-asian="10pt" style:font-size-complex="10pt"/>
    </style:style>
    <style:style style:name="T172_133" style:family="text">
      <style:text-properties fo:color="#444444" fo:font-size="10pt" style:font-size-asian="10pt" style:font-size-complex="10pt"/>
    </style:style>
    <style:style style:name="T172_134" style:family="text">
      <style:text-properties fo:color="#444444" fo:font-size="10pt" style:font-size-asian="10pt" style:font-size-complex="10pt"/>
    </style:style>
    <style:style style:name="T172_135" style:family="text">
      <style:text-properties fo:color="#444444" fo:font-size="10pt" style:font-size-asian="10pt" style:font-size-complex="10pt"/>
    </style:style>
    <style:style style:name="T172_136" style:family="text">
      <style:text-properties fo:color="#444444" fo:font-size="10pt" style:font-size-asian="10pt" style:font-size-complex="10pt"/>
    </style:style>
    <style:style style:name="T172_137" style:family="text">
      <style:text-properties fo:color="#444444" fo:font-size="10pt" style:font-size-asian="10pt" style:font-size-complex="10pt"/>
    </style:style>
    <style:style style:name="T172_138" style:family="text">
      <style:text-properties fo:color="#444444" fo:font-size="10pt" style:font-size-asian="10pt" style:font-size-complex="10pt"/>
    </style:style>
    <style:style style:name="T172_139" style:family="text">
      <style:text-properties fo:color="#444444" fo:font-size="10pt" style:font-size-asian="10pt" style:font-size-complex="10pt"/>
    </style:style>
    <style:style style:name="T172_140" style:family="text">
      <style:text-properties fo:color="#444444" fo:font-size="10pt" style:font-size-asian="10pt" style:font-size-complex="10pt"/>
    </style:style>
    <style:style style:name="T172_141" style:family="text">
      <style:text-properties fo:color="#444444" fo:font-size="10pt" style:font-size-asian="10pt" style:font-size-complex="10pt"/>
    </style:style>
    <style:style style:name="T172_142" style:family="text">
      <style:text-properties fo:color="#444444" fo:font-size="10pt" style:font-size-asian="10pt" style:font-size-complex="10pt"/>
    </style:style>
    <style:style style:name="T172_143" style:family="text">
      <style:text-properties fo:color="#444444" fo:font-size="10pt" style:font-size-asian="10pt" style:font-size-complex="10pt"/>
    </style:style>
    <style:style style:name="T172_144" style:family="text">
      <style:text-properties fo:color="#444444" fo:font-size="10pt" style:font-size-asian="10pt" style:font-size-complex="10pt"/>
    </style:style>
    <style:style style:name="T172_145" style:family="text">
      <style:text-properties fo:color="#444444" fo:font-size="10pt" style:font-size-asian="10pt" style:font-size-complex="10pt"/>
    </style:style>
    <style:style style:name="T172_146" style:family="text">
      <style:text-properties fo:color="#444444" fo:font-size="10pt" style:font-size-asian="10pt" style:font-size-complex="10pt"/>
    </style:style>
    <style:style style:name="T172_147" style:family="text">
      <style:text-properties fo:color="#444444" fo:font-size="10pt" style:font-size-asian="10pt" style:font-size-complex="10pt"/>
    </style:style>
    <style:style style:name="T172_148" style:family="text">
      <style:text-properties fo:color="#444444" fo:font-size="10pt" style:font-size-asian="10pt" style:font-size-complex="10pt"/>
    </style:style>
    <style:style style:name="T172_149" style:family="text">
      <style:text-properties fo:color="#444444" fo:font-size="10pt" style:font-size-asian="10pt" style:font-size-complex="10pt"/>
    </style:style>
    <style:style style:name="T172_150" style:family="text">
      <style:text-properties fo:color="#444444" fo:font-size="10pt" style:font-size-asian="10pt" style:font-size-complex="10pt"/>
    </style:style>
    <style:style style:name="T172_151" style:family="text">
      <style:text-properties fo:color="#444444" fo:font-size="10pt" style:font-size-asian="10pt" style:font-size-complex="10pt"/>
    </style:style>
    <style:style style:name="T172_152" style:family="text">
      <style:text-properties fo:color="#444444" fo:font-size="10pt" style:font-size-asian="10pt" style:font-size-complex="10pt"/>
    </style:style>
    <style:style style:name="T172_153" style:family="text">
      <style:text-properties fo:color="#444444" fo:font-size="10pt" style:font-size-asian="10pt" style:font-size-complex="10pt"/>
    </style:style>
    <style:style style:name="T172_154" style:family="text">
      <style:text-properties fo:color="#444444" fo:font-size="10pt" style:font-size-asian="10pt" style:font-size-complex="10pt"/>
    </style:style>
    <style:style style:name="T172_155" style:family="text">
      <style:text-properties fo:color="#444444" fo:font-size="10pt" style:font-size-asian="10pt" style:font-size-complex="10pt"/>
    </style:style>
    <style:style style:name="T172_156" style:family="text">
      <style:text-properties fo:color="#444444" fo:font-size="10pt" style:font-size-asian="10pt" style:font-size-complex="10pt"/>
    </style:style>
    <style:style style:name="T172_157" style:family="text">
      <style:text-properties fo:color="#444444" fo:font-size="10pt" style:font-size-asian="10pt" style:font-size-complex="10pt"/>
    </style:style>
    <style:style style:name="T172_158" style:family="text">
      <style:text-properties fo:color="#444444" fo:font-size="10pt" style:font-size-asian="10pt" style:font-size-complex="10pt"/>
    </style:style>
    <style:style style:name="T172_159" style:family="text">
      <style:text-properties fo:color="#444444" fo:font-size="10pt" style:font-size-asian="10pt" style:font-size-complex="10pt"/>
    </style:style>
    <style:style style:name="T172_160" style:family="text">
      <style:text-properties fo:color="#444444" fo:font-size="10pt" style:font-size-asian="10pt" style:font-size-complex="10pt"/>
    </style:style>
    <style:style style:name="T172_161" style:family="text">
      <style:text-properties fo:color="#444444" fo:font-size="10pt" style:font-size-asian="10pt" style:font-size-complex="10pt"/>
    </style:style>
    <style:style style:name="T172_162" style:family="text">
      <style:text-properties fo:color="#444444" fo:font-size="10pt" style:font-size-asian="10pt" style:font-size-complex="10pt"/>
    </style:style>
    <style:style style:name="T172_163" style:family="text">
      <style:text-properties fo:color="#444444" fo:font-size="10pt" style:font-size-asian="10pt" style:font-size-complex="10pt"/>
    </style:style>
    <style:style style:name="T172_164" style:family="text">
      <style:text-properties fo:color="#444444" fo:font-size="10pt" style:font-size-asian="10pt" style:font-size-complex="10pt"/>
    </style:style>
    <style:style style:name="T172_165" style:family="text">
      <style:text-properties fo:color="#444444" fo:font-size="10pt" style:font-size-asian="10pt" style:font-size-complex="10pt"/>
    </style:style>
    <style:style style:name="T172_166" style:family="text">
      <style:text-properties fo:color="#444444" fo:font-size="10pt" style:font-size-asian="10pt" style:font-size-complex="10pt"/>
    </style:style>
    <style:style style:name="T172_167" style:family="text">
      <style:text-properties fo:color="#444444" fo:font-size="10pt" style:font-size-asian="10pt" style:font-size-complex="10pt"/>
    </style:style>
    <style:style style:name="T172_168" style:family="text">
      <style:text-properties fo:color="#444444" fo:font-size="10pt" style:font-size-asian="10pt" style:font-size-complex="10pt"/>
    </style:style>
    <style:style style:name="T172_169" style:family="text">
      <style:text-properties fo:color="#444444" fo:font-size="10pt" style:font-size-asian="10pt" style:font-size-complex="10pt"/>
    </style:style>
    <style:style style:name="T172_170" style:family="text">
      <style:text-properties fo:color="#444444" fo:font-size="10pt" style:font-size-asian="10pt" style:font-size-complex="10pt"/>
    </style:style>
    <style:style style:name="T172_171" style:family="text">
      <style:text-properties fo:color="#444444" fo:font-size="10pt" style:font-size-asian="10pt" style:font-size-complex="10pt"/>
    </style:style>
    <style:style style:name="T172_172" style:family="text">
      <style:text-properties fo:color="#444444" fo:font-size="10pt" style:font-size-asian="10pt" style:font-size-complex="10pt"/>
    </style:style>
    <style:style style:name="T172_173" style:family="text">
      <style:text-properties fo:color="#444444" fo:font-size="10pt" style:font-size-asian="10pt" style:font-size-complex="10pt"/>
    </style:style>
    <style:style style:name="T172_174" style:family="text">
      <style:text-properties fo:color="#444444" fo:font-size="10pt" style:font-size-asian="10pt" style:font-size-complex="10pt"/>
    </style:style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>
      <style:text-properties fo:color="#444444" fo:font-size="10pt" style:font-size-asian="10pt" style:font-size-complex="10pt"/>
    </style:style>
    <style:style style:name="T173_2" style:family="text">
      <style:text-properties fo:color="#444444" fo:font-size="10pt" style:font-size-asian="10pt" style:font-size-complex="10pt"/>
    </style:style>
    <style:style style:name="T173_3" style:family="text">
      <style:text-properties fo:color="#444444" fo:font-size="10pt" style:font-size-asian="10pt" style:font-size-complex="10pt"/>
    </style:style>
    <style:style style:name="T173_4" style:family="text">
      <style:text-properties fo:color="#444444" fo:font-size="10pt" style:font-size-asian="10pt" style:font-size-complex="10pt"/>
    </style:style>
    <style:style style:name="T173_5" style:family="text">
      <style:text-properties fo:color="#444444" fo:font-size="10pt" style:font-size-asian="10pt" style:font-size-complex="10pt"/>
    </style:style>
    <style:style style:name="T173_6" style:family="text">
      <style:text-properties fo:color="#444444" fo:font-size="10pt" style:font-size-asian="10pt" style:font-size-complex="10pt"/>
    </style:style>
    <style:style style:name="T173_7" style:family="text">
      <style:text-properties fo:color="#444444" fo:font-size="10pt" style:font-size-asian="10pt" style:font-size-complex="10pt"/>
    </style:style>
    <style:style style:name="T173_8" style:family="text">
      <style:text-properties fo:color="#444444" fo:font-size="10pt" style:font-size-asian="10pt" style:font-size-complex="10pt"/>
    </style:style>
    <style:style style:name="T173_9" style:family="text">
      <style:text-properties fo:color="#444444" fo:font-size="10pt" style:font-size-asian="10pt" style:font-size-complex="10pt"/>
    </style:style>
    <style:style style:name="T173_10" style:family="text">
      <style:text-properties fo:color="#444444" fo:font-size="10pt" style:font-size-asian="10pt" style:font-size-complex="10pt"/>
    </style:style>
    <style:style style:name="T173_11" style:family="text">
      <style:text-properties fo:color="#444444" fo:font-size="10pt" style:font-size-asian="10pt" style:font-size-complex="10pt"/>
    </style:style>
    <style:style style:name="T173_12" style:family="text">
      <style:text-properties fo:color="#444444" fo:font-size="10pt" style:font-size-asian="10pt" style:font-size-complex="10pt"/>
    </style:style>
    <style:style style:name="T173_13" style:family="text">
      <style:text-properties fo:color="#444444" fo:font-size="10pt" style:font-size-asian="10pt" style:font-size-complex="10pt"/>
    </style:style>
    <style:style style:name="T173_14" style:family="text">
      <style:text-properties fo:color="#444444" fo:font-size="10pt" style:font-size-asian="10pt" style:font-size-complex="10pt"/>
    </style:style>
    <style:style style:name="T173_15" style:family="text">
      <style:text-properties fo:color="#444444" fo:font-size="10pt" style:font-size-asian="10pt" style:font-size-complex="10pt"/>
    </style:style>
    <style:style style:name="T173_16" style:family="text">
      <style:text-properties fo:color="#444444" fo:font-size="10pt" style:font-size-asian="10pt" style:font-size-complex="10pt"/>
    </style:style>
    <style:style style:name="T173_17" style:family="text">
      <style:text-properties fo:color="#444444" fo:font-size="10pt" style:font-size-asian="10pt" style:font-size-complex="10pt"/>
    </style:style>
    <style:style style:name="T173_18" style:family="text">
      <style:text-properties fo:color="#444444" fo:font-size="10pt" style:font-size-asian="10pt" style:font-size-complex="10pt"/>
    </style:style>
    <style:style style:name="T173_19" style:family="text">
      <style:text-properties fo:color="#444444" fo:font-size="10pt" style:font-size-asian="10pt" style:font-size-complex="10pt"/>
    </style:style>
    <style:style style:name="T173_20" style:family="text">
      <style:text-properties fo:color="#444444" fo:font-size="10pt" style:font-size-asian="10pt" style:font-size-complex="10pt"/>
    </style:style>
    <style:style style:name="T173_21" style:family="text">
      <style:text-properties fo:color="#444444" fo:font-size="10pt" style:font-size-asian="10pt" style:font-size-complex="10pt"/>
    </style:style>
    <style:style style:name="T173_22" style:family="text">
      <style:text-properties fo:color="#444444" fo:font-size="10pt" style:font-size-asian="10pt" style:font-size-complex="10pt"/>
    </style:style>
    <style:style style:name="T173_23" style:family="text">
      <style:text-properties fo:color="#444444" fo:font-size="10pt" style:font-size-asian="10pt" style:font-size-complex="10pt"/>
    </style:style>
    <style:style style:name="T173_24" style:family="text">
      <style:text-properties fo:color="#444444" fo:font-size="10pt" style:font-size-asian="10pt" style:font-size-complex="10pt"/>
    </style:style>
    <style:style style:name="T173_25" style:family="text">
      <style:text-properties fo:color="#444444" fo:font-size="10pt" style:font-size-asian="10pt" style:font-size-complex="10pt"/>
    </style:style>
    <style:style style:name="T173_26" style:family="text">
      <style:text-properties fo:color="#444444" fo:font-size="10pt" style:font-size-asian="10pt" style:font-size-complex="10pt"/>
    </style:style>
    <style:style style:name="T173_27" style:family="text">
      <style:text-properties fo:color="#444444" fo:font-size="10pt" style:font-size-asian="10pt" style:font-size-complex="10pt"/>
    </style:style>
    <style:style style:name="T173_28" style:family="text">
      <style:text-properties fo:color="#444444" fo:font-size="10pt" style:font-size-asian="10pt" style:font-size-complex="10pt"/>
    </style:style>
    <style:style style:name="T173_29" style:family="text">
      <style:text-properties fo:color="#444444" fo:font-size="10pt" style:font-size-asian="10pt" style:font-size-complex="10pt"/>
    </style:style>
    <style:style style:name="T173_30" style:family="text">
      <style:text-properties fo:color="#444444" fo:font-size="10pt" style:font-size-asian="10pt" style:font-size-complex="10pt"/>
    </style:style>
    <style:style style:name="T173_31" style:family="text">
      <style:text-properties fo:color="#444444" fo:font-size="10pt" style:font-size-asian="10pt" style:font-size-complex="10pt"/>
    </style:style>
    <style:style style:name="T173_32" style:family="text">
      <style:text-properties fo:color="#444444" fo:font-size="10pt" style:font-size-asian="10pt" style:font-size-complex="10pt"/>
    </style:style>
    <style:style style:name="T173_33" style:family="text">
      <style:text-properties fo:color="#444444" fo:font-size="10pt" style:font-size-asian="10pt" style:font-size-complex="10pt"/>
    </style:style>
    <style:style style:name="T173_34" style:family="text">
      <style:text-properties fo:color="#444444" fo:font-size="10pt" style:font-size-asian="10pt" style:font-size-complex="10pt"/>
    </style:style>
    <style:style style:name="T173_35" style:family="text">
      <style:text-properties fo:color="#444444" fo:font-size="10pt" style:font-size-asian="10pt" style:font-size-complex="10pt"/>
    </style:style>
    <style:style style:name="T173_36" style:family="text">
      <style:text-properties fo:color="#444444" fo:font-size="10pt" style:font-size-asian="10pt" style:font-size-complex="10pt"/>
    </style:style>
    <style:style style:name="T173_37" style:family="text">
      <style:text-properties fo:color="#444444" fo:font-size="10pt" style:font-size-asian="10pt" style:font-size-complex="10pt"/>
    </style:style>
    <style:style style:name="T173_38" style:family="text">
      <style:text-properties fo:color="#444444" fo:font-size="10pt" style:font-size-asian="10pt" style:font-size-complex="10pt"/>
    </style:style>
    <style:style style:name="T173_39" style:family="text">
      <style:text-properties fo:color="#444444" fo:font-size="10pt" style:font-size-asian="10pt" style:font-size-complex="10pt"/>
    </style:style>
    <style:style style:name="T173_40" style:family="text">
      <style:text-properties fo:color="#444444" fo:font-size="10pt" style:font-size-asian="10pt" style:font-size-complex="10pt"/>
    </style:style>
    <style:style style:name="T173_41" style:family="text">
      <style:text-properties fo:color="#444444" fo:font-size="10pt" style:font-size-asian="10pt" style:font-size-complex="10pt"/>
    </style:style>
    <style:style style:name="T173_42" style:family="text">
      <style:text-properties fo:color="#444444" fo:font-size="10pt" style:font-size-asian="10pt" style:font-size-complex="10pt"/>
    </style:style>
    <style:style style:name="T173_43" style:family="text">
      <style:text-properties fo:color="#444444" fo:font-size="10pt" style:font-size-asian="10pt" style:font-size-complex="10pt"/>
    </style:style>
    <style:style style:name="T173_44" style:family="text">
      <style:text-properties fo:color="#444444" fo:font-size="10pt" style:font-size-asian="10pt" style:font-size-complex="10pt"/>
    </style:style>
    <style:style style:name="T173_45" style:family="text">
      <style:text-properties fo:color="#444444" fo:font-size="10pt" style:font-size-asian="10pt" style:font-size-complex="10pt"/>
    </style:style>
    <style:style style:name="T173_46" style:family="text">
      <style:text-properties fo:color="#444444" fo:font-size="10pt" style:font-size-asian="10pt" style:font-size-complex="10pt"/>
    </style:style>
    <style:style style:name="T173_47" style:family="text">
      <style:text-properties fo:color="#444444" fo:font-size="10pt" style:font-size-asian="10pt" style:font-size-complex="10pt"/>
    </style:style>
    <style:style style:name="T173_48" style:family="text">
      <style:text-properties fo:color="#444444" fo:font-size="10pt" style:font-size-asian="10pt" style:font-size-complex="10pt"/>
    </style:style>
    <style:style style:name="T173_49" style:family="text">
      <style:text-properties fo:color="#444444" fo:font-size="10pt" style:font-size-asian="10pt" style:font-size-complex="10pt"/>
    </style:style>
    <style:style style:name="T173_50" style:family="text">
      <style:text-properties fo:color="#444444" fo:font-size="10pt" style:font-size-asian="10pt" style:font-size-complex="10pt"/>
    </style:style>
    <style:style style:name="T173_51" style:family="text">
      <style:text-properties fo:color="#444444" fo:font-size="10pt" style:font-size-asian="10pt" style:font-size-complex="10pt"/>
    </style:style>
    <style:style style:name="T173_52" style:family="text">
      <style:text-properties fo:color="#444444" fo:font-size="10pt" style:font-size-asian="10pt" style:font-size-complex="10pt"/>
    </style:style>
    <style:style style:name="T173_53" style:family="text">
      <style:text-properties fo:color="#444444" fo:font-size="10pt" style:font-size-asian="10pt" style:font-size-complex="10pt"/>
    </style:style>
    <style:style style:name="T173_54" style:family="text">
      <style:text-properties fo:color="#444444" fo:font-size="10pt" style:font-size-asian="10pt" style:font-size-complex="10pt"/>
    </style:style>
    <style:style style:name="T173_55" style:family="text">
      <style:text-properties fo:color="#444444" fo:font-size="10pt" style:font-size-asian="10pt" style:font-size-complex="10pt"/>
    </style:style>
    <style:style style:name="T173_56" style:family="text">
      <style:text-properties fo:color="#444444" fo:font-size="10pt" style:font-size-asian="10pt" style:font-size-complex="10pt"/>
    </style:style>
    <style:style style:name="T173_57" style:family="text">
      <style:text-properties fo:color="#444444" fo:font-size="10pt" style:font-size-asian="10pt" style:font-size-complex="10pt"/>
    </style:style>
    <style:style style:name="T173_58" style:family="text">
      <style:text-properties fo:color="#444444" fo:font-size="10pt" style:font-size-asian="10pt" style:font-size-complex="10pt"/>
    </style:style>
    <style:style style:name="T173_59" style:family="text">
      <style:text-properties fo:color="#444444" fo:font-size="10pt" style:font-size-asian="10pt" style:font-size-complex="10pt"/>
    </style:style>
    <style:style style:name="T173_60" style:family="text">
      <style:text-properties fo:color="#444444" fo:font-size="10pt" style:font-size-asian="10pt" style:font-size-complex="10pt"/>
    </style:style>
    <style:style style:name="T173_61" style:family="text">
      <style:text-properties fo:color="#444444" fo:font-size="10pt" style:font-size-asian="10pt" style:font-size-complex="10pt"/>
    </style:style>
    <style:style style:name="T173_62" style:family="text">
      <style:text-properties fo:color="#444444" fo:font-size="10pt" style:font-size-asian="10pt" style:font-size-complex="10pt"/>
    </style:style>
    <style:style style:name="T173_63" style:family="text">
      <style:text-properties fo:color="#444444" fo:font-size="10pt" style:font-size-asian="10pt" style:font-size-complex="10pt"/>
    </style:style>
    <style:style style:name="T173_64" style:family="text">
      <style:text-properties fo:color="#444444" fo:font-size="10pt" style:font-size-asian="10pt" style:font-size-complex="10pt"/>
    </style:style>
    <style:style style:name="T173_65" style:family="text">
      <style:text-properties fo:color="#444444" fo:font-size="10pt" style:font-size-asian="10pt" style:font-size-complex="10pt"/>
    </style:style>
    <style:style style:name="T173_66" style:family="text">
      <style:text-properties fo:color="#444444" fo:font-size="10pt" style:font-size-asian="10pt" style:font-size-complex="10pt"/>
    </style:style>
    <style:style style:name="T173_67" style:family="text">
      <style:text-properties fo:color="#444444" fo:font-size="10pt" style:font-size-asian="10pt" style:font-size-complex="10pt"/>
    </style:style>
    <style:style style:name="T173_68" style:family="text">
      <style:text-properties fo:color="#444444" fo:font-size="10pt" style:font-size-asian="10pt" style:font-size-complex="10pt"/>
    </style:style>
    <style:style style:name="T173_69" style:family="text">
      <style:text-properties fo:color="#444444" fo:font-size="10pt" style:font-size-asian="10pt" style:font-size-complex="10pt"/>
    </style:style>
    <style:style style:name="T173_70" style:family="text">
      <style:text-properties fo:color="#444444" fo:font-size="10pt" style:font-size-asian="10pt" style:font-size-complex="10pt"/>
    </style:style>
    <style:style style:name="T173_71" style:family="text">
      <style:text-properties fo:color="#444444" fo:font-size="10pt" style:font-size-asian="10pt" style:font-size-complex="10pt"/>
    </style:style>
    <style:style style:name="T173_72" style:family="text">
      <style:text-properties fo:color="#444444" fo:font-size="10pt" style:font-size-asian="10pt" style:font-size-complex="10pt"/>
    </style:style>
    <style:style style:name="T173_73" style:family="text">
      <style:text-properties fo:color="#444444" fo:font-size="10pt" style:font-size-asian="10pt" style:font-size-complex="10pt"/>
    </style:style>
    <style:style style:name="T173_74" style:family="text">
      <style:text-properties fo:color="#444444" fo:font-size="10pt" style:font-size-asian="10pt" style:font-size-complex="10pt"/>
    </style:style>
    <style:style style:name="T173_75" style:family="text">
      <style:text-properties fo:color="#444444" fo:font-size="10pt" style:font-size-asian="10pt" style:font-size-complex="10pt"/>
    </style:style>
    <style:style style:name="T173_76" style:family="text">
      <style:text-properties fo:color="#444444" fo:font-size="10pt" style:font-size-asian="10pt" style:font-size-complex="10pt"/>
    </style:style>
    <style:style style:name="T173_77" style:family="text">
      <style:text-properties fo:color="#444444" fo:font-size="10pt" style:font-size-asian="10pt" style:font-size-complex="10pt"/>
    </style:style>
    <style:style style:name="T173_78" style:family="text">
      <style:text-properties fo:color="#444444" fo:font-size="10pt" style:font-size-asian="10pt" style:font-size-complex="10pt"/>
    </style:style>
    <style:style style:name="T173_79" style:family="text">
      <style:text-properties fo:color="#444444" fo:font-size="10pt" style:font-size-asian="10pt" style:font-size-complex="10pt"/>
    </style:style>
    <style:style style:name="T173_80" style:family="text">
      <style:text-properties fo:color="#444444" fo:font-size="10pt" style:font-size-asian="10pt" style:font-size-complex="10pt"/>
    </style:style>
    <style:style style:name="T173_81" style:family="text">
      <style:text-properties fo:color="#444444" fo:font-size="10pt" style:font-size-asian="10pt" style:font-size-complex="10pt"/>
    </style:style>
    <style:style style:name="T173_82" style:family="text">
      <style:text-properties fo:color="#444444" fo:font-size="10pt" style:font-size-asian="10pt" style:font-size-complex="10pt"/>
    </style:style>
    <style:style style:name="T173_83" style:family="text">
      <style:text-properties fo:color="#444444" fo:font-size="10pt" style:font-size-asian="10pt" style:font-size-complex="10pt"/>
    </style:style>
    <style:style style:name="T173_84" style:family="text">
      <style:text-properties fo:color="#444444" fo:font-size="10pt" style:font-size-asian="10pt" style:font-size-complex="10pt"/>
    </style:style>
    <style:style style:name="T173_85" style:family="text">
      <style:text-properties fo:color="#444444" fo:font-size="10pt" style:font-size-asian="10pt" style:font-size-complex="10pt"/>
    </style:style>
    <style:style style:name="T173_86" style:family="text">
      <style:text-properties fo:color="#444444" fo:font-size="10pt" style:font-size-asian="10pt" style:font-size-complex="10pt"/>
    </style:style>
    <style:style style:name="T173_87" style:family="text">
      <style:text-properties fo:color="#444444" fo:font-size="10pt" style:font-size-asian="10pt" style:font-size-complex="10pt"/>
    </style:style>
    <style:style style:name="T173_88" style:family="text">
      <style:text-properties fo:color="#444444" fo:font-size="10pt" style:font-size-asian="10pt" style:font-size-complex="10pt"/>
    </style:style>
    <style:style style:name="T173_89" style:family="text">
      <style:text-properties fo:color="#444444" fo:font-size="10pt" style:font-size-asian="10pt" style:font-size-complex="10pt"/>
    </style:style>
    <style:style style:name="T173_90" style:family="text">
      <style:text-properties fo:color="#444444" fo:font-size="10pt" style:font-size-asian="10pt" style:font-size-complex="10pt"/>
    </style:style>
    <style:style style:name="T173_91" style:family="text">
      <style:text-properties fo:color="#444444" fo:font-size="10pt" style:font-size-asian="10pt" style:font-size-complex="10pt"/>
    </style:style>
    <style:style style:name="T173_92" style:family="text">
      <style:text-properties fo:color="#444444" fo:font-size="10pt" style:font-size-asian="10pt" style:font-size-complex="10pt"/>
    </style:style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>
      <style:text-properties fo:color="#444444" fo:font-size="10pt" style:font-size-asian="10pt" style:font-size-complex="10pt"/>
    </style:style>
    <style:style style:name="T174_2" style:family="text">
      <style:text-properties fo:color="#444444" fo:font-size="10pt" style:font-size-asian="10pt" style:font-size-complex="10pt"/>
    </style:style>
    <style:style style:name="T174_3" style:family="text">
      <style:text-properties fo:color="#444444" fo:font-size="10pt" style:font-size-asian="10pt" style:font-size-complex="10pt"/>
    </style:style>
    <style:style style:name="T174_4" style:family="text">
      <style:text-properties fo:color="#444444" fo:font-size="10pt" style:font-size-asian="10pt" style:font-size-complex="10pt"/>
    </style:style>
    <style:style style:name="T174_5" style:family="text">
      <style:text-properties fo:color="#444444" fo:font-size="10pt" style:font-size-asian="10pt" style:font-size-complex="10pt"/>
    </style:style>
    <style:style style:name="T174_6" style:family="text">
      <style:text-properties fo:color="#444444" fo:font-size="10pt" style:font-size-asian="10pt" style:font-size-complex="10pt"/>
    </style:style>
    <style:style style:name="T174_7" style:family="text">
      <style:text-properties fo:color="#444444" fo:font-size="10pt" style:font-size-asian="10pt" style:font-size-complex="10pt"/>
    </style:style>
    <style:style style:name="T174_8" style:family="text">
      <style:text-properties fo:color="#444444" fo:font-size="10pt" style:font-size-asian="10pt" style:font-size-complex="10pt"/>
    </style:style>
    <style:style style:name="T174_9" style:family="text">
      <style:text-properties fo:color="#444444" fo:font-size="10pt" style:font-size-asian="10pt" style:font-size-complex="10pt"/>
    </style:style>
    <style:style style:name="T174_10" style:family="text">
      <style:text-properties fo:color="#444444" fo:font-size="10pt" style:font-size-asian="10pt" style:font-size-complex="10pt"/>
    </style:style>
    <style:style style:name="T174_11" style:family="text">
      <style:text-properties fo:color="#444444" fo:font-size="10pt" style:font-size-asian="10pt" style:font-size-complex="10pt"/>
    </style:style>
    <style:style style:name="T174_12" style:family="text">
      <style:text-properties fo:color="#444444" fo:font-size="10pt" style:font-size-asian="10pt" style:font-size-complex="10pt"/>
    </style:style>
    <style:style style:name="T174_13" style:family="text">
      <style:text-properties fo:color="#444444" fo:font-size="10pt" style:font-size-asian="10pt" style:font-size-complex="10pt"/>
    </style:style>
    <style:style style:name="T174_14" style:family="text">
      <style:text-properties fo:color="#444444" fo:font-size="10pt" style:font-size-asian="10pt" style:font-size-complex="10pt"/>
    </style:style>
    <style:style style:name="T174_15" style:family="text">
      <style:text-properties fo:color="#444444" fo:font-size="10pt" style:font-size-asian="10pt" style:font-size-complex="10pt"/>
    </style:style>
    <style:style style:name="T174_16" style:family="text">
      <style:text-properties fo:color="#444444" fo:font-size="10pt" style:font-size-asian="10pt" style:font-size-complex="10pt"/>
    </style:style>
    <style:style style:name="T174_17" style:family="text">
      <style:text-properties fo:color="#444444" fo:font-size="10pt" style:font-size-asian="10pt" style:font-size-complex="10pt"/>
    </style:style>
    <style:style style:name="T174_18" style:family="text">
      <style:text-properties fo:color="#444444" fo:font-size="10pt" style:font-size-asian="10pt" style:font-size-complex="10pt"/>
    </style:style>
    <style:style style:name="T174_19" style:family="text">
      <style:text-properties fo:color="#444444" fo:font-size="10pt" style:font-size-asian="10pt" style:font-size-complex="10pt"/>
    </style:style>
    <style:style style:name="T174_20" style:family="text">
      <style:text-properties fo:color="#444444" fo:font-size="10pt" style:font-size-asian="10pt" style:font-size-complex="10pt"/>
    </style:style>
    <style:style style:name="T174_21" style:family="text">
      <style:text-properties fo:color="#444444" fo:font-size="10pt" style:font-size-asian="10pt" style:font-size-complex="10pt"/>
    </style:style>
    <style:style style:name="T174_22" style:family="text">
      <style:text-properties fo:color="#444444" fo:font-size="10pt" style:font-size-asian="10pt" style:font-size-complex="10pt"/>
    </style:style>
    <style:style style:name="T174_23" style:family="text">
      <style:text-properties fo:color="#444444" fo:font-size="10pt" style:font-size-asian="10pt" style:font-size-complex="10pt"/>
    </style:style>
    <style:style style:name="T174_24" style:family="text">
      <style:text-properties fo:color="#444444" fo:font-size="10pt" style:font-size-asian="10pt" style:font-size-complex="10pt"/>
    </style:style>
    <style:style style:name="T174_25" style:family="text">
      <style:text-properties fo:color="#444444" fo:font-size="10pt" style:font-size-asian="10pt" style:font-size-complex="10pt"/>
    </style:style>
    <style:style style:name="T174_26" style:family="text">
      <style:text-properties fo:color="#444444" fo:font-size="10pt" style:font-size-asian="10pt" style:font-size-complex="10pt"/>
    </style:style>
    <style:style style:name="T174_27" style:family="text">
      <style:text-properties fo:color="#444444" fo:font-size="10pt" style:font-size-asian="10pt" style:font-size-complex="10pt"/>
    </style:style>
    <style:style style:name="T174_28" style:family="text">
      <style:text-properties fo:color="#444444" fo:font-size="10pt" style:font-size-asian="10pt" style:font-size-complex="10pt"/>
    </style:style>
    <style:style style:name="T174_29" style:family="text">
      <style:text-properties fo:color="#444444" fo:font-size="10pt" style:font-size-asian="10pt" style:font-size-complex="10pt"/>
    </style:style>
    <style:style style:name="T174_30" style:family="text">
      <style:text-properties fo:color="#444444" fo:font-size="10pt" style:font-size-asian="10pt" style:font-size-complex="10pt"/>
    </style:style>
    <style:style style:name="T174_31" style:family="text">
      <style:text-properties fo:color="#444444" fo:font-size="10pt" style:font-size-asian="10pt" style:font-size-complex="10pt"/>
    </style:style>
    <style:style style:name="T174_32" style:family="text">
      <style:text-properties fo:color="#444444" fo:font-size="10pt" style:font-size-asian="10pt" style:font-size-complex="10pt"/>
    </style:style>
    <style:style style:name="T174_33" style:family="text">
      <style:text-properties fo:color="#444444" fo:font-size="10pt" style:font-size-asian="10pt" style:font-size-complex="10pt"/>
    </style:style>
    <style:style style:name="T174_34" style:family="text">
      <style:text-properties fo:color="#444444" fo:font-size="10pt" style:font-size-asian="10pt" style:font-size-complex="10pt"/>
    </style:style>
    <style:style style:name="T174_35" style:family="text">
      <style:text-properties fo:color="#444444" fo:font-size="10pt" style:font-size-asian="10pt" style:font-size-complex="10pt"/>
    </style:style>
    <style:style style:name="T174_36" style:family="text">
      <style:text-properties fo:color="#444444" fo:font-size="10pt" style:font-size-asian="10pt" style:font-size-complex="10pt"/>
    </style:style>
    <style:style style:name="T174_37" style:family="text">
      <style:text-properties fo:color="#444444" fo:font-size="10pt" style:font-size-asian="10pt" style:font-size-complex="10pt"/>
    </style:style>
    <style:style style:name="T174_38" style:family="text">
      <style:text-properties fo:color="#444444" fo:font-size="10pt" style:font-size-asian="10pt" style:font-size-complex="10pt"/>
    </style:style>
    <style:style style:name="T174_39" style:family="text">
      <style:text-properties fo:color="#444444" fo:font-size="10pt" style:font-size-asian="10pt" style:font-size-complex="10pt"/>
    </style:style>
    <style:style style:name="T174_40" style:family="text">
      <style:text-properties fo:color="#444444" fo:font-size="10pt" style:font-size-asian="10pt" style:font-size-complex="10pt"/>
    </style:style>
    <style:style style:name="T174_41" style:family="text">
      <style:text-properties fo:color="#444444" fo:font-size="10pt" style:font-size-asian="10pt" style:font-size-complex="10pt"/>
    </style:style>
    <style:style style:name="T174_42" style:family="text">
      <style:text-properties fo:color="#444444" fo:font-size="10pt" style:font-size-asian="10pt" style:font-size-complex="10pt"/>
    </style:style>
    <style:style style:name="T174_43" style:family="text">
      <style:text-properties fo:color="#444444" fo:font-size="10pt" style:font-size-asian="10pt" style:font-size-complex="10pt"/>
    </style:style>
    <style:style style:name="T174_44" style:family="text">
      <style:text-properties fo:color="#444444" fo:font-size="10pt" style:font-size-asian="10pt" style:font-size-complex="10pt"/>
    </style:style>
    <style:style style:name="T174_45" style:family="text">
      <style:text-properties fo:color="#444444" fo:font-size="10pt" style:font-size-asian="10pt" style:font-size-complex="10pt"/>
    </style:style>
    <style:style style:name="T174_46" style:family="text">
      <style:text-properties fo:color="#444444" fo:font-size="10pt" style:font-size-asian="10pt" style:font-size-complex="10pt"/>
    </style:style>
    <style:style style:name="T174_47" style:family="text">
      <style:text-properties fo:color="#444444" fo:font-size="10pt" style:font-size-asian="10pt" style:font-size-complex="10pt"/>
    </style:style>
    <style:style style:name="T174_48" style:family="text">
      <style:text-properties fo:color="#444444" fo:font-size="10pt" style:font-size-asian="10pt" style:font-size-complex="10pt"/>
    </style:style>
    <style:style style:name="T174_49" style:family="text">
      <style:text-properties fo:color="#444444" fo:font-size="10pt" style:font-size-asian="10pt" style:font-size-complex="10pt"/>
    </style:style>
    <style:style style:name="T174_50" style:family="text">
      <style:text-properties fo:color="#444444" fo:font-size="10pt" style:font-size-asian="10pt" style:font-size-complex="10pt"/>
    </style:style>
    <style:style style:name="T174_51" style:family="text">
      <style:text-properties fo:color="#444444" fo:font-size="10pt" style:font-size-asian="10pt" style:font-size-complex="10pt"/>
    </style:style>
    <style:style style:name="T174_52" style:family="text">
      <style:text-properties fo:color="#444444" fo:font-size="10pt" style:font-size-asian="10pt" style:font-size-complex="10pt"/>
    </style:style>
    <style:style style:name="T174_53" style:family="text">
      <style:text-properties fo:color="#444444" fo:font-size="10pt" style:font-size-asian="10pt" style:font-size-complex="10pt"/>
    </style:style>
    <style:style style:name="T174_54" style:family="text">
      <style:text-properties fo:color="#444444" fo:font-size="10pt" style:font-size-asian="10pt" style:font-size-complex="10pt"/>
    </style:style>
    <style:style style:name="T174_55" style:family="text">
      <style:text-properties fo:color="#444444" fo:font-size="10pt" style:font-size-asian="10pt" style:font-size-complex="10pt"/>
    </style:style>
    <style:style style:name="T174_56" style:family="text">
      <style:text-properties fo:color="#444444" fo:font-size="10pt" style:font-size-asian="10pt" style:font-size-complex="10pt"/>
    </style:style>
    <style:style style:name="T174_57" style:family="text">
      <style:text-properties fo:color="#444444" fo:font-size="10pt" style:font-size-asian="10pt" style:font-size-complex="10pt"/>
    </style:style>
    <style:style style:name="T174_58" style:family="text">
      <style:text-properties fo:color="#444444" fo:font-size="10pt" style:font-size-asian="10pt" style:font-size-complex="10pt"/>
    </style:style>
    <style:style style:name="T174_59" style:family="text">
      <style:text-properties fo:color="#444444" fo:font-size="10pt" style:font-size-asian="10pt" style:font-size-complex="10pt"/>
    </style:style>
    <style:style style:name="T174_60" style:family="text">
      <style:text-properties fo:color="#444444" fo:font-size="10pt" style:font-size-asian="10pt" style:font-size-complex="10pt"/>
    </style:style>
    <style:style style:name="T174_61" style:family="text">
      <style:text-properties fo:color="#444444" fo:font-size="10pt" style:font-size-asian="10pt" style:font-size-complex="10pt"/>
    </style:style>
    <style:style style:name="T174_62" style:family="text">
      <style:text-properties fo:color="#444444" fo:font-size="10pt" style:font-size-asian="10pt" style:font-size-complex="10pt"/>
    </style:style>
    <style:style style:name="T174_63" style:family="text">
      <style:text-properties fo:color="#444444" fo:font-size="10pt" style:font-size-asian="10pt" style:font-size-complex="10pt"/>
    </style:style>
    <style:style style:name="T174_64" style:family="text">
      <style:text-properties fo:color="#444444" fo:font-size="10pt" style:font-size-asian="10pt" style:font-size-complex="10pt"/>
    </style:style>
    <style:style style:name="T174_65" style:family="text">
      <style:text-properties fo:color="#444444" fo:font-size="10pt" style:font-size-asian="10pt" style:font-size-complex="10pt"/>
    </style:style>
    <style:style style:name="T174_66" style:family="text">
      <style:text-properties fo:color="#444444" fo:font-size="10pt" style:font-size-asian="10pt" style:font-size-complex="10pt"/>
    </style:style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>
      <style:text-properties fo:color="#444444" fo:font-size="10pt" style:font-size-asian="10pt" style:font-size-complex="10pt"/>
    </style:style>
    <style:style style:name="T175_2" style:family="text">
      <style:text-properties fo:color="#444444" fo:font-size="10pt" style:font-size-asian="10pt" style:font-size-complex="10pt"/>
    </style:style>
    <style:style style:name="T175_3" style:family="text">
      <style:text-properties fo:color="#444444" fo:font-size="10pt" style:font-size-asian="10pt" style:font-size-complex="10pt"/>
    </style:style>
    <style:style style:name="T175_4" style:family="text">
      <style:text-properties fo:color="#444444" fo:font-size="10pt" style:font-size-asian="10pt" style:font-size-complex="10pt"/>
    </style:style>
    <style:style style:name="T175_5" style:family="text">
      <style:text-properties fo:color="#444444" fo:font-size="10pt" style:font-size-asian="10pt" style:font-size-complex="10pt"/>
    </style:style>
    <style:style style:name="T175_6" style:family="text">
      <style:text-properties fo:color="#444444" fo:font-size="10pt" style:font-size-asian="10pt" style:font-size-complex="10pt"/>
    </style:style>
    <style:style style:name="T175_7" style:family="text">
      <style:text-properties fo:color="#444444" fo:font-size="10pt" style:font-size-asian="10pt" style:font-size-complex="10pt"/>
    </style:style>
    <style:style style:name="T175_8" style:family="text">
      <style:text-properties fo:color="#444444" fo:font-size="10pt" style:font-size-asian="10pt" style:font-size-complex="10pt"/>
    </style:style>
    <style:style style:name="T175_9" style:family="text">
      <style:text-properties fo:color="#444444" fo:font-size="10pt" style:font-size-asian="10pt" style:font-size-complex="10pt"/>
    </style:style>
    <style:style style:name="T175_10" style:family="text">
      <style:text-properties fo:color="#444444" fo:font-size="10pt" style:font-size-asian="10pt" style:font-size-complex="10pt"/>
    </style:style>
    <style:style style:name="T175_11" style:family="text">
      <style:text-properties fo:color="#444444" fo:font-size="10pt" style:font-size-asian="10pt" style:font-size-complex="10pt"/>
    </style:style>
    <style:style style:name="T175_12" style:family="text">
      <style:text-properties fo:color="#444444" fo:font-size="10pt" style:font-size-asian="10pt" style:font-size-complex="10pt"/>
    </style:style>
    <style:style style:name="T175_13" style:family="text">
      <style:text-properties fo:color="#444444" fo:font-size="10pt" style:font-size-asian="10pt" style:font-size-complex="10pt"/>
    </style:style>
    <style:style style:name="T175_14" style:family="text">
      <style:text-properties fo:color="#444444" fo:font-size="10pt" style:font-size-asian="10pt" style:font-size-complex="10pt"/>
    </style:style>
    <style:style style:name="T175_15" style:family="text">
      <style:text-properties fo:color="#444444" fo:font-size="10pt" style:font-size-asian="10pt" style:font-size-complex="10pt"/>
    </style:style>
    <style:style style:name="T175_16" style:family="text">
      <style:text-properties fo:color="#444444" fo:font-size="10pt" style:font-size-asian="10pt" style:font-size-complex="10pt"/>
    </style:style>
    <style:style style:name="T175_17" style:family="text">
      <style:text-properties fo:color="#444444" fo:font-size="10pt" style:font-size-asian="10pt" style:font-size-complex="10pt"/>
    </style:style>
    <style:style style:name="T175_18" style:family="text">
      <style:text-properties fo:color="#444444" fo:font-size="10pt" style:font-size-asian="10pt" style:font-size-complex="10pt"/>
    </style:style>
    <style:style style:name="T175_19" style:family="text">
      <style:text-properties fo:color="#444444" fo:font-size="10pt" style:font-size-asian="10pt" style:font-size-complex="10pt"/>
    </style:style>
    <style:style style:name="T175_20" style:family="text">
      <style:text-properties fo:color="#444444" fo:font-size="10pt" style:font-size-asian="10pt" style:font-size-complex="10pt"/>
    </style:style>
    <style:style style:name="T175_21" style:family="text">
      <style:text-properties fo:color="#444444" fo:font-size="10pt" style:font-size-asian="10pt" style:font-size-complex="10pt"/>
    </style:style>
    <style:style style:name="T175_22" style:family="text">
      <style:text-properties fo:color="#444444" fo:font-size="10pt" style:font-size-asian="10pt" style:font-size-complex="10pt"/>
    </style:style>
    <style:style style:name="T175_23" style:family="text">
      <style:text-properties fo:color="#444444" fo:font-size="10pt" style:font-size-asian="10pt" style:font-size-complex="10pt"/>
    </style:style>
    <style:style style:name="T175_24" style:family="text">
      <style:text-properties fo:color="#444444" fo:font-size="10pt" style:font-size-asian="10pt" style:font-size-complex="10pt"/>
    </style:style>
    <style:style style:name="T175_25" style:family="text">
      <style:text-properties fo:color="#444444" fo:font-size="10pt" style:font-size-asian="10pt" style:font-size-complex="10pt"/>
    </style:style>
    <style:style style:name="T175_26" style:family="text">
      <style:text-properties fo:color="#444444" fo:font-size="10pt" style:font-size-asian="10pt" style:font-size-complex="10pt"/>
    </style:style>
    <style:style style:name="T175_27" style:family="text">
      <style:text-properties fo:color="#444444" fo:font-size="10pt" style:font-size-asian="10pt" style:font-size-complex="10pt"/>
    </style:style>
    <style:style style:name="T175_28" style:family="text">
      <style:text-properties fo:color="#444444" fo:font-size="10pt" style:font-size-asian="10pt" style:font-size-complex="10pt"/>
    </style:style>
    <style:style style:name="T175_29" style:family="text">
      <style:text-properties fo:color="#444444" fo:font-size="10pt" style:font-size-asian="10pt" style:font-size-complex="10pt"/>
    </style:style>
    <style:style style:name="T175_30" style:family="text">
      <style:text-properties fo:color="#444444" fo:font-size="10pt" style:font-size-asian="10pt" style:font-size-complex="10pt"/>
    </style:style>
    <style:style style:name="T175_31" style:family="text">
      <style:text-properties fo:color="#444444" fo:font-size="10pt" style:font-size-asian="10pt" style:font-size-complex="10pt"/>
    </style:style>
    <style:style style:name="T175_32" style:family="text">
      <style:text-properties fo:color="#444444" fo:font-size="10pt" style:font-size-asian="10pt" style:font-size-complex="10pt"/>
    </style:style>
    <style:style style:name="T175_33" style:family="text">
      <style:text-properties fo:color="#444444" fo:font-size="10pt" style:font-size-asian="10pt" style:font-size-complex="10pt"/>
    </style:style>
    <style:style style:name="T175_34" style:family="text">
      <style:text-properties fo:color="#444444" fo:font-size="10pt" style:font-size-asian="10pt" style:font-size-complex="10pt"/>
    </style:style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/>
    <style:style style:name="T176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76_3" style:family="text">
      <style:text-properties fo:color="#444444" fo:font-size="10pt" style:font-size-asian="10pt" style:font-size-complex="10pt"/>
    </style:style>
    <style:style style:name="T176_4" style:family="text">
      <style:text-properties fo:color="#444444" fo:font-size="10pt" style:font-size-asian="10pt" style:font-size-complex="10pt"/>
    </style:style>
    <style:style style:name="T176_5" style:family="text">
      <style:text-properties fo:color="#444444" fo:font-size="10pt" style:font-size-asian="10pt" style:font-size-complex="10pt"/>
    </style:style>
    <style:style style:name="T176_6" style:family="text">
      <style:text-properties fo:color="#444444" fo:font-size="10pt" style:font-size-asian="10pt" style:font-size-complex="10pt"/>
    </style:style>
    <style:style style:name="T176_7" style:family="text">
      <style:text-properties fo:color="#444444" fo:font-size="10pt" style:font-size-asian="10pt" style:font-size-complex="10pt"/>
    </style:style>
    <style:style style:name="T176_8" style:family="text">
      <style:text-properties fo:color="#444444" fo:font-size="10pt" style:font-size-asian="10pt" style:font-size-complex="10pt"/>
    </style:style>
    <style:style style:name="T176_9" style:family="text">
      <style:text-properties fo:color="#444444" fo:font-size="10pt" style:font-size-asian="10pt" style:font-size-complex="10pt"/>
    </style:style>
    <style:style style:name="T176_10" style:family="text">
      <style:text-properties fo:color="#444444" fo:font-size="10pt" style:font-size-asian="10pt" style:font-size-complex="10pt"/>
    </style:style>
    <style:style style:name="T176_11" style:family="text">
      <style:text-properties fo:color="#444444" fo:font-size="10pt" style:font-size-asian="10pt" style:font-size-complex="10pt"/>
    </style:style>
    <style:style style:name="T176_12" style:family="text">
      <style:text-properties fo:color="#444444" fo:font-size="10pt" style:font-size-asian="10pt" style:font-size-complex="10pt"/>
    </style:style>
    <style:style style:name="T176_13" style:family="text">
      <style:text-properties fo:color="#444444" fo:font-size="10pt" style:font-size-asian="10pt" style:font-size-complex="10pt"/>
    </style:style>
    <style:style style:name="T176_14" style:family="text">
      <style:text-properties fo:color="#444444" fo:font-size="10pt" style:font-size-asian="10pt" style:font-size-complex="10pt"/>
    </style:style>
    <style:style style:name="T176_15" style:family="text">
      <style:text-properties fo:color="#444444" fo:font-size="10pt" style:font-size-asian="10pt" style:font-size-complex="10pt"/>
    </style:style>
    <style:style style:name="T176_16" style:family="text">
      <style:text-properties fo:color="#444444" fo:font-size="10pt" style:font-size-asian="10pt" style:font-size-complex="10pt"/>
    </style:style>
    <style:style style:name="T176_17" style:family="text">
      <style:text-properties fo:color="#444444" fo:font-size="10pt" style:font-size-asian="10pt" style:font-size-complex="10pt"/>
    </style:style>
    <style:style style:name="T176_18" style:family="text">
      <style:text-properties fo:color="#444444" fo:font-size="10pt" style:font-size-asian="10pt" style:font-size-complex="10pt"/>
    </style:style>
    <style:style style:name="T176_19" style:family="text">
      <style:text-properties fo:color="#444444" fo:font-size="10pt" style:font-size-asian="10pt" style:font-size-complex="10pt"/>
    </style:style>
    <style:style style:name="T176_20" style:family="text">
      <style:text-properties fo:color="#444444" fo:font-size="10pt" style:font-size-asian="10pt" style:font-size-complex="10pt"/>
    </style:style>
    <style:style style:name="T176_21" style:family="text">
      <style:text-properties fo:color="#444444" fo:font-size="10pt" style:font-size-asian="10pt" style:font-size-complex="10pt"/>
    </style:style>
    <style:style style:name="T176_22" style:family="text">
      <style:text-properties fo:color="#444444" fo:font-size="10pt" style:font-size-asian="10pt" style:font-size-complex="10pt"/>
    </style:style>
    <style:style style:name="T176_23" style:family="text">
      <style:text-properties fo:color="#444444" fo:font-size="10pt" style:font-size-asian="10pt" style:font-size-complex="10pt"/>
    </style:style>
    <style:style style:name="T176_24" style:family="text">
      <style:text-properties fo:color="#444444" fo:font-size="10pt" style:font-size-asian="10pt" style:font-size-complex="10pt"/>
    </style:style>
    <style:style style:name="T176_25" style:family="text">
      <style:text-properties fo:color="#444444" fo:font-size="10pt" style:font-size-asian="10pt" style:font-size-complex="10pt"/>
    </style:style>
    <style:style style:name="T176_26" style:family="text">
      <style:text-properties fo:color="#444444" fo:font-size="10pt" style:font-size-asian="10pt" style:font-size-complex="10pt"/>
    </style:style>
    <style:style style:name="T176_27" style:family="text">
      <style:text-properties fo:color="#444444" fo:font-size="10pt" style:font-size-asian="10pt" style:font-size-complex="10pt"/>
    </style:style>
    <style:style style:name="T176_28" style:family="text">
      <style:text-properties fo:color="#444444" fo:font-size="10pt" style:font-size-asian="10pt" style:font-size-complex="10pt"/>
    </style:style>
    <style:style style:name="T176_29" style:family="text">
      <style:text-properties fo:color="#444444" fo:font-size="10pt" style:font-size-asian="10pt" style:font-size-complex="10pt"/>
    </style:style>
    <style:style style:name="T176_30" style:family="text">
      <style:text-properties fo:color="#444444" fo:font-size="10pt" style:font-size-asian="10pt" style:font-size-complex="10pt"/>
    </style:style>
    <style:style style:name="T176_31" style:family="text">
      <style:text-properties fo:color="#444444" fo:font-size="10pt" style:font-size-asian="10pt" style:font-size-complex="10pt"/>
    </style:style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 style:parent-style-name="Standard"/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2" style:family="text">
      <style:text-properties fo:color="#444444" fo:font-size="10pt" style:font-size-asian="10pt" style:font-size-complex="10pt"/>
    </style:style>
    <style:style style:name="T181_13" style:family="text">
      <style:text-properties fo:color="#444444" fo:font-size="10pt" style:font-size-asian="10pt" style:font-size-complex="10pt"/>
    </style:style>
    <style:style style:name="T181_14" style:family="text">
      <style:text-properties fo:color="#444444" fo:font-size="10pt" style:font-size-asian="10pt" style:font-size-complex="10pt"/>
    </style:style>
    <style:style style:name="T181_15" style:family="text">
      <style:text-properties fo:color="#444444" fo:font-size="10pt" style:font-size-asian="10pt" style:font-size-complex="10pt"/>
    </style:style>
    <style:style style:name="T181_16" style:family="text">
      <style:text-properties fo:color="#444444" fo:font-size="10pt" style:font-size-asian="10pt" style:font-size-complex="10pt"/>
    </style:style>
    <style:style style:name="T181_17" style:family="text">
      <style:text-properties fo:color="#444444" fo:font-size="10pt" style:font-size-asian="10pt" style:font-size-complex="10pt"/>
    </style:style>
    <style:style style:name="T181_18" style:family="text">
      <style:text-properties fo:color="#444444" fo:font-size="10pt" style:font-size-asian="10pt" style:font-size-complex="10pt"/>
    </style:style>
    <style:style style:name="T181_19" style:family="text">
      <style:text-properties fo:color="#444444" fo:font-size="10pt" style:font-size-asian="10pt" style:font-size-complex="10pt"/>
    </style:style>
    <style:style style:name="T181_20" style:family="text">
      <style:text-properties fo:color="#444444" fo:font-size="10pt" style:font-size-asian="10pt" style:font-size-complex="10pt"/>
    </style:style>
    <style:style style:name="T181_21" style:family="text">
      <style:text-properties fo:color="#444444" fo:font-size="10pt" style:font-size-asian="10pt" style:font-size-complex="10pt"/>
    </style:style>
    <style:style style:name="T181_22" style:family="text">
      <style:text-properties fo:color="#444444" fo:font-size="10pt" style:font-size-asian="10pt" style:font-size-complex="10pt"/>
    </style:style>
    <style:style style:name="T181_23" style:family="text">
      <style:text-properties fo:color="#444444" fo:font-size="10pt" style:font-size-asian="10pt" style:font-size-complex="10pt"/>
    </style:style>
    <style:style style:name="T181_24" style:family="text">
      <style:text-properties fo:color="#444444" fo:font-size="10pt" style:font-size-asian="10pt" style:font-size-complex="10pt"/>
    </style:style>
    <style:style style:name="T181_25" style:family="text">
      <style:text-properties fo:color="#444444" fo:font-size="10pt" style:font-size-asian="10pt" style:font-size-complex="10pt"/>
    </style:style>
    <style:style style:name="T181_26" style:family="text">
      <style:text-properties fo:color="#444444" fo:font-size="10pt" style:font-size-asian="10pt" style:font-size-complex="10pt"/>
    </style:style>
    <style:style style:name="T181_27" style:family="text">
      <style:text-properties fo:color="#444444" fo:font-size="10pt" style:font-size-asian="10pt" style:font-size-complex="10pt"/>
    </style:style>
    <style:style style:name="T181_28" style:family="text">
      <style:text-properties fo:color="#444444" fo:font-size="10pt" style:font-size-asian="10pt" style:font-size-complex="10pt"/>
    </style:style>
    <style:style style:name="T181_29" style:family="text">
      <style:text-properties fo:color="#444444" fo:font-size="10pt" style:font-size-asian="10pt" style:font-size-complex="10pt"/>
    </style:style>
    <style:style style:name="T181_30" style:family="text">
      <style:text-properties fo:color="#444444" fo:font-size="10pt" style:font-size-asian="10pt" style:font-size-complex="10pt"/>
    </style:style>
    <style:style style:name="T181_31" style:family="text">
      <style:text-properties fo:color="#444444" fo:font-size="10pt" style:font-size-asian="10pt" style:font-size-complex="10pt"/>
    </style:style>
    <style:style style:name="T181_32" style:family="text">
      <style:text-properties fo:color="#444444" fo:font-size="10pt" style:font-size-asian="10pt" style:font-size-complex="10pt"/>
    </style:style>
    <style:style style:name="T181_33" style:family="text">
      <style:text-properties fo:color="#444444" fo:font-size="10pt" style:font-size-asian="10pt" style:font-size-complex="10pt"/>
    </style:style>
    <style:style style:name="T181_34" style:family="text">
      <style:text-properties fo:color="#444444" fo:font-size="10pt" style:font-size-asian="10pt" style:font-size-complex="10pt"/>
    </style:style>
    <style:style style:name="T181_35" style:family="text">
      <style:text-properties fo:color="#444444" fo:font-size="10pt" style:font-size-asian="10pt" style:font-size-complex="10pt"/>
    </style:style>
    <style:style style:name="T181_36" style:family="text">
      <style:text-properties fo:color="#444444" fo:font-size="10pt" style:font-size-asian="10pt" style:font-size-complex="10pt"/>
    </style:style>
    <style:style style:name="T181_37" style:family="text">
      <style:text-properties fo:color="#444444" fo:font-size="10pt" style:font-size-asian="10pt" style:font-size-complex="10pt"/>
    </style:style>
    <style:style style:name="T181_38" style:family="text">
      <style:text-properties fo:color="#444444" fo:font-size="10pt" style:font-size-asian="10pt" style:font-size-complex="10pt"/>
    </style:style>
    <style:style style:name="T181_39" style:family="text">
      <style:text-properties fo:color="#444444" fo:font-size="10pt" style:font-size-asian="10pt" style:font-size-complex="10pt"/>
    </style:style>
    <style:style style:name="T181_40" style:family="text">
      <style:text-properties fo:color="#444444" fo:font-size="10pt" style:font-size-asian="10pt" style:font-size-complex="10pt"/>
    </style:style>
    <style:style style:name="T181_41" style:family="text">
      <style:text-properties fo:color="#444444" fo:font-size="10pt" style:font-size-asian="10pt" style:font-size-complex="10pt"/>
    </style:style>
    <style:style style:name="T181_42" style:family="text">
      <style:text-properties fo:color="#444444" fo:font-size="10pt" style:font-size-asian="10pt" style:font-size-complex="10pt"/>
    </style:style>
    <style:style style:name="T181_43" style:family="text">
      <style:text-properties fo:color="#444444" fo:font-size="10pt" style:font-size-asian="10pt" style:font-size-complex="10pt"/>
    </style:style>
    <style:style style:name="T181_44" style:family="text">
      <style:text-properties fo:color="#444444" fo:font-size="10pt" style:font-size-asian="10pt" style:font-size-complex="10pt"/>
    </style:style>
    <style:style style:name="T181_45" style:family="text">
      <style:text-properties fo:color="#444444" fo:font-size="10pt" style:font-size-asian="10pt" style:font-size-complex="10pt"/>
    </style:style>
    <style:style style:name="T181_46" style:family="text">
      <style:text-properties fo:color="#444444" fo:font-size="10pt" style:font-size-asian="10pt" style:font-size-complex="10pt"/>
    </style:style>
    <style:style style:name="T181_47" style:family="text">
      <style:text-properties fo:color="#444444" fo:font-size="10pt" style:font-size-asian="10pt" style:font-size-complex="10pt"/>
    </style:style>
    <style:style style:name="T181_48" style:family="text">
      <style:text-properties fo:color="#444444" fo:font-size="10pt" style:font-size-asian="10pt" style:font-size-complex="10pt"/>
    </style:style>
    <style:style style:name="T181_49" style:family="text">
      <style:text-properties fo:color="#444444" fo:font-size="10pt" style:font-size-asian="10pt" style:font-size-complex="10pt"/>
    </style:style>
    <style:style style:name="T181_50" style:family="text">
      <style:text-properties fo:color="#444444" fo:font-size="10pt" style:font-size-asian="10pt" style:font-size-complex="10pt"/>
    </style:style>
    <style:style style:name="T181_51" style:family="text">
      <style:text-properties fo:color="#444444" fo:font-size="10pt" style:font-size-asian="10pt" style:font-size-complex="10pt"/>
    </style:style>
    <style:style style:name="T181_52" style:family="text">
      <style:text-properties fo:color="#444444" fo:font-size="10pt" style:font-size-asian="10pt" style:font-size-complex="10pt"/>
    </style:style>
    <style:style style:name="T181_53" style:family="text">
      <style:text-properties fo:color="#444444" fo:font-size="10pt" style:font-size-asian="10pt" style:font-size-complex="10pt"/>
    </style:style>
    <style:style style:name="T181_54" style:family="text">
      <style:text-properties fo:color="#444444" fo:font-size="10pt" style:font-size-asian="10pt" style:font-size-complex="10pt"/>
    </style:style>
    <style:style style:name="T181_55" style:family="text">
      <style:text-properties fo:color="#444444" fo:font-size="10pt" style:font-size-asian="10pt" style:font-size-complex="10pt"/>
    </style:style>
    <style:style style:name="T181_56" style:family="text">
      <style:text-properties fo:color="#444444" fo:font-size="10pt" style:font-size-asian="10pt" style:font-size-complex="10pt"/>
    </style:style>
    <style:style style:name="T181_57" style:family="text">
      <style:text-properties fo:color="#444444" fo:font-size="10pt" style:font-size-asian="10pt" style:font-size-complex="10pt"/>
    </style:style>
    <style:style style:name="T181_58" style:family="text">
      <style:text-properties fo:color="#444444" fo:font-size="10pt" style:font-size-asian="10pt" style:font-size-complex="10pt"/>
    </style:style>
    <style:style style:name="T181_59" style:family="text">
      <style:text-properties fo:color="#444444" fo:font-size="10pt" style:font-size-asian="10pt" style:font-size-complex="10pt"/>
    </style:style>
    <style:style style:name="T181_60" style:family="text">
      <style:text-properties fo:color="#444444" fo:font-size="10pt" style:font-size-asian="10pt" style:font-size-complex="10pt"/>
    </style:style>
    <style:style style:name="T181_61" style:family="text">
      <style:text-properties fo:color="#444444" fo:font-size="10pt" style:font-size-asian="10pt" style:font-size-complex="10pt"/>
    </style:style>
    <style:style style:name="T181_62" style:family="text">
      <style:text-properties fo:color="#444444" fo:font-size="10pt" style:font-size-asian="10pt" style:font-size-complex="10pt"/>
    </style:style>
    <style:style style:name="T181_63" style:family="text">
      <style:text-properties fo:color="#444444" fo:font-size="10pt" style:font-size-asian="10pt" style:font-size-complex="10pt"/>
    </style:style>
    <style:style style:name="T181_64" style:family="text">
      <style:text-properties fo:color="#444444" fo:font-size="10pt" style:font-size-asian="10pt" style:font-size-complex="10pt"/>
    </style:style>
    <style:style style:name="T181_65" style:family="text">
      <style:text-properties fo:color="#444444" fo:font-size="10pt" style:font-size-asian="10pt" style:font-size-complex="10pt"/>
    </style:style>
    <style:style style:name="T181_66" style:family="text">
      <style:text-properties fo:color="#444444" fo:font-size="10pt" style:font-size-asian="10pt" style:font-size-complex="10pt"/>
    </style:style>
    <style:style style:name="T181_67" style:family="text">
      <style:text-properties fo:color="#444444" fo:font-size="10pt" style:font-size-asian="10pt" style:font-size-complex="10pt"/>
    </style:style>
    <style:style style:name="T181_68" style:family="text">
      <style:text-properties fo:color="#444444" fo:font-size="10pt" style:font-size-asian="10pt" style:font-size-complex="10pt"/>
    </style:style>
    <style:style style:name="T181_69" style:family="text">
      <style:text-properties fo:color="#444444" fo:font-size="10pt" style:font-size-asian="10pt" style:font-size-complex="10pt"/>
    </style:style>
    <style:style style:name="T181_70" style:family="text">
      <style:text-properties fo:color="#444444" fo:font-size="10pt" style:font-size-asian="10pt" style:font-size-complex="10pt"/>
    </style:style>
    <style:style style:name="T181_71" style:family="text">
      <style:text-properties fo:color="#444444" fo:font-size="10pt" style:font-size-asian="10pt" style:font-size-complex="10pt"/>
    </style:style>
    <style:style style:name="T181_72" style:family="text">
      <style:text-properties fo:color="#444444" fo:font-size="10pt" style:font-size-asian="10pt" style:font-size-complex="10pt"/>
    </style:style>
    <style:style style:name="T181_73" style:family="text">
      <style:text-properties fo:color="#444444" fo:font-size="10pt" style:font-size-asian="10pt" style:font-size-complex="10pt"/>
    </style:style>
    <style:style style:name="T181_74" style:family="text">
      <style:text-properties fo:color="#444444" fo:font-size="10pt" style:font-size-asian="10pt" style:font-size-complex="10pt"/>
    </style:style>
    <style:style style:name="T181_75" style:family="text">
      <style:text-properties fo:color="#444444" fo:font-size="10pt" style:font-size-asian="10pt" style:font-size-complex="10pt"/>
    </style:style>
    <style:style style:name="T181_76" style:family="text">
      <style:text-properties fo:color="#444444" fo:font-size="10pt" style:font-size-asian="10pt" style:font-size-complex="10pt"/>
    </style:style>
    <style:style style:name="T181_77" style:family="text">
      <style:text-properties fo:color="#444444" fo:font-size="10pt" style:font-size-asian="10pt" style:font-size-complex="10pt"/>
    </style:style>
    <style:style style:name="T181_78" style:family="text">
      <style:text-properties fo:color="#444444" fo:font-size="10pt" style:font-size-asian="10pt" style:font-size-complex="10pt"/>
    </style:style>
    <style:style style:name="T181_79" style:family="text">
      <style:text-properties fo:color="#444444" fo:font-size="10pt" style:font-size-asian="10pt" style:font-size-complex="10pt"/>
    </style:style>
    <style:style style:name="T181_80" style:family="text">
      <style:text-properties fo:color="#444444" fo:font-size="10pt" style:font-size-asian="10pt" style:font-size-complex="10pt"/>
    </style:style>
    <style:style style:name="T181_81" style:family="text">
      <style:text-properties fo:color="#444444" fo:font-size="10pt" style:font-size-asian="10pt" style:font-size-complex="10pt"/>
    </style:style>
    <style:style style:name="T181_82" style:family="text">
      <style:text-properties fo:color="#444444" fo:font-size="10pt" style:font-size-asian="10pt" style:font-size-complex="10pt"/>
    </style:style>
    <style:style style:name="T181_83" style:family="text">
      <style:text-properties fo:color="#444444" fo:font-size="10pt" style:font-size-asian="10pt" style:font-size-complex="10pt"/>
    </style:style>
    <style:style style:name="T181_84" style:family="text">
      <style:text-properties fo:color="#444444" fo:font-size="10pt" style:font-size-asian="10pt" style:font-size-complex="10pt"/>
    </style:style>
    <style:style style:name="T181_85" style:family="text">
      <style:text-properties fo:color="#444444" fo:font-size="10pt" style:font-size-asian="10pt" style:font-size-complex="10pt"/>
    </style:style>
    <style:style style:name="T181_86" style:family="text">
      <style:text-properties fo:color="#444444" fo:font-size="10pt" style:font-size-asian="10pt" style:font-size-complex="10pt"/>
    </style:style>
    <style:style style:name="T181_87" style:family="text">
      <style:text-properties fo:color="#444444" fo:font-size="10pt" style:font-size-asian="10pt" style:font-size-complex="10pt"/>
    </style:style>
    <style:style style:name="T181_88" style:family="text">
      <style:text-properties fo:color="#444444" fo:font-size="10pt" style:font-size-asian="10pt" style:font-size-complex="10pt"/>
    </style:style>
    <style:style style:name="T181_89" style:family="text">
      <style:text-properties fo:color="#444444" fo:font-size="10pt" style:font-size-asian="10pt" style:font-size-complex="10pt"/>
    </style:style>
    <style:style style:name="T181_90" style:family="text">
      <style:text-properties fo:color="#444444" fo:font-size="10pt" style:font-size-asian="10pt" style:font-size-complex="10pt"/>
    </style:style>
    <style:style style:name="T181_91" style:family="text">
      <style:text-properties fo:color="#444444" fo:font-size="10pt" style:font-size-asian="10pt" style:font-size-complex="10pt"/>
    </style:style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>
      <style:text-properties fo:color="#444444" fo:font-size="10pt" style:font-size-asian="10pt" style:font-size-complex="10pt"/>
    </style:style>
    <style:style style:name="T182_2" style:family="text">
      <style:text-properties fo:color="#444444" fo:font-size="10pt" style:font-size-asian="10pt" style:font-size-complex="10pt"/>
    </style:style>
    <style:style style:name="T182_3" style:family="text">
      <style:text-properties fo:color="#444444" fo:font-size="10pt" style:font-size-asian="10pt" style:font-size-complex="10pt"/>
    </style:style>
    <style:style style:name="T182_4" style:family="text">
      <style:text-properties fo:color="#444444" fo:font-size="10pt" style:font-size-asian="10pt" style:font-size-complex="10pt"/>
    </style:style>
    <style:style style:name="T182_5" style:family="text">
      <style:text-properties fo:color="#444444" fo:font-size="10pt" style:font-size-asian="10pt" style:font-size-complex="10pt"/>
    </style:style>
    <style:style style:name="T182_6" style:family="text">
      <style:text-properties fo:color="#444444" fo:font-size="10pt" style:font-size-asian="10pt" style:font-size-complex="10pt"/>
    </style:style>
    <style:style style:name="T182_7" style:family="text">
      <style:text-properties fo:color="#444444" fo:font-size="10pt" style:font-size-asian="10pt" style:font-size-complex="10pt"/>
    </style:style>
    <style:style style:name="T182_8" style:family="text">
      <style:text-properties fo:color="#444444" fo:font-size="10pt" style:font-size-asian="10pt" style:font-size-complex="10pt"/>
    </style:style>
    <style:style style:name="T182_9" style:family="text">
      <style:text-properties fo:color="#444444" fo:font-size="10pt" style:font-size-asian="10pt" style:font-size-complex="10pt"/>
    </style:style>
    <style:style style:name="T182_10" style:family="text">
      <style:text-properties fo:color="#444444" fo:font-size="10pt" style:font-size-asian="10pt" style:font-size-complex="10pt"/>
    </style:style>
    <style:style style:name="T182_11" style:family="text">
      <style:text-properties fo:color="#444444" fo:font-size="10pt" style:font-size-asian="10pt" style:font-size-complex="10pt"/>
    </style:style>
    <style:style style:name="T182_12" style:family="text">
      <style:text-properties fo:color="#444444" fo:font-size="10pt" style:font-size-asian="10pt" style:font-size-complex="10pt"/>
    </style:style>
    <style:style style:name="T182_13" style:family="text">
      <style:text-properties fo:color="#444444" fo:font-size="10pt" style:font-size-asian="10pt" style:font-size-complex="10pt"/>
    </style:style>
    <style:style style:name="T182_14" style:family="text">
      <style:text-properties fo:color="#444444" fo:font-size="10pt" style:font-size-asian="10pt" style:font-size-complex="10pt"/>
    </style:style>
    <style:style style:name="T182_15" style:family="text">
      <style:text-properties fo:color="#444444" fo:font-size="10pt" style:font-size-asian="10pt" style:font-size-complex="10pt"/>
    </style:style>
    <style:style style:name="T182_16" style:family="text">
      <style:text-properties fo:color="#444444" fo:font-size="10pt" style:font-size-asian="10pt" style:font-size-complex="10pt"/>
    </style:style>
    <style:style style:name="T182_17" style:family="text">
      <style:text-properties fo:color="#444444" fo:font-size="10pt" style:font-size-asian="10pt" style:font-size-complex="10pt"/>
    </style:style>
    <style:style style:name="T182_18" style:family="text">
      <style:text-properties fo:color="#444444" fo:font-size="10pt" style:font-size-asian="10pt" style:font-size-complex="10pt"/>
    </style:style>
    <style:style style:name="T182_19" style:family="text">
      <style:text-properties fo:color="#444444" fo:font-size="10pt" style:font-size-asian="10pt" style:font-size-complex="10pt"/>
    </style:style>
    <style:style style:name="T182_20" style:family="text">
      <style:text-properties fo:color="#444444" fo:font-size="10pt" style:font-size-asian="10pt" style:font-size-complex="10pt"/>
    </style:style>
    <style:style style:name="T182_21" style:family="text">
      <style:text-properties fo:color="#444444" fo:font-size="10pt" style:font-size-asian="10pt" style:font-size-complex="10pt"/>
    </style:style>
    <style:style style:name="T182_22" style:family="text">
      <style:text-properties fo:color="#444444" fo:font-size="10pt" style:font-size-asian="10pt" style:font-size-complex="10pt"/>
    </style:style>
    <style:style style:name="T182_23" style:family="text">
      <style:text-properties fo:color="#444444" fo:font-size="10pt" style:font-size-asian="10pt" style:font-size-complex="10pt"/>
    </style:style>
    <style:style style:name="T182_24" style:family="text">
      <style:text-properties fo:color="#444444" fo:font-size="10pt" style:font-size-asian="10pt" style:font-size-complex="10pt"/>
    </style:style>
    <style:style style:name="T182_25" style:family="text">
      <style:text-properties fo:color="#444444" fo:font-size="10pt" style:font-size-asian="10pt" style:font-size-complex="10pt"/>
    </style:style>
    <style:style style:name="T182_26" style:family="text">
      <style:text-properties fo:color="#444444" fo:font-size="10pt" style:font-size-asian="10pt" style:font-size-complex="10pt"/>
    </style:style>
    <style:style style:name="T182_27" style:family="text">
      <style:text-properties fo:color="#444444" fo:font-size="10pt" style:font-size-asian="10pt" style:font-size-complex="10pt"/>
    </style:style>
    <style:style style:name="T182_28" style:family="text">
      <style:text-properties fo:color="#444444" fo:font-size="10pt" style:font-size-asian="10pt" style:font-size-complex="10pt"/>
    </style:style>
    <style:style style:name="T182_29" style:family="text">
      <style:text-properties fo:color="#444444" fo:font-size="10pt" style:font-size-asian="10pt" style:font-size-complex="10pt"/>
    </style:style>
    <style:style style:name="T182_30" style:family="text">
      <style:text-properties fo:color="#444444" fo:font-size="10pt" style:font-size-asian="10pt" style:font-size-complex="10pt"/>
    </style:style>
    <style:style style:name="T182_31" style:family="text">
      <style:text-properties fo:color="#444444" fo:font-size="10pt" style:font-size-asian="10pt" style:font-size-complex="10pt"/>
    </style:style>
    <style:style style:name="T182_32" style:family="text">
      <style:text-properties fo:color="#444444" fo:font-size="10pt" style:font-size-asian="10pt" style:font-size-complex="10pt"/>
    </style:style>
    <style:style style:name="T182_33" style:family="text">
      <style:text-properties fo:color="#444444" fo:font-size="10pt" style:font-size-asian="10pt" style:font-size-complex="10pt"/>
    </style:style>
    <style:style style:name="T182_34" style:family="text">
      <style:text-properties fo:color="#444444" fo:font-size="10pt" style:font-size-asian="10pt" style:font-size-complex="10pt"/>
    </style:style>
    <style:style style:name="T182_35" style:family="text">
      <style:text-properties fo:color="#444444" fo:font-size="10pt" style:font-size-asian="10pt" style:font-size-complex="10pt"/>
    </style:style>
    <style:style style:name="T182_36" style:family="text">
      <style:text-properties fo:color="#444444" fo:font-size="10pt" style:font-size-asian="10pt" style:font-size-complex="10pt"/>
    </style:style>
    <style:style style:name="T182_37" style:family="text">
      <style:text-properties fo:color="#444444" fo:font-size="10pt" style:font-size-asian="10pt" style:font-size-complex="10pt"/>
    </style:style>
    <style:style style:name="T182_38" style:family="text">
      <style:text-properties fo:color="#444444" fo:font-size="10pt" style:font-size-asian="10pt" style:font-size-complex="10pt"/>
    </style:style>
    <style:style style:name="T182_39" style:family="text">
      <style:text-properties fo:color="#444444" fo:font-size="10pt" style:font-size-asian="10pt" style:font-size-complex="10pt"/>
    </style:style>
    <style:style style:name="T182_40" style:family="text">
      <style:text-properties fo:color="#444444" fo:font-size="10pt" style:font-size-asian="10pt" style:font-size-complex="10pt"/>
    </style:style>
    <style:style style:name="T182_41" style:family="text">
      <style:text-properties fo:color="#444444" fo:font-size="10pt" style:font-size-asian="10pt" style:font-size-complex="10pt"/>
    </style:style>
    <style:style style:name="T182_42" style:family="text">
      <style:text-properties fo:color="#444444" fo:font-size="10pt" style:font-size-asian="10pt" style:font-size-complex="10pt"/>
    </style:style>
    <style:style style:name="T182_43" style:family="text">
      <style:text-properties fo:color="#444444" fo:font-size="10pt" style:font-size-asian="10pt" style:font-size-complex="10pt"/>
    </style:style>
    <style:style style:name="T182_44" style:family="text">
      <style:text-properties fo:color="#444444" fo:font-size="10pt" style:font-size-asian="10pt" style:font-size-complex="10pt"/>
    </style:style>
    <style:style style:name="T182_45" style:family="text">
      <style:text-properties fo:color="#444444" fo:font-size="10pt" style:font-size-asian="10pt" style:font-size-complex="10pt"/>
    </style:style>
    <style:style style:name="T182_46" style:family="text">
      <style:text-properties fo:color="#444444" fo:font-size="10pt" style:font-size-asian="10pt" style:font-size-complex="10pt"/>
    </style:style>
    <style:style style:name="T182_47" style:family="text">
      <style:text-properties fo:color="#444444" fo:font-size="10pt" style:font-size-asian="10pt" style:font-size-complex="10pt"/>
    </style:style>
    <style:style style:name="T182_48" style:family="text">
      <style:text-properties fo:color="#444444" fo:font-size="10pt" style:font-size-asian="10pt" style:font-size-complex="10pt"/>
    </style:style>
    <style:style style:name="P183" style:family="paragraph" style:parent-style-name="Standard">
      <style:paragraph-properties fo:break-before="auto" fo:line-height="115%" fo:margin-top="0cm" fo:margin-bottom="0cm" style:writing-mode="lr-tb"/>
    </style:style>
    <style:style style:name="T183_1" style:family="text">
      <style:text-properties fo:color="#444444" fo:font-size="10pt" style:font-size-asian="10pt" style:font-size-complex="10pt"/>
    </style:style>
    <style:style style:name="T183_2" style:family="text">
      <style:text-properties fo:color="#444444" fo:font-size="10pt" style:font-size-asian="10pt" style:font-size-complex="10pt"/>
    </style:style>
    <style:style style:name="T183_3" style:family="text">
      <style:text-properties fo:color="#444444" fo:font-size="10pt" style:font-size-asian="10pt" style:font-size-complex="10pt"/>
    </style:style>
    <style:style style:name="T183_4" style:family="text">
      <style:text-properties fo:color="#444444" fo:font-size="10pt" style:font-size-asian="10pt" style:font-size-complex="10pt"/>
    </style:style>
    <style:style style:name="T183_5" style:family="text">
      <style:text-properties fo:color="#444444" fo:font-size="10pt" style:font-size-asian="10pt" style:font-size-complex="10pt"/>
    </style:style>
    <style:style style:name="T183_6" style:family="text">
      <style:text-properties fo:color="#444444" fo:font-size="10pt" style:font-size-asian="10pt" style:font-size-complex="10pt"/>
    </style:style>
    <style:style style:name="T183_7" style:family="text">
      <style:text-properties fo:color="#444444" fo:font-size="10pt" style:font-size-asian="10pt" style:font-size-complex="10pt"/>
    </style:style>
    <style:style style:name="T183_8" style:family="text">
      <style:text-properties fo:color="#444444" fo:font-size="10pt" style:font-size-asian="10pt" style:font-size-complex="10pt"/>
    </style:style>
    <style:style style:name="T183_9" style:family="text">
      <style:text-properties fo:color="#444444" fo:font-size="10pt" style:font-size-asian="10pt" style:font-size-complex="10pt"/>
    </style:style>
    <style:style style:name="T183_10" style:family="text">
      <style:text-properties fo:color="#444444" fo:font-size="10pt" style:font-size-asian="10pt" style:font-size-complex="10pt"/>
    </style:style>
    <style:style style:name="T183_11" style:family="text">
      <style:text-properties fo:color="#444444" fo:font-size="10pt" style:font-size-asian="10pt" style:font-size-complex="10pt"/>
    </style:style>
    <style:style style:name="T183_12" style:family="text">
      <style:text-properties fo:color="#444444" fo:font-size="10pt" style:font-size-asian="10pt" style:font-size-complex="10pt"/>
    </style:style>
    <style:style style:name="T183_13" style:family="text">
      <style:text-properties fo:color="#444444" fo:font-size="10pt" style:font-size-asian="10pt" style:font-size-complex="10pt"/>
    </style:style>
    <style:style style:name="T183_14" style:family="text">
      <style:text-properties fo:color="#444444" fo:font-size="10pt" style:font-size-asian="10pt" style:font-size-complex="10pt"/>
    </style:style>
    <style:style style:name="T183_15" style:family="text">
      <style:text-properties fo:color="#444444" fo:font-size="10pt" style:font-size-asian="10pt" style:font-size-complex="10pt"/>
    </style:style>
    <style:style style:name="T183_16" style:family="text">
      <style:text-properties fo:color="#444444" fo:font-size="10pt" style:font-size-asian="10pt" style:font-size-complex="10pt"/>
    </style:style>
    <style:style style:name="T183_17" style:family="text">
      <style:text-properties fo:color="#444444" fo:font-size="10pt" style:font-size-asian="10pt" style:font-size-complex="10pt"/>
    </style:style>
    <style:style style:name="T183_18" style:family="text">
      <style:text-properties fo:color="#444444" fo:font-size="10pt" style:font-size-asian="10pt" style:font-size-complex="10pt"/>
    </style:style>
    <style:style style:name="T183_19" style:family="text">
      <style:text-properties fo:color="#444444" fo:font-size="10pt" style:font-size-asian="10pt" style:font-size-complex="10pt"/>
    </style:style>
    <style:style style:name="T183_20" style:family="text">
      <style:text-properties fo:color="#444444" fo:font-size="10pt" style:font-size-asian="10pt" style:font-size-complex="10pt"/>
    </style:style>
    <style:style style:name="T183_21" style:family="text">
      <style:text-properties fo:color="#444444" fo:font-size="10pt" style:font-size-asian="10pt" style:font-size-complex="10pt"/>
    </style:style>
    <style:style style:name="T183_22" style:family="text">
      <style:text-properties fo:color="#444444" fo:font-size="10pt" style:font-size-asian="10pt" style:font-size-complex="10pt"/>
    </style:style>
    <style:style style:name="T183_23" style:family="text">
      <style:text-properties fo:color="#444444" fo:font-size="10pt" style:font-size-asian="10pt" style:font-size-complex="10pt"/>
    </style:style>
    <style:style style:name="T183_24" style:family="text">
      <style:text-properties fo:color="#444444" fo:font-size="10pt" style:font-size-asian="10pt" style:font-size-complex="10pt"/>
    </style:style>
    <style:style style:name="T183_25" style:family="text">
      <style:text-properties fo:color="#444444" fo:font-size="10pt" style:font-size-asian="10pt" style:font-size-complex="10pt"/>
    </style:style>
    <style:style style:name="T183_26" style:family="text">
      <style:text-properties fo:color="#444444" fo:font-size="10pt" style:font-size-asian="10pt" style:font-size-complex="10pt"/>
    </style:style>
    <style:style style:name="T183_27" style:family="text">
      <style:text-properties fo:color="#444444" fo:font-size="10pt" style:font-size-asian="10pt" style:font-size-complex="10pt"/>
    </style:style>
    <style:style style:name="T183_28" style:family="text">
      <style:text-properties fo:color="#444444" fo:font-size="10pt" style:font-size-asian="10pt" style:font-size-complex="10pt"/>
    </style:style>
    <style:style style:name="T183_29" style:family="text">
      <style:text-properties fo:color="#444444" fo:font-size="10pt" style:font-size-asian="10pt" style:font-size-complex="10pt"/>
    </style:style>
    <style:style style:name="T183_30" style:family="text">
      <style:text-properties fo:color="#444444" fo:font-size="10pt" style:font-size-asian="10pt" style:font-size-complex="10pt"/>
    </style:style>
    <style:style style:name="T183_31" style:family="text">
      <style:text-properties fo:color="#444444" fo:font-size="10pt" style:font-size-asian="10pt" style:font-size-complex="10pt"/>
    </style:style>
    <style:style style:name="T183_32" style:family="text">
      <style:text-properties fo:color="#444444" fo:font-size="10pt" style:font-size-asian="10pt" style:font-size-complex="10pt"/>
    </style:style>
    <style:style style:name="T183_33" style:family="text">
      <style:text-properties fo:color="#444444" fo:font-size="10pt" style:font-size-asian="10pt" style:font-size-complex="10pt"/>
    </style:style>
    <style:style style:name="T183_34" style:family="text">
      <style:text-properties fo:color="#444444" fo:font-size="10pt" style:font-size-asian="10pt" style:font-size-complex="10pt"/>
    </style:style>
    <style:style style:name="T183_35" style:family="text">
      <style:text-properties fo:color="#444444" fo:font-size="10pt" style:font-size-asian="10pt" style:font-size-complex="10pt"/>
    </style:style>
    <style:style style:name="T183_36" style:family="text">
      <style:text-properties fo:color="#444444" fo:font-size="10pt" style:font-size-asian="10pt" style:font-size-complex="10pt"/>
    </style:style>
    <style:style style:name="T183_37" style:family="text">
      <style:text-properties fo:color="#444444" fo:font-size="10pt" style:font-size-asian="10pt" style:font-size-complex="10pt"/>
    </style:style>
    <style:style style:name="T183_38" style:family="text">
      <style:text-properties fo:color="#444444" fo:font-size="10pt" style:font-size-asian="10pt" style:font-size-complex="10pt"/>
    </style:style>
    <style:style style:name="T183_39" style:family="text">
      <style:text-properties fo:color="#444444" fo:font-size="10pt" style:font-size-asian="10pt" style:font-size-complex="10pt"/>
    </style:style>
    <style:style style:name="T183_40" style:family="text">
      <style:text-properties fo:color="#444444" fo:font-size="10pt" style:font-size-asian="10pt" style:font-size-complex="10pt"/>
    </style:style>
    <style:style style:name="T183_41" style:family="text">
      <style:text-properties fo:color="#444444" fo:font-size="10pt" style:font-size-asian="10pt" style:font-size-complex="10pt"/>
    </style:style>
    <style:style style:name="T183_42" style:family="text">
      <style:text-properties fo:color="#444444" fo:font-size="10pt" style:font-size-asian="10pt" style:font-size-complex="10pt"/>
    </style:style>
    <style:style style:name="T183_43" style:family="text">
      <style:text-properties fo:color="#444444" fo:font-size="10pt" style:font-size-asian="10pt" style:font-size-complex="10pt"/>
    </style:style>
    <style:style style:name="T183_44" style:family="text">
      <style:text-properties fo:color="#444444" fo:font-size="10pt" style:font-size-asian="10pt" style:font-size-complex="10pt"/>
    </style:style>
    <style:style style:name="T183_45" style:family="text">
      <style:text-properties fo:color="#444444" fo:font-size="10pt" style:font-size-asian="10pt" style:font-size-complex="10pt"/>
    </style:style>
    <style:style style:name="T183_46" style:family="text">
      <style:text-properties fo:color="#444444" fo:font-size="10pt" style:font-size-asian="10pt" style:font-size-complex="10pt"/>
    </style:style>
    <style:style style:name="T183_47" style:family="text">
      <style:text-properties fo:color="#444444" fo:font-size="10pt" style:font-size-asian="10pt" style:font-size-complex="10pt"/>
    </style:style>
    <style:style style:name="T183_48" style:family="text">
      <style:text-properties fo:color="#444444" fo:font-size="10pt" style:font-size-asian="10pt" style:font-size-complex="10pt"/>
    </style:style>
    <style:style style:name="T183_49" style:family="text">
      <style:text-properties fo:color="#444444" fo:font-size="10pt" style:font-size-asian="10pt" style:font-size-complex="10pt"/>
    </style:style>
    <style:style style:name="T183_50" style:family="text">
      <style:text-properties fo:color="#444444" fo:font-size="10pt" style:font-size-asian="10pt" style:font-size-complex="10pt"/>
    </style:style>
    <style:style style:name="T183_51" style:family="text">
      <style:text-properties fo:color="#444444" fo:font-size="10pt" style:font-size-asian="10pt" style:font-size-complex="10pt"/>
    </style:style>
    <style:style style:name="T183_52" style:family="text">
      <style:text-properties fo:color="#444444" fo:font-size="10pt" style:font-size-asian="10pt" style:font-size-complex="10pt"/>
    </style:style>
    <style:style style:name="T183_53" style:family="text">
      <style:text-properties fo:color="#444444" fo:font-size="10pt" style:font-size-asian="10pt" style:font-size-complex="10pt"/>
    </style:style>
    <style:style style:name="T183_54" style:family="text">
      <style:text-properties fo:color="#444444" fo:font-size="10pt" style:font-size-asian="10pt" style:font-size-complex="10pt"/>
    </style:style>
    <style:style style:name="T183_55" style:family="text">
      <style:text-properties fo:color="#444444" fo:font-size="10pt" style:font-size-asian="10pt" style:font-size-complex="10pt"/>
    </style:style>
    <style:style style:name="T183_56" style:family="text">
      <style:text-properties fo:color="#444444" fo:font-size="10pt" style:font-size-asian="10pt" style:font-size-complex="10pt"/>
    </style:style>
    <style:style style:name="P184" style:family="paragraph" style:parent-style-name="Standard">
      <style:paragraph-properties fo:break-before="auto" fo:line-height="115%" style:writing-mode="lr-tb"/>
      <style:text-properties fo:color="#444444" fo:font-size="10pt" style:font-size-asian="10pt" style:font-size-complex="10pt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5_2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5_3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5_4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5_5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5_6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5_7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5_8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5_9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5_10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5_11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5_12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>
      <style:text-properties fo:color="#444444" fo:font-size="10pt" style:font-size-asian="10pt" style:font-size-complex="10pt"/>
    </style:style>
    <style:style style:name="T186_2" style:family="text">
      <style:text-properties fo:color="#444444" fo:font-size="10pt" style:font-size-asian="10pt" style:font-size-complex="10pt"/>
    </style:style>
    <style:style style:name="T186_3" style:family="text">
      <style:text-properties fo:color="#444444" fo:font-size="10pt" style:font-size-asian="10pt" style:font-size-complex="10pt"/>
    </style:style>
    <style:style style:name="T186_4" style:family="text">
      <style:text-properties fo:color="#444444" fo:font-size="10pt" style:font-size-asian="10pt" style:font-size-complex="10pt"/>
    </style:style>
    <style:style style:name="T186_5" style:family="text">
      <style:text-properties fo:color="#444444" fo:font-size="10pt" style:font-size-asian="10pt" style:font-size-complex="10pt"/>
    </style:style>
    <style:style style:name="T186_6" style:family="text">
      <style:text-properties fo:color="#444444" fo:font-size="10pt" style:font-size-asian="10pt" style:font-size-complex="10pt"/>
    </style:style>
    <style:style style:name="T186_7" style:family="text">
      <style:text-properties fo:color="#444444" fo:font-size="10pt" style:font-size-asian="10pt" style:font-size-complex="10pt"/>
    </style:style>
    <style:style style:name="T186_8" style:family="text">
      <style:text-properties fo:color="#444444" fo:font-size="10pt" style:font-size-asian="10pt" style:font-size-complex="10pt"/>
    </style:style>
    <style:style style:name="T186_9" style:family="text">
      <style:text-properties fo:color="#444444" fo:font-size="10pt" style:font-size-asian="10pt" style:font-size-complex="10pt"/>
    </style:style>
    <style:style style:name="T186_10" style:family="text">
      <style:text-properties fo:color="#444444" fo:font-size="10pt" style:font-size-asian="10pt" style:font-size-complex="10pt"/>
    </style:style>
    <style:style style:name="T186_11" style:family="text">
      <style:text-properties fo:color="#444444" fo:font-size="10pt" style:font-size-asian="10pt" style:font-size-complex="10pt"/>
    </style:style>
    <style:style style:name="T186_12" style:family="text">
      <style:text-properties fo:color="#444444" fo:font-size="10pt" style:font-size-asian="10pt" style:font-size-complex="10pt"/>
    </style:style>
    <style:style style:name="T186_13" style:family="text">
      <style:text-properties fo:color="#444444" fo:font-size="10pt" style:font-size-asian="10pt" style:font-size-complex="10pt"/>
    </style:style>
    <style:style style:name="T186_14" style:family="text">
      <style:text-properties fo:color="#444444" fo:font-size="10pt" style:font-size-asian="10pt" style:font-size-complex="10pt"/>
    </style:style>
    <style:style style:name="T186_15" style:family="text">
      <style:text-properties fo:color="#444444" fo:font-size="10pt" style:font-size-asian="10pt" style:font-size-complex="10pt"/>
    </style:style>
    <style:style style:name="T186_16" style:family="text">
      <style:text-properties fo:color="#444444" fo:font-size="10pt" style:font-size-asian="10pt" style:font-size-complex="10pt"/>
    </style:style>
    <style:style style:name="T186_17" style:family="text">
      <style:text-properties fo:color="#444444" fo:font-size="10pt" style:font-size-asian="10pt" style:font-size-complex="10pt"/>
    </style:style>
    <style:style style:name="T186_18" style:family="text">
      <style:text-properties fo:color="#444444" fo:font-size="10pt" style:font-size-asian="10pt" style:font-size-complex="10pt"/>
    </style:style>
    <style:style style:name="T186_19" style:family="text">
      <style:text-properties fo:color="#444444" fo:font-size="10pt" style:font-size-asian="10pt" style:font-size-complex="10pt"/>
    </style:style>
    <style:style style:name="T186_20" style:family="text">
      <style:text-properties fo:color="#444444" fo:font-size="10pt" style:font-size-asian="10pt" style:font-size-complex="10pt"/>
    </style:style>
    <style:style style:name="T186_21" style:family="text">
      <style:text-properties fo:color="#444444" fo:font-size="10pt" style:font-size-asian="10pt" style:font-size-complex="10pt"/>
    </style:style>
    <style:style style:name="T186_22" style:family="text">
      <style:text-properties fo:color="#444444" fo:font-size="10pt" style:font-size-asian="10pt" style:font-size-complex="10pt"/>
    </style:style>
    <style:style style:name="T186_23" style:family="text">
      <style:text-properties fo:color="#444444" fo:font-size="10pt" style:font-size-asian="10pt" style:font-size-complex="10pt"/>
    </style:style>
    <style:style style:name="T186_24" style:family="text">
      <style:text-properties fo:color="#444444" fo:font-size="10pt" style:font-size-asian="10pt" style:font-size-complex="10pt"/>
    </style:style>
    <style:style style:name="T186_25" style:family="text">
      <style:text-properties fo:color="#444444" fo:font-size="10pt" style:font-size-asian="10pt" style:font-size-complex="10pt"/>
    </style:style>
    <style:style style:name="T186_26" style:family="text">
      <style:text-properties fo:color="#444444" fo:font-size="10pt" style:font-size-asian="10pt" style:font-size-complex="10pt"/>
    </style:style>
    <style:style style:name="T186_27" style:family="text">
      <style:text-properties fo:color="#444444" fo:font-size="10pt" style:font-size-asian="10pt" style:font-size-complex="10pt"/>
    </style:style>
    <style:style style:name="T186_28" style:family="text">
      <style:text-properties fo:color="#444444" fo:font-size="10pt" style:font-size-asian="10pt" style:font-size-complex="10pt"/>
    </style:style>
    <style:style style:name="T186_29" style:family="text">
      <style:text-properties fo:color="#444444" fo:font-size="10pt" style:font-size-asian="10pt" style:font-size-complex="10pt"/>
    </style:style>
    <style:style style:name="T186_30" style:family="text">
      <style:text-properties fo:color="#444444" fo:font-size="10pt" style:font-size-asian="10pt" style:font-size-complex="10pt"/>
    </style:style>
    <style:style style:name="T186_31" style:family="text">
      <style:text-properties fo:color="#444444" fo:font-size="10pt" style:font-size-asian="10pt" style:font-size-complex="10pt"/>
    </style:style>
    <style:style style:name="T186_32" style:family="text">
      <style:text-properties fo:color="#444444" fo:font-size="10pt" style:font-size-asian="10pt" style:font-size-complex="10pt"/>
    </style:style>
    <style:style style:name="T186_33" style:family="text">
      <style:text-properties fo:color="#444444" fo:font-size="10pt" style:font-size-asian="10pt" style:font-size-complex="10pt"/>
    </style:style>
    <style:style style:name="T186_34" style:family="text">
      <style:text-properties fo:color="#444444" fo:font-size="10pt" style:font-size-asian="10pt" style:font-size-complex="10pt"/>
    </style:style>
    <style:style style:name="T186_35" style:family="text">
      <style:text-properties fo:color="#444444" fo:font-size="10pt" style:font-size-asian="10pt" style:font-size-complex="10pt"/>
    </style:style>
    <style:style style:name="T186_36" style:family="text">
      <style:text-properties fo:color="#444444" fo:font-size="10pt" style:font-size-asian="10pt" style:font-size-complex="10pt"/>
    </style:style>
    <style:style style:name="T186_37" style:family="text">
      <style:text-properties fo:color="#444444" fo:font-size="10pt" style:font-size-asian="10pt" style:font-size-complex="10pt"/>
    </style:style>
    <style:style style:name="T186_38" style:family="text">
      <style:text-properties fo:color="#444444" fo:font-size="10pt" style:font-size-asian="10pt" style:font-size-complex="10pt"/>
    </style:style>
    <style:style style:name="T186_39" style:family="text">
      <style:text-properties fo:color="#444444" fo:font-size="10pt" style:font-size-asian="10pt" style:font-size-complex="10pt"/>
    </style:style>
    <style:style style:name="T186_40" style:family="text">
      <style:text-properties fo:color="#444444" fo:font-size="10pt" style:font-size-asian="10pt" style:font-size-complex="10pt"/>
    </style:style>
    <style:style style:name="T186_41" style:family="text">
      <style:text-properties fo:color="#444444" fo:font-size="10pt" style:font-size-asian="10pt" style:font-size-complex="10pt"/>
    </style:style>
    <style:style style:name="T186_42" style:family="text">
      <style:text-properties fo:color="#444444" fo:font-size="10pt" style:font-size-asian="10pt" style:font-size-complex="10pt"/>
    </style:style>
    <style:style style:name="T186_43" style:family="text">
      <style:text-properties fo:color="#444444" fo:font-size="10pt" style:font-size-asian="10pt" style:font-size-complex="10pt"/>
    </style:style>
    <style:style style:name="T186_44" style:family="text">
      <style:text-properties fo:color="#444444" fo:font-size="10pt" style:font-size-asian="10pt" style:font-size-complex="10pt"/>
    </style:style>
    <style:style style:name="T186_45" style:family="text">
      <style:text-properties fo:color="#444444" fo:font-size="10pt" style:font-size-asian="10pt" style:font-size-complex="10pt"/>
    </style:style>
    <style:style style:name="T186_46" style:family="text">
      <style:text-properties fo:color="#444444" fo:font-size="10pt" style:font-size-asian="10pt" style:font-size-complex="10pt"/>
    </style:style>
    <style:style style:name="T186_47" style:family="text">
      <style:text-properties fo:color="#444444" fo:font-size="10pt" style:font-size-asian="10pt" style:font-size-complex="10pt"/>
    </style:style>
    <style:style style:name="T186_48" style:family="text">
      <style:text-properties fo:color="#444444" fo:font-size="10pt" style:font-size-asian="10pt" style:font-size-complex="10pt"/>
    </style:style>
    <style:style style:name="T186_49" style:family="text">
      <style:text-properties fo:color="#444444" fo:font-size="10pt" style:font-size-asian="10pt" style:font-size-complex="10pt"/>
    </style:style>
    <style:style style:name="T186_50" style:family="text">
      <style:text-properties fo:color="#444444" fo:font-size="10pt" style:font-size-asian="10pt" style:font-size-complex="10pt"/>
    </style:style>
    <style:style style:name="T186_51" style:family="text">
      <style:text-properties fo:color="#444444" fo:font-size="10pt" style:font-size-asian="10pt" style:font-size-complex="10pt"/>
    </style:style>
    <style:style style:name="T186_52" style:family="text">
      <style:text-properties fo:color="#444444" fo:font-size="10pt" style:font-size-asian="10pt" style:font-size-complex="10pt"/>
    </style:style>
    <style:style style:name="T186_53" style:family="text">
      <style:text-properties fo:color="#444444" fo:font-size="10pt" style:font-size-asian="10pt" style:font-size-complex="10pt"/>
    </style:style>
    <style:style style:name="T186_54" style:family="text">
      <style:text-properties fo:color="#444444" fo:font-size="10pt" style:font-size-asian="10pt" style:font-size-complex="10pt"/>
    </style:style>
    <style:style style:name="T186_55" style:family="text">
      <style:text-properties fo:color="#444444" fo:font-size="10pt" style:font-size-asian="10pt" style:font-size-complex="10pt"/>
    </style:style>
    <style:style style:name="T186_56" style:family="text">
      <style:text-properties fo:color="#444444" fo:font-size="10pt" style:font-size-asian="10pt" style:font-size-complex="10pt"/>
    </style:style>
    <style:style style:name="T186_57" style:family="text">
      <style:text-properties fo:color="#444444" fo:font-size="10pt" style:font-size-asian="10pt" style:font-size-complex="10pt"/>
    </style:style>
    <style:style style:name="T186_58" style:family="text">
      <style:text-properties fo:color="#444444" fo:font-size="10pt" style:font-size-asian="10pt" style:font-size-complex="10pt"/>
    </style:style>
    <style:style style:name="T186_59" style:family="text">
      <style:text-properties fo:color="#444444" fo:font-size="10pt" style:font-size-asian="10pt" style:font-size-complex="10pt"/>
    </style:style>
    <style:style style:name="T186_60" style:family="text">
      <style:text-properties fo:color="#444444" fo:font-size="10pt" style:font-size-asian="10pt" style:font-size-complex="10pt"/>
    </style:style>
    <style:style style:name="T186_61" style:family="text">
      <style:text-properties fo:color="#444444" fo:font-size="10pt" style:font-size-asian="10pt" style:font-size-complex="10pt"/>
    </style:style>
    <style:style style:name="T186_62" style:family="text">
      <style:text-properties fo:color="#444444" fo:font-size="10pt" style:font-size-asian="10pt" style:font-size-complex="10pt"/>
    </style:style>
    <style:style style:name="T186_63" style:family="text">
      <style:text-properties fo:color="#444444" fo:font-size="10pt" style:font-size-asian="10pt" style:font-size-complex="10pt"/>
    </style:style>
    <style:style style:name="T186_64" style:family="text">
      <style:text-properties fo:color="#444444" fo:font-size="10pt" style:font-size-asian="10pt" style:font-size-complex="10pt"/>
    </style:style>
    <style:style style:name="T186_65" style:family="text">
      <style:text-properties fo:color="#444444" fo:font-size="10pt" style:font-size-asian="10pt" style:font-size-complex="10pt"/>
    </style:style>
    <style:style style:name="T186_66" style:family="text">
      <style:text-properties fo:color="#444444" fo:font-size="10pt" style:font-size-asian="10pt" style:font-size-complex="10pt"/>
    </style:style>
    <style:style style:name="T186_67" style:family="text">
      <style:text-properties fo:color="#444444" fo:font-size="10pt" style:font-size-asian="10pt" style:font-size-complex="10pt"/>
    </style:style>
    <style:style style:name="T186_68" style:family="text">
      <style:text-properties fo:color="#444444" fo:font-size="10pt" style:font-size-asian="10pt" style:font-size-complex="10pt"/>
    </style:style>
    <style:style style:name="T186_69" style:family="text">
      <style:text-properties fo:color="#444444" fo:font-size="10pt" style:font-size-asian="10pt" style:font-size-complex="10pt"/>
    </style:style>
    <style:style style:name="T186_70" style:family="text">
      <style:text-properties fo:color="#444444" fo:font-size="10pt" style:font-size-asian="10pt" style:font-size-complex="10pt"/>
    </style:style>
    <style:style style:name="T186_71" style:family="text">
      <style:text-properties fo:color="#444444" fo:font-size="10pt" style:font-size-asian="10pt" style:font-size-complex="10pt"/>
    </style:style>
    <style:style style:name="T186_72" style:family="text">
      <style:text-properties fo:color="#444444" fo:font-size="10pt" style:font-size-asian="10pt" style:font-size-complex="10pt"/>
    </style:style>
    <style:style style:name="T186_73" style:family="text">
      <style:text-properties fo:color="#444444" fo:font-size="10pt" style:font-size-asian="10pt" style:font-size-complex="10pt"/>
    </style:style>
    <style:style style:name="T186_74" style:family="text">
      <style:text-properties fo:color="#444444" fo:font-size="10pt" style:font-size-asian="10pt" style:font-size-complex="10pt"/>
    </style:style>
    <style:style style:name="T186_75" style:family="text">
      <style:text-properties fo:color="#444444" fo:font-size="10pt" style:font-size-asian="10pt" style:font-size-complex="10pt"/>
    </style:style>
    <style:style style:name="T186_76" style:family="text">
      <style:text-properties fo:color="#444444" fo:font-size="10pt" style:font-size-asian="10pt" style:font-size-complex="10pt"/>
    </style:style>
    <style:style style:name="T186_77" style:family="text">
      <style:text-properties fo:color="#444444" fo:font-size="10pt" style:font-size-asian="10pt" style:font-size-complex="10pt"/>
    </style:style>
    <style:style style:name="T186_78" style:family="text">
      <style:text-properties fo:color="#444444" fo:font-size="10pt" style:font-size-asian="10pt" style:font-size-complex="10pt"/>
    </style:style>
    <style:style style:name="T186_79" style:family="text">
      <style:text-properties fo:color="#444444" fo:font-size="10pt" style:font-size-asian="10pt" style:font-size-complex="10pt"/>
    </style:style>
    <style:style style:name="T186_80" style:family="text">
      <style:text-properties fo:color="#444444" fo:font-size="10pt" style:font-size-asian="10pt" style:font-size-complex="10pt"/>
    </style:style>
    <style:style style:name="T186_81" style:family="text">
      <style:text-properties fo:color="#444444" fo:font-size="10pt" style:font-size-asian="10pt" style:font-size-complex="10pt"/>
    </style:style>
    <style:style style:name="T186_82" style:family="text">
      <style:text-properties fo:color="#444444" fo:font-size="10pt" style:font-size-asian="10pt" style:font-size-complex="10pt"/>
    </style:style>
    <style:style style:name="T186_83" style:family="text">
      <style:text-properties fo:color="#444444" fo:font-size="10pt" style:font-size-asian="10pt" style:font-size-complex="10pt"/>
    </style:style>
    <style:style style:name="T186_84" style:family="text">
      <style:text-properties fo:color="#444444" fo:font-size="10pt" style:font-size-asian="10pt" style:font-size-complex="10pt"/>
    </style:style>
    <style:style style:name="T186_85" style:family="text">
      <style:text-properties fo:color="#444444" fo:font-size="10pt" style:font-size-asian="10pt" style:font-size-complex="10pt"/>
    </style:style>
    <style:style style:name="T186_86" style:family="text">
      <style:text-properties fo:color="#444444" fo:font-size="10pt" style:font-size-asian="10pt" style:font-size-complex="10pt"/>
    </style:style>
    <style:style style:name="T186_87" style:family="text">
      <style:text-properties fo:color="#444444" fo:font-size="10pt" style:font-size-asian="10pt" style:font-size-complex="10pt"/>
    </style:style>
    <style:style style:name="T186_88" style:family="text">
      <style:text-properties fo:color="#444444" fo:font-size="10pt" style:font-size-asian="10pt" style:font-size-complex="10pt"/>
    </style:style>
    <style:style style:name="T186_89" style:family="text">
      <style:text-properties fo:color="#444444" fo:font-size="10pt" style:font-size-asian="10pt" style:font-size-complex="10pt"/>
    </style:style>
    <style:style style:name="T186_90" style:family="text">
      <style:text-properties fo:color="#444444" fo:font-size="10pt" style:font-size-asian="10pt" style:font-size-complex="10pt"/>
    </style:style>
    <style:style style:name="T186_91" style:family="text">
      <style:text-properties fo:color="#444444" fo:font-size="10pt" style:font-size-asian="10pt" style:font-size-complex="10pt"/>
    </style:style>
    <style:style style:name="T186_92" style:family="text">
      <style:text-properties fo:color="#444444" fo:font-size="10pt" style:font-size-asian="10pt" style:font-size-complex="10pt"/>
    </style:style>
    <style:style style:name="T186_93" style:family="text">
      <style:text-properties fo:color="#444444" fo:font-size="10pt" style:font-size-asian="10pt" style:font-size-complex="10pt"/>
    </style:style>
    <style:style style:name="T186_94" style:family="text">
      <style:text-properties fo:color="#444444" fo:font-size="10pt" style:font-size-asian="10pt" style:font-size-complex="10pt"/>
    </style:style>
    <style:style style:name="T186_95" style:family="text">
      <style:text-properties fo:color="#444444" fo:font-size="10pt" style:font-size-asian="10pt" style:font-size-complex="10pt"/>
    </style:style>
    <style:style style:name="T186_96" style:family="text">
      <style:text-properties fo:color="#444444" fo:font-size="10pt" style:font-size-asian="10pt" style:font-size-complex="10pt"/>
    </style:style>
    <style:style style:name="T186_97" style:family="text">
      <style:text-properties fo:color="#444444" fo:font-size="10pt" style:font-size-asian="10pt" style:font-size-complex="10pt"/>
    </style:style>
    <style:style style:name="T186_98" style:family="text">
      <style:text-properties fo:color="#444444" fo:font-size="10pt" style:font-size-asian="10pt" style:font-size-complex="10pt"/>
    </style:style>
    <style:style style:name="T186_99" style:family="text">
      <style:text-properties fo:color="#444444" fo:font-size="10pt" style:font-size-asian="10pt" style:font-size-complex="10pt"/>
    </style:style>
    <style:style style:name="T186_100" style:family="text">
      <style:text-properties fo:color="#444444" fo:font-size="10pt" style:font-size-asian="10pt" style:font-size-complex="10pt"/>
    </style:style>
    <style:style style:name="T186_101" style:family="text">
      <style:text-properties fo:color="#444444" fo:font-size="10pt" style:font-size-asian="10pt" style:font-size-complex="10pt"/>
    </style:style>
    <style:style style:name="T186_102" style:family="text">
      <style:text-properties fo:color="#444444" fo:font-size="10pt" style:font-size-asian="10pt" style:font-size-complex="10pt"/>
    </style:style>
    <style:style style:name="T186_103" style:family="text">
      <style:text-properties fo:color="#444444" fo:font-size="10pt" style:font-size-asian="10pt" style:font-size-complex="10pt"/>
    </style:style>
    <style:style style:name="T186_104" style:family="text">
      <style:text-properties fo:color="#444444" fo:font-size="10pt" style:font-size-asian="10pt" style:font-size-complex="10pt"/>
    </style:style>
    <style:style style:name="T186_105" style:family="text">
      <style:text-properties fo:color="#444444" fo:font-size="10pt" style:font-size-asian="10pt" style:font-size-complex="10pt"/>
    </style:style>
    <style:style style:name="T186_106" style:family="text">
      <style:text-properties fo:color="#444444" fo:font-size="10pt" style:font-size-asian="10pt" style:font-size-complex="10pt"/>
    </style:style>
    <style:style style:name="T186_107" style:family="text">
      <style:text-properties fo:color="#444444" fo:font-size="10pt" style:font-size-asian="10pt" style:font-size-complex="10pt"/>
    </style:style>
    <style:style style:name="T186_108" style:family="text">
      <style:text-properties fo:color="#444444" fo:font-size="10pt" style:font-size-asian="10pt" style:font-size-complex="10pt"/>
    </style:style>
    <style:style style:name="T186_109" style:family="text">
      <style:text-properties fo:color="#444444" fo:font-size="10pt" style:font-size-asian="10pt" style:font-size-complex="10pt"/>
    </style:style>
    <style:style style:name="T186_110" style:family="text">
      <style:text-properties fo:color="#444444" fo:font-size="10pt" style:font-size-asian="10pt" style:font-size-complex="10pt"/>
    </style:style>
    <style:style style:name="T186_111" style:family="text">
      <style:text-properties fo:color="#444444" fo:font-size="10pt" style:font-size-asian="10pt" style:font-size-complex="10pt"/>
    </style:style>
    <style:style style:name="T186_112" style:family="text">
      <style:text-properties fo:color="#444444" fo:font-size="10pt" style:font-size-asian="10pt" style:font-size-complex="10pt"/>
    </style:style>
    <style:style style:name="T186_113" style:family="text">
      <style:text-properties fo:color="#444444" fo:font-size="10pt" style:font-size-asian="10pt" style:font-size-complex="10pt"/>
    </style:style>
    <style:style style:name="T186_114" style:family="text">
      <style:text-properties fo:color="#444444" fo:font-size="10pt" style:font-size-asian="10pt" style:font-size-complex="10pt"/>
    </style:style>
    <style:style style:name="T186_115" style:family="text">
      <style:text-properties fo:color="#444444" fo:font-size="10pt" style:font-size-asian="10pt" style:font-size-complex="10pt"/>
    </style:style>
    <style:style style:name="T186_116" style:family="text">
      <style:text-properties fo:color="#444444" fo:font-size="10pt" style:font-size-asian="10pt" style:font-size-complex="10pt"/>
    </style:style>
    <style:style style:name="T186_117" style:family="text">
      <style:text-properties fo:color="#444444" fo:font-size="10pt" style:font-size-asian="10pt" style:font-size-complex="10pt"/>
    </style:style>
    <style:style style:name="T186_118" style:family="text">
      <style:text-properties fo:color="#444444" fo:font-size="10pt" style:font-size-asian="10pt" style:font-size-complex="10pt"/>
    </style:style>
    <style:style style:name="T186_119" style:family="text">
      <style:text-properties fo:color="#444444" fo:font-size="10pt" style:font-size-asian="10pt" style:font-size-complex="10pt"/>
    </style:style>
    <style:style style:name="T186_120" style:family="text">
      <style:text-properties fo:color="#444444" fo:font-size="10pt" style:font-size-asian="10pt" style:font-size-complex="10pt"/>
    </style:style>
    <style:style style:name="T186_121" style:family="text">
      <style:text-properties fo:color="#444444" fo:font-size="10pt" style:font-size-asian="10pt" style:font-size-complex="10pt"/>
    </style:style>
    <style:style style:name="T186_122" style:family="text">
      <style:text-properties fo:color="#444444" fo:font-size="10pt" style:font-size-asian="10pt" style:font-size-complex="10pt"/>
    </style:style>
    <style:style style:name="T186_123" style:family="text">
      <style:text-properties fo:color="#444444" fo:font-size="10pt" style:font-size-asian="10pt" style:font-size-complex="10pt"/>
    </style:style>
    <style:style style:name="T186_124" style:family="text">
      <style:text-properties fo:color="#444444" fo:font-size="10pt" style:font-size-asian="10pt" style:font-size-complex="10pt"/>
    </style:style>
    <style:style style:name="T186_125" style:family="text">
      <style:text-properties fo:color="#444444" fo:font-size="10pt" style:font-size-asian="10pt" style:font-size-complex="10pt"/>
    </style:style>
    <style:style style:name="T186_126" style:family="text">
      <style:text-properties fo:color="#444444" fo:font-size="10pt" style:font-size-asian="10pt" style:font-size-complex="10pt"/>
    </style:style>
    <style:style style:name="T186_127" style:family="text">
      <style:text-properties fo:color="#444444" fo:font-size="10pt" style:font-size-asian="10pt" style:font-size-complex="10pt"/>
    </style:style>
    <style:style style:name="T186_128" style:family="text">
      <style:text-properties fo:color="#444444" fo:font-size="10pt" style:font-size-asian="10pt" style:font-size-complex="10pt"/>
    </style:style>
    <style:style style:name="T186_129" style:family="text">
      <style:text-properties fo:color="#444444" fo:font-size="10pt" style:font-size-asian="10pt" style:font-size-complex="10pt"/>
    </style:style>
    <style:style style:name="T186_130" style:family="text">
      <style:text-properties fo:color="#444444" fo:font-size="10pt" style:font-size-asian="10pt" style:font-size-complex="10pt"/>
    </style:style>
    <style:style style:name="T186_131" style:family="text">
      <style:text-properties fo:color="#444444" fo:font-size="10pt" style:font-size-asian="10pt" style:font-size-complex="10pt"/>
    </style:style>
    <style:style style:name="T186_132" style:family="text">
      <style:text-properties fo:color="#444444" fo:font-size="10pt" style:font-size-asian="10pt" style:font-size-complex="10pt"/>
    </style:style>
    <style:style style:name="T186_133" style:family="text">
      <style:text-properties fo:color="#444444" fo:font-size="10pt" style:font-size-asian="10pt" style:font-size-complex="10pt"/>
    </style:style>
    <style:style style:name="T186_134" style:family="text">
      <style:text-properties fo:color="#444444" fo:font-size="10pt" style:font-size-asian="10pt" style:font-size-complex="10pt"/>
    </style:style>
    <style:style style:name="T186_135" style:family="text">
      <style:text-properties fo:color="#444444" fo:font-size="10pt" style:font-size-asian="10pt" style:font-size-complex="10pt"/>
    </style:style>
    <style:style style:name="T186_136" style:family="text">
      <style:text-properties fo:color="#444444" fo:font-size="10pt" style:font-size-asian="10pt" style:font-size-complex="10pt"/>
    </style:style>
    <style:style style:name="T186_137" style:family="text">
      <style:text-properties fo:color="#444444" fo:font-size="10pt" style:font-size-asian="10pt" style:font-size-complex="10pt"/>
    </style:style>
    <style:style style:name="T186_138" style:family="text">
      <style:text-properties fo:color="#444444" fo:font-size="10pt" style:font-size-asian="10pt" style:font-size-complex="10pt"/>
    </style:style>
    <style:style style:name="T186_139" style:family="text">
      <style:text-properties fo:color="#444444" fo:font-size="10pt" style:font-size-asian="10pt" style:font-size-complex="10pt"/>
    </style:style>
    <style:style style:name="T186_140" style:family="text">
      <style:text-properties fo:color="#444444" fo:font-size="10pt" style:font-size-asian="10pt" style:font-size-complex="10pt"/>
    </style:style>
    <style:style style:name="T186_141" style:family="text">
      <style:text-properties fo:color="#444444" fo:font-size="10pt" style:font-size-asian="10pt" style:font-size-complex="10pt"/>
    </style:style>
    <style:style style:name="T186_142" style:family="text">
      <style:text-properties fo:color="#444444" fo:font-size="10pt" style:font-size-asian="10pt" style:font-size-complex="10pt"/>
    </style:style>
    <style:style style:name="T186_143" style:family="text">
      <style:text-properties fo:color="#444444" fo:font-size="10pt" style:font-size-asian="10pt" style:font-size-complex="10pt"/>
    </style:style>
    <style:style style:name="T186_144" style:family="text">
      <style:text-properties fo:color="#444444" fo:font-size="10pt" style:font-size-asian="10pt" style:font-size-complex="10pt"/>
    </style:style>
    <style:style style:name="T186_145" style:family="text">
      <style:text-properties fo:color="#444444" fo:font-size="10pt" style:font-size-asian="10pt" style:font-size-complex="10pt"/>
    </style:style>
    <style:style style:name="T186_146" style:family="text">
      <style:text-properties fo:color="#444444" fo:font-size="10pt" style:font-size-asian="10pt" style:font-size-complex="10pt"/>
    </style:style>
    <style:style style:name="T186_147" style:family="text">
      <style:text-properties fo:color="#444444" fo:font-size="10pt" style:font-size-asian="10pt" style:font-size-complex="10pt"/>
    </style:style>
    <style:style style:name="T186_148" style:family="text">
      <style:text-properties fo:color="#444444" fo:font-size="10pt" style:font-size-asian="10pt" style:font-size-complex="10pt"/>
    </style:style>
    <style:style style:name="T186_149" style:family="text">
      <style:text-properties fo:color="#444444" fo:font-size="10pt" style:font-size-asian="10pt" style:font-size-complex="10pt"/>
    </style:style>
    <style:style style:name="T186_150" style:family="text">
      <style:text-properties fo:color="#444444" fo:font-size="10pt" style:font-size-asian="10pt" style:font-size-complex="10pt"/>
    </style:style>
    <style:style style:name="T186_151" style:family="text">
      <style:text-properties fo:color="#444444" fo:font-size="10pt" style:font-size-asian="10pt" style:font-size-complex="10pt"/>
    </style:style>
    <style:style style:name="T186_152" style:family="text">
      <style:text-properties fo:color="#444444" fo:font-size="10pt" style:font-size-asian="10pt" style:font-size-complex="10pt"/>
    </style:style>
    <style:style style:name="T186_153" style:family="text">
      <style:text-properties fo:color="#444444" fo:font-size="10pt" style:font-size-asian="10pt" style:font-size-complex="10pt"/>
    </style:style>
    <style:style style:name="T186_154" style:family="text">
      <style:text-properties fo:color="#444444" fo:font-size="10pt" style:font-size-asian="10pt" style:font-size-complex="10pt"/>
    </style:style>
    <style:style style:name="T186_155" style:family="text">
      <style:text-properties fo:color="#444444" fo:font-size="10pt" style:font-size-asian="10pt" style:font-size-complex="10pt"/>
    </style:style>
    <style:style style:name="T186_156" style:family="text">
      <style:text-properties fo:color="#444444" fo:font-size="10pt" style:font-size-asian="10pt" style:font-size-complex="10pt"/>
    </style:style>
    <style:style style:name="T186_157" style:family="text">
      <style:text-properties fo:color="#444444" fo:font-size="10pt" style:font-size-asian="10pt" style:font-size-complex="10pt"/>
    </style:style>
    <style:style style:name="T186_158" style:family="text">
      <style:text-properties fo:color="#444444" fo:font-size="10pt" style:font-size-asian="10pt" style:font-size-complex="10pt"/>
    </style:style>
    <style:style style:name="T186_159" style:family="text">
      <style:text-properties fo:color="#444444" fo:font-size="10pt" style:font-size-asian="10pt" style:font-size-complex="10pt"/>
    </style:style>
    <style:style style:name="T186_160" style:family="text">
      <style:text-properties fo:color="#444444" fo:font-size="10pt" style:font-size-asian="10pt" style:font-size-complex="10pt"/>
    </style:style>
    <style:style style:name="T186_161" style:family="text">
      <style:text-properties fo:color="#444444" fo:font-size="10pt" style:font-size-asian="10pt" style:font-size-complex="10pt"/>
    </style:style>
    <style:style style:name="T186_162" style:family="text">
      <style:text-properties fo:color="#444444" fo:font-size="10pt" style:font-size-asian="10pt" style:font-size-complex="10pt"/>
    </style:style>
    <style:style style:name="T186_163" style:family="text">
      <style:text-properties fo:color="#444444" fo:font-size="10pt" style:font-size-asian="10pt" style:font-size-complex="10pt"/>
    </style:style>
    <style:style style:name="T186_164" style:family="text">
      <style:text-properties fo:color="#444444" fo:font-size="10pt" style:font-size-asian="10pt" style:font-size-complex="10pt"/>
    </style:style>
    <style:style style:name="T186_165" style:family="text">
      <style:text-properties fo:color="#444444" fo:font-size="10pt" style:font-size-asian="10pt" style:font-size-complex="10pt"/>
    </style:style>
    <style:style style:name="T186_166" style:family="text">
      <style:text-properties fo:color="#444444" fo:font-size="10pt" style:font-size-asian="10pt" style:font-size-complex="10pt"/>
    </style:style>
    <style:style style:name="T186_167" style:family="text">
      <style:text-properties fo:color="#444444" fo:font-size="10pt" style:font-size-asian="10pt" style:font-size-complex="10pt"/>
    </style:style>
    <style:style style:name="T186_168" style:family="text">
      <style:text-properties fo:color="#444444" fo:font-size="10pt" style:font-size-asian="10pt" style:font-size-complex="10pt"/>
    </style:style>
    <style:style style:name="T186_169" style:family="text">
      <style:text-properties fo:color="#444444" fo:font-size="10pt" style:font-size-asian="10pt" style:font-size-complex="10pt"/>
    </style:style>
    <style:style style:name="T186_170" style:family="text">
      <style:text-properties fo:color="#444444" fo:font-size="10pt" style:font-size-asian="10pt" style:font-size-complex="10pt"/>
    </style:style>
    <style:style style:name="T186_171" style:family="text">
      <style:text-properties fo:color="#444444" fo:font-size="10pt" style:font-size-asian="10pt" style:font-size-complex="10pt"/>
    </style:style>
    <style:style style:name="T186_172" style:family="text">
      <style:text-properties fo:color="#444444" fo:font-size="10pt" style:font-size-asian="10pt" style:font-size-complex="10pt"/>
    </style:style>
    <style:style style:name="T186_173" style:family="text">
      <style:text-properties fo:color="#444444" fo:font-size="10pt" style:font-size-asian="10pt" style:font-size-complex="10pt"/>
    </style:style>
    <style:style style:name="T186_174" style:family="text">
      <style:text-properties fo:color="#444444" fo:font-size="10pt" style:font-size-asian="10pt" style:font-size-complex="10pt"/>
    </style:style>
    <style:style style:name="T186_175" style:family="text">
      <style:text-properties fo:color="#444444" fo:font-size="10pt" style:font-size-asian="10pt" style:font-size-complex="10pt"/>
    </style:style>
    <style:style style:name="T186_176" style:family="text">
      <style:text-properties fo:color="#444444" fo:font-size="10pt" style:font-size-asian="10pt" style:font-size-complex="10pt"/>
    </style:style>
    <style:style style:name="T186_177" style:family="text">
      <style:text-properties fo:color="#444444" fo:font-size="10pt" style:font-size-asian="10pt" style:font-size-complex="10pt"/>
    </style:style>
    <style:style style:name="T186_178" style:family="text">
      <style:text-properties fo:color="#444444" fo:font-size="10pt" style:font-size-asian="10pt" style:font-size-complex="10pt"/>
    </style:style>
    <style:style style:name="T186_179" style:family="text">
      <style:text-properties fo:color="#444444" fo:font-size="10pt" style:font-size-asian="10pt" style:font-size-complex="10pt"/>
    </style:style>
    <style:style style:name="T186_180" style:family="text">
      <style:text-properties fo:color="#444444" fo:font-size="10pt" style:font-size-asian="10pt" style:font-size-complex="10pt"/>
    </style:style>
    <style:style style:name="T186_181" style:family="text">
      <style:text-properties fo:color="#444444" fo:font-size="10pt" style:font-size-asian="10pt" style:font-size-complex="10pt"/>
    </style:style>
    <style:style style:name="T186_182" style:family="text">
      <style:text-properties fo:color="#444444" fo:font-size="10pt" style:font-size-asian="10pt" style:font-size-complex="10pt"/>
    </style:style>
    <style:style style:name="T186_183" style:family="text">
      <style:text-properties fo:color="#444444" fo:font-size="10pt" style:font-size-asian="10pt" style:font-size-complex="10pt"/>
    </style:style>
    <style:style style:name="T186_184" style:family="text">
      <style:text-properties fo:color="#444444" fo:font-size="10pt" style:font-size-asian="10pt" style:font-size-complex="10pt"/>
    </style:style>
    <style:style style:name="T186_185" style:family="text">
      <style:text-properties fo:color="#444444" fo:font-size="10pt" style:font-size-asian="10pt" style:font-size-complex="10pt"/>
    </style:style>
    <style:style style:name="T186_186" style:family="text">
      <style:text-properties fo:color="#444444" fo:font-size="10pt" style:font-size-asian="10pt" style:font-size-complex="10pt"/>
    </style:style>
    <style:style style:name="T186_187" style:family="text">
      <style:text-properties fo:color="#444444" fo:font-size="10pt" style:font-size-asian="10pt" style:font-size-complex="10pt"/>
    </style:style>
    <style:style style:name="T186_188" style:family="text">
      <style:text-properties fo:color="#444444" fo:font-size="10pt" style:font-size-asian="10pt" style:font-size-complex="10pt"/>
    </style:style>
    <style:style style:name="T186_189" style:family="text">
      <style:text-properties fo:color="#444444" fo:font-size="10pt" style:font-size-asian="10pt" style:font-size-complex="10pt"/>
    </style:style>
    <style:style style:name="T186_190" style:family="text">
      <style:text-properties fo:color="#444444" fo:font-size="10pt" style:font-size-asian="10pt" style:font-size-complex="10pt"/>
    </style:style>
    <style:style style:name="T186_191" style:family="text">
      <style:text-properties fo:color="#444444" fo:font-size="10pt" style:font-size-asian="10pt" style:font-size-complex="10pt"/>
    </style:style>
    <style:style style:name="T186_192" style:family="text">
      <style:text-properties fo:color="#444444" fo:font-size="10pt" style:font-size-asian="10pt" style:font-size-complex="10pt"/>
    </style:style>
    <style:style style:name="T186_193" style:family="text">
      <style:text-properties fo:color="#444444" fo:font-size="10pt" style:font-size-asian="10pt" style:font-size-complex="10pt"/>
    </style:style>
    <style:style style:name="T186_194" style:family="text">
      <style:text-properties fo:color="#444444" fo:font-size="10pt" style:font-size-asian="10pt" style:font-size-complex="10pt"/>
    </style:style>
    <style:style style:name="T186_195" style:family="text">
      <style:text-properties fo:color="#444444" fo:font-size="10pt" style:font-size-asian="10pt" style:font-size-complex="10pt"/>
    </style:style>
    <style:style style:name="T186_196" style:family="text">
      <style:text-properties fo:color="#444444" fo:font-size="10pt" style:font-size-asian="10pt" style:font-size-complex="10pt"/>
    </style:style>
    <style:style style:name="T186_197" style:family="text">
      <style:text-properties fo:color="#444444" fo:font-size="10pt" style:font-size-asian="10pt" style:font-size-complex="10pt"/>
    </style:style>
    <style:style style:name="T186_198" style:family="text">
      <style:text-properties fo:color="#444444" fo:font-size="10pt" style:font-size-asian="10pt" style:font-size-complex="10pt"/>
    </style:style>
    <style:style style:name="T186_199" style:family="text">
      <style:text-properties fo:color="#444444" fo:font-size="10pt" style:font-size-asian="10pt" style:font-size-complex="10pt"/>
    </style:style>
    <style:style style:name="T186_200" style:family="text">
      <style:text-properties fo:color="#444444" fo:font-size="10pt" style:font-size-asian="10pt" style:font-size-complex="10pt"/>
    </style:style>
    <style:style style:name="T186_201" style:family="text">
      <style:text-properties fo:color="#444444" fo:font-size="10pt" style:font-size-asian="10pt" style:font-size-complex="10pt"/>
    </style:style>
    <style:style style:name="T186_202" style:family="text">
      <style:text-properties fo:color="#444444" fo:font-size="10pt" style:font-size-asian="10pt" style:font-size-complex="10pt"/>
    </style:style>
    <style:style style:name="T186_203" style:family="text">
      <style:text-properties fo:color="#444444" fo:font-size="10pt" style:font-size-asian="10pt" style:font-size-complex="10pt"/>
    </style:style>
    <style:style style:name="T186_204" style:family="text">
      <style:text-properties fo:color="#444444" fo:font-size="10pt" style:font-size-asian="10pt" style:font-size-complex="10pt"/>
    </style:style>
    <style:style style:name="T186_205" style:family="text">
      <style:text-properties fo:color="#444444" fo:font-size="10pt" style:font-size-asian="10pt" style:font-size-complex="10pt"/>
    </style:style>
    <style:style style:name="T186_206" style:family="text">
      <style:text-properties fo:color="#444444" fo:font-size="10pt" style:font-size-asian="10pt" style:font-size-complex="10pt"/>
    </style:style>
    <style:style style:name="T186_207" style:family="text">
      <style:text-properties fo:color="#444444" fo:font-size="10pt" style:font-size-asian="10pt" style:font-size-complex="10pt"/>
    </style:style>
    <style:style style:name="T186_208" style:family="text">
      <style:text-properties fo:color="#444444" fo:font-size="10pt" style:font-size-asian="10pt" style:font-size-complex="10pt"/>
    </style:style>
    <style:style style:name="T186_209" style:family="text">
      <style:text-properties fo:color="#444444" fo:font-size="10pt" style:font-size-asian="10pt" style:font-size-complex="10pt"/>
    </style:style>
    <style:style style:name="T186_210" style:family="text">
      <style:text-properties fo:color="#444444" fo:font-size="10pt" style:font-size-asian="10pt" style:font-size-complex="10pt"/>
    </style:style>
    <style:style style:name="T186_211" style:family="text">
      <style:text-properties fo:color="#444444" fo:font-size="10pt" style:font-size-asian="10pt" style:font-size-complex="10pt"/>
    </style:style>
    <style:style style:name="T186_212" style:family="text">
      <style:text-properties fo:color="#444444" fo:font-size="10pt" style:font-size-asian="10pt" style:font-size-complex="10pt"/>
    </style:style>
    <style:style style:name="T186_213" style:family="text">
      <style:text-properties fo:color="#444444" fo:font-size="10pt" style:font-size-asian="10pt" style:font-size-complex="10pt"/>
    </style:style>
    <style:style style:name="T186_214" style:family="text">
      <style:text-properties fo:color="#444444" fo:font-size="10pt" style:font-size-asian="10pt" style:font-size-complex="10pt"/>
    </style:style>
    <style:style style:name="T186_215" style:family="text">
      <style:text-properties fo:color="#444444" fo:font-size="10pt" style:font-size-asian="10pt" style:font-size-complex="10pt"/>
    </style:style>
    <style:style style:name="T186_216" style:family="text">
      <style:text-properties fo:color="#444444" fo:font-size="10pt" style:font-size-asian="10pt" style:font-size-complex="10pt"/>
    </style:style>
    <style:style style:name="T186_217" style:family="text">
      <style:text-properties fo:color="#444444" fo:font-size="10pt" style:font-size-asian="10pt" style:font-size-complex="10pt"/>
    </style:style>
    <style:style style:name="T186_218" style:family="text">
      <style:text-properties fo:color="#444444" fo:font-size="10pt" style:font-size-asian="10pt" style:font-size-complex="10pt"/>
    </style:style>
    <style:style style:name="T186_219" style:family="text">
      <style:text-properties fo:color="#444444" fo:font-size="10pt" style:font-size-asian="10pt" style:font-size-complex="10pt"/>
    </style:style>
    <style:style style:name="T186_220" style:family="text">
      <style:text-properties fo:color="#444444" fo:font-size="10pt" style:font-size-asian="10pt" style:font-size-complex="10pt"/>
    </style:style>
    <style:style style:name="T186_221" style:family="text">
      <style:text-properties fo:color="#444444" fo:font-size="10pt" style:font-size-asian="10pt" style:font-size-complex="10pt"/>
    </style:style>
    <style:style style:name="T186_222" style:family="text">
      <style:text-properties fo:color="#444444" fo:font-size="10pt" style:font-size-asian="10pt" style:font-size-complex="10pt"/>
    </style:style>
    <style:style style:name="T186_223" style:family="text">
      <style:text-properties fo:color="#444444" fo:font-size="10pt" style:font-size-asian="10pt" style:font-size-complex="10pt"/>
    </style:style>
    <style:style style:name="T186_224" style:family="text">
      <style:text-properties fo:color="#444444" fo:font-size="10pt" style:font-size-asian="10pt" style:font-size-complex="10pt"/>
    </style:style>
    <style:style style:name="T186_225" style:family="text">
      <style:text-properties fo:color="#444444" fo:font-size="10pt" style:font-size-asian="10pt" style:font-size-complex="10pt"/>
    </style:style>
    <style:style style:name="T186_226" style:family="text">
      <style:text-properties fo:color="#444444" fo:font-size="10pt" style:font-size-asian="10pt" style:font-size-complex="10pt"/>
    </style:style>
    <style:style style:name="T186_227" style:family="text">
      <style:text-properties fo:color="#444444" fo:font-size="10pt" style:font-size-asian="10pt" style:font-size-complex="10pt"/>
    </style:style>
    <style:style style:name="T186_228" style:family="text">
      <style:text-properties fo:color="#444444" fo:font-size="10pt" style:font-size-asian="10pt" style:font-size-complex="10pt"/>
    </style:style>
    <style:style style:name="T186_229" style:family="text">
      <style:text-properties fo:color="#444444" fo:font-size="10pt" style:font-size-asian="10pt" style:font-size-complex="10pt"/>
    </style:style>
    <style:style style:name="T186_230" style:family="text">
      <style:text-properties fo:color="#444444" fo:font-size="10pt" style:font-size-asian="10pt" style:font-size-complex="10pt"/>
    </style:style>
    <style:style style:name="T186_231" style:family="text">
      <style:text-properties fo:color="#444444" fo:font-size="10pt" style:font-size-asian="10pt" style:font-size-complex="10pt"/>
    </style:style>
    <style:style style:name="T186_232" style:family="text">
      <style:text-properties fo:color="#444444" fo:font-size="10pt" style:font-size-asian="10pt" style:font-size-complex="10pt"/>
    </style:style>
    <style:style style:name="P187" style:family="paragraph" style:parent-style-name="Standard">
      <style:paragraph-properties fo:break-before="auto" fo:line-height="115%" fo:margin-top="0cm" style:writing-mode="lr-tb"/>
    </style:style>
    <style:style style:name="T187_1" style:family="text">
      <style:text-properties fo:color="#444444" fo:font-size="10pt" style:font-size-asian="10pt" style:font-size-complex="10pt"/>
    </style:style>
    <style:style style:name="T187_2" style:family="text">
      <style:text-properties fo:color="#444444" fo:font-size="10pt" style:font-size-asian="10pt" style:font-size-complex="10pt"/>
    </style:style>
    <style:style style:name="T187_3" style:family="text">
      <style:text-properties fo:color="#444444" fo:font-size="10pt" style:font-size-asian="10pt" style:font-size-complex="10pt"/>
    </style:style>
    <style:style style:name="T187_4" style:family="text">
      <style:text-properties fo:color="#444444" fo:font-size="10pt" style:font-size-asian="10pt" style:font-size-complex="10pt"/>
    </style:style>
    <style:style style:name="T187_5" style:family="text">
      <style:text-properties fo:color="#444444" fo:font-size="10pt" style:font-size-asian="10pt" style:font-size-complex="10pt"/>
    </style:style>
    <style:style style:name="T187_6" style:family="text">
      <style:text-properties fo:color="#444444" fo:font-size="10pt" style:font-size-asian="10pt" style:font-size-complex="10pt"/>
    </style:style>
    <style:style style:name="T187_7" style:family="text">
      <style:text-properties fo:color="#444444" fo:font-size="10pt" style:font-size-asian="10pt" style:font-size-complex="10pt"/>
    </style:style>
    <style:style style:name="T187_8" style:family="text">
      <style:text-properties fo:color="#444444" fo:font-size="10pt" style:font-size-asian="10pt" style:font-size-complex="10pt"/>
    </style:style>
    <style:style style:name="T187_9" style:family="text">
      <style:text-properties fo:color="#444444" fo:font-size="10pt" style:font-size-asian="10pt" style:font-size-complex="10pt"/>
    </style:style>
    <style:style style:name="T187_10" style:family="text">
      <style:text-properties fo:color="#444444" fo:font-size="10pt" style:font-size-asian="10pt" style:font-size-complex="10pt"/>
    </style:style>
    <style:style style:name="T187_11" style:family="text">
      <style:text-properties fo:color="#444444" fo:font-size="10pt" style:font-size-asian="10pt" style:font-size-complex="10pt"/>
    </style:style>
    <style:style style:name="T187_12" style:family="text">
      <style:text-properties fo:color="#444444" fo:font-size="10pt" style:font-size-asian="10pt" style:font-size-complex="10pt"/>
    </style:style>
    <style:style style:name="T187_13" style:family="text">
      <style:text-properties fo:color="#444444" fo:font-size="10pt" style:font-size-asian="10pt" style:font-size-complex="10pt"/>
    </style:style>
    <style:style style:name="T187_14" style:family="text">
      <style:text-properties fo:color="#444444" fo:font-size="10pt" style:font-size-asian="10pt" style:font-size-complex="10pt"/>
    </style:style>
    <style:style style:name="T187_15" style:family="text">
      <style:text-properties fo:color="#444444" fo:font-size="10pt" style:font-size-asian="10pt" style:font-size-complex="10pt"/>
    </style:style>
    <style:style style:name="T187_16" style:family="text">
      <style:text-properties fo:color="#444444" fo:font-size="10pt" style:font-size-asian="10pt" style:font-size-complex="10pt"/>
    </style:style>
    <style:style style:name="T187_17" style:family="text">
      <style:text-properties fo:color="#444444" fo:font-size="10pt" style:font-size-asian="10pt" style:font-size-complex="10pt"/>
    </style:style>
    <style:style style:name="T187_18" style:family="text">
      <style:text-properties fo:color="#444444" fo:font-size="10pt" style:font-size-asian="10pt" style:font-size-complex="10pt"/>
    </style:style>
    <style:style style:name="T187_19" style:family="text">
      <style:text-properties fo:color="#444444" fo:font-size="10pt" style:font-size-asian="10pt" style:font-size-complex="10pt"/>
    </style:style>
    <style:style style:name="T187_20" style:family="text">
      <style:text-properties fo:color="#444444" fo:font-size="10pt" style:font-size-asian="10pt" style:font-size-complex="10pt"/>
    </style:style>
    <style:style style:name="T187_21" style:family="text">
      <style:text-properties fo:color="#444444" fo:font-size="10pt" style:font-size-asian="10pt" style:font-size-complex="10pt"/>
    </style:style>
    <style:style style:name="T187_22" style:family="text">
      <style:text-properties fo:color="#444444" fo:font-size="10pt" style:font-size-asian="10pt" style:font-size-complex="10pt"/>
    </style:style>
    <style:style style:name="T187_23" style:family="text">
      <style:text-properties fo:color="#444444" fo:font-size="10pt" style:font-size-asian="10pt" style:font-size-complex="10pt"/>
    </style:style>
    <style:style style:name="T187_24" style:family="text">
      <style:text-properties fo:color="#444444" fo:font-size="10pt" style:font-size-asian="10pt" style:font-size-complex="10pt"/>
    </style:style>
    <style:style style:name="T187_25" style:family="text">
      <style:text-properties fo:color="#444444" fo:font-size="10pt" style:font-size-asian="10pt" style:font-size-complex="10pt"/>
    </style:style>
    <style:style style:name="T187_26" style:family="text">
      <style:text-properties fo:color="#444444" fo:font-size="10pt" style:font-size-asian="10pt" style:font-size-complex="10pt"/>
    </style:style>
    <style:style style:name="T187_27" style:family="text">
      <style:text-properties fo:color="#444444" fo:font-size="10pt" style:font-size-asian="10pt" style:font-size-complex="10pt"/>
    </style:style>
    <style:style style:name="T187_28" style:family="text">
      <style:text-properties fo:color="#444444" fo:font-size="10pt" style:font-size-asian="10pt" style:font-size-complex="10pt"/>
    </style:style>
    <style:style style:name="T187_29" style:family="text">
      <style:text-properties fo:color="#444444" fo:font-size="10pt" style:font-size-asian="10pt" style:font-size-complex="10pt"/>
    </style:style>
    <style:style style:name="T187_30" style:family="text">
      <style:text-properties fo:color="#444444" fo:font-size="10pt" style:font-size-asian="10pt" style:font-size-complex="10pt"/>
    </style:style>
    <style:style style:name="T187_31" style:family="text">
      <style:text-properties fo:color="#444444" fo:font-size="10pt" style:font-size-asian="10pt" style:font-size-complex="10pt"/>
    </style:style>
    <style:style style:name="T187_32" style:family="text">
      <style:text-properties fo:color="#444444" fo:font-size="10pt" style:font-size-asian="10pt" style:font-size-complex="10pt"/>
    </style:style>
    <style:style style:name="T187_33" style:family="text">
      <style:text-properties fo:color="#444444" fo:font-size="10pt" style:font-size-asian="10pt" style:font-size-complex="10pt"/>
    </style:style>
    <style:style style:name="T187_34" style:family="text">
      <style:text-properties fo:color="#444444" fo:font-size="10pt" style:font-size-asian="10pt" style:font-size-complex="10pt"/>
    </style:style>
    <style:style style:name="T187_35" style:family="text">
      <style:text-properties fo:color="#444444" fo:font-size="10pt" style:font-size-asian="10pt" style:font-size-complex="10pt"/>
    </style:style>
    <style:style style:name="T187_36" style:family="text">
      <style:text-properties fo:color="#444444" fo:font-size="10pt" style:font-size-asian="10pt" style:font-size-complex="10pt"/>
    </style:style>
    <style:style style:name="T187_37" style:family="text">
      <style:text-properties fo:color="#444444" fo:font-size="10pt" style:font-size-asian="10pt" style:font-size-complex="10pt"/>
    </style:style>
    <style:style style:name="T187_38" style:family="text">
      <style:text-properties fo:color="#444444" fo:font-size="10pt" style:font-size-asian="10pt" style:font-size-complex="10pt"/>
    </style:style>
    <style:style style:name="T187_39" style:family="text">
      <style:text-properties fo:color="#444444" fo:font-size="10pt" style:font-size-asian="10pt" style:font-size-complex="10pt"/>
    </style:style>
    <style:style style:name="T187_40" style:family="text">
      <style:text-properties fo:color="#444444" fo:font-size="10pt" style:font-size-asian="10pt" style:font-size-complex="10pt"/>
    </style:style>
    <style:style style:name="T187_41" style:family="text">
      <style:text-properties fo:color="#444444" fo:font-size="10pt" style:font-size-asian="10pt" style:font-size-complex="10pt"/>
    </style:style>
    <style:style style:name="T187_42" style:family="text">
      <style:text-properties fo:color="#444444" fo:font-size="10pt" style:font-size-asian="10pt" style:font-size-complex="10pt"/>
    </style:style>
    <style:style style:name="T187_43" style:family="text">
      <style:text-properties fo:color="#444444" fo:font-size="10pt" style:font-size-asian="10pt" style:font-size-complex="10pt"/>
    </style:style>
    <style:style style:name="T187_44" style:family="text">
      <style:text-properties fo:color="#444444" fo:font-size="10pt" style:font-size-asian="10pt" style:font-size-complex="10pt"/>
    </style:style>
    <style:style style:name="T187_45" style:family="text">
      <style:text-properties fo:color="#444444" fo:font-size="10pt" style:font-size-asian="10pt" style:font-size-complex="10pt"/>
    </style:style>
    <style:style style:name="T187_46" style:family="text">
      <style:text-properties fo:color="#444444" fo:font-size="10pt" style:font-size-asian="10pt" style:font-size-complex="10pt"/>
    </style:style>
    <style:style style:name="T187_47" style:family="text">
      <style:text-properties fo:color="#444444" fo:font-size="10pt" style:font-size-asian="10pt" style:font-size-complex="10pt"/>
    </style:style>
    <style:style style:name="T187_48" style:family="text">
      <style:text-properties fo:color="#444444" fo:font-size="10pt" style:font-size-asian="10pt" style:font-size-complex="10pt"/>
    </style:style>
    <style:style style:name="T187_49" style:family="text">
      <style:text-properties fo:color="#444444" fo:font-size="10pt" style:font-size-asian="10pt" style:font-size-complex="10pt"/>
    </style:style>
    <style:style style:name="T187_50" style:family="text">
      <style:text-properties fo:color="#444444" fo:font-size="10pt" style:font-size-asian="10pt" style:font-size-complex="10pt"/>
    </style:style>
    <style:style style:name="T187_51" style:family="text">
      <style:text-properties fo:color="#444444" fo:font-size="10pt" style:font-size-asian="10pt" style:font-size-complex="10pt"/>
    </style:style>
    <style:style style:name="T187_52" style:family="text">
      <style:text-properties fo:color="#444444" fo:font-size="10pt" style:font-size-asian="10pt" style:font-size-complex="10pt"/>
    </style:style>
    <style:style style:name="T187_53" style:family="text">
      <style:text-properties fo:color="#444444" fo:font-size="10pt" style:font-size-asian="10pt" style:font-size-complex="10pt"/>
    </style:style>
    <style:style style:name="T187_54" style:family="text">
      <style:text-properties fo:color="#444444" fo:font-size="10pt" style:font-size-asian="10pt" style:font-size-complex="10pt"/>
    </style:style>
    <style:style style:name="T187_55" style:family="text">
      <style:text-properties fo:color="#444444" fo:font-size="10pt" style:font-size-asian="10pt" style:font-size-complex="10pt"/>
    </style:style>
    <style:style style:name="T187_56" style:family="text">
      <style:text-properties fo:color="#444444" fo:font-size="10pt" style:font-size-asian="10pt" style:font-size-complex="10pt"/>
    </style:style>
    <style:style style:name="T187_57" style:family="text">
      <style:text-properties fo:color="#444444" fo:font-size="10pt" style:font-size-asian="10pt" style:font-size-complex="10pt"/>
    </style:style>
    <style:style style:name="T187_58" style:family="text">
      <style:text-properties fo:color="#444444" fo:font-size="10pt" style:font-size-asian="10pt" style:font-size-complex="10pt"/>
    </style:style>
    <style:style style:name="T187_59" style:family="text">
      <style:text-properties fo:color="#444444" fo:font-size="10pt" style:font-size-asian="10pt" style:font-size-complex="10pt"/>
    </style:style>
    <style:style style:name="T187_60" style:family="text">
      <style:text-properties fo:color="#444444" fo:font-size="10pt" style:font-size-asian="10pt" style:font-size-complex="10pt"/>
    </style:style>
    <style:style style:name="T187_61" style:family="text">
      <style:text-properties fo:color="#444444" fo:font-size="10pt" style:font-size-asian="10pt" style:font-size-complex="10pt"/>
    </style:style>
    <style:style style:name="T187_62" style:family="text">
      <style:text-properties fo:color="#444444" fo:font-size="10pt" style:font-size-asian="10pt" style:font-size-complex="10pt"/>
    </style:style>
    <style:style style:name="T187_63" style:family="text">
      <style:text-properties fo:color="#444444" fo:font-size="10pt" style:font-size-asian="10pt" style:font-size-complex="10pt"/>
    </style:style>
    <style:style style:name="T187_64" style:family="text">
      <style:text-properties fo:color="#444444" fo:font-size="10pt" style:font-size-asian="10pt" style:font-size-complex="10pt"/>
    </style:style>
    <style:style style:name="T187_65" style:family="text">
      <style:text-properties fo:color="#444444" fo:font-size="10pt" style:font-size-asian="10pt" style:font-size-complex="10pt"/>
    </style:style>
    <style:style style:name="T187_66" style:family="text">
      <style:text-properties fo:color="#444444" fo:font-size="10pt" style:font-size-asian="10pt" style:font-size-complex="10pt"/>
    </style:style>
    <style:style style:name="T187_67" style:family="text">
      <style:text-properties fo:color="#444444" fo:font-size="10pt" style:font-size-asian="10pt" style:font-size-complex="10pt"/>
    </style:style>
    <style:style style:name="T187_68" style:family="text">
      <style:text-properties fo:color="#444444" fo:font-size="10pt" style:font-size-asian="10pt" style:font-size-complex="10pt"/>
    </style:style>
    <style:style style:name="T187_69" style:family="text">
      <style:text-properties fo:color="#444444" fo:font-size="10pt" style:font-size-asian="10pt" style:font-size-complex="10pt"/>
    </style:style>
    <style:style style:name="T187_70" style:family="text">
      <style:text-properties fo:color="#444444" fo:font-size="10pt" style:font-size-asian="10pt" style:font-size-complex="10pt"/>
    </style:style>
    <style:style style:name="T187_71" style:family="text">
      <style:text-properties fo:color="#444444" fo:font-size="10pt" style:font-size-asian="10pt" style:font-size-complex="10pt"/>
    </style:style>
    <style:style style:name="T187_72" style:family="text">
      <style:text-properties fo:color="#444444" fo:font-size="10pt" style:font-size-asian="10pt" style:font-size-complex="10pt"/>
    </style:style>
    <style:style style:name="T187_73" style:family="text">
      <style:text-properties fo:color="#444444" fo:font-size="10pt" style:font-size-asian="10pt" style:font-size-complex="10pt"/>
    </style:style>
    <style:style style:name="T187_74" style:family="text">
      <style:text-properties fo:color="#444444" fo:font-size="10pt" style:font-size-asian="10pt" style:font-size-complex="10pt"/>
    </style:style>
    <style:style style:name="T187_75" style:family="text">
      <style:text-properties fo:color="#444444" fo:font-size="10pt" style:font-size-asian="10pt" style:font-size-complex="10pt"/>
    </style:style>
    <style:style style:name="T187_76" style:family="text">
      <style:text-properties fo:color="#444444" fo:font-size="10pt" style:font-size-asian="10pt" style:font-size-complex="10pt"/>
    </style:style>
    <style:style style:name="T187_77" style:family="text">
      <style:text-properties fo:color="#444444" fo:font-size="10pt" style:font-size-asian="10pt" style:font-size-complex="10pt"/>
    </style:style>
    <style:style style:name="T187_78" style:family="text">
      <style:text-properties fo:color="#444444" fo:font-size="10pt" style:font-size-asian="10pt" style:font-size-complex="10pt"/>
    </style:style>
    <style:style style:name="T187_79" style:family="text">
      <style:text-properties fo:color="#444444" fo:font-size="10pt" style:font-size-asian="10pt" style:font-size-complex="10pt"/>
    </style:style>
    <style:style style:name="T187_80" style:family="text">
      <style:text-properties fo:color="#444444" fo:font-size="10pt" style:font-size-asian="10pt" style:font-size-complex="10pt"/>
    </style:style>
    <style:style style:name="T187_81" style:family="text">
      <style:text-properties fo:color="#444444" fo:font-size="10pt" style:font-size-asian="10pt" style:font-size-complex="10pt"/>
    </style:style>
    <style:style style:name="T187_82" style:family="text">
      <style:text-properties fo:color="#444444" fo:font-size="10pt" style:font-size-asian="10pt" style:font-size-complex="10pt"/>
    </style:style>
    <style:style style:name="T187_83" style:family="text">
      <style:text-properties fo:color="#444444" fo:font-size="10pt" style:font-size-asian="10pt" style:font-size-complex="10pt"/>
    </style:style>
    <style:style style:name="T187_84" style:family="text">
      <style:text-properties fo:color="#444444" fo:font-size="10pt" style:font-size-asian="10pt" style:font-size-complex="10pt"/>
    </style:style>
    <style:style style:name="T187_85" style:family="text">
      <style:text-properties fo:color="#444444" fo:font-size="10pt" style:font-size-asian="10pt" style:font-size-complex="10pt"/>
    </style:style>
    <style:style style:name="T187_86" style:family="text">
      <style:text-properties fo:color="#444444" fo:font-size="10pt" style:font-size-asian="10pt" style:font-size-complex="10pt"/>
    </style:style>
    <style:style style:name="T187_87" style:family="text">
      <style:text-properties fo:color="#444444" fo:font-size="10pt" style:font-size-asian="10pt" style:font-size-complex="10pt"/>
    </style:style>
    <style:style style:name="T187_88" style:family="text">
      <style:text-properties fo:color="#444444" fo:font-size="10pt" style:font-size-asian="10pt" style:font-size-complex="10pt"/>
    </style:style>
    <style:style style:name="T187_89" style:family="text">
      <style:text-properties fo:color="#444444" fo:font-size="10pt" style:font-size-asian="10pt" style:font-size-complex="10pt"/>
    </style:style>
    <style:style style:name="T187_90" style:family="text">
      <style:text-properties fo:color="#444444" fo:font-size="10pt" style:font-size-asian="10pt" style:font-size-complex="10pt"/>
    </style:style>
    <style:style style:name="T187_91" style:family="text">
      <style:text-properties fo:color="#444444" fo:font-size="10pt" style:font-size-asian="10pt" style:font-size-complex="10pt"/>
    </style:style>
    <style:style style:name="T187_92" style:family="text">
      <style:text-properties fo:color="#444444" fo:font-size="10pt" style:font-size-asian="10pt" style:font-size-complex="10pt"/>
    </style:style>
    <style:style style:name="T187_93" style:family="text">
      <style:text-properties fo:color="#444444" fo:font-size="10pt" style:font-size-asian="10pt" style:font-size-complex="10pt"/>
    </style:style>
    <style:style style:name="T187_94" style:family="text">
      <style:text-properties fo:color="#444444" fo:font-size="10pt" style:font-size-asian="10pt" style:font-size-complex="10pt"/>
    </style:style>
    <style:style style:name="T187_95" style:family="text">
      <style:text-properties fo:color="#444444" fo:font-size="10pt" style:font-size-asian="10pt" style:font-size-complex="10pt"/>
    </style:style>
    <style:style style:name="T187_96" style:family="text">
      <style:text-properties fo:color="#444444" fo:font-size="10pt" style:font-size-asian="10pt" style:font-size-complex="10pt"/>
    </style:style>
    <style:style style:name="T187_97" style:family="text">
      <style:text-properties fo:color="#444444" fo:font-size="10pt" style:font-size-asian="10pt" style:font-size-complex="10pt"/>
    </style:style>
    <style:style style:name="T187_98" style:family="text">
      <style:text-properties fo:color="#444444" fo:font-size="10pt" style:font-size-asian="10pt" style:font-size-complex="10pt"/>
    </style:style>
    <style:style style:name="T187_99" style:family="text">
      <style:text-properties fo:color="#444444" fo:font-size="10pt" style:font-size-asian="10pt" style:font-size-complex="10pt"/>
    </style:style>
    <style:style style:name="T187_100" style:family="text">
      <style:text-properties fo:color="#444444" fo:font-size="10pt" style:font-size-asian="10pt" style:font-size-complex="10pt"/>
    </style:style>
    <style:style style:name="T187_101" style:family="text">
      <style:text-properties fo:color="#444444" fo:font-size="10pt" style:font-size-asian="10pt" style:font-size-complex="10pt"/>
    </style:style>
    <style:style style:name="T187_102" style:family="text">
      <style:text-properties fo:color="#444444" fo:font-size="10pt" style:font-size-asian="10pt" style:font-size-complex="10pt"/>
    </style:style>
    <style:style style:name="T187_103" style:family="text">
      <style:text-properties fo:color="#444444" fo:font-size="10pt" style:font-size-asian="10pt" style:font-size-complex="10pt"/>
    </style:style>
    <style:style style:name="T187_104" style:family="text">
      <style:text-properties fo:color="#444444" fo:font-size="10pt" style:font-size-asian="10pt" style:font-size-complex="10pt"/>
    </style:style>
    <style:style style:name="T187_105" style:family="text">
      <style:text-properties fo:color="#444444" fo:font-size="10pt" style:font-size-asian="10pt" style:font-size-complex="10pt"/>
    </style:style>
    <style:style style:name="T187_106" style:family="text">
      <style:text-properties fo:color="#444444" fo:font-size="10pt" style:font-size-asian="10pt" style:font-size-complex="10pt"/>
    </style:style>
    <style:style style:name="T187_107" style:family="text">
      <style:text-properties fo:color="#444444" fo:font-size="10pt" style:font-size-asian="10pt" style:font-size-complex="10pt"/>
    </style:style>
    <style:style style:name="T187_108" style:family="text">
      <style:text-properties fo:color="#444444" fo:font-size="10pt" style:font-size-asian="10pt" style:font-size-complex="10pt"/>
    </style:style>
    <style:style style:name="T187_109" style:family="text">
      <style:text-properties fo:color="#444444" fo:font-size="10pt" style:font-size-asian="10pt" style:font-size-complex="10pt"/>
    </style:style>
    <style:style style:name="T187_110" style:family="text">
      <style:text-properties fo:color="#444444" fo:font-size="10pt" style:font-size-asian="10pt" style:font-size-complex="10pt"/>
    </style:style>
    <style:style style:name="T187_111" style:family="text">
      <style:text-properties fo:color="#444444" fo:font-size="10pt" style:font-size-asian="10pt" style:font-size-complex="10pt"/>
    </style:style>
    <style:style style:name="T187_112" style:family="text">
      <style:text-properties fo:color="#444444" fo:font-size="10pt" style:font-size-asian="10pt" style:font-size-complex="10pt"/>
    </style:style>
    <style:style style:name="T187_113" style:family="text">
      <style:text-properties fo:color="#444444" fo:font-size="10pt" style:font-size-asian="10pt" style:font-size-complex="10pt"/>
    </style:style>
    <style:style style:name="T187_114" style:family="text">
      <style:text-properties fo:color="#444444" fo:font-size="10pt" style:font-size-asian="10pt" style:font-size-complex="10pt"/>
    </style:style>
    <style:style style:name="T187_115" style:family="text">
      <style:text-properties fo:color="#444444" fo:font-size="10pt" style:font-size-asian="10pt" style:font-size-complex="10pt"/>
    </style:style>
    <style:style style:name="T187_116" style:family="text">
      <style:text-properties fo:color="#444444" fo:font-size="10pt" style:font-size-asian="10pt" style:font-size-complex="10pt"/>
    </style:style>
    <style:style style:name="T187_117" style:family="text">
      <style:text-properties fo:color="#444444" fo:font-size="10pt" style:font-size-asian="10pt" style:font-size-complex="10pt"/>
    </style:style>
    <style:style style:name="T187_118" style:family="text">
      <style:text-properties fo:color="#444444" fo:font-size="10pt" style:font-size-asian="10pt" style:font-size-complex="10pt"/>
    </style:style>
    <style:style style:name="T187_119" style:family="text">
      <style:text-properties fo:color="#444444" fo:font-size="10pt" style:font-size-asian="10pt" style:font-size-complex="10pt"/>
    </style:style>
    <style:style style:name="T187_120" style:family="text">
      <style:text-properties fo:color="#444444" fo:font-size="10pt" style:font-size-asian="10pt" style:font-size-complex="10pt"/>
    </style:style>
    <style:style style:name="T187_121" style:family="text">
      <style:text-properties fo:color="#444444" fo:font-size="10pt" style:font-size-asian="10pt" style:font-size-complex="10pt"/>
    </style:style>
    <style:style style:name="T187_122" style:family="text">
      <style:text-properties fo:color="#444444" fo:font-size="10pt" style:font-size-asian="10pt" style:font-size-complex="10pt"/>
    </style:style>
    <style:style style:name="T187_123" style:family="text">
      <style:text-properties fo:color="#444444" fo:font-size="10pt" style:font-size-asian="10pt" style:font-size-complex="10pt"/>
    </style:style>
    <style:style style:name="T187_124" style:family="text">
      <style:text-properties fo:color="#444444" fo:font-size="10pt" style:font-size-asian="10pt" style:font-size-complex="10pt"/>
    </style:style>
    <style:style style:name="T187_125" style:family="text">
      <style:text-properties fo:color="#444444" fo:font-size="10pt" style:font-size-asian="10pt" style:font-size-complex="10pt"/>
    </style:style>
    <style:style style:name="T187_126" style:family="text">
      <style:text-properties fo:color="#444444" fo:font-size="10pt" style:font-size-asian="10pt" style:font-size-complex="10pt"/>
    </style:style>
    <style:style style:name="T187_127" style:family="text">
      <style:text-properties fo:color="#444444" fo:font-size="10pt" style:font-size-asian="10pt" style:font-size-complex="10pt"/>
    </style:style>
    <style:style style:name="T187_128" style:family="text">
      <style:text-properties fo:color="#444444" fo:font-size="10pt" style:font-size-asian="10pt" style:font-size-complex="10pt"/>
    </style:style>
    <style:style style:name="T187_129" style:family="text">
      <style:text-properties fo:color="#444444" fo:font-size="10pt" style:font-size-asian="10pt" style:font-size-complex="10pt"/>
    </style:style>
    <style:style style:name="T187_130" style:family="text">
      <style:text-properties fo:color="#444444" fo:font-size="10pt" style:font-size-asian="10pt" style:font-size-complex="10pt"/>
    </style:style>
    <style:style style:name="T187_131" style:family="text">
      <style:text-properties fo:color="#444444" fo:font-size="10pt" style:font-size-asian="10pt" style:font-size-complex="10pt"/>
    </style:style>
    <style:style style:name="T187_132" style:family="text">
      <style:text-properties fo:color="#444444" fo:font-size="10pt" style:font-size-asian="10pt" style:font-size-complex="10pt"/>
    </style:style>
    <style:style style:name="T187_133" style:family="text">
      <style:text-properties fo:color="#444444" fo:font-size="10pt" style:font-size-asian="10pt" style:font-size-complex="10pt"/>
    </style:style>
    <style:style style:name="T187_134" style:family="text">
      <style:text-properties fo:color="#444444" fo:font-size="10pt" style:font-size-asian="10pt" style:font-size-complex="10pt"/>
    </style:style>
    <style:style style:name="T187_135" style:family="text">
      <style:text-properties fo:color="#444444" fo:font-size="10pt" style:font-size-asian="10pt" style:font-size-complex="10pt"/>
    </style:style>
    <style:style style:name="T187_136" style:family="text">
      <style:text-properties fo:color="#444444" fo:font-size="10pt" style:font-size-asian="10pt" style:font-size-complex="10pt"/>
    </style:style>
    <style:style style:name="T187_137" style:family="text">
      <style:text-properties fo:color="#444444" fo:font-size="10pt" style:font-size-asian="10pt" style:font-size-complex="10pt"/>
    </style:style>
    <style:style style:name="T187_138" style:family="text">
      <style:text-properties fo:color="#444444" fo:font-size="10pt" style:font-size-asian="10pt" style:font-size-complex="10pt"/>
    </style:style>
    <style:style style:name="T187_139" style:family="text">
      <style:text-properties fo:color="#444444" fo:font-size="10pt" style:font-size-asian="10pt" style:font-size-complex="10pt"/>
    </style:style>
    <style:style style:name="T187_140" style:family="text">
      <style:text-properties fo:color="#444444" fo:font-size="10pt" style:font-size-asian="10pt" style:font-size-complex="10pt"/>
    </style:style>
    <style:style style:name="T187_141" style:family="text">
      <style:text-properties fo:color="#444444" fo:font-size="10pt" style:font-size-asian="10pt" style:font-size-complex="10pt"/>
    </style:style>
    <style:style style:name="T187_142" style:family="text">
      <style:text-properties fo:color="#444444" fo:font-size="10pt" style:font-size-asian="10pt" style:font-size-complex="10pt"/>
    </style:style>
    <style:style style:name="T187_143" style:family="text">
      <style:text-properties fo:color="#444444" fo:font-size="10pt" style:font-size-asian="10pt" style:font-size-complex="10pt"/>
    </style:style>
    <style:style style:name="T187_144" style:family="text">
      <style:text-properties fo:color="#444444" fo:font-size="10pt" style:font-size-asian="10pt" style:font-size-complex="10pt"/>
    </style:style>
    <style:style style:name="T187_145" style:family="text">
      <style:text-properties fo:color="#444444" fo:font-size="10pt" style:font-size-asian="10pt" style:font-size-complex="10pt"/>
    </style:style>
    <style:style style:name="T187_146" style:family="text">
      <style:text-properties fo:color="#444444" fo:font-size="10pt" style:font-size-asian="10pt" style:font-size-complex="10pt"/>
    </style:style>
    <style:style style:name="T187_147" style:family="text">
      <style:text-properties fo:color="#444444" fo:font-size="10pt" style:font-size-asian="10pt" style:font-size-complex="10pt"/>
    </style:style>
    <style:style style:name="T187_148" style:family="text">
      <style:text-properties fo:color="#444444" fo:font-size="10pt" style:font-size-asian="10pt" style:font-size-complex="10pt"/>
    </style:style>
    <style:style style:name="T187_149" style:family="text">
      <style:text-properties fo:color="#444444" fo:font-size="10pt" style:font-size-asian="10pt" style:font-size-complex="10pt"/>
    </style:style>
    <style:style style:name="T187_150" style:family="text">
      <style:text-properties fo:color="#444444" fo:font-size="10pt" style:font-size-asian="10pt" style:font-size-complex="10pt"/>
    </style:style>
    <style:style style:name="T187_151" style:family="text">
      <style:text-properties fo:color="#444444" fo:font-size="10pt" style:font-size-asian="10pt" style:font-size-complex="10pt"/>
    </style:style>
    <style:style style:name="T187_152" style:family="text">
      <style:text-properties fo:color="#444444" fo:font-size="10pt" style:font-size-asian="10pt" style:font-size-complex="10pt"/>
    </style:style>
    <style:style style:name="T187_153" style:family="text">
      <style:text-properties fo:color="#444444" fo:font-size="10pt" style:font-size-asian="10pt" style:font-size-complex="10pt"/>
    </style:style>
    <style:style style:name="T187_154" style:family="text">
      <style:text-properties fo:color="#444444" fo:font-size="10pt" style:font-size-asian="10pt" style:font-size-complex="10pt"/>
    </style:style>
    <style:style style:name="T187_155" style:family="text">
      <style:text-properties fo:color="#444444" fo:font-size="10pt" style:font-size-asian="10pt" style:font-size-complex="10pt"/>
    </style:style>
    <style:style style:name="T187_156" style:family="text">
      <style:text-properties fo:color="#444444" fo:font-size="10pt" style:font-size-asian="10pt" style:font-size-complex="10pt"/>
    </style:style>
    <style:style style:name="T187_157" style:family="text">
      <style:text-properties fo:color="#444444" fo:font-size="10pt" style:font-size-asian="10pt" style:font-size-complex="10pt"/>
    </style:style>
    <style:style style:name="T187_158" style:family="text">
      <style:text-properties fo:color="#444444" fo:font-size="10pt" style:font-size-asian="10pt" style:font-size-complex="10pt"/>
    </style:style>
    <style:style style:name="P188" style:family="paragraph" style:parent-style-name="Standard">
      <style:paragraph-properties fo:break-before="auto" fo:line-height="115%" fo:margin-top="0cm" style:writing-mode="lr-tb"/>
    </style:style>
    <style:style style:name="T188_1" style:family="text">
      <style:text-properties fo:color="#444444" fo:font-size="10pt" style:font-size-asian="10pt" style:font-size-complex="10pt"/>
    </style:style>
    <style:style style:name="T188_2" style:family="text">
      <style:text-properties fo:color="#444444" fo:font-size="10pt" style:font-size-asian="10pt" style:font-size-complex="10pt"/>
    </style:style>
    <style:style style:name="T188_3" style:family="text">
      <style:text-properties fo:color="#444444" fo:font-size="10pt" style:font-size-asian="10pt" style:font-size-complex="10pt"/>
    </style:style>
    <style:style style:name="T188_4" style:family="text">
      <style:text-properties fo:color="#444444" fo:font-size="10pt" style:font-size-asian="10pt" style:font-size-complex="10pt"/>
    </style:style>
    <style:style style:name="T188_5" style:family="text">
      <style:text-properties fo:color="#444444" fo:font-size="10pt" style:font-size-asian="10pt" style:font-size-complex="10pt"/>
    </style:style>
    <style:style style:name="T188_6" style:family="text">
      <style:text-properties fo:color="#444444" fo:font-size="10pt" style:font-size-asian="10pt" style:font-size-complex="10pt"/>
    </style:style>
    <style:style style:name="T188_7" style:family="text">
      <style:text-properties fo:color="#444444" fo:font-size="10pt" style:font-size-asian="10pt" style:font-size-complex="10pt"/>
    </style:style>
    <style:style style:name="T188_8" style:family="text">
      <style:text-properties fo:color="#444444" fo:font-size="10pt" style:font-size-asian="10pt" style:font-size-complex="10pt"/>
    </style:style>
    <style:style style:name="T188_9" style:family="text">
      <style:text-properties fo:color="#444444" fo:font-size="10pt" style:font-size-asian="10pt" style:font-size-complex="10pt"/>
    </style:style>
    <style:style style:name="T188_10" style:family="text">
      <style:text-properties fo:color="#444444" fo:font-size="10pt" style:font-size-asian="10pt" style:font-size-complex="10pt"/>
    </style:style>
    <style:style style:name="T188_11" style:family="text">
      <style:text-properties fo:color="#444444" fo:font-size="10pt" style:font-size-asian="10pt" style:font-size-complex="10pt"/>
    </style:style>
    <style:style style:name="T188_12" style:family="text">
      <style:text-properties fo:color="#444444" fo:font-size="10pt" style:font-size-asian="10pt" style:font-size-complex="10pt"/>
    </style:style>
    <style:style style:name="T188_13" style:family="text">
      <style:text-properties fo:color="#444444" fo:font-size="10pt" style:font-size-asian="10pt" style:font-size-complex="10pt"/>
    </style:style>
    <style:style style:name="T188_14" style:family="text">
      <style:text-properties fo:color="#444444" fo:font-size="10pt" style:font-size-asian="10pt" style:font-size-complex="10pt"/>
    </style:style>
    <style:style style:name="T188_15" style:family="text">
      <style:text-properties fo:color="#444444" fo:font-size="10pt" style:font-size-asian="10pt" style:font-size-complex="10pt"/>
    </style:style>
    <style:style style:name="T188_16" style:family="text">
      <style:text-properties fo:color="#444444" fo:font-size="10pt" style:font-size-asian="10pt" style:font-size-complex="10pt"/>
    </style:style>
    <style:style style:name="T188_17" style:family="text">
      <style:text-properties fo:color="#444444" fo:font-size="10pt" style:font-size-asian="10pt" style:font-size-complex="10pt"/>
    </style:style>
    <style:style style:name="T188_18" style:family="text">
      <style:text-properties fo:color="#444444" fo:font-size="10pt" style:font-size-asian="10pt" style:font-size-complex="10pt"/>
    </style:style>
    <style:style style:name="T188_19" style:family="text">
      <style:text-properties fo:color="#444444" fo:font-size="10pt" style:font-size-asian="10pt" style:font-size-complex="10pt"/>
    </style:style>
    <style:style style:name="T188_20" style:family="text">
      <style:text-properties fo:color="#444444" fo:font-size="10pt" style:font-size-asian="10pt" style:font-size-complex="10pt"/>
    </style:style>
    <style:style style:name="T188_21" style:family="text">
      <style:text-properties fo:color="#444444" fo:font-size="10pt" style:font-size-asian="10pt" style:font-size-complex="10pt"/>
    </style:style>
    <style:style style:name="T188_22" style:family="text">
      <style:text-properties fo:color="#444444" fo:font-size="10pt" style:font-size-asian="10pt" style:font-size-complex="10pt"/>
    </style:style>
    <style:style style:name="T188_23" style:family="text">
      <style:text-properties fo:color="#444444" fo:font-size="10pt" style:font-size-asian="10pt" style:font-size-complex="10pt"/>
    </style:style>
    <style:style style:name="T188_24" style:family="text">
      <style:text-properties fo:color="#444444" fo:font-size="10pt" style:font-size-asian="10pt" style:font-size-complex="10pt"/>
    </style:style>
    <style:style style:name="T188_25" style:family="text">
      <style:text-properties fo:color="#444444" fo:font-size="10pt" style:font-size-asian="10pt" style:font-size-complex="10pt"/>
    </style:style>
    <style:style style:name="T188_26" style:family="text">
      <style:text-properties fo:color="#444444" fo:font-size="10pt" style:font-size-asian="10pt" style:font-size-complex="10pt"/>
    </style:style>
    <style:style style:name="T188_27" style:family="text">
      <style:text-properties fo:color="#444444" fo:font-size="10pt" style:font-size-asian="10pt" style:font-size-complex="10pt"/>
    </style:style>
    <style:style style:name="T188_28" style:family="text">
      <style:text-properties fo:color="#444444" fo:font-size="10pt" style:font-size-asian="10pt" style:font-size-complex="10pt"/>
    </style:style>
    <style:style style:name="T188_29" style:family="text">
      <style:text-properties fo:color="#444444" fo:font-size="10pt" style:font-size-asian="10pt" style:font-size-complex="10pt"/>
    </style:style>
    <style:style style:name="T188_30" style:family="text">
      <style:text-properties fo:color="#444444" fo:font-size="10pt" style:font-size-asian="10pt" style:font-size-complex="10pt"/>
    </style:style>
    <style:style style:name="T188_31" style:family="text">
      <style:text-properties fo:color="#444444" fo:font-size="10pt" style:font-size-asian="10pt" style:font-size-complex="10pt"/>
    </style:style>
    <style:style style:name="T188_32" style:family="text">
      <style:text-properties fo:color="#444444" fo:font-size="10pt" style:font-size-asian="10pt" style:font-size-complex="10pt"/>
    </style:style>
    <style:style style:name="T188_33" style:family="text">
      <style:text-properties fo:color="#444444" fo:font-size="10pt" style:font-size-asian="10pt" style:font-size-complex="10pt"/>
    </style:style>
    <style:style style:name="T188_34" style:family="text">
      <style:text-properties fo:color="#444444" fo:font-size="10pt" style:font-size-asian="10pt" style:font-size-complex="10pt"/>
    </style:style>
    <style:style style:name="T188_35" style:family="text">
      <style:text-properties fo:color="#444444" fo:font-size="10pt" style:font-size-asian="10pt" style:font-size-complex="10pt"/>
    </style:style>
    <style:style style:name="T188_36" style:family="text">
      <style:text-properties fo:color="#444444" fo:font-size="10pt" style:font-size-asian="10pt" style:font-size-complex="10pt"/>
    </style:style>
    <style:style style:name="T188_37" style:family="text">
      <style:text-properties fo:color="#444444" fo:font-size="10pt" style:font-size-asian="10pt" style:font-size-complex="10pt"/>
    </style:style>
    <style:style style:name="T188_38" style:family="text">
      <style:text-properties fo:color="#444444" fo:font-size="10pt" style:font-size-asian="10pt" style:font-size-complex="10pt"/>
    </style:style>
    <style:style style:name="T188_39" style:family="text">
      <style:text-properties fo:color="#444444" fo:font-size="10pt" style:font-size-asian="10pt" style:font-size-complex="10pt"/>
    </style:style>
    <style:style style:name="T188_40" style:family="text">
      <style:text-properties fo:color="#444444" fo:font-size="10pt" style:font-size-asian="10pt" style:font-size-complex="10pt"/>
    </style:style>
    <style:style style:name="T188_41" style:family="text">
      <style:text-properties fo:color="#444444" fo:font-size="10pt" style:font-size-asian="10pt" style:font-size-complex="10pt"/>
    </style:style>
    <style:style style:name="T188_42" style:family="text">
      <style:text-properties fo:color="#444444" fo:font-size="10pt" style:font-size-asian="10pt" style:font-size-complex="10pt"/>
    </style:style>
    <style:style style:name="T188_43" style:family="text">
      <style:text-properties fo:color="#444444" fo:font-size="10pt" style:font-size-asian="10pt" style:font-size-complex="10pt"/>
    </style:style>
    <style:style style:name="T188_44" style:family="text">
      <style:text-properties fo:color="#444444" fo:font-size="10pt" style:font-size-asian="10pt" style:font-size-complex="10pt"/>
    </style:style>
    <style:style style:name="T188_45" style:family="text">
      <style:text-properties fo:color="#444444" fo:font-size="10pt" style:font-size-asian="10pt" style:font-size-complex="10pt"/>
    </style:style>
    <style:style style:name="T188_46" style:family="text">
      <style:text-properties fo:color="#444444" fo:font-size="10pt" style:font-size-asian="10pt" style:font-size-complex="10pt"/>
    </style:style>
    <style:style style:name="T188_47" style:family="text">
      <style:text-properties fo:color="#444444" fo:font-size="10pt" style:font-size-asian="10pt" style:font-size-complex="10pt"/>
    </style:style>
    <style:style style:name="T188_48" style:family="text">
      <style:text-properties fo:color="#444444" fo:font-size="10pt" style:font-size-asian="10pt" style:font-size-complex="10pt"/>
    </style:style>
    <style:style style:name="T188_49" style:family="text">
      <style:text-properties fo:color="#444444" fo:font-size="10pt" style:font-size-asian="10pt" style:font-size-complex="10pt"/>
    </style:style>
    <style:style style:name="T188_50" style:family="text">
      <style:text-properties fo:color="#444444" fo:font-size="10pt" style:font-size-asian="10pt" style:font-size-complex="10pt"/>
    </style:style>
    <style:style style:name="T188_51" style:family="text">
      <style:text-properties fo:color="#444444" fo:font-size="10pt" style:font-size-asian="10pt" style:font-size-complex="10pt"/>
    </style:style>
    <style:style style:name="T188_52" style:family="text">
      <style:text-properties fo:color="#444444" fo:font-size="10pt" style:font-size-asian="10pt" style:font-size-complex="10pt"/>
    </style:style>
    <style:style style:name="T188_53" style:family="text">
      <style:text-properties fo:color="#444444" fo:font-size="10pt" style:font-size-asian="10pt" style:font-size-complex="10pt"/>
    </style:style>
    <style:style style:name="T188_54" style:family="text">
      <style:text-properties fo:color="#444444" fo:font-size="10pt" style:font-size-asian="10pt" style:font-size-complex="10pt"/>
    </style:style>
    <style:style style:name="T188_55" style:family="text">
      <style:text-properties fo:color="#444444" fo:font-size="10pt" style:font-size-asian="10pt" style:font-size-complex="10pt"/>
    </style:style>
    <style:style style:name="T188_56" style:family="text">
      <style:text-properties fo:color="#444444" fo:font-size="10pt" style:font-size-asian="10pt" style:font-size-complex="10pt"/>
    </style:style>
    <style:style style:name="T188_57" style:family="text">
      <style:text-properties fo:color="#444444" fo:font-size="10pt" style:font-size-asian="10pt" style:font-size-complex="10pt"/>
    </style:style>
    <style:style style:name="T188_58" style:family="text">
      <style:text-properties fo:color="#444444" fo:font-size="10pt" style:font-size-asian="10pt" style:font-size-complex="10pt"/>
    </style:style>
    <style:style style:name="T188_59" style:family="text">
      <style:text-properties fo:color="#444444" fo:font-size="10pt" style:font-size-asian="10pt" style:font-size-complex="10pt"/>
    </style:style>
    <style:style style:name="T188_60" style:family="text">
      <style:text-properties fo:color="#444444" fo:font-size="10pt" style:font-size-asian="10pt" style:font-size-complex="10pt"/>
    </style:style>
    <style:style style:name="T188_61" style:family="text">
      <style:text-properties fo:color="#444444" fo:font-size="10pt" style:font-size-asian="10pt" style:font-size-complex="10pt"/>
    </style:style>
    <style:style style:name="T188_62" style:family="text">
      <style:text-properties fo:color="#444444" fo:font-size="10pt" style:font-size-asian="10pt" style:font-size-complex="10pt"/>
    </style:style>
    <style:style style:name="T188_63" style:family="text">
      <style:text-properties fo:color="#444444" fo:font-size="10pt" style:font-size-asian="10pt" style:font-size-complex="10pt"/>
    </style:style>
    <style:style style:name="T188_64" style:family="text">
      <style:text-properties fo:color="#444444" fo:font-size="10pt" style:font-size-asian="10pt" style:font-size-complex="10pt"/>
    </style:style>
    <style:style style:name="T188_65" style:family="text">
      <style:text-properties fo:color="#444444" fo:font-size="10pt" style:font-size-asian="10pt" style:font-size-complex="10pt"/>
    </style:style>
    <style:style style:name="T188_66" style:family="text">
      <style:text-properties fo:color="#444444" fo:font-size="10pt" style:font-size-asian="10pt" style:font-size-complex="10pt"/>
    </style:style>
    <style:style style:name="T188_67" style:family="text">
      <style:text-properties fo:color="#444444" fo:font-size="10pt" style:font-size-asian="10pt" style:font-size-complex="10pt"/>
    </style:style>
    <style:style style:name="T188_68" style:family="text">
      <style:text-properties fo:color="#444444" fo:font-size="10pt" style:font-size-asian="10pt" style:font-size-complex="10pt"/>
    </style:style>
    <style:style style:name="T188_69" style:family="text">
      <style:text-properties fo:color="#444444" fo:font-size="10pt" style:font-size-asian="10pt" style:font-size-complex="10pt"/>
    </style:style>
    <style:style style:name="T188_70" style:family="text">
      <style:text-properties fo:color="#444444" fo:font-size="10pt" style:font-size-asian="10pt" style:font-size-complex="10pt"/>
    </style:style>
    <style:style style:name="T188_71" style:family="text">
      <style:text-properties fo:color="#444444" fo:font-size="10pt" style:font-size-asian="10pt" style:font-size-complex="10pt"/>
    </style:style>
    <style:style style:name="T188_72" style:family="text">
      <style:text-properties fo:color="#444444" fo:font-size="10pt" style:font-size-asian="10pt" style:font-size-complex="10pt"/>
    </style:style>
    <style:style style:name="T188_73" style:family="text">
      <style:text-properties fo:color="#444444" fo:font-size="10pt" style:font-size-asian="10pt" style:font-size-complex="10pt"/>
    </style:style>
    <style:style style:name="T188_74" style:family="text">
      <style:text-properties fo:color="#444444" fo:font-size="10pt" style:font-size-asian="10pt" style:font-size-complex="10pt"/>
    </style:style>
    <style:style style:name="T188_75" style:family="text">
      <style:text-properties fo:color="#444444" fo:font-size="10pt" style:font-size-asian="10pt" style:font-size-complex="10pt"/>
    </style:style>
    <style:style style:name="T188_76" style:family="text">
      <style:text-properties fo:color="#444444" fo:font-size="10pt" style:font-size-asian="10pt" style:font-size-complex="10pt"/>
    </style:style>
    <style:style style:name="T188_77" style:family="text">
      <style:text-properties fo:color="#444444" fo:font-size="10pt" style:font-size-asian="10pt" style:font-size-complex="10pt"/>
    </style:style>
    <style:style style:name="T188_78" style:family="text">
      <style:text-properties fo:color="#444444" fo:font-size="10pt" style:font-size-asian="10pt" style:font-size-complex="10pt"/>
    </style:style>
    <style:style style:name="T188_79" style:family="text">
      <style:text-properties fo:color="#444444" fo:font-size="10pt" style:font-size-asian="10pt" style:font-size-complex="10pt"/>
    </style:style>
    <style:style style:name="T188_80" style:family="text">
      <style:text-properties fo:color="#444444" fo:font-size="10pt" style:font-size-asian="10pt" style:font-size-complex="10pt"/>
    </style:style>
    <style:style style:name="T188_81" style:family="text">
      <style:text-properties fo:color="#444444" fo:font-size="10pt" style:font-size-asian="10pt" style:font-size-complex="10pt"/>
    </style:style>
    <style:style style:name="T188_82" style:family="text">
      <style:text-properties fo:color="#444444" fo:font-size="10pt" style:font-size-asian="10pt" style:font-size-complex="10pt"/>
    </style:style>
    <style:style style:name="T188_83" style:family="text">
      <style:text-properties fo:color="#444444" fo:font-size="10pt" style:font-size-asian="10pt" style:font-size-complex="10pt"/>
    </style:style>
    <style:style style:name="T188_84" style:family="text">
      <style:text-properties fo:color="#444444" fo:font-size="10pt" style:font-size-asian="10pt" style:font-size-complex="10pt"/>
    </style:style>
    <style:style style:name="T188_85" style:family="text">
      <style:text-properties fo:color="#444444" fo:font-size="10pt" style:font-size-asian="10pt" style:font-size-complex="10pt"/>
    </style:style>
    <style:style style:name="T188_86" style:family="text">
      <style:text-properties fo:color="#444444" fo:font-size="10pt" style:font-size-asian="10pt" style:font-size-complex="10pt"/>
    </style:style>
    <style:style style:name="T188_87" style:family="text">
      <style:text-properties fo:color="#444444" fo:font-size="10pt" style:font-size-asian="10pt" style:font-size-complex="10pt"/>
    </style:style>
    <style:style style:name="T188_88" style:family="text">
      <style:text-properties fo:color="#444444" fo:font-size="10pt" style:font-size-asian="10pt" style:font-size-complex="10pt"/>
    </style:style>
    <style:style style:name="T188_89" style:family="text">
      <style:text-properties fo:color="#444444" fo:font-size="10pt" style:font-size-asian="10pt" style:font-size-complex="10pt"/>
    </style:style>
    <style:style style:name="T188_90" style:family="text">
      <style:text-properties fo:color="#444444" fo:font-size="10pt" style:font-size-asian="10pt" style:font-size-complex="10pt"/>
    </style:style>
    <style:style style:name="T188_91" style:family="text">
      <style:text-properties fo:color="#444444" fo:font-size="10pt" style:font-size-asian="10pt" style:font-size-complex="10pt"/>
    </style:style>
    <style:style style:name="T188_92" style:family="text">
      <style:text-properties fo:color="#444444" fo:font-size="10pt" style:font-size-asian="10pt" style:font-size-complex="10pt"/>
    </style:style>
    <style:style style:name="T188_93" style:family="text">
      <style:text-properties fo:color="#444444" fo:font-size="10pt" style:font-size-asian="10pt" style:font-size-complex="10pt"/>
    </style:style>
    <style:style style:name="T188_94" style:family="text">
      <style:text-properties fo:color="#444444" fo:font-size="10pt" style:font-size-asian="10pt" style:font-size-complex="10pt"/>
    </style:style>
    <style:style style:name="T188_95" style:family="text">
      <style:text-properties fo:color="#444444" fo:font-size="10pt" style:font-size-asian="10pt" style:font-size-complex="10pt"/>
    </style:style>
    <style:style style:name="T188_96" style:family="text">
      <style:text-properties fo:color="#444444" fo:font-size="10pt" style:font-size-asian="10pt" style:font-size-complex="10pt"/>
    </style:style>
    <style:style style:name="T188_97" style:family="text">
      <style:text-properties fo:color="#444444" fo:font-size="10pt" style:font-size-asian="10pt" style:font-size-complex="10pt"/>
    </style:style>
    <style:style style:name="T188_98" style:family="text">
      <style:text-properties fo:color="#444444" fo:font-size="10pt" style:font-size-asian="10pt" style:font-size-complex="10pt"/>
    </style:style>
    <style:style style:name="T188_99" style:family="text">
      <style:text-properties fo:color="#444444" fo:font-size="10pt" style:font-size-asian="10pt" style:font-size-complex="10pt"/>
    </style:style>
    <style:style style:name="T188_100" style:family="text">
      <style:text-properties fo:color="#444444" fo:font-size="10pt" style:font-size-asian="10pt" style:font-size-complex="10pt"/>
    </style:style>
    <style:style style:name="T188_101" style:family="text">
      <style:text-properties fo:color="#444444" fo:font-size="10pt" style:font-size-asian="10pt" style:font-size-complex="10pt"/>
    </style:style>
    <style:style style:name="T188_102" style:family="text">
      <style:text-properties fo:color="#444444" fo:font-size="10pt" style:font-size-asian="10pt" style:font-size-complex="10pt"/>
    </style:style>
    <style:style style:name="T188_103" style:family="text">
      <style:text-properties fo:color="#444444" fo:font-size="10pt" style:font-size-asian="10pt" style:font-size-complex="10pt"/>
    </style:style>
    <style:style style:name="T188_104" style:family="text">
      <style:text-properties fo:color="#444444" fo:font-size="10pt" style:font-size-asian="10pt" style:font-size-complex="10pt"/>
    </style:style>
    <style:style style:name="T188_105" style:family="text">
      <style:text-properties fo:color="#444444" fo:font-size="10pt" style:font-size-asian="10pt" style:font-size-complex="10pt"/>
    </style:style>
    <style:style style:name="T188_106" style:family="text">
      <style:text-properties fo:color="#444444" fo:font-size="10pt" style:font-size-asian="10pt" style:font-size-complex="10pt"/>
    </style:style>
    <style:style style:name="T188_107" style:family="text">
      <style:text-properties fo:color="#444444" fo:font-size="10pt" style:font-size-asian="10pt" style:font-size-complex="10pt"/>
    </style:style>
    <style:style style:name="T188_108" style:family="text">
      <style:text-properties fo:color="#444444" fo:font-size="10pt" style:font-size-asian="10pt" style:font-size-complex="10pt"/>
    </style:style>
    <style:style style:name="T188_109" style:family="text">
      <style:text-properties fo:color="#444444" fo:font-size="10pt" style:font-size-asian="10pt" style:font-size-complex="10pt"/>
    </style:style>
    <style:style style:name="T188_110" style:family="text">
      <style:text-properties fo:color="#444444" fo:font-size="10pt" style:font-size-asian="10pt" style:font-size-complex="10pt"/>
    </style:style>
    <style:style style:name="T188_111" style:family="text">
      <style:text-properties fo:color="#444444" fo:font-size="10pt" style:font-size-asian="10pt" style:font-size-complex="10pt"/>
    </style:style>
    <style:style style:name="T188_112" style:family="text">
      <style:text-properties fo:color="#444444" fo:font-size="10pt" style:font-size-asian="10pt" style:font-size-complex="10pt"/>
    </style:style>
    <style:style style:name="T188_113" style:family="text">
      <style:text-properties fo:color="#444444" fo:font-size="10pt" style:font-size-asian="10pt" style:font-size-complex="10pt"/>
    </style:style>
    <style:style style:name="T188_114" style:family="text">
      <style:text-properties fo:color="#444444" fo:font-size="10pt" style:font-size-asian="10pt" style:font-size-complex="10pt"/>
    </style:style>
    <style:style style:name="T188_115" style:family="text">
      <style:text-properties fo:color="#444444" fo:font-size="10pt" style:font-size-asian="10pt" style:font-size-complex="10pt"/>
    </style:style>
    <style:style style:name="T188_116" style:family="text">
      <style:text-properties fo:color="#444444" fo:font-size="10pt" style:font-size-asian="10pt" style:font-size-complex="10pt"/>
    </style:style>
    <style:style style:name="T188_117" style:family="text">
      <style:text-properties fo:color="#444444" fo:font-size="10pt" style:font-size-asian="10pt" style:font-size-complex="10pt"/>
    </style:style>
    <style:style style:name="T188_118" style:family="text">
      <style:text-properties fo:color="#444444" fo:font-size="10pt" style:font-size-asian="10pt" style:font-size-complex="10pt"/>
    </style:style>
    <style:style style:name="T188_119" style:family="text">
      <style:text-properties fo:color="#444444" fo:font-size="10pt" style:font-size-asian="10pt" style:font-size-complex="10pt"/>
    </style:style>
    <style:style style:name="T188_120" style:family="text">
      <style:text-properties fo:color="#444444" fo:font-size="10pt" style:font-size-asian="10pt" style:font-size-complex="10pt"/>
    </style:style>
    <style:style style:name="T188_121" style:family="text">
      <style:text-properties fo:color="#444444" fo:font-size="10pt" style:font-size-asian="10pt" style:font-size-complex="10pt"/>
    </style:style>
    <style:style style:name="T188_122" style:family="text">
      <style:text-properties fo:color="#444444" fo:font-size="10pt" style:font-size-asian="10pt" style:font-size-complex="10pt"/>
    </style:style>
    <style:style style:name="T188_123" style:family="text">
      <style:text-properties fo:color="#444444" fo:font-size="10pt" style:font-size-asian="10pt" style:font-size-complex="10pt"/>
    </style:style>
    <style:style style:name="T188_124" style:family="text">
      <style:text-properties fo:color="#444444" fo:font-size="10pt" style:font-size-asian="10pt" style:font-size-complex="10pt"/>
    </style:style>
    <style:style style:name="T188_125" style:family="text">
      <style:text-properties fo:color="#444444" fo:font-size="10pt" style:font-size-asian="10pt" style:font-size-complex="10pt"/>
    </style:style>
    <style:style style:name="T188_126" style:family="text">
      <style:text-properties fo:color="#444444" fo:font-size="10pt" style:font-size-asian="10pt" style:font-size-complex="10pt"/>
    </style:style>
    <style:style style:name="T188_127" style:family="text">
      <style:text-properties fo:color="#444444" fo:font-size="10pt" style:font-size-asian="10pt" style:font-size-complex="10pt"/>
    </style:style>
    <style:style style:name="T188_128" style:family="text">
      <style:text-properties fo:color="#444444" fo:font-size="10pt" style:font-size-asian="10pt" style:font-size-complex="10pt"/>
    </style:style>
    <style:style style:name="T188_129" style:family="text">
      <style:text-properties fo:color="#444444" fo:font-size="10pt" style:font-size-asian="10pt" style:font-size-complex="10pt"/>
    </style:style>
    <style:style style:name="T188_130" style:family="text">
      <style:text-properties fo:color="#444444" fo:font-size="10pt" style:font-size-asian="10pt" style:font-size-complex="10pt"/>
    </style:style>
    <style:style style:name="T188_131" style:family="text">
      <style:text-properties fo:color="#444444" fo:font-size="10pt" style:font-size-asian="10pt" style:font-size-complex="10pt"/>
    </style:style>
    <style:style style:name="T188_132" style:family="text">
      <style:text-properties fo:color="#444444" fo:font-size="10pt" style:font-size-asian="10pt" style:font-size-complex="10pt"/>
    </style:style>
    <style:style style:name="T188_133" style:family="text">
      <style:text-properties fo:color="#444444" fo:font-size="10pt" style:font-size-asian="10pt" style:font-size-complex="10pt"/>
    </style:style>
    <style:style style:name="T188_134" style:family="text">
      <style:text-properties fo:color="#444444" fo:font-size="10pt" style:font-size-asian="10pt" style:font-size-complex="10pt"/>
    </style:style>
    <style:style style:name="T188_135" style:family="text">
      <style:text-properties fo:color="#444444" fo:font-size="10pt" style:font-size-asian="10pt" style:font-size-complex="10pt"/>
    </style:style>
    <style:style style:name="T188_136" style:family="text">
      <style:text-properties fo:color="#444444" fo:font-size="10pt" style:font-size-asian="10pt" style:font-size-complex="10pt"/>
    </style:style>
    <style:style style:name="T188_137" style:family="text">
      <style:text-properties fo:color="#444444" fo:font-size="10pt" style:font-size-asian="10pt" style:font-size-complex="10pt"/>
    </style:style>
    <style:style style:name="T188_138" style:family="text">
      <style:text-properties fo:color="#444444" fo:font-size="10pt" style:font-size-asian="10pt" style:font-size-complex="10pt"/>
    </style:style>
    <style:style style:name="T188_139" style:family="text">
      <style:text-properties fo:color="#444444" fo:font-size="10pt" style:font-size-asian="10pt" style:font-size-complex="10pt"/>
    </style:style>
    <style:style style:name="T188_140" style:family="text">
      <style:text-properties fo:color="#444444" fo:font-size="10pt" style:font-size-asian="10pt" style:font-size-complex="10pt"/>
    </style:style>
    <style:style style:name="T188_141" style:family="text">
      <style:text-properties fo:color="#444444" fo:font-size="10pt" style:font-size-asian="10pt" style:font-size-complex="10pt"/>
    </style:style>
    <style:style style:name="T188_142" style:family="text">
      <style:text-properties fo:color="#444444" fo:font-size="10pt" style:font-size-asian="10pt" style:font-size-complex="10pt"/>
    </style:style>
    <style:style style:name="T188_143" style:family="text">
      <style:text-properties fo:color="#444444" fo:font-size="10pt" style:font-size-asian="10pt" style:font-size-complex="10pt"/>
    </style:style>
    <style:style style:name="T188_144" style:family="text">
      <style:text-properties fo:color="#444444" fo:font-size="10pt" style:font-size-asian="10pt" style:font-size-complex="10pt"/>
    </style:style>
    <style:style style:name="T188_145" style:family="text">
      <style:text-properties fo:color="#444444" fo:font-size="10pt" style:font-size-asian="10pt" style:font-size-complex="10pt"/>
    </style:style>
    <style:style style:name="T188_146" style:family="text">
      <style:text-properties fo:color="#444444" fo:font-size="10pt" style:font-size-asian="10pt" style:font-size-complex="10pt"/>
    </style:style>
    <style:style style:name="T188_147" style:family="text">
      <style:text-properties fo:color="#444444" fo:font-size="10pt" style:font-size-asian="10pt" style:font-size-complex="10pt"/>
    </style:style>
    <style:style style:name="T188_148" style:family="text">
      <style:text-properties fo:color="#444444" fo:font-size="10pt" style:font-size-asian="10pt" style:font-size-complex="10pt"/>
    </style:style>
    <style:style style:name="T188_149" style:family="text">
      <style:text-properties fo:color="#444444" fo:font-size="10pt" style:font-size-asian="10pt" style:font-size-complex="10pt"/>
    </style:style>
    <style:style style:name="T188_150" style:family="text">
      <style:text-properties fo:color="#444444" fo:font-size="10pt" style:font-size-asian="10pt" style:font-size-complex="10pt"/>
    </style:style>
    <style:style style:name="T188_151" style:family="text">
      <style:text-properties fo:color="#444444" fo:font-size="10pt" style:font-size-asian="10pt" style:font-size-complex="10pt"/>
    </style:style>
    <style:style style:name="T188_152" style:family="text">
      <style:text-properties fo:color="#444444" fo:font-size="10pt" style:font-size-asian="10pt" style:font-size-complex="10pt"/>
    </style:style>
    <style:style style:name="T188_153" style:family="text">
      <style:text-properties fo:color="#444444" fo:font-size="10pt" style:font-size-asian="10pt" style:font-size-complex="10pt"/>
    </style:style>
    <style:style style:name="T188_154" style:family="text">
      <style:text-properties fo:color="#444444" fo:font-size="10pt" style:font-size-asian="10pt" style:font-size-complex="10pt"/>
    </style:style>
    <style:style style:name="T188_155" style:family="text">
      <style:text-properties fo:color="#444444" fo:font-size="10pt" style:font-size-asian="10pt" style:font-size-complex="10pt"/>
    </style:style>
    <style:style style:name="T188_156" style:family="text">
      <style:text-properties fo:color="#444444" fo:font-size="10pt" style:font-size-asian="10pt" style:font-size-complex="10pt"/>
    </style:style>
    <style:style style:name="T188_157" style:family="text">
      <style:text-properties fo:color="#444444" fo:font-size="10pt" style:font-size-asian="10pt" style:font-size-complex="10pt"/>
    </style:style>
    <style:style style:name="T188_158" style:family="text">
      <style:text-properties fo:color="#444444" fo:font-size="10pt" style:font-size-asian="10pt" style:font-size-complex="10pt"/>
    </style:style>
    <style:style style:name="T188_159" style:family="text">
      <style:text-properties fo:color="#444444" fo:font-size="10pt" style:font-size-asian="10pt" style:font-size-complex="10pt"/>
    </style:style>
    <style:style style:name="T188_160" style:family="text">
      <style:text-properties fo:color="#444444" fo:font-size="10pt" style:font-size-asian="10pt" style:font-size-complex="10pt"/>
    </style:style>
    <style:style style:name="T188_161" style:family="text">
      <style:text-properties fo:color="#444444" fo:font-size="10pt" style:font-size-asian="10pt" style:font-size-complex="10pt"/>
    </style:style>
    <style:style style:name="T188_162" style:family="text">
      <style:text-properties fo:color="#444444" fo:font-size="10pt" style:font-size-asian="10pt" style:font-size-complex="10pt"/>
    </style:style>
    <style:style style:name="T188_163" style:family="text">
      <style:text-properties fo:color="#444444" fo:font-size="10pt" style:font-size-asian="10pt" style:font-size-complex="10pt"/>
    </style:style>
    <style:style style:name="T188_164" style:family="text">
      <style:text-properties fo:color="#444444" fo:font-size="10pt" style:font-size-asian="10pt" style:font-size-complex="10pt"/>
    </style:style>
    <style:style style:name="T188_165" style:family="text">
      <style:text-properties fo:color="#444444" fo:font-size="10pt" style:font-size-asian="10pt" style:font-size-complex="10pt"/>
    </style:style>
    <style:style style:name="T188_166" style:family="text">
      <style:text-properties fo:color="#444444" fo:font-size="10pt" style:font-size-asian="10pt" style:font-size-complex="10pt"/>
    </style:style>
    <style:style style:name="T188_167" style:family="text">
      <style:text-properties fo:color="#444444" fo:font-size="10pt" style:font-size-asian="10pt" style:font-size-complex="10pt"/>
    </style:style>
    <style:style style:name="T188_168" style:family="text">
      <style:text-properties fo:color="#444444" fo:font-size="10pt" style:font-size-asian="10pt" style:font-size-complex="10pt"/>
    </style:style>
    <style:style style:name="T188_169" style:family="text">
      <style:text-properties fo:color="#444444" fo:font-size="10pt" style:font-size-asian="10pt" style:font-size-complex="10pt"/>
    </style:style>
    <style:style style:name="T188_170" style:family="text">
      <style:text-properties fo:color="#444444" fo:font-size="10pt" style:font-size-asian="10pt" style:font-size-complex="10pt"/>
    </style:style>
    <style:style style:name="T188_171" style:family="text">
      <style:text-properties fo:color="#444444" fo:font-size="10pt" style:font-size-asian="10pt" style:font-size-complex="10pt"/>
    </style:style>
    <style:style style:name="T188_172" style:family="text">
      <style:text-properties fo:color="#444444" fo:font-size="10pt" style:font-size-asian="10pt" style:font-size-complex="10pt"/>
    </style:style>
    <style:style style:name="T188_173" style:family="text">
      <style:text-properties fo:color="#444444" fo:font-size="10pt" style:font-size-asian="10pt" style:font-size-complex="10pt"/>
    </style:style>
    <style:style style:name="T188_174" style:family="text">
      <style:text-properties fo:color="#444444" fo:font-size="10pt" style:font-size-asian="10pt" style:font-size-complex="10pt"/>
    </style:style>
    <style:style style:name="T188_175" style:family="text">
      <style:text-properties fo:color="#444444" fo:font-size="10pt" style:font-size-asian="10pt" style:font-size-complex="10pt"/>
    </style:style>
    <style:style style:name="T188_176" style:family="text">
      <style:text-properties fo:color="#444444" fo:font-size="10pt" style:font-size-asian="10pt" style:font-size-complex="10pt"/>
    </style:style>
    <style:style style:name="T188_177" style:family="text">
      <style:text-properties fo:color="#444444" fo:font-size="10pt" style:font-size-asian="10pt" style:font-size-complex="10pt"/>
    </style:style>
    <style:style style:name="T188_178" style:family="text">
      <style:text-properties fo:color="#444444" fo:font-size="10pt" style:font-size-asian="10pt" style:font-size-complex="10pt"/>
    </style:style>
    <style:style style:name="T188_179" style:family="text">
      <style:text-properties fo:color="#444444" fo:font-size="10pt" style:font-size-asian="10pt" style:font-size-complex="10pt"/>
    </style:style>
    <style:style style:name="T188_180" style:family="text">
      <style:text-properties fo:color="#444444" fo:font-size="10pt" style:font-size-asian="10pt" style:font-size-complex="10pt"/>
    </style:style>
    <style:style style:name="T188_181" style:family="text">
      <style:text-properties fo:color="#444444" fo:font-size="10pt" style:font-size-asian="10pt" style:font-size-complex="10pt"/>
    </style:style>
    <style:style style:name="T188_182" style:family="text">
      <style:text-properties fo:color="#444444" fo:font-size="10pt" style:font-size-asian="10pt" style:font-size-complex="10pt"/>
    </style:style>
    <style:style style:name="T188_183" style:family="text">
      <style:text-properties fo:color="#444444" fo:font-size="10pt" style:font-size-asian="10pt" style:font-size-complex="10pt"/>
    </style:style>
    <style:style style:name="T188_184" style:family="text">
      <style:text-properties fo:color="#444444" fo:font-size="10pt" style:font-size-asian="10pt" style:font-size-complex="10pt"/>
    </style:style>
    <style:style style:name="T188_185" style:family="text">
      <style:text-properties fo:color="#444444" fo:font-size="10pt" style:font-size-asian="10pt" style:font-size-complex="10pt"/>
    </style:style>
    <style:style style:name="T188_186" style:family="text">
      <style:text-properties fo:color="#444444" fo:font-size="10pt" style:font-size-asian="10pt" style:font-size-complex="10pt"/>
    </style:style>
    <style:style style:name="T188_187" style:family="text">
      <style:text-properties fo:color="#444444" fo:font-size="10pt" style:font-size-asian="10pt" style:font-size-complex="10pt"/>
    </style:style>
    <style:style style:name="T188_188" style:family="text">
      <style:text-properties fo:color="#444444" fo:font-size="10pt" style:font-size-asian="10pt" style:font-size-complex="10pt"/>
    </style:style>
    <style:style style:name="T188_189" style:family="text">
      <style:text-properties fo:color="#444444" fo:font-size="10pt" style:font-size-asian="10pt" style:font-size-complex="10pt"/>
    </style:style>
    <style:style style:name="T188_190" style:family="text">
      <style:text-properties fo:color="#444444" fo:font-size="10pt" style:font-size-asian="10pt" style:font-size-complex="10pt"/>
    </style:style>
    <style:style style:name="T188_191" style:family="text">
      <style:text-properties fo:color="#444444" fo:font-size="10pt" style:font-size-asian="10pt" style:font-size-complex="10pt"/>
    </style:style>
    <style:style style:name="T188_192" style:family="text">
      <style:text-properties fo:color="#444444" fo:font-size="10pt" style:font-size-asian="10pt" style:font-size-complex="10pt"/>
    </style:style>
    <style:style style:name="T188_193" style:family="text">
      <style:text-properties fo:color="#444444" fo:font-size="10pt" style:font-size-asian="10pt" style:font-size-complex="10pt"/>
    </style:style>
    <style:style style:name="T188_194" style:family="text">
      <style:text-properties fo:color="#444444" fo:font-size="10pt" style:font-size-asian="10pt" style:font-size-complex="10pt"/>
    </style:style>
    <style:style style:name="T188_195" style:family="text">
      <style:text-properties fo:color="#444444" fo:font-size="10pt" style:font-size-asian="10pt" style:font-size-complex="10pt"/>
    </style:style>
    <style:style style:name="T188_196" style:family="text">
      <style:text-properties fo:color="#444444" fo:font-size="10pt" style:font-size-asian="10pt" style:font-size-complex="10pt"/>
    </style:style>
    <style:style style:name="T188_197" style:family="text">
      <style:text-properties fo:color="#444444" fo:font-size="10pt" style:font-size-asian="10pt" style:font-size-complex="10pt"/>
    </style:style>
    <style:style style:name="T188_198" style:family="text">
      <style:text-properties fo:color="#444444" fo:font-size="10pt" style:font-size-asian="10pt" style:font-size-complex="10pt"/>
    </style:style>
    <style:style style:name="T188_199" style:family="text">
      <style:text-properties fo:color="#444444" fo:font-size="10pt" style:font-size-asian="10pt" style:font-size-complex="10pt"/>
    </style:style>
    <style:style style:name="T188_200" style:family="text">
      <style:text-properties fo:color="#444444" fo:font-size="10pt" style:font-size-asian="10pt" style:font-size-complex="10pt"/>
    </style:style>
    <style:style style:name="T188_201" style:family="text">
      <style:text-properties fo:color="#444444" fo:font-size="10pt" style:font-size-asian="10pt" style:font-size-complex="10pt"/>
    </style:style>
    <style:style style:name="T188_202" style:family="text">
      <style:text-properties fo:color="#444444" fo:font-size="10pt" style:font-size-asian="10pt" style:font-size-complex="10pt"/>
    </style:style>
    <style:style style:name="T188_203" style:family="text">
      <style:text-properties fo:color="#444444" fo:font-size="10pt" style:font-size-asian="10pt" style:font-size-complex="10pt"/>
    </style:style>
    <style:style style:name="T188_204" style:family="text">
      <style:text-properties fo:color="#444444" fo:font-size="10pt" style:font-size-asian="10pt" style:font-size-complex="10pt"/>
    </style:style>
    <style:style style:name="T188_205" style:family="text">
      <style:text-properties fo:color="#444444" fo:font-size="10pt" style:font-size-asian="10pt" style:font-size-complex="10pt"/>
    </style:style>
    <style:style style:name="T188_206" style:family="text">
      <style:text-properties fo:color="#444444" fo:font-size="10pt" style:font-size-asian="10pt" style:font-size-complex="10pt"/>
    </style:style>
    <style:style style:name="T188_207" style:family="text">
      <style:text-properties fo:color="#444444" fo:font-size="10pt" style:font-size-asian="10pt" style:font-size-complex="10pt"/>
    </style:style>
    <style:style style:name="T188_208" style:family="text">
      <style:text-properties fo:color="#444444" fo:font-size="10pt" style:font-size-asian="10pt" style:font-size-complex="10pt"/>
    </style:style>
    <style:style style:name="T188_209" style:family="text">
      <style:text-properties fo:color="#444444" fo:font-size="10pt" style:font-size-asian="10pt" style:font-size-complex="10pt"/>
    </style:style>
    <style:style style:name="T188_210" style:family="text">
      <style:text-properties fo:color="#444444" fo:font-size="10pt" style:font-size-asian="10pt" style:font-size-complex="10pt"/>
    </style:style>
    <style:style style:name="T188_211" style:family="text">
      <style:text-properties fo:color="#444444" fo:font-size="10pt" style:font-size-asian="10pt" style:font-size-complex="10pt"/>
    </style:style>
    <style:style style:name="T188_212" style:family="text">
      <style:text-properties fo:color="#444444" fo:font-size="10pt" style:font-size-asian="10pt" style:font-size-complex="10pt"/>
    </style:style>
    <style:style style:name="T188_213" style:family="text">
      <style:text-properties fo:color="#444444" fo:font-size="10pt" style:font-size-asian="10pt" style:font-size-complex="10pt"/>
    </style:style>
    <style:style style:name="T188_214" style:family="text">
      <style:text-properties fo:color="#444444" fo:font-size="10pt" style:font-size-asian="10pt" style:font-size-complex="10pt"/>
    </style:style>
    <style:style style:name="T188_215" style:family="text">
      <style:text-properties fo:color="#444444" fo:font-size="10pt" style:font-size-asian="10pt" style:font-size-complex="10pt"/>
    </style:style>
    <style:style style:name="T188_216" style:family="text">
      <style:text-properties fo:color="#444444" fo:font-size="10pt" style:font-size-asian="10pt" style:font-size-complex="10pt"/>
    </style:style>
    <style:style style:name="T188_217" style:family="text">
      <style:text-properties fo:color="#444444" fo:font-size="10pt" style:font-size-asian="10pt" style:font-size-complex="10pt"/>
    </style:style>
    <style:style style:name="T188_218" style:family="text">
      <style:text-properties fo:color="#444444" fo:font-size="10pt" style:font-size-asian="10pt" style:font-size-complex="10pt"/>
    </style:style>
    <style:style style:name="T188_219" style:family="text">
      <style:text-properties fo:color="#444444" fo:font-size="10pt" style:font-size-asian="10pt" style:font-size-complex="10pt"/>
    </style:style>
    <style:style style:name="T188_220" style:family="text">
      <style:text-properties fo:color="#444444" fo:font-size="10pt" style:font-size-asian="10pt" style:font-size-complex="10pt"/>
    </style:style>
    <style:style style:name="T188_221" style:family="text">
      <style:text-properties fo:color="#444444" fo:font-size="10pt" style:font-size-asian="10pt" style:font-size-complex="10pt"/>
    </style:style>
    <style:style style:name="T188_222" style:family="text">
      <style:text-properties fo:color="#444444" fo:font-size="10pt" style:font-size-asian="10pt" style:font-size-complex="10pt"/>
    </style:style>
    <style:style style:name="T188_223" style:family="text">
      <style:text-properties fo:color="#444444" fo:font-size="10pt" style:font-size-asian="10pt" style:font-size-complex="10pt"/>
    </style:style>
    <style:style style:name="T188_224" style:family="text">
      <style:text-properties fo:color="#444444" fo:font-size="10pt" style:font-size-asian="10pt" style:font-size-complex="10pt"/>
    </style:style>
    <style:style style:name="T188_225" style:family="text">
      <style:text-properties fo:color="#444444" fo:font-size="10pt" style:font-size-asian="10pt" style:font-size-complex="10pt"/>
    </style:style>
    <style:style style:name="T188_226" style:family="text">
      <style:text-properties fo:color="#444444" fo:font-size="10pt" style:font-size-asian="10pt" style:font-size-complex="10pt"/>
    </style:style>
    <style:style style:name="T188_227" style:family="text">
      <style:text-properties fo:color="#444444" fo:font-size="10pt" style:font-size-asian="10pt" style:font-size-complex="10pt"/>
    </style:style>
    <style:style style:name="T188_228" style:family="text">
      <style:text-properties fo:color="#444444" fo:font-size="10pt" style:font-size-asian="10pt" style:font-size-complex="10pt"/>
    </style:style>
    <style:style style:name="T188_229" style:family="text">
      <style:text-properties fo:color="#444444" fo:font-size="10pt" style:font-size-asian="10pt" style:font-size-complex="10pt"/>
    </style:style>
    <style:style style:name="T188_230" style:family="text">
      <style:text-properties fo:color="#444444" fo:font-size="10pt" style:font-size-asian="10pt" style:font-size-complex="10pt"/>
    </style:style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>
      <style:text-properties fo:color="#444444" fo:font-size="10pt" style:font-size-asian="10pt" style:font-size-complex="10pt"/>
    </style:style>
    <style:style style:name="T189_2" style:family="text">
      <style:text-properties fo:color="#444444" fo:font-size="10pt" style:font-size-asian="10pt" style:font-size-complex="10pt"/>
    </style:style>
    <style:style style:name="T189_3" style:family="text">
      <style:text-properties fo:color="#444444" fo:font-size="10pt" style:font-size-asian="10pt" style:font-size-complex="10pt"/>
    </style:style>
    <style:style style:name="T189_4" style:family="text">
      <style:text-properties fo:color="#444444" fo:font-size="10pt" style:font-size-asian="10pt" style:font-size-complex="10pt"/>
    </style:style>
    <style:style style:name="T189_5" style:family="text">
      <style:text-properties fo:color="#444444" fo:font-size="10pt" style:font-size-asian="10pt" style:font-size-complex="10pt"/>
    </style:style>
    <style:style style:name="T189_6" style:family="text">
      <style:text-properties fo:color="#444444" fo:font-size="10pt" style:font-size-asian="10pt" style:font-size-complex="10pt"/>
    </style:style>
    <style:style style:name="T189_7" style:family="text">
      <style:text-properties fo:color="#444444" fo:font-size="10pt" style:font-size-asian="10pt" style:font-size-complex="10pt"/>
    </style:style>
    <style:style style:name="T189_8" style:family="text">
      <style:text-properties fo:color="#444444" fo:font-size="10pt" style:font-size-asian="10pt" style:font-size-complex="10pt"/>
    </style:style>
    <style:style style:name="T189_9" style:family="text">
      <style:text-properties fo:color="#444444" fo:font-size="10pt" style:font-size-asian="10pt" style:font-size-complex="10pt"/>
    </style:style>
    <style:style style:name="T189_10" style:family="text">
      <style:text-properties fo:color="#444444" fo:font-size="10pt" style:font-size-asian="10pt" style:font-size-complex="10pt"/>
    </style:style>
    <style:style style:name="T189_11" style:family="text">
      <style:text-properties fo:color="#444444" fo:font-size="10pt" style:font-size-asian="10pt" style:font-size-complex="10pt"/>
    </style:style>
    <style:style style:name="T189_12" style:family="text">
      <style:text-properties fo:color="#444444" fo:font-size="10pt" style:font-size-asian="10pt" style:font-size-complex="10pt"/>
    </style:style>
    <style:style style:name="T189_13" style:family="text">
      <style:text-properties fo:color="#444444" fo:font-size="10pt" style:font-size-asian="10pt" style:font-size-complex="10pt"/>
    </style:style>
    <style:style style:name="T189_14" style:family="text">
      <style:text-properties fo:color="#444444" fo:font-size="10pt" style:font-size-asian="10pt" style:font-size-complex="10pt"/>
    </style:style>
    <style:style style:name="T189_15" style:family="text">
      <style:text-properties fo:color="#444444" fo:font-size="10pt" style:font-size-asian="10pt" style:font-size-complex="10pt"/>
    </style:style>
    <style:style style:name="T189_16" style:family="text">
      <style:text-properties fo:color="#444444" fo:font-size="10pt" style:font-size-asian="10pt" style:font-size-complex="10pt"/>
    </style:style>
    <style:style style:name="T189_17" style:family="text">
      <style:text-properties fo:color="#444444" fo:font-size="10pt" style:font-size-asian="10pt" style:font-size-complex="10pt"/>
    </style:style>
    <style:style style:name="T189_18" style:family="text">
      <style:text-properties fo:color="#444444" fo:font-size="10pt" style:font-size-asian="10pt" style:font-size-complex="10pt"/>
    </style:style>
    <style:style style:name="T189_19" style:family="text">
      <style:text-properties fo:color="#444444" fo:font-size="10pt" style:font-size-asian="10pt" style:font-size-complex="10pt"/>
    </style:style>
    <style:style style:name="T189_20" style:family="text">
      <style:text-properties fo:color="#444444" fo:font-size="10pt" style:font-size-asian="10pt" style:font-size-complex="10pt"/>
    </style:style>
    <style:style style:name="T189_21" style:family="text">
      <style:text-properties fo:color="#444444" fo:font-size="10pt" style:font-size-asian="10pt" style:font-size-complex="10pt"/>
    </style:style>
    <style:style style:name="T189_22" style:family="text">
      <style:text-properties fo:color="#444444" fo:font-size="10pt" style:font-size-asian="10pt" style:font-size-complex="10pt"/>
    </style:style>
    <style:style style:name="T189_23" style:family="text">
      <style:text-properties fo:color="#444444" fo:font-size="10pt" style:font-size-asian="10pt" style:font-size-complex="10pt"/>
    </style:style>
    <style:style style:name="T189_24" style:family="text">
      <style:text-properties fo:color="#444444" fo:font-size="10pt" style:font-size-asian="10pt" style:font-size-complex="10pt"/>
    </style:style>
    <style:style style:name="T189_25" style:family="text">
      <style:text-properties fo:color="#444444" fo:font-size="10pt" style:font-size-asian="10pt" style:font-size-complex="10pt"/>
    </style:style>
    <style:style style:name="T189_26" style:family="text">
      <style:text-properties fo:color="#444444" fo:font-size="10pt" style:font-size-asian="10pt" style:font-size-complex="10pt"/>
    </style:style>
    <style:style style:name="T189_27" style:family="text">
      <style:text-properties fo:color="#444444" fo:font-size="10pt" style:font-size-asian="10pt" style:font-size-complex="10pt"/>
    </style:style>
    <style:style style:name="T189_28" style:family="text">
      <style:text-properties fo:color="#444444" fo:font-size="10pt" style:font-size-asian="10pt" style:font-size-complex="10pt"/>
    </style:style>
    <style:style style:name="T189_29" style:family="text">
      <style:text-properties fo:color="#444444" fo:font-size="10pt" style:font-size-asian="10pt" style:font-size-complex="10pt"/>
    </style:style>
    <style:style style:name="T189_30" style:family="text">
      <style:text-properties fo:color="#444444" fo:font-size="10pt" style:font-size-asian="10pt" style:font-size-complex="10pt"/>
    </style:style>
    <style:style style:name="T189_31" style:family="text">
      <style:text-properties fo:color="#444444" fo:font-size="10pt" style:font-size-asian="10pt" style:font-size-complex="10pt"/>
    </style:style>
    <style:style style:name="T189_32" style:family="text">
      <style:text-properties fo:color="#444444" fo:font-size="10pt" style:font-size-asian="10pt" style:font-size-complex="10pt"/>
    </style:style>
    <style:style style:name="T189_33" style:family="text">
      <style:text-properties fo:color="#444444" fo:font-size="10pt" style:font-size-asian="10pt" style:font-size-complex="10pt"/>
    </style:style>
    <style:style style:name="T189_34" style:family="text">
      <style:text-properties fo:color="#444444" fo:font-size="10pt" style:font-size-asian="10pt" style:font-size-complex="10pt"/>
    </style:style>
    <style:style style:name="T189_35" style:family="text">
      <style:text-properties fo:color="#444444" fo:font-size="10pt" style:font-size-asian="10pt" style:font-size-complex="10pt"/>
    </style:style>
    <style:style style:name="T189_36" style:family="text">
      <style:text-properties fo:color="#444444" fo:font-size="10pt" style:font-size-asian="10pt" style:font-size-complex="10pt"/>
    </style:style>
    <style:style style:name="T189_37" style:family="text">
      <style:text-properties fo:color="#444444" fo:font-size="10pt" style:font-size-asian="10pt" style:font-size-complex="10pt"/>
    </style:style>
    <style:style style:name="T189_38" style:family="text">
      <style:text-properties fo:color="#444444" fo:font-size="10pt" style:font-size-asian="10pt" style:font-size-complex="10pt"/>
    </style:style>
    <style:style style:name="T189_39" style:family="text">
      <style:text-properties fo:color="#444444" fo:font-size="10pt" style:font-size-asian="10pt" style:font-size-complex="10pt"/>
    </style:style>
    <style:style style:name="T189_40" style:family="text">
      <style:text-properties fo:color="#444444" fo:font-size="10pt" style:font-size-asian="10pt" style:font-size-complex="10pt"/>
    </style:style>
    <style:style style:name="T189_41" style:family="text">
      <style:text-properties fo:color="#444444" fo:font-size="10pt" style:font-size-asian="10pt" style:font-size-complex="10pt"/>
    </style:style>
    <style:style style:name="T189_42" style:family="text">
      <style:text-properties fo:color="#444444" fo:font-size="10pt" style:font-size-asian="10pt" style:font-size-complex="10pt"/>
    </style:style>
    <style:style style:name="T189_43" style:family="text">
      <style:text-properties fo:color="#444444" fo:font-size="10pt" style:font-size-asian="10pt" style:font-size-complex="10pt"/>
    </style:style>
    <style:style style:name="T189_44" style:family="text">
      <style:text-properties fo:color="#444444" fo:font-size="10pt" style:font-size-asian="10pt" style:font-size-complex="10pt"/>
    </style:style>
    <style:style style:name="T189_45" style:family="text">
      <style:text-properties fo:color="#444444" fo:font-size="10pt" style:font-size-asian="10pt" style:font-size-complex="10pt"/>
    </style:style>
    <style:style style:name="T189_46" style:family="text">
      <style:text-properties fo:color="#444444" fo:font-size="10pt" style:font-size-asian="10pt" style:font-size-complex="10pt"/>
    </style:style>
    <style:style style:name="T189_47" style:family="text">
      <style:text-properties fo:color="#444444" fo:font-size="10pt" style:font-size-asian="10pt" style:font-size-complex="10pt"/>
    </style:style>
    <style:style style:name="T189_48" style:family="text">
      <style:text-properties fo:color="#444444" fo:font-size="10pt" style:font-size-asian="10pt" style:font-size-complex="10pt"/>
    </style:style>
    <style:style style:name="T189_49" style:family="text">
      <style:text-properties fo:color="#444444" fo:font-size="10pt" style:font-size-asian="10pt" style:font-size-complex="10pt"/>
    </style:style>
    <style:style style:name="T189_50" style:family="text">
      <style:text-properties fo:color="#444444" fo:font-size="10pt" style:font-size-asian="10pt" style:font-size-complex="10pt"/>
    </style:style>
    <style:style style:name="T189_51" style:family="text">
      <style:text-properties fo:color="#444444" fo:font-size="10pt" style:font-size-asian="10pt" style:font-size-complex="10pt"/>
    </style:style>
    <style:style style:name="T189_52" style:family="text">
      <style:text-properties fo:color="#444444" fo:font-size="10pt" style:font-size-asian="10pt" style:font-size-complex="10pt"/>
    </style:style>
    <style:style style:name="T189_53" style:family="text">
      <style:text-properties fo:color="#444444" fo:font-size="10pt" style:font-size-asian="10pt" style:font-size-complex="10pt"/>
    </style:style>
    <style:style style:name="T189_54" style:family="text">
      <style:text-properties fo:color="#444444" fo:font-size="10pt" style:font-size-asian="10pt" style:font-size-complex="10pt"/>
    </style:style>
    <style:style style:name="T189_55" style:family="text">
      <style:text-properties fo:color="#444444" fo:font-size="10pt" style:font-size-asian="10pt" style:font-size-complex="10pt"/>
    </style:style>
    <style:style style:name="T189_56" style:family="text">
      <style:text-properties fo:color="#444444" fo:font-size="10pt" style:font-size-asian="10pt" style:font-size-complex="10pt"/>
    </style:style>
    <style:style style:name="T189_57" style:family="text">
      <style:text-properties fo:color="#444444" fo:font-size="10pt" style:font-size-asian="10pt" style:font-size-complex="10pt"/>
    </style:style>
    <style:style style:name="T189_58" style:family="text">
      <style:text-properties fo:color="#444444" fo:font-size="10pt" style:font-size-asian="10pt" style:font-size-complex="10pt"/>
    </style:style>
    <style:style style:name="T189_59" style:family="text">
      <style:text-properties fo:color="#444444" fo:font-size="10pt" style:font-size-asian="10pt" style:font-size-complex="10pt"/>
    </style:style>
    <style:style style:name="T189_60" style:family="text">
      <style:text-properties fo:color="#444444" fo:font-size="10pt" style:font-size-asian="10pt" style:font-size-complex="10pt"/>
    </style:style>
    <style:style style:name="T189_61" style:family="text">
      <style:text-properties fo:color="#444444" fo:font-size="10pt" style:font-size-asian="10pt" style:font-size-complex="10pt"/>
    </style:style>
    <style:style style:name="T189_62" style:family="text">
      <style:text-properties fo:color="#444444" fo:font-size="10pt" style:font-size-asian="10pt" style:font-size-complex="10pt"/>
    </style:style>
    <style:style style:name="T189_63" style:family="text">
      <style:text-properties fo:color="#444444" fo:font-size="10pt" style:font-size-asian="10pt" style:font-size-complex="10pt"/>
    </style:style>
    <style:style style:name="T189_64" style:family="text">
      <style:text-properties fo:color="#444444" fo:font-size="10pt" style:font-size-asian="10pt" style:font-size-complex="10pt"/>
    </style:style>
    <style:style style:name="T189_65" style:family="text">
      <style:text-properties fo:color="#444444" fo:font-size="10pt" style:font-size-asian="10pt" style:font-size-complex="10pt"/>
    </style:style>
    <style:style style:name="T189_66" style:family="text">
      <style:text-properties fo:color="#444444" fo:font-size="10pt" style:font-size-asian="10pt" style:font-size-complex="10pt"/>
    </style:style>
    <style:style style:name="T189_67" style:family="text">
      <style:text-properties fo:color="#444444" fo:font-size="10pt" style:font-size-asian="10pt" style:font-size-complex="10pt"/>
    </style:style>
    <style:style style:name="T189_68" style:family="text">
      <style:text-properties fo:color="#444444" fo:font-size="10pt" style:font-size-asian="10pt" style:font-size-complex="10pt"/>
    </style:style>
    <style:style style:name="T189_69" style:family="text">
      <style:text-properties fo:color="#444444" fo:font-size="10pt" style:font-size-asian="10pt" style:font-size-complex="10pt"/>
    </style:style>
    <style:style style:name="T189_70" style:family="text">
      <style:text-properties fo:color="#444444" fo:font-size="10pt" style:font-size-asian="10pt" style:font-size-complex="10pt"/>
    </style:style>
    <style:style style:name="T189_71" style:family="text">
      <style:text-properties fo:color="#444444" fo:font-size="10pt" style:font-size-asian="10pt" style:font-size-complex="10pt"/>
    </style:style>
    <style:style style:name="T189_72" style:family="text">
      <style:text-properties fo:color="#444444" fo:font-size="10pt" style:font-size-asian="10pt" style:font-size-complex="10pt"/>
    </style:style>
    <style:style style:name="T189_73" style:family="text">
      <style:text-properties fo:color="#444444" fo:font-size="10pt" style:font-size-asian="10pt" style:font-size-complex="10pt"/>
    </style:style>
    <style:style style:name="T189_74" style:family="text">
      <style:text-properties fo:color="#444444" fo:font-size="10pt" style:font-size-asian="10pt" style:font-size-complex="10pt"/>
    </style:style>
    <style:style style:name="T189_75" style:family="text">
      <style:text-properties fo:color="#444444" fo:font-size="10pt" style:font-size-asian="10pt" style:font-size-complex="10pt"/>
    </style:style>
    <style:style style:name="T189_76" style:family="text">
      <style:text-properties fo:color="#444444" fo:font-size="10pt" style:font-size-asian="10pt" style:font-size-complex="10pt"/>
    </style:style>
    <style:style style:name="T189_77" style:family="text">
      <style:text-properties fo:color="#444444" fo:font-size="10pt" style:font-size-asian="10pt" style:font-size-complex="10pt"/>
    </style:style>
    <style:style style:name="T189_78" style:family="text">
      <style:text-properties fo:color="#444444" fo:font-size="10pt" style:font-size-asian="10pt" style:font-size-complex="10pt"/>
    </style:style>
    <style:style style:name="T189_79" style:family="text">
      <style:text-properties fo:color="#444444" fo:font-size="10pt" style:font-size-asian="10pt" style:font-size-complex="10pt"/>
    </style:style>
    <style:style style:name="T189_80" style:family="text">
      <style:text-properties fo:color="#444444" fo:font-size="10pt" style:font-size-asian="10pt" style:font-size-complex="10pt"/>
    </style:style>
    <style:style style:name="T189_81" style:family="text">
      <style:text-properties fo:color="#444444" fo:font-size="10pt" style:font-size-asian="10pt" style:font-size-complex="10pt"/>
    </style:style>
    <style:style style:name="T189_82" style:family="text">
      <style:text-properties fo:color="#444444" fo:font-size="10pt" style:font-size-asian="10pt" style:font-size-complex="10pt"/>
    </style:style>
    <style:style style:name="T189_83" style:family="text">
      <style:text-properties fo:color="#444444" fo:font-size="10pt" style:font-size-asian="10pt" style:font-size-complex="10pt"/>
    </style:style>
    <style:style style:name="T189_84" style:family="text">
      <style:text-properties fo:color="#444444" fo:font-size="10pt" style:font-size-asian="10pt" style:font-size-complex="10pt"/>
    </style:style>
    <style:style style:name="T189_85" style:family="text">
      <style:text-properties fo:color="#444444" fo:font-size="10pt" style:font-size-asian="10pt" style:font-size-complex="10pt"/>
    </style:style>
    <style:style style:name="T189_86" style:family="text">
      <style:text-properties fo:color="#444444" fo:font-size="10pt" style:font-size-asian="10pt" style:font-size-complex="10pt"/>
    </style:style>
    <style:style style:name="T189_87" style:family="text">
      <style:text-properties fo:color="#444444" fo:font-size="10pt" style:font-size-asian="10pt" style:font-size-complex="10pt"/>
    </style:style>
    <style:style style:name="T189_88" style:family="text">
      <style:text-properties fo:color="#444444" fo:font-size="10pt" style:font-size-asian="10pt" style:font-size-complex="10pt"/>
    </style:style>
    <style:style style:name="T189_89" style:family="text">
      <style:text-properties fo:color="#444444" fo:font-size="10pt" style:font-size-asian="10pt" style:font-size-complex="10pt"/>
    </style:style>
    <style:style style:name="T189_90" style:family="text">
      <style:text-properties fo:color="#444444" fo:font-size="10pt" style:font-size-asian="10pt" style:font-size-complex="10pt"/>
    </style:style>
    <style:style style:name="P190" style:family="paragraph" style:parent-style-name="Standard">
      <style:paragraph-properties fo:break-before="auto" fo:line-height="115%" fo:margin-top="0cm" fo:margin-bottom="0cm" style:writing-mode="lr-tb"/>
    </style:style>
    <style:style style:name="T190_1" style:family="text">
      <style:text-properties fo:color="#444444" fo:font-size="10pt" style:font-size-asian="10pt" style:font-size-complex="10pt"/>
    </style:style>
    <style:style style:name="T190_2" style:family="text">
      <style:text-properties fo:color="#444444" fo:font-size="10pt" style:font-size-asian="10pt" style:font-size-complex="10pt"/>
    </style:style>
    <style:style style:name="T190_3" style:family="text">
      <style:text-properties fo:color="#444444" fo:font-size="10pt" style:font-size-asian="10pt" style:font-size-complex="10pt"/>
    </style:style>
    <style:style style:name="T190_4" style:family="text">
      <style:text-properties fo:color="#444444" fo:font-size="10pt" style:font-size-asian="10pt" style:font-size-complex="10pt"/>
    </style:style>
    <style:style style:name="T190_5" style:family="text">
      <style:text-properties fo:color="#444444" fo:font-size="10pt" style:font-size-asian="10pt" style:font-size-complex="10pt"/>
    </style:style>
    <style:style style:name="T190_6" style:family="text">
      <style:text-properties fo:color="#444444" fo:font-size="10pt" style:font-size-asian="10pt" style:font-size-complex="10pt"/>
    </style:style>
    <style:style style:name="T190_7" style:family="text">
      <style:text-properties fo:color="#444444" fo:font-size="10pt" style:font-size-asian="10pt" style:font-size-complex="10pt"/>
    </style:style>
    <style:style style:name="T190_8" style:family="text">
      <style:text-properties fo:color="#444444" fo:font-size="10pt" style:font-size-asian="10pt" style:font-size-complex="10pt"/>
    </style:style>
    <style:style style:name="T190_9" style:family="text">
      <style:text-properties fo:color="#444444" fo:font-size="10pt" style:font-size-asian="10pt" style:font-size-complex="10pt"/>
    </style:style>
    <style:style style:name="T190_10" style:family="text">
      <style:text-properties fo:color="#444444" fo:font-size="10pt" style:font-size-asian="10pt" style:font-size-complex="10pt"/>
    </style:style>
    <style:style style:name="T190_11" style:family="text">
      <style:text-properties fo:color="#444444" fo:font-size="10pt" style:font-size-asian="10pt" style:font-size-complex="10pt"/>
    </style:style>
    <style:style style:name="T190_12" style:family="text">
      <style:text-properties fo:color="#444444" fo:font-size="10pt" style:font-size-asian="10pt" style:font-size-complex="10pt"/>
    </style:style>
    <style:style style:name="T190_13" style:family="text">
      <style:text-properties fo:color="#444444" fo:font-size="10pt" style:font-size-asian="10pt" style:font-size-complex="10pt"/>
    </style:style>
    <style:style style:name="T190_14" style:family="text">
      <style:text-properties fo:color="#444444" fo:font-size="10pt" style:font-size-asian="10pt" style:font-size-complex="10pt"/>
    </style:style>
    <style:style style:name="T190_15" style:family="text">
      <style:text-properties fo:color="#444444" fo:font-size="10pt" style:font-size-asian="10pt" style:font-size-complex="10pt"/>
    </style:style>
    <style:style style:name="T190_16" style:family="text">
      <style:text-properties fo:color="#444444" fo:font-size="10pt" style:font-size-asian="10pt" style:font-size-complex="10pt"/>
    </style:style>
    <style:style style:name="T190_17" style:family="text">
      <style:text-properties fo:color="#444444" fo:font-size="10pt" style:font-size-asian="10pt" style:font-size-complex="10pt"/>
    </style:style>
    <style:style style:name="T190_18" style:family="text">
      <style:text-properties fo:color="#444444" fo:font-size="10pt" style:font-size-asian="10pt" style:font-size-complex="10pt"/>
    </style:style>
    <style:style style:name="T190_19" style:family="text">
      <style:text-properties fo:color="#444444" fo:font-size="10pt" style:font-size-asian="10pt" style:font-size-complex="10pt"/>
    </style:style>
    <style:style style:name="T190_20" style:family="text">
      <style:text-properties fo:color="#444444" fo:font-size="10pt" style:font-size-asian="10pt" style:font-size-complex="10pt"/>
    </style:style>
    <style:style style:name="T190_21" style:family="text">
      <style:text-properties fo:color="#444444" fo:font-size="10pt" style:font-size-asian="10pt" style:font-size-complex="10pt"/>
    </style:style>
    <style:style style:name="T190_22" style:family="text">
      <style:text-properties fo:color="#444444" fo:font-size="10pt" style:font-size-asian="10pt" style:font-size-complex="10pt"/>
    </style:style>
    <style:style style:name="T190_23" style:family="text">
      <style:text-properties fo:color="#444444" fo:font-size="10pt" style:font-size-asian="10pt" style:font-size-complex="10pt"/>
    </style:style>
    <style:style style:name="T190_24" style:family="text">
      <style:text-properties fo:color="#444444" fo:font-size="10pt" style:font-size-asian="10pt" style:font-size-complex="10pt"/>
    </style:style>
    <style:style style:name="T190_25" style:family="text">
      <style:text-properties fo:color="#444444" fo:font-size="10pt" style:font-size-asian="10pt" style:font-size-complex="10pt"/>
    </style:style>
    <style:style style:name="T190_26" style:family="text">
      <style:text-properties fo:color="#444444" fo:font-size="10pt" style:font-size-asian="10pt" style:font-size-complex="10pt"/>
    </style:style>
    <style:style style:name="T190_27" style:family="text">
      <style:text-properties fo:color="#444444" fo:font-size="10pt" style:font-size-asian="10pt" style:font-size-complex="10pt"/>
    </style:style>
    <style:style style:name="T190_28" style:family="text">
      <style:text-properties fo:color="#444444" fo:font-size="10pt" style:font-size-asian="10pt" style:font-size-complex="10pt"/>
    </style:style>
    <style:style style:name="T190_29" style:family="text">
      <style:text-properties fo:color="#444444" fo:font-size="10pt" style:font-size-asian="10pt" style:font-size-complex="10pt"/>
    </style:style>
    <style:style style:name="T190_30" style:family="text">
      <style:text-properties fo:color="#444444" fo:font-size="10pt" style:font-size-asian="10pt" style:font-size-complex="10pt"/>
    </style:style>
    <style:style style:name="T190_31" style:family="text">
      <style:text-properties fo:color="#444444" fo:font-size="10pt" style:font-size-asian="10pt" style:font-size-complex="10pt"/>
    </style:style>
    <style:style style:name="T190_32" style:family="text">
      <style:text-properties fo:color="#444444" fo:font-size="10pt" style:font-size-asian="10pt" style:font-size-complex="10pt"/>
    </style:style>
    <style:style style:name="T190_33" style:family="text">
      <style:text-properties fo:color="#444444" fo:font-size="10pt" style:font-size-asian="10pt" style:font-size-complex="10pt"/>
    </style:style>
    <style:style style:name="T190_34" style:family="text">
      <style:text-properties fo:color="#444444" fo:font-size="10pt" style:font-size-asian="10pt" style:font-size-complex="10pt"/>
    </style:style>
    <style:style style:name="T190_35" style:family="text">
      <style:text-properties fo:color="#444444" fo:font-size="10pt" style:font-size-asian="10pt" style:font-size-complex="10pt"/>
    </style:style>
    <style:style style:name="T190_36" style:family="text">
      <style:text-properties fo:color="#444444" fo:font-size="10pt" style:font-size-asian="10pt" style:font-size-complex="10pt"/>
    </style:style>
    <style:style style:name="T190_37" style:family="text">
      <style:text-properties fo:color="#444444" fo:font-size="10pt" style:font-size-asian="10pt" style:font-size-complex="10pt"/>
    </style:style>
    <style:style style:name="T190_38" style:family="text">
      <style:text-properties fo:color="#444444" fo:font-size="10pt" style:font-size-asian="10pt" style:font-size-complex="10pt"/>
    </style:style>
    <style:style style:name="T190_39" style:family="text">
      <style:text-properties fo:color="#444444" fo:font-size="10pt" style:font-size-asian="10pt" style:font-size-complex="10pt"/>
    </style:style>
    <style:style style:name="T190_40" style:family="text">
      <style:text-properties fo:color="#444444" fo:font-size="10pt" style:font-size-asian="10pt" style:font-size-complex="10pt"/>
    </style:style>
    <style:style style:name="T190_41" style:family="text">
      <style:text-properties fo:color="#444444" fo:font-size="10pt" style:font-size-asian="10pt" style:font-size-complex="10pt"/>
    </style:style>
    <style:style style:name="T190_42" style:family="text">
      <style:text-properties fo:color="#444444" fo:font-size="10pt" style:font-size-asian="10pt" style:font-size-complex="10pt"/>
    </style:style>
    <style:style style:name="T190_43" style:family="text">
      <style:text-properties fo:color="#444444" fo:font-size="10pt" style:font-size-asian="10pt" style:font-size-complex="10pt"/>
    </style:style>
    <style:style style:name="T190_44" style:family="text">
      <style:text-properties fo:color="#444444" fo:font-size="10pt" style:font-size-asian="10pt" style:font-size-complex="10pt"/>
    </style:style>
    <style:style style:name="T190_45" style:family="text">
      <style:text-properties fo:color="#444444" fo:font-size="10pt" style:font-size-asian="10pt" style:font-size-complex="10pt"/>
    </style:style>
    <style:style style:name="T190_46" style:family="text">
      <style:text-properties fo:color="#444444" fo:font-size="10pt" style:font-size-asian="10pt" style:font-size-complex="10pt"/>
    </style:style>
    <style:style style:name="T190_47" style:family="text">
      <style:text-properties fo:color="#444444" fo:font-size="10pt" style:font-size-asian="10pt" style:font-size-complex="10pt"/>
    </style:style>
    <style:style style:name="T190_48" style:family="text">
      <style:text-properties fo:color="#444444" fo:font-size="10pt" style:font-size-asian="10pt" style:font-size-complex="10pt"/>
    </style:style>
    <style:style style:name="T190_49" style:family="text">
      <style:text-properties fo:color="#444444" fo:font-size="10pt" style:font-size-asian="10pt" style:font-size-complex="10pt"/>
    </style:style>
    <style:style style:name="T190_50" style:family="text">
      <style:text-properties fo:color="#444444" fo:font-size="10pt" style:font-size-asian="10pt" style:font-size-complex="10pt"/>
    </style:style>
    <style:style style:name="T190_51" style:family="text">
      <style:text-properties fo:color="#444444" fo:font-size="10pt" style:font-size-asian="10pt" style:font-size-complex="10pt"/>
    </style:style>
    <style:style style:name="T190_52" style:family="text">
      <style:text-properties fo:color="#444444" fo:font-size="10pt" style:font-size-asian="10pt" style:font-size-complex="10pt"/>
    </style:style>
    <style:style style:name="T190_53" style:family="text">
      <style:text-properties fo:color="#444444" fo:font-size="10pt" style:font-size-asian="10pt" style:font-size-complex="10pt"/>
    </style:style>
    <style:style style:name="T190_54" style:family="text">
      <style:text-properties fo:color="#444444" fo:font-size="10pt" style:font-size-asian="10pt" style:font-size-complex="10pt"/>
    </style:style>
    <style:style style:name="T190_55" style:family="text">
      <style:text-properties fo:color="#444444" fo:font-size="10pt" style:font-size-asian="10pt" style:font-size-complex="10pt"/>
    </style:style>
    <style:style style:name="T190_56" style:family="text">
      <style:text-properties fo:color="#444444" fo:font-size="10pt" style:font-size-asian="10pt" style:font-size-complex="10pt"/>
    </style:style>
    <style:style style:name="T190_57" style:family="text">
      <style:text-properties fo:color="#444444" fo:font-size="10pt" style:font-size-asian="10pt" style:font-size-complex="10pt"/>
    </style:style>
    <style:style style:name="T190_58" style:family="text">
      <style:text-properties fo:color="#444444" fo:font-size="10pt" style:font-size-asian="10pt" style:font-size-complex="10pt"/>
    </style:style>
    <style:style style:name="T190_59" style:family="text">
      <style:text-properties fo:color="#444444" fo:font-size="10pt" style:font-size-asian="10pt" style:font-size-complex="10pt"/>
    </style:style>
    <style:style style:name="T190_60" style:family="text">
      <style:text-properties fo:color="#444444" fo:font-size="10pt" style:font-size-asian="10pt" style:font-size-complex="10pt"/>
    </style:style>
    <style:style style:name="T190_61" style:family="text">
      <style:text-properties fo:color="#444444" fo:font-size="10pt" style:font-size-asian="10pt" style:font-size-complex="10pt"/>
    </style:style>
    <style:style style:name="T190_62" style:family="text">
      <style:text-properties fo:color="#444444" fo:font-size="10pt" style:font-size-asian="10pt" style:font-size-complex="10pt"/>
    </style:style>
    <style:style style:name="T190_63" style:family="text">
      <style:text-properties fo:color="#444444" fo:font-size="10pt" style:font-size-asian="10pt" style:font-size-complex="10pt"/>
    </style:style>
    <style:style style:name="T190_64" style:family="text">
      <style:text-properties fo:color="#444444" fo:font-size="10pt" style:font-size-asian="10pt" style:font-size-complex="10pt"/>
    </style:style>
    <style:style style:name="P19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network</text:span></text:p>
            <text:p text:style-name="P3"><text:span text:style-name="T3_1">intention</text:span><text:span text:style-name="T3_2"><text:s/>|<text:s/></text:span><text:span text:style-name="T3_3">attention</text:span></text:p>
          </table:table-cell>
          <table:table-cell table:style-name="Cell2">
            <text:p text:style-name="P4"><text:span text:style-name="T4_1">global</text:span><text:span text:style-name="T4_2"><text:s/></text:span><text:span text:style-name="T4_3">safety</text:span><text:span text:style-name="T4_4"><text:s/></text:span><text:span text:style-name="T4_5">system</text:span></text:p>
            <text:p text:style-name="P5"><text:span text:style-name="T5_1">global</text:span><text:span text:style-name="T5_2"><text:s/></text:span><text:span text:style-name="T5_3">self</text:span><text:span text:style-name="T5_4"><text:s/></text:span><text:span text:style-name="T5_5">sufficiency</text:span></text:p>
            <text:p text:style-name="P6"><text:span text:style-name="T6_1">global</text:span><text:span text:style-name="T6_2"><text:s/></text:span><text:span text:style-name="T6_3">support</text:span><text:span text:style-name="T6_4"><text:s/></text:span><text:span text:style-name="T6_5">system</text:span></text:p>
            <text:p text:style-name="P7"><text:span text:style-name="T7_1">global</text:span><text:span text:style-name="T7_2"><text:s/></text:span><text:span text:style-name="T7_3">satisfaction</text:span><text:span text:style-name="T7_4"><text:s/></text:span><text:span text:style-name="T7_5">system</text:span></text:p>
            <text:p text:style-name="P8"><text:span text:style-name="T8_1">global</text:span><text:span text:style-name="T8_2"><text:s/></text:span><text:span text:style-name="T8_3">surveillance</text:span><text:span text:style-name="T8_4"><text:s/></text:span><text:span text:style-name="T8_5">system</text:span></text:p>
            <text:p text:style-name="P9"><text:span text:style-name="T9_1">global</text:span><text:span text:style-name="T9_2"><text:s/></text:span><text:span text:style-name="T9_3">survival</text:span><text:span text:style-name="T9_4"><text:s/></text:span><text:span text:style-name="T9_5">system</text:span></text:p>
          </table:table-cell>
        </table:table-row>
      </table:table>
      <text:h text:style-name="P10" text:outline-level="10"><text:bookmark-start text:name="h.92veudgzd720"/><text:bookmark-end text:name="h.92veudgzd720"/><text:span text:style-name="T10_1">Netention</text:span></text:h>
      <text:p text:style-name="P11"><text:span text:style-name="T11_1">USER</text:span><text:span text:style-name="T11_2"><text:s/></text:span><text:span text:style-name="T11_3">GUIDE</text:span></text:p>
      <text:p text:style-name="P12"><text:span text:style-name="T12_1">DRAFT</text:span></text:p>
      <text:h text:style-name="P13" text:outline-level="10"><text:bookmark-start text:name="h.d2k829hebo1f"/><text:bookmark-end text:name="h.d2k829hebo1f"/></text:h>
      <text:h text:style-name="P14" text:outline-level="10"><text:bookmark-start text:name="h.6a7gxiqg48u8"/><text:bookmark-end text:name="h.6a7gxiqg48u8"/><text:bookmark-start text:name="h.7n6on8lzopx7"/><text:bookmark-end text:name="h.7n6on8lzopx7"/><text:span text:style-name="T14_1">What</text:span><text:span text:style-name="T14_2"><text:s/></text:span><text:span text:style-name="T14_3">is</text:span><text:span text:style-name="T14_4"><text:s/></text:span><text:span text:style-name="T14_5">Netention</text:span><text:span text:style-name="T14_6">?</text:span></text:h>
      <text:p text:style-name="P15"><text:span text:style-name="T15_1">Netention</text:span><text:span text:style-name="T15_2"><text:s/></text:span><text:span text:style-name="T15_3">is</text:span><text:span text:style-name="T15_4"><text:s/></text:span><text:span text:style-name="T15_5">a</text:span><text:span text:style-name="T15_6"><text:s/></text:span><text:span text:style-name="T15_7">real</text:span><text:span text:style-name="T15_8">-</text:span><text:span text:style-name="T15_9">time</text:span><text:span text:style-name="T15_10"><text:s/></text:span><text:span text:style-name="T15_11">semantic</text:span><text:span text:style-name="T15_12"><text:s/></text:span><text:span text:style-name="T15_13">communication</text:span><text:span text:style-name="T15_14"><text:s/></text:span><text:span text:style-name="T15_15">tool</text:span><text:span text:style-name="T15_16"><text:s/></text:span><text:span text:style-name="T15_17">for</text:span><text:span text:style-name="T15_18"><text:s/></text:span><text:span text:style-name="T15_19">describing</text:span><text:span text:style-name="T15_20"><text:s/></text:span><text:span text:style-name="T15_21">reality</text:span><text:span text:style-name="T15_22"><text:s/></text:span><text:span text:style-name="T15_23">and</text:span><text:span text:style-name="T15_24"><text:s/></text:span><text:span text:style-name="T15_25">potential</text:span><text:span text:style-name="T15_26"><text:s/></text:span><text:span text:style-name="T15_27">future</text:span><text:span text:style-name="T15_28"><text:s/></text:span><text:span text:style-name="T15_29">realities</text:span><text:span text:style-name="T15_30">.</text:span></text:p>
      <text:p text:style-name="P16"/>
      <text:p text:style-name="P17"><text:span text:style-name="T17_1">Netention</text:span><text:span text:style-name="T17_2"><text:s/></text:span><text:span text:style-name="T17_3">collects</text:span><text:span text:style-name="T17_4"><text:s/></text:span><text:span text:style-name="T17_5">a</text:span><text:span text:style-name="T17_6"><text:s/></text:span><text:span text:style-name="T17_7">community</text:span><text:span text:style-name="T17_8"><text:s/></text:span><text:span text:style-name="T17_9">of</text:span><text:span text:style-name="T17_10"><text:s/></text:span><text:span text:style-name="T17_11">peoples</text:span><text:span text:style-name="T17_12">'<text:s/></text:span><text:span text:style-name="T17_13">stories</text:span><text:span text:style-name="T17_14">,<text:s/></text:span><text:span text:style-name="T17_15">and</text:span><text:span text:style-name="T17_16"><text:s/></text:span><text:span text:style-name="T17_17">interlinks</text:span><text:span text:style-name="T17_18"><text:s/></text:span><text:span text:style-name="T17_19">them</text:span><text:span text:style-name="T17_20"><text:s/></text:span><text:span text:style-name="T17_21">with</text:span><text:span text:style-name="T17_22"><text:s/></text:span><text:span text:style-name="T17_23">automatically</text:span><text:span text:style-name="T17_24"><text:s/></text:span><text:span text:style-name="T17_25">discovered</text:span><text:span text:style-name="T17_26"><text:s/></text:span><text:span text:style-name="T17_27">opportunities</text:span><text:span text:style-name="T17_28"><text:s/></text:span><text:span text:style-name="T17_29">that</text:span><text:span text:style-name="T17_30"><text:s/></text:span><text:span text:style-name="T17_31">are</text:span><text:span text:style-name="T17_32"><text:s/></text:span><text:span text:style-name="T17_33">mutually</text:span><text:span text:style-name="T17_34"><text:s/></text:span><text:span text:style-name="T17_35">inter</text:span><text:span text:style-name="T17_36">-</text:span><text:span text:style-name="T17_37">satisfying</text:span><text:span text:style-name="T17_38"><text:s/>-<text:s/></text:span><text:span text:style-name="T17_39">essentially</text:span><text:span text:style-name="T17_40"><text:s/></text:span><text:span text:style-name="T17_41">suggesting</text:span><text:span text:style-name="T17_42"><text:s/></text:span><text:span text:style-name="T17_43">to</text:span><text:span text:style-name="T17_44"><text:s/></text:span><text:span text:style-name="T17_45">its</text:span><text:span text:style-name="T17_46"><text:s/></text:span><text:span text:style-name="T17_47">participants</text:span><text:span text:style-name="T17_48"><text:s/></text:span><text:span text:style-name="T17_49">how</text:span><text:span text:style-name="T17_50"><text:s/></text:span><text:span text:style-name="T17_51">they</text:span><text:span text:style-name="T17_52"><text:s/></text:span><text:span text:style-name="T17_53">could</text:span><text:span text:style-name="T17_54"><text:s/></text:span><text:span text:style-name="T17_55">realize</text:span><text:span text:style-name="T17_56"><text:s/></text:span><text:span text:style-name="T17_57">the</text:span><text:span text:style-name="T17_58"><text:s/></text:span><text:span text:style-name="T17_59">desired</text:span><text:span text:style-name="T17_60"><text:s/></text:span><text:span text:style-name="T17_61">futures</text:span><text:span text:style-name="T17_62"><text:s/></text:span><text:span text:style-name="T17_63">they</text:span><text:span text:style-name="T17_64"><text:s/></text:span><text:span text:style-name="T17_65">have</text:span><text:span text:style-name="T17_66"><text:s/></text:span><text:span text:style-name="T17_67">described</text:span><text:span text:style-name="T17_68">.</text:span></text:p>
      <text:p text:style-name="P18"/>
      <text:p text:style-name="P19"><text:span text:style-name="T19_1">Netention</text:span><text:span text:style-name="T19_2"><text:s/></text:span><text:span text:style-name="T19_3">is</text:span><text:span text:style-name="T19_4"><text:s/></text:span><text:span text:style-name="T19_5">the</text:span><text:span text:style-name="T19_6"><text:s/></text:span><text:span text:style-name="T19_7">anti</text:span><text:span text:style-name="T19_8">-</text:span><text:span text:style-name="T19_9">everything</text:span><text:span text:style-name="T19_10">.<text:s text:c="2"/></text:span><text:span text:style-name="T19_11">You</text:span><text:span text:style-name="T19_12"><text:s/></text:span><text:span text:style-name="T19_13">own</text:span><text:span text:style-name="T19_14"><text:s/></text:span><text:span text:style-name="T19_15">it</text:span><text:span text:style-name="T19_16"><text:s/>--<text:s/></text:span><text:span text:style-name="T19_17">not</text:span><text:span text:style-name="T19_18"><text:s/></text:span><text:span text:style-name="T19_19">them</text:span><text:span text:style-name="T19_20">.<text:s text:c="2"/></text:span><text:span text:style-name="T19_21">Since</text:span><text:span text:style-name="T19_22"><text:s/></text:span><text:span text:style-name="T19_23">it</text:span><text:span text:style-name="T19_24">’</text:span><text:span text:style-name="T19_25">s</text:span><text:span text:style-name="T19_26"><text:s/></text:span><text:span text:style-name="T19_27">open</text:span><text:span text:style-name="T19_28">-</text:span><text:span text:style-name="T19_29">source</text:span><text:span text:style-name="T19_30"><text:s/></text:span><text:span text:style-name="T19_31">you</text:span><text:span text:style-name="T19_32"><text:s/></text:span><text:span text:style-name="T19_33">can</text:span><text:span text:style-name="T19_34"><text:s/></text:span><text:span text:style-name="T19_35">spread</text:span><text:span text:style-name="T19_36"><text:s/></text:span><text:span text:style-name="T19_37">it</text:span><text:span text:style-name="T19_38"><text:s/></text:span><text:span text:style-name="T19_39">everywhere</text:span><text:span text:style-name="T19_40"><text:s/></text:span><text:span text:style-name="T19_41">you</text:span><text:span text:style-name="T19_42"><text:s/></text:span><text:span text:style-name="T19_43">want</text:span><text:span text:style-name="T19_44">.<text:s text:c="2"/></text:span><text:span text:style-name="T19_45">It</text:span><text:span text:style-name="T19_46">’</text:span><text:span text:style-name="T19_47">s</text:span><text:span text:style-name="T19_48"><text:s/></text:span><text:span text:style-name="T19_49">the</text:span><text:span text:style-name="T19_50"><text:s/></text:span><text:span text:style-name="T19_51">obvious</text:span><text:span text:style-name="T19_52"><text:s/></text:span><text:span text:style-name="T19_53">antithesis</text:span><text:span text:style-name="T19_54"><text:s/></text:span><text:span text:style-name="T19_55">to</text:span><text:span text:style-name="T19_56"><text:s/></text:span><text:span text:style-name="T19_57">corporate</text:span><text:span text:style-name="T19_58"><text:s/></text:span><text:span text:style-name="T19_59">monopoly</text:span><text:span text:style-name="T19_60">.<text:s text:c="2"/></text:span><text:span text:style-name="T19_61">Please</text:span><text:span text:style-name="T19_62"><text:s/></text:span><text:span text:style-name="T19_63">realize</text:span><text:span text:style-name="T19_64"><text:s/></text:span><text:span text:style-name="T19_65">that</text:span><text:span text:style-name="T19_66"><text:s/></text:span><text:span text:style-name="T19_67">now</text:span><text:span text:style-name="T19_68"><text:s/></text:span><text:span text:style-name="T19_69">you</text:span><text:span text:style-name="T19_70"><text:s/></text:span><text:span text:style-name="T19_71">control</text:span><text:span text:style-name="T19_72"><text:s/></text:span><text:span text:style-name="T19_73">and</text:span><text:span text:style-name="T19_74"><text:s/></text:span><text:span text:style-name="T19_75">own</text:span><text:span text:style-name="T19_76"><text:s/></text:span><text:span text:style-name="T19_77">the</text:span><text:span text:style-name="T19_78"><text:s/></text:span><text:span text:style-name="T19_79">internet</text:span><text:span text:style-name="T19_80">.<text:s text:c="2"/></text:span><text:span text:style-name="T19_81">EXPERIMENTAL</text:span></text:p>
      <text:p text:style-name="P20"/>
      <text:p text:style-name="P21"><text:span text:style-name="T21_1">It</text:span><text:span text:style-name="T21_2"><text:s/></text:span><text:span text:style-name="T21_3">is</text:span><text:span text:style-name="T21_4"><text:s/></text:span><text:span text:style-name="T21_5">collective</text:span><text:span text:style-name="T21_6">,<text:s/></text:span><text:span text:style-name="T21_7">discernible</text:span><text:span text:style-name="T21_8">,<text:s/></text:span><text:span text:style-name="T21_9">and</text:span><text:span text:style-name="T21_10"><text:s/></text:span><text:span text:style-name="T21_11">intuitive</text:span><text:span text:style-name="T21_12">.</text:span></text:p>
      <text:p text:style-name="P22"/>
      <text:p text:style-name="P23"><text:span text:style-name="T23_1">Detail</text:span><text:span text:style-name="T23_2"><text:s/>-<text:s/></text:span><text:span text:style-name="T23_3">Link</text:span><text:span text:style-name="T23_4"><text:s/>-<text:s/></text:span><text:span text:style-name="T23_5">Network</text:span><text:span text:style-name="T23_6"><text:s/>-<text:s/></text:span><text:span text:style-name="T23_7">User</text:span><text:span text:style-name="T23_8"><text:s/></text:span><text:span text:style-name="T23_9">Interfaces</text:span></text:p>
      <text:p text:style-name="P24"/>
      <text:p text:style-name="P25"><text:span text:style-name="T25_1">Netention</text:span><text:span text:style-name="T25_2"><text:s/></text:span><text:span text:style-name="T25_3">realizes</text:span><text:span text:style-name="T25_4"><text:s/></text:span><text:span text:style-name="T25_5">one</text:span><text:span text:style-name="T25_6">’</text:span><text:span text:style-name="T25_7">s</text:span><text:span text:style-name="T25_8"><text:s/></text:span><text:span text:style-name="T25_9">goals</text:span><text:span text:style-name="T25_10"><text:s/></text:span><text:span text:style-name="T25_11">based</text:span><text:span text:style-name="T25_12"><text:s/></text:span><text:span text:style-name="T25_13">on</text:span><text:span text:style-name="T25_14"><text:s/></text:span><text:span text:style-name="T25_15">their</text:span><text:span text:style-name="T25_16"><text:s/></text:span><text:span text:style-name="T25_17">desires</text:span><text:span text:style-name="T25_18"><text:s/></text:span><text:span text:style-name="T25_19">and</text:span><text:span text:style-name="T25_20"><text:s/></text:span><text:span text:style-name="T25_21">translates</text:span><text:span text:style-name="T25_22"><text:s/></text:span><text:span text:style-name="T25_23">them</text:span><text:span text:style-name="T25_24"><text:s/></text:span><text:span text:style-name="T25_25">into</text:span><text:span text:style-name="T25_26"><text:s/></text:span><text:span text:style-name="T25_27">tangible</text:span><text:span text:style-name="T25_28"><text:s/></text:span><text:span text:style-name="T25_29">outcomes</text:span><text:span text:style-name="T25_30"><text:s/></text:span><text:span text:style-name="T25_31">in</text:span><text:span text:style-name="T25_32"><text:s/></text:span><text:span text:style-name="T25_33">one</text:span><text:span text:style-name="T25_34">’</text:span><text:span text:style-name="T25_35">s</text:span><text:span text:style-name="T25_36"><text:s/></text:span><text:span text:style-name="T25_37">own</text:span><text:span text:style-name="T25_38"><text:s/></text:span><text:span text:style-name="T25_39">network</text:span><text:span text:style-name="T25_40">.</text:span></text:p>
      <text:p text:style-name="P26"/>
      <text:p text:style-name="P27"><text:span text:style-name="T27_1">It</text:span><text:span text:style-name="T27_2"><text:s/></text:span><text:span text:style-name="T27_3">is</text:span><text:span text:style-name="T27_4"><text:s/></text:span><text:span text:style-name="T27_5">predictive</text:span><text:span text:style-name="T27_6"><text:s/></text:span><text:span text:style-name="T27_7">and</text:span><text:span text:style-name="T27_8"><text:s/></text:span><text:span text:style-name="T27_9">intuitive</text:span><text:span text:style-name="T27_10">.</text:span></text:p>
      <text:h text:style-name="P28" text:outline-level="10"><text:span text:style-name="T28_1">The</text:span><text:span text:style-name="T28_2"><text:s/></text:span><text:span text:style-name="T28_3">portrayal</text:span><text:span text:style-name="T28_4"><text:s/></text:span><text:span text:style-name="T28_5">of</text:span><text:span text:style-name="T28_6"><text:s/></text:span><text:span text:style-name="T28_7">one</text:span><text:span text:style-name="T28_8">'</text:span><text:span text:style-name="T28_9">s</text:span><text:span text:style-name="T28_10"><text:s/></text:span><text:span text:style-name="T28_11">life</text:span><text:span text:style-name="T28_12"><text:s/></text:span><text:span text:style-name="T28_13">as</text:span><text:span text:style-name="T28_14"><text:s/></text:span><text:span text:style-name="T28_15">an</text:span><text:span text:style-name="T28_16"><text:s/></text:span><text:span text:style-name="T28_17">open</text:span><text:span text:style-name="T28_18">-</text:span><text:span text:style-name="T28_19">ended</text:span><text:span text:style-name="T28_20">,<text:s/></text:span><text:span text:style-name="T28_21">revisable</text:span><text:span text:style-name="T28_22"><text:s/></text:span><text:span text:style-name="T28_23">story</text:span><text:span text:style-name="T28_24">,<text:s/></text:span><text:span text:style-name="T28_25">interwoven</text:span><text:span text:style-name="T28_26"><text:s/></text:span><text:span text:style-name="T28_27">with</text:span><text:span text:style-name="T28_28"><text:s/></text:span><text:span text:style-name="T28_29">people</text:span><text:span text:style-name="T28_30"><text:s/></text:span><text:span text:style-name="T28_31">that</text:span><text:span text:style-name="T28_32"><text:s/></text:span><text:span text:style-name="T28_33">they</text:span><text:span text:style-name="T28_34"><text:s/></text:span><text:span text:style-name="T28_35">know</text:span><text:span text:style-name="T28_36">,<text:s/></text:span><text:span text:style-name="T28_37">and</text:span><text:span text:style-name="T28_38"><text:s/></text:span><text:span text:style-name="T28_39">the</text:span><text:span text:style-name="T28_40"><text:s/></text:span><text:span text:style-name="T28_41">people</text:span><text:span text:style-name="T28_42"><text:s/></text:span><text:span text:style-name="T28_43">that</text:span><text:span text:style-name="T28_44"><text:s/></text:span><text:span text:style-name="T28_45">they</text:span><text:span text:style-name="T28_46"><text:s/></text:span><text:span text:style-name="T28_47">haven</text:span><text:span text:style-name="T28_48">'</text:span><text:span text:style-name="T28_49">t</text:span><text:span text:style-name="T28_50"><text:s/></text:span><text:span text:style-name="T28_51">met</text:span><text:span text:style-name="T28_52"><text:s/>…<text:s/></text:span><text:span text:style-name="T28_53">yet</text:span><text:span text:style-name="T28_54">.</text:span></text:h>
      <text:p text:style-name="P29"><text:span text:style-name="T29_1">Social</text:span><text:span text:style-name="T29_2"><text:s/></text:span><text:span text:style-name="T29_3">spheres</text:span><text:span text:style-name="T29_4"><text:s/></text:span><text:span text:style-name="T29_5">are</text:span><text:span text:style-name="T29_6"><text:s/></text:span><text:span text:style-name="T29_7">not</text:span><text:span text:style-name="T29_8"><text:s/></text:span><text:span text:style-name="T29_9">mutually</text:span><text:span text:style-name="T29_10"><text:s/></text:span><text:span text:style-name="T29_11">exclusive</text:span><text:span text:style-name="T29_12">.</text:span></text:p>
      <text:p text:style-name="P30"/>
      <text:p text:style-name="P31"><text:span text:style-name="T31_1">Social</text:span><text:span text:style-name="T31_2"><text:s/></text:span><text:span text:style-name="T31_3">media</text:span><text:span text:style-name="T31_4"><text:s/></text:span><text:span text:style-name="T31_5">allows</text:span><text:span text:style-name="T31_6"><text:s/></text:span><text:span text:style-name="T31_7">for</text:span><text:span text:style-name="T31_8"><text:s/></text:span><text:span text:style-name="T31_9">immediate</text:span><text:span text:style-name="T31_10"><text:s/></text:span><text:span text:style-name="T31_11">action</text:span><text:span text:style-name="T31_12">,<text:s/></text:span><text:span text:style-name="T31_13">thus</text:span><text:span text:style-name="T31_14"><text:s/></text:span><text:span text:style-name="T31_15">augmenting</text:span><text:span text:style-name="T31_16"><text:s/></text:span><text:span text:style-name="T31_17">risk</text:span><text:span text:style-name="T31_18">.</text:span></text:p>
      <text:p text:style-name="P32"/>
      <text:p text:style-name="P33"><text:span text:style-name="T33_1">Intuition</text:span><text:span text:style-name="T33_2"><text:s/></text:span><text:span text:style-name="T33_3">is</text:span><text:span text:style-name="T33_4"><text:s/></text:span><text:span text:style-name="T33_5">fragments</text:span><text:span text:style-name="T33_6"><text:s/></text:span><text:span text:style-name="T33_7">of</text:span><text:span text:style-name="T33_8">﻿<text:s/></text:span><text:span text:style-name="T33_9">unprocessed</text:span><text:span text:style-name="T33_10"><text:s/></text:span><text:span text:style-name="T33_11">data</text:span><text:span text:style-name="T33_12"><text:s/></text:span><text:span text:style-name="T33_13">your</text:span><text:span text:style-name="T33_14"><text:s/></text:span><text:span text:style-name="T33_15">brain</text:span><text:span text:style-name="T33_16"><text:s/></text:span><text:span text:style-name="T33_17">calculates</text:span><text:span text:style-name="T33_18">.</text:span></text:p>
      <text:p text:style-name="P34"/>
      <text:p text:style-name="P35"/>
      <text:p text:style-name="P36"><text:span text:style-name="T36_1">Netention</text:span><text:span text:style-name="T36_2"><text:s/></text:span><text:span text:style-name="T36_3">is</text:span><text:span text:style-name="T36_4"><text:s/></text:span><text:span text:style-name="T36_5">a</text:span><text:span text:style-name="T36_6"><text:s/></text:span><text:span text:style-name="T36_7">tool</text:span><text:span text:style-name="T36_8"><text:s/></text:span><text:span text:style-name="T36_9">for</text:span><text:span text:style-name="T36_10"><text:s/></text:span><text:span text:style-name="T36_11">describing</text:span><text:span text:style-name="T36_12"><text:s/></text:span><text:span text:style-name="T36_13">one</text:span><text:span text:style-name="T36_14">'</text:span><text:span text:style-name="T36_15">s</text:span><text:span text:style-name="T36_16"><text:s/></text:span><text:span text:style-name="T36_17">current</text:span><text:span text:style-name="T36_18"><text:s/></text:span><text:span text:style-name="T36_19">life</text:span><text:span text:style-name="T36_20"><text:s/></text:span><text:span text:style-name="T36_21">situation</text:span><text:span text:style-name="T36_22"><text:s/>(“</text:span><text:span text:style-name="T36_23">is</text:span><text:span text:style-name="T36_24">”),<text:s/></text:span><text:span text:style-name="T36_25">and</text:span><text:span text:style-name="T36_26"><text:s/></text:span><text:span text:style-name="T36_27">potential</text:span><text:span text:style-name="T36_28"><text:s/></text:span><text:span text:style-name="T36_29">future</text:span><text:span text:style-name="T36_30"><text:s/></text:span><text:span text:style-name="T36_31">situations</text:span><text:span text:style-name="T36_32"><text:s/>(“</text:span><text:span text:style-name="T36_33">will</text:span><text:span text:style-name="T36_34"><text:s/></text:span><text:span text:style-name="T36_35">be</text:span><text:span text:style-name="T36_36">”)<text:s text:c="2"/>–<text:s/></text:span><text:span text:style-name="T36_37">as</text:span><text:span text:style-name="T36_38"><text:s/></text:span><text:span text:style-name="T36_39">linked</text:span><text:span text:style-name="T36_40"><text:s/></text:span><text:span text:style-name="T36_41">data</text:span><text:span text:style-name="T36_42"><text:s/></text:span><text:span text:style-name="T36_43">objects</text:span><text:span text:style-name="T36_44">.<text:s/></text:span><text:span text:style-name="T36_45">A</text:span><text:span text:style-name="T36_46"><text:s/></text:span><text:span text:style-name="T36_47">semantic</text:span><text:span text:style-name="T36_48"><text:s/></text:span><text:span text:style-name="T36_49">description</text:span><text:span text:style-name="T36_50"><text:s/></text:span><text:span text:style-name="T36_51">of</text:span><text:span text:style-name="T36_52"><text:s/></text:span><text:span text:style-name="T36_53">a</text:span><text:span text:style-name="T36_54"><text:s/></text:span><text:span text:style-name="T36_55">human</text:span><text:span text:style-name="T36_56"><text:s/></text:span><text:span text:style-name="T36_57">life</text:span><text:span text:style-name="T36_58"><text:s/></text:span><text:span text:style-name="T36_59">can</text:span><text:span text:style-name="T36_60"><text:s/></text:span><text:span text:style-name="T36_61">be</text:span><text:span text:style-name="T36_62"><text:s/></text:span><text:span text:style-name="T36_63">considered</text:span><text:span text:style-name="T36_64"><text:s/></text:span><text:span text:style-name="T36_65">to</text:span><text:span text:style-name="T36_66"><text:s/></text:span><text:span text:style-name="T36_67">consist</text:span><text:span text:style-name="T36_68"><text:s/></text:span><text:span text:style-name="T36_69">of</text:span><text:span text:style-name="T36_70"><text:s/></text:span><text:span text:style-name="T36_71">a</text:span><text:span text:style-name="T36_72"><text:s/></text:span><text:span text:style-name="T36_73">set</text:span><text:span text:style-name="T36_74"><text:s/></text:span><text:span text:style-name="T36_75">of</text:span><text:span text:style-name="T36_76"><text:s/></text:span><text:span text:style-name="T36_77">declarations</text:span><text:span text:style-name="T36_78"><text:s/></text:span><text:span text:style-name="T36_79">representing</text:span><text:span text:style-name="T36_80"><text:s/></text:span><text:span text:style-name="T36_81">aspects</text:span><text:span text:style-name="T36_82"><text:s/></text:span><text:span text:style-name="T36_83">about</text:span><text:span text:style-name="T36_84"><text:s/></text:span><text:span text:style-name="T36_85">which</text:span><text:span text:style-name="T36_86"><text:s/></text:span><text:span text:style-name="T36_87">one</text:span><text:span text:style-name="T36_88"><text:s/></text:span><text:span text:style-name="T36_89">is</text:span><text:span text:style-name="T36_90"><text:s/></text:span><text:span text:style-name="T36_91">concerned</text:span><text:span text:style-name="T36_92"><text:s/></text:span><text:span text:style-name="T36_93">or</text:span><text:span text:style-name="T36_94"><text:s/></text:span><text:span text:style-name="T36_95">interested</text:span><text:span text:style-name="T36_96">.<text:s text:c="2"/></text:span><text:span text:style-name="T36_97">Link</text:span><text:span text:style-name="T36_98"><text:s/></text:span><text:span text:style-name="T36_99">the</text:span><text:span text:style-name="T36_100"><text:s/></text:span><text:span text:style-name="T36_101">current</text:span><text:span text:style-name="T36_102"><text:s/></text:span><text:span text:style-name="T36_103">and</text:span><text:span text:style-name="T36_104"><text:s/></text:span><text:span text:style-name="T36_105">desired</text:span><text:span text:style-name="T36_106"><text:s/></text:span><text:span text:style-name="T36_107">states</text:span><text:span text:style-name="T36_108"><text:s/></text:span><text:span text:style-name="T36_109">of</text:span><text:span text:style-name="T36_110"><text:s/></text:span><text:span text:style-name="T36_111">real</text:span><text:span text:style-name="T36_112"><text:s/></text:span><text:span text:style-name="T36_113">and</text:span><text:span text:style-name="T36_114"><text:s/></text:span><text:span text:style-name="T36_115">imaginary</text:span><text:span text:style-name="T36_116"><text:s/></text:span><text:span text:style-name="T36_117">concepts</text:span><text:span text:style-name="T36_118"><text:s/>-<text:s/></text:span><text:span text:style-name="T36_119">including</text:span><text:span text:style-name="T36_120"><text:s/></text:span><text:span text:style-name="T36_121">people</text:span><text:span text:style-name="T36_122">,<text:s/></text:span><text:span text:style-name="T36_123">environments</text:span><text:span text:style-name="T36_124">,<text:s/></text:span><text:span text:style-name="T36_125">objects</text:span><text:span text:style-name="T36_126">,<text:s/></text:span><text:span text:style-name="T36_127">processes</text:span><text:span text:style-name="T36_128">,<text:s/></text:span><text:span text:style-name="T36_129">knowledge</text:span><text:span text:style-name="T36_130">,<text:s/></text:span><text:span text:style-name="T36_131">or</text:span><text:span text:style-name="T36_132"><text:s/></text:span><text:span text:style-name="T36_133">time</text:span><text:span text:style-name="T36_134">.</text:span></text:p>
      <text:p text:style-name="P37"/>
      <text:p text:style-name="P38"><text:span text:style-name="T38_1">A</text:span><text:span text:style-name="T38_2"><text:s/></text:span><text:span text:style-name="T38_3">Network</text:span><text:span text:style-name="T38_4"><text:s/></text:span><text:span text:style-name="T38_5">is</text:span><text:span text:style-name="T38_6"><text:s/></text:span><text:span text:style-name="T38_7">a</text:span><text:span text:style-name="T38_8"><text:s/></text:span><text:span text:style-name="T38_9">community</text:span><text:span text:style-name="T38_10">-</text:span><text:span text:style-name="T38_11">managed</text:span><text:span text:style-name="T38_12"><text:s/></text:span><text:span text:style-name="T38_13">web</text:span><text:span text:style-name="T38_14"><text:s/></text:span><text:span text:style-name="T38_15">service</text:span><text:span text:style-name="T38_16"><text:s/></text:span><text:span text:style-name="T38_17">to</text:span><text:span text:style-name="T38_18"><text:s/></text:span><text:span text:style-name="T38_19">which</text:span><text:span text:style-name="T38_20"><text:s/></text:span><text:span text:style-name="T38_21">clients</text:span><text:span text:style-name="T38_22"><text:s/></text:span><text:span text:style-name="T38_23">connect</text:span><text:span text:style-name="T38_24">.<text:s text:c="2"/></text:span><text:span text:style-name="T38_25">Servers</text:span><text:span text:style-name="T38_26"><text:s/></text:span><text:span text:style-name="T38_27">communicate</text:span><text:span text:style-name="T38_28"><text:s/></text:span><text:span text:style-name="T38_29">with</text:span><text:span text:style-name="T38_30"><text:s/></text:span><text:span text:style-name="T38_31">other</text:span><text:span text:style-name="T38_32"><text:s/></text:span><text:span text:style-name="T38_33">servers</text:span><text:span text:style-name="T38_34"><text:s/></text:span><text:span text:style-name="T38_35">in</text:span><text:span text:style-name="T38_36"><text:s/></text:span><text:span text:style-name="T38_37">a</text:span><text:span text:style-name="T38_38"><text:s/></text:span><text:span text:style-name="T38_39">P</text:span><text:span text:style-name="T38_40">2</text:span><text:span text:style-name="T38_41">P</text:span><text:span text:style-name="T38_42"><text:s/></text:span><text:span text:style-name="T38_43">network</text:span><text:span text:style-name="T38_44">.</text:span></text:p>
      <text:p text:style-name="P39"/>
      <text:p text:style-name="P40"><text:span text:style-name="T40_1">Netention</text:span><text:span text:style-name="T40_2"><text:s/></text:span><text:span text:style-name="T40_3">aims</text:span><text:span text:style-name="T40_4"><text:s/></text:span><text:span text:style-name="T40_5">to</text:span><text:span text:style-name="T40_6"><text:s/></text:span><text:span text:style-name="T40_7">solve</text:span><text:span text:style-name="T40_8">,<text:s/></text:span><text:span text:style-name="T40_9">in</text:span><text:span text:style-name="T40_10"><text:s/></text:span><text:span text:style-name="T40_11">general</text:span><text:span text:style-name="T40_12">,<text:s/></text:span><text:span text:style-name="T40_13">all</text:span><text:span text:style-name="T40_14"><text:s/></text:span><text:span text:style-name="T40_15">resource</text:span><text:span text:style-name="T40_16"><text:s/></text:span><text:span text:style-name="T40_17">management</text:span><text:span text:style-name="T40_18"><text:s/></text:span><text:span text:style-name="T40_19">and</text:span><text:span text:style-name="T40_20"><text:s/></text:span><text:span text:style-name="T40_21">planning</text:span><text:span text:style-name="T40_22"><text:s/></text:span><text:span text:style-name="T40_23">issues</text:span><text:span text:style-name="T40_24"><text:s/></text:span><text:span text:style-name="T40_25">that</text:span><text:span text:style-name="T40_26"><text:s/></text:span><text:span text:style-name="T40_27">occur</text:span><text:span text:style-name="T40_28"><text:s/></text:span><text:span text:style-name="T40_29">among</text:span><text:span text:style-name="T40_30"><text:s/></text:span><text:span text:style-name="T40_31">communities</text:span><text:span text:style-name="T40_32"><text:s/></text:span><text:span text:style-name="T40_33">of</text:span><text:span text:style-name="T40_34"><text:s/></text:span><text:span text:style-name="T40_35">participants</text:span><text:span text:style-name="T40_36">.<text:s text:c="2"/></text:span><text:span text:style-name="T40_37">A</text:span><text:span text:style-name="T40_38"><text:s/></text:span><text:span text:style-name="T40_39">complete</text:span><text:span text:style-name="T40_40"><text:s/></text:span><text:span text:style-name="T40_41">system</text:span><text:span text:style-name="T40_42"><text:s/></text:span><text:span text:style-name="T40_43">could</text:span><text:span text:style-name="T40_44"><text:s/></text:span><text:span text:style-name="T40_45">conceivably</text:span><text:span text:style-name="T40_46"><text:s/></text:span><text:span text:style-name="T40_47">eliminate</text:span><text:span text:style-name="T40_48"><text:s/></text:span><text:span text:style-name="T40_49">the</text:span><text:span text:style-name="T40_50"><text:s/></text:span><text:span text:style-name="T40_51">balkanization</text:span><text:span text:style-name="T40_52"><text:s/></text:span><text:span text:style-name="T40_53">of</text:span><text:span text:style-name="T40_54"><text:s/></text:span><text:span text:style-name="T40_55">various</text:span><text:span text:style-name="T40_56"><text:s/></text:span><text:span text:style-name="T40_57">separate</text:span><text:span text:style-name="T40_58"><text:s/></text:span><text:span text:style-name="T40_59">online</text:span><text:span text:style-name="T40_60"><text:s/></text:span><text:span text:style-name="T40_61">services</text:span><text:span text:style-name="T40_62"><text:s/></text:span><text:span text:style-name="T40_63">that</text:span><text:span text:style-name="T40_64"><text:s/></text:span><text:span text:style-name="T40_65">presently</text:span><text:span text:style-name="T40_66"><text:s/></text:span><text:span text:style-name="T40_67">serve</text:span><text:span text:style-name="T40_68"><text:s/></text:span><text:span text:style-name="T40_69">relatively</text:span><text:span text:style-name="T40_70"><text:s/></text:span><text:span text:style-name="T40_71">narrow</text:span><text:span text:style-name="T40_72"><text:s/></text:span><text:span text:style-name="T40_73">subsets</text:span><text:span text:style-name="T40_74"><text:s/></text:span><text:span text:style-name="T40_75">of</text:span><text:span text:style-name="T40_76"><text:s/></text:span><text:span text:style-name="T40_77">the</text:span><text:span text:style-name="T40_78"><text:s/></text:span><text:span text:style-name="T40_79">more</text:span><text:span text:style-name="T40_80"><text:s/></text:span><text:span text:style-name="T40_81">general</text:span><text:span text:style-name="T40_82"><text:s/></text:span><text:span text:style-name="T40_83">problem</text:span><text:span text:style-name="T40_84">.</text:span></text:p>
      <text:p text:style-name="P41"/>
      <text:p text:style-name="P42"><text:span text:style-name="T42_1">The</text:span><text:span text:style-name="T42_2"><text:s/></text:span><text:span text:style-name="T42_3">term</text:span><text:span text:style-name="T42_4"><text:s/></text:span><text:span text:style-name="T42_5">Netention</text:span><text:span text:style-name="T42_6"><text:s/></text:span><text:span text:style-name="T42_7">is</text:span><text:span text:style-name="T42_8"><text:s/></text:span><text:span text:style-name="T42_9">a</text:span><text:span text:style-name="T42_10"><text:s/></text:span><text:span text:style-name="T42_11">portmanteau</text:span><text:span text:style-name="T42_12"><text:s/></text:span><text:span text:style-name="T42_13">of</text:span><text:span text:style-name="T42_14"><text:s/></text:span><text:span text:style-name="T42_15">the</text:span><text:span text:style-name="T42_16"><text:s/></text:span><text:span text:style-name="T42_17">words</text:span><text:span text:style-name="T42_18"><text:s/></text:span><text:span text:style-name="T42_19">Network</text:span><text:span text:style-name="T42_20">,<text:s/></text:span><text:span text:style-name="T42_21">and</text:span><text:span text:style-name="T42_22"><text:s/></text:span><text:span text:style-name="T42_23">Attention</text:span><text:span text:style-name="T42_24"><text:s/></text:span><text:span text:style-name="T42_25">or</text:span><text:span text:style-name="T42_26"><text:s/></text:span><text:span text:style-name="T42_27">Intention</text:span><text:span text:style-name="T42_28">.<text:s text:c="2"/></text:span><text:span text:style-name="T42_29">It</text:span><text:span text:style-name="T42_30"><text:s/></text:span><text:span text:style-name="T42_31">refers</text:span><text:span text:style-name="T42_32"><text:s/></text:span><text:span text:style-name="T42_33">to</text:span><text:span text:style-name="T42_34"><text:s/></text:span><text:span text:style-name="T42_35">a</text:span><text:span text:style-name="T42_36"><text:s/></text:span><text:span text:style-name="T42_37">community</text:span><text:span text:style-name="T42_38">'</text:span><text:span text:style-name="T42_39">s</text:span><text:span text:style-name="T42_40"><text:s/></text:span><text:span text:style-name="T42_41">collective</text:span><text:span text:style-name="T42_42"><text:s/></text:span><text:span text:style-name="T42_43">abilities</text:span><text:span text:style-name="T42_44">.</text:span></text:p>
      <text:p text:style-name="P43"><text:span text:style-name="T43_1">Don</text:span><text:span text:style-name="T43_2">'</text:span><text:span text:style-name="T43_3">t</text:span><text:span text:style-name="T43_4"><text:s/>“</text:span><text:span text:style-name="T43_5">search</text:span><text:span text:style-name="T43_6">”<text:s/>-<text:s/></text:span><text:span text:style-name="T43_7">describe</text:span><text:span text:style-name="T43_8"><text:s/></text:span><text:span text:style-name="T43_9">what</text:span><text:span text:style-name="T43_10"><text:s/></text:span><text:span text:style-name="T43_11">you</text:span><text:span text:style-name="T43_12"><text:s/></text:span><text:span text:style-name="T43_13">want</text:span><text:span text:style-name="T43_14">.<text:s/></text:span><text:span text:style-name="T43_15">Edit</text:span><text:span text:style-name="T43_16"><text:s/></text:span><text:span text:style-name="T43_17">it</text:span><text:span text:style-name="T43_18"><text:s/></text:span><text:span text:style-name="T43_19">at</text:span><text:span text:style-name="T43_20"><text:s/></text:span><text:span text:style-name="T43_21">any</text:span><text:span text:style-name="T43_22"><text:s/></text:span><text:span text:style-name="T43_23">time</text:span><text:span text:style-name="T43_24"><text:s/></text:span><text:span text:style-name="T43_25">to</text:span><text:span text:style-name="T43_26"><text:s/></text:span><text:span text:style-name="T43_27">adjust</text:span><text:span text:style-name="T43_28"><text:s/></text:span><text:span text:style-name="T43_29">or</text:span><text:span text:style-name="T43_30"><text:s/></text:span><text:span text:style-name="T43_31">improve</text:span><text:span text:style-name="T43_32"><text:s/></text:span><text:span text:style-name="T43_33">the</text:span><text:span text:style-name="T43_34"><text:s/></text:span><text:span text:style-name="T43_35">description</text:span><text:span text:style-name="T43_36">.</text:span></text:p>
      <text:h text:style-name="P44" text:outline-level="10"><text:span text:style-name="T44_1">Semantic</text:span><text:span text:style-name="T44_2"><text:s/></text:span><text:span text:style-name="T44_3">Thought</text:span></text:h>
      <text:p text:style-name="P45"><text:span text:style-name="T45_1">Netention</text:span><text:span text:style-name="T45_2"><text:s/></text:span><text:span text:style-name="T45_3">works</text:span><text:span text:style-name="T45_4"><text:s/></text:span><text:span text:style-name="T45_5">at</text:span><text:span text:style-name="T45_6"><text:s/></text:span><text:span text:style-name="T45_7">the</text:span><text:span text:style-name="T45_8"><text:s/></text:span><text:span text:style-name="T45_9">basic</text:span><text:span text:style-name="T45_10"><text:s/></text:span><text:span text:style-name="T45_11">thought</text:span><text:span text:style-name="T45_12"><text:s/></text:span><text:span text:style-name="T45_13">level</text:span><text:span text:style-name="T45_14">,<text:s/></text:span><text:span text:style-name="T45_15">to</text:span><text:span text:style-name="T45_16"><text:s/></text:span><text:span text:style-name="T45_17">elicit</text:span><text:span text:style-name="T45_18"><text:s/></text:span><text:span text:style-name="T45_19">descriptions</text:span><text:span text:style-name="T45_20"><text:s/></text:span><text:span text:style-name="T45_21">of</text:span><text:span text:style-name="T45_22"><text:s/>"</text:span><text:span text:style-name="T45_23">something</text:span><text:span text:style-name="T45_24">"<text:s/></text:span><text:span text:style-name="T45_25">that</text:span><text:span text:style-name="T45_26"><text:s/></text:span><text:span text:style-name="T45_27">you</text:span><text:span text:style-name="T45_28">'</text:span><text:span text:style-name="T45_29">re</text:span><text:span text:style-name="T45_30"><text:s/></text:span><text:span text:style-name="T45_31">thinking</text:span><text:span text:style-name="T45_32"><text:s/></text:span><text:span text:style-name="T45_33">about</text:span><text:span text:style-name="T45_34">.<text:s text:c="2"/></text:span><text:span text:style-name="T45_35">Whether</text:span><text:span text:style-name="T45_36"><text:s/></text:span><text:span text:style-name="T45_37">it</text:span><text:span text:style-name="T45_38"><text:s/></text:span><text:span text:style-name="T45_39">describes</text:span><text:span text:style-name="T45_40"><text:s/></text:span><text:span text:style-name="T45_41">a</text:span><text:span text:style-name="T45_42"><text:s/></text:span><text:span text:style-name="T45_43">dream</text:span><text:span text:style-name="T45_44"><text:s/>(</text:span><text:span text:style-name="T45_45">something</text:span><text:span text:style-name="T45_46"><text:s/></text:span><text:span text:style-name="T45_47">that</text:span><text:span text:style-name="T45_48"><text:s/></text:span><text:span text:style-name="T45_49">you</text:span><text:span text:style-name="T45_50"><text:s/></text:span><text:span text:style-name="T45_51">would</text:span><text:span text:style-name="T45_52"><text:s/></text:span><text:span text:style-name="T45_53">like</text:span><text:span text:style-name="T45_54"><text:s/></text:span><text:span text:style-name="T45_55">to</text:span><text:span text:style-name="T45_56"><text:s/></text:span><text:span text:style-name="T45_57">happen</text:span><text:span text:style-name="T45_58">),<text:s/></text:span><text:span text:style-name="T45_59">an</text:span><text:span text:style-name="T45_60"><text:s/></text:span><text:span text:style-name="T45_61">object</text:span><text:span text:style-name="T45_62">,<text:s/></text:span><text:span text:style-name="T45_63">or</text:span><text:span text:style-name="T45_64"><text:s/></text:span><text:span text:style-name="T45_65">hypothetical</text:span><text:span text:style-name="T45_66"><text:s/></text:span><text:span text:style-name="T45_67">object</text:span><text:span text:style-name="T45_68"><text:s/>-<text:s/></text:span><text:span text:style-name="T45_69">it</text:span><text:span text:style-name="T45_70"><text:s/></text:span><text:span text:style-name="T45_71">can</text:span><text:span text:style-name="T45_72"><text:s/></text:span><text:span text:style-name="T45_73">be</text:span><text:span text:style-name="T45_74"><text:s/></text:span><text:span text:style-name="T45_75">fully</text:span><text:span text:style-name="T45_76"><text:s/></text:span><text:span text:style-name="T45_77">described</text:span><text:span text:style-name="T45_78"><text:s/></text:span><text:span text:style-name="T45_79">and</text:span><text:span text:style-name="T45_80"><text:s/></text:span><text:span text:style-name="T45_81">re</text:span><text:span text:style-name="T45_82">-</text:span><text:span text:style-name="T45_83">described</text:span><text:span text:style-name="T45_84">.<text:s text:c="2"/></text:span></text:p>
      <text:p text:style-name="P46"/>
      <text:p text:style-name="P47"><text:span text:style-name="T47_1">A</text:span><text:span text:style-name="T47_2"><text:s/></text:span><text:span text:style-name="T47_3">hypothetical</text:span><text:span text:style-name="T47_4"><text:s/>(</text:span><text:span text:style-name="T47_5">desired</text:span><text:span text:style-name="T47_6">)<text:s/></text:span><text:span text:style-name="T47_7">object</text:span><text:span text:style-name="T47_8"><text:s/></text:span><text:span text:style-name="T47_9">can</text:span><text:span text:style-name="T47_10"><text:s/></text:span><text:span text:style-name="T47_11">become</text:span><text:span text:style-name="T47_12"><text:s/></text:span><text:span text:style-name="T47_13">an</text:span><text:span text:style-name="T47_14"><text:s/></text:span><text:span text:style-name="T47_15">actual</text:span><text:span text:style-name="T47_16"><text:s/></text:span><text:span text:style-name="T47_17">object</text:span><text:span text:style-name="T47_18">,<text:s/></text:span><text:span text:style-name="T47_19">or</text:span><text:span text:style-name="T47_20"><text:s/></text:span><text:span text:style-name="T47_21">an</text:span><text:span text:style-name="T47_22"><text:s/></text:span><text:span text:style-name="T47_23">abstract</text:span><text:span text:style-name="T47_24"><text:s/></text:span><text:span text:style-name="T47_25">concept</text:span><text:span text:style-name="T47_26"><text:s/></text:span><text:span text:style-name="T47_27">can</text:span><text:span text:style-name="T47_28"><text:s/></text:span><text:span text:style-name="T47_29">become</text:span><text:span text:style-name="T47_30"><text:s/></text:span><text:span text:style-name="T47_31">an</text:span><text:span text:style-name="T47_32"><text:s/></text:span><text:span text:style-name="T47_33">actual</text:span><text:span text:style-name="T47_34"><text:s/></text:span><text:span text:style-name="T47_35">future</text:span><text:span text:style-name="T47_36"><text:s/></text:span><text:span text:style-name="T47_37">event</text:span><text:span text:style-name="T47_38">,<text:s/></text:span><text:span text:style-name="T47_39">etc</text:span><text:span text:style-name="T47_40">.<text:s text:c="2"/></text:span><text:span text:style-name="T47_41">Fluid</text:span><text:span text:style-name="T47_42"><text:s/></text:span><text:span text:style-name="T47_43">and</text:span><text:span text:style-name="T47_44"><text:s/></text:span><text:span text:style-name="T47_45">flexible</text:span><text:span text:style-name="T47_46">.<text:s text:c="2"/></text:span><text:span text:style-name="T47_47">The</text:span><text:span text:style-name="T47_48"><text:s/></text:span><text:span text:style-name="T47_49">system</text:span><text:span text:style-name="T47_50"><text:s/></text:span><text:span text:style-name="T47_51">can</text:span><text:span text:style-name="T47_52"><text:s/></text:span><text:span text:style-name="T47_53">then</text:span><text:span text:style-name="T47_54"><text:s/></text:span><text:span text:style-name="T47_55">connect</text:span><text:span text:style-name="T47_56"><text:s/></text:span><text:span text:style-name="T47_57">your</text:span><text:span text:style-name="T47_58"><text:s/></text:span><text:span text:style-name="T47_59">descriptions</text:span><text:span text:style-name="T47_60"><text:s/></text:span><text:span text:style-name="T47_61">to</text:span><text:span text:style-name="T47_62"><text:s/></text:span><text:span text:style-name="T47_63">others</text:span><text:span text:style-name="T47_64"><text:s/>-<text:s/></text:span><text:span text:style-name="T47_65">these</text:span><text:span text:style-name="T47_66"><text:s/></text:span><text:span text:style-name="T47_67">are</text:span><text:span text:style-name="T47_68"><text:s/></text:span><text:span text:style-name="T47_69">analogous</text:span><text:span text:style-name="T47_70"><text:s/></text:span><text:span text:style-name="T47_71">to</text:span><text:span text:style-name="T47_72"><text:s/></text:span><text:span text:style-name="T47_73">hyperlinks</text:span><text:span text:style-name="T47_74">.<text:s text:c="2"/></text:span><text:span text:style-name="T47_75">Links</text:span><text:span text:style-name="T47_76"><text:s/></text:span><text:span text:style-name="T47_77">are</text:span><text:span text:style-name="T47_78"><text:s/></text:span><text:span text:style-name="T47_79">useful</text:span><text:span text:style-name="T47_80"><text:s/></text:span><text:span text:style-name="T47_81">because</text:span><text:span text:style-name="T47_82"><text:s/></text:span><text:span text:style-name="T47_83">they</text:span><text:span text:style-name="T47_84"><text:s/></text:span><text:span text:style-name="T47_85">suggest</text:span><text:span text:style-name="T47_86"><text:s/></text:span><text:span text:style-name="T47_87">ways</text:span><text:span text:style-name="T47_88"><text:s/></text:span><text:span text:style-name="T47_89">to</text:span><text:span text:style-name="T47_90"><text:s/></text:span><text:span text:style-name="T47_91">achieve</text:span><text:span text:style-name="T47_92"><text:s/></text:span><text:span text:style-name="T47_93">the</text:span><text:span text:style-name="T47_94"><text:s/></text:span><text:span text:style-name="T47_95">implied</text:span><text:span text:style-name="T47_96"><text:s/></text:span><text:span text:style-name="T47_97">desired</text:span><text:span text:style-name="T47_98"><text:s/></text:span><text:span text:style-name="T47_99">state</text:span><text:span text:style-name="T47_100"><text:s/></text:span><text:span text:style-name="T47_101">of</text:span><text:span text:style-name="T47_102"><text:s/></text:span><text:span text:style-name="T47_103">something</text:span><text:span text:style-name="T47_104"><text:s/>-<text:s/></text:span><text:span text:style-name="T47_105">whether</text:span><text:span text:style-name="T47_106"><text:s/></text:span><text:span text:style-name="T47_107">you</text:span><text:span text:style-name="T47_108"><text:s/></text:span><text:span text:style-name="T47_109">want</text:span><text:span text:style-name="T47_110"><text:s/></text:span><text:span text:style-name="T47_111">to</text:span><text:span text:style-name="T47_112"><text:s/></text:span><text:span text:style-name="T47_113">sell</text:span><text:span text:style-name="T47_114"><text:s/></text:span><text:span text:style-name="T47_115">something</text:span><text:span text:style-name="T47_116">,<text:s/></text:span><text:span text:style-name="T47_117">whether</text:span><text:span text:style-name="T47_118"><text:s/></text:span><text:span text:style-name="T47_119">you</text:span><text:span text:style-name="T47_120"><text:s/></text:span><text:span text:style-name="T47_121">want</text:span><text:span text:style-name="T47_122"><text:s/></text:span><text:span text:style-name="T47_123">to</text:span><text:span text:style-name="T47_124"><text:s/></text:span><text:span text:style-name="T47_125">participate</text:span><text:span text:style-name="T47_126"><text:s/></text:span><text:span text:style-name="T47_127">in</text:span><text:span text:style-name="T47_128"><text:s/></text:span><text:span text:style-name="T47_129">something</text:span><text:span text:style-name="T47_130">,<text:s/></text:span><text:span text:style-name="T47_131">whether</text:span><text:span text:style-name="T47_132"><text:s/></text:span><text:span text:style-name="T47_133">you</text:span><text:span text:style-name="T47_134"><text:s/></text:span><text:span text:style-name="T47_135">want</text:span><text:span text:style-name="T47_136"><text:s/></text:span><text:span text:style-name="T47_137">others</text:span><text:span text:style-name="T47_138"><text:s/></text:span><text:span text:style-name="T47_139">to</text:span><text:span text:style-name="T47_140"><text:s/></text:span><text:span text:style-name="T47_141">participate</text:span><text:span text:style-name="T47_142"><text:s/></text:span><text:span text:style-name="T47_143">in</text:span><text:span text:style-name="T47_144"><text:s/></text:span><text:span text:style-name="T47_145">something</text:span><text:span text:style-name="T47_146">,<text:s/></text:span><text:span text:style-name="T47_147">whether</text:span><text:span text:style-name="T47_148"><text:s/></text:span><text:span text:style-name="T47_149">you</text:span><text:span text:style-name="T47_150"><text:s/></text:span><text:span text:style-name="T47_151">want</text:span><text:span text:style-name="T47_152"><text:s/></text:span><text:span text:style-name="T47_153">someone</text:span><text:span text:style-name="T47_154"><text:s/></text:span><text:span text:style-name="T47_155">to</text:span><text:span text:style-name="T47_156"><text:s/></text:span><text:span text:style-name="T47_157">donate</text:span><text:span text:style-name="T47_158"><text:s/></text:span><text:span text:style-name="T47_159">something</text:span><text:span text:style-name="T47_160"><text:s/></text:span><text:span text:style-name="T47_161">to</text:span><text:span text:style-name="T47_162"><text:s/></text:span><text:span text:style-name="T47_163">you</text:span><text:span text:style-name="T47_164"><text:s/></text:span><text:span text:style-name="T47_165">for</text:span><text:span text:style-name="T47_166"><text:s/></text:span><text:span text:style-name="T47_167">free</text:span><text:span text:style-name="T47_168">,<text:s/></text:span><text:span text:style-name="T47_169">etc</text:span><text:span text:style-name="T47_170">...<text:s text:c="2"/></text:span></text:p>
      <text:h text:style-name="P48" text:outline-level="10"><text:span text:style-name="T48_1">Semantic</text:span><text:span text:style-name="T48_2"><text:s/></text:span><text:span text:style-name="T48_3">Storytelling</text:span></text:h>
      <text:p text:style-name="P49"><text:span text:style-name="T49_1">Netention</text:span><text:span text:style-name="T49_2"><text:s/></text:span><text:span text:style-name="T49_3">is</text:span><text:span text:style-name="T49_4"><text:s/></text:span><text:span text:style-name="T49_5">a</text:span><text:span text:style-name="T49_6"><text:s/></text:span><text:span text:style-name="T49_7">system</text:span><text:span text:style-name="T49_8"><text:s/></text:span><text:span text:style-name="T49_9">for</text:span><text:span text:style-name="T49_10"><text:s/></text:span><text:span text:style-name="T49_11">describing</text:span><text:span text:style-name="T49_12"><text:s/></text:span><text:span text:style-name="T49_13">objects</text:span><text:span text:style-name="T49_14">,<text:s/></text:span><text:span text:style-name="T49_15">thoughts</text:span><text:span text:style-name="T49_16">,<text:s/></text:span><text:span text:style-name="T49_17">places</text:span><text:span text:style-name="T49_18">,<text:s/></text:span><text:span text:style-name="T49_19">concepts</text:span><text:span text:style-name="T49_20">,<text:s/></text:span><text:span text:style-name="T49_21">times</text:span><text:span text:style-name="T49_22">,<text:s/></text:span><text:span text:style-name="T49_23">etc</text:span><text:span text:style-name="T49_24">...<text:s/></text:span><text:span text:style-name="T49_25">Create</text:span><text:span text:style-name="T49_26"><text:s/></text:span><text:span text:style-name="T49_27">descriptions</text:span><text:span text:style-name="T49_28"><text:s/></text:span><text:span text:style-name="T49_29">of</text:span><text:span text:style-name="T49_30"><text:s/></text:span><text:span text:style-name="T49_31">reality</text:span><text:span text:style-name="T49_32"><text:s/></text:span><text:span text:style-name="T49_33">that</text:span><text:span text:style-name="T49_34"><text:s/></text:span><text:span text:style-name="T49_35">consist</text:span><text:span text:style-name="T49_36"><text:s/></text:span><text:span text:style-name="T49_37">of</text:span><text:span text:style-name="T49_38"><text:s/></text:span><text:span text:style-name="T49_39">data</text:span><text:span text:style-name="T49_40"><text:s/></text:span><text:span text:style-name="T49_41">about</text:span><text:span text:style-name="T49_42"><text:s/></text:span><text:span text:style-name="T49_43">the</text:span><text:span text:style-name="T49_44"><text:s/></text:span><text:span text:style-name="T49_45">state</text:span><text:span text:style-name="T49_46"><text:s/></text:span><text:span text:style-name="T49_47">in</text:span><text:span text:style-name="T49_48"><text:s/></text:span><text:span text:style-name="T49_49">which</text:span><text:span text:style-name="T49_50"><text:s/></text:span><text:span text:style-name="T49_51">something</text:span><text:span text:style-name="T49_52"><text:s/></text:span><text:span text:style-name="T49_53">presently</text:span><text:span text:style-name="T49_54"><text:s/>“</text:span><text:span text:style-name="T49_55">is</text:span><text:span text:style-name="T49_56">”,<text:s/></text:span><text:span text:style-name="T49_57">AND</text:span><text:span text:style-name="T49_58"><text:s/></text:span><text:span text:style-name="T49_59">statements</text:span><text:span text:style-name="T49_60"><text:s/></text:span><text:span text:style-name="T49_61">about</text:span><text:span text:style-name="T49_62"><text:s/></text:span><text:span text:style-name="T49_63">your</text:span><text:span text:style-name="T49_64"><text:s/></text:span><text:span text:style-name="T49_65">desired</text:span><text:span text:style-name="T49_66"><text:s/></text:span><text:span text:style-name="T49_67">or</text:span><text:span text:style-name="T49_68"><text:s/></text:span><text:span text:style-name="T49_69">anticipated</text:span><text:span text:style-name="T49_70"><text:s/></text:span><text:span text:style-name="T49_71">state</text:span><text:span text:style-name="T49_72"><text:s/></text:span><text:span text:style-name="T49_73">in</text:span><text:span text:style-name="T49_74"><text:s/></text:span><text:span text:style-name="T49_75">which</text:span><text:span text:style-name="T49_76"><text:s/></text:span><text:span text:style-name="T49_77">it</text:span><text:span text:style-name="T49_78"><text:s/>“</text:span><text:span text:style-name="T49_79">will</text:span><text:span text:style-name="T49_80"><text:s/></text:span><text:span text:style-name="T49_81">be</text:span><text:span text:style-name="T49_82">”<text:s/>-<text:s/></text:span><text:span text:style-name="T49_83">how</text:span><text:span text:style-name="T49_84"><text:s/></text:span><text:span text:style-name="T49_85">you</text:span><text:span text:style-name="T49_86"><text:s/></text:span><text:span text:style-name="T49_87">would</text:span><text:span text:style-name="T49_88"><text:s/></text:span><text:span text:style-name="T49_89">like</text:span><text:span text:style-name="T49_90"><text:s/></text:span><text:span text:style-name="T49_91">it</text:span><text:span text:style-name="T49_92"><text:s/></text:span><text:span text:style-name="T49_93">to</text:span><text:span text:style-name="T49_94"><text:s/></text:span><text:span text:style-name="T49_95">become</text:span><text:span text:style-name="T49_96"><text:s/>-<text:s/></text:span><text:span text:style-name="T49_97">usually</text:span><text:span text:style-name="T49_98"><text:s/></text:span><text:span text:style-name="T49_99">involving</text:span><text:span text:style-name="T49_100"><text:s/></text:span><text:span text:style-name="T49_101">ranges</text:span><text:span text:style-name="T49_102"><text:s/></text:span><text:span text:style-name="T49_103">of</text:span><text:span text:style-name="T49_104"><text:s/></text:span><text:span text:style-name="T49_105">acceptable</text:span><text:span text:style-name="T49_106"><text:s/></text:span><text:span text:style-name="T49_107">indeterminate</text:span><text:span text:style-name="T49_108"><text:s/></text:span><text:span text:style-name="T49_109">values</text:span><text:span text:style-name="T49_110">.</text:span></text:p>
      <text:h text:style-name="P50" text:outline-level="10"><text:span text:style-name="T50_1">Linking</text:span><text:span text:style-name="T50_2"><text:s/></text:span><text:span text:style-name="T50_3">our</text:span><text:span text:style-name="T50_4"><text:s/></text:span><text:span text:style-name="T50_5">Stories</text:span></text:h>
      <text:p text:style-name="P51"><text:span text:style-name="T51_1">Using</text:span><text:span text:style-name="T51_2"><text:s/></text:span><text:span text:style-name="T51_3">these</text:span><text:span text:style-name="T51_4"><text:s/></text:span><text:span text:style-name="T51_5">two</text:span><text:span text:style-name="T51_6"><text:s/></text:span><text:span text:style-name="T51_7">kinds</text:span><text:span text:style-name="T51_8"><text:s/></text:span><text:span text:style-name="T51_9">of</text:span><text:span text:style-name="T51_10"><text:s/></text:span><text:span text:style-name="T51_11">statements</text:span><text:span text:style-name="T51_12">,<text:s/></text:span><text:span text:style-name="T51_13">the</text:span><text:span text:style-name="T51_14"><text:s/></text:span><text:span text:style-name="T51_15">system</text:span><text:span text:style-name="T51_16"><text:s/></text:span><text:span text:style-name="T51_17">can</text:span><text:span text:style-name="T51_18"><text:s/></text:span><text:span text:style-name="T51_19">link</text:span><text:span text:style-name="T51_20"><text:s/></text:span><text:span text:style-name="T51_21">any</text:span><text:span text:style-name="T51_22"><text:s/></text:span><text:span text:style-name="T51_23">set</text:span><text:span text:style-name="T51_24"><text:s/></text:span><text:span text:style-name="T51_25">of</text:span><text:span text:style-name="T51_26"><text:s/></text:span><text:span text:style-name="T51_27">objects</text:span><text:span text:style-name="T51_28"><text:s/></text:span><text:span text:style-name="T51_29">according</text:span><text:span text:style-name="T51_30"><text:s/></text:span><text:span text:style-name="T51_31">to</text:span><text:span text:style-name="T51_32"><text:s/></text:span><text:span text:style-name="T51_33">a</text:span><text:span text:style-name="T51_34"><text:s/></text:span><text:span text:style-name="T51_35">presence</text:span><text:span text:style-name="T51_36"><text:s/></text:span><text:span text:style-name="T51_37">of</text:span><text:span text:style-name="T51_38"><text:s/></text:span><text:span text:style-name="T51_39">mutually</text:span><text:span text:style-name="T51_40"><text:s/></text:span><text:span text:style-name="T51_41">satisfying</text:span><text:span text:style-name="T51_42"><text:s/></text:span><text:span text:style-name="T51_43">statements</text:span><text:span text:style-name="T51_44">,<text:s/></text:span><text:span text:style-name="T51_45">like</text:span><text:span text:style-name="T51_46"><text:s/></text:span><text:span text:style-name="T51_47">a</text:span><text:span text:style-name="T51_48"><text:s/></text:span><text:span text:style-name="T51_49">lock</text:span><text:span text:style-name="T51_50">-</text:span><text:span text:style-name="T51_51">and</text:span><text:span text:style-name="T51_52">-</text:span><text:span text:style-name="T51_53">key</text:span><text:span text:style-name="T51_54">,<text:s/></text:span><text:span text:style-name="T51_55">or</text:span><text:span text:style-name="T51_56"><text:s/></text:span><text:span text:style-name="T51_57">receptor</text:span><text:span text:style-name="T51_58"><text:s/></text:span><text:span text:style-name="T51_59">site</text:span><text:span text:style-name="T51_60"><text:s/></text:span><text:span text:style-name="T51_61">on</text:span><text:span text:style-name="T51_62"><text:s/></text:span><text:span text:style-name="T51_63">a</text:span><text:span text:style-name="T51_64"><text:s/></text:span><text:span text:style-name="T51_65">cell</text:span><text:span text:style-name="T51_66">.<text:s text:c="2"/></text:span><text:span text:style-name="T51_67">It</text:span><text:span text:style-name="T51_68"><text:s/></text:span><text:span text:style-name="T51_69">can</text:span><text:span text:style-name="T51_70"><text:s/></text:span><text:span text:style-name="T51_71">then</text:span><text:span text:style-name="T51_72"><text:s/></text:span><text:span text:style-name="T51_73">suggest</text:span><text:span text:style-name="T51_74"><text:s/></text:span><text:span text:style-name="T51_75">links</text:span><text:span text:style-name="T51_76"><text:s/>(</text:span><text:span text:style-name="T51_77">representing</text:span><text:span text:style-name="T51_78"><text:s/></text:span><text:span text:style-name="T51_79">possibilities</text:span><text:span text:style-name="T51_80"><text:s/></text:span><text:span text:style-name="T51_81">such</text:span><text:span text:style-name="T51_82"><text:s/></text:span><text:span text:style-name="T51_83">as</text:span><text:span text:style-name="T51_84"><text:s/></text:span><text:span text:style-name="T51_85">transactions</text:span><text:span text:style-name="T51_86"><text:s/></text:span><text:span text:style-name="T51_87">or</text:span><text:span text:style-name="T51_88"><text:s/></text:span><text:span text:style-name="T51_89">assignments</text:span><text:span text:style-name="T51_90">),<text:s/></text:span><text:span text:style-name="T51_91">ranked</text:span><text:span text:style-name="T51_92"><text:s/></text:span><text:span text:style-name="T51_93">according</text:span><text:span text:style-name="T51_94"><text:s/></text:span><text:span text:style-name="T51_95">to</text:span><text:span text:style-name="T51_96"><text:s/></text:span><text:span text:style-name="T51_97">the</text:span><text:span text:style-name="T51_98"><text:s/></text:span><text:span text:style-name="T51_99">strength</text:span><text:span text:style-name="T51_100"><text:s/></text:span><text:span text:style-name="T51_101">of</text:span><text:span text:style-name="T51_102"><text:s/></text:span><text:span text:style-name="T51_103">their</text:span><text:span text:style-name="T51_104"><text:s/></text:span><text:span text:style-name="T51_105">correlation</text:span><text:span text:style-name="T51_106">.</text:span></text:p>
      <text:p text:style-name="P52"/>
      <text:p text:style-name="P53"><text:span text:style-name="T53_1">A</text:span><text:span text:style-name="T53_2"><text:s/></text:span><text:span text:style-name="T53_3">general</text:span><text:span text:style-name="T53_4">-</text:span><text:span text:style-name="T53_5">purpose</text:span><text:span text:style-name="T53_6"><text:s/></text:span><text:span text:style-name="T53_7">semantic</text:span><text:span text:style-name="T53_8">-</text:span><text:span text:style-name="T53_9">network</text:span><text:span text:style-name="T53_10"><text:s/></text:span><text:span text:style-name="T53_11">computer</text:span><text:span text:style-name="T53_12"><text:s/></text:span><text:span text:style-name="T53_13">system</text:span><text:span text:style-name="T53_14"><text:s/></text:span><text:span text:style-name="T53_15">simulates</text:span><text:span text:style-name="T53_16"><text:s/>“</text:span><text:span text:style-name="T53_17">described</text:span><text:span text:style-name="T53_18"><text:s/></text:span><text:span text:style-name="T53_19">experience</text:span><text:span text:style-name="T53_20">”<text:s/></text:span><text:span text:style-name="T53_21">and</text:span><text:span text:style-name="T53_22"><text:s/></text:span><text:span text:style-name="T53_23">discovers</text:span><text:span text:style-name="T53_24"><text:s/>“</text:span><text:span text:style-name="T53_25">possible</text:span><text:span text:style-name="T53_26"><text:s/></text:span><text:span text:style-name="T53_27">experiences</text:span><text:span text:style-name="T53_28">”<text:s/></text:span><text:span text:style-name="T53_29">to</text:span><text:span text:style-name="T53_30"><text:s/></text:span><text:span text:style-name="T53_31">function</text:span><text:span text:style-name="T53_32"><text:s/></text:span><text:span text:style-name="T53_33">as</text:span><text:span text:style-name="T53_34"><text:s/></text:span><text:span text:style-name="T53_35">a</text:span><text:span text:style-name="T53_36"><text:s/></text:span><text:span text:style-name="T53_37">tool</text:span><text:span text:style-name="T53_38"><text:s/></text:span><text:span text:style-name="T53_39">for</text:span><text:span text:style-name="T53_40"><text:s/></text:span><text:span text:style-name="T53_41">analyzing</text:span><text:span text:style-name="T53_42"><text:s/></text:span><text:span text:style-name="T53_43">and</text:span><text:span text:style-name="T53_44"><text:s/></text:span><text:span text:style-name="T53_45">optimizing</text:span><text:span text:style-name="T53_46"><text:s/></text:span><text:span text:style-name="T53_47">certain</text:span><text:span text:style-name="T53_48"><text:s/></text:span><text:span text:style-name="T53_49">qualities</text:span><text:span text:style-name="T53_50"><text:s/></text:span><text:span text:style-name="T53_51">of</text:span><text:span text:style-name="T53_52"><text:s/></text:span><text:span text:style-name="T53_53">one</text:span><text:span text:style-name="T53_54">'</text:span><text:span text:style-name="T53_55">s</text:span><text:span text:style-name="T53_56"><text:s/></text:span><text:span text:style-name="T53_57">existence</text:span><text:span text:style-name="T53_58">.</text:span></text:p>
      <text:p text:style-name="P54"/>
      <text:p text:style-name="P55"><text:span text:style-name="T55_1">A</text:span><text:span text:style-name="T55_2"><text:s/></text:span><text:span text:style-name="T55_3">semantic</text:span><text:span text:style-name="T55_4"><text:s/></text:span><text:span text:style-name="T55_5">concept</text:span><text:span text:style-name="T55_6"><text:s/></text:span><text:span text:style-name="T55_7">represents</text:span><text:span text:style-name="T55_8"><text:s/></text:span><text:span text:style-name="T55_9">each</text:span><text:span text:style-name="T55_10"><text:s/></text:span><text:span text:style-name="T55_11">agent</text:span><text:span text:style-name="T55_12"><text:s/>(</text:span><text:span text:style-name="T55_13">ex</text:span><text:span text:style-name="T55_14">:<text:s/></text:span><text:span text:style-name="T55_15">a</text:span><text:span text:style-name="T55_16"><text:s/></text:span><text:span text:style-name="T55_17">human</text:span><text:span text:style-name="T55_18">)<text:s/></text:span><text:span text:style-name="T55_19">participating</text:span><text:span text:style-name="T55_20"><text:s/></text:span><text:span text:style-name="T55_21">in</text:span><text:span text:style-name="T55_22"><text:s/></text:span><text:span text:style-name="T55_23">interaction</text:span><text:span text:style-name="T55_24"><text:s/></text:span><text:span text:style-name="T55_25">processes</text:span><text:span text:style-name="T55_26"><text:s/></text:span><text:span text:style-name="T55_27">that</text:span><text:span text:style-name="T55_28"><text:s/></text:span><text:span text:style-name="T55_29">constitute</text:span><text:span text:style-name="T55_30"><text:s/></text:span><text:span text:style-name="T55_31">awareness</text:span><text:span text:style-name="T55_32"><text:s/></text:span><text:span text:style-name="T55_33">of</text:span><text:span text:style-name="T55_34"><text:s/></text:span><text:span text:style-name="T55_35">and</text:span><text:span text:style-name="T55_36"><text:s/></text:span><text:span text:style-name="T55_37">potential</text:span><text:span text:style-name="T55_38"><text:s/></text:span><text:span text:style-name="T55_39">to</text:span><text:span text:style-name="T55_40"><text:s/></text:span><text:span text:style-name="T55_41">operate</text:span><text:span text:style-name="T55_42"><text:s/></text:span><text:span text:style-name="T55_43">upon</text:span><text:span text:style-name="T55_44"><text:s/></text:span><text:span text:style-name="T55_45">arbitrary</text:span><text:span text:style-name="T55_46"><text:s/></text:span><text:span text:style-name="T55_47">subsets</text:span><text:span text:style-name="T55_48"><text:s/></text:span><text:span text:style-name="T55_49">of</text:span><text:span text:style-name="T55_50"><text:s/></text:span><text:span text:style-name="T55_51">simulation</text:span><text:span text:style-name="T55_52"><text:s/></text:span><text:span text:style-name="T55_53">content</text:span><text:span text:style-name="T55_54">.<text:s/></text:span><text:span text:style-name="T55_55">Choice</text:span><text:span text:style-name="T55_56"><text:s/></text:span><text:span text:style-name="T55_57">and</text:span><text:span text:style-name="T55_58"><text:s/></text:span><text:span text:style-name="T55_59">configuration</text:span><text:span text:style-name="T55_60"><text:s/></text:span><text:span text:style-name="T55_61">of</text:span><text:span text:style-name="T55_62"><text:s/></text:span><text:span text:style-name="T55_63">interaction</text:span><text:span text:style-name="T55_64"><text:s/></text:span><text:span text:style-name="T55_65">modalities</text:span><text:span text:style-name="T55_66"><text:s/></text:span><text:span text:style-name="T55_67">may</text:span><text:span text:style-name="T55_68"><text:s/></text:span><text:span text:style-name="T55_69">be</text:span><text:span text:style-name="T55_70"><text:s/></text:span><text:span text:style-name="T55_71">customized</text:span><text:span text:style-name="T55_72"><text:s/></text:span><text:span text:style-name="T55_73">according</text:span><text:span text:style-name="T55_74"><text:s/></text:span><text:span text:style-name="T55_75">to</text:span><text:span text:style-name="T55_76"><text:s/></text:span><text:span text:style-name="T55_77">a</text:span><text:span text:style-name="T55_78"><text:s/></text:span><text:span text:style-name="T55_79">particular</text:span><text:span text:style-name="T55_80"><text:s/></text:span><text:span text:style-name="T55_81">situation</text:span><text:span text:style-name="T55_82"><text:s/></text:span><text:span text:style-name="T55_83">or</text:span><text:span text:style-name="T55_84"><text:s/></text:span><text:span text:style-name="T55_85">adjusted</text:span><text:span text:style-name="T55_86"><text:s/></text:span><text:span text:style-name="T55_87">to</text:span><text:span text:style-name="T55_88"><text:s/></text:span><text:span text:style-name="T55_89">compensate</text:span><text:span text:style-name="T55_90"><text:s/></text:span><text:span text:style-name="T55_91">for</text:span><text:span text:style-name="T55_92"><text:s/></text:span><text:span text:style-name="T55_93">sensory</text:span><text:span text:style-name="T55_94">,<text:s/></text:span><text:span text:style-name="T55_95">kinesthetic</text:span><text:span text:style-name="T55_96">,<text:s/></text:span><text:span text:style-name="T55_97">or</text:span><text:span text:style-name="T55_98"><text:s/></text:span><text:span text:style-name="T55_99">cognitive</text:span><text:span text:style-name="T55_100"><text:s/></text:span><text:span text:style-name="T55_101">disabilities</text:span><text:span text:style-name="T55_102">.</text:span></text:p>
      <text:p text:style-name="P56"/>
      <text:p text:style-name="P57"><text:span text:style-name="T57_1">Psycho</text:span><text:span text:style-name="T57_2">-</text:span><text:span text:style-name="T57_3">supportive</text:span><text:span text:style-name="T57_4"><text:s/></text:span><text:span text:style-name="T57_5">and</text:span><text:span text:style-name="T57_6"><text:s/></text:span><text:span text:style-name="T57_7">psycho</text:span><text:span text:style-name="T57_8">-</text:span><text:span text:style-name="T57_9">therapeutic</text:span><text:span text:style-name="T57_10"><text:s/></text:span><text:span text:style-name="T57_11">processes</text:span><text:span text:style-name="T57_12"><text:s/></text:span><text:span text:style-name="T57_13">react</text:span><text:span text:style-name="T57_14"><text:s/></text:span><text:span text:style-name="T57_15">to</text:span><text:span text:style-name="T57_16"><text:s/></text:span><text:span text:style-name="T57_17">changing</text:span><text:span text:style-name="T57_18"><text:s/></text:span><text:span text:style-name="T57_19">recognized</text:span><text:span text:style-name="T57_20"><text:s/></text:span><text:span text:style-name="T57_21">patterns</text:span><text:span text:style-name="T57_22"><text:s/></text:span><text:span text:style-name="T57_23">in</text:span><text:span text:style-name="T57_24"><text:s/></text:span><text:span text:style-name="T57_25">data</text:span><text:span text:style-name="T57_26"><text:s/></text:span><text:span text:style-name="T57_27">associated</text:span><text:span text:style-name="T57_28"><text:s/></text:span><text:span text:style-name="T57_29">with</text:span><text:span text:style-name="T57_30"><text:s/></text:span><text:span text:style-name="T57_31">simulated</text:span><text:span text:style-name="T57_32"><text:s/></text:span><text:span text:style-name="T57_33">agents</text:span></text:p>
      <text:list text:style-name="LS1" xml:id="list0">
        <text:list-item>
          <text:p text:style-name="P58"><text:span text:style-name="T58_1">providing</text:span><text:span text:style-name="T58_2"><text:s/></text:span><text:span text:style-name="T58_3">contextual</text:span><text:span text:style-name="T58_4"><text:s/></text:span><text:span text:style-name="T58_5">advice</text:span><text:span text:style-name="T58_6"><text:s/>(</text:span><text:span text:style-name="T58_7">ex</text:span><text:span text:style-name="T58_8">:<text:s/></text:span><text:span text:style-name="T58_9">relevant</text:span><text:span text:style-name="T58_10"><text:s/></text:span><text:span text:style-name="T58_11">information</text:span><text:span text:style-name="T58_12">)</text:span></text:p>
        </text:list-item>
        <text:list-item>
          <text:p text:style-name="P59"><text:span text:style-name="T59_1">offering</text:span><text:span text:style-name="T59_2"><text:s/></text:span><text:span text:style-name="T59_3">to</text:span><text:span text:style-name="T59_4"><text:s/></text:span><text:span text:style-name="T59_5">act</text:span><text:span text:style-name="T59_6"><text:s/>(</text:span><text:span text:style-name="T59_7">ex</text:span><text:span text:style-name="T59_8">:<text:s/></text:span><text:span text:style-name="T59_9">manage</text:span><text:span text:style-name="T59_10"><text:s/></text:span><text:span text:style-name="T59_11">another</text:span><text:span text:style-name="T59_12"><text:s/></text:span><text:span text:style-name="T59_13">process</text:span><text:span text:style-name="T59_14">)</text:span></text:p>
        </text:list-item>
        <text:list-item>
          <text:p text:style-name="P60"><text:span text:style-name="T60_1">requesting</text:span><text:span text:style-name="T60_2"><text:s/></text:span><text:span text:style-name="T60_3">information</text:span><text:span text:style-name="T60_4"><text:s/></text:span><text:span text:style-name="T60_5">from</text:span><text:span text:style-name="T60_6"><text:s/></text:span><text:span text:style-name="T60_7">humans</text:span><text:span text:style-name="T60_8"><text:s/></text:span><text:span text:style-name="T60_9">and</text:span><text:span text:style-name="T60_10"><text:s/></text:span><text:span text:style-name="T60_11">computer</text:span><text:span text:style-name="T60_12"><text:s/></text:span><text:span text:style-name="T60_13">systems</text:span></text:p>
        </text:list-item>
      </text:list>
      <text:p text:style-name="P61"/>
      <text:p text:style-name="P62"><text:span text:style-name="T62_1">Although</text:span><text:span text:style-name="T62_2"><text:s/></text:span><text:span text:style-name="T62_3">the</text:span><text:span text:style-name="T62_4"><text:s/></text:span><text:span text:style-name="T62_5">system</text:span><text:span text:style-name="T62_6"><text:s/></text:span><text:span text:style-name="T62_7">may</text:span><text:span text:style-name="T62_8"><text:s/></text:span><text:span text:style-name="T62_9">seem</text:span><text:span text:style-name="T62_10"><text:s/></text:span><text:span text:style-name="T62_11">to</text:span><text:span text:style-name="T62_12"><text:s/></text:span><text:span text:style-name="T62_13">be</text:span><text:span text:style-name="T62_14"><text:s/></text:span><text:span text:style-name="T62_15">an</text:span><text:span text:style-name="T62_16"><text:s/>“</text:span><text:span text:style-name="T62_17">artificial</text:span><text:span text:style-name="T62_18"><text:s/></text:span><text:span text:style-name="T62_19">intelligence</text:span><text:span text:style-name="T62_20">”<text:s/></text:span><text:span text:style-name="T62_21">application</text:span><text:span text:style-name="T62_22">,<text:s/></text:span><text:span text:style-name="T62_23">it</text:span><text:span text:style-name="T62_24"><text:s/></text:span><text:span text:style-name="T62_25">would</text:span><text:span text:style-name="T62_26"><text:s/></text:span><text:span text:style-name="T62_27">be</text:span><text:span text:style-name="T62_28"><text:s/></text:span><text:span text:style-name="T62_29">more</text:span><text:span text:style-name="T62_30"><text:s/></text:span><text:span text:style-name="T62_31">accurate</text:span><text:span text:style-name="T62_32"><text:s/></text:span><text:span text:style-name="T62_33">to</text:span><text:span text:style-name="T62_34"><text:s/></text:span><text:span text:style-name="T62_35">define</text:span><text:span text:style-name="T62_36"><text:s/></text:span><text:span text:style-name="T62_37">it</text:span><text:span text:style-name="T62_38"><text:s/></text:span><text:span text:style-name="T62_39">as</text:span><text:span text:style-name="T62_40"><text:s/></text:span><text:span text:style-name="T62_41">a</text:span><text:span text:style-name="T62_42"><text:s/></text:span><text:span text:style-name="T62_43">tool</text:span><text:span text:style-name="T62_44"><text:s/></text:span><text:span text:style-name="T62_45">that</text:span><text:span text:style-name="T62_46"><text:s/></text:span><text:span text:style-name="T62_47">exhibits</text:span><text:span text:style-name="T62_48"><text:s/>“</text:span><text:span text:style-name="T62_49">automatic</text:span><text:span text:style-name="T62_50"><text:s/></text:span><text:span text:style-name="T62_51">intelligence</text:span><text:span text:style-name="T62_52">.”<text:s text:c="2"/></text:span><text:span text:style-name="T62_53">Automatic</text:span><text:span text:style-name="T62_54"><text:s/></text:span><text:span text:style-name="T62_55">intelligence</text:span><text:span text:style-name="T62_56"><text:s/></text:span><text:span text:style-name="T62_57">software</text:span><text:span text:style-name="T62_58"><text:s/></text:span><text:span text:style-name="T62_59">guarantees</text:span><text:span text:style-name="T62_60"><text:s/></text:span><text:span text:style-name="T62_61">that</text:span><text:span text:style-name="T62_62"><text:s/></text:span><text:span text:style-name="T62_63">humans</text:span><text:span text:style-name="T62_64"><text:s/></text:span><text:span text:style-name="T62_65">that</text:span><text:span text:style-name="T62_66"><text:s/></text:span><text:span text:style-name="T62_67">operate</text:span><text:span text:style-name="T62_68"><text:s/></text:span><text:span text:style-name="T62_69">it</text:span><text:span text:style-name="T62_70"><text:s/></text:span><text:span text:style-name="T62_71">will</text:span><text:span text:style-name="T62_72"><text:s/></text:span><text:span text:style-name="T62_73">remain</text:span><text:span text:style-name="T62_74"><text:s/></text:span><text:span text:style-name="T62_75">in</text:span><text:span text:style-name="T62_76"><text:s/></text:span><text:span text:style-name="T62_77">complete</text:span><text:span text:style-name="T62_78"><text:s/></text:span><text:span text:style-name="T62_79">control</text:span><text:span text:style-name="T62_80">.<text:s text:c="2"/></text:span><text:span text:style-name="T62_81">This</text:span><text:span text:style-name="T62_82"><text:s/></text:span><text:span text:style-name="T62_83">is</text:span><text:span text:style-name="T62_84"><text:s/></text:span><text:span text:style-name="T62_85">possible</text:span><text:span text:style-name="T62_86"><text:s/></text:span><text:span text:style-name="T62_87">because</text:span><text:span text:style-name="T62_88"><text:s/></text:span><text:span text:style-name="T62_89">all</text:span><text:span text:style-name="T62_90"><text:s/></text:span><text:span text:style-name="T62_91">state</text:span><text:span text:style-name="T62_92"><text:s/></text:span><text:span text:style-name="T62_93">changes</text:span><text:span text:style-name="T62_94"><text:s/></text:span><text:span text:style-name="T62_95">result</text:span><text:span text:style-name="T62_96"><text:s/></text:span><text:span text:style-name="T62_97">from</text:span><text:span text:style-name="T62_98"><text:s/></text:span><text:span text:style-name="T62_99">logically</text:span><text:span text:style-name="T62_100"><text:s/></text:span><text:span text:style-name="T62_101">deduced</text:span><text:span text:style-name="T62_102"><text:s/></text:span><text:span text:style-name="T62_103">conclusions</text:span><text:span text:style-name="T62_104"><text:s/></text:span><text:span text:style-name="T62_105">about</text:span><text:span text:style-name="T62_106"><text:s/></text:span><text:span text:style-name="T62_107">the</text:span><text:span text:style-name="T62_108"><text:s/></text:span><text:span text:style-name="T62_109">changing</text:span><text:span text:style-name="T62_110"><text:s/></text:span><text:span text:style-name="T62_111">conditions</text:span><text:span text:style-name="T62_112"><text:s/></text:span><text:span text:style-name="T62_113">in</text:span><text:span text:style-name="T62_114"><text:s/></text:span><text:span text:style-name="T62_115">the</text:span><text:span text:style-name="T62_116"><text:s/></text:span><text:span text:style-name="T62_117">contents</text:span><text:span text:style-name="T62_118"><text:s/></text:span><text:span text:style-name="T62_119">of</text:span><text:span text:style-name="T62_120"><text:s/></text:span><text:span text:style-name="T62_121">its</text:span><text:span text:style-name="T62_122"><text:s/></text:span><text:span text:style-name="T62_123">attentions</text:span><text:span text:style-name="T62_124"><text:s/>(</text:span><text:span text:style-name="T62_125">such</text:span><text:span text:style-name="T62_126"><text:s/></text:span><text:span text:style-name="T62_127">as</text:span><text:span text:style-name="T62_128"><text:s/></text:span><text:span text:style-name="T62_129">computer</text:span><text:span text:style-name="T62_130"><text:s/></text:span><text:span text:style-name="T62_131">devices</text:span><text:span text:style-name="T62_132"><text:s/></text:span><text:span text:style-name="T62_133">like</text:span><text:span text:style-name="T62_134"><text:s/></text:span><text:span text:style-name="T62_135">keyboards</text:span><text:span text:style-name="T62_136"><text:s/></text:span><text:span text:style-name="T62_137">and</text:span><text:span text:style-name="T62_138"><text:s/></text:span><text:span text:style-name="T62_139">mice</text:span><text:span text:style-name="T62_140">).</text:span></text:p>
      <text:p text:style-name="P63"/>
      <text:list text:style-name="LS2" xml:id="list3">
        <text:list-item>
          <text:p text:style-name="P64"><text:span text:style-name="T64_1">a</text:span><text:span text:style-name="T64_2"><text:s/></text:span><text:span text:style-name="T64_3">human</text:span><text:span text:style-name="T64_4">'</text:span><text:span text:style-name="T64_5">s</text:span><text:span text:style-name="T64_6"><text:s/></text:span><text:span text:style-name="T64_7">observed</text:span><text:span text:style-name="T64_8"><text:s/></text:span><text:span text:style-name="T64_9">past</text:span><text:span text:style-name="T64_10"><text:s/></text:span><text:span text:style-name="T64_11">and</text:span><text:span text:style-name="T64_12"><text:s/></text:span><text:span text:style-name="T64_13">present</text:span><text:span text:style-name="T64_14"><text:s/></text:span><text:span text:style-name="T64_15">qualities</text:span><text:span text:style-name="T64_16"><text:s/>(</text:span><text:span text:style-name="T64_17">measurements</text:span><text:span text:style-name="T64_18"><text:s/></text:span><text:span text:style-name="T64_19">or</text:span><text:span text:style-name="T64_20"><text:s/></text:span><text:span text:style-name="T64_21">annotations</text:span><text:span text:style-name="T64_22">)</text:span></text:p>
        </text:list-item>
        <text:list-item>
          <text:p text:style-name="P65"><text:span text:style-name="T65_1">a</text:span><text:span text:style-name="T65_2"><text:s/></text:span><text:span text:style-name="T65_3">human</text:span><text:span text:style-name="T65_4">'</text:span><text:span text:style-name="T65_5">s</text:span><text:span text:style-name="T65_6"><text:s/></text:span><text:span text:style-name="T65_7">potential</text:span><text:span text:style-name="T65_8"><text:s/></text:span><text:span text:style-name="T65_9">future</text:span><text:span text:style-name="T65_10"><text:s/></text:span><text:span text:style-name="T65_11">qualities</text:span><text:span text:style-name="T65_12"><text:s/></text:span><text:span text:style-name="T65_13">and</text:span><text:span text:style-name="T65_14"><text:s/></text:span><text:span text:style-name="T65_15">opportunities</text:span></text:p>
        </text:list-item>
        <text:list-item>
          <text:p text:style-name="P66"><text:span text:style-name="T66_1">any</text:span><text:span text:style-name="T66_2"><text:s/></text:span><text:span text:style-name="T66_3">quality</text:span><text:span text:style-name="T66_4"><text:s/></text:span><text:span text:style-name="T66_5">about</text:span><text:span text:style-name="T66_6"><text:s/></text:span><text:span text:style-name="T66_7">any</text:span><text:span text:style-name="T66_8"><text:s/></text:span><text:span text:style-name="T66_9">subject</text:span><text:span text:style-name="T66_10">=</text:span><text:span text:style-name="T66_11">object</text:span><text:span text:style-name="T66_12">,<text:s/></text:span><text:span text:style-name="T66_13">including</text:span><text:span text:style-name="T66_14"><text:s/></text:span><text:span text:style-name="T66_15">a</text:span><text:span text:style-name="T66_16"><text:s/></text:span><text:span text:style-name="T66_17">list</text:span><text:span text:style-name="T66_18"><text:s/></text:span><text:span text:style-name="T66_19">of</text:span><text:span text:style-name="T66_20"><text:s/></text:span><text:span text:style-name="T66_21">qualities</text:span><text:span text:style-name="T66_22"><text:s/></text:span><text:span text:style-name="T66_23">that</text:span><text:span text:style-name="T66_24"><text:s/></text:span><text:span text:style-name="T66_25">one</text:span><text:span text:style-name="T66_26"><text:s/></text:span><text:span text:style-name="T66_27">may</text:span><text:span text:style-name="T66_28"><text:s/></text:span><text:span text:style-name="T66_29">potentially</text:span><text:span text:style-name="T66_30"><text:s/></text:span><text:span text:style-name="T66_31">define</text:span><text:span text:style-name="T66_32"><text:s/></text:span><text:span text:style-name="T66_33">next</text:span></text:p>
        </text:list-item>
        <text:list-item>
          <text:p text:style-name="P67"><text:span text:style-name="T67_1">variable</text:span><text:span text:style-name="T67_2">-</text:span><text:span text:style-name="T67_3">strength</text:span><text:span text:style-name="T67_4"><text:s/></text:span><text:span text:style-name="T67_5">associations</text:span><text:span text:style-name="T67_6"><text:s/></text:span><text:span text:style-name="T67_7">between</text:span><text:span text:style-name="T67_8"><text:s/></text:span><text:span text:style-name="T67_9">concepts</text:span><text:span text:style-name="T67_10">,<text:s/></text:span><text:span text:style-name="T67_11">mirroring</text:span><text:span text:style-name="T67_12"><text:s/></text:span><text:span text:style-name="T67_13">mental</text:span><text:span text:style-name="T67_14"><text:s/></text:span><text:span text:style-name="T67_15">associative</text:span><text:span text:style-name="T67_16"><text:s/></text:span><text:span text:style-name="T67_17">memory</text:span></text:p>
        </text:list-item>
      </text:list>
      <text:p text:style-name="P68"/>
      <text:p text:style-name="P69"><text:span text:style-name="T69_1">An</text:span><text:span text:style-name="T69_2"><text:s/></text:span><text:span text:style-name="T69_3">instance</text:span><text:span text:style-name="T69_4"><text:s/></text:span><text:span text:style-name="T69_5">of</text:span><text:span text:style-name="T69_6"><text:s/></text:span><text:span text:style-name="T69_7">the</text:span><text:span text:style-name="T69_8"><text:s/></text:span><text:span text:style-name="T69_9">software</text:span><text:span text:style-name="T69_10"><text:s/></text:span><text:span text:style-name="T69_11">starts</text:span><text:span text:style-name="T69_12"><text:s/></text:span><text:span text:style-name="T69_13">in</text:span><text:span text:style-name="T69_14"><text:s/></text:span><text:span text:style-name="T69_15">an</text:span><text:span text:style-name="T69_16"><text:s/></text:span><text:span text:style-name="T69_17">essentially</text:span><text:span text:style-name="T69_18"><text:s/></text:span><text:span text:style-name="T69_19">blank</text:span><text:span text:style-name="T69_20"><text:s/></text:span><text:span text:style-name="T69_21">state</text:span><text:span text:style-name="T69_22"><text:s/></text:span><text:span text:style-name="T69_23">populated</text:span><text:span text:style-name="T69_24"><text:s/></text:span><text:span text:style-name="T69_25">with</text:span><text:span text:style-name="T69_26"><text:s/></text:span><text:span text:style-name="T69_27">a</text:span><text:span text:style-name="T69_28"><text:s/></text:span><text:span text:style-name="T69_29">default</text:span><text:span text:style-name="T69_30"><text:s/></text:span><text:span text:style-name="T69_31">schema</text:span><text:span text:style-name="T69_32"><text:s/></text:span><text:span text:style-name="T69_33">that</text:span><text:span text:style-name="T69_34"><text:s/></text:span><text:span text:style-name="T69_35">attempts</text:span><text:span text:style-name="T69_36"><text:s/></text:span><text:span text:style-name="T69_37">to</text:span><text:span text:style-name="T69_38"><text:s/></text:span><text:span text:style-name="T69_39">span</text:span><text:span text:style-name="T69_40"><text:s/></text:span><text:span text:style-name="T69_41">the</text:span><text:span text:style-name="T69_42"><text:s/></text:span><text:span text:style-name="T69_43">known</text:span><text:span text:style-name="T69_44"><text:s/></text:span><text:span text:style-name="T69_45">human</text:span><text:span text:style-name="T69_46"><text:s/></text:span><text:span text:style-name="T69_47">experience</text:span><text:span text:style-name="T69_48">.</text:span></text:p>
      <text:list text:style-name="LS3" xml:id="list7">
        <text:list-item>
          <text:p text:style-name="P70"><text:span text:style-name="T70_1">Categories</text:span><text:span text:style-name="T70_2">,<text:s/></text:span><text:span text:style-name="T70_3">Labels</text:span><text:span text:style-name="T70_4">,<text:s/></text:span><text:span text:style-name="T70_5">Tags</text:span></text:p>
        </text:list-item>
        <text:list-item>
          <text:p text:style-name="P71"><text:span text:style-name="T71_1">Icons</text:span></text:p>
        </text:list-item>
        <text:list-item>
          <text:p text:style-name="P72"><text:span text:style-name="T72_1">Qualities</text:span></text:p>
        </text:list-item>
        <text:list-item>
          <text:p text:style-name="P73"><text:span text:style-name="T73_1">judgments</text:span></text:p>
        </text:list-item>
        <text:list-item>
          <text:p text:style-name="P74"><text:span text:style-name="T74_1">emotions</text:span></text:p>
        </text:list-item>
        <text:list-item>
          <text:p text:style-name="P75"><text:span text:style-name="T75_1">behaviors</text:span></text:p>
        </text:list-item>
        <text:list-item>
          <text:p text:style-name="P76"><text:span text:style-name="T76_1">activities</text:span></text:p>
        </text:list-item>
        <text:list-item>
          <text:p text:style-name="P77"><text:span text:style-name="T77_1">goals</text:span></text:p>
        </text:list-item>
        <text:list-item>
          <text:p text:style-name="P78"><text:span text:style-name="T78_1">containers</text:span><text:span text:style-name="T78_2"><text:s/></text:span><text:span text:style-name="T78_3">of</text:span><text:span text:style-name="T78_4"><text:s/></text:span><text:span text:style-name="T78_5">unknown</text:span><text:span text:style-name="T78_6"><text:s/></text:span><text:span text:style-name="T78_7">information</text:span><text:span text:style-name="T78_8"><text:s/></text:span><text:span text:style-name="T78_9">that</text:span><text:span text:style-name="T78_10"><text:s/></text:span><text:span text:style-name="T78_11">may</text:span><text:span text:style-name="T78_12"><text:s/></text:span><text:span text:style-name="T78_13">be</text:span><text:span text:style-name="T78_14"><text:s/></text:span><text:span text:style-name="T78_15">helpful</text:span><text:span text:style-name="T78_16"><text:s/></text:span><text:span text:style-name="T78_17">or</text:span><text:span text:style-name="T78_18"><text:s/></text:span><text:span text:style-name="T78_19">necessary</text:span><text:span text:style-name="T78_20"><text:s/></text:span><text:span text:style-name="T78_21">to</text:span><text:span text:style-name="T78_22"><text:s/></text:span><text:span text:style-name="T78_23">specify</text:span><text:span text:style-name="T78_24"><text:s/></text:span><text:span text:style-name="T78_25">or</text:span><text:span text:style-name="T78_26"><text:s/></text:span><text:span text:style-name="T78_27">determine</text:span><text:span text:style-name="T78_28">)</text:span></text:p>
        </text:list-item>
      </text:list>
      <text:p text:style-name="P79"/>
      <text:p text:style-name="P80"><text:span text:style-name="T80_1">One</text:span><text:span text:style-name="T80_2"><text:s/></text:span><text:span text:style-name="T80_3">goal</text:span><text:span text:style-name="T80_4">,<text:s/></text:span><text:span text:style-name="T80_5">useful</text:span><text:span text:style-name="T80_6"><text:s/></text:span><text:span text:style-name="T80_7">for</text:span><text:span text:style-name="T80_8"><text:s/></text:span><text:span text:style-name="T80_9">beginners</text:span><text:span text:style-name="T80_10">,<text:s/></text:span><text:span text:style-name="T80_11">is</text:span><text:span text:style-name="T80_12"><text:s/>“</text:span><text:span text:style-name="T80_13">to</text:span><text:span text:style-name="T80_14"><text:s/></text:span><text:span text:style-name="T80_15">learn</text:span><text:span text:style-name="T80_16"><text:s/></text:span><text:span text:style-name="T80_17">how</text:span><text:span text:style-name="T80_18"><text:s/></text:span><text:span text:style-name="T80_19">to</text:span><text:span text:style-name="T80_20"><text:s/></text:span><text:span text:style-name="T80_21">operate</text:span><text:span text:style-name="T80_22"><text:s/>[</text:span><text:span text:style-name="T80_23">the</text:span><text:span text:style-name="T80_24"><text:s/></text:span><text:span text:style-name="T80_25">system</text:span><text:span text:style-name="T80_26">]”.<text:s text:c="2"/></text:span><text:span text:style-name="T80_27">Humans</text:span><text:span text:style-name="T80_28"><text:s/></text:span><text:span text:style-name="T80_29">and</text:span><text:span text:style-name="T80_30"><text:s/></text:span><text:span text:style-name="T80_31">the</text:span><text:span text:style-name="T80_32"><text:s/></text:span><text:span text:style-name="T80_33">software</text:span><text:span text:style-name="T80_34"><text:s/></text:span><text:span text:style-name="T80_35">acclimate</text:span><text:span text:style-name="T80_36"><text:s/></text:span><text:span text:style-name="T80_37">to</text:span><text:span text:style-name="T80_38"><text:s/></text:span><text:span text:style-name="T80_39">each</text:span><text:span text:style-name="T80_40"><text:s/></text:span><text:span text:style-name="T80_41">other</text:span><text:span text:style-name="T80_42"><text:s/></text:span><text:span text:style-name="T80_43">in</text:span><text:span text:style-name="T80_44"><text:s/></text:span><text:span text:style-name="T80_45">various</text:span><text:span text:style-name="T80_46"><text:s/></text:span><text:span text:style-name="T80_47">measurable</text:span><text:span text:style-name="T80_48"><text:s/></text:span><text:span text:style-name="T80_49">ways</text:span><text:span text:style-name="T80_50">:</text:span></text:p>
      <text:list text:style-name="LS4" xml:id="list16">
        <text:list-item>
          <text:p text:style-name="P81"><text:span text:style-name="T81_1">amount</text:span><text:span text:style-name="T81_2"><text:s/></text:span><text:span text:style-name="T81_3">and</text:span><text:span text:style-name="T81_4"><text:s/></text:span><text:span text:style-name="T81_5">types</text:span><text:span text:style-name="T81_6"><text:s/></text:span><text:span text:style-name="T81_7">of</text:span><text:span text:style-name="T81_8"><text:s/></text:span><text:span text:style-name="T81_9">data</text:span><text:span text:style-name="T81_10"><text:s/></text:span><text:span text:style-name="T81_11">communicated</text:span><text:span text:style-name="T81_12">:<text:s/></text:span><text:span text:style-name="T81_13">human</text:span><text:span text:style-name="T81_14">-&gt;</text:span><text:span text:style-name="T81_15">software</text:span><text:span text:style-name="T81_16">,<text:s/></text:span><text:span text:style-name="T81_17">software</text:span><text:span text:style-name="T81_18">-&gt;</text:span><text:span text:style-name="T81_19">human</text:span></text:p>
        </text:list-item>
        <text:list-item>
          <text:p text:style-name="P82"><text:span text:style-name="T82_1">activity</text:span><text:span text:style-name="T82_2"><text:s/></text:span><text:span text:style-name="T82_3">frequencies</text:span><text:span text:style-name="T82_4"><text:s/></text:span><text:span text:style-name="T82_5">and</text:span><text:span text:style-name="T82_6"><text:s/></text:span><text:span text:style-name="T82_7">time</text:span><text:span text:style-name="T82_8">-</text:span><text:span text:style-name="T82_9">spans</text:span></text:p>
        </text:list-item>
        <text:list-item>
          <text:p text:style-name="P83"><text:span text:style-name="T83_1">mistake</text:span><text:span text:style-name="T83_2"><text:s/></text:span><text:span text:style-name="T83_3">frequencies</text:span><text:span text:style-name="T83_4"><text:s/>(</text:span><text:span text:style-name="T83_5">as</text:span><text:span text:style-name="T83_6"><text:s/></text:span><text:span text:style-name="T83_7">indicated</text:span><text:span text:style-name="T83_8"><text:s/></text:span><text:span text:style-name="T83_9">by</text:span><text:span text:style-name="T83_10"><text:s/>'</text:span><text:span text:style-name="T83_11">undo</text:span><text:span text:style-name="T83_12">'</text:span><text:span text:style-name="T83_13">s</text:span><text:span text:style-name="T83_14">)</text:span></text:p>
        </text:list-item>
        <text:list-item>
          <text:p text:style-name="P84"><text:span text:style-name="T84_1">coverage</text:span><text:span text:style-name="T84_2"><text:s/></text:span><text:span text:style-name="T84_3">of</text:span><text:span text:style-name="T84_4"><text:s/></text:span><text:span text:style-name="T84_5">employed</text:span><text:span text:style-name="T84_6"><text:s/></text:span><text:span text:style-name="T84_7">features</text:span><text:span text:style-name="T84_8"><text:s/>(</text:span><text:span text:style-name="T84_9">knows</text:span><text:span text:style-name="T84_10"><text:s/></text:span><text:span text:style-name="T84_11">which</text:span><text:span text:style-name="T84_12"><text:s/></text:span><text:span text:style-name="T84_13">features</text:span><text:span text:style-name="T84_14"><text:s/></text:span><text:span text:style-name="T84_15">have</text:span><text:span text:style-name="T84_16"><text:s/></text:span><text:span text:style-name="T84_17">been</text:span><text:span text:style-name="T84_18"><text:s/></text:span><text:span text:style-name="T84_19">unexplored</text:span><text:span text:style-name="T84_20">,<text:s/></text:span><text:span text:style-name="T84_21">and</text:span><text:span text:style-name="T84_22"><text:s/></text:span><text:span text:style-name="T84_23">can</text:span><text:span text:style-name="T84_24"><text:s/></text:span><text:span text:style-name="T84_25">remind</text:span><text:span text:style-name="T84_26"><text:s/></text:span><text:span text:style-name="T84_27">the</text:span><text:span text:style-name="T84_28"><text:s/></text:span><text:span text:style-name="T84_29">operator</text:span><text:span text:style-name="T84_30"><text:s/></text:span><text:span text:style-name="T84_31">of</text:span><text:span text:style-name="T84_32"><text:s/></text:span><text:span text:style-name="T84_33">their</text:span><text:span text:style-name="T84_34"><text:s/></text:span><text:span text:style-name="T84_35">existence</text:span><text:span text:style-name="T84_36">)</text:span></text:p>
        </text:list-item>
      </text:list>
      <text:p text:style-name="P85"/>
      <text:p text:style-name="P86"><text:span text:style-name="T86_1">Preferences</text:span><text:span text:style-name="T86_2"><text:s/></text:span><text:span text:style-name="T86_3">include</text:span><text:span text:style-name="T86_4">:</text:span></text:p>
      <text:list text:style-name="LS5" xml:id="list20">
        <text:list-item>
          <text:p text:style-name="P87"><text:span text:style-name="T87_1">“</text:span><text:span text:style-name="T87_2">access</text:span><text:span text:style-name="T87_3"><text:s/></text:span><text:span text:style-name="T87_4">patterns</text:span><text:span text:style-name="T87_5">”</text:span></text:p>
        </text:list-item>
        <text:list-item>
          <text:p text:style-name="P88"><text:span text:style-name="T88_1">..</text:span></text:p>
        </text:list-item>
      </text:list>
      <text:p text:style-name="P89"/>
      <text:p text:style-name="P90"><text:span text:style-name="T90_1">All</text:span><text:span text:style-name="T90_2"><text:s/></text:span><text:span text:style-name="T90_3">concepts</text:span><text:span text:style-name="T90_4"><text:s/></text:span><text:span text:style-name="T90_5">are</text:span><text:span text:style-name="T90_6"><text:s/></text:span><text:span text:style-name="T90_7">linked</text:span><text:span text:style-name="T90_8"><text:s/></text:span><text:span text:style-name="T90_9">to</text:span><text:span text:style-name="T90_10"><text:s/></text:span><text:span text:style-name="T90_11">all</text:span><text:span text:style-name="T90_12"><text:s/></text:span><text:span text:style-name="T90_13">other</text:span><text:span text:style-name="T90_14"><text:s/></text:span><text:span text:style-name="T90_15">concepts</text:span><text:span text:style-name="T90_16"><text:s/>(</text:span><text:span text:style-name="T90_17">in</text:span><text:span text:style-name="T90_18"><text:s/></text:span><text:span text:style-name="T90_19">at</text:span><text:span text:style-name="T90_20"><text:s/></text:span><text:span text:style-name="T90_21">least</text:span><text:span text:style-name="T90_22"><text:s/></text:span><text:span text:style-name="T90_23">one</text:span><text:span text:style-name="T90_24">,<text:s/></text:span><text:span text:style-name="T90_25">but</text:span><text:span text:style-name="T90_26"><text:s/></text:span><text:span text:style-name="T90_27">often</text:span><text:span text:style-name="T90_28">,<text:s/></text:span><text:span text:style-name="T90_29">several</text:span><text:span text:style-name="T90_30"><text:s/></text:span><text:span text:style-name="T90_31">ways</text:span><text:span text:style-name="T90_32"><text:s/></text:span><text:span text:style-name="T90_33">of</text:span><text:span text:style-name="T90_34"><text:s/></text:span><text:span text:style-name="T90_35">fluctuating</text:span><text:span text:style-name="T90_36"><text:s/></text:span><text:span text:style-name="T90_37">intensity</text:span><text:span text:style-name="T90_38">).<text:s text:c="2"/></text:span><text:span text:style-name="T90_39">For</text:span><text:span text:style-name="T90_40"><text:s/></text:span><text:span text:style-name="T90_41">example</text:span><text:span text:style-name="T90_42">,<text:s/></text:span><text:span text:style-name="T90_43">any</text:span><text:span text:style-name="T90_44"><text:s/></text:span><text:span text:style-name="T90_45">visible</text:span><text:span text:style-name="T90_46"><text:s/></text:span><text:span text:style-name="T90_47">word</text:span><text:span text:style-name="T90_48"><text:s/></text:span><text:span text:style-name="T90_49">may</text:span><text:span text:style-name="T90_50"><text:s/></text:span><text:span text:style-name="T90_51">links</text:span><text:span text:style-name="T90_52"><text:s/></text:span><text:span text:style-name="T90_53">to</text:span><text:span text:style-name="T90_54"><text:s/></text:span><text:span text:style-name="T90_55">its</text:span><text:span text:style-name="T90_56"><text:s/></text:span><text:span text:style-name="T90_57">definition</text:span><text:span text:style-name="T90_58">,<text:s/></text:span><text:span text:style-name="T90_59">synonyms</text:span><text:span text:style-name="T90_60">,<text:s/></text:span><text:span text:style-name="T90_61">and</text:span><text:span text:style-name="T90_62"><text:s/></text:span><text:span text:style-name="T90_63">related</text:span><text:span text:style-name="T90_64"><text:s/></text:span><text:span text:style-name="T90_65">concepts</text:span><text:span text:style-name="T90_66"><text:s/>–<text:s/></text:span><text:span text:style-name="T90_67">accommodating</text:span><text:span text:style-name="T90_68"><text:s/></text:span><text:span text:style-name="T90_69">arbitrary</text:span><text:span text:style-name="T90_70"><text:s/></text:span><text:span text:style-name="T90_71">dialect</text:span><text:span text:style-name="T90_72">,<text:s/></text:span><text:span text:style-name="T90_73">vernacular</text:span><text:span text:style-name="T90_74">,<text:s/></text:span><text:span text:style-name="T90_75">and</text:span><text:span text:style-name="T90_76"><text:s/></text:span><text:span text:style-name="T90_77">colloquial</text:span><text:span text:style-name="T90_78"><text:s/></text:span><text:span text:style-name="T90_79">language</text:span><text:span text:style-name="T90_80">.<text:s text:c="2"/></text:span><text:span text:style-name="T90_81">In</text:span><text:span text:style-name="T90_82"><text:s/></text:span><text:span text:style-name="T90_83">essence</text:span><text:span text:style-name="T90_84">,<text:s/></text:span><text:span text:style-name="T90_85">one</text:span><text:span text:style-name="T90_86"><text:s/></text:span><text:span text:style-name="T90_87">passively</text:span><text:span text:style-name="T90_88"><text:s/></text:span><text:span text:style-name="T90_89">and</text:span><text:span text:style-name="T90_90"><text:s/></text:span><text:span text:style-name="T90_91">actively</text:span><text:span text:style-name="T90_92"><text:s/></text:span><text:span text:style-name="T90_93">evolves</text:span><text:span text:style-name="T90_94"><text:s/></text:span><text:span text:style-name="T90_95">an</text:span><text:span text:style-name="T90_96"><text:s/></text:span><text:span text:style-name="T90_97">arbitrarily</text:span><text:span text:style-name="T90_98"><text:s/></text:span><text:span text:style-name="T90_99">complex</text:span><text:span text:style-name="T90_100"><text:s/>“</text:span><text:span text:style-name="T90_101">dynamic</text:span><text:span text:style-name="T90_102"><text:s/></text:span><text:span text:style-name="T90_103">ontology</text:span><text:span text:style-name="T90_104">”<text:s/></text:span><text:span text:style-name="T90_105">of</text:span><text:span text:style-name="T90_106"><text:s/></text:span><text:span text:style-name="T90_107">their</text:span><text:span text:style-name="T90_108"><text:s/></text:span><text:span text:style-name="T90_109">experience</text:span><text:span text:style-name="T90_110"><text:s/></text:span><text:span text:style-name="T90_111">and</text:span><text:span text:style-name="T90_112"><text:s/></text:span><text:span text:style-name="T90_113">potential</text:span><text:span text:style-name="T90_114"><text:s/></text:span><text:span text:style-name="T90_115">experiences</text:span><text:span text:style-name="T90_116">.</text:span></text:p>
      <text:p text:style-name="P91"/>
      <text:p text:style-name="P92"><text:span text:style-name="T92_1">This</text:span><text:span text:style-name="T92_2"><text:s/></text:span><text:span text:style-name="T92_3">supports</text:span><text:span text:style-name="T92_4"><text:s/></text:span><text:span text:style-name="T92_5">descriptions</text:span><text:span text:style-name="T92_6"><text:s/></text:span><text:span text:style-name="T92_7">about</text:span><text:span text:style-name="T92_8"><text:s/></text:span><text:span text:style-name="T92_9">any</text:span><text:span text:style-name="T92_10"><text:s/></text:span><text:span text:style-name="T92_11">particular</text:span><text:span text:style-name="T92_12"><text:s/></text:span><text:span text:style-name="T92_13">or</text:span><text:span text:style-name="T92_14"><text:s/></text:span><text:span text:style-name="T92_15">combination</text:span><text:span text:style-name="T92_16"><text:s/></text:span><text:span text:style-name="T92_17">of</text:span><text:span text:style-name="T92_18"><text:s/></text:span><text:span text:style-name="T92_19">fields</text:span><text:span text:style-name="T92_20"><text:s/></text:span><text:span text:style-name="T92_21">or</text:span><text:span text:style-name="T92_22"><text:s/></text:span><text:span text:style-name="T92_23">systems</text:span><text:span text:style-name="T92_24">,<text:s/></text:span><text:span text:style-name="T92_25">such</text:span><text:span text:style-name="T92_26"><text:s/></text:span><text:span text:style-name="T92_27">as</text:span><text:span text:style-name="T92_28"><text:s/></text:span><text:span text:style-name="T92_29">medicine</text:span><text:span text:style-name="T92_30">.</text:span></text:p>
      <text:p text:style-name="P93"/>
      <text:h text:style-name="P94" text:outline-level="10"><text:span text:style-name="T94_1">Managing</text:span><text:span text:style-name="T94_2"><text:s/></text:span><text:span text:style-name="T94_3">Reality</text:span></text:h>
      <text:p text:style-name="P95"><text:span text:style-name="T95_1">Because</text:span><text:span text:style-name="T95_2"><text:s/></text:span><text:span text:style-name="T95_3">the</text:span><text:span text:style-name="T95_4"><text:s/></text:span><text:span text:style-name="T95_5">system</text:span><text:span text:style-name="T95_6"><text:s/></text:span><text:span text:style-name="T95_7">maintains</text:span><text:span text:style-name="T95_8"><text:s/></text:span><text:span text:style-name="T95_9">a</text:span><text:span text:style-name="T95_10"><text:s/></text:span><text:span text:style-name="T95_11">neutral</text:span><text:span text:style-name="T95_12"><text:s/>3</text:span><text:span text:style-name="T95_13">rd</text:span><text:span text:style-name="T95_14">-</text:span><text:span text:style-name="T95_15">person</text:span><text:span text:style-name="T95_16"><text:s/></text:span><text:span text:style-name="T95_17">model</text:span><text:span text:style-name="T95_18"><text:s/></text:span><text:span text:style-name="T95_19">of</text:span><text:span text:style-name="T95_20"><text:s/></text:span><text:span text:style-name="T95_21">its</text:span><text:span text:style-name="T95_22"><text:s/></text:span><text:span text:style-name="T95_23">operator</text:span><text:span text:style-name="T95_24">’</text:span><text:span text:style-name="T95_25">s</text:span><text:span text:style-name="T95_26"><text:s/></text:span><text:span text:style-name="T95_27">experience</text:span><text:span text:style-name="T95_28">,<text:s/></text:span><text:span text:style-name="T95_29">one</text:span><text:span text:style-name="T95_30"><text:s/></text:span><text:span text:style-name="T95_31">can</text:span><text:span text:style-name="T95_32"><text:s/></text:span><text:span text:style-name="T95_33">subjectively</text:span><text:span text:style-name="T95_34"><text:s/></text:span><text:span text:style-name="T95_35">model</text:span><text:span text:style-name="T95_36"><text:s/></text:span><text:span text:style-name="T95_37">qualitative</text:span><text:span text:style-name="T95_38"><text:s/></text:span><text:span text:style-name="T95_39">and</text:span><text:span text:style-name="T95_40"><text:s/></text:span><text:span text:style-name="T95_41">quantitative</text:span><text:span text:style-name="T95_42"><text:s/></text:span><text:span text:style-name="T95_43">details</text:span><text:span text:style-name="T95_44"><text:s/></text:span><text:span text:style-name="T95_45">about</text:span><text:span text:style-name="T95_46"><text:s/></text:span><text:span text:style-name="T95_47">anything</text:span><text:span text:style-name="T95_48">,<text:s/></text:span><text:span text:style-name="T95_49">including</text:span><text:span text:style-name="T95_50"><text:s/></text:span><text:span text:style-name="T95_51">other</text:span><text:span text:style-name="T95_52"><text:s/></text:span><text:span text:style-name="T95_53">people</text:span><text:span text:style-name="T95_54"><text:s/>–<text:s/></text:span><text:span text:style-name="T95_55">the</text:span><text:span text:style-name="T95_56"><text:s/></text:span><text:span text:style-name="T95_57">same</text:span><text:span text:style-name="T95_58"><text:s/></text:span><text:span text:style-name="T95_59">system</text:span><text:span text:style-name="T95_60"><text:s/></text:span><text:span text:style-name="T95_61">can</text:span><text:span text:style-name="T95_62"><text:s/></text:span><text:span text:style-name="T95_63">care</text:span><text:span text:style-name="T95_64"><text:s/></text:span><text:span text:style-name="T95_65">for</text:span><text:span text:style-name="T95_66"><text:s/></text:span><text:span text:style-name="T95_67">friends</text:span><text:span text:style-name="T95_68">,<text:s/></text:span><text:span text:style-name="T95_69">track</text:span><text:span text:style-name="T95_70"><text:s/></text:span><text:span text:style-name="T95_71">enemies</text:span><text:span text:style-name="T95_72">,<text:s/></text:span><text:span text:style-name="T95_73">and</text:span><text:span text:style-name="T95_74"><text:s/></text:span><text:span text:style-name="T95_75">maintain</text:span><text:span text:style-name="T95_76"><text:s/></text:span><text:span text:style-name="T95_77">a</text:span><text:span text:style-name="T95_78"><text:s/></text:span><text:span text:style-name="T95_79">corporation</text:span><text:span text:style-name="T95_80">.</text:span></text:p>
      <text:p text:style-name="P96"/>
      <text:h text:style-name="P97" text:outline-level="10"><text:span text:style-name="T97_1">Optimizing</text:span><text:span text:style-name="T97_2"><text:s/></text:span><text:span text:style-name="T97_3">the</text:span><text:span text:style-name="T97_4"><text:s/></text:span><text:span text:style-name="T97_5">Health</text:span><text:span text:style-name="T97_6"><text:s/></text:span><text:span text:style-name="T97_7">of</text:span><text:span text:style-name="T97_8"><text:s/></text:span><text:span text:style-name="T97_9">a</text:span><text:span text:style-name="T97_10"><text:s/></text:span><text:span text:style-name="T97_11">Society</text:span><text:span text:style-name="T97_12"><text:s/></text:span><text:span text:style-name="T97_13">or</text:span><text:span text:style-name="T97_14"><text:s/></text:span><text:span text:style-name="T97_15">Organization</text:span></text:h>
      <text:p text:style-name="P98"><text:span text:style-name="T98_1">A</text:span><text:span text:style-name="T98_2"><text:s/></text:span><text:span text:style-name="T98_3">model</text:span><text:span text:style-name="T98_4"><text:s/></text:span><text:span text:style-name="T98_5">of</text:span><text:span text:style-name="T98_6"><text:s/></text:span><text:span text:style-name="T98_7">a</text:span><text:span text:style-name="T98_8"><text:s/></text:span><text:span text:style-name="T98_9">society</text:span><text:span text:style-name="T98_10"><text:s/></text:span><text:span text:style-name="T98_11">or</text:span><text:span text:style-name="T98_12"><text:s/></text:span><text:span text:style-name="T98_13">organization</text:span><text:span text:style-name="T98_14"><text:s/></text:span><text:span text:style-name="T98_15">emerges</text:span><text:span text:style-name="T98_16"><text:s/></text:span><text:span text:style-name="T98_17">spontaneously</text:span><text:span text:style-name="T98_18"><text:s/></text:span><text:span text:style-name="T98_19">and</text:span><text:span text:style-name="T98_20"><text:s/></text:span><text:span text:style-name="T98_21">naturally</text:span><text:span text:style-name="T98_22"><text:s/></text:span><text:span text:style-name="T98_23">when</text:span><text:span text:style-name="T98_24"><text:s/></text:span><text:span text:style-name="T98_25">its</text:span><text:span text:style-name="T98_26"><text:s/></text:span><text:span text:style-name="T98_27">participants</text:span><text:span text:style-name="T98_28"><text:s/></text:span><text:span text:style-name="T98_29">publicly</text:span><text:span text:style-name="T98_30"><text:s/></text:span><text:span text:style-name="T98_31">refer</text:span><text:span text:style-name="T98_32"><text:s/></text:span><text:span text:style-name="T98_33">to</text:span><text:span text:style-name="T98_34"><text:s/></text:span><text:span text:style-name="T98_35">the</text:span><text:span text:style-name="T98_36"><text:s/></text:span><text:span text:style-name="T98_37">same</text:span><text:span text:style-name="T98_38"><text:s/></text:span><text:span text:style-name="T98_39">concept</text:span><text:span text:style-name="T98_40">.<text:s text:c="2"/>(</text:span><text:span text:style-name="T98_41">For</text:span><text:span text:style-name="T98_42"><text:s/></text:span><text:span text:style-name="T98_43">example</text:span><text:span text:style-name="T98_44">,<text:s/></text:span><text:span text:style-name="T98_45">one</text:span><text:span text:style-name="T98_46"><text:s/></text:span><text:span text:style-name="T98_47">may</text:span><text:span text:style-name="T98_48"><text:s/></text:span><text:span text:style-name="T98_49">state</text:span><text:span text:style-name="T98_50"><text:s/></text:span><text:span text:style-name="T98_51">that</text:span><text:span text:style-name="T98_52"><text:s/></text:span><text:span text:style-name="T98_53">one</text:span><text:span text:style-name="T98_54">’</text:span><text:span text:style-name="T98_55">s</text:span><text:span text:style-name="T98_56"><text:s/></text:span><text:span text:style-name="T98_57">role</text:span><text:span text:style-name="T98_58"><text:s/></text:span><text:span text:style-name="T98_59">in</text:span><text:span text:style-name="T98_60"><text:s/></text:span><text:span text:style-name="T98_61">an</text:span><text:span text:style-name="T98_62"><text:s/></text:span><text:span text:style-name="T98_63">organization</text:span><text:span text:style-name="T98_64"><text:s/></text:span><text:span text:style-name="T98_65">by</text:span><text:span text:style-name="T98_66"><text:s/></text:span><text:span text:style-name="T98_67">associating</text:span><text:span text:style-name="T98_68"><text:s/></text:span><text:span text:style-name="T98_69">the</text:span><text:span text:style-name="T98_70"><text:s/></text:span><text:span text:style-name="T98_71">concept</text:span><text:span text:style-name="T98_72"><text:s/></text:span><text:span text:style-name="T98_73">of</text:span><text:span text:style-name="T98_74"><text:s/></text:span><text:span text:style-name="T98_75">themselves</text:span><text:span text:style-name="T98_76"><text:s/></text:span><text:span text:style-name="T98_77">with</text:span><text:span text:style-name="T98_78"><text:s/></text:span><text:span text:style-name="T98_79">the</text:span><text:span text:style-name="T98_80"><text:s/></text:span><text:span text:style-name="T98_81">concept</text:span><text:span text:style-name="T98_82"><text:s/></text:span><text:span text:style-name="T98_83">of</text:span><text:span text:style-name="T98_84"><text:s/></text:span><text:span text:style-name="T98_85">the</text:span><text:span text:style-name="T98_86"><text:s/></text:span><text:span text:style-name="T98_87">organization</text:span><text:span text:style-name="T98_88">.)</text:span></text:p>
      <text:p text:style-name="P99"/>
      <text:p text:style-name="P100"><text:span text:style-name="T100_1">One</text:span><text:span text:style-name="T100_2">’</text:span><text:span text:style-name="T100_3">s</text:span><text:span text:style-name="T100_4"><text:s/></text:span><text:span text:style-name="T100_5">privacy</text:span><text:span text:style-name="T100_6"><text:s/></text:span><text:span text:style-name="T100_7">is</text:span><text:span text:style-name="T100_8"><text:s/></text:span><text:span text:style-name="T100_9">maintained</text:span><text:span text:style-name="T100_10"><text:s/></text:span><text:span text:style-name="T100_11">by</text:span><text:span text:style-name="T100_12"><text:s/></text:span><text:span text:style-name="T100_13">requiring</text:span><text:span text:style-name="T100_14"><text:s/></text:span><text:span text:style-name="T100_15">explicit</text:span><text:span text:style-name="T100_16"><text:s/></text:span><text:span text:style-name="T100_17">permission</text:span><text:span text:style-name="T100_18"><text:s/></text:span><text:span text:style-name="T100_19">to</text:span><text:span text:style-name="T100_20"><text:s/></text:span><text:span text:style-name="T100_21">share</text:span><text:span text:style-name="T100_22"><text:s/></text:span><text:span text:style-name="T100_23">information</text:span><text:span text:style-name="T100_24">,<text:s/></text:span><text:span text:style-name="T100_25">such</text:span><text:span text:style-name="T100_26"><text:s/></text:span><text:span text:style-name="T100_27">as</text:span><text:span text:style-name="T100_28"><text:s/></text:span><text:span text:style-name="T100_29">personal</text:span><text:span text:style-name="T100_30">.</text:span></text:p>
      <text:p text:style-name="P101"><text:span text:style-name="T101_1">Netention</text:span><text:span text:style-name="T101_2"><text:s/></text:span><text:span text:style-name="T101_3">aggregates</text:span><text:span text:style-name="T101_4"><text:s/></text:span><text:span text:style-name="T101_5">knowledge</text:span><text:span text:style-name="T101_6"><text:s/></text:span><text:span text:style-name="T101_7">on</text:span><text:span text:style-name="T101_8"><text:s/></text:span><text:span text:style-name="T101_9">a</text:span><text:span text:style-name="T101_10"><text:s/></text:span><text:span text:style-name="T101_11">global</text:span><text:span text:style-name="T101_12"><text:s/></text:span><text:span text:style-name="T101_13">scale</text:span><text:span text:style-name="T101_14"><text:s/></text:span><text:span text:style-name="T101_15">useful</text:span><text:span text:style-name="T101_16"><text:s/></text:span><text:span text:style-name="T101_17">for</text:span><text:span text:style-name="T101_18"><text:s/></text:span><text:span text:style-name="T101_19">itself</text:span><text:span text:style-name="T101_20"><text:s/></text:span><text:span text:style-name="T101_21">and</text:span><text:span text:style-name="T101_22"><text:s/></text:span><text:span text:style-name="T101_23">all</text:span><text:span text:style-name="T101_24"><text:s/></text:span><text:span text:style-name="T101_25">humanity</text:span><text:span text:style-name="T101_26"><text:s/></text:span><text:span text:style-name="T101_27">to</text:span><text:span text:style-name="T101_28"><text:s/></text:span><text:span text:style-name="T101_29">increase</text:span><text:span text:style-name="T101_30"><text:s/></text:span><text:span text:style-name="T101_31">quality</text:span><text:span text:style-name="T101_32"><text:s/></text:span><text:span text:style-name="T101_33">of</text:span><text:span text:style-name="T101_34"><text:s/></text:span><text:span text:style-name="T101_35">life</text:span><text:span text:style-name="T101_36">,<text:s/></text:span><text:span text:style-name="T101_37">reduce</text:span><text:span text:style-name="T101_38"><text:s/></text:span><text:span text:style-name="T101_39">institutional</text:span><text:span text:style-name="T101_40"><text:s/></text:span><text:span text:style-name="T101_41">recidivism</text:span><text:span text:style-name="T101_42">,<text:s/></text:span><text:span text:style-name="T101_43">maximize</text:span><text:span text:style-name="T101_44"><text:s/></text:span><text:span text:style-name="T101_45">efficacy</text:span><text:span text:style-name="T101_46">,<text:s/></text:span><text:span text:style-name="T101_47">and</text:span><text:span text:style-name="T101_48"><text:s/></text:span><text:span text:style-name="T101_49">minimize</text:span><text:span text:style-name="T101_50"><text:s/></text:span><text:span text:style-name="T101_51">human</text:span><text:span text:style-name="T101_52"><text:s/></text:span><text:span text:style-name="T101_53">error</text:span><text:span text:style-name="T101_54">.</text:span></text:p>
      <text:p text:style-name="P102"/>
      <text:h text:style-name="P103" text:outline-level="10"><text:bookmark-start text:name="h.yjpdue1jgpsp"/><text:bookmark-end text:name="h.yjpdue1jgpsp"/><text:span text:style-name="T103_1">Super</text:span><text:span text:style-name="T103_2">-</text:span><text:span text:style-name="T103_3">Learning</text:span><text:span text:style-name="T103_4"><text:s/></text:span><text:span text:style-name="T103_5">Tool</text:span></text:h>
      <text:p text:style-name="P104"/>
      <text:list text:style-name="LS6" xml:id="list22">
        <text:list-item>
          <text:p text:style-name="P105"><text:span text:style-name="T105_1">Memory</text:span><text:span text:style-name="T105_2"><text:s/></text:span><text:span text:style-name="T105_3">Re</text:span><text:span text:style-name="T105_4">-</text:span><text:span text:style-name="T105_5">Inforcement</text:span></text:p>
        </text:list-item>
      </text:list>
      <text:p text:style-name="P106"/>
      <text:list text:style-name="LS7" xml:id="list23">
        <text:list-item>
          <text:p text:style-name="P107"><text:span text:style-name="T107_1">see</text:span><text:span text:style-name="T107_2">:<text:s/></text:span><text:span text:style-name="T107_3">SuperMemo</text:span></text:p>
        </text:list-item>
      </text:list>
      <text:p text:style-name="P108"/>
      <text:list text:style-name="LS8" xml:id="list24">
        <text:list-item>
          <text:p text:style-name="P109"><text:span text:style-name="T109_1">Thought</text:span><text:span text:style-name="T109_2"><text:s/></text:span><text:span text:style-name="T109_3">Amplification</text:span><text:span text:style-name="T109_4">,<text:s/></text:span><text:span text:style-name="T109_5">Magnification</text:span><text:span text:style-name="T109_6">,<text:s/></text:span><text:span text:style-name="T109_7">Telescoping</text:span><text:span text:style-name="T109_8">,<text:s/></text:span><text:span text:style-name="T109_9">and</text:span><text:span text:style-name="T109_10"><text:s/></text:span><text:span text:style-name="T109_11">Growth</text:span><text:span text:style-name="T109_12"><text:s/>(</text:span><text:span text:style-name="T109_13">branching</text:span><text:span text:style-name="T109_14"><text:s/>/<text:s/></text:span><text:span text:style-name="T109_15">interconnecting</text:span><text:span text:style-name="T109_16">)</text:span></text:p>
        </text:list-item>
        <text:list-item>
          <text:p text:style-name="P110"><text:span text:style-name="T110_1">Exploration</text:span><text:span text:style-name="T110_2">:<text:s/></text:span><text:span text:style-name="T110_3">Noisy</text:span><text:span text:style-name="T110_4"><text:s/>/<text:s/></text:span><text:span text:style-name="T110_5">Random</text:span><text:span text:style-name="T110_6"><text:s/></text:span><text:span text:style-name="T110_7">Associations</text:span><text:span text:style-name="T110_8"><text:s/></text:span><text:span text:style-name="T110_9">and</text:span><text:span text:style-name="T110_10"><text:s/></text:span><text:span text:style-name="T110_11">Combinations</text:span></text:p>
        </text:list-item>
        <text:list-item>
          <text:p text:style-name="P111"><text:span text:style-name="T111_1">Association</text:span><text:span text:style-name="T111_2"><text:s/></text:span><text:span text:style-name="T111_3">Navigation</text:span></text:p>
        </text:list-item>
        <text:list-item>
          <text:p text:style-name="P112"><text:span text:style-name="T112_1">Deep</text:span><text:span text:style-name="T112_2"><text:s/></text:span><text:span text:style-name="T112_3">Inter</text:span><text:span text:style-name="T112_4">-</text:span><text:span text:style-name="T112_5">Connection</text:span><text:span text:style-name="T112_6"><text:s/></text:span><text:span text:style-name="T112_7">with</text:span><text:span text:style-name="T112_8"><text:s/></text:span><text:span text:style-name="T112_9">Other</text:span><text:span text:style-name="T112_10"><text:s/></text:span><text:span text:style-name="T112_11">Minds</text:span><text:span text:style-name="T112_12"><text:s/></text:span><text:span text:style-name="T112_13">and</text:span><text:span text:style-name="T112_14"><text:s/></text:span><text:span text:style-name="T112_15">Data</text:span><text:span text:style-name="T112_16">-</text:span><text:span text:style-name="T112_17">sources</text:span></text:p>
        </text:list-item>
        <text:list-item>
          <text:p text:style-name="P113"><text:span text:style-name="T113_1">Full</text:span><text:span text:style-name="T113_2">-</text:span><text:span text:style-name="T113_3">Spectrum</text:span><text:span text:style-name="T113_4"><text:s/></text:span><text:span text:style-name="T113_5">Sensory</text:span><text:span text:style-name="T113_6"><text:s/></text:span><text:span text:style-name="T113_7">Modalities</text:span><text:span text:style-name="T113_8">:<text:s/></text:span><text:span text:style-name="T113_9">Textual</text:span><text:span text:style-name="T113_10"><text:s/>/<text:s/></text:span><text:span text:style-name="T113_11">Audio</text:span><text:span text:style-name="T113_12"><text:s/>/<text:s/></text:span><text:span text:style-name="T113_13">Visual</text:span><text:span text:style-name="T113_14"><text:s/></text:span><text:span text:style-name="T113_15">Multimedia</text:span><text:span text:style-name="T113_16"><text:s/></text:span><text:span text:style-name="T113_17">Blends</text:span></text:p>
        </text:list-item>
        <text:list-item>
          <text:p text:style-name="P114"><text:span text:style-name="T114_1">Thought</text:span><text:span text:style-name="T114_2"><text:s/></text:span><text:span text:style-name="T114_3">Elicitation</text:span><text:span text:style-name="T114_4"><text:s/>(</text:span><text:span text:style-name="T114_5">digitize</text:span><text:span text:style-name="T114_6"><text:s/></text:span><text:span text:style-name="T114_7">the</text:span><text:span text:style-name="T114_8"><text:s/></text:span><text:span text:style-name="T114_9">conscious</text:span><text:span text:style-name="T114_10"><text:s/></text:span><text:span text:style-name="T114_11">and</text:span><text:span text:style-name="T114_12"><text:s/></text:span><text:span text:style-name="T114_13">unconscious</text:span><text:span text:style-name="T114_14"><text:s/></text:span><text:span text:style-name="T114_15">mind</text:span><text:span text:style-name="T114_16">)</text:span></text:p>
        </text:list-item>
        <text:list-item>
          <text:p text:style-name="P115"><text:span text:style-name="T115_1">Direct</text:span><text:span text:style-name="T115_2"><text:s/></text:span><text:span text:style-name="T115_3">Brainwave</text:span><text:span text:style-name="T115_4"><text:s/></text:span><text:span text:style-name="T115_5">Control</text:span><text:span text:style-name="T115_6"><text:s/>(</text:span><text:span text:style-name="T115_7">tuning</text:span><text:span text:style-name="T115_8">)<text:s/></text:span><text:span text:style-name="T115_9">through</text:span><text:span text:style-name="T115_10"><text:s/>"</text:span><text:span text:style-name="T115_11">unused</text:span><text:span text:style-name="T115_12">"<text:s/></text:span><text:span text:style-name="T115_13">sections</text:span><text:span text:style-name="T115_14"><text:s/></text:span><text:span text:style-name="T115_15">of</text:span><text:span text:style-name="T115_16"><text:s/></text:span><text:span text:style-name="T115_17">sensory</text:span><text:span text:style-name="T115_18"><text:s/></text:span><text:span text:style-name="T115_19">modalities</text:span><text:span text:style-name="T115_20"><text:s/>(</text:span><text:span text:style-name="T115_21">blank</text:span><text:span text:style-name="T115_22"><text:s/></text:span><text:span text:style-name="T115_23">screen</text:span><text:span text:style-name="T115_24"><text:s/></text:span><text:span text:style-name="T115_25">space</text:span><text:span text:style-name="T115_26">,<text:s/></text:span><text:span text:style-name="T115_27">silence</text:span><text:span text:style-name="T115_28">)</text:span></text:p>
        </text:list-item>
        <text:list-item>
          <text:p text:style-name="P116"><text:span text:style-name="T116_1">Instant</text:span><text:span text:style-name="T116_2"><text:s/>/<text:s/></text:span><text:span text:style-name="T116_3">ergonomic</text:span><text:span text:style-name="T116_4"><text:s/></text:span><text:span text:style-name="T116_5">feedback</text:span><text:span text:style-name="T116_6"><text:s/>/<text:s/></text:span><text:span text:style-name="T116_7">controls</text:span></text:p>
        </text:list-item>
        <text:list-item>
          <text:p text:style-name="P117"><text:span text:style-name="T117_1">Session</text:span><text:span text:style-name="T117_2"><text:s/></text:span><text:span text:style-name="T117_3">Scheduling</text:span><text:span text:style-name="T117_4"><text:s/>(</text:span><text:span text:style-name="T117_5">start</text:span><text:span text:style-name="T117_6">,<text:s/></text:span><text:span text:style-name="T117_7">stop</text:span><text:span text:style-name="T117_8">;<text:s/></text:span><text:span text:style-name="T117_9">low</text:span><text:span text:style-name="T117_10">-</text:span><text:span text:style-name="T117_11">frequency</text:span><text:span text:style-name="T117_12"><text:s/></text:span><text:span text:style-name="T117_13">controls</text:span><text:span text:style-name="T117_14">)</text:span></text:p>
        </text:list-item>
      </text:list>
      <text:p text:style-name="P118"/>
      <text:p text:style-name="P119"/>
      <text:h text:style-name="P120" text:outline-level="10"><text:bookmark-start text:name="h.njk00ojamuru"/><text:bookmark-end text:name="h.njk00ojamuru"/><text:span text:style-name="T120_1">Maps</text:span></text:h>
      <text:p text:style-name="P121"><text:span text:style-name="T121_1">Written</text:span><text:span text:style-name="T121_2"><text:s/></text:span><text:span text:style-name="T121_3">by</text:span><text:span text:style-name="T121_4"><text:s/></text:span><text:span text:style-name="T121_5">InvoluteConduit</text:span></text:p>
      <text:p text:style-name="P122"/>
      <text:p text:style-name="P123"><text:span text:style-name="T123_1">"</text:span><text:span text:style-name="T123_2">French</text:span><text:span text:style-name="T123_3"><text:s/></text:span><text:span text:style-name="T123_4">cartographic</text:span><text:span text:style-name="T123_5"><text:s/></text:span><text:span text:style-name="T123_6">practices</text:span><text:span text:style-name="T123_7"><text:s/></text:span><text:span text:style-name="T123_8">were</text:span><text:span text:style-name="T123_9"><text:s/></text:span><text:span text:style-name="T123_10">aimed</text:span><text:span text:style-name="T123_11"><text:s/></text:span><text:span text:style-name="T123_12">at</text:span><text:span text:style-name="T123_13"><text:s/></text:span><text:span text:style-name="T123_14">displacing</text:span><text:span text:style-name="T123_15"><text:s/></text:span><text:span text:style-name="T123_16">the</text:span><text:span text:style-name="T123_17"><text:s/></text:span><text:span text:style-name="T123_18">spaces</text:span><text:span text:style-name="T123_19"><text:s/></text:span><text:span text:style-name="T123_20">of</text:span><text:span text:style-name="T123_21"><text:s/></text:span><text:span text:style-name="T123_22">aristocratic</text:span><text:span text:style-name="T123_23"><text:s/></text:span><text:span text:style-name="T123_24">privilege</text:span><text:span text:style-name="T123_25"><text:s/></text:span><text:span text:style-name="T123_26">with</text:span><text:span text:style-name="T123_27"><text:s/></text:span><text:span text:style-name="T123_28">a</text:span><text:span text:style-name="T123_29"><text:s/></text:span><text:span text:style-name="T123_30">uniform</text:span><text:span text:style-name="T123_31"><text:s/></text:span><text:span text:style-name="T123_32">space</text:span><text:span text:style-name="T123_33"><text:s/></text:span><text:span text:style-name="T123_34">in</text:span><text:span text:style-name="T123_35"><text:s/></text:span><text:span text:style-name="T123_36">keeping</text:span><text:span text:style-name="T123_37"><text:s/></text:span><text:span text:style-name="T123_38">with</text:span><text:span text:style-name="T123_39"><text:s/></text:span><text:span text:style-name="T123_40">a</text:span><text:span text:style-name="T123_41"><text:s/></text:span><text:span text:style-name="T123_42">republican</text:span><text:span text:style-name="T123_43"><text:line-break/></text:span><text:span text:style-name="T123_44">ideal</text:span><text:span text:style-name="T123_45">:<text:s/>‘</text:span><text:span text:style-name="T123_46">the</text:span><text:span text:style-name="T123_47"><text:s/></text:span><text:span text:style-name="T123_48">uniform</text:span><text:span text:style-name="T123_49"><text:s/></text:span><text:span text:style-name="T123_50">application</text:span><text:span text:style-name="T123_51"><text:s/></text:span><text:span text:style-name="T123_52">of</text:span><text:span text:style-name="T123_53"><text:s/></text:span><text:span text:style-name="T123_54">law</text:span><text:span text:style-name="T123_55"><text:s/></text:span><text:span text:style-name="T123_56">and</text:span><text:span text:style-name="T123_57"><text:s/></text:span><text:span text:style-name="T123_58">administration</text:span><text:span text:style-name="T123_59">’.<text:s/></text:span><text:span text:style-name="T123_60">"-<text:s/></text:span><text:span text:style-name="T123_61">Michael</text:span><text:span text:style-name="T123_62"><text:s/></text:span><text:span text:style-name="T123_63">J</text:span><text:span text:style-name="T123_64">.<text:s/></text:span><text:span text:style-name="T123_65">Shapiro</text:span><text:span text:style-name="T123_66">,<text:s/></text:span><text:span text:style-name="T123_67">Methods</text:span><text:span text:style-name="T123_68"><text:s/></text:span><text:span text:style-name="T123_69">and</text:span><text:span text:style-name="T123_70"><text:s/></text:span><text:span text:style-name="T123_71">Nations</text:span><text:span text:style-name="T123_72">:<text:s/></text:span><text:span text:style-name="T123_73">Cultural</text:span><text:span text:style-name="T123_74"><text:s/></text:span><text:span text:style-name="T123_75">Governance</text:span><text:span text:style-name="T123_76"><text:s/></text:span><text:span text:style-name="T123_77">and</text:span><text:span text:style-name="T123_78"><text:s/></text:span><text:span text:style-name="T123_79">the</text:span><text:span text:style-name="T123_80"><text:s/></text:span><text:span text:style-name="T123_81">Indigenous</text:span><text:span text:style-name="T123_82"><text:s/></text:span><text:span text:style-name="T123_83">Subject</text:span><text:span text:style-name="T123_84">.<text:s/></text:span><text:span text:style-name="T123_85">Routledge</text:span><text:span text:style-name="T123_86"><text:s/>2004.<text:line-break/><text:line-break/>"</text:span><text:span text:style-name="T123_87">The</text:span><text:span text:style-name="T123_88"><text:s/></text:span><text:span text:style-name="T123_89">map</text:span><text:span text:style-name="T123_90"><text:s/></text:span><text:span text:style-name="T123_91">literally</text:span><text:span text:style-name="T123_92"><text:s/></text:span><text:span text:style-name="T123_93">re</text:span><text:span text:style-name="T123_94">-</text:span><text:span text:style-name="T123_95">dimensioned</text:span><text:span text:style-name="T123_96"><text:s/></text:span><text:span text:style-name="T123_97">them</text:span><text:span text:style-name="T123_98">.<text:s/></text:span><text:span text:style-name="T123_99">From</text:span><text:span text:style-name="T123_100"><text:s/></text:span><text:span text:style-name="T123_101">the</text:span><text:span text:style-name="T123_102"><text:s/></text:span><text:span text:style-name="T123_103">hierarchical</text:span><text:span text:style-name="T123_104"><text:s/></text:span><text:span text:style-name="T123_105">vector</text:span><text:span text:style-name="T123_106"><text:s/></text:span><text:span text:style-name="T123_107">of</text:span><text:span text:style-name="T123_108"><text:s/></text:span><text:span text:style-name="T123_109">their</text:span><text:span text:style-name="T123_110"><text:s/></text:span><text:span text:style-name="T123_111">relation</text:span><text:span text:style-name="T123_112"><text:s/></text:span><text:span text:style-name="T123_113">to</text:span><text:span text:style-name="T123_114"><text:s/></text:span><text:span text:style-name="T123_115">the</text:span><text:span text:style-name="T123_116"><text:s/></text:span><text:span text:style-name="T123_117">capital</text:span><text:span text:style-name="T123_118">,<text:s/></text:span><text:span text:style-name="T123_119">to</text:span><text:span text:style-name="T123_120"><text:s/></text:span><text:span text:style-name="T123_121">a</text:span><text:span text:style-name="T123_122"><text:s/></text:span><text:span text:style-name="T123_123">surface</text:span><text:span text:style-name="T123_124"><text:s/></text:span><text:span text:style-name="T123_125">that</text:span><text:span text:style-name="T123_126"><text:s/></text:span><text:span text:style-name="T123_127">emanated</text:span><text:span text:style-name="T123_128"><text:s/></text:span><text:span text:style-name="T123_129">from</text:span><text:span text:style-name="T123_130"><text:s/></text:span><text:span text:style-name="T123_131">their</text:span><text:span text:style-name="T123_132"><text:s/></text:span><text:span text:style-name="T123_133">real</text:span><text:span text:style-name="T123_134"><text:line-break/></text:span><text:span text:style-name="T123_135">world</text:span><text:span text:style-name="T123_136">"<text:s/>-<text:s/></text:span><text:span text:style-name="T123_137">David</text:span><text:span text:style-name="T123_138"><text:s/></text:span><text:span text:style-name="T123_139">de</text:span><text:span text:style-name="T123_140"><text:s/></text:span><text:span text:style-name="T123_141">Ugarte</text:span><text:span text:style-name="T123_142">,<text:s/></text:span><text:span text:style-name="T123_143">Nations</text:span><text:span text:style-name="T123_144"><text:s/></text:span><text:span text:style-name="T123_145">to</text:span><text:span text:style-name="T123_146"><text:s/></text:span><text:span text:style-name="T123_147">Networks</text:span><text:span text:style-name="T123_148">,<text:s/></text:span><text:span text:style-name="T123_149">on</text:span><text:span text:style-name="T123_150"><text:s/></text:span><text:span text:style-name="T123_151">the</text:span><text:span text:style-name="T123_152"><text:s/></text:span><text:span text:style-name="T123_153">effect</text:span><text:span text:style-name="T123_154"><text:s/></text:span><text:span text:style-name="T123_155">of</text:span><text:span text:style-name="T123_156"><text:s/></text:span><text:span text:style-name="T123_157">the</text:span><text:span text:style-name="T123_158"><text:s/></text:span><text:span text:style-name="T123_159">first</text:span><text:span text:style-name="T123_160"><text:s/></text:span><text:span text:style-name="T123_161">maps</text:span><text:span text:style-name="T123_162"><text:s/></text:span><text:span text:style-name="T123_163">on</text:span><text:span text:style-name="T123_164"><text:s/></text:span><text:span text:style-name="T123_165">Creole</text:span><text:span text:style-name="T123_166"><text:s/></text:span><text:span text:style-name="T123_167">communities</text:span><text:span text:style-name="T123_168"><text:s/></text:span><text:span text:style-name="T123_169">p</text:span><text:span text:style-name="T123_170">.18:<text:s/></text:span><text:span text:style-name="T123_171"><text:a xlink:type="simple" xlink:href="http://deugarte.com/gomi/Nations.pdf"><text:span text:style-name="T123_172">http</text:span></text:a></text:span><text:span text:style-name="T123_173"><text:a xlink:type="simple" xlink:href="http://deugarte.com/gomi/Nations.pdf"><text:span text:style-name="T123_174">://</text:span></text:a></text:span><text:span text:style-name="T123_175"><text:a xlink:type="simple" xlink:href="http://deugarte.com/gomi/Nations.pdf"><text:span text:style-name="T123_176">deugarte</text:span></text:a></text:span><text:span text:style-name="T123_177"><text:a xlink:type="simple" xlink:href="http://deugarte.com/gomi/Nations.pdf"><text:span text:style-name="T123_178">.</text:span></text:a></text:span><text:span text:style-name="T123_179"><text:a xlink:type="simple" xlink:href="http://deugarte.com/gomi/Nations.pdf"><text:span text:style-name="T123_180">com</text:span></text:a></text:span><text:span text:style-name="T123_181"><text:a xlink:type="simple" xlink:href="http://deugarte.com/gomi/Nations.pdf"><text:span text:style-name="T123_182">/</text:span></text:a></text:span><text:span text:style-name="T123_183"><text:a xlink:type="simple" xlink:href="http://deugarte.com/gomi/Nations.pdf"><text:span text:style-name="T123_184">gomi</text:span></text:a></text:span><text:span text:style-name="T123_185"><text:a xlink:type="simple" xlink:href="http://deugarte.com/gomi/Nations.pdf"><text:span text:style-name="T123_186">/</text:span></text:a></text:span><text:span text:style-name="T123_187"><text:a xlink:type="simple" xlink:href="http://deugarte.com/gomi/Nations.pdf"><text:span text:style-name="T123_188">Nations</text:span></text:a></text:span><text:span text:style-name="T123_189"><text:a xlink:type="simple" xlink:href="http://deugarte.com/gomi/Nations.pdf"><text:span text:style-name="T123_190">.</text:span></text:a></text:span><text:span text:style-name="T123_191"><text:a xlink:type="simple" xlink:href="http://deugarte.com/gomi/Nations.pdf"><text:span text:style-name="T123_192">pdf</text:span></text:a></text:span></text:p>
      <text:p text:style-name="P124"><text:span text:style-name="T124_1"><text:line-break/></text:span><text:span text:style-name="T124_2">This</text:span><text:span text:style-name="T124_3"><text:s/>'</text:span><text:span text:style-name="T124_4">re</text:span><text:span text:style-name="T124_5">-</text:span><text:span text:style-name="T124_6">dimensioning</text:span><text:span text:style-name="T124_7">'<text:s/></text:span><text:span text:style-name="T124_8">was</text:span><text:span text:style-name="T124_9"><text:s/></text:span><text:span text:style-name="T124_10">also</text:span><text:span text:style-name="T124_11"><text:s/></text:span><text:span text:style-name="T124_12">what</text:span><text:span text:style-name="T124_13"><text:s/></text:span><text:span text:style-name="T124_14">was</text:span><text:span text:style-name="T124_15"><text:s/></text:span><text:span text:style-name="T124_16">affected</text:span><text:span text:style-name="T124_17"><text:s/></text:span><text:span text:style-name="T124_18">by</text:span><text:span text:style-name="T124_19"><text:s/></text:span><text:span text:style-name="T124_20">the</text:span><text:span text:style-name="T124_21"><text:s/></text:span><text:span text:style-name="T124_22">first</text:span><text:span text:style-name="T124_23"><text:s/></text:span><text:span text:style-name="T124_24">nation</text:span><text:span text:style-name="T124_25">-</text:span><text:span text:style-name="T124_26">builders</text:span><text:span text:style-name="T124_27"><text:s/></text:span><text:span text:style-name="T124_28">of</text:span><text:span text:style-name="T124_29"><text:s/></text:span><text:span text:style-name="T124_30">the</text:span><text:span text:style-name="T124_31"><text:s/></text:span><text:span text:style-name="T124_32">Austro</text:span><text:span text:style-name="T124_33">-</text:span><text:span text:style-name="T124_34">Hungarian</text:span><text:span text:style-name="T124_35"><text:s/></text:span><text:span text:style-name="T124_36">feudal</text:span><text:span text:style-name="T124_37"><text:s/></text:span><text:span text:style-name="T124_38">empire</text:span><text:span text:style-name="T124_39"><text:s/></text:span><text:span text:style-name="T124_40">who</text:span><text:span text:style-name="T124_41"><text:s/></text:span><text:span text:style-name="T124_42">drew</text:span><text:span text:style-name="T124_43"><text:s/></text:span><text:span text:style-name="T124_44">up</text:span><text:span text:style-name="T124_45"><text:s/></text:span><text:span text:style-name="T124_46">markations</text:span><text:span text:style-name="T124_47"><text:s/></text:span><text:span text:style-name="T124_48">to</text:span><text:span text:style-name="T124_49"><text:s/></text:span><text:span text:style-name="T124_50">show</text:span><text:span text:style-name="T124_51"><text:s/></text:span><text:span text:style-name="T124_52">specific</text:span><text:span text:style-name="T124_53"><text:s/>'</text:span><text:span text:style-name="T124_54">territories</text:span><text:span text:style-name="T124_55">'<text:s/></text:span><text:span text:style-name="T124_56">where</text:span><text:span text:style-name="T124_57"><text:s/></text:span><text:span text:style-name="T124_58">people</text:span><text:span text:style-name="T124_59"><text:s/></text:span><text:span text:style-name="T124_60">exchanged</text:span><text:span text:style-name="T124_61"><text:s/></text:span><text:span text:style-name="T124_62">with</text:span><text:span text:style-name="T124_63"><text:s/></text:span><text:span text:style-name="T124_64">one</text:span><text:span text:style-name="T124_65"><text:s/></text:span><text:span text:style-name="T124_66">form</text:span><text:span text:style-name="T124_67"><text:s/></text:span><text:span text:style-name="T124_68">of</text:span><text:span text:style-name="T124_69"><text:s/></text:span><text:span text:style-name="T124_70">currency</text:span><text:span text:style-name="T124_71"><text:s/></text:span><text:span text:style-name="T124_72">or</text:span><text:span text:style-name="T124_73"><text:s/></text:span><text:span text:style-name="T124_74">spoke</text:span><text:span text:style-name="T124_75"><text:s/></text:span><text:span text:style-name="T124_76">the</text:span><text:span text:style-name="T124_77"><text:s/></text:span><text:span text:style-name="T124_78">same</text:span><text:span text:style-name="T124_79"><text:s/></text:span><text:span text:style-name="T124_80">language</text:span><text:span text:style-name="T124_81">.<text:s/></text:span><text:span text:style-name="T124_82">This</text:span><text:span text:style-name="T124_83"><text:s/></text:span><text:span text:style-name="T124_84">was</text:span><text:span text:style-name="T124_85"><text:s/></text:span><text:span text:style-name="T124_86">an</text:span><text:span text:style-name="T124_87"><text:s/></text:span><text:span text:style-name="T124_88">effort</text:span><text:span text:style-name="T124_89"><text:s/></text:span><text:span text:style-name="T124_90">to</text:span><text:span text:style-name="T124_91"><text:s/></text:span><text:span text:style-name="T124_92">work</text:span><text:span text:style-name="T124_93"><text:s/></text:span><text:span text:style-name="T124_94">toward</text:span><text:span text:style-name="T124_95"><text:s/></text:span><text:span text:style-name="T124_96">the</text:span><text:span text:style-name="T124_97"><text:s/></text:span><text:span text:style-name="T124_98">earliest</text:span><text:span text:style-name="T124_99"><text:s/></text:span><text:span text:style-name="T124_100">form</text:span><text:span text:style-name="T124_101"><text:s/></text:span><text:span text:style-name="T124_102">of</text:span><text:span text:style-name="T124_103"><text:s/>'</text:span><text:span text:style-name="T124_104">nation</text:span><text:span text:style-name="T124_105"><text:s/></text:span><text:span text:style-name="T124_106">state</text:span><text:span text:style-name="T124_107">'.<text:s/></text:span><text:span text:style-name="T124_108">In</text:span><text:span text:style-name="T124_109"><text:s/></text:span><text:span text:style-name="T124_110">reference</text:span><text:span text:style-name="T124_111"><text:s/></text:span><text:span text:style-name="T124_112">to</text:span><text:span text:style-name="T124_113"><text:s/></text:span><text:span text:style-name="T124_114">this</text:span><text:span text:style-name="T124_115"><text:s/></text:span><text:span text:style-name="T124_116">Winichakul</text:span><text:span text:style-name="T124_117"><text:s/></text:span><text:span text:style-name="T124_118">wrote</text:span><text:span text:style-name="T124_119">:<text:line-break/></text:span></text:p>
      <text:p text:style-name="P125"><text:span text:style-name="T125_1">"</text:span><text:span text:style-name="T125_2">The</text:span><text:span text:style-name="T125_3"><text:s/></text:span><text:span text:style-name="T125_4">map</text:span><text:span text:style-name="T125_5"><text:s/></text:span><text:span text:style-name="T125_6">anticipated</text:span><text:span text:style-name="T125_7"><text:s/></text:span><text:span text:style-name="T125_8">spatial</text:span><text:span text:style-name="T125_9"><text:s/></text:span><text:span text:style-name="T125_10">reality</text:span><text:span text:style-name="T125_11">,<text:s/></text:span><text:span text:style-name="T125_12">not</text:span><text:span text:style-name="T125_13"><text:s/></text:span><text:span text:style-name="T125_14">the</text:span><text:span text:style-name="T125_15"><text:s/></text:span><text:span text:style-name="T125_16">other</text:span><text:span text:style-name="T125_17"><text:s/></text:span><text:span text:style-name="T125_18">way</text:span><text:span text:style-name="T125_19"><text:s/></text:span><text:span text:style-name="T125_20">round</text:span><text:span text:style-name="T125_21">.<text:s/></text:span><text:span text:style-name="T125_22">In</text:span><text:span text:style-name="T125_23"><text:s/></text:span><text:span text:style-name="T125_24">other</text:span><text:span text:style-name="T125_25"><text:s/></text:span><text:span text:style-name="T125_26">words</text:span><text:span text:style-name="T125_27">,<text:s/></text:span><text:span text:style-name="T125_28">a</text:span><text:span text:style-name="T125_29"><text:s/></text:span><text:span text:style-name="T125_30">map</text:span><text:span text:style-name="T125_31"><text:s/></text:span><text:span text:style-name="T125_32">was</text:span><text:span text:style-name="T125_33"><text:s/></text:span><text:span text:style-name="T125_34">a</text:span><text:span text:style-name="T125_35"><text:s/></text:span><text:span text:style-name="T125_36">model</text:span><text:span text:style-name="T125_37"><text:s/></text:span><text:span text:style-name="T125_38">for</text:span><text:span text:style-name="T125_39"><text:s/></text:span><text:span text:style-name="T125_40">what</text:span><text:span text:style-name="T125_41"><text:s/></text:span><text:span text:style-name="T125_42">it</text:span><text:span text:style-name="T125_43"><text:s/></text:span><text:span text:style-name="T125_44">was</text:span><text:span text:style-name="T125_45"><text:s/></text:span><text:span text:style-name="T125_46">meant</text:span><text:span text:style-name="T125_47"><text:s/></text:span><text:span text:style-name="T125_48">to</text:span><text:span text:style-name="T125_49"><text:s/></text:span><text:span text:style-name="T125_50">represent</text:span><text:span text:style-name="T125_51">,<text:s/></text:span><text:span text:style-name="T125_52">instead</text:span><text:span text:style-name="T125_53"><text:line-break/></text:span><text:span text:style-name="T125_54">of</text:span><text:span text:style-name="T125_55"><text:s/></text:span><text:span text:style-name="T125_56">a</text:span><text:span text:style-name="T125_57"><text:s/></text:span><text:span text:style-name="T125_58">model</text:span><text:span text:style-name="T125_59"><text:s/></text:span><text:span text:style-name="T125_60">of</text:span><text:span text:style-name="T125_61"><text:s/></text:span><text:span text:style-name="T125_62">what</text:span><text:span text:style-name="T125_63"><text:s/></text:span><text:span text:style-name="T125_64">was</text:span><text:span text:style-name="T125_65"><text:s/></text:span><text:span text:style-name="T125_66">represented</text:span><text:span text:style-name="T125_67">."<text:s/></text:span><text:span text:style-name="T125_68">Siam</text:span><text:span text:style-name="T125_69"><text:s/></text:span><text:span text:style-name="T125_70">mapped</text:span><text:span text:style-name="T125_71">,<text:s/></text:span><text:span text:style-name="T125_72">Ph</text:span><text:span text:style-name="T125_73">.</text:span><text:span text:style-name="T125_74">D</text:span><text:span text:style-name="T125_75">.<text:s/></text:span><text:span text:style-name="T125_76">thesis</text:span><text:span text:style-name="T125_77"><text:s/></text:span><text:span text:style-name="T125_78">by</text:span><text:span text:style-name="T125_79"><text:s/></text:span><text:span text:style-name="T125_80">Thongchai</text:span><text:span text:style-name="T125_81"><text:s/></text:span><text:span text:style-name="T125_82">Winichakul</text:span><text:span text:style-name="T125_83"><text:s/>(</text:span><text:span text:style-name="T125_84">University</text:span><text:span text:style-name="T125_85"><text:s/></text:span><text:span text:style-name="T125_86">of</text:span><text:span text:style-name="T125_87"><text:s/></text:span><text:span text:style-name="T125_88">Sidney</text:span><text:span text:style-name="T125_89">,<text:s/>1988),<text:s/></text:span><text:span text:style-name="T125_90">quoted</text:span><text:span text:style-name="T125_91"><text:s/></text:span><text:span text:style-name="T125_92">by</text:span><text:span text:style-name="T125_93"><text:s/></text:span><text:span text:style-name="T125_94">Anderson</text:span><text:span text:style-name="T125_95"><text:s/></text:span><text:span text:style-name="T125_96">in</text:span><text:span text:style-name="T125_97"><text:s/></text:span><text:span text:style-name="T125_98">Imagined</text:span><text:span text:style-name="T125_99"><text:s/></text:span><text:span text:style-name="T125_100">Communities</text:span></text:p>
      <text:p text:style-name="P126"><text:span text:style-name="T126_1"><text:line-break/></text:span><text:span text:style-name="T126_2">This</text:span><text:span text:style-name="T126_3"><text:s/></text:span><text:span text:style-name="T126_4">is</text:span><text:span text:style-name="T126_5"><text:s/></text:span><text:span text:style-name="T126_6">why</text:span><text:span text:style-name="T126_7"><text:s/></text:span><text:span text:style-name="T126_8">Netention</text:span><text:span text:style-name="T126_9"><text:s/></text:span><text:span text:style-name="T126_10">can</text:span><text:span text:style-name="T126_11"><text:s/></text:span><text:span text:style-name="T126_12">be</text:span><text:span text:style-name="T126_13"><text:s/></text:span><text:span text:style-name="T126_14">pivotal</text:span><text:span text:style-name="T126_15"><text:s/></text:span><text:span text:style-name="T126_16">in</text:span><text:span text:style-name="T126_17"><text:s/></text:span><text:span text:style-name="T126_18">the</text:span><text:span text:style-name="T126_19"><text:s/></text:span><text:span text:style-name="T126_20">worlds</text:span><text:span text:style-name="T126_21"><text:s/></text:span><text:span text:style-name="T126_22">development</text:span><text:span text:style-name="T126_23">,<text:s/></text:span><text:span text:style-name="T126_24">for</text:span><text:span text:style-name="T126_25"><text:s/></text:span><text:span text:style-name="T126_26">the</text:span><text:span text:style-name="T126_27"><text:s/></text:span><text:span text:style-name="T126_28">first</text:span><text:span text:style-name="T126_29"><text:s/></text:span><text:span text:style-name="T126_30">time</text:span><text:span text:style-name="T126_31"><text:s/></text:span><text:span text:style-name="T126_32">in</text:span><text:span text:style-name="T126_33"><text:s/></text:span><text:span text:style-name="T126_34">human</text:span><text:span text:style-name="T126_35"><text:s/></text:span><text:span text:style-name="T126_36">history</text:span><text:span text:style-name="T126_37"><text:s/></text:span><text:span text:style-name="T126_38">this</text:span><text:span text:style-name="T126_39"><text:s/></text:span><text:span text:style-name="T126_40">situation</text:span><text:span text:style-name="T126_41"><text:s/></text:span><text:span text:style-name="T126_42">can</text:span><text:span text:style-name="T126_43"><text:s/></text:span><text:span text:style-name="T126_44">invert</text:span><text:span text:style-name="T126_45"><text:s/></text:span><text:span text:style-name="T126_46">itself</text:span><text:span text:style-name="T126_47"><text:s/></text:span><text:span text:style-name="T126_48">in</text:span><text:span text:style-name="T126_49"><text:s/></text:span><text:span text:style-name="T126_50">that</text:span><text:span text:style-name="T126_51"><text:s/></text:span><text:span text:style-name="T126_52">people</text:span><text:span text:style-name="T126_53"><text:s/></text:span><text:span text:style-name="T126_54">can</text:span><text:span text:style-name="T126_55"><text:s/></text:span><text:span text:style-name="T126_56">now</text:span><text:span text:style-name="T126_57"><text:s/></text:span><text:span text:style-name="T126_58">create</text:span><text:span text:style-name="T126_59"><text:s/></text:span><text:span text:style-name="T126_60">a</text:span><text:span text:style-name="T126_61"><text:s/></text:span><text:span text:style-name="T126_62">map</text:span><text:span text:style-name="T126_63"><text:s/></text:span><text:span text:style-name="T126_64">in</text:span><text:span text:style-name="T126_65"><text:s/></text:span><text:span text:style-name="T126_66">the</text:span><text:span text:style-name="T126_67"><text:s/></text:span><text:span text:style-name="T126_68">present</text:span><text:span text:style-name="T126_69"><text:s/></text:span><text:span text:style-name="T126_70">that</text:span><text:span text:style-name="T126_71"><text:s/></text:span><text:span text:style-name="T126_72">refers</text:span><text:span text:style-name="T126_73"><text:s/></text:span><text:span text:style-name="T126_74">to</text:span><text:span text:style-name="T126_75"><text:s/></text:span><text:span text:style-name="T126_76">the</text:span><text:span text:style-name="T126_77"><text:s/></text:span><text:span text:style-name="T126_78">physical</text:span><text:span text:style-name="T126_79">-</text:span><text:span text:style-name="T126_80">actual</text:span><text:span text:style-name="T126_81"><text:s/></text:span><text:span text:style-name="T126_82">and</text:span><text:span text:style-name="T126_83"><text:s/></text:span><text:span text:style-name="T126_84">which</text:span><text:span text:style-name="T126_85"><text:s/></text:span><text:span text:style-name="T126_86">also</text:span><text:span text:style-name="T126_87"><text:s/></text:span><text:span text:style-name="T126_88">has</text:span><text:span text:style-name="T126_89"><text:s/></text:span><text:span text:style-name="T126_90">the</text:span><text:span text:style-name="T126_91"><text:s/></text:span><text:span text:style-name="T126_92">ability</text:span><text:span text:style-name="T126_93"><text:s/></text:span><text:span text:style-name="T126_94">to</text:span><text:span text:style-name="T126_95"><text:s/></text:span><text:span text:style-name="T126_96">refer</text:span><text:span text:style-name="T126_97"><text:s/></text:span><text:span text:style-name="T126_98">both</text:span><text:span text:style-name="T126_99"><text:s/></text:span><text:span text:style-name="T126_100">to</text:span><text:span text:style-name="T126_101"><text:s/></text:span><text:span text:style-name="T126_102">present</text:span><text:span text:style-name="T126_103"><text:s/></text:span><text:span text:style-name="T126_104">emotional</text:span><text:span text:style-name="T126_105"><text:s/></text:span><text:span text:style-name="T126_106">states</text:span><text:span text:style-name="T126_107"><text:s/></text:span><text:span text:style-name="T126_108">and</text:span><text:span text:style-name="T126_109"><text:s/></text:span><text:span text:style-name="T126_110">potential</text:span><text:span text:style-name="T126_111"><text:s/></text:span><text:span text:style-name="T126_112">realities</text:span><text:span text:style-name="T126_113"><text:s/></text:span><text:span text:style-name="T126_114">which</text:span><text:span text:style-name="T126_115"><text:s/></text:span><text:span text:style-name="T126_116">can</text:span><text:span text:style-name="T126_117">,<text:s/></text:span><text:span text:style-name="T126_118">through</text:span><text:span text:style-name="T126_119"><text:s/></text:span><text:span text:style-name="T126_120">interpersonal</text:span><text:span text:style-name="T126_121"><text:s/></text:span><text:span text:style-name="T126_122">alignment</text:span><text:span text:style-name="T126_123"><text:s/></text:span><text:span text:style-name="T126_124">of</text:span><text:span text:style-name="T126_125"><text:s/></text:span><text:span text:style-name="T126_126">will</text:span><text:span text:style-name="T126_127"><text:s/></text:span><text:span text:style-name="T126_128">and</text:span><text:span text:style-name="T126_129"><text:s/></text:span><text:span text:style-name="T126_130">resources</text:span><text:span text:style-name="T126_131">,<text:s/></text:span><text:span text:style-name="T126_132">be</text:span><text:span text:style-name="T126_133"><text:s/></text:span><text:span text:style-name="T126_134">worked</text:span><text:span text:style-name="T126_135"><text:s/></text:span><text:span text:style-name="T126_136">toward</text:span><text:span text:style-name="T126_137"><text:s/></text:span><text:span text:style-name="T126_138">consciously</text:span><text:span text:style-name="T126_139"><text:s/></text:span><text:span text:style-name="T126_140">by</text:span><text:span text:style-name="T126_141"><text:s/></text:span><text:span text:style-name="T126_142">consensus</text:span><text:span text:style-name="T126_143">-</text:span><text:span text:style-name="T126_144">groups</text:span><text:span text:style-name="T126_145">.<text:s/></text:span><text:span text:style-name="T126_146">Netention</text:span><text:span text:style-name="T126_147"><text:s/></text:span><text:span text:style-name="T126_148">is</text:span><text:span text:style-name="T126_149"><text:s/></text:span><text:span text:style-name="T126_150">a</text:span><text:span text:style-name="T126_151"><text:s/></text:span><text:span text:style-name="T126_152">way</text:span><text:span text:style-name="T126_153"><text:s/></text:span><text:span text:style-name="T126_154">toward</text:span><text:span text:style-name="T126_155"><text:s/></text:span><text:span text:style-name="T126_156">the</text:span><text:span text:style-name="T126_157"><text:s/></text:span><text:span text:style-name="T126_158">redistribution</text:span><text:span text:style-name="T126_159"><text:s/></text:span><text:span text:style-name="T126_160">of</text:span><text:span text:style-name="T126_161"><text:s/></text:span><text:span text:style-name="T126_162">power</text:span><text:span text:style-name="T126_163"><text:s/></text:span><text:span text:style-name="T126_164">from</text:span><text:span text:style-name="T126_165"><text:s/></text:span><text:span text:style-name="T126_166">the</text:span><text:span text:style-name="T126_167"><text:s/></text:span><text:span text:style-name="T126_168">current</text:span><text:span text:style-name="T126_169"><text:s/></text:span><text:span text:style-name="T126_170">model</text:span><text:span text:style-name="T126_171">.<text:line-break/><text:line-break/></text:span><text:span text:style-name="T126_172">A</text:span><text:span text:style-name="T126_173"><text:s/></text:span><text:span text:style-name="T126_174">tool</text:span><text:span text:style-name="T126_175"><text:s/></text:span><text:span text:style-name="T126_176">is</text:span><text:span text:style-name="T126_177"><text:s/></text:span><text:span text:style-name="T126_178">something</text:span><text:span text:style-name="T126_179"><text:s/></text:span><text:span text:style-name="T126_180">that</text:span><text:span text:style-name="T126_181">,<text:s/></text:span><text:span text:style-name="T126_182">essentially</text:span><text:span text:style-name="T126_183">,<text:s/></text:span><text:span text:style-name="T126_184">makes</text:span><text:span text:style-name="T126_185"><text:s/></text:span><text:span text:style-name="T126_186">a</text:span><text:span text:style-name="T126_187"><text:s/></text:span><text:span text:style-name="T126_188">task</text:span><text:span text:style-name="T126_189"><text:s/></text:span><text:span text:style-name="T126_190">easier</text:span><text:span text:style-name="T126_191"><text:s/></text:span><text:span text:style-name="T126_192">than</text:span><text:span text:style-name="T126_193"><text:s/></text:span><text:span text:style-name="T126_194">without</text:span><text:span text:style-name="T126_195"><text:s/></text:span><text:span text:style-name="T126_196">it</text:span><text:span text:style-name="T126_197">.</text:span></text:p>
      <text:p text:style-name="P127"><text:span text:style-name="T127_1"><text:line-break/></text:span><text:span text:style-name="T127_2">A</text:span><text:span text:style-name="T127_3"><text:s/></text:span><text:span text:style-name="T127_4">map</text:span><text:span text:style-name="T127_5"><text:s/></text:span><text:span text:style-name="T127_6">is</text:span><text:span text:style-name="T127_7"><text:s/></text:span><text:span text:style-name="T127_8">a</text:span><text:span text:style-name="T127_9"><text:s/></text:span><text:span text:style-name="T127_10">locational</text:span><text:span text:style-name="T127_11"><text:s/>/<text:s/></text:span><text:span text:style-name="T127_12">directional</text:span><text:span text:style-name="T127_13"><text:s/>/<text:s/></text:span><text:span text:style-name="T127_14">representational</text:span><text:span text:style-name="T127_15"><text:s/></text:span><text:span text:style-name="T127_16">tool</text:span><text:span text:style-name="T127_17">,<text:s/></text:span><text:span text:style-name="T127_18">and</text:span><text:span text:style-name="T127_19"><text:s/></text:span><text:span text:style-name="T127_20">a</text:span><text:span text:style-name="T127_21"><text:s/></text:span><text:span text:style-name="T127_22">very</text:span><text:span text:style-name="T127_23"><text:s/></text:span><text:span text:style-name="T127_24">important</text:span><text:span text:style-name="T127_25"><text:s/></text:span><text:span text:style-name="T127_26">one</text:span><text:span text:style-name="T127_27">.<text:s/></text:span><text:span text:style-name="T127_28">It</text:span><text:span text:style-name="T127_29"><text:s/></text:span><text:span text:style-name="T127_30">is</text:span><text:span text:style-name="T127_31"><text:s/></text:span><text:span text:style-name="T127_32">subsequent</text:span><text:span text:style-name="T127_33"><text:s/></text:span><text:span text:style-name="T127_34">to</text:span><text:span text:style-name="T127_35"><text:s/></text:span><text:span text:style-name="T127_36">a</text:span><text:span text:style-name="T127_37"><text:s/></text:span><text:span text:style-name="T127_38">sense</text:span><text:span text:style-name="T127_39"><text:s/></text:span><text:span text:style-name="T127_40">of</text:span><text:span text:style-name="T127_41"><text:s/></text:span><text:span text:style-name="T127_42">direction</text:span><text:span text:style-name="T127_43"><text:s/></text:span><text:span text:style-name="T127_44">i</text:span><text:span text:style-name="T127_45">.</text:span><text:span text:style-name="T127_46">e</text:span><text:span text:style-name="T127_47">.<text:s/></text:span><text:span text:style-name="T127_48">in</text:span><text:span text:style-name="T127_49"><text:s/></text:span><text:span text:style-name="T127_50">which</text:span><text:span text:style-name="T127_51"><text:s/></text:span><text:span text:style-name="T127_52">direction</text:span><text:span text:style-name="T127_53"><text:s/></text:span><text:span text:style-name="T127_54">one</text:span><text:span text:style-name="T127_55"><text:s/></text:span><text:span text:style-name="T127_56">is</text:span><text:span text:style-name="T127_57"><text:s/></text:span><text:span text:style-name="T127_58">facing</text:span><text:span text:style-name="T127_59">,<text:s/></text:span><text:span text:style-name="T127_60">and</text:span><text:span text:style-name="T127_61"><text:s/></text:span><text:span text:style-name="T127_62">depends</text:span><text:span text:style-name="T127_63"><text:s/></text:span><text:span text:style-name="T127_64">on</text:span><text:span text:style-name="T127_65"><text:s/></text:span><text:span text:style-name="T127_66">one</text:span><text:span text:style-name="T127_67">'</text:span><text:span text:style-name="T127_68">s</text:span><text:span text:style-name="T127_69"><text:s/></text:span><text:span text:style-name="T127_70">knowing</text:span><text:span text:style-name="T127_71"><text:s/></text:span><text:span text:style-name="T127_72">where</text:span><text:span text:style-name="T127_73"><text:s/></text:span><text:span text:style-name="T127_74">one</text:span><text:span text:style-name="T127_75"><text:s/></text:span><text:span text:style-name="T127_76">is</text:span><text:span text:style-name="T127_77">.<text:s/></text:span><text:span text:style-name="T127_78">In</text:span><text:span text:style-name="T127_79"><text:s/></text:span><text:span text:style-name="T127_80">certain</text:span><text:span text:style-name="T127_81"><text:s/></text:span><text:span text:style-name="T127_82">Indonesian</text:span><text:span text:style-name="T127_83"><text:s/></text:span><text:span text:style-name="T127_84">cultures</text:span><text:span text:style-name="T127_85"><text:s/></text:span><text:span text:style-name="T127_86">this</text:span><text:span text:style-name="T127_87"><text:s/></text:span><text:span text:style-name="T127_88">directional</text:span><text:span text:style-name="T127_89"><text:s/></text:span><text:span text:style-name="T127_90">sense</text:span><text:span text:style-name="T127_91"><text:s/></text:span><text:span text:style-name="T127_92">is</text:span><text:span text:style-name="T127_93"><text:s/></text:span><text:span text:style-name="T127_94">honed</text:span><text:span text:style-name="T127_95"><text:s/></text:span><text:span text:style-name="T127_96">through</text:span><text:span text:style-name="T127_97"><text:s/></text:span><text:span text:style-name="T127_98">the</text:span><text:span text:style-name="T127_99"><text:s/></text:span><text:span text:style-name="T127_100">development</text:span><text:span text:style-name="T127_101"><text:s/></text:span><text:span text:style-name="T127_102">of</text:span><text:span text:style-name="T127_103"><text:s/></text:span><text:span text:style-name="T127_104">language</text:span><text:span text:style-name="T127_105">.<text:s/></text:span><text:span text:style-name="T127_106">In</text:span><text:span text:style-name="T127_107"><text:s/></text:span><text:span text:style-name="T127_108">one</text:span><text:span text:style-name="T127_109"><text:s/></text:span><text:span text:style-name="T127_110">particular</text:span><text:span text:style-name="T127_111"><text:s/></text:span><text:span text:style-name="T127_112">culture</text:span><text:span text:style-name="T127_113"><text:s/></text:span><text:span text:style-name="T127_114">of</text:span><text:span text:style-name="T127_115"><text:s/></text:span><text:span text:style-name="T127_116">the</text:span><text:span text:style-name="T127_117"><text:s/></text:span><text:span text:style-name="T127_118">Indonesian</text:span><text:span text:style-name="T127_119"><text:s/></text:span><text:span text:style-name="T127_120">islands</text:span><text:span text:style-name="T127_121"><text:s/></text:span><text:span text:style-name="T127_122">the</text:span><text:span text:style-name="T127_123"><text:s/></text:span><text:span text:style-name="T127_124">common</text:span><text:span text:style-name="T127_125"><text:s/></text:span><text:span text:style-name="T127_126">greeting</text:span><text:span text:style-name="T127_127"><text:s/></text:span><text:span text:style-name="T127_128">is</text:span><text:span text:style-name="T127_129"><text:s/>"</text:span><text:span text:style-name="T127_130">Where</text:span><text:span text:style-name="T127_131"><text:s/></text:span><text:span text:style-name="T127_132">are</text:span><text:span text:style-name="T127_133"><text:s/></text:span><text:span text:style-name="T127_134">you</text:span><text:span text:style-name="T127_135"><text:s/></text:span><text:span text:style-name="T127_136">headed</text:span><text:span text:style-name="T127_137">?"<text:s/></text:span><text:span text:style-name="T127_138">or</text:span><text:span text:style-name="T127_139">,<text:s/></text:span><text:span text:style-name="T127_140">literally</text:span><text:span text:style-name="T127_141"><text:s/></text:span><text:span text:style-name="T127_142">understood</text:span><text:span text:style-name="T127_143">,"</text:span><text:span text:style-name="T127_144">What</text:span><text:span text:style-name="T127_145"><text:s/></text:span><text:span text:style-name="T127_146">direction</text:span><text:span text:style-name="T127_147"><text:s/></text:span><text:span text:style-name="T127_148">are</text:span><text:span text:style-name="T127_149"><text:s/></text:span><text:span text:style-name="T127_150">you</text:span><text:span text:style-name="T127_151"><text:s/></text:span><text:span text:style-name="T127_152">going</text:span><text:span text:style-name="T127_153">?",<text:s/></text:span><text:span text:style-name="T127_154">the</text:span><text:span text:style-name="T127_155"><text:s/></text:span><text:span text:style-name="T127_156">expected</text:span><text:span text:style-name="T127_157"><text:s/></text:span><text:span text:style-name="T127_158">answer</text:span><text:span text:style-name="T127_159"><text:s/></text:span><text:span text:style-name="T127_160">is</text:span><text:span text:style-name="T127_161"><text:s/></text:span><text:span text:style-name="T127_162">directional</text:span><text:span text:style-name="T127_163"><text:s/></text:span><text:span text:style-name="T127_164">and</text:span><text:span text:style-name="T127_165"><text:s/></text:span><text:span text:style-name="T127_166">if</text:span><text:span text:style-name="T127_167"><text:s/></text:span><text:span text:style-name="T127_168">you</text:span><text:span text:style-name="T127_169"><text:s/></text:span><text:span text:style-name="T127_170">could</text:span><text:span text:style-name="T127_171"><text:s/></text:span><text:span text:style-name="T127_172">not</text:span><text:span text:style-name="T127_173"><text:s/></text:span><text:span text:style-name="T127_174">answer</text:span><text:span text:style-name="T127_175"><text:s/></text:span><text:span text:style-name="T127_176">that</text:span><text:span text:style-name="T127_177"><text:s/></text:span><text:span text:style-name="T127_178">would</text:span><text:span text:style-name="T127_179"><text:s/></text:span><text:span text:style-name="T127_180">be</text:span><text:span text:style-name="T127_181"><text:s/></text:span><text:span text:style-name="T127_182">the</text:span><text:span text:style-name="T127_183"><text:s/></text:span><text:span text:style-name="T127_184">end</text:span><text:span text:style-name="T127_185"><text:s/></text:span><text:span text:style-name="T127_186">of</text:span><text:span text:style-name="T127_187"><text:s/></text:span><text:span text:style-name="T127_188">the</text:span><text:span text:style-name="T127_189"><text:s/></text:span><text:span text:style-name="T127_190">conversation</text:span><text:span text:style-name="T127_191">.<text:s/></text:span><text:span text:style-name="T127_192">This</text:span><text:span text:style-name="T127_193"><text:s/></text:span><text:span text:style-name="T127_194">is</text:span><text:span text:style-name="T127_195"><text:s/></text:span><text:span text:style-name="T127_196">a</text:span><text:span text:style-name="T127_197"><text:s/></text:span><text:span text:style-name="T127_198">way</text:span><text:span text:style-name="T127_199"><text:s/></text:span><text:span text:style-name="T127_200">to</text:span><text:span text:style-name="T127_201"><text:s/></text:span><text:span text:style-name="T127_202">define</text:span><text:span text:style-name="T127_203"><text:s/></text:span><text:span text:style-name="T127_204">the</text:span><text:span text:style-name="T127_205"><text:s/></text:span><text:span text:style-name="T127_206">difference</text:span><text:span text:style-name="T127_207"><text:s/></text:span><text:span text:style-name="T127_208">between</text:span><text:span text:style-name="T127_209"><text:s/></text:span><text:span text:style-name="T127_210">a</text:span><text:span text:style-name="T127_211"><text:s/></text:span><text:span text:style-name="T127_212">child</text:span><text:span text:style-name="T127_213"><text:s/></text:span><text:span text:style-name="T127_214">and</text:span><text:span text:style-name="T127_215"><text:s/></text:span><text:span text:style-name="T127_216">someone</text:span><text:span text:style-name="T127_217"><text:s/></text:span><text:span text:style-name="T127_218">who</text:span><text:span text:style-name="T127_219"><text:s/></text:span><text:span text:style-name="T127_220">had</text:span><text:span text:style-name="T127_221">,<text:s/></text:span><text:span text:style-name="T127_222">at</text:span><text:span text:style-name="T127_223"><text:s/></text:span><text:span text:style-name="T127_224">least</text:span><text:span text:style-name="T127_225">,<text:s/></text:span><text:span text:style-name="T127_226">reached</text:span><text:span text:style-name="T127_227"><text:s/></text:span><text:span text:style-name="T127_228">adulthood</text:span><text:span text:style-name="T127_229">-<text:s/></text:span><text:span text:style-name="T127_230">in</text:span><text:span text:style-name="T127_231"><text:s/></text:span><text:span text:style-name="T127_232">that</text:span><text:span text:style-name="T127_233"><text:s/></text:span><text:span text:style-name="T127_234">an</text:span><text:span text:style-name="T127_235"><text:s/></text:span><text:span text:style-name="T127_236">adult</text:span><text:span text:style-name="T127_237"><text:s/></text:span><text:span text:style-name="T127_238">is</text:span><text:span text:style-name="T127_239"><text:s/></text:span><text:span text:style-name="T127_240">one</text:span><text:span text:style-name="T127_241"><text:s/></text:span><text:span text:style-name="T127_242">who</text:span><text:span text:style-name="T127_243"><text:s/></text:span><text:span text:style-name="T127_244">has</text:span><text:span text:style-name="T127_245"><text:s/></text:span><text:span text:style-name="T127_246">achieved</text:span><text:span text:style-name="T127_247"><text:s/></text:span><text:span text:style-name="T127_248">individuation</text:span><text:span text:style-name="T127_249">,<text:s/></text:span><text:span text:style-name="T127_250">one</text:span><text:span text:style-name="T127_251"><text:s/></text:span><text:span text:style-name="T127_252">who</text:span><text:span text:style-name="T127_253"><text:s/></text:span><text:span text:style-name="T127_254">knows</text:span><text:span text:style-name="T127_255"><text:s/></text:span><text:span text:style-name="T127_256">where</text:span><text:span text:style-name="T127_257"><text:s/></text:span><text:span text:style-name="T127_258">one</text:span><text:span text:style-name="T127_259"><text:s/></text:span><text:span text:style-name="T127_260">is</text:span><text:span text:style-name="T127_261">,<text:s/></text:span><text:span text:style-name="T127_262">and</text:span><text:span text:style-name="T127_263"><text:s/></text:span><text:span text:style-name="T127_264">where</text:span><text:span text:style-name="T127_265"><text:s/></text:span><text:span text:style-name="T127_266">one</text:span><text:span text:style-name="T127_267"><text:s/></text:span><text:span text:style-name="T127_268">is</text:span><text:span text:style-name="T127_269"><text:s/></text:span><text:span text:style-name="T127_270">going</text:span><text:span text:style-name="T127_271">,<text:s/></text:span><text:span text:style-name="T127_272">as</text:span><text:span text:style-name="T127_273"><text:s/></text:span><text:span text:style-name="T127_274">a</text:span><text:span text:style-name="T127_275"><text:s/></text:span><text:span text:style-name="T127_276">willing</text:span><text:span text:style-name="T127_277"><text:s/></text:span><text:span text:style-name="T127_278">and</text:span><text:span text:style-name="T127_279"><text:s/></text:span><text:span text:style-name="T127_280">capable</text:span><text:span text:style-name="T127_281"><text:s/></text:span><text:span text:style-name="T127_282">individuated</text:span><text:span text:style-name="T127_283"><text:s/></text:span><text:span text:style-name="T127_284">entity</text:span><text:span text:style-name="T127_285">.<text:line-break/><text:line-break/></text:span><text:span text:style-name="T127_286">In</text:span><text:span text:style-name="T127_287"><text:s/></text:span><text:span text:style-name="T127_288">tests</text:span><text:span text:style-name="T127_289"><text:s/></text:span><text:span text:style-name="T127_290">where</text:span><text:span text:style-name="T127_291"><text:s/></text:span><text:span text:style-name="T127_292">researchers</text:span><text:span text:style-name="T127_293"><text:s/></text:span><text:span text:style-name="T127_294">took</text:span><text:span text:style-name="T127_295"><text:s/></text:span><text:span text:style-name="T127_296">ten</text:span><text:span text:style-name="T127_297"><text:s/></text:span><text:span text:style-name="T127_298">photographs</text:span><text:span text:style-name="T127_299"><text:s/></text:span><text:span text:style-name="T127_300">of</text:span><text:span text:style-name="T127_301"><text:s/></text:span><text:span text:style-name="T127_302">an</text:span><text:span text:style-name="T127_303"><text:s/></text:span><text:span text:style-name="T127_304">obvious</text:span><text:span text:style-name="T127_305"><text:s/></text:span><text:span text:style-name="T127_306">sequence</text:span><text:span text:style-name="T127_307"><text:s/></text:span><text:span text:style-name="T127_308">and</text:span><text:span text:style-name="T127_309"><text:s/></text:span><text:span text:style-name="T127_310">jumbled</text:span><text:span text:style-name="T127_311"><text:s/></text:span><text:span text:style-name="T127_312">them</text:span><text:span text:style-name="T127_313">,<text:s/></text:span><text:span text:style-name="T127_314">different</text:span><text:span text:style-name="T127_315"><text:s/></text:span><text:span text:style-name="T127_316">cultures</text:span><text:span text:style-name="T127_317"><text:s/></text:span><text:span text:style-name="T127_318">arranged</text:span><text:span text:style-name="T127_319"><text:s/></text:span><text:span text:style-name="T127_320">them</text:span><text:span text:style-name="T127_321"><text:s/></text:span><text:span text:style-name="T127_322">in</text:span><text:span text:style-name="T127_323"><text:s/></text:span><text:span text:style-name="T127_324">different</text:span><text:span text:style-name="T127_325"><text:s/></text:span><text:span text:style-name="T127_326">ways</text:span><text:span text:style-name="T127_327">,<text:s/></text:span><text:span text:style-name="T127_328">europeans</text:span><text:span text:style-name="T127_329"><text:s/></text:span><text:span text:style-name="T127_330">from</text:span><text:span text:style-name="T127_331"><text:s/></text:span><text:span text:style-name="T127_332">left</text:span><text:span text:style-name="T127_333"><text:s/></text:span><text:span text:style-name="T127_334">to</text:span><text:span text:style-name="T127_335"><text:s/></text:span><text:span text:style-name="T127_336">right</text:span><text:span text:style-name="T127_337">,<text:s text:c="2"/></text:span><text:span text:style-name="T127_338">chinese</text:span><text:span text:style-name="T127_339"><text:s/></text:span><text:span text:style-name="T127_340">from</text:span><text:span text:style-name="T127_341"><text:s/></text:span><text:span text:style-name="T127_342">right</text:span><text:span text:style-name="T127_343"><text:s/></text:span><text:span text:style-name="T127_344">to</text:span><text:span text:style-name="T127_345"><text:s/></text:span><text:span text:style-name="T127_346">left</text:span><text:span text:style-name="T127_347">.<text:s/></text:span><text:span text:style-name="T127_348">People</text:span><text:span text:style-name="T127_349"><text:s/></text:span><text:span text:style-name="T127_350">from</text:span><text:span text:style-name="T127_351"><text:s/></text:span><text:span text:style-name="T127_352">this</text:span><text:span text:style-name="T127_353"><text:s/></text:span><text:span text:style-name="T127_354">particular</text:span><text:span text:style-name="T127_355"><text:s/></text:span><text:span text:style-name="T127_356">Indonesian</text:span><text:span text:style-name="T127_357"><text:s/></text:span><text:span text:style-name="T127_358">culture</text:span><text:span text:style-name="T127_359"><text:s/></text:span><text:span text:style-name="T127_360">arranged</text:span><text:span text:style-name="T127_361"><text:s/></text:span><text:span text:style-name="T127_362">them</text:span><text:span text:style-name="T127_363"><text:s/></text:span><text:span text:style-name="T127_364">in</text:span><text:span text:style-name="T127_365"><text:s/></text:span><text:span text:style-name="T127_366">different</text:span><text:span text:style-name="T127_367"><text:s/></text:span><text:span text:style-name="T127_368">directions</text:span><text:span text:style-name="T127_369"><text:s/></text:span><text:span text:style-name="T127_370">depending</text:span><text:span text:style-name="T127_371"><text:s/></text:span><text:span text:style-name="T127_372">on</text:span><text:span text:style-name="T127_373"><text:s/></text:span><text:span text:style-name="T127_374">the</text:span><text:span text:style-name="T127_375"><text:s/></text:span><text:span text:style-name="T127_376">direction</text:span><text:span text:style-name="T127_377"><text:s/></text:span><text:span text:style-name="T127_378">they</text:span><text:span text:style-name="T127_379"><text:s/></text:span><text:span text:style-name="T127_380">were</text:span><text:span text:style-name="T127_381"><text:s/></text:span><text:span text:style-name="T127_382">facing</text:span><text:span text:style-name="T127_383"><text:s/></text:span><text:span text:style-name="T127_384">at</text:span><text:span text:style-name="T127_385"><text:s/></text:span><text:span text:style-name="T127_386">the</text:span><text:span text:style-name="T127_387"><text:s/></text:span><text:span text:style-name="T127_388">time</text:span><text:span text:style-name="T127_389">...</text:span><text:span text:style-name="T127_390">if</text:span><text:span text:style-name="T127_391"><text:s/></text:span><text:span text:style-name="T127_392">facing</text:span><text:span text:style-name="T127_393"><text:s/></text:span><text:span text:style-name="T127_394">east</text:span><text:span text:style-name="T127_395">:<text:s/></text:span><text:span text:style-name="T127_396">the</text:span><text:span text:style-name="T127_397"><text:s/></text:span><text:span text:style-name="T127_398">cards</text:span><text:span text:style-name="T127_399"><text:s/></text:span><text:span text:style-name="T127_400">were</text:span><text:span text:style-name="T127_401"><text:s/></text:span><text:span text:style-name="T127_402">arranged</text:span><text:span text:style-name="T127_403"><text:s/></text:span><text:span text:style-name="T127_404">from</text:span><text:span text:style-name="T127_405"><text:s/></text:span><text:span text:style-name="T127_406">outer</text:span><text:span text:style-name="T127_407">-</text:span><text:span text:style-name="T127_408">front</text:span><text:span text:style-name="T127_409"><text:s/></text:span><text:span text:style-name="T127_410">coming</text:span><text:span text:style-name="T127_411"><text:s/></text:span><text:span text:style-name="T127_412">towards</text:span><text:span text:style-name="T127_413"><text:s/></text:span><text:span text:style-name="T127_414">them</text:span><text:span text:style-name="T127_415">,<text:s/></text:span><text:span text:style-name="T127_416">if</text:span><text:span text:style-name="T127_417"><text:s/></text:span><text:span text:style-name="T127_418">facing</text:span><text:span text:style-name="T127_419"><text:s/></text:span><text:span text:style-name="T127_420">west</text:span><text:span text:style-name="T127_421">:<text:s/></text:span><text:span text:style-name="T127_422">from</text:span><text:span text:style-name="T127_423"><text:s/></text:span><text:span text:style-name="T127_424">close</text:span><text:span text:style-name="T127_425"><text:s/></text:span><text:span text:style-name="T127_426">progressing</text:span><text:span text:style-name="T127_427"><text:s/></text:span><text:span text:style-name="T127_428">away</text:span><text:span text:style-name="T127_429"><text:s/></text:span><text:span text:style-name="T127_430">from</text:span><text:span text:style-name="T127_431"><text:s/></text:span><text:span text:style-name="T127_432">them</text:span><text:span text:style-name="T127_433">,<text:s/></text:span><text:span text:style-name="T127_434">when</text:span><text:span text:style-name="T127_435"><text:s/></text:span><text:span text:style-name="T127_436">facing</text:span><text:span text:style-name="T127_437"><text:s/></text:span><text:span text:style-name="T127_438">north</text:span><text:span text:style-name="T127_439">:<text:s/></text:span><text:span text:style-name="T127_440">from</text:span><text:span text:style-name="T127_441"><text:s/></text:span><text:span text:style-name="T127_442">right</text:span><text:span text:style-name="T127_443"><text:s/></text:span><text:span text:style-name="T127_444">to</text:span><text:span text:style-name="T127_445"><text:s/></text:span><text:span text:style-name="T127_446">left</text:span><text:span text:style-name="T127_447">,<text:s/></text:span><text:span text:style-name="T127_448">and</text:span><text:span text:style-name="T127_449"><text:s/></text:span><text:span text:style-name="T127_450">when</text:span><text:span text:style-name="T127_451"><text:s/></text:span><text:span text:style-name="T127_452">facing</text:span><text:span text:style-name="T127_453"><text:s/></text:span><text:span text:style-name="T127_454">south</text:span><text:span text:style-name="T127_455">:<text:s/></text:span><text:span text:style-name="T127_456">from</text:span><text:span text:style-name="T127_457"><text:s/></text:span><text:span text:style-name="T127_458">left</text:span><text:span text:style-name="T127_459"><text:s/></text:span><text:span text:style-name="T127_460">to</text:span><text:span text:style-name="T127_461"><text:s/></text:span><text:span text:style-name="T127_462">right</text:span><text:span text:style-name="T127_463">.<text:s/></text:span></text:p>
      <text:p text:style-name="P128"><text:span text:style-name="T128_1"><text:line-break/></text:span><text:span text:style-name="T128_2">The</text:span><text:span text:style-name="T128_3"><text:s/></text:span><text:span text:style-name="T128_4">fact</text:span><text:span text:style-name="T128_5"><text:s/></text:span><text:span text:style-name="T128_6">of</text:span><text:span text:style-name="T128_7"><text:s/></text:span><text:span text:style-name="T128_8">the</text:span><text:span text:style-name="T128_9"><text:s/></text:span><text:span text:style-name="T128_10">hinge</text:span><text:span text:style-name="T128_11"><text:s/></text:span><text:span text:style-name="T128_12">being</text:span><text:span text:style-name="T128_13"><text:s/></text:span><text:span text:style-name="T128_14">upon</text:span><text:span text:style-name="T128_15"><text:s/></text:span><text:span text:style-name="T128_16">language</text:span><text:span text:style-name="T128_17"><text:s/></text:span><text:span text:style-name="T128_18">in</text:span><text:span text:style-name="T128_19"><text:s/></text:span><text:span text:style-name="T128_20">this</text:span><text:span text:style-name="T128_21"><text:s/></text:span><text:span text:style-name="T128_22">example</text:span><text:span text:style-name="T128_23"><text:s/></text:span><text:span text:style-name="T128_24">is</text:span><text:span text:style-name="T128_25"><text:s/></text:span><text:span text:style-name="T128_26">very</text:span><text:span text:style-name="T128_27"><text:s/></text:span><text:span text:style-name="T128_28">telling</text:span><text:span text:style-name="T128_29"><text:s/></text:span><text:span text:style-name="T128_30">of</text:span><text:span text:style-name="T128_31"><text:s/></text:span><text:span text:style-name="T128_32">what</text:span><text:span text:style-name="T128_33"><text:s/></text:span><text:span text:style-name="T128_34">happened</text:span><text:span text:style-name="T128_35"><text:s/></text:span><text:span text:style-name="T128_36">in</text:span><text:span text:style-name="T128_37"><text:s/></text:span><text:span text:style-name="T128_38">the</text:span><text:span text:style-name="T128_39"><text:s/></text:span><text:span text:style-name="T128_40">other</text:span><text:span text:style-name="T128_41"><text:s/></text:span><text:span text:style-name="T128_42">two</text:span><text:span text:style-name="T128_43"><text:s/></text:span><text:span text:style-name="T128_44">cases</text:span><text:span text:style-name="T128_45">,<text:s/></text:span><text:span text:style-name="T128_46">namely</text:span><text:span text:style-name="T128_47"><text:s/></text:span><text:span text:style-name="T128_48">the</text:span><text:span text:style-name="T128_49"><text:s/></text:span><text:span text:style-name="T128_50">european</text:span><text:span text:style-name="T128_51"><text:s/></text:span><text:span text:style-name="T128_52">and</text:span><text:span text:style-name="T128_53"><text:s/></text:span><text:span text:style-name="T128_54">the</text:span><text:span text:style-name="T128_55"><text:s/></text:span><text:span text:style-name="T128_56">chinese</text:span><text:span text:style-name="T128_57"><text:s/></text:span><text:span text:style-name="T128_58">cultures</text:span><text:span text:style-name="T128_59">.<text:s/></text:span><text:span text:style-name="T128_60">All</text:span><text:span text:style-name="T128_61"><text:s/></text:span><text:span text:style-name="T128_62">of</text:span><text:span text:style-name="T128_63"><text:s/></text:span><text:span text:style-name="T128_64">these</text:span><text:span text:style-name="T128_65"><text:s/></text:span><text:span text:style-name="T128_66">situations</text:span><text:span text:style-name="T128_67"><text:s/></text:span><text:span text:style-name="T128_68">depend</text:span><text:span text:style-name="T128_69"><text:s/></text:span><text:span text:style-name="T128_70">upon</text:span><text:span text:style-name="T128_71"><text:s/></text:span><text:span text:style-name="T128_72">language</text:span><text:span text:style-name="T128_73">,<text:s/></text:span><text:span text:style-name="T128_74">but</text:span><text:span text:style-name="T128_75"><text:s/></text:span><text:span text:style-name="T128_76">the</text:span><text:span text:style-name="T128_77"><text:s/></text:span><text:span text:style-name="T128_78">difference</text:span><text:span text:style-name="T128_79"><text:s/></text:span><text:span text:style-name="T128_80">is</text:span><text:span text:style-name="T128_81"><text:s/></text:span><text:span text:style-name="T128_82">that</text:span><text:span text:style-name="T128_83"><text:s/></text:span><text:span text:style-name="T128_84">the</text:span><text:span text:style-name="T128_85"><text:s/></text:span><text:span text:style-name="T128_86">Indonesian</text:span><text:span text:style-name="T128_87"><text:s/></text:span><text:span text:style-name="T128_88">islanders</text:span><text:span text:style-name="T128_89"><text:s/></text:span><text:span text:style-name="T128_90">were</text:span><text:span text:style-name="T128_91"><text:s/></text:span><text:span text:style-name="T128_92">an</text:span><text:span text:style-name="T128_93"><text:s/></text:span><text:span text:style-name="T128_94">oral</text:span><text:span text:style-name="T128_95"><text:s/></text:span><text:span text:style-name="T128_96">tradition</text:span><text:span text:style-name="T128_97"><text:s/></text:span><text:span text:style-name="T128_98">as</text:span><text:span text:style-name="T128_99"><text:s/></text:span><text:span text:style-name="T128_100">opposed</text:span><text:span text:style-name="T128_101"><text:s/></text:span><text:span text:style-name="T128_102">to</text:span><text:span text:style-name="T128_103"><text:s/></text:span><text:span text:style-name="T128_104">a</text:span><text:span text:style-name="T128_105"><text:s/></text:span><text:span text:style-name="T128_106">written</text:span><text:span text:style-name="T128_107"><text:s/></text:span><text:span text:style-name="T128_108">language</text:span><text:span text:style-name="T128_109"><text:s/></text:span><text:span text:style-name="T128_110">culture</text:span><text:span text:style-name="T128_111">,<text:s/></text:span><text:span text:style-name="T128_112">and</text:span><text:span text:style-name="T128_113"><text:s/></text:span><text:span text:style-name="T128_114">so</text:span><text:span text:style-name="T128_115"><text:s/></text:span><text:span text:style-name="T128_116">their</text:span><text:span text:style-name="T128_117"><text:s/></text:span><text:span text:style-name="T128_118">directive</text:span><text:span text:style-name="T128_119"><text:s/></text:span><text:span text:style-name="T128_120">sense</text:span><text:span text:style-name="T128_121"><text:s/></text:span><text:span text:style-name="T128_122">was</text:span><text:span text:style-name="T128_123"><text:s/></text:span><text:span text:style-name="T128_124">dependent</text:span><text:span text:style-name="T128_125"><text:s/></text:span><text:span text:style-name="T128_126">on</text:span><text:span text:style-name="T128_127"><text:s/></text:span><text:span text:style-name="T128_128">the</text:span><text:span text:style-name="T128_129"><text:s/></text:span><text:span text:style-name="T128_130">natural</text:span><text:span text:style-name="T128_131"><text:s/></text:span><text:span text:style-name="T128_132">environment</text:span><text:span text:style-name="T128_133">,<text:s/></text:span><text:span text:style-name="T128_134">the</text:span><text:span text:style-name="T128_135"><text:s/></text:span><text:span text:style-name="T128_136">movement</text:span><text:span text:style-name="T128_137"><text:s/></text:span><text:span text:style-name="T128_138">of</text:span><text:span text:style-name="T128_139"><text:s/></text:span><text:span text:style-name="T128_140">the</text:span><text:span text:style-name="T128_141"><text:s/></text:span><text:span text:style-name="T128_142">sun</text:span><text:span text:style-name="T128_143"><text:s/></text:span><text:span text:style-name="T128_144">by</text:span><text:span text:style-name="T128_145"><text:s/></text:span><text:span text:style-name="T128_146">day</text:span><text:span text:style-name="T128_147"><text:s/></text:span><text:span text:style-name="T128_148">in</text:span><text:span text:style-name="T128_149"><text:s/></text:span><text:span text:style-name="T128_150">the</text:span><text:span text:style-name="T128_151"><text:s/></text:span><text:span text:style-name="T128_152">first</text:span><text:span text:style-name="T128_153"><text:s/></text:span><text:span text:style-name="T128_154">two</text:span><text:span text:style-name="T128_155"><text:s/></text:span><text:span text:style-name="T128_156">cases</text:span><text:span text:style-name="T128_157">,<text:s/></text:span><text:span text:style-name="T128_158">and</text:span><text:span text:style-name="T128_159"><text:s/></text:span><text:span text:style-name="T128_160">the</text:span><text:span text:style-name="T128_161"><text:s/></text:span><text:span text:style-name="T128_162">rotation</text:span><text:span text:style-name="T128_163"><text:s/>'</text:span><text:span text:style-name="T128_164">of</text:span><text:span text:style-name="T128_165"><text:s/></text:span><text:span text:style-name="T128_166">the</text:span><text:span text:style-name="T128_167"><text:s/></text:span><text:span text:style-name="T128_168">stars</text:span><text:span text:style-name="T128_169">'<text:s/></text:span><text:span text:style-name="T128_170">by</text:span><text:span text:style-name="T128_171"><text:s/></text:span><text:span text:style-name="T128_172">night</text:span><text:span text:style-name="T128_173"><text:s/></text:span><text:span text:style-name="T128_174">in</text:span><text:span text:style-name="T128_175"><text:s/></text:span><text:span text:style-name="T128_176">the</text:span><text:span text:style-name="T128_177"><text:s/></text:span><text:span text:style-name="T128_178">latter</text:span><text:span text:style-name="T128_179"><text:s/></text:span><text:span text:style-name="T128_180">two</text:span><text:span text:style-name="T128_181"><text:s/></text:span><text:span text:style-name="T128_182">cases</text:span><text:span text:style-name="T128_183">.<text:s/></text:span><text:span text:style-name="T128_184">For</text:span><text:span text:style-name="T128_185"><text:s/></text:span><text:span text:style-name="T128_186">the</text:span><text:span text:style-name="T128_187"><text:s/></text:span><text:span text:style-name="T128_188">europeans</text:span><text:span text:style-name="T128_189"><text:s/></text:span><text:span text:style-name="T128_190">and</text:span><text:span text:style-name="T128_191"><text:s/></text:span><text:span text:style-name="T128_192">the</text:span><text:span text:style-name="T128_193"><text:s/></text:span><text:span text:style-name="T128_194">chinese</text:span><text:span text:style-name="T128_195">,<text:s/></text:span><text:span text:style-name="T128_196">who</text:span><text:span text:style-name="T128_197"><text:s/></text:span><text:span text:style-name="T128_198">had</text:span><text:span text:style-name="T128_199"><text:s/></text:span><text:span text:style-name="T128_200">developed</text:span><text:span text:style-name="T128_201"><text:s/></text:span><text:span text:style-name="T128_202">written</text:span><text:span text:style-name="T128_203"><text:s/></text:span><text:span text:style-name="T128_204">language</text:span><text:span text:style-name="T128_205">,<text:s/></text:span><text:span text:style-name="T128_206">their</text:span><text:span text:style-name="T128_207"><text:s/></text:span><text:span text:style-name="T128_208">directive</text:span><text:span text:style-name="T128_209"><text:s/></text:span><text:span text:style-name="T128_210">sense</text:span><text:span text:style-name="T128_211"><text:s/></text:span><text:span text:style-name="T128_212">became</text:span><text:span text:style-name="T128_213"><text:s/></text:span><text:span text:style-name="T128_214">attuned</text:span><text:span text:style-name="T128_215"><text:s/></text:span><text:span text:style-name="T128_216">to</text:span><text:span text:style-name="T128_217"><text:s/></text:span><text:span text:style-name="T128_218">the</text:span><text:span text:style-name="T128_219"><text:s/></text:span><text:span text:style-name="T128_220">form</text:span><text:span text:style-name="T128_221"><text:s/></text:span><text:span text:style-name="T128_222">in</text:span><text:span text:style-name="T128_223"><text:s/></text:span><text:span text:style-name="T128_224">which</text:span><text:span text:style-name="T128_225"><text:s/></text:span><text:span text:style-name="T128_226">they</text:span><text:span text:style-name="T128_227"><text:s/></text:span><text:span text:style-name="T128_228">wrote</text:span><text:span text:style-name="T128_229"><text:s/></text:span><text:span text:style-name="T128_230">in</text:span><text:span text:style-name="T128_231"><text:s/></text:span><text:span text:style-name="T128_232">both</text:span><text:span text:style-name="T128_233"><text:s/></text:span><text:span text:style-name="T128_234">cases</text:span><text:span text:style-name="T128_235">;<text:s/></text:span><text:span text:style-name="T128_236">for</text:span><text:span text:style-name="T128_237"><text:s/></text:span><text:span text:style-name="T128_238">the</text:span><text:span text:style-name="T128_239"><text:s/></text:span><text:span text:style-name="T128_240">europeans</text:span><text:span text:style-name="T128_241"><text:s/>-<text:s/></text:span><text:span text:style-name="T128_242">from</text:span><text:span text:style-name="T128_243"><text:s/></text:span><text:span text:style-name="T128_244">left</text:span><text:span text:style-name="T128_245"><text:s/></text:span><text:span text:style-name="T128_246">to</text:span><text:span text:style-name="T128_247"><text:s/></text:span><text:span text:style-name="T128_248">right</text:span><text:span text:style-name="T128_249">,<text:s/></text:span><text:span text:style-name="T128_250">and</text:span><text:span text:style-name="T128_251"><text:s/></text:span><text:span text:style-name="T128_252">for</text:span><text:span text:style-name="T128_253"><text:s/></text:span><text:span text:style-name="T128_254">the</text:span><text:span text:style-name="T128_255"><text:s/></text:span><text:span text:style-name="T128_256">chinese</text:span><text:span text:style-name="T128_257"><text:s/>-<text:s/></text:span><text:span text:style-name="T128_258">from</text:span><text:span text:style-name="T128_259"><text:s/></text:span><text:span text:style-name="T128_260">right</text:span><text:span text:style-name="T128_261"><text:s/></text:span><text:span text:style-name="T128_262">to</text:span><text:span text:style-name="T128_263"><text:s/></text:span><text:span text:style-name="T128_264">left</text:span><text:span text:style-name="T128_265">.<text:line-break/><text:line-break/></text:span><text:span text:style-name="T128_266">The</text:span><text:span text:style-name="T128_267"><text:s/></text:span><text:span text:style-name="T128_268">point</text:span><text:span text:style-name="T128_269"><text:s/></text:span><text:span text:style-name="T128_270">is</text:span><text:span text:style-name="T128_271"><text:s/></text:span><text:span text:style-name="T128_272">that</text:span><text:span text:style-name="T128_273"><text:s/></text:span><text:span text:style-name="T128_274">this</text:span><text:span text:style-name="T128_275"><text:s/></text:span><text:span text:style-name="T128_276">use</text:span><text:span text:style-name="T128_277"><text:s/></text:span><text:span text:style-name="T128_278">of</text:span><text:span text:style-name="T128_279"><text:s/></text:span><text:span text:style-name="T128_280">language</text:span><text:span text:style-name="T128_281"><text:s/></text:span><text:span text:style-name="T128_282">by</text:span><text:span text:style-name="T128_283"><text:s/></text:span><text:span text:style-name="T128_284">the</text:span><text:span text:style-name="T128_285"><text:s/></text:span><text:span text:style-name="T128_286">Indonesian</text:span><text:span text:style-name="T128_287"><text:s/></text:span><text:span text:style-name="T128_288">islanders</text:span><text:span text:style-name="T128_289">,<text:s/></text:span><text:span text:style-name="T128_290">as</text:span><text:span text:style-name="T128_291"><text:s/></text:span><text:span text:style-name="T128_292">a</text:span><text:span text:style-name="T128_293"><text:s/></text:span><text:span text:style-name="T128_294">tool</text:span><text:span text:style-name="T128_295"><text:s/></text:span><text:span text:style-name="T128_296">to</text:span><text:span text:style-name="T128_297"><text:s/></text:span><text:span text:style-name="T128_298">convey</text:span><text:span text:style-name="T128_299"><text:s/></text:span><text:span text:style-name="T128_300">and</text:span><text:span text:style-name="T128_301"><text:s/></text:span><text:span text:style-name="T128_302">cultivate</text:span><text:span text:style-name="T128_303"><text:s/></text:span><text:span text:style-name="T128_304">a</text:span><text:span text:style-name="T128_305"><text:s/></text:span><text:span text:style-name="T128_306">deeply</text:span><text:span text:style-name="T128_307"><text:s/></text:span><text:span text:style-name="T128_308">intuitive</text:span><text:span text:style-name="T128_309"><text:s/></text:span><text:span text:style-name="T128_310">awareness</text:span><text:span text:style-name="T128_311">,<text:s/></text:span><text:span text:style-name="T128_312">is</text:span><text:span text:style-name="T128_313"><text:s/></text:span><text:span text:style-name="T128_314">something</text:span><text:span text:style-name="T128_315"><text:s/></text:span><text:span text:style-name="T128_316">that</text:span><text:span text:style-name="T128_317"><text:s/></text:span><text:span text:style-name="T128_318">is</text:span><text:span text:style-name="T128_319"><text:s/></text:span><text:span text:style-name="T128_320">possible</text:span><text:span text:style-name="T128_321"><text:s/></text:span><text:span text:style-name="T128_322">now</text:span><text:span text:style-name="T128_323"><text:s/></text:span><text:span text:style-name="T128_324">in</text:span><text:span text:style-name="T128_325"><text:s/></text:span><text:span text:style-name="T128_326">a</text:span><text:span text:style-name="T128_327"><text:s/></text:span><text:span text:style-name="T128_328">new</text:span><text:span text:style-name="T128_329"><text:s/></text:span><text:span text:style-name="T128_330">form</text:span><text:span text:style-name="T128_331">.<text:s/></text:span><text:span text:style-name="T128_332">This</text:span><text:span text:style-name="T128_333"><text:s/></text:span><text:span text:style-name="T128_334">is</text:span><text:span text:style-name="T128_335"><text:s/></text:span><text:span text:style-name="T128_336">what</text:span><text:span text:style-name="T128_337"><text:s/></text:span><text:span text:style-name="T128_338">Netention</text:span><text:span text:style-name="T128_339"><text:s/></text:span><text:span text:style-name="T128_340">can</text:span><text:span text:style-name="T128_341"><text:s/></text:span><text:span text:style-name="T128_342">offer</text:span><text:span text:style-name="T128_343">,<text:s/></text:span><text:span text:style-name="T128_344">but</text:span><text:span text:style-name="T128_345"><text:s/></text:span><text:span text:style-name="T128_346">in</text:span><text:span text:style-name="T128_347"><text:s/></text:span><text:span text:style-name="T128_348">a</text:span><text:span text:style-name="T128_349"><text:s/></text:span><text:span text:style-name="T128_350">very</text:span><text:span text:style-name="T128_351"><text:s/></text:span><text:span text:style-name="T128_352">different</text:span><text:span text:style-name="T128_353"><text:s/></text:span><text:span text:style-name="T128_354">way</text:span><text:span text:style-name="T128_355">,<text:s/></text:span><text:span text:style-name="T128_356">a</text:span><text:span text:style-name="T128_357"><text:s/></text:span><text:span text:style-name="T128_358">way</text:span><text:span text:style-name="T128_359"><text:s/></text:span><text:span text:style-name="T128_360">which</text:span><text:span text:style-name="T128_361"><text:s/></text:span><text:span text:style-name="T128_362">is</text:span><text:span text:style-name="T128_363"><text:s/></text:span><text:span text:style-name="T128_364">only</text:span><text:span text:style-name="T128_365"><text:s/></text:span><text:span text:style-name="T128_366">possible</text:span><text:span text:style-name="T128_367"><text:s/></text:span><text:span text:style-name="T128_368">given</text:span><text:span text:style-name="T128_369"><text:s/></text:span><text:span text:style-name="T128_370">our</text:span><text:span text:style-name="T128_371"><text:s/></text:span><text:span text:style-name="T128_372">particular</text:span><text:span text:style-name="T128_373"><text:s/></text:span><text:span text:style-name="T128_374">situation</text:span><text:span text:style-name="T128_375"><text:s/></text:span><text:span text:style-name="T128_376">here</text:span><text:span text:style-name="T128_377"><text:s/></text:span><text:span text:style-name="T128_378">in</text:span><text:span text:style-name="T128_379"><text:s/></text:span><text:span text:style-name="T128_380">the</text:span><text:span text:style-name="T128_381"><text:s/></text:span><text:span text:style-name="T128_382">present</text:span><text:span text:style-name="T128_383">.<text:line-break/><text:line-break/></text:span><text:span text:style-name="T128_384">Another</text:span><text:span text:style-name="T128_385"><text:s/></text:span><text:span text:style-name="T128_386">point</text:span><text:span text:style-name="T128_387"><text:s/></text:span><text:span text:style-name="T128_388">here</text:span><text:span text:style-name="T128_389"><text:s/></text:span><text:span text:style-name="T128_390">is</text:span><text:span text:style-name="T128_391"><text:s/></text:span><text:span text:style-name="T128_392">that</text:span><text:span text:style-name="T128_393"><text:s/></text:span><text:span text:style-name="T128_394">a</text:span><text:span text:style-name="T128_395"><text:s/>'</text:span><text:span text:style-name="T128_396">map</text:span><text:span text:style-name="T128_397">'<text:s/></text:span><text:span text:style-name="T128_398">as</text:span><text:span text:style-name="T128_399"><text:s/></text:span><text:span text:style-name="T128_400">most</text:span><text:span text:style-name="T128_401"><text:s/></text:span><text:span text:style-name="T128_402">people</text:span><text:span text:style-name="T128_403"><text:s/></text:span><text:span text:style-name="T128_404">perceive</text:span><text:span text:style-name="T128_405"><text:s/></text:span><text:span text:style-name="T128_406">it</text:span><text:span text:style-name="T128_407">,<text:s/></text:span><text:span text:style-name="T128_408">and</text:span><text:span text:style-name="T128_409"><text:s/></text:span><text:span text:style-name="T128_410">the</text:span><text:span text:style-name="T128_411"><text:s/></text:span><text:span text:style-name="T128_412">deeper</text:span><text:span text:style-name="T128_413"><text:s/></text:span><text:span text:style-name="T128_414">meaning</text:span><text:span text:style-name="T128_415"><text:s/></text:span><text:span text:style-name="T128_416">of</text:span><text:span text:style-name="T128_417"><text:s/></text:span><text:span text:style-name="T128_418">a</text:span><text:span text:style-name="T128_419"><text:s/></text:span><text:span text:style-name="T128_420">map</text:span><text:span text:style-name="T128_421"><text:s/></text:span><text:span text:style-name="T128_422">as</text:span><text:span text:style-name="T128_423"><text:s/></text:span><text:span text:style-name="T128_424">I</text:span><text:span text:style-name="T128_425"><text:s/></text:span><text:span text:style-name="T128_426">am</text:span><text:span text:style-name="T128_427"><text:s/></text:span><text:span text:style-name="T128_428">intending</text:span><text:span text:style-name="T128_429"><text:s/></text:span><text:span text:style-name="T128_430">to</text:span><text:span text:style-name="T128_431"><text:s/></text:span><text:span text:style-name="T128_432">convey</text:span><text:span text:style-name="T128_433">,<text:s/></text:span><text:span text:style-name="T128_434">is</text:span><text:span text:style-name="T128_435"><text:s/></text:span><text:span text:style-name="T128_436">somewhat</text:span><text:span text:style-name="T128_437"><text:s/></text:span><text:span text:style-name="T128_438">similar</text:span><text:span text:style-name="T128_439">,<text:s/></text:span><text:span text:style-name="T128_440">in</text:span><text:span text:style-name="T128_441"><text:s/></text:span><text:span text:style-name="T128_442">its</text:span><text:span text:style-name="T128_443"><text:s/></text:span><text:span text:style-name="T128_444">difference</text:span><text:span text:style-name="T128_445">,<text:s/></text:span><text:span text:style-name="T128_446">to</text:span><text:span text:style-name="T128_447"><text:s/></text:span><text:span text:style-name="T128_448">the</text:span><text:span text:style-name="T128_449"><text:s/></text:span><text:span text:style-name="T128_450">sense</text:span><text:span text:style-name="T128_451"><text:s/></text:span><text:span text:style-name="T128_452">of</text:span><text:span text:style-name="T128_453"><text:s/></text:span><text:span text:style-name="T128_454">direction</text:span><text:span text:style-name="T128_455"><text:s/></text:span><text:span text:style-name="T128_456">of</text:span><text:span text:style-name="T128_457"><text:s/></text:span><text:span text:style-name="T128_458">these</text:span><text:span text:style-name="T128_459"><text:s/></text:span><text:span text:style-name="T128_460">islanders</text:span><text:span text:style-name="T128_461"><text:s/></text:span><text:span text:style-name="T128_462">and</text:span><text:span text:style-name="T128_463"><text:s/></text:span><text:span text:style-name="T128_464">our</text:span><text:span text:style-name="T128_465"><text:s/></text:span><text:span text:style-name="T128_466">sense</text:span><text:span text:style-name="T128_467"><text:s/></text:span><text:span text:style-name="T128_468">of</text:span><text:span text:style-name="T128_469"><text:s/></text:span><text:span text:style-name="T128_470">direction</text:span><text:span text:style-name="T128_471"><text:s/></text:span><text:span text:style-name="T128_472">in</text:span><text:span text:style-name="T128_473"><text:s/></text:span><text:span text:style-name="T128_474">the</text:span><text:span text:style-name="T128_475"><text:s/></text:span><text:span text:style-name="T128_476">west</text:span><text:span text:style-name="T128_477">.<text:s/></text:span><text:span text:style-name="T128_478">We</text:span><text:span text:style-name="T128_479"><text:s/></text:span><text:span text:style-name="T128_480">have</text:span><text:span text:style-name="T128_481"><text:s/></text:span><text:span text:style-name="T128_482">externalised</text:span><text:span text:style-name="T128_483"><text:s/></text:span><text:span text:style-name="T128_484">our</text:span><text:span text:style-name="T128_485"><text:s/></text:span><text:span text:style-name="T128_486">felt</text:span><text:span text:style-name="T128_487"><text:s/></text:span><text:span text:style-name="T128_488">awareness</text:span><text:span text:style-name="T128_489"><text:s/></text:span><text:span text:style-name="T128_490">into</text:span><text:span text:style-name="T128_491"><text:s/></text:span><text:span text:style-name="T128_492">written</text:span><text:span text:style-name="T128_493"><text:s/></text:span><text:span text:style-name="T128_494">and</text:span><text:span text:style-name="T128_495"><text:s/></text:span><text:span text:style-name="T128_496">many</text:span><text:span text:style-name="T128_497"><text:s/></text:span><text:span text:style-name="T128_498">other</text:span><text:span text:style-name="T128_499"><text:s/></text:span><text:span text:style-name="T128_500">forms</text:span><text:span text:style-name="T128_501">.<text:s/></text:span><text:span text:style-name="T128_502">It</text:span><text:span text:style-name="T128_503"><text:s/></text:span><text:span text:style-name="T128_504">is</text:span><text:span text:style-name="T128_505"><text:s/></text:span><text:span text:style-name="T128_506">no</text:span><text:span text:style-name="T128_507"><text:s/></text:span><text:span text:style-name="T128_508">longer</text:span><text:span text:style-name="T128_509"><text:s/></text:span><text:span text:style-name="T128_510">our</text:span><text:span text:style-name="T128_511"><text:s/></text:span><text:span text:style-name="T128_512">own</text:span><text:span text:style-name="T128_513">,<text:s/></text:span><text:span text:style-name="T128_514">it</text:span><text:span text:style-name="T128_515"><text:s/></text:span><text:span text:style-name="T128_516">is</text:span><text:span text:style-name="T128_517"><text:s/></text:span><text:span text:style-name="T128_518">no</text:span><text:span text:style-name="T128_519"><text:s/></text:span><text:span text:style-name="T128_520">longer</text:span><text:span text:style-name="T128_521"><text:s/></text:span><text:span text:style-name="T128_522">a</text:span><text:span text:style-name="T128_523"><text:s/></text:span><text:span text:style-name="T128_524">felt</text:span><text:span text:style-name="T128_525"><text:s/></text:span><text:span text:style-name="T128_526">reality</text:span><text:span text:style-name="T128_527">,<text:s/></text:span><text:span text:style-name="T128_528">unimagined</text:span><text:span text:style-name="T128_529"><text:s/></text:span><text:span text:style-name="T128_530">and</text:span><text:span text:style-name="T128_531"><text:s/></text:span><text:span text:style-name="T128_532">immediately</text:span><text:span text:style-name="T128_533"><text:s/></text:span><text:span text:style-name="T128_534">obvious</text:span><text:span text:style-name="T128_535">,<text:s/></text:span><text:span text:style-name="T128_536">as</text:span><text:span text:style-name="T128_537"><text:s/></text:span><text:span text:style-name="T128_538">it</text:span><text:span text:style-name="T128_539"><text:s/></text:span><text:span text:style-name="T128_540">is</text:span><text:span text:style-name="T128_541"><text:s/></text:span><text:span text:style-name="T128_542">for</text:span><text:span text:style-name="T128_543"><text:s/></text:span><text:span text:style-name="T128_544">the</text:span><text:span text:style-name="T128_545"><text:s/></text:span><text:span text:style-name="T128_546">islanders</text:span><text:span text:style-name="T128_547">.<text:s/></text:span><text:span text:style-name="T128_548">As</text:span><text:span text:style-name="T128_549"><text:s/></text:span><text:span text:style-name="T128_550">a</text:span><text:span text:style-name="T128_551"><text:s/></text:span><text:span text:style-name="T128_552">result</text:span><text:span text:style-name="T128_553"><text:s/></text:span><text:span text:style-name="T128_554">we</text:span><text:span text:style-name="T128_555"><text:s/></text:span><text:span text:style-name="T128_556">need</text:span><text:span text:style-name="T128_557"><text:s/></text:span><text:span text:style-name="T128_558">externalities</text:span><text:span text:style-name="T128_559">,<text:s/></text:span><text:span text:style-name="T128_560">a</text:span><text:span text:style-name="T128_561"><text:s/></text:span><text:span text:style-name="T128_562">compass</text:span><text:span text:style-name="T128_563">,<text:s/></text:span><text:span text:style-name="T128_564">a</text:span><text:span text:style-name="T128_565"><text:s/>'</text:span><text:span text:style-name="T128_566">map</text:span><text:span text:style-name="T128_567">'<text:s/></text:span><text:span text:style-name="T128_568">and</text:span><text:span text:style-name="T128_569"><text:s/></text:span><text:span text:style-name="T128_570">so</text:span><text:span text:style-name="T128_571"><text:s/></text:span><text:span text:style-name="T128_572">on</text:span><text:span text:style-name="T128_573">.<text:s/></text:span><text:span text:style-name="T128_574">But</text:span><text:span text:style-name="T128_575"><text:s/></text:span><text:span text:style-name="T128_576">the</text:span><text:span text:style-name="T128_577"><text:s/>'</text:span><text:span text:style-name="T128_578">map</text:span><text:span text:style-name="T128_579">'<text:s/></text:span><text:span text:style-name="T128_580">I</text:span><text:span text:style-name="T128_581"><text:s/></text:span><text:span text:style-name="T128_582">am</text:span><text:span text:style-name="T128_583"><text:s/></text:span><text:span text:style-name="T128_584">pointing</text:span><text:span text:style-name="T128_585"><text:s/></text:span><text:span text:style-name="T128_586">at</text:span><text:span text:style-name="T128_587"><text:s/></text:span><text:span text:style-name="T128_588">here</text:span><text:span text:style-name="T128_589"><text:s/></text:span><text:span text:style-name="T128_590">has</text:span><text:span text:style-name="T128_591"><text:s/></text:span><text:span text:style-name="T128_592">little</text:span><text:span text:style-name="T128_593"><text:s/></text:span><text:span text:style-name="T128_594">to</text:span><text:span text:style-name="T128_595"><text:s/></text:span><text:span text:style-name="T128_596">do</text:span><text:span text:style-name="T128_597"><text:s/></text:span><text:span text:style-name="T128_598">with</text:span><text:span text:style-name="T128_599"><text:s/></text:span><text:span text:style-name="T128_600">this</text:span><text:span text:style-name="T128_601"><text:s/></text:span><text:span text:style-name="T128_602">physical</text:span><text:span text:style-name="T128_603"><text:s/></text:span><text:span text:style-name="T128_604">object</text:span><text:span text:style-name="T128_605"><text:s/></text:span><text:span text:style-name="T128_606">that</text:span><text:span text:style-name="T128_607"><text:s/></text:span><text:span text:style-name="T128_608">we</text:span><text:span text:style-name="T128_609"><text:s/></text:span><text:span text:style-name="T128_610">generally</text:span><text:span text:style-name="T128_611"><text:s/></text:span><text:span text:style-name="T128_612">understand</text:span><text:span text:style-name="T128_613"><text:s/></text:span><text:span text:style-name="T128_614">it</text:span><text:span text:style-name="T128_615"><text:s/></text:span><text:span text:style-name="T128_616">to</text:span><text:span text:style-name="T128_617"><text:s/></text:span><text:span text:style-name="T128_618">be</text:span><text:span text:style-name="T128_619">.<text:s/></text:span></text:p>
      <text:p text:style-name="P129"/>
      <text:p text:style-name="P130"><text:span text:style-name="T130_1">What</text:span><text:span text:style-name="T130_2"><text:s/></text:span><text:span text:style-name="T130_3">I</text:span><text:span text:style-name="T130_4"><text:s/></text:span><text:span text:style-name="T130_5">am</text:span><text:span text:style-name="T130_6"><text:s/></text:span><text:span text:style-name="T130_7">referring</text:span><text:span text:style-name="T130_8"><text:s/></text:span><text:span text:style-name="T130_9">to</text:span><text:span text:style-name="T130_10"><text:s/></text:span><text:span text:style-name="T130_11">as</text:span><text:span text:style-name="T130_12"><text:s/></text:span><text:span text:style-name="T130_13">a</text:span><text:span text:style-name="T130_14"><text:s/></text:span><text:span text:style-name="T130_15">locational</text:span><text:span text:style-name="T130_16"><text:s/></text:span><text:span text:style-name="T130_17">tool</text:span><text:span text:style-name="T130_18"><text:s/></text:span><text:span text:style-name="T130_19">is</text:span><text:span text:style-name="T130_20"><text:s/></text:span><text:span text:style-name="T130_21">something</text:span><text:span text:style-name="T130_22"><text:s/></text:span><text:span text:style-name="T130_23">with</text:span><text:span text:style-name="T130_24"><text:s/></text:span><text:span text:style-name="T130_25">the</text:span><text:span text:style-name="T130_26"><text:s/></text:span><text:span text:style-name="T130_27">attributes</text:span><text:span text:style-name="T130_28"><text:s/></text:span><text:span text:style-name="T130_29">of</text:span><text:span text:style-name="T130_30"><text:s/></text:span><text:span text:style-name="T130_31">both</text:span><text:span text:style-name="T130_32"><text:s/></text:span><text:span text:style-name="T130_33">tool</text:span><text:span text:style-name="T130_34">,<text:s/></text:span><text:span text:style-name="T130_35">and</text:span><text:span text:style-name="T130_36"><text:s/></text:span><text:span text:style-name="T130_37">map</text:span><text:span text:style-name="T130_38">.<text:s text:c="2"/></text:span><text:span text:style-name="T130_39">In</text:span><text:span text:style-name="T130_40"><text:s/></text:span><text:span text:style-name="T130_41">that</text:span><text:span text:style-name="T130_42"><text:s/></text:span><text:span text:style-name="T130_43">it</text:span><text:span text:style-name="T130_44"><text:s/></text:span><text:span text:style-name="T130_45">is</text:span><text:span text:style-name="T130_46"><text:s/></text:span><text:span text:style-name="T130_47">a</text:span><text:span text:style-name="T130_48"><text:s/></text:span><text:span text:style-name="T130_49">tool</text:span><text:span text:style-name="T130_50"><text:s/></text:span><text:span text:style-name="T130_51">relating</text:span><text:span text:style-name="T130_52"><text:s/></text:span><text:span text:style-name="T130_53">to</text:span><text:span text:style-name="T130_54"><text:s/></text:span><text:span text:style-name="T130_55">location</text:span><text:span text:style-name="T130_56"><text:s/></text:span><text:span text:style-name="T130_57">and</text:span><text:span text:style-name="T130_58"><text:s/></text:span><text:span text:style-name="T130_59">destination</text:span><text:span text:style-name="T130_60">,<text:s/></text:span><text:span text:style-name="T130_61">it</text:span><text:span text:style-name="T130_62"><text:s/></text:span><text:span text:style-name="T130_63">makes</text:span><text:span text:style-name="T130_64"><text:s/></text:span><text:span text:style-name="T130_65">it</text:span><text:span text:style-name="T130_66"><text:s/></text:span><text:span text:style-name="T130_67">easier</text:span><text:span text:style-name="T130_68"><text:s/></text:span><text:span text:style-name="T130_69">to</text:span><text:span text:style-name="T130_70"><text:s/></text:span><text:span text:style-name="T130_71">get</text:span><text:span text:style-name="T130_72"><text:s/></text:span><text:span text:style-name="T130_73">from</text:span><text:span text:style-name="T130_74"><text:s/></text:span><text:span text:style-name="T130_75">one</text:span><text:span text:style-name="T130_76"><text:s/></text:span><text:span text:style-name="T130_77">to</text:span><text:span text:style-name="T130_78"><text:s/></text:span><text:span text:style-name="T130_79">the</text:span><text:span text:style-name="T130_80"><text:s/></text:span><text:span text:style-name="T130_81">other</text:span><text:span text:style-name="T130_82"><text:s/></text:span><text:span text:style-name="T130_83">given</text:span><text:span text:style-name="T130_84"><text:s/></text:span><text:span text:style-name="T130_85">that</text:span><text:span text:style-name="T130_86"><text:s/></text:span><text:span text:style-name="T130_87">both</text:span><text:span text:style-name="T130_88"><text:s/></text:span><text:span text:style-name="T130_89">are</text:span><text:span text:style-name="T130_90"><text:s/></text:span><text:span text:style-name="T130_91">known</text:span><text:span text:style-name="T130_92"><text:s/></text:span><text:span text:style-name="T130_93">and</text:span><text:span text:style-name="T130_94"><text:s/></text:span><text:span text:style-name="T130_95">there</text:span><text:span text:style-name="T130_96"><text:s/></text:span><text:span text:style-name="T130_97">is</text:span><text:span text:style-name="T130_98"><text:s/></text:span><text:span text:style-name="T130_99">some</text:span><text:span text:style-name="T130_100"><text:s/></text:span><text:span text:style-name="T130_101">goal</text:span><text:span text:style-name="T130_102"><text:s/></text:span><text:span text:style-name="T130_103">associated</text:span><text:span text:style-name="T130_104"><text:s/></text:span><text:span text:style-name="T130_105">with</text:span><text:span text:style-name="T130_106"><text:s/></text:span><text:span text:style-name="T130_107">getting</text:span><text:span text:style-name="T130_108"><text:s/></text:span><text:span text:style-name="T130_109">from</text:span><text:span text:style-name="T130_110"><text:s/></text:span><text:span text:style-name="T130_111">one</text:span><text:span text:style-name="T130_112"><text:s/></text:span><text:span text:style-name="T130_113">to</text:span><text:span text:style-name="T130_114"><text:s/></text:span><text:span text:style-name="T130_115">the</text:span><text:span text:style-name="T130_116"><text:s/></text:span><text:span text:style-name="T130_117">other</text:span><text:span text:style-name="T130_118">.<text:s/></text:span><text:span text:style-name="T130_119">But</text:span><text:span text:style-name="T130_120"><text:s/></text:span><text:span text:style-name="T130_121">what</text:span><text:span text:style-name="T130_122"><text:s/></text:span><text:span text:style-name="T130_123">is</text:span><text:span text:style-name="T130_124"><text:s/></text:span><text:span text:style-name="T130_125">this</text:span><text:span text:style-name="T130_126"><text:s/></text:span><text:span text:style-name="T130_127">goal</text:span><text:span text:style-name="T130_128">?<text:s/></text:span><text:span text:style-name="T130_129">Of</text:span><text:span text:style-name="T130_130"><text:s/></text:span><text:span text:style-name="T130_131">course</text:span><text:span text:style-name="T130_132"><text:s/></text:span><text:span text:style-name="T130_133">that</text:span><text:span text:style-name="T130_134"><text:s/></text:span><text:span text:style-name="T130_135">depends</text:span><text:span text:style-name="T130_136"><text:s/></text:span><text:span text:style-name="T130_137">on</text:span><text:span text:style-name="T130_138"><text:s/></text:span><text:span text:style-name="T130_139">the</text:span><text:span text:style-name="T130_140"><text:s/></text:span><text:span text:style-name="T130_141">situation</text:span><text:span text:style-name="T130_142">.<text:s/></text:span><text:span text:style-name="T130_143">Each</text:span><text:span text:style-name="T130_144"><text:s/></text:span><text:span text:style-name="T130_145">situation</text:span><text:span text:style-name="T130_146"><text:s/></text:span><text:span text:style-name="T130_147">involves</text:span><text:span text:style-name="T130_148"><text:s/></text:span><text:span text:style-name="T130_149">intent</text:span><text:span text:style-name="T130_150">,<text:s/></text:span><text:span text:style-name="T130_151">movement</text:span><text:span text:style-name="T130_152">,<text:s/></text:span><text:span text:style-name="T130_153">reasoning</text:span><text:span text:style-name="T130_154">,<text:s/></text:span><text:span text:style-name="T130_155">purpose</text:span><text:span text:style-name="T130_156">,<text:s/></text:span><text:span text:style-name="T130_157">and</text:span><text:span text:style-name="T130_158"><text:s/></text:span><text:span text:style-name="T130_159">so</text:span><text:span text:style-name="T130_160"><text:s/></text:span><text:span text:style-name="T130_161">on</text:span><text:span text:style-name="T130_162">.<text:s/></text:span><text:span text:style-name="T130_163">In</text:span><text:span text:style-name="T130_164"><text:s/></text:span><text:span text:style-name="T130_165">short</text:span><text:span text:style-name="T130_166"><text:s/></text:span><text:span text:style-name="T130_167">a</text:span><text:span text:style-name="T130_168"><text:s/></text:span><text:span text:style-name="T130_169">map</text:span><text:span text:style-name="T130_170"><text:s/></text:span><text:span text:style-name="T130_171">is</text:span><text:span text:style-name="T130_172"><text:s/></text:span><text:span text:style-name="T130_173">not</text:span><text:span text:style-name="T130_174"><text:s/></text:span><text:span text:style-name="T130_175">what</text:span><text:span text:style-name="T130_176"><text:s/></text:span><text:span text:style-name="T130_177">it</text:span><text:span text:style-name="T130_178"><text:s/></text:span><text:span text:style-name="T130_179">is</text:span><text:span text:style-name="T130_180">,<text:s/></text:span><text:span text:style-name="T130_181">but</text:span><text:span text:style-name="T130_182"><text:s/></text:span><text:span text:style-name="T130_183">what</text:span><text:span text:style-name="T130_184"><text:s/></text:span><text:span text:style-name="T130_185">is</text:span><text:span text:style-name="T130_186"><text:s/></text:span><text:span text:style-name="T130_187">does</text:span><text:span text:style-name="T130_188">,<text:s/></text:span><text:span text:style-name="T130_189">and</text:span><text:span text:style-name="T130_190"><text:s/></text:span><text:span text:style-name="T130_191">why</text:span><text:span text:style-name="T130_192"><text:s/></text:span><text:span text:style-name="T130_193">it</text:span><text:span text:style-name="T130_194"><text:s/></text:span><text:span text:style-name="T130_195">does</text:span><text:span text:style-name="T130_196">.<text:s/></text:span><text:span text:style-name="T130_197">What</text:span><text:span text:style-name="T130_198"><text:s/></text:span><text:span text:style-name="T130_199">it</text:span><text:span text:style-name="T130_200"><text:s/></text:span><text:span text:style-name="T130_201">does</text:span><text:span text:style-name="T130_202"><text:s/></text:span><text:span text:style-name="T130_203">refers</text:span><text:span text:style-name="T130_204"><text:s/></text:span><text:span text:style-name="T130_205">to</text:span><text:span text:style-name="T130_206"><text:s/></text:span><text:span text:style-name="T130_207">an</text:span><text:span text:style-name="T130_208"><text:s/></text:span><text:span text:style-name="T130_209">objective</text:span><text:span text:style-name="T130_210"><text:s/></text:span><text:span text:style-name="T130_211">reality</text:span><text:span text:style-name="T130_212">,<text:s/></text:span><text:span text:style-name="T130_213">why</text:span><text:span text:style-name="T130_214"><text:s/></text:span><text:span text:style-name="T130_215">it</text:span><text:span text:style-name="T130_216"><text:s/></text:span><text:span text:style-name="T130_217">does</text:span><text:span text:style-name="T130_218"><text:s/></text:span><text:span text:style-name="T130_219">refers</text:span><text:span text:style-name="T130_220"><text:s/></text:span><text:span text:style-name="T130_221">to</text:span><text:span text:style-name="T130_222"><text:s/></text:span><text:span text:style-name="T130_223">a</text:span><text:span text:style-name="T130_224"><text:s/></text:span><text:span text:style-name="T130_225">subjective</text:span><text:span text:style-name="T130_226"><text:s/></text:span><text:span text:style-name="T130_227">situation</text:span><text:span text:style-name="T130_228">,<text:s/></text:span><text:span text:style-name="T130_229">and</text:span><text:span text:style-name="T130_230"><text:s/></text:span><text:span text:style-name="T130_231">here</text:span><text:span text:style-name="T130_232"><text:s/></text:span><text:span text:style-name="T130_233">the</text:span><text:span text:style-name="T130_234"><text:s/></text:span><text:span text:style-name="T130_235">map</text:span><text:span text:style-name="T130_236"><text:s/></text:span><text:span text:style-name="T130_237">is</text:span><text:span text:style-name="T130_238"><text:s/></text:span><text:span text:style-name="T130_239">the</text:span><text:span text:style-name="T130_240"><text:s/></text:span><text:span text:style-name="T130_241">interface</text:span><text:span text:style-name="T130_242"><text:s/></text:span><text:span text:style-name="T130_243">tool</text:span><text:span text:style-name="T130_244"><text:s/></text:span><text:span text:style-name="T130_245">of</text:span><text:span text:style-name="T130_246"><text:s/></text:span><text:span text:style-name="T130_247">the</text:span><text:span text:style-name="T130_248"><text:s/></text:span><text:span text:style-name="T130_249">two</text:span><text:span text:style-name="T130_250">.<text:line-break/><text:line-break/></text:span><text:span text:style-name="T130_251">Chrissi</text:span><text:span text:style-name="T130_252"><text:s/>(</text:span><text:span text:style-name="T130_253">a</text:span><text:span text:style-name="T130_254"><text:s/></text:span><text:span text:style-name="T130_255">beautiful</text:span><text:span text:style-name="T130_256"><text:s/></text:span><text:span text:style-name="T130_257">soul</text:span><text:span text:style-name="T130_258"><text:s/></text:span><text:span text:style-name="T130_259">I</text:span><text:span text:style-name="T130_260"><text:s/></text:span><text:span text:style-name="T130_261">am</text:span><text:span text:style-name="T130_262"><text:s/></text:span><text:span text:style-name="T130_263">blessed</text:span><text:span text:style-name="T130_264"><text:s/></text:span><text:span text:style-name="T130_265">to</text:span><text:span text:style-name="T130_266"><text:s/></text:span><text:span text:style-name="T130_267">be</text:span><text:span text:style-name="T130_268"><text:s/></text:span><text:span text:style-name="T130_269">with</text:span><text:span text:style-name="T130_270"><text:s/></text:span><text:span text:style-name="T130_271">in</text:span><text:span text:style-name="T130_272"><text:s/></text:span><text:span text:style-name="T130_273">this</text:span><text:span text:style-name="T130_274"><text:s/></text:span><text:span text:style-name="T130_275">life</text:span><text:span text:style-name="T130_276">)<text:s text:c="2"/></text:span><text:span text:style-name="T130_277">just</text:span><text:span text:style-name="T130_278"><text:s/></text:span><text:span text:style-name="T130_279">stated</text:span><text:span text:style-name="T130_280"><text:s/></text:span><text:span text:style-name="T130_281">that</text:span><text:span text:style-name="T130_282"><text:s/></text:span><text:span text:style-name="T130_283">stories</text:span><text:span text:style-name="T130_284"><text:s/></text:span><text:span text:style-name="T130_285">are</text:span><text:span text:style-name="T130_286"><text:s/>'</text:span><text:span text:style-name="T130_287">maps</text:span><text:span text:style-name="T130_288">'<text:s/></text:span><text:span text:style-name="T130_289">of</text:span><text:span text:style-name="T130_290"><text:s/></text:span><text:span text:style-name="T130_291">the</text:span><text:span text:style-name="T130_292"><text:s/></text:span><text:span text:style-name="T130_293">unconscious</text:span><text:span text:style-name="T130_294">...</text:span><text:span text:style-name="T130_295">I</text:span><text:span text:style-name="T130_296"><text:s/></text:span><text:span text:style-name="T130_297">have</text:span><text:span text:style-name="T130_298"><text:s/></text:span><text:span text:style-name="T130_299">had</text:span><text:span text:style-name="T130_300"><text:s/></text:span><text:span text:style-name="T130_301">to</text:span><text:span text:style-name="T130_302"><text:s/></text:span><text:span text:style-name="T130_303">disagree</text:span><text:span text:style-name="T130_304">.<text:s/></text:span><text:span text:style-name="T130_305">I</text:span><text:span text:style-name="T130_306"><text:s/></text:span><text:span text:style-name="T130_307">know</text:span><text:span text:style-name="T130_308"><text:s/></text:span><text:span text:style-name="T130_309">from</text:span><text:span text:style-name="T130_310"><text:s/></text:span><text:span text:style-name="T130_311">my</text:span><text:span text:style-name="T130_312"><text:s/></text:span><text:span text:style-name="T130_313">own</text:span><text:span text:style-name="T130_314"><text:s/></text:span><text:span text:style-name="T130_315">externalities</text:span><text:span text:style-name="T130_316">,<text:s/></text:span><text:span text:style-name="T130_317">by</text:span><text:span text:style-name="T130_318"><text:s/></text:span><text:span text:style-name="T130_319">having</text:span><text:span text:style-name="T130_320"><text:s/></text:span><text:span text:style-name="T130_321">read</text:span><text:span text:style-name="T130_322"><text:s/></text:span><text:span text:style-name="T130_323">Jung</text:span><text:span text:style-name="T130_324"><text:s/></text:span><text:span text:style-name="T130_325">and</text:span><text:span text:style-name="T130_326"><text:s/></text:span><text:span text:style-name="T130_327">looked</text:span><text:span text:style-name="T130_328"><text:s/></text:span><text:span text:style-name="T130_329">at</text:span><text:span text:style-name="T130_330"><text:s/></text:span><text:span text:style-name="T130_331">story</text:span><text:span text:style-name="T130_332"><text:s/></text:span><text:span text:style-name="T130_333">and</text:span><text:span text:style-name="T130_334"><text:s/></text:span><text:span text:style-name="T130_335">fairytale</text:span><text:span text:style-name="T130_336"><text:s/></text:span><text:span text:style-name="T130_337">through</text:span><text:span text:style-name="T130_338"><text:s/></text:span><text:span text:style-name="T130_339">his</text:span><text:span text:style-name="T130_340"><text:s/></text:span><text:span text:style-name="T130_341">lense</text:span><text:span text:style-name="T130_342">,<text:s/></text:span><text:span text:style-name="T130_343">that</text:span><text:span text:style-name="T130_344"><text:s/></text:span><text:span text:style-name="T130_345">these</text:span><text:span text:style-name="T130_346"><text:s/></text:span><text:span text:style-name="T130_347">are</text:span><text:span text:style-name="T130_348"><text:s/>'</text:span><text:span text:style-name="T130_349">like</text:span><text:span text:style-name="T130_350">'<text:s/></text:span><text:span text:style-name="T130_351">a</text:span><text:span text:style-name="T130_352"><text:s/>'</text:span><text:span text:style-name="T130_353">map</text:span><text:span text:style-name="T130_354">'<text:s/></text:span><text:span text:style-name="T130_355">of</text:span><text:span text:style-name="T130_356"><text:s/></text:span><text:span text:style-name="T130_357">the</text:span><text:span text:style-name="T130_358"><text:s/></text:span><text:span text:style-name="T130_359">unconscious</text:span><text:span text:style-name="T130_360">,<text:s/></text:span><text:span text:style-name="T130_361">but</text:span><text:span text:style-name="T130_362"><text:s/></text:span><text:span text:style-name="T130_363">they</text:span><text:span text:style-name="T130_364"><text:s/></text:span><text:span text:style-name="T130_365">are</text:span><text:span text:style-name="T130_366"><text:s/></text:span><text:span text:style-name="T130_367">not</text:span><text:span text:style-name="T130_368"><text:s/></text:span><text:span text:style-name="T130_369">a</text:span><text:span text:style-name="T130_370"><text:s/></text:span><text:span text:style-name="T130_371">map</text:span><text:span text:style-name="T130_372"><text:s/></text:span><text:span text:style-name="T130_373">in</text:span><text:span text:style-name="T130_374"><text:s/></text:span><text:span text:style-name="T130_375">the</text:span><text:span text:style-name="T130_376"><text:s/></text:span><text:span text:style-name="T130_377">same</text:span><text:span text:style-name="T130_378"><text:s/></text:span><text:span text:style-name="T130_379">way</text:span><text:span text:style-name="T130_380"><text:s/></text:span><text:span text:style-name="T130_381">that</text:span><text:span text:style-name="T130_382"><text:s/></text:span><text:span text:style-name="T130_383">stars</text:span><text:span text:style-name="T130_384"><text:s/></text:span><text:span text:style-name="T130_385">in</text:span><text:span text:style-name="T130_386"><text:s/></text:span><text:span text:style-name="T130_387">themselves</text:span><text:span text:style-name="T130_388"><text:s/></text:span><text:span text:style-name="T130_389">are</text:span><text:span text:style-name="T130_390"><text:s/></text:span><text:span text:style-name="T130_391">not</text:span><text:span text:style-name="T130_392"><text:s/></text:span><text:span text:style-name="T130_393">a</text:span><text:span text:style-name="T130_394"><text:s/>'</text:span><text:span text:style-name="T130_395">map</text:span><text:span text:style-name="T130_396"><text:s/></text:span><text:span text:style-name="T130_397">of</text:span><text:span text:style-name="T130_398"><text:s/></text:span><text:span text:style-name="T130_399">the</text:span><text:span text:style-name="T130_400"><text:s/></text:span><text:span text:style-name="T130_401">universe</text:span><text:span text:style-name="T130_402">'<text:s/></text:span><text:span text:style-name="T130_403">and</text:span><text:span text:style-name="T130_404"><text:s/></text:span><text:span text:style-name="T130_405">only</text:span><text:span text:style-name="T130_406"><text:s/></text:span><text:span text:style-name="T130_407">become</text:span><text:span text:style-name="T130_408"><text:s/></text:span><text:span text:style-name="T130_409">a</text:span><text:span text:style-name="T130_410"><text:s/></text:span><text:span text:style-name="T130_411">map</text:span><text:span text:style-name="T130_412"><text:s/></text:span><text:span text:style-name="T130_413">of</text:span><text:span text:style-name="T130_414"><text:s/></text:span><text:span text:style-name="T130_415">the</text:span><text:span text:style-name="T130_416"><text:s/></text:span><text:span text:style-name="T130_417">universe</text:span><text:span text:style-name="T130_418"><text:s/></text:span><text:span text:style-name="T130_419">when</text:span><text:span text:style-name="T130_420"><text:s/></text:span><text:span text:style-name="T130_421">a</text:span><text:span text:style-name="T130_422"><text:s/></text:span><text:span text:style-name="T130_423">physically</text:span><text:span text:style-name="T130_424"><text:s/></text:span><text:span text:style-name="T130_425">located</text:span><text:span text:style-name="T130_426"><text:s/></text:span><text:span text:style-name="T130_427">conscious</text:span><text:span text:style-name="T130_428"><text:s/></text:span><text:span text:style-name="T130_429">individual</text:span><text:span text:style-name="T130_430"><text:s/></text:span><text:span text:style-name="T130_431">is</text:span><text:span text:style-name="T130_432"><text:s/></text:span><text:span text:style-name="T130_433">using</text:span><text:span text:style-name="T130_434"><text:s/></text:span><text:span text:style-name="T130_435">them</text:span><text:span text:style-name="T130_436"><text:s/></text:span><text:span text:style-name="T130_437">as</text:span><text:span text:style-name="T130_438"><text:s/></text:span><text:span text:style-name="T130_439">points</text:span><text:span text:style-name="T130_440"><text:s/></text:span><text:span text:style-name="T130_441">by</text:span><text:span text:style-name="T130_442"><text:s/></text:span><text:span text:style-name="T130_443">which</text:span><text:span text:style-name="T130_444"><text:s/></text:span><text:span text:style-name="T130_445">to</text:span><text:span text:style-name="T130_446"><text:s/></text:span><text:span text:style-name="T130_447">reference</text:span><text:span text:style-name="T130_448"><text:s/></text:span><text:span text:style-name="T130_449">their</text:span><text:span text:style-name="T130_450"><text:s/></text:span><text:span text:style-name="T130_451">position</text:span><text:span text:style-name="T130_452"><text:s/></text:span><text:span text:style-name="T130_453">and</text:span><text:span text:style-name="T130_454">/</text:span><text:span text:style-name="T130_455">or</text:span><text:span text:style-name="T130_456"><text:s/></text:span><text:span text:style-name="T130_457">course</text:span><text:span text:style-name="T130_458"><text:s/></text:span><text:span text:style-name="T130_459">of</text:span><text:span text:style-name="T130_460"><text:s/></text:span><text:span text:style-name="T130_461">action</text:span><text:span text:style-name="T130_462">.<text:s/></text:span><text:span text:style-name="T130_463">And</text:span><text:span text:style-name="T130_464"><text:s/></text:span><text:span text:style-name="T130_465">so</text:span><text:span text:style-name="T130_466"><text:s/></text:span><text:span text:style-name="T130_467">stories</text:span><text:span text:style-name="T130_468"><text:s/></text:span><text:span text:style-name="T130_469">cannot</text:span><text:span text:style-name="T130_470"><text:s/></text:span><text:span text:style-name="T130_471">be</text:span><text:span text:style-name="T130_472"><text:s/></text:span><text:span text:style-name="T130_473">a</text:span><text:span text:style-name="T130_474"><text:s/></text:span><text:span text:style-name="T130_475">map</text:span><text:span text:style-name="T130_476"><text:s/></text:span><text:span text:style-name="T130_477">of</text:span><text:span text:style-name="T130_478"><text:s/></text:span><text:span text:style-name="T130_479">the</text:span><text:span text:style-name="T130_480"><text:s/></text:span><text:span text:style-name="T130_481">unconscious</text:span><text:span text:style-name="T130_482"><text:s/></text:span><text:span text:style-name="T130_483">because</text:span><text:span text:style-name="T130_484"><text:s/></text:span><text:span text:style-name="T130_485">of</text:span><text:span text:style-name="T130_486"><text:s/></text:span><text:span text:style-name="T130_487">the</text:span><text:span text:style-name="T130_488"><text:s/>'</text:span><text:span text:style-name="T130_489">unconscious</text:span><text:span text:style-name="T130_490">'<text:s/></text:span><text:span text:style-name="T130_491">aspect</text:span><text:span text:style-name="T130_492"><text:s/></text:span><text:span text:style-name="T130_493">of</text:span><text:span text:style-name="T130_494"><text:s/></text:span><text:span text:style-name="T130_495">that</text:span><text:span text:style-name="T130_496"><text:s/></text:span><text:span text:style-name="T130_497">conceptual</text:span><text:span text:style-name="T130_498"><text:s/></text:span><text:span text:style-name="T130_499">statement</text:span><text:span text:style-name="T130_500">.<text:s/></text:span><text:span text:style-name="T130_501">A</text:span><text:span text:style-name="T130_502"><text:s/></text:span><text:span text:style-name="T130_503">map</text:span><text:span text:style-name="T130_504"><text:s/></text:span><text:span text:style-name="T130_505">implies</text:span><text:span text:style-name="T130_506"><text:s/></text:span><text:span text:style-name="T130_507">a</text:span><text:span text:style-name="T130_508"><text:s/></text:span><text:span text:style-name="T130_509">conscious</text:span><text:span text:style-name="T130_510"><text:s/></text:span><text:span text:style-name="T130_511">agent</text:span><text:span text:style-name="T130_512"><text:s/></text:span><text:span text:style-name="T130_513">located</text:span><text:span text:style-name="T130_514"><text:s/></text:span><text:span text:style-name="T130_515">in</text:span><text:span text:style-name="T130_516"><text:s/></text:span><text:span text:style-name="T130_517">a</text:span><text:span text:style-name="T130_518"><text:s/></text:span><text:span text:style-name="T130_519">space</text:span><text:span text:style-name="T130_520"><text:s/></text:span><text:span text:style-name="T130_521">and</text:span><text:span text:style-name="T130_522"><text:s/></text:span><text:span text:style-name="T130_523">subject</text:span><text:span text:style-name="T130_524"><text:s/></text:span><text:span text:style-name="T130_525">to</text:span><text:span text:style-name="T130_526"><text:s/></text:span><text:span text:style-name="T130_527">some</text:span><text:span text:style-name="T130_528"><text:s/></text:span><text:span text:style-name="T130_529">change</text:span><text:span text:style-name="T130_530"><text:s/></text:span><text:span text:style-name="T130_531">which</text:span><text:span text:style-name="T130_532"><text:s/></text:span><text:span text:style-name="T130_533">can</text:span><text:span text:style-name="T130_534"><text:s/></text:span><text:span text:style-name="T130_535">be</text:span><text:span text:style-name="T130_536"><text:s/></text:span><text:span text:style-name="T130_537">mitigated</text:span><text:span text:style-name="T130_538"><text:s/></text:span><text:span text:style-name="T130_539">by</text:span><text:span text:style-name="T130_540"><text:s/></text:span><text:span text:style-name="T130_541">their</text:span><text:span text:style-name="T130_542"><text:s/></text:span><text:span text:style-name="T130_543">own</text:span><text:span text:style-name="T130_544"><text:s/></text:span><text:span text:style-name="T130_545">will</text:span><text:span text:style-name="T130_546">.<text:line-break/></text:span></text:p>
      <text:h text:style-name="P131" text:outline-level="10"><text:bookmark-start text:name="h.o9dylznxr6u"/><text:bookmark-end text:name="h.o9dylznxr6u"/><text:bookmark-start text:name="h.mws6ghmtn9oz"/><text:bookmark-end text:name="h.mws6ghmtn9oz"/><text:span text:style-name="T131_1">Crowdsourcing</text:span></text:h>
      <text:p text:style-name="P132"><text:span text:style-name="T132_1">Adapted</text:span><text:span text:style-name="T132_2"><text:s/></text:span><text:span text:style-name="T132_3">from</text:span><text:span text:style-name="T132_4">:<text:s/></text:span><text:span text:style-name="T132_5"><text:a xlink:type="simple" xlink:href="https://deadushahidi.crowdmap.com/page/index/1"><text:span text:style-name="T132_6">https</text:span></text:a></text:span><text:span text:style-name="T132_7"><text:a xlink:type="simple" xlink:href="https://deadushahidi.crowdmap.com/page/index/1"><text:span text:style-name="T132_8">://</text:span></text:a></text:span><text:span text:style-name="T132_9"><text:a xlink:type="simple" xlink:href="https://deadushahidi.crowdmap.com/page/index/1"><text:span text:style-name="T132_10">deadushahidi</text:span></text:a></text:span><text:span text:style-name="T132_11"><text:a xlink:type="simple" xlink:href="https://deadushahidi.crowdmap.com/page/index/1"><text:span text:style-name="T132_12">.</text:span></text:a></text:span><text:span text:style-name="T132_13"><text:a xlink:type="simple" xlink:href="https://deadushahidi.crowdmap.com/page/index/1"><text:span text:style-name="T132_14">crowdmap</text:span></text:a></text:span><text:span text:style-name="T132_15"><text:a xlink:type="simple" xlink:href="https://deadushahidi.crowdmap.com/page/index/1"><text:span text:style-name="T132_16">.</text:span></text:a></text:span><text:span text:style-name="T132_17"><text:a xlink:type="simple" xlink:href="https://deadushahidi.crowdmap.com/page/index/1"><text:span text:style-name="T132_18">com</text:span></text:a></text:span><text:span text:style-name="T132_19"><text:a xlink:type="simple" xlink:href="https://deadushahidi.crowdmap.com/page/index/1"><text:span text:style-name="T132_20">/</text:span></text:a></text:span><text:span text:style-name="T132_21"><text:a xlink:type="simple" xlink:href="https://deadushahidi.crowdmap.com/page/index/1"><text:span text:style-name="T132_22">page</text:span></text:a></text:span><text:span text:style-name="T132_23"><text:a xlink:type="simple" xlink:href="https://deadushahidi.crowdmap.com/page/index/1"><text:span text:style-name="T132_24">/</text:span></text:a></text:span><text:span text:style-name="T132_25"><text:a xlink:type="simple" xlink:href="https://deadushahidi.crowdmap.com/page/index/1"><text:span text:style-name="T132_26">index</text:span></text:a></text:span><text:span text:style-name="T132_27"><text:a xlink:type="simple" xlink:href="https://deadushahidi.crowdmap.com/page/index/1"><text:span text:style-name="T132_28">/1</text:span></text:a></text:span><text:span text:style-name="T132_29"><text:s/></text:span><text:span text:style-name="T132_30">(</text:span><text:span text:style-name="T132_31">removed</text:span><text:span text:style-name="T132_32"><text:s/></text:span><text:span text:style-name="T132_33">references</text:span><text:span text:style-name="T132_34"><text:s/></text:span><text:span text:style-name="T132_35">to</text:span><text:span text:style-name="T132_36"><text:s/></text:span><text:span text:style-name="T132_37">Ushahidi</text:span><text:span text:style-name="T132_38"><text:s/></text:span><text:span text:style-name="T132_39">and</text:span><text:span text:style-name="T132_40"><text:s/></text:span><text:span text:style-name="T132_41">mostly</text:span><text:span text:style-name="T132_42"><text:s/></text:span><text:span text:style-name="T132_43">rewrites</text:span><text:span text:style-name="T132_44"><text:s/></text:span><text:span text:style-name="T132_45">all</text:span><text:span text:style-name="T132_46"><text:s/></text:span><text:span text:style-name="T132_47">the</text:span><text:span text:style-name="T132_48"><text:s/></text:span><text:span text:style-name="T132_49">negative</text:span><text:span text:style-name="T132_50"><text:s/></text:span><text:span text:style-name="T132_51">statements</text:span><text:span text:style-name="T132_52"><text:s/></text:span><text:span text:style-name="T132_53">in</text:span><text:span text:style-name="T132_54"><text:s/></text:span><text:span text:style-name="T132_55">the</text:span><text:span text:style-name="T132_56"><text:s/></text:span><text:span text:style-name="T132_57">positive</text:span><text:span text:style-name="T132_58">)</text:span></text:p>
      <text:p text:style-name="P133"/>
      <text:p text:style-name="P134"><text:span text:style-name="T134_1">Using</text:span><text:span text:style-name="T134_2"><text:s/></text:span><text:span text:style-name="T134_3">crowdsourcing</text:span><text:span text:style-name="T134_4"><text:s/></text:span><text:span text:style-name="T134_5">tools</text:span><text:span text:style-name="T134_6"><text:s/></text:span><text:span text:style-name="T134_7">without</text:span><text:span text:style-name="T134_8"><text:s/></text:span><text:span text:style-name="T134_9">doing</text:span><text:span text:style-name="T134_10"><text:s/></text:span><text:span text:style-name="T134_11">the</text:span><text:span text:style-name="T134_12"><text:s/></text:span><text:span text:style-name="T134_13">strategic</text:span><text:span text:style-name="T134_14"><text:s/></text:span><text:span text:style-name="T134_15">and</text:span><text:span text:style-name="T134_16"><text:s/></text:span><text:span text:style-name="T134_17">programmatic</text:span><text:span text:style-name="T134_18"><text:s/></text:span><text:span text:style-name="T134_19">ground</text:span><text:span text:style-name="T134_20">-</text:span><text:span text:style-name="T134_21">work</text:span><text:span text:style-name="T134_22"><text:s/></text:span><text:span text:style-name="T134_23">is</text:span><text:span text:style-name="T134_24"><text:s/></text:span><text:span text:style-name="T134_25">likely</text:span><text:span text:style-name="T134_26"><text:s/></text:span><text:span text:style-name="T134_27">not</text:span><text:span text:style-name="T134_28"><text:s/></text:span><text:span text:style-name="T134_29">going</text:span><text:span text:style-name="T134_30"><text:s/></text:span><text:span text:style-name="T134_31">to</text:span><text:span text:style-name="T134_32"><text:s/></text:span><text:span text:style-name="T134_33">work</text:span><text:span text:style-name="T134_34"><text:s/></text:span><text:span text:style-name="T134_35">or</text:span><text:span text:style-name="T134_36"><text:s/></text:span><text:span text:style-name="T134_37">change</text:span><text:span text:style-name="T134_38"><text:s/></text:span><text:span text:style-name="T134_39">much</text:span><text:span text:style-name="T134_40"><text:s/></text:span><text:span text:style-name="T134_41">of</text:span><text:span text:style-name="T134_42"><text:s/></text:span><text:span text:style-name="T134_43">anything</text:span><text:span text:style-name="T134_44">.<text:s text:c="2"/></text:span><text:span text:style-name="T134_45"><office:annotation><dc:creator/><text:p text:style-name="P135"><text:span text:style-name="T135_1">Helene</text:span><text:span text:style-name="T135_2"><text:s/></text:span><text:span text:style-name="T135_3">Finidori</text:span><text:span text:style-name="T135_4">:</text:span></text:p><text:p text:style-name="P136"><text:span text:style-name="T136_1">I</text:span><text:span text:style-name="T136_2"><text:s/></text:span><text:span text:style-name="T136_3">love</text:span><text:span text:style-name="T136_4"><text:s/></text:span><text:span text:style-name="T136_5">the</text:span><text:span text:style-name="T136_6"><text:s/></text:span><text:span text:style-name="T136_7">idea</text:span><text:span text:style-name="T136_8"><text:s/></text:span><text:span text:style-name="T136_9">of</text:span><text:span text:style-name="T136_10"><text:s/></text:span><text:span text:style-name="T136_11">data</text:span><text:span text:style-name="T136_12"><text:s/></text:span><text:span text:style-name="T136_13">kept</text:span><text:span text:style-name="T136_14"><text:s/></text:span><text:span text:style-name="T136_15">alive</text:span><text:span text:style-name="T136_16">.<text:s/></text:span><text:span text:style-name="T136_17">Same</text:span><text:span text:style-name="T136_18"><text:s/></text:span><text:span text:style-name="T136_19">for</text:span><text:span text:style-name="T136_20"><text:s/></text:span><text:span text:style-name="T136_21">conversations</text:span><text:span text:style-name="T136_22">...<text:s/></text:span><text:span text:style-name="T136_23">they</text:span><text:span text:style-name="T136_24"><text:s/></text:span><text:span text:style-name="T136_25">should</text:span><text:span text:style-name="T136_26"><text:s/></text:span><text:span text:style-name="T136_27">be</text:span><text:span text:style-name="T136_28"><text:s/></text:span><text:span text:style-name="T136_29">kept</text:span><text:span text:style-name="T136_30"><text:s/></text:span><text:span text:style-name="T136_31">alive</text:span><text:span text:style-name="T136_32"><text:s/></text:span><text:span text:style-name="T136_33">and</text:span><text:span text:style-name="T136_34"><text:s/></text:span><text:span text:style-name="T136_35">accessible</text:span><text:span text:style-name="T136_36">.<text:s/></text:span><text:span text:style-name="T136_37">That</text:span><text:span text:style-name="T136_38">'</text:span><text:span text:style-name="T136_39">s</text:span><text:span text:style-name="T136_40"><text:s/></text:span><text:span text:style-name="T136_41">why</text:span><text:span text:style-name="T136_42"><text:s/></text:span><text:span text:style-name="T136_43">any</text:span><text:span text:style-name="T136_44"><text:s/></text:span><text:span text:style-name="T136_45">mapping</text:span><text:span text:style-name="T136_46">/</text:span><text:span text:style-name="T136_47">resource</text:span><text:span text:style-name="T136_48"><text:s/></text:span><text:span text:style-name="T136_49">maping</text:span><text:span text:style-name="T136_50"><text:s/></text:span><text:span text:style-name="T136_51">project</text:span><text:span text:style-name="T136_52"><text:s/></text:span><text:span text:style-name="T136_53">must</text:span><text:span text:style-name="T136_54"><text:s/></text:span><text:span text:style-name="T136_55">be</text:span><text:span text:style-name="T136_56"><text:s/></text:span><text:span text:style-name="T136_57">coupled</text:span><text:span text:style-name="T136_58"><text:s/></text:span><text:span text:style-name="T136_59">by</text:span><text:span text:style-name="T136_60"><text:s/></text:span><text:span text:style-name="T136_61">a</text:span><text:span text:style-name="T136_62"><text:s/></text:span><text:span text:style-name="T136_63">pull</text:span><text:span text:style-name="T136_64"><text:s/></text:span><text:span text:style-name="T136_65">and</text:span><text:span text:style-name="T136_66"><text:s/></text:span><text:span text:style-name="T136_67">engagement</text:span><text:span text:style-name="T136_68"><text:s/></text:span><text:span text:style-name="T136_69">mechanism</text:span><text:span text:style-name="T136_70">.<text:s/></text:span><text:span text:style-name="T136_71">Look</text:span><text:span text:style-name="T136_72"><text:s/></text:span><text:span text:style-name="T136_73">at</text:span><text:span text:style-name="T136_74"><text:s/></text:span><text:span text:style-name="T136_75">this</text:span><text:span text:style-name="T136_76"><text:s/></text:span><text:span text:style-name="T136_77">video</text:span><text:span text:style-name="T136_78">:<text:s/></text:span><text:span text:style-name="T136_79">http</text:span><text:span text:style-name="T136_80">://</text:span><text:span text:style-name="T136_81">www</text:span><text:span text:style-name="T136_82">.</text:span><text:span text:style-name="T136_83">youtube</text:span><text:span text:style-name="T136_84">.</text:span><text:span text:style-name="T136_85">com</text:span><text:span text:style-name="T136_86">/</text:span><text:span text:style-name="T136_87">watch</text:span><text:span text:style-name="T136_88">?</text:span><text:span text:style-name="T136_89">feature</text:span><text:span text:style-name="T136_90">=</text:span><text:span text:style-name="T136_91">player</text:span><text:span text:style-name="T136_92">_</text:span><text:span text:style-name="T136_93">embedded</text:span><text:span text:style-name="T136_94">&amp;</text:span><text:span text:style-name="T136_95">v</text:span><text:span text:style-name="T136_96">=3</text:span><text:span text:style-name="T136_97">Q</text:span><text:span text:style-name="T136_98">2</text:span><text:span text:style-name="T136_99">YgeKbbt</text:span><text:span text:style-name="T136_100">4</text:span></text:p></office:annotation></text:span><text:span text:style-name="T136_101">One</text:span><text:span text:style-name="T136_102"><text:s/></text:span><text:span text:style-name="T136_103">needs</text:span><text:span text:style-name="T136_104"><text:s/></text:span><text:span text:style-name="T136_105">a</text:span><text:span text:style-name="T136_106"><text:s/></text:span><text:span text:style-name="T136_107">goal</text:span><text:span text:style-name="T136_108"><text:s/></text:span><text:span text:style-name="T136_109">or</text:span><text:span text:style-name="T136_110"><text:s/></text:span><text:span text:style-name="T136_111">strategy</text:span><text:span text:style-name="T136_112"><text:s/></text:span><text:span text:style-name="T136_113">so</text:span><text:span text:style-name="T136_114"><text:s/></text:span><text:span text:style-name="T136_115">that</text:span><text:span text:style-name="T136_116"><text:s/></text:span><text:span text:style-name="T136_117">data</text:span><text:span text:style-name="T136_118"><text:s/></text:span><text:span text:style-name="T136_119">survives</text:span><text:span text:style-name="T136_120">,<text:s/></text:span><text:span text:style-name="T136_121">remains</text:span><text:span text:style-name="T136_122"><text:s/></text:span><text:span text:style-name="T136_123">relevant</text:span><text:span text:style-name="T136_124">,<text:s/></text:span><text:span text:style-name="T136_125">and</text:span><text:span text:style-name="T136_126"><text:s/></text:span><text:span text:style-name="T136_127">possibly</text:span><text:span text:style-name="T136_128"><text:s/></text:span><text:span text:style-name="T136_129">grows</text:span><text:span text:style-name="T136_130"><text:s/></text:span><text:span text:style-name="T136_131">beyond</text:span><text:span text:style-name="T136_132"><text:s/></text:span><text:span text:style-name="T136_133">its</text:span><text:span text:style-name="T136_134"><text:s/></text:span><text:span text:style-name="T136_135">original</text:span><text:span text:style-name="T136_136"><text:s/></text:span><text:span text:style-name="T136_137">purposes</text:span><text:span text:style-name="T136_138">.<text:s text:c="3"/></text:span><text:span text:style-name="T136_139">This</text:span><text:span text:style-name="T136_140"><text:s/></text:span><text:span text:style-name="T136_141">guide</text:span><text:span text:style-name="T136_142"><text:s/></text:span><text:span text:style-name="T136_143">will</text:span><text:span text:style-name="T136_144"><text:s/></text:span><text:span text:style-name="T136_145">help</text:span><text:span text:style-name="T136_146"><text:s/></text:span><text:span text:style-name="T136_147">you</text:span><text:span text:style-name="T136_148"><text:s/></text:span><text:span text:style-name="T136_149">realize</text:span><text:span text:style-name="T136_150"><text:s/></text:span><text:span text:style-name="T136_151">the</text:span><text:span text:style-name="T136_152"><text:s/></text:span><text:span text:style-name="T136_153">why</text:span><text:span text:style-name="T136_154">,<text:s/></text:span><text:span text:style-name="T136_155">what</text:span><text:span text:style-name="T136_156">,<text:s/></text:span><text:span text:style-name="T136_157">who</text:span><text:span text:style-name="T136_158">,<text:s/></text:span><text:span text:style-name="T136_159">and</text:span><text:span text:style-name="T136_160"><text:s/></text:span><text:span text:style-name="T136_161">how</text:span><text:span text:style-name="T136_162"><text:s/></text:span><text:span text:style-name="T136_163">of</text:span><text:span text:style-name="T136_164"><text:s/></text:span><text:span text:style-name="T136_165">the</text:span><text:span text:style-name="T136_166"><text:s/></text:span><text:span text:style-name="T136_167">data</text:span><text:span text:style-name="T136_168"><text:s/></text:span><text:span text:style-name="T136_169">you</text:span><text:span text:style-name="T136_170"><text:s/></text:span><text:span text:style-name="T136_171">are</text:span><text:span text:style-name="T136_172"><text:s/></text:span><text:span text:style-name="T136_173">trying</text:span><text:span text:style-name="T136_174"><text:s/></text:span><text:span text:style-name="T136_175">to</text:span><text:span text:style-name="T136_176"><text:s/></text:span><text:span text:style-name="T136_177">gather</text:span><text:span text:style-name="T136_178"><text:s/></text:span><text:span text:style-name="T136_179">so</text:span><text:span text:style-name="T136_180"><text:s/></text:span><text:span text:style-name="T136_181">that</text:span><text:span text:style-name="T136_182"><text:s/></text:span><text:span text:style-name="T136_183">you</text:span><text:span text:style-name="T136_184"><text:s/></text:span><text:span text:style-name="T136_185">can</text:span><text:span text:style-name="T136_186"><text:s/></text:span><text:span text:style-name="T136_187">effectively</text:span><text:span text:style-name="T136_188"><text:s/></text:span><text:span text:style-name="T136_189">reprogram</text:span><text:span text:style-name="T136_190"><text:s/></text:span><text:span text:style-name="T136_191">reality</text:span><text:span text:style-name="T136_192">.<text:s text:c="2"/></text:span></text:p>
      <text:p text:style-name="P137"/>
      <text:p text:style-name="P138"><text:span text:style-name="T138_1">Connecting</text:span><text:span text:style-name="T138_2"><text:s/></text:span><text:span text:style-name="T138_3">objects</text:span><text:span text:style-name="T138_4"><text:s/></text:span><text:span text:style-name="T138_5">together</text:span><text:span text:style-name="T138_6"><text:s/></text:span><text:span text:style-name="T138_7">is</text:span><text:span text:style-name="T138_8"><text:s/></text:span><text:span text:style-name="T138_9">what</text:span><text:span text:style-name="T138_10"><text:s/></text:span><text:span text:style-name="T138_11">programmers</text:span><text:span text:style-name="T138_12"><text:s/></text:span><text:span text:style-name="T138_13">do</text:span><text:span text:style-name="T138_14">...<text:s/></text:span><text:span text:style-name="T138_15">no</text:span><text:span text:style-name="T138_16"><text:s/></text:span><text:span text:style-name="T138_17">big</text:span><text:span text:style-name="T138_18"><text:s/></text:span><text:span text:style-name="T138_19">deal</text:span><text:span text:style-name="T138_20">.<text:s text:c="2"/></text:span><text:span text:style-name="T138_21">Well</text:span><text:span text:style-name="T138_22"><text:s/></text:span><text:span text:style-name="T138_23">now</text:span><text:span text:style-name="T138_24"><text:s/></text:span><text:span text:style-name="T138_25">this</text:span><text:span text:style-name="T138_26"><text:s/></text:span><text:span text:style-name="T138_27">is</text:span><text:span text:style-name="T138_28"><text:s/></text:span><text:span text:style-name="T138_29">available</text:span><text:span text:style-name="T138_30"><text:s/></text:span><text:span text:style-name="T138_31">at</text:span><text:span text:style-name="T138_32"><text:s/></text:span><text:span text:style-name="T138_33">the</text:span><text:span text:style-name="T138_34"><text:s/></text:span><text:span text:style-name="T138_35">user</text:span><text:span text:style-name="T138_36"><text:s/></text:span><text:span text:style-name="T138_37">level</text:span><text:span text:style-name="T138_38"><text:s/></text:span><text:span text:style-name="T138_39">and</text:span><text:span text:style-name="T138_40"><text:s/></text:span><text:span text:style-name="T138_41">the</text:span><text:span text:style-name="T138_42"><text:s/></text:span><text:span text:style-name="T138_43">user</text:span><text:span text:style-name="T138_44"><text:s/></text:span><text:span text:style-name="T138_45">is</text:span><text:span text:style-name="T138_46"><text:s/></text:span><text:span text:style-name="T138_47">the</text:span><text:span text:style-name="T138_48"><text:s/></text:span><text:span text:style-name="T138_49">one</text:span><text:span text:style-name="T138_50"><text:s/></text:span><text:span text:style-name="T138_51">who</text:span><text:span text:style-name="T138_52"><text:s/></text:span><text:span text:style-name="T138_53">creates</text:span><text:span text:style-name="T138_54"><text:s/></text:span><text:span text:style-name="T138_55">and</text:span><text:span text:style-name="T138_56"><text:s/></text:span><text:span text:style-name="T138_57">pulls</text:span><text:span text:style-name="T138_58"><text:s/></text:span><text:span text:style-name="T138_59">the</text:span><text:span text:style-name="T138_60"><text:s/></text:span><text:span text:style-name="T138_61">objects</text:span><text:span text:style-name="T138_62">.<text:s/></text:span><text:span text:style-name="T138_63">--</text:span><text:span text:style-name="T138_64">Matthias</text:span></text:p>
      <text:p text:style-name="P139"><text:span text:style-name="T139_1"><text:line-break/></text:span><text:span text:style-name="T139_2">What</text:span><text:span text:style-name="T139_3"><text:s/></text:span><text:span text:style-name="T139_4">is</text:span><text:span text:style-name="T139_5"><text:s/></text:span><text:span text:style-name="T139_6">effective</text:span><text:span text:style-name="T139_7"><text:s/></text:span><text:span text:style-name="T139_8">crowdsourcing</text:span><text:span text:style-name="T139_9"><text:s/></text:span><text:span text:style-name="T139_10">and</text:span><text:span text:style-name="T139_11"><text:s/></text:span><text:span text:style-name="T139_12">mapping</text:span><text:span text:style-name="T139_13">?<text:line-break/><text:line-break/></text:span><text:span text:style-name="T139_14">Careful</text:span><text:span text:style-name="T139_15"><text:s/></text:span><text:span text:style-name="T139_16">thinking</text:span><text:span text:style-name="T139_17"><text:s/></text:span><text:span text:style-name="T139_18">about</text:span><text:span text:style-name="T139_19"><text:s/></text:span><text:span text:style-name="T139_20">how</text:span><text:span text:style-name="T139_21"><text:s/></text:span><text:span text:style-name="T139_22">crowdsourced</text:span><text:span text:style-name="T139_23"><text:s/></text:span><text:span text:style-name="T139_24">data</text:span><text:span text:style-name="T139_25"><text:s/></text:span><text:span text:style-name="T139_26">will</text:span><text:span text:style-name="T139_27"><text:s/></text:span><text:span text:style-name="T139_28">advance</text:span><text:span text:style-name="T139_29"><text:s/></text:span><text:span text:style-name="T139_30">your</text:span><text:span text:style-name="T139_31"><text:s/></text:span><text:span text:style-name="T139_32">goals</text:span><text:span text:style-name="T139_33"><text:s/></text:span><text:span text:style-name="T139_34">is</text:span><text:span text:style-name="T139_35"><text:s/></text:span><text:span text:style-name="T139_36">essential</text:span><text:span text:style-name="T139_37">.<text:s text:c="2"/></text:span><text:span text:style-name="T139_38">Netention</text:span><text:span text:style-name="T139_39"><text:s/></text:span><text:span text:style-name="T139_40">can</text:span><text:span text:style-name="T139_41"><text:s/></text:span><text:span text:style-name="T139_42">help</text:span><text:span text:style-name="T139_43"><text:s/></text:span><text:span text:style-name="T139_44">clarify</text:span><text:span text:style-name="T139_45"><text:s/></text:span><text:span text:style-name="T139_46">the</text:span><text:span text:style-name="T139_47"><text:s/></text:span><text:span text:style-name="T139_48">answer</text:span><text:span text:style-name="T139_49"><text:s/></text:span><text:span text:style-name="T139_50">to</text:span><text:span text:style-name="T139_51"><text:s/></text:span><text:span text:style-name="T139_52">the</text:span><text:span text:style-name="T139_53"><text:s/></text:span><text:span text:style-name="T139_54">question</text:span><text:span text:style-name="T139_55">:<text:s/>"</text:span><text:span text:style-name="T139_56">Why</text:span><text:span text:style-name="T139_57"><text:s/></text:span><text:span text:style-name="T139_58">will</text:span><text:span text:style-name="T139_59"><text:s/></text:span><text:span text:style-name="T139_60">this</text:span><text:span text:style-name="T139_61"><text:s/></text:span><text:span text:style-name="T139_62">data</text:span><text:span text:style-name="T139_63"><text:s/></text:span><text:span text:style-name="T139_64">lead</text:span><text:span text:style-name="T139_65"><text:s/></text:span><text:span text:style-name="T139_66">to</text:span><text:span text:style-name="T139_67"><text:s/></text:span><text:span text:style-name="T139_68">the</text:span><text:span text:style-name="T139_69"><text:s/></text:span><text:span text:style-name="T139_70">change</text:span><text:span text:style-name="T139_71"><text:s/></text:span><text:span text:style-name="T139_72">I</text:span><text:span text:style-name="T139_73"><text:s/></text:span><text:span text:style-name="T139_74">desire</text:span><text:span text:style-name="T139_75">?"</text:span></text:p>
      <text:p text:style-name="P140"><text:span text:style-name="T140_1"><text:line-break/></text:span><text:span text:style-name="T140_2">Netention</text:span><text:span text:style-name="T140_3"><text:s/></text:span><text:span text:style-name="T140_4">is</text:span><text:span text:style-name="T140_5"><text:s/></text:span><text:span text:style-name="T140_6">only</text:span><text:span text:style-name="T140_7"><text:s/></text:span><text:span text:style-name="T140_8">as</text:span><text:span text:style-name="T140_9"><text:s/></text:span><text:span text:style-name="T140_10">useful</text:span><text:span text:style-name="T140_11"><text:s/></text:span><text:span text:style-name="T140_12">as</text:span><text:span text:style-name="T140_13"><text:s/></text:span><text:span text:style-name="T140_14">the</text:span><text:span text:style-name="T140_15"><text:s/></text:span><text:span text:style-name="T140_16">data</text:span><text:span text:style-name="T140_17"><text:s/></text:span><text:span text:style-name="T140_18">in</text:span><text:span text:style-name="T140_19"><text:s/></text:span><text:span text:style-name="T140_20">it</text:span><text:span text:style-name="T140_21">.<text:s text:c="2"/></text:span><text:span text:style-name="T140_22">Good</text:span><text:span text:style-name="T140_23"><text:s/></text:span><text:span text:style-name="T140_24">data</text:span><text:span text:style-name="T140_25">,<text:s/></text:span><text:span text:style-name="T140_26">clear</text:span><text:span text:style-name="T140_27"><text:s/></text:span><text:span text:style-name="T140_28">categories</text:span><text:span text:style-name="T140_29">,<text:s/></text:span><text:span text:style-name="T140_30">and</text:span><text:span text:style-name="T140_31"><text:s/></text:span><text:span text:style-name="T140_32">continuous</text:span><text:span text:style-name="T140_33"><text:s/></text:span><text:span text:style-name="T140_34">quality</text:span><text:span text:style-name="T140_35"><text:s/></text:span><text:span text:style-name="T140_36">control</text:span><text:span text:style-name="T140_37"><text:s/></text:span><text:span text:style-name="T140_38">will</text:span><text:span text:style-name="T140_39"><text:s/></text:span><text:span text:style-name="T140_40">help</text:span><text:span text:style-name="T140_41"><text:s/></text:span><text:span text:style-name="T140_42">you</text:span><text:span text:style-name="T140_43"><text:s/></text:span><text:span text:style-name="T140_44">achieve</text:span><text:span text:style-name="T140_45"><text:s/></text:span><text:span text:style-name="T140_46">your</text:span><text:span text:style-name="T140_47"><text:s/></text:span><text:span text:style-name="T140_48">goals</text:span><text:span text:style-name="T140_49">.<text:s text:c="2"/></text:span><text:span text:style-name="T140_50">Have</text:span><text:span text:style-name="T140_51"><text:s/></text:span><text:span text:style-name="T140_52">clearly</text:span><text:span text:style-name="T140_53">-</text:span><text:span text:style-name="T140_54">defined</text:span><text:span text:style-name="T140_55"><text:s/></text:span><text:span text:style-name="T140_56">focuses</text:span><text:span text:style-name="T140_57"><text:s/></text:span><text:span text:style-name="T140_58">for</text:span><text:span text:style-name="T140_59"><text:s/></text:span><text:span text:style-name="T140_60">data</text:span><text:span text:style-name="T140_61"><text:s/></text:span><text:span text:style-name="T140_62">collection</text:span><text:span text:style-name="T140_63">.<text:s text:c="2"/></text:span><text:span text:style-name="T140_64">Your</text:span><text:span text:style-name="T140_65"><text:s/></text:span><text:span text:style-name="T140_66">participation</text:span><text:span text:style-name="T140_67"><text:s/></text:span><text:span text:style-name="T140_68">helps</text:span><text:span text:style-name="T140_69"><text:s/></text:span><text:span text:style-name="T140_70">collectively</text:span><text:span text:style-name="T140_71"><text:s/></text:span><text:span text:style-name="T140_72">evolve</text:span><text:span text:style-name="T140_73"><text:s/></text:span><text:span text:style-name="T140_74">a</text:span><text:span text:style-name="T140_75"><text:s/></text:span><text:span text:style-name="T140_76">dynamic</text:span><text:span text:style-name="T140_77"><text:s/></text:span><text:span text:style-name="T140_78">ontology</text:span><text:span text:style-name="T140_79"><text:s/></text:span><text:span text:style-name="T140_80">towards</text:span><text:span text:style-name="T140_81"><text:s/></text:span><text:span text:style-name="T140_82">increasingly</text:span><text:span text:style-name="T140_83"><text:s/></text:span><text:span text:style-name="T140_84">efficient</text:span><text:span text:style-name="T140_85"><text:s/></text:span><text:span text:style-name="T140_86">and</text:span><text:span text:style-name="T140_87"><text:s/></text:span><text:span text:style-name="T140_88">expressive</text:span><text:span text:style-name="T140_89"><text:s/></text:span><text:span text:style-name="T140_90">modes</text:span><text:span text:style-name="T140_91"><text:s/></text:span><text:span text:style-name="T140_92">for</text:span><text:span text:style-name="T140_93"><text:s/></text:span><text:span text:style-name="T140_94">communicating</text:span><text:span text:style-name="T140_95"><text:s/></text:span><text:span text:style-name="T140_96">what</text:span><text:span text:style-name="T140_97"><text:s/></text:span><text:span text:style-name="T140_98">truly</text:span><text:span text:style-name="T140_99"><text:s/></text:span><text:span text:style-name="T140_100">holds</text:span><text:span text:style-name="T140_101"><text:s/></text:span><text:span text:style-name="T140_102">our</text:span><text:span text:style-name="T140_103"><text:s/></text:span><text:span text:style-name="T140_104">intention</text:span><text:span text:style-name="T140_105"><text:s/></text:span><text:span text:style-name="T140_106">and</text:span><text:span text:style-name="T140_107"><text:s/></text:span><text:span text:style-name="T140_108">attention</text:span><text:span text:style-name="T140_109">.</text:span></text:p>
      <text:list text:style-name="LS9" xml:id="list33">
        <text:list-item>
          <text:p text:style-name="P141"><text:span text:style-name="T141_1">See</text:span><text:span text:style-name="T141_2">:<text:s/></text:span><text:span text:style-name="T141_3"><office:annotation><dc:creator/><text:p text:style-name="P142"><text:span text:style-name="T142_1">Helene</text:span><text:span text:style-name="T142_2"><text:s/></text:span><text:span text:style-name="T142_3">Finidori</text:span><text:span text:style-name="T142_4">:</text:span></text:p><text:p text:style-name="P143"><text:span text:style-name="T143_1">Where</text:span><text:span text:style-name="T143_2"><text:s/></text:span><text:span text:style-name="T143_3">do</text:span><text:span text:style-name="T143_4"><text:s/></text:span><text:span text:style-name="T143_5">I</text:span><text:span text:style-name="T143_6"><text:s/></text:span><text:span text:style-name="T143_7">see</text:span><text:span text:style-name="T143_8"><text:s/>:)</text:span></text:p></office:annotation></text:span><text:span text:style-name="T143_9">Band</text:span><text:span text:style-name="T143_10"><text:s/></text:span><text:span text:style-name="T143_11">Recipe</text:span></text:p>
        </text:list-item>
        <text:list-item>
          <text:p text:style-name="P144"><text:span text:style-name="T144_1">See</text:span><text:span text:style-name="T144_2">:<text:s/></text:span><text:span text:style-name="T144_3">Cortexit</text:span></text:p>
        </text:list-item>
      </text:list>
      <text:p text:style-name="P145"><text:span text:style-name="T145_1"><text:line-break/></text:span><text:span text:style-name="T145_2">Without</text:span><text:span text:style-name="T145_3"><text:s/></text:span><text:span text:style-name="T145_4">a</text:span><text:span text:style-name="T145_5"><text:s/></text:span><text:span text:style-name="T145_6">community</text:span><text:span text:style-name="T145_7"><text:s/></text:span><text:span text:style-name="T145_8">to</text:span><text:span text:style-name="T145_9"><text:s/></text:span><text:span text:style-name="T145_10">draw</text:span><text:span text:style-name="T145_11"><text:s/></text:span><text:span text:style-name="T145_12">from</text:span><text:span text:style-name="T145_13"><text:s/></text:span><text:span text:style-name="T145_14">and</text:span><text:span text:style-name="T145_15"><text:s/></text:span><text:span text:style-name="T145_16">intensive</text:span><text:span text:style-name="T145_17"><text:s/></text:span><text:span text:style-name="T145_18">outreach</text:span><text:span text:style-name="T145_19"><text:s/></text:span><text:span text:style-name="T145_20">and</text:span><text:span text:style-name="T145_21"><text:s/></text:span><text:span text:style-name="T145_22">marketing</text:span><text:span text:style-name="T145_23">,<text:s/></text:span><text:span text:style-name="T145_24">people</text:span><text:span text:style-name="T145_25"><text:s/></text:span><text:span text:style-name="T145_26">won</text:span><text:span text:style-name="T145_27">'</text:span><text:span text:style-name="T145_28">t</text:span><text:span text:style-name="T145_29"><text:s/></text:span><text:span text:style-name="T145_30">know</text:span><text:span text:style-name="T145_31"><text:s/></text:span><text:span text:style-name="T145_32">about</text:span><text:span text:style-name="T145_33"><text:s/></text:span><text:span text:style-name="T145_34">your</text:span><text:span text:style-name="T145_35"><text:s/></text:span><text:span text:style-name="T145_36">data</text:span><text:span text:style-name="T145_37">,<text:s/></text:span><text:span text:style-name="T145_38">and</text:span><text:span text:style-name="T145_39"><text:s/></text:span><text:span text:style-name="T145_40">it</text:span><text:span text:style-name="T145_41"><text:s/></text:span><text:span text:style-name="T145_42">may</text:span><text:span text:style-name="T145_43"><text:s/></text:span><text:span text:style-name="T145_44">be</text:span><text:span text:style-name="T145_45"><text:s/></text:span><text:span text:style-name="T145_46">difficult</text:span><text:span text:style-name="T145_47"><text:s/></text:span><text:span text:style-name="T145_48">for</text:span><text:span text:style-name="T145_49"><text:s/></text:span><text:span text:style-name="T145_50">them</text:span><text:span text:style-name="T145_51"><text:s/></text:span><text:span text:style-name="T145_52">to</text:span><text:span text:style-name="T145_53"><text:s/></text:span><text:span text:style-name="T145_54">care</text:span><text:span text:style-name="T145_55"><text:s/></text:span><text:span text:style-name="T145_56">about</text:span><text:span text:style-name="T145_57"><text:s/></text:span><text:span text:style-name="T145_58">it</text:span><text:span text:style-name="T145_59"><text:s/></text:span><text:span text:style-name="T145_60">let</text:span><text:span text:style-name="T145_61"><text:s/></text:span><text:span text:style-name="T145_62">alone</text:span><text:span text:style-name="T145_63"><text:s/></text:span><text:span text:style-name="T145_64">care</text:span><text:span text:style-name="T145_65"><text:s/></text:span><text:span text:style-name="T145_66">enough</text:span><text:span text:style-name="T145_67"><text:s/></text:span><text:span text:style-name="T145_68">to</text:span><text:span text:style-name="T145_69"><text:s/></text:span><text:span text:style-name="T145_70">share</text:span><text:span text:style-name="T145_71"><text:s/></text:span><text:span text:style-name="T145_72">their</text:span><text:span text:style-name="T145_73"><text:s/></text:span><text:span text:style-name="T145_74">data</text:span><text:span text:style-name="T145_75">.</text:span></text:p>
      <text:p text:style-name="P146"><text:span text:style-name="T146_1"><text:line-break/></text:span><text:span text:style-name="T146_2">Consider</text:span><text:span text:style-name="T146_3"><text:s/></text:span><text:span text:style-name="T146_4">populating</text:span><text:span text:style-name="T146_5"><text:s/></text:span><text:span text:style-name="T146_6">Netention</text:span><text:span text:style-name="T146_7"><text:s/></text:span><text:span text:style-name="T146_8">with</text:span><text:span text:style-name="T146_9"><text:s/></text:span><text:span text:style-name="T146_10">data</text:span><text:span text:style-name="T146_11"><text:s/></text:span><text:span text:style-name="T146_12">from</text:span><text:span text:style-name="T146_13"><text:s/></text:span><text:span text:style-name="T146_14">your</text:span><text:span text:style-name="T146_15"><text:s/></text:span><text:span text:style-name="T146_16">communities</text:span><text:span text:style-name="T146_17"><text:s/>(</text:span><text:span text:style-name="T146_18">and</text:span><text:span text:style-name="T146_19"><text:s/></text:span><text:span text:style-name="T146_20">make</text:span><text:span text:style-name="T146_21"><text:s/></text:span><text:span text:style-name="T146_22">sure</text:span><text:span text:style-name="T146_23"><text:s/></text:span><text:span text:style-name="T146_24">that</text:span><text:span text:style-name="T146_25"><text:s/></text:span><text:span text:style-name="T146_26">you</text:span><text:span text:style-name="T146_27"><text:s/></text:span><text:span text:style-name="T146_28">participate</text:span><text:span text:style-name="T146_29"><text:s/></text:span><text:span text:style-name="T146_30">in</text:span><text:span text:style-name="T146_31"><text:s/></text:span><text:span text:style-name="T146_32">at</text:span><text:span text:style-name="T146_33"><text:s/></text:span><text:span text:style-name="T146_34">least</text:span><text:span text:style-name="T146_35"><text:s/></text:span><text:span text:style-name="T146_36">one</text:span><text:span text:style-name="T146_37"><text:s/></text:span><text:span text:style-name="T146_38">and</text:span><text:span text:style-name="T146_39"><text:s/></text:span><text:span text:style-name="T146_40">know</text:span><text:span text:style-name="T146_41"><text:s/></text:span><text:span text:style-name="T146_42">how</text:span><text:span text:style-name="T146_43"><text:s/></text:span><text:span text:style-name="T146_44">to</text:span><text:span text:style-name="T146_45"><text:s/></text:span><text:span text:style-name="T146_46">reach</text:span><text:span text:style-name="T146_47"><text:s/></text:span><text:span text:style-name="T146_48">them</text:span><text:span text:style-name="T146_49">.)<text:s text:c="2"/></text:span><text:span text:style-name="T146_50">Just</text:span><text:span text:style-name="T146_51"><text:s/></text:span><text:span text:style-name="T146_52">because</text:span><text:span text:style-name="T146_53"><text:s/></text:span><text:span text:style-name="T146_54">you</text:span><text:span text:style-name="T146_55"><text:s/></text:span><text:span text:style-name="T146_56">built</text:span><text:span text:style-name="T146_57"><text:s/></text:span><text:span text:style-name="T146_58">it</text:span><text:span text:style-name="T146_59"><text:s/></text:span><text:span text:style-name="T146_60">doesn</text:span><text:span text:style-name="T146_61">'</text:span><text:span text:style-name="T146_62">t</text:span><text:span text:style-name="T146_63"><text:s/></text:span><text:span text:style-name="T146_64">mean</text:span><text:span text:style-name="T146_65"><text:s/></text:span><text:span text:style-name="T146_66">they</text:span><text:span text:style-name="T146_67"><text:s/></text:span><text:span text:style-name="T146_68">will</text:span><text:span text:style-name="T146_69"><text:s/></text:span><text:span text:style-name="T146_70">come</text:span><text:span text:style-name="T146_71">.</text:span></text:p>
      <text:p text:style-name="P147"/>
      <text:p text:style-name="P148"><text:span text:style-name="T148_1"><text:a xlink:type="simple" xlink:href="http://en.wikipedia.org/wiki/Asset-based_community_development"><text:span text:style-name="T148_2">Asset</text:span></text:a></text:span><text:span text:style-name="T148_3"><text:a xlink:type="simple" xlink:href="http://en.wikipedia.org/wiki/Asset-based_community_development"><text:span text:style-name="T148_4">-</text:span></text:a></text:span><text:span text:style-name="T148_5"><text:a xlink:type="simple" xlink:href="http://en.wikipedia.org/wiki/Asset-based_community_development"><text:span text:style-name="T148_6">based</text:span></text:a></text:span><text:span text:style-name="T148_7"><text:a xlink:type="simple" xlink:href="http://en.wikipedia.org/wiki/Asset-based_community_development"><text:span text:style-name="T148_8"><text:s/></text:span></text:a></text:span><text:span text:style-name="T148_9"><text:a xlink:type="simple" xlink:href="http://en.wikipedia.org/wiki/Asset-based_community_development"><text:span text:style-name="T148_10">community</text:span></text:a></text:span><text:span text:style-name="T148_11"><text:a xlink:type="simple" xlink:href="http://en.wikipedia.org/wiki/Asset-based_community_development"><text:span text:style-name="T148_12"><text:s/></text:span></text:a></text:span><text:span text:style-name="T148_13"><text:a xlink:type="simple" xlink:href="http://en.wikipedia.org/wiki/Asset-based_community_development"><text:span text:style-name="T148_14">development</text:span></text:a></text:span><text:span text:style-name="T148_15"><text:s/>(</text:span><text:span text:style-name="T148_16">ABCD</text:span><text:span text:style-name="T148_17">)<text:s/></text:span><text:span text:style-name="T148_18">is</text:span><text:span text:style-name="T148_19"><text:s/></text:span><text:span text:style-name="T148_20">a</text:span><text:span text:style-name="T148_21"><text:s/></text:span><text:span text:style-name="T148_22">methodology</text:span><text:span text:style-name="T148_23"><text:s/></text:span><text:span text:style-name="T148_24">that</text:span><text:span text:style-name="T148_25"><text:s/></text:span><text:span text:style-name="T148_26">se</text:span><text:span text:style-name="T148_27">eks</text:span><text:span text:style-name="T148_28"><text:s/></text:span><text:span text:style-name="T148_29">to</text:span><text:span text:style-name="T148_30"><text:s/></text:span><text:span text:style-name="T148_31">uncover</text:span><text:span text:style-name="T148_32"><text:s/></text:span><text:span text:style-name="T148_33">and</text:span><text:span text:style-name="T148_34"><text:s/></text:span><text:span text:style-name="T148_35">utilize</text:span><text:span text:style-name="T148_36"><text:s/></text:span><text:span text:style-name="T148_37">the</text:span><text:span text:style-name="T148_38"><text:s/></text:span><text:span text:style-name="T148_39">strengths</text:span><text:span text:style-name="T148_40"><text:s/></text:span><text:span text:style-name="T148_41">within</text:span><text:span text:style-name="T148_42"><text:s/></text:span><text:span text:style-name="T148_43">communities</text:span><text:span text:style-name="T148_44"><text:s/></text:span><text:span text:style-name="T148_45">as</text:span><text:span text:style-name="T148_46"><text:s/></text:span><text:span text:style-name="T148_47">a</text:span><text:span text:style-name="T148_48"><text:s/></text:span><text:span text:style-name="T148_49">means</text:span><text:span text:style-name="T148_50"><text:s/></text:span><text:span text:style-name="T148_51">for</text:span><text:span text:style-name="T148_52"><text:s/></text:span><text:span text:style-name="T148_53">sustainable</text:span><text:span text:style-name="T148_54"><text:s/></text:span><text:span text:style-name="T148_55">development</text:span><text:span text:style-name="T148_56">.<text:s text:c="2"/></text:span><text:span text:style-name="T148_57"><office:annotation><dc:creator/><text:p text:style-name="P149"><text:span text:style-name="T149_1">Helene</text:span><text:span text:style-name="T149_2"><text:s/></text:span><text:span text:style-name="T149_3">Finidori</text:span><text:span text:style-name="T149_4">:</text:span></text:p><text:p text:style-name="P150"><text:span text:style-name="T150_1">Actually</text:span><text:span text:style-name="T150_2"><text:s/></text:span><text:span text:style-name="T150_3">he</text:span><text:span text:style-name="T150_4"><text:s/></text:span><text:span text:style-name="T150_5">based</text:span><text:span text:style-name="T150_6"><text:s/></text:span><text:span text:style-name="T150_7">his</text:span><text:span text:style-name="T150_8"><text:s/></text:span><text:span text:style-name="T150_9">methodology</text:span><text:span text:style-name="T150_10"><text:s/></text:span><text:span text:style-name="T150_11">on</text:span><text:span text:style-name="T150_12"><text:s/></text:span><text:span text:style-name="T150_13">ABCD</text:span><text:span text:style-name="T150_14">.<text:s/></text:span><text:span text:style-name="T150_15">More</text:span><text:span text:style-name="T150_16"><text:s/></text:span><text:span text:style-name="T150_17">here</text:span><text:span text:style-name="T150_18">:<text:s/></text:span></text:p><text:p text:style-name="P151"><text:span text:style-name="T151_1">Post</text:span><text:span text:style-name="T151_2"><text:s/></text:span><text:span text:style-name="T151_3">growth</text:span><text:span text:style-name="T151_4">:<text:s/></text:span><text:span text:style-name="T151_5">http</text:span><text:span text:style-name="T151_6">://</text:span><text:span text:style-name="T151_7">postgrowth</text:span><text:span text:style-name="T151_8">.</text:span><text:span text:style-name="T151_9">org</text:span><text:span text:style-name="T151_10">/</text:span><text:span text:style-name="T151_11">asset</text:span><text:span text:style-name="T151_12">-</text:span><text:span text:style-name="T151_13">mapping</text:span><text:span text:style-name="T151_14">-</text:span><text:span text:style-name="T151_15">occupy</text:span><text:span text:style-name="T151_16">/</text:span></text:p><text:p text:style-name="P152"><text:span text:style-name="T152_1">More</text:span><text:span text:style-name="T152_2"><text:s/></text:span><text:span text:style-name="T152_3">on</text:span><text:span text:style-name="T152_4"><text:s/></text:span><text:span text:style-name="T152_5">ABCD</text:span><text:span text:style-name="T152_6">:<text:s/></text:span><text:span text:style-name="T152_7">http</text:span><text:span text:style-name="T152_8">://</text:span><text:span text:style-name="T152_9">www</text:span><text:span text:style-name="T152_10">.</text:span><text:span text:style-name="T152_11">synergos</text:span><text:span text:style-name="T152_12">.</text:span><text:span text:style-name="T152_13">org</text:span><text:span text:style-name="T152_14">/</text:span><text:span text:style-name="T152_15">knowledge</text:span><text:span text:style-name="T152_16">/02/</text:span><text:span text:style-name="T152_17">abcdoverview</text:span><text:span text:style-name="T152_18">.</text:span><text:span text:style-name="T152_19">htm</text:span></text:p><text:p text:style-name="P153"><text:span text:style-name="T153_1">S</text:span><text:span text:style-name="T153_2"><text:s/></text:span><text:span text:style-name="T153_3">H</text:span><text:span text:style-name="T153_4">:</text:span></text:p><text:p text:style-name="P154"><text:span text:style-name="T154_1">feel</text:span><text:span text:style-name="T154_2"><text:s/></text:span><text:span text:style-name="T154_3">free</text:span><text:span text:style-name="T154_4"><text:s/></text:span><text:span text:style-name="T154_5">to</text:span><text:span text:style-name="T154_6"><text:s/></text:span><text:span text:style-name="T154_7">add</text:span><text:span text:style-name="T154_8"><text:s/></text:span><text:span text:style-name="T154_9">to</text:span><text:span text:style-name="T154_10"><text:s/></text:span><text:span text:style-name="T154_11">the</text:span><text:span text:style-name="T154_12"><text:s/></text:span><text:span text:style-name="T154_13">document</text:span></text:p><text:p text:style-name="P155"><text:span text:style-name="T155_1">Helene</text:span><text:span text:style-name="T155_2"><text:s/></text:span><text:span text:style-name="T155_3">Finidori</text:span><text:span text:style-name="T155_4">:</text:span></text:p><text:p text:style-name="P156"><text:span text:style-name="T156_1">The</text:span><text:span text:style-name="T156_2"><text:s/></text:span><text:span text:style-name="T156_3">links</text:span><text:span text:style-name="T156_4"><text:s/></text:span><text:span text:style-name="T156_5">are</text:span><text:span text:style-name="T156_6"><text:s/></text:span><text:span text:style-name="T156_7">all</text:span><text:span text:style-name="T156_8"><text:s/></text:span><text:span text:style-name="T156_9">I</text:span><text:span text:style-name="T156_10"><text:s/></text:span><text:span text:style-name="T156_11">have</text:span><text:span text:style-name="T156_12">...</text:span></text:p></office:annotation></text:span><text:span text:style-name="T156_13">The</text:span><text:span text:style-name="T156_14"><text:s/></text:span><text:span text:style-name="T156_15">Postgrowth</text:span><text:span text:style-name="T156_16"><text:s/></text:span><text:span text:style-name="T156_17">Institute</text:span><text:span text:style-name="T156_18">,<text:s/></text:span><text:span text:style-name="T156_19">Donnie</text:span><text:span text:style-name="T156_20"><text:s/></text:span><text:span text:style-name="T156_21">MacLurcan</text:span><text:span text:style-name="T156_22"><text:s/></text:span><text:span text:style-name="T156_23">have</text:span><text:span text:style-name="T156_24"><text:s/></text:span><text:span text:style-name="T156_25">developed</text:span><text:span text:style-name="T156_26"><text:s/></text:span><text:span text:style-name="T156_27">some</text:span><text:span text:style-name="T156_28"><text:s/></text:span><text:span text:style-name="T156_29">methodologies</text:span><text:span text:style-name="T156_30"><text:s/></text:span><text:span text:style-name="T156_31">too</text:span><text:span text:style-name="T156_32">.<text:line-break/></text:span></text:p>
      <text:list text:style-name="LS10" xml:id="list35">
        <text:list-item>
          <text:p text:style-name="P157"><text:span text:style-name="T157_1">The</text:span><text:span text:style-name="T157_2"><text:s/></text:span><text:span text:style-name="T157_3">first</text:span><text:span text:style-name="T157_4"><text:s/></text:span><text:span text:style-name="T157_5">step</text:span><text:span text:style-name="T157_6"><text:s/></text:span><text:span text:style-name="T157_7">in</text:span><text:span text:style-name="T157_8"><text:s/></text:span><text:span text:style-name="T157_9">the</text:span><text:span text:style-name="T157_10"><text:s/></text:span><text:span text:style-name="T157_11">process</text:span><text:span text:style-name="T157_12"><text:s/></text:span><text:span text:style-name="T157_13">of</text:span><text:span text:style-name="T157_14"><text:s/></text:span><text:span text:style-name="T157_15"><text:a xlink:type="simple" xlink:href="http://en.wikipedia.org/wiki/Community_development"><text:span text:style-name="T157_16">community</text:span></text:a></text:span><text:span text:style-name="T157_17"><text:a xlink:type="simple" xlink:href="http://en.wikipedia.org/wiki/Community_development"><text:span text:style-name="T157_18"><text:s/></text:span></text:a></text:span><text:span text:style-name="T157_19"><text:a xlink:type="simple" xlink:href="http://en.wikipedia.org/wiki/Community_development"><text:span text:style-name="T157_20">development</text:span></text:a></text:span><text:span text:style-name="T157_21"><text:s/></text:span><text:span text:style-name="T157_22">is</text:span><text:span text:style-name="T157_23"><text:s/></text:span><text:span text:style-name="T157_24">to</text:span><text:span text:style-name="T157_25"><text:s/></text:span><text:span text:style-name="T157_26">assess</text:span><text:span text:style-name="T157_27"><text:s/></text:span><text:span text:style-name="T157_28">the</text:span><text:span text:style-name="T157_29"><text:s/></text:span><text:span text:style-name="T157_30">resources</text:span><text:span text:style-name="T157_31"><text:s/></text:span><text:span text:style-name="T157_32">of</text:span><text:span text:style-name="T157_33"><text:s/></text:span><text:span text:style-name="T157_34">a</text:span><text:span text:style-name="T157_35"><text:s/></text:span><text:span text:style-name="T157_36">community</text:span><text:span text:style-name="T157_37"><text:s/></text:span><text:span text:style-name="T157_38">through</text:span><text:span text:style-name="T157_39"><text:s/></text:span><text:span text:style-name="T157_40">a</text:span><text:span text:style-name="T157_41"><text:s/></text:span><text:span text:style-name="T157_42">systematic</text:span><text:span text:style-name="T157_43"><text:s/></text:span><text:span text:style-name="T157_44">inventory</text:span><text:span text:style-name="T157_45"><text:s/></text:span><text:span text:style-name="T157_46">or</text:span><text:span text:style-name="T157_47"><text:s/></text:span><text:span text:style-name="T157_48">through</text:span><text:span text:style-name="T157_49"><text:s/></text:span><text:span text:style-name="T157_50">another</text:span><text:span text:style-name="T157_51"><text:s/></text:span><text:span text:style-name="T157_52">process</text:span><text:span text:style-name="T157_53"><text:s/></text:span><text:span text:style-name="T157_54">of</text:span><text:span text:style-name="T157_55"><text:s/></text:span><text:span text:style-name="T157_56">talking</text:span><text:span text:style-name="T157_57"><text:s/></text:span><text:span text:style-name="T157_58">to</text:span><text:span text:style-name="T157_59"><text:s/></text:span><text:span text:style-name="T157_60">the</text:span><text:span text:style-name="T157_61"><text:s/></text:span><text:span text:style-name="T157_62">participants</text:span><text:span text:style-name="T157_63"><text:s/></text:span><text:span text:style-name="T157_64">to</text:span><text:span text:style-name="T157_65"><text:s/></text:span><text:span text:style-name="T157_66">determine</text:span><text:span text:style-name="T157_67"><text:s/></text:span><text:span text:style-name="T157_68">what</text:span><text:span text:style-name="T157_69"><text:s/></text:span><text:span text:style-name="T157_70">types</text:span><text:span text:style-name="T157_71"><text:s/></text:span><text:span text:style-name="T157_72">of</text:span><text:span text:style-name="T157_73"><text:s/></text:span><text:span text:style-name="T157_74">skills</text:span><text:span text:style-name="T157_75"><text:s/></text:span><text:span text:style-name="T157_76">and</text:span><text:span text:style-name="T157_77"><text:s/></text:span><text:span text:style-name="T157_78">experience</text:span><text:span text:style-name="T157_79"><text:s/></text:span><text:span text:style-name="T157_80">are</text:span><text:span text:style-name="T157_81"><text:s/></text:span><text:span text:style-name="T157_82">available</text:span><text:span text:style-name="T157_83">.</text:span></text:p>
        </text:list-item>
        <text:list-item>
          <text:p text:style-name="P158"><text:span text:style-name="T158_1">The</text:span><text:span text:style-name="T158_2"><text:s/></text:span><text:span text:style-name="T158_3">next</text:span><text:span text:style-name="T158_4"><text:s/></text:span><text:span text:style-name="T158_5">step</text:span><text:span text:style-name="T158_6"><text:s/></text:span><text:span text:style-name="T158_7">is</text:span><text:span text:style-name="T158_8"><text:s/></text:span><text:span text:style-name="T158_9">to</text:span><text:span text:style-name="T158_10"><text:s/></text:span><text:span text:style-name="T158_11">support</text:span><text:span text:style-name="T158_12"><text:s/></text:span><text:span text:style-name="T158_13">communities</text:span><text:span text:style-name="T158_14">,<text:s/></text:span><text:span text:style-name="T158_15">to</text:span><text:span text:style-name="T158_16"><text:s/></text:span><text:span text:style-name="T158_17">discover</text:span><text:span text:style-name="T158_18"><text:s/></text:span><text:span text:style-name="T158_19">what</text:span><text:span text:style-name="T158_20"><text:s/></text:span><text:span text:style-name="T158_21">they</text:span><text:span text:style-name="T158_22"><text:s/></text:span><text:span text:style-name="T158_23">care</text:span><text:span text:style-name="T158_24"><text:s/></text:span><text:span text:style-name="T158_25">enough</text:span><text:span text:style-name="T158_26"><text:s/></text:span><text:span text:style-name="T158_27">about</text:span><text:span text:style-name="T158_28"><text:s/></text:span><text:span text:style-name="T158_29">to</text:span><text:span text:style-name="T158_30"><text:s/></text:span><text:span text:style-name="T158_31">act</text:span><text:span text:style-name="T158_32">.</text:span></text:p>
        </text:list-item>
        <text:list-item>
          <text:p text:style-name="P159"><text:span text:style-name="T159_1">The</text:span><text:span text:style-name="T159_2"><text:s/></text:span><text:span text:style-name="T159_3">final</text:span><text:span text:style-name="T159_4"><text:s/></text:span><text:span text:style-name="T159_5">step</text:span><text:span text:style-name="T159_6"><text:s/></text:span><text:span text:style-name="T159_7">is</text:span><text:span text:style-name="T159_8"><text:s/></text:span><text:span text:style-name="T159_9">to</text:span><text:span text:style-name="T159_10"><text:s/></text:span><text:span text:style-name="T159_11">determine</text:span><text:span text:style-name="T159_12"><text:s/></text:span><text:span text:style-name="T159_13">how</text:span><text:span text:style-name="T159_14"><text:s/></text:span><text:span text:style-name="T159_15">participants</text:span><text:span text:style-name="T159_16"><text:s/></text:span><text:span text:style-name="T159_17">can</text:span><text:span text:style-name="T159_18"><text:s/></text:span><text:span text:style-name="T159_19">act</text:span><text:span text:style-name="T159_20"><text:s/></text:span><text:span text:style-name="T159_21">together</text:span><text:span text:style-name="T159_22"><text:s/></text:span><text:span text:style-name="T159_23">to</text:span><text:span text:style-name="T159_24"><text:s/></text:span><text:span text:style-name="T159_25">achieve</text:span><text:span text:style-name="T159_26"><text:s/></text:span><text:span text:style-name="T159_27">those</text:span><text:span text:style-name="T159_28"><text:s/></text:span><text:span text:style-name="T159_29">goals</text:span><text:span text:style-name="T159_30">.</text:span></text:p>
        </text:list-item>
      </text:list>
      <text:p text:style-name="P160"/>
      <text:h text:style-name="P161" text:outline-level="10"><text:span text:style-name="T161_1">Sharing</text:span><text:span text:style-name="T161_2"><text:s/></text:span><text:span text:style-name="T161_3">Community</text:span><text:span text:style-name="T161_4"><text:s/></text:span><text:span text:style-name="T161_5">Resources</text:span></text:h>
      <text:p text:style-name="P162"><text:span text:style-name="T162_1">DRAFT</text:span></text:p>
      <text:p text:style-name="P163"><text:span text:style-name="T163_1">Adapted</text:span><text:span text:style-name="T163_2"><text:s/></text:span><text:span text:style-name="T163_3">from</text:span><text:span text:style-name="T163_4">:<text:s/></text:span><text:span text:style-name="T163_5">Berkeley</text:span><text:span text:style-name="T163_6"><text:s/></text:span><text:span text:style-name="T163_7">Public</text:span><text:span text:style-name="T163_8"><text:s/></text:span><text:span text:style-name="T163_9">Library</text:span><text:span text:style-name="T163_10">’</text:span><text:span text:style-name="T163_11">s</text:span><text:span text:style-name="T163_12"><text:s/></text:span><text:span text:style-name="T163_13"><office:annotation><dc:creator/><text:p text:style-name="P164"><text:span text:style-name="T164_1">Helene</text:span><text:span text:style-name="T164_2"><text:s/></text:span><text:span text:style-name="T164_3">Finidori</text:span><text:span text:style-name="T164_4">:</text:span></text:p><text:p text:style-name="P165"><text:span text:style-name="T165_1">Seth</text:span><text:span text:style-name="T165_2">,<text:s/></text:span><text:span text:style-name="T165_3">Like</text:span><text:span text:style-name="T165_4"><text:s/></text:span><text:span text:style-name="T165_5">you</text:span><text:span text:style-name="T165_6"><text:s/></text:span><text:span text:style-name="T165_7">did</text:span><text:span text:style-name="T165_8"><text:s/></text:span><text:span text:style-name="T165_9">for</text:span><text:span text:style-name="T165_10"><text:s/></text:span><text:span text:style-name="T165_11">the</text:span><text:span text:style-name="T165_12"><text:s/></text:span><text:span text:style-name="T165_13">orchestra</text:span><text:span text:style-name="T165_14">,<text:s/></text:span><text:span text:style-name="T165_15">could</text:span><text:span text:style-name="T165_16"><text:s/></text:span><text:span text:style-name="T165_17">you</text:span><text:span text:style-name="T165_18"><text:s/></text:span><text:span text:style-name="T165_19">describe</text:span><text:span text:style-name="T165_20"><text:s/></text:span><text:span text:style-name="T165_21">in</text:span><text:span text:style-name="T165_22"><text:s/></text:span><text:span text:style-name="T165_23">a</text:span><text:span text:style-name="T165_24"><text:s/></text:span><text:span text:style-name="T165_25">few</text:span><text:span text:style-name="T165_26"><text:s/></text:span><text:span text:style-name="T165_27">words</text:span><text:span text:style-name="T165_28"><text:s/></text:span><text:span text:style-name="T165_29">how</text:span><text:span text:style-name="T165_30"><text:s/></text:span><text:span text:style-name="T165_31">Netention</text:span><text:span text:style-name="T165_32"><text:s/></text:span><text:span text:style-name="T165_33">could</text:span><text:span text:style-name="T165_34"><text:s/></text:span><text:span text:style-name="T165_35">be</text:span><text:span text:style-name="T165_36"><text:s/></text:span><text:span text:style-name="T165_37">used</text:span><text:span text:style-name="T165_38"><text:s/></text:span><text:span text:style-name="T165_39">for</text:span><text:span text:style-name="T165_40"><text:s/></text:span><text:span text:style-name="T165_41">a</text:span><text:span text:style-name="T165_42"><text:s/></text:span><text:span text:style-name="T165_43">sharing</text:span><text:span text:style-name="T165_44"><text:s/></text:span><text:span text:style-name="T165_45">service</text:span><text:span text:style-name="T165_46">,<text:s/></text:span><text:span text:style-name="T165_47">what</text:span><text:span text:style-name="T165_48"><text:s/></text:span><text:span text:style-name="T165_49">it</text:span><text:span text:style-name="T165_50"><text:s/></text:span><text:span text:style-name="T165_51">could</text:span><text:span text:style-name="T165_52"><text:s/></text:span><text:span text:style-name="T165_53">enable</text:span><text:span text:style-name="T165_54"><text:s/></text:span><text:span text:style-name="T165_55">better</text:span><text:span text:style-name="T165_56"><text:s/></text:span><text:span text:style-name="T165_57">than</text:span><text:span text:style-name="T165_58"><text:s/></text:span><text:span text:style-name="T165_59">any</text:span><text:span text:style-name="T165_60"><text:s/></text:span><text:span text:style-name="T165_61">catalog</text:span><text:span text:style-name="T165_62"><text:s/></text:span><text:span text:style-name="T165_63">or</text:span><text:span text:style-name="T165_64"><text:s/></text:span><text:span text:style-name="T165_65">regular</text:span><text:span text:style-name="T165_66"><text:s/></text:span><text:span text:style-name="T165_67">map</text:span><text:span text:style-name="T165_68"><text:s/></text:span><text:span text:style-name="T165_69">of</text:span><text:span text:style-name="T165_70"><text:s/></text:span><text:span text:style-name="T165_71">stuff</text:span><text:span text:style-name="T165_72">.<text:s/></text:span><text:span text:style-name="T165_73">how</text:span><text:span text:style-name="T165_74"><text:s/></text:span><text:span text:style-name="T165_75">the</text:span><text:span text:style-name="T165_76"><text:s/></text:span><text:span text:style-name="T165_77">query</text:span><text:span text:style-name="T165_78">,<text:s/></text:span><text:span text:style-name="T165_79">the</text:span><text:span text:style-name="T165_80"><text:s/></text:span><text:span text:style-name="T165_81">possibilities</text:span><text:span text:style-name="T165_82">,<text:s/></text:span><text:span text:style-name="T165_83">contextualizations</text:span><text:span text:style-name="T165_84"><text:s/></text:span><text:span text:style-name="T165_85">would</text:span><text:span text:style-name="T165_86"><text:s/></text:span><text:span text:style-name="T165_87">be</text:span><text:span text:style-name="T165_88"><text:s/></text:span><text:span text:style-name="T165_89">easier</text:span><text:span text:style-name="T165_90"><text:s/></text:span><text:span text:style-name="T165_91">etc</text:span><text:span text:style-name="T165_92"><text:s/></text:span><text:span text:style-name="T165_93">etc</text:span><text:span text:style-name="T165_94">....<text:s/></text:span><text:span text:style-name="T165_95">Putting</text:span><text:span text:style-name="T165_96"><text:s/></text:span><text:span text:style-name="T165_97">yourself</text:span><text:span text:style-name="T165_98"><text:s/></text:span><text:span text:style-name="T165_99">in</text:span><text:span text:style-name="T165_100"><text:s/></text:span><text:span text:style-name="T165_101">the</text:span><text:span text:style-name="T165_102"><text:s/></text:span><text:span text:style-name="T165_103">shoes</text:span><text:span text:style-name="T165_104"><text:s/></text:span><text:span text:style-name="T165_105">of</text:span><text:span text:style-name="T165_106"><text:s/></text:span><text:span text:style-name="T165_107">a</text:span><text:span text:style-name="T165_108"><text:s/></text:span><text:span text:style-name="T165_109">lender</text:span><text:span text:style-name="T165_110"><text:s/></text:span><text:span text:style-name="T165_111">and</text:span><text:span text:style-name="T165_112"><text:s/></text:span><text:span text:style-name="T165_113">borrower</text:span><text:span text:style-name="T165_114">.</text:span></text:p><text:p text:style-name="P166"><text:span text:style-name="T166_1">S</text:span><text:span text:style-name="T166_2"><text:s/></text:span><text:span text:style-name="T166_3">H</text:span><text:span text:style-name="T166_4">:</text:span></text:p><text:p text:style-name="P167"><text:span text:style-name="T167_1">whether</text:span><text:span text:style-name="T167_2"><text:s/></text:span><text:span text:style-name="T167_3">you</text:span><text:span text:style-name="T167_4"><text:s/></text:span><text:span text:style-name="T167_5">want</text:span><text:span text:style-name="T167_6"><text:s/></text:span><text:span text:style-name="T167_7">to</text:span><text:span text:style-name="T167_8"><text:s/></text:span><text:span text:style-name="T167_9">find</text:span><text:span text:style-name="T167_10"><text:s/></text:span><text:span text:style-name="T167_11">or</text:span><text:span text:style-name="T167_12"><text:s/></text:span><text:span text:style-name="T167_13">share</text:span><text:span text:style-name="T167_14"><text:s/></text:span><text:span text:style-name="T167_15">something</text:span><text:span text:style-name="T167_16"><text:s/></text:span><text:span text:style-name="T167_17">away</text:span><text:span text:style-name="T167_18"><text:s/></text:span><text:span text:style-name="T167_19">you</text:span><text:span text:style-name="T167_20">'</text:span><text:span text:style-name="T167_21">re</text:span><text:span text:style-name="T167_22"><text:s/></text:span><text:span text:style-name="T167_23">interested</text:span><text:span text:style-name="T167_24"><text:s/></text:span><text:span text:style-name="T167_25">in</text:span><text:span text:style-name="T167_26"><text:s/></text:span><text:span text:style-name="T167_27">the</text:span><text:span text:style-name="T167_28"><text:s/></text:span><text:span text:style-name="T167_29">same</text:span><text:span text:style-name="T167_30"><text:s/>"</text:span><text:span text:style-name="T167_31">types</text:span><text:span text:style-name="T167_32">"<text:s/></text:span><text:span text:style-name="T167_33">of</text:span><text:span text:style-name="T167_34"><text:s/></text:span><text:span text:style-name="T167_35">things</text:span><text:span text:style-name="T167_36"><text:s/></text:span><text:span text:style-name="T167_37">in</text:span><text:span text:style-name="T167_38"><text:s/></text:span><text:span text:style-name="T167_39">that</text:span><text:span text:style-name="T167_40"><text:s/></text:span><text:span text:style-name="T167_41">given</text:span><text:span text:style-name="T167_42"><text:s/></text:span><text:span text:style-name="T167_43">moment</text:span><text:span text:style-name="T167_44">.<text:s text:c="2"/></text:span><text:span text:style-name="T167_45">from</text:span><text:span text:style-name="T167_46"><text:s/></text:span><text:span text:style-name="T167_47">there</text:span><text:span text:style-name="T167_48"><text:s/></text:span><text:span text:style-name="T167_49">its</text:span><text:span text:style-name="T167_50"><text:s/></text:span><text:span text:style-name="T167_51">extra</text:span><text:span text:style-name="T167_52"><text:s/></text:span><text:span text:style-name="T167_53">details</text:span><text:span text:style-name="T167_54"><text:s/></text:span><text:span text:style-name="T167_55">to</text:span><text:span text:style-name="T167_56"><text:s/></text:span><text:span text:style-name="T167_57">clarify</text:span><text:span text:style-name="T167_58"><text:s/></text:span><text:span text:style-name="T167_59">your</text:span><text:span text:style-name="T167_60"><text:s/></text:span><text:span text:style-name="T167_61">relationship</text:span><text:span text:style-name="T167_62"><text:s/></text:span><text:span text:style-name="T167_63">to</text:span><text:span text:style-name="T167_64"><text:s/></text:span><text:span text:style-name="T167_65">it</text:span></text:p></office:annotation></text:span><text:span text:style-name="T167_66"><text:a xlink:type="simple" xlink:href="http://www.berkeleypubliclibrary.org/about_the_library/neighborhood_branches/tool_lending_library/rules.php"><text:span text:style-name="T167_67">Tool</text:span></text:a></text:span><text:span text:style-name="T167_68"><text:a xlink:type="simple" xlink:href="http://www.berkeleypubliclibrary.org/about_the_library/neighborhood_branches/tool_lending_library/rules.php"><text:span text:style-name="T167_69"><text:s/></text:span></text:a></text:span><text:span text:style-name="T167_70"><text:a xlink:type="simple" xlink:href="http://www.berkeleypubliclibrary.org/about_the_library/neighborhood_branches/tool_lending_library/rules.php"><text:span text:style-name="T167_71">Lending</text:span></text:a></text:span><text:span text:style-name="T167_72"><text:a xlink:type="simple" xlink:href="http://www.berkeleypubliclibrary.org/about_the_library/neighborhood_branches/tool_lending_library/rules.php"><text:span text:style-name="T167_73"><text:s/></text:span></text:a></text:span><text:span text:style-name="T167_74"><text:a xlink:type="simple" xlink:href="http://www.berkeleypubliclibrary.org/about_the_library/neighborhood_branches/tool_lending_library/rules.php"><text:span text:style-name="T167_75">Library</text:span></text:a></text:span><text:span text:style-name="T167_76"><text:a xlink:type="simple" xlink:href="http://www.berkeleypubliclibrary.org/about_the_library/neighborhood_branches/tool_lending_library/rules.php"><text:span text:style-name="T167_77"><text:s/>-<text:s/></text:span></text:a></text:span><text:span text:style-name="T167_78"><text:a xlink:type="simple" xlink:href="http://www.berkeleypubliclibrary.org/about_the_library/neighborhood_branches/tool_lending_library/rules.php"><text:span text:style-name="T167_79">How</text:span></text:a></text:span><text:span text:style-name="T167_80"><text:a xlink:type="simple" xlink:href="http://www.berkeleypubliclibrary.org/about_the_library/neighborhood_branches/tool_lending_library/rules.php"><text:span text:style-name="T167_81"><text:s/></text:span></text:a></text:span><text:span text:style-name="T167_82"><text:a xlink:type="simple" xlink:href="http://www.berkeleypubliclibrary.org/about_the_library/neighborhood_branches/tool_lending_library/rules.php"><text:span text:style-name="T167_83">To</text:span></text:a></text:span><text:span text:style-name="T167_84"><text:a xlink:type="simple" xlink:href="http://www.berkeleypubliclibrary.org/about_the_library/neighborhood_branches/tool_lending_library/rules.php"><text:span text:style-name="T167_85"><text:s/></text:span></text:a></text:span><text:span text:style-name="T167_86"><text:a xlink:type="simple" xlink:href="http://www.berkeleypubliclibrary.org/about_the_library/neighborhood_branches/tool_lending_library/rules.php"><text:span text:style-name="T167_87">Use</text:span></text:a></text:span><text:span text:style-name="T167_88"><text:a xlink:type="simple" xlink:href="http://www.berkeleypubliclibrary.org/about_the_library/neighborhood_branches/tool_lending_library/rules.php"><text:span text:style-name="T167_89"><text:s/></text:span></text:a></text:span><text:span text:style-name="T167_90"><text:a xlink:type="simple" xlink:href="http://www.berkeleypubliclibrary.org/about_the_library/neighborhood_branches/tool_lending_library/rules.php"><text:span text:style-name="T167_91">It</text:span></text:a></text:span></text:p>
      <text:p text:style-name="P168"/>
      <text:p text:style-name="P169"><text:span text:style-name="T169_1">TODO</text:span><text:span text:style-name="T169_2">:<text:s/></text:span><text:span text:style-name="T169_3">integrate</text:span><text:span text:style-name="T169_4"><text:s/></text:span><text:span text:style-name="T169_5">http</text:span><text:span text:style-name="T169_6">://</text:span><text:span text:style-name="T169_7">faq</text:span><text:span text:style-name="T169_8">.</text:span><text:span text:style-name="T169_9">freecycle</text:span><text:span text:style-name="T169_10">.</text:span><text:span text:style-name="T169_11">org</text:span><text:span text:style-name="T169_12">/</text:span><text:span text:style-name="T169_13">faq</text:span><text:span text:style-name="T169_14">/</text:span><text:span text:style-name="T169_15">faq</text:span><text:span text:style-name="T169_16">/</text:span><text:span text:style-name="T169_17">faq</text:span><text:span text:style-name="T169_18">_</text:span><text:span text:style-name="T169_19">guidelines</text:span></text:p>
      <text:p text:style-name="P170"/>
      <text:list text:style-name="LS11" xml:id="list38">
        <text:list-item>
          <text:p text:style-name="P171"><text:span text:style-name="T171_1">Only</text:span><text:span text:style-name="T171_2"><text:s/></text:span><text:span text:style-name="T171_3">residents</text:span><text:span text:style-name="T171_4"><text:s/></text:span><text:span text:style-name="T171_5">or</text:span><text:span text:style-name="T171_6"><text:s/></text:span><text:span text:style-name="T171_7">property</text:span><text:span text:style-name="T171_8"><text:s/></text:span><text:span text:style-name="T171_9">owners</text:span><text:span text:style-name="T171_10"><text:s/></text:span><text:span text:style-name="T171_11">of</text:span><text:span text:style-name="T171_12"><text:s/></text:span><text:span text:style-name="T171_13">the</text:span><text:span text:style-name="T171_14"><text:s/></text:span><text:span text:style-name="T171_15">community</text:span><text:span text:style-name="T171_16"><text:s/></text:span><text:span text:style-name="T171_17">over</text:span><text:span text:style-name="T171_18"><text:s/></text:span><text:span text:style-name="T171_19">the</text:span><text:span text:style-name="T171_20"><text:s/></text:span><text:span text:style-name="T171_21">age</text:span><text:span text:style-name="T171_22"><text:s/></text:span><text:span text:style-name="T171_23">of</text:span><text:span text:style-name="T171_24"><text:s/></text:span><text:span text:style-name="T171_25">MINIMUM</text:span><text:span text:style-name="T171_26">_</text:span><text:span text:style-name="T171_27">BORROWING</text:span><text:span text:style-name="T171_28">_</text:span><text:span text:style-name="T171_29">AGE</text:span><text:span text:style-name="T171_30"><text:s/></text:span><text:span text:style-name="T171_31">are</text:span><text:span text:style-name="T171_32"><text:s/></text:span><text:span text:style-name="T171_33">eligible</text:span><text:span text:style-name="T171_34"><text:s/></text:span><text:span text:style-name="T171_35">to</text:span><text:span text:style-name="T171_36"><text:s/></text:span><text:span text:style-name="T171_37">borrow</text:span><text:span text:style-name="T171_38"><text:s/></text:span><text:span text:style-name="T171_39">items</text:span><text:span text:style-name="T171_40"><text:s/></text:span><text:span text:style-name="T171_41">from</text:span><text:span text:style-name="T171_42"><text:s/></text:span><text:span text:style-name="T171_43">other</text:span><text:span text:style-name="T171_44"><text:s/></text:span><text:span text:style-name="T171_45">members</text:span><text:span text:style-name="T171_46"><text:s/></text:span><text:span text:style-name="T171_47">of</text:span><text:span text:style-name="T171_48"><text:s/></text:span><text:span text:style-name="T171_49">the</text:span><text:span text:style-name="T171_50"><text:s/></text:span><text:span text:style-name="T171_51">community</text:span><text:span text:style-name="T171_52">.<text:s/></text:span><text:span text:style-name="T171_53">No</text:span><text:span text:style-name="T171_54"><text:s/></text:span><text:span text:style-name="T171_55">more</text:span><text:span text:style-name="T171_56"><text:s/></text:span><text:span text:style-name="T171_57">than</text:span><text:span text:style-name="T171_58"><text:s/></text:span><text:span text:style-name="T171_59">MAXIMUM</text:span><text:span text:style-name="T171_60">_</text:span><text:span text:style-name="T171_61">BORROWED</text:span><text:span text:style-name="T171_62">_</text:span><text:span text:style-name="T171_63">ITEMS</text:span><text:span text:style-name="T171_64"><text:s/></text:span><text:span text:style-name="T171_65">items</text:span><text:span text:style-name="T171_66"><text:s/></text:span><text:span text:style-name="T171_67">may</text:span><text:span text:style-name="T171_68"><text:s/></text:span><text:span text:style-name="T171_69">be</text:span><text:span text:style-name="T171_70"><text:s/></text:span><text:span text:style-name="T171_71">borrowed</text:span><text:span text:style-name="T171_72"><text:s/></text:span><text:span text:style-name="T171_73">at</text:span><text:span text:style-name="T171_74"><text:s/></text:span><text:span text:style-name="T171_75">any</text:span><text:span text:style-name="T171_76"><text:s/></text:span><text:span text:style-name="T171_77">one</text:span><text:span text:style-name="T171_78"><text:s/></text:span><text:span text:style-name="T171_79">time</text:span><text:span text:style-name="T171_80">.</text:span></text:p>
        </text:list-item>
        <text:list-item>
          <text:p text:style-name="P172"><text:span text:style-name="T172_1">Borrowers</text:span><text:span text:style-name="T172_2"><text:s/></text:span><text:span text:style-name="T172_3">must</text:span><text:span text:style-name="T172_4"><text:s/></text:span><text:span text:style-name="T172_5">register</text:span><text:span text:style-name="T172_6"><text:s/></text:span><text:span text:style-name="T172_7">with</text:span><text:span text:style-name="T172_8"><text:s/></text:span><text:span text:style-name="T172_9">the</text:span><text:span text:style-name="T172_10"><text:s/></text:span><text:span text:style-name="T172_11">community</text:span><text:span text:style-name="T172_12"><text:s/></text:span><text:span text:style-name="T172_13">prior</text:span><text:span text:style-name="T172_14"><text:s/></text:span><text:span text:style-name="T172_15">to</text:span><text:span text:style-name="T172_16"><text:s/></text:span><text:span text:style-name="T172_17">borrowing</text:span><text:span text:style-name="T172_18"><text:s/></text:span><text:span text:style-name="T172_19">items</text:span><text:span text:style-name="T172_20"><text:s/></text:span><text:span text:style-name="T172_21">by</text:span><text:span text:style-name="T172_22"><text:s/></text:span><text:span text:style-name="T172_23">signing</text:span><text:span text:style-name="T172_24"><text:s/></text:span><text:span text:style-name="T172_25">and</text:span><text:span text:style-name="T172_26"><text:s/></text:span><text:span text:style-name="T172_27">sharing</text:span><text:span text:style-name="T172_28"><text:s/></text:span><text:span text:style-name="T172_29">a</text:span><text:span text:style-name="T172_30"><text:s/></text:span><text:span text:style-name="T172_31">WAIVER</text:span><text:span text:style-name="T172_32"><text:s/></text:span><text:span text:style-name="T172_33">AND</text:span><text:span text:style-name="T172_34"><text:s/></text:span><text:span text:style-name="T172_35">INDEMNIFICATION</text:span><text:span text:style-name="T172_36"><text:s/></text:span><text:span text:style-name="T172_37">form</text:span><text:span text:style-name="T172_38">,<text:s/></text:span><text:span text:style-name="T172_39">which</text:span><text:span text:style-name="T172_40"><text:s/></text:span><text:span text:style-name="T172_41">will</text:span><text:span text:style-name="T172_42"><text:s/></text:span><text:span text:style-name="T172_43">be</text:span><text:span text:style-name="T172_44"><text:s/></text:span><text:span text:style-name="T172_45">visible</text:span><text:span text:style-name="T172_46"><text:s/></text:span><text:span text:style-name="T172_47">to</text:span><text:span text:style-name="T172_48"><text:s/></text:span><text:span text:style-name="T172_49">all</text:span><text:span text:style-name="T172_50"><text:s/></text:span><text:span text:style-name="T172_51">patrons</text:span><text:span text:style-name="T172_52">.<text:s text:c="2"/></text:span><text:span text:style-name="T172_53">This</text:span><text:span text:style-name="T172_54"><text:s/></text:span><text:span text:style-name="T172_55">form</text:span><text:span text:style-name="T172_56"><text:s/></text:span><text:span text:style-name="T172_57">stipulates</text:span><text:span text:style-name="T172_58"><text:s/></text:span><text:span text:style-name="T172_59">that</text:span><text:span text:style-name="T172_60"><text:s/></text:span><text:span text:style-name="T172_61">the</text:span><text:span text:style-name="T172_62"><text:s/></text:span><text:span text:style-name="T172_63">borrower</text:span><text:span text:style-name="T172_64"><text:s/></text:span><text:span text:style-name="T172_65">acknowledges</text:span><text:span text:style-name="T172_66"><text:s/></text:span><text:span text:style-name="T172_67">his</text:span><text:span text:style-name="T172_68"><text:s/></text:span><text:span text:style-name="T172_69">or</text:span><text:span text:style-name="T172_70"><text:s/></text:span><text:span text:style-name="T172_71">her</text:span><text:span text:style-name="T172_72"><text:s/></text:span><text:span text:style-name="T172_73">capability</text:span><text:span text:style-name="T172_74"><text:s/></text:span><text:span text:style-name="T172_75">of</text:span><text:span text:style-name="T172_76"><text:s/></text:span><text:span text:style-name="T172_77">using</text:span><text:span text:style-name="T172_78"><text:s/></text:span><text:span text:style-name="T172_79">items</text:span><text:span text:style-name="T172_80"><text:s/></text:span><text:span text:style-name="T172_81">in</text:span><text:span text:style-name="T172_82"><text:s/></text:span><text:span text:style-name="T172_83">a</text:span><text:span text:style-name="T172_84"><text:s/></text:span><text:span text:style-name="T172_85">safe</text:span><text:span text:style-name="T172_86"><text:s/></text:span><text:span text:style-name="T172_87">and</text:span><text:span text:style-name="T172_88"><text:s/></text:span><text:span text:style-name="T172_89">proper</text:span><text:span text:style-name="T172_90"><text:s/></text:span><text:span text:style-name="T172_91">manner</text:span><text:span text:style-name="T172_92">,<text:s/></text:span><text:span text:style-name="T172_93">and</text:span><text:span text:style-name="T172_94"><text:s/></text:span><text:span text:style-name="T172_95">that</text:span><text:span text:style-name="T172_96"><text:s/></text:span><text:span text:style-name="T172_97">instruction</text:span><text:span text:style-name="T172_98"><text:s/></text:span><text:span text:style-name="T172_99">in</text:span><text:span text:style-name="T172_100"><text:s/></text:span><text:span text:style-name="T172_101">the</text:span><text:span text:style-name="T172_102"><text:s/></text:span><text:span text:style-name="T172_103">proper</text:span><text:span text:style-name="T172_104"><text:s/></text:span><text:span text:style-name="T172_105">use</text:span><text:span text:style-name="T172_106"><text:s/></text:span><text:span text:style-name="T172_107">of</text:span><text:span text:style-name="T172_108"><text:s/></text:span><text:span text:style-name="T172_109">items</text:span><text:span text:style-name="T172_110"><text:s/></text:span><text:span text:style-name="T172_111">can</text:span><text:span text:style-name="T172_112"><text:s/></text:span><text:span text:style-name="T172_113">be</text:span><text:span text:style-name="T172_114"><text:s/></text:span><text:span text:style-name="T172_115">provided</text:span><text:span text:style-name="T172_116"><text:s/></text:span><text:span text:style-name="T172_117">by</text:span><text:span text:style-name="T172_118"><text:s/></text:span><text:span text:style-name="T172_119">their</text:span><text:span text:style-name="T172_120"><text:s/></text:span><text:span text:style-name="T172_121">owner</text:span><text:span text:style-name="T172_122">.<text:s text:c="2"/></text:span><text:span text:style-name="T172_123">Registration</text:span><text:span text:style-name="T172_124"><text:s/></text:span><text:span text:style-name="T172_125">will</text:span><text:span text:style-name="T172_126"><text:s/></text:span><text:span text:style-name="T172_127">be</text:span><text:span text:style-name="T172_128"><text:s/></text:span><text:span text:style-name="T172_129">complete</text:span><text:span text:style-name="T172_130"><text:s/></text:span><text:span text:style-name="T172_131">upon</text:span><text:span text:style-name="T172_132"><text:s/></text:span><text:span text:style-name="T172_133">verification</text:span><text:span text:style-name="T172_134"><text:s/></text:span><text:span text:style-name="T172_135">of</text:span><text:span text:style-name="T172_136"><text:s/></text:span><text:span text:style-name="T172_137">the</text:span><text:span text:style-name="T172_138"><text:s/></text:span><text:span text:style-name="T172_139">borrower</text:span><text:span text:style-name="T172_140">'</text:span><text:span text:style-name="T172_141">s</text:span><text:span text:style-name="T172_142"><text:s/></text:span><text:span text:style-name="T172_143">address</text:span><text:span text:style-name="T172_144">,<text:s/></text:span><text:span text:style-name="T172_145">or</text:span><text:span text:style-name="T172_146"><text:s/></text:span><text:span text:style-name="T172_147">property</text:span><text:span text:style-name="T172_148"><text:s/></text:span><text:span text:style-name="T172_149">ownership</text:span><text:span text:style-name="T172_150"><text:s/></text:span><text:span text:style-name="T172_151">if</text:span><text:span text:style-name="T172_152"><text:s/></text:span><text:span text:style-name="T172_153">the</text:span><text:span text:style-name="T172_154"><text:s/></text:span><text:span text:style-name="T172_155">borrower</text:span><text:span text:style-name="T172_156"><text:s/></text:span><text:span text:style-name="T172_157">resides</text:span><text:span text:style-name="T172_158"><text:s/></text:span><text:span text:style-name="T172_159">elsewhere</text:span><text:span text:style-name="T172_160">.<text:s/></text:span><text:span text:style-name="T172_161">Verification</text:span><text:span text:style-name="T172_162"><text:s/></text:span><text:span text:style-name="T172_163">is</text:span><text:span text:style-name="T172_164"><text:s/></text:span><text:span text:style-name="T172_165">accomplished</text:span><text:span text:style-name="T172_166"><text:s/></text:span><text:span text:style-name="T172_167">by</text:span><text:span text:style-name="T172_168"><text:s/></text:span><text:span text:style-name="T172_169">presenting</text:span><text:span text:style-name="T172_170"><text:s/></text:span><text:span text:style-name="T172_171">the</text:span><text:span text:style-name="T172_172"><text:s/></text:span><text:span text:style-name="T172_173">following</text:span><text:span text:style-name="T172_174">:</text:span></text:p>
          <text:list>
            <text:list-item>
              <text:p text:style-name="P173"><text:span text:style-name="T173_1">Valid</text:span><text:span text:style-name="T173_2"><text:s/></text:span><text:span text:style-name="T173_3">community</text:span><text:span text:style-name="T173_4"><text:s/></text:span><text:span text:style-name="T173_5">card</text:span><text:span text:style-name="T173_6">,<text:s/></text:span><text:span text:style-name="T173_7">current</text:span><text:span text:style-name="T173_8"><text:s/></text:span><text:span text:style-name="T173_9">photo</text:span><text:span text:style-name="T173_10"><text:s/></text:span><text:span text:style-name="T173_11">identification</text:span><text:span text:style-name="T173_12">,<text:s/></text:span><text:span text:style-name="T173_13">and</text:span><text:span text:style-name="T173_14"><text:s/></text:span><text:span text:style-name="T173_15">one</text:span><text:span text:style-name="T173_16"><text:s/></text:span><text:span text:style-name="T173_17">of</text:span><text:span text:style-name="T173_18"><text:s/></text:span><text:span text:style-name="T173_19">the</text:span><text:span text:style-name="T173_20"><text:s/></text:span><text:span text:style-name="T173_21">following</text:span><text:span text:style-name="T173_22">:<text:s/></text:span><text:span text:style-name="T173_23">current</text:span><text:span text:style-name="T173_24"><text:s/></text:span><text:span text:style-name="T173_25">lease</text:span><text:span text:style-name="T173_26">/</text:span><text:span text:style-name="T173_27">rental</text:span><text:span text:style-name="T173_28"><text:s/></text:span><text:span text:style-name="T173_29">agreement</text:span><text:span text:style-name="T173_30"><text:s/>(</text:span><text:span text:style-name="T173_31">with</text:span><text:span text:style-name="T173_32"><text:s/></text:span><text:span text:style-name="T173_33">patron</text:span><text:span text:style-name="T173_34">'</text:span><text:span text:style-name="T173_35">s</text:span><text:span text:style-name="T173_36"><text:s/></text:span><text:span text:style-name="T173_37">name</text:span><text:span text:style-name="T173_38"><text:s/></text:span><text:span text:style-name="T173_39">listed</text:span><text:span text:style-name="T173_40"><text:s/></text:span><text:span text:style-name="T173_41">as</text:span><text:span text:style-name="T173_42"><text:s/></text:span><text:span text:style-name="T173_43">tenant</text:span><text:span text:style-name="T173_44">),<text:s/></text:span><text:span text:style-name="T173_45">or</text:span><text:span text:style-name="T173_46"><text:s/></text:span><text:span text:style-name="T173_47">current</text:span><text:span text:style-name="T173_48"><text:s/></text:span><text:span text:style-name="T173_49">utility</text:span><text:span text:style-name="T173_50"><text:s/></text:span><text:span text:style-name="T173_51">bill</text:span><text:span text:style-name="T173_52"><text:s/>(</text:span><text:span text:style-name="T173_53">with</text:span><text:span text:style-name="T173_54"><text:s/></text:span><text:span text:style-name="T173_55">patron</text:span><text:span text:style-name="T173_56">'</text:span><text:span text:style-name="T173_57">s</text:span><text:span text:style-name="T173_58"><text:s/></text:span><text:span text:style-name="T173_59">name</text:span><text:span text:style-name="T173_60"><text:s/></text:span><text:span text:style-name="T173_61">listed</text:span><text:span text:style-name="T173_62">),<text:s/></text:span><text:span text:style-name="T173_63">or</text:span><text:span text:style-name="T173_64"><text:s/></text:span><text:span text:style-name="T173_65">current</text:span><text:span text:style-name="T173_66"><text:s/></text:span><text:span text:style-name="T173_67">tax</text:span><text:span text:style-name="T173_68"><text:s/></text:span><text:span text:style-name="T173_69">bill</text:span><text:span text:style-name="T173_70"><text:s/>(</text:span><text:span text:style-name="T173_71">in</text:span><text:span text:style-name="T173_72"><text:s/></text:span><text:span text:style-name="T173_73">patron</text:span><text:span text:style-name="T173_74">'</text:span><text:span text:style-name="T173_75">s</text:span><text:span text:style-name="T173_76"><text:s/></text:span><text:span text:style-name="T173_77">name</text:span><text:span text:style-name="T173_78">)<text:s/></text:span><text:span text:style-name="T173_79">identifying</text:span><text:span text:style-name="T173_80"><text:s/></text:span><text:span text:style-name="T173_81">ownership</text:span><text:span text:style-name="T173_82"><text:s/></text:span><text:span text:style-name="T173_83">of</text:span><text:span text:style-name="T173_84"><text:s/></text:span><text:span text:style-name="T173_85">property</text:span><text:span text:style-name="T173_86"><text:s/></text:span><text:span text:style-name="T173_87">in</text:span><text:span text:style-name="T173_88"><text:s/></text:span><text:span text:style-name="T173_89">the</text:span><text:span text:style-name="T173_90"><text:s/></text:span><text:span text:style-name="T173_91">community</text:span><text:span text:style-name="T173_92">.</text:span></text:p>
            </text:list-item>
            <text:list-item>
              <text:p text:style-name="P174"><text:span text:style-name="T174_1">If</text:span><text:span text:style-name="T174_2"><text:s/></text:span><text:span text:style-name="T174_3">residence</text:span><text:span text:style-name="T174_4"><text:s/></text:span><text:span text:style-name="T174_5">can</text:span><text:span text:style-name="T174_6"><text:s/></text:span><text:span text:style-name="T174_7">not</text:span><text:span text:style-name="T174_8"><text:s/></text:span><text:span text:style-name="T174_9">be</text:span><text:span text:style-name="T174_10"><text:s/></text:span><text:span text:style-name="T174_11">verified</text:span><text:span text:style-name="T174_12"><text:s/></text:span><text:span text:style-name="T174_13">any</text:span><text:span text:style-name="T174_14"><text:s/></text:span><text:span text:style-name="T174_15">other</text:span><text:span text:style-name="T174_16"><text:s/></text:span><text:span text:style-name="T174_17">way</text:span><text:span text:style-name="T174_18">,<text:s/></text:span><text:span text:style-name="T174_19">patron</text:span><text:span text:style-name="T174_20"><text:s/></text:span><text:span text:style-name="T174_21">must</text:span><text:span text:style-name="T174_22"><text:s/></text:span><text:span text:style-name="T174_23">provide</text:span><text:span text:style-name="T174_24"><text:s/></text:span><text:span text:style-name="T174_25">a</text:span><text:span text:style-name="T174_26"><text:s/></text:span><text:span text:style-name="T174_27">self</text:span><text:span text:style-name="T174_28">-</text:span><text:span text:style-name="T174_29">addressed</text:span><text:span text:style-name="T174_30"><text:s/></text:span><text:span text:style-name="T174_31">postcard</text:span><text:span text:style-name="T174_32">.<text:s/></text:span><text:span text:style-name="T174_33">Upon</text:span><text:span text:style-name="T174_34"><text:s/></text:span><text:span text:style-name="T174_35">receipt</text:span><text:span text:style-name="T174_36"><text:s/></text:span><text:span text:style-name="T174_37">of</text:span><text:span text:style-name="T174_38"><text:s/></text:span><text:span text:style-name="T174_39">the</text:span><text:span text:style-name="T174_40"><text:s/></text:span><text:span text:style-name="T174_41">postcard</text:span><text:span text:style-name="T174_42"><text:s/></text:span><text:span text:style-name="T174_43">by</text:span><text:span text:style-name="T174_44"><text:s/></text:span><text:span text:style-name="T174_45">mail</text:span><text:span text:style-name="T174_46">,<text:s/></text:span><text:span text:style-name="T174_47">the</text:span><text:span text:style-name="T174_48"><text:s/></text:span><text:span text:style-name="T174_49">borrower</text:span><text:span text:style-name="T174_50"><text:s/></text:span><text:span text:style-name="T174_51">will</text:span><text:span text:style-name="T174_52"><text:s/></text:span><text:span text:style-name="T174_53">share</text:span><text:span text:style-name="T174_54"><text:s/></text:span><text:span text:style-name="T174_55">the</text:span><text:span text:style-name="T174_56"><text:s/></text:span><text:span text:style-name="T174_57">postcard</text:span><text:span text:style-name="T174_58"><text:s/></text:span><text:span text:style-name="T174_59">as</text:span><text:span text:style-name="T174_60"><text:s/></text:span><text:span text:style-name="T174_61">verification</text:span><text:span text:style-name="T174_62"><text:s/></text:span><text:span text:style-name="T174_63">of</text:span><text:span text:style-name="T174_64"><text:s/></text:span><text:span text:style-name="T174_65">address</text:span><text:span text:style-name="T174_66">.</text:span></text:p>
            </text:list-item>
            <text:list-item>
              <text:p text:style-name="P175"><text:span text:style-name="T175_1">Patrons</text:span><text:span text:style-name="T175_2"><text:s/></text:span><text:span text:style-name="T175_3">who</text:span><text:span text:style-name="T175_4"><text:s/></text:span><text:span text:style-name="T175_5">rent</text:span><text:span text:style-name="T175_6"><text:s/></text:span><text:span text:style-name="T175_7">mailboxes</text:span><text:span text:style-name="T175_8"><text:s/></text:span><text:span text:style-name="T175_9">must</text:span><text:span text:style-name="T175_10"><text:s/></text:span><text:span text:style-name="T175_11">provide</text:span><text:span text:style-name="T175_12"><text:s/></text:span><text:span text:style-name="T175_13">proof</text:span><text:span text:style-name="T175_14"><text:s/></text:span><text:span text:style-name="T175_15">of</text:span><text:span text:style-name="T175_16"><text:s/></text:span><text:span text:style-name="T175_17">residency</text:span><text:span text:style-name="T175_18"><text:s/></text:span><text:span text:style-name="T175_19">or</text:span><text:span text:style-name="T175_20"><text:s/></text:span><text:span text:style-name="T175_21">property</text:span><text:span text:style-name="T175_22"><text:s/></text:span><text:span text:style-name="T175_23">ownership</text:span><text:span text:style-name="T175_24"><text:s/></text:span><text:span text:style-name="T175_25">before</text:span><text:span text:style-name="T175_26"><text:s/></text:span><text:span text:style-name="T175_27">being</text:span><text:span text:style-name="T175_28"><text:s/></text:span><text:span text:style-name="T175_29">granted</text:span><text:span text:style-name="T175_30"><text:s/></text:span><text:span text:style-name="T175_31">borrowing</text:span><text:span text:style-name="T175_32"><text:s/></text:span><text:span text:style-name="T175_33">privileges</text:span><text:span text:style-name="T175_34">.</text:span></text:p>
            </text:list-item>
            <text:list-item>
              <text:p text:style-name="P176"><text:span text:style-name="T176_1"><text:a xlink:type="simple" xlink:href="http://en.wikipedia.org/wiki/Liveaboard"><text:span text:style-name="T176_2">Liveaboards</text:span></text:a></text:span><text:span text:style-name="T176_3"><text:s/></text:span><text:span text:style-name="T176_4">also</text:span><text:span text:style-name="T176_5"><text:s/></text:span><text:span text:style-name="T176_6">need</text:span><text:span text:style-name="T176_7"><text:s/></text:span><text:span text:style-name="T176_8">to</text:span><text:span text:style-name="T176_9"><text:s/></text:span><text:span text:style-name="T176_10">provide</text:span><text:span text:style-name="T176_11"><text:s/></text:span><text:span text:style-name="T176_12">proof</text:span><text:span text:style-name="T176_13"><text:s/></text:span><text:span text:style-name="T176_14">of</text:span><text:span text:style-name="T176_15"><text:s/></text:span><text:span text:style-name="T176_16">residency</text:span><text:span text:style-name="T176_17"><text:s/></text:span><text:span text:style-name="T176_18">showing</text:span><text:span text:style-name="T176_19"><text:s/></text:span><text:span text:style-name="T176_20">their</text:span><text:span text:style-name="T176_21"><text:s/></text:span><text:span text:style-name="T176_22">current</text:span><text:span text:style-name="T176_23"><text:s/></text:span><text:span text:style-name="T176_24">MFLAT</text:span><text:span text:style-name="T176_25"><text:s/></text:span><text:span text:style-name="T176_26">berth</text:span><text:span text:style-name="T176_27"><text:s/></text:span><text:span text:style-name="T176_28">rental</text:span><text:span text:style-name="T176_29"><text:s/></text:span><text:span text:style-name="T176_30">coding</text:span><text:span text:style-name="T176_31">.</text:span></text:p>
            </text:list-item>
          </text:list>
        </text:list-item>
        <text:list-item>
          <text:p text:style-name="P177"><text:span text:style-name="T177_1"><office:annotation><dc:creator/><text:p text:style-name="P178"><text:span text:style-name="T178_1">Helene</text:span><text:span text:style-name="T178_2"><text:s/></text:span><text:span text:style-name="T178_3">Finidori</text:span><text:span text:style-name="T178_4">:</text:span></text:p><text:p text:style-name="P179"><text:span text:style-name="T179_1">The</text:span><text:span text:style-name="T179_2"><text:s/></text:span><text:span text:style-name="T179_3">important</text:span><text:span text:style-name="T179_4"><text:s/></text:span><text:span text:style-name="T179_5">thing</text:span><text:span text:style-name="T179_6"><text:s/></text:span><text:span text:style-name="T179_7">here</text:span><text:span text:style-name="T179_8"><text:s/></text:span><text:span text:style-name="T179_9">is</text:span><text:span text:style-name="T179_10"><text:s/></text:span><text:span text:style-name="T179_11">the</text:span><text:span text:style-name="T179_12"><text:s/></text:span><text:span text:style-name="T179_13">possibility</text:span><text:span text:style-name="T179_14"><text:s/></text:span><text:span text:style-name="T179_15">to</text:span><text:span text:style-name="T179_16"><text:s/></text:span><text:span text:style-name="T179_17">qualify</text:span><text:span text:style-name="T179_18"><text:s/></text:span><text:span text:style-name="T179_19">the</text:span><text:span text:style-name="T179_20"><text:s/></text:span><text:span text:style-name="T179_21">objects</text:span><text:span text:style-name="T179_22">.<text:s/></text:span><text:span text:style-name="T179_23">How</text:span><text:span text:style-name="T179_24"><text:s/></text:span><text:span text:style-name="T179_25">can</text:span><text:span text:style-name="T179_26"><text:s/></text:span><text:span text:style-name="T179_27">we</text:span><text:span text:style-name="T179_28"><text:s/></text:span><text:span text:style-name="T179_29">explain</text:span><text:span text:style-name="T179_30"><text:s/></text:span><text:span text:style-name="T179_31">this</text:span><text:span text:style-name="T179_32"><text:s/></text:span><text:span text:style-name="T179_33">in</text:span><text:span text:style-name="T179_34"><text:s/></text:span><text:span text:style-name="T179_35">simple</text:span><text:span text:style-name="T179_36"><text:s/></text:span><text:span text:style-name="T179_37">terms</text:span><text:span text:style-name="T179_38">,<text:s/></text:span><text:span text:style-name="T179_39">to</text:span><text:span text:style-name="T179_40"><text:s/></text:span><text:span text:style-name="T179_41">give</text:span><text:span text:style-name="T179_42"><text:s/></text:span><text:span text:style-name="T179_43">an</text:span><text:span text:style-name="T179_44"><text:s/></text:span><text:span text:style-name="T179_45">idea</text:span><text:span text:style-name="T179_46"><text:s/></text:span><text:span text:style-name="T179_47">of</text:span><text:span text:style-name="T179_48"><text:s/></text:span><text:span text:style-name="T179_49">the</text:span><text:span text:style-name="T179_50"><text:s/></text:span><text:span text:style-name="T179_51">potential</text:span><text:span text:style-name="T179_52">?<text:s/></text:span><text:span text:style-name="T179_53">There</text:span><text:span text:style-name="T179_54">'</text:span><text:span text:style-name="T179_55">s</text:span><text:span text:style-name="T179_56"><text:s/></text:span><text:span text:style-name="T179_57">this</text:span><text:span text:style-name="T179_58"><text:s/></text:span><text:span text:style-name="T179_59">multidimensioanl</text:span><text:span text:style-name="T179_60"><text:s/></text:span><text:span text:style-name="T179_61">aspect</text:span><text:span text:style-name="T179_62"><text:s/></text:span><text:span text:style-name="T179_63">taking</text:span><text:span text:style-name="T179_64"><text:s/></text:span><text:span text:style-name="T179_65">time</text:span><text:span text:style-name="T179_66"><text:s/></text:span><text:span text:style-name="T179_67">into</text:span><text:span text:style-name="T179_68"><text:s/></text:span><text:span text:style-name="T179_69">account</text:span><text:span text:style-name="T179_70">.<text:s/></text:span><text:span text:style-name="T179_71">Place</text:span><text:span text:style-name="T179_72">,<text:s/></text:span><text:span text:style-name="T179_73">shape</text:span><text:span text:style-name="T179_74">,<text:s/></text:span><text:span text:style-name="T179_75">volume</text:span><text:span text:style-name="T179_76">,<text:s/></text:span><text:span text:style-name="T179_77">caracteristics</text:span><text:span text:style-name="T179_78">...<text:s/></text:span><text:span text:style-name="T179_79">that</text:span><text:span text:style-name="T179_80"><text:s/></text:span><text:span text:style-name="T179_81">you</text:span><text:span text:style-name="T179_82"><text:s/></text:span><text:span text:style-name="T179_83">probably</text:span><text:span text:style-name="T179_84"><text:s/></text:span><text:span text:style-name="T179_85">don</text:span><text:span text:style-name="T179_86">'</text:span><text:span text:style-name="T179_87">t</text:span><text:span text:style-name="T179_88"><text:s/></text:span><text:span text:style-name="T179_89">have</text:span><text:span text:style-name="T179_90"><text:s/></text:span><text:span text:style-name="T179_91">in</text:span><text:span text:style-name="T179_92"><text:s/></text:span><text:span text:style-name="T179_93">any</text:span><text:span text:style-name="T179_94"><text:s/></text:span><text:span text:style-name="T179_95">other</text:span><text:span text:style-name="T179_96"><text:s/></text:span><text:span text:style-name="T179_97">mapping</text:span><text:span text:style-name="T179_98"><text:s/></text:span><text:span text:style-name="T179_99">system</text:span><text:span text:style-name="T179_100">?<text:s/></text:span><text:span text:style-name="T179_101">We</text:span><text:span text:style-name="T179_102"><text:s/></text:span><text:span text:style-name="T179_103">probably</text:span><text:span text:style-name="T179_104"><text:s/></text:span><text:span text:style-name="T179_105">need</text:span><text:span text:style-name="T179_106"><text:s/></text:span><text:span text:style-name="T179_107">to</text:span><text:span text:style-name="T179_108"><text:s/></text:span><text:span text:style-name="T179_109">focus</text:span><text:span text:style-name="T179_110"><text:s/></text:span><text:span text:style-name="T179_111">on</text:span><text:span text:style-name="T179_112"><text:s/></text:span><text:span text:style-name="T179_113">objects</text:span><text:span text:style-name="T179_114"><text:s/></text:span><text:span text:style-name="T179_115">for</text:span><text:span text:style-name="T179_116"><text:s/></text:span><text:span text:style-name="T179_117">a</text:span><text:span text:style-name="T179_118"><text:s/></text:span><text:span text:style-name="T179_119">start</text:span><text:span text:style-name="T179_120">.<text:s/></text:span><text:span text:style-name="T179_121">What</text:span><text:span text:style-name="T179_122"><text:s/></text:span><text:span text:style-name="T179_123">are</text:span><text:span text:style-name="T179_124"><text:s/></text:span><text:span text:style-name="T179_125">onjects</text:span><text:span text:style-name="T179_126">?<text:s/></text:span><text:span text:style-name="T179_127">How</text:span><text:span text:style-name="T179_128"><text:s/></text:span><text:span text:style-name="T179_129">can</text:span><text:span text:style-name="T179_130"><text:s/></text:span><text:span text:style-name="T179_131">they</text:span><text:span text:style-name="T179_132"><text:s/></text:span><text:span text:style-name="T179_133">be</text:span><text:span text:style-name="T179_134"><text:s/></text:span><text:span text:style-name="T179_135">described</text:span><text:span text:style-name="T179_136">,<text:s/></text:span><text:span text:style-name="T179_137">how</text:span><text:span text:style-name="T179_138"><text:s/></text:span><text:span text:style-name="T179_139">can</text:span><text:span text:style-name="T179_140"><text:s/></text:span><text:span text:style-name="T179_141">they</text:span><text:span text:style-name="T179_142"><text:s/></text:span><text:span text:style-name="T179_143">be</text:span><text:span text:style-name="T179_144"><text:s/></text:span><text:span text:style-name="T179_145">related</text:span><text:span text:style-name="T179_146">.</text:span></text:p><text:p text:style-name="P180"><text:span text:style-name="T180_1">S</text:span><text:span text:style-name="T180_2"><text:s/></text:span><text:span text:style-name="T180_3">H</text:span><text:span text:style-name="T180_4">:</text:span></text:p><text:p text:style-name="P181"><text:span text:style-name="T181_1">"</text:span><text:span text:style-name="T181_2">adding</text:span><text:span text:style-name="T181_3"><text:s/></text:span><text:span text:style-name="T181_4">details</text:span><text:span text:style-name="T181_5"><text:s/></text:span><text:span text:style-name="T181_6">to</text:span><text:span text:style-name="T181_7"><text:s/></text:span><text:span text:style-name="T181_8">your</text:span><text:span text:style-name="T181_9"><text:s/></text:span><text:span text:style-name="T181_10">story</text:span><text:span text:style-name="T181_11">"</text:span></text:p></office:annotation></text:span><text:span text:style-name="T181_12">All</text:span><text:span text:style-name="T181_13"><text:s/></text:span><text:span text:style-name="T181_14">items</text:span><text:span text:style-name="T181_15"><text:s/></text:span><text:span text:style-name="T181_16">lent</text:span><text:span text:style-name="T181_17"><text:s/></text:span><text:span text:style-name="T181_18">remain</text:span><text:span text:style-name="T181_19"><text:s/></text:span><text:span text:style-name="T181_20">the</text:span><text:span text:style-name="T181_21"><text:s/></text:span><text:span text:style-name="T181_22">property</text:span><text:span text:style-name="T181_23"><text:s/></text:span><text:span text:style-name="T181_24">of</text:span><text:span text:style-name="T181_25"><text:s/></text:span><text:span text:style-name="T181_26">their</text:span><text:span text:style-name="T181_27"><text:s/></text:span><text:span text:style-name="T181_28">owners</text:span><text:span text:style-name="T181_29">.<text:s/></text:span><text:span text:style-name="T181_30">Only</text:span><text:span text:style-name="T181_31"><text:s/></text:span><text:span text:style-name="T181_32">the</text:span><text:span text:style-name="T181_33"><text:s/></text:span><text:span text:style-name="T181_34">borrower</text:span><text:span text:style-name="T181_35"><text:s/></text:span><text:span text:style-name="T181_36">is</text:span><text:span text:style-name="T181_37"><text:s/></text:span><text:span text:style-name="T181_38">authorized</text:span><text:span text:style-name="T181_39"><text:s/></text:span><text:span text:style-name="T181_40">to</text:span><text:span text:style-name="T181_41"><text:s/></text:span><text:span text:style-name="T181_42">use</text:span><text:span text:style-name="T181_43"><text:s/></text:span><text:span text:style-name="T181_44">the</text:span><text:span text:style-name="T181_45"><text:s/></text:span><text:span text:style-name="T181_46">tools</text:span><text:span text:style-name="T181_47">.<text:s/></text:span><text:span text:style-name="T181_48">The</text:span><text:span text:style-name="T181_49"><text:s/></text:span><text:span text:style-name="T181_50">borrower</text:span><text:span text:style-name="T181_51"><text:s/></text:span><text:span text:style-name="T181_52">shall</text:span><text:span text:style-name="T181_53"><text:s/></text:span><text:span text:style-name="T181_54">not</text:span><text:span text:style-name="T181_55"><text:s/></text:span><text:span text:style-name="T181_56">permit</text:span><text:span text:style-name="T181_57"><text:s/></text:span><text:span text:style-name="T181_58">the</text:span><text:span text:style-name="T181_59"><text:s/></text:span><text:span text:style-name="T181_60">use</text:span><text:span text:style-name="T181_61"><text:s/></text:span><text:span text:style-name="T181_62">of</text:span><text:span text:style-name="T181_63"><text:s/></text:span><text:span text:style-name="T181_64">said</text:span><text:span text:style-name="T181_65"><text:s/></text:span><text:span text:style-name="T181_66">tools</text:span><text:span text:style-name="T181_67"><text:s/></text:span><text:span text:style-name="T181_68">by</text:span><text:span text:style-name="T181_69"><text:s/></text:span><text:span text:style-name="T181_70">any</text:span><text:span text:style-name="T181_71"><text:s/></text:span><text:span text:style-name="T181_72">other</text:span><text:span text:style-name="T181_73"><text:s/></text:span><text:span text:style-name="T181_74">person</text:span><text:span text:style-name="T181_75"><text:s/></text:span><text:span text:style-name="T181_76">except</text:span><text:span text:style-name="T181_77"><text:s/></text:span><text:span text:style-name="T181_78">by</text:span><text:span text:style-name="T181_79"><text:s/></text:span><text:span text:style-name="T181_80">the</text:span><text:span text:style-name="T181_81"><text:s/></text:span><text:span text:style-name="T181_82">express</text:span><text:span text:style-name="T181_83"><text:s/></text:span><text:span text:style-name="T181_84">permission</text:span><text:span text:style-name="T181_85"><text:s/></text:span><text:span text:style-name="T181_86">of</text:span><text:span text:style-name="T181_87"><text:s/></text:span><text:span text:style-name="T181_88">the</text:span><text:span text:style-name="T181_89"><text:s/></text:span><text:span text:style-name="T181_90">lender</text:span><text:span text:style-name="T181_91">.</text:span></text:p>
        </text:list-item>
        <text:list-item>
          <text:p text:style-name="P182"><text:span text:style-name="T182_1">The</text:span><text:span text:style-name="T182_2"><text:s/></text:span><text:span text:style-name="T182_3">borrower</text:span><text:span text:style-name="T182_4"><text:s/></text:span><text:span text:style-name="T182_5">agrees</text:span><text:span text:style-name="T182_6"><text:s/></text:span><text:span text:style-name="T182_7">that</text:span><text:span text:style-name="T182_8"><text:s/></text:span><text:span text:style-name="T182_9">the</text:span><text:span text:style-name="T182_10"><text:s/></text:span><text:span text:style-name="T182_11">community</text:span><text:span text:style-name="T182_12"><text:s/></text:span><text:span text:style-name="T182_13">is</text:span><text:span text:style-name="T182_14"><text:s/></text:span><text:span text:style-name="T182_15">not</text:span><text:span text:style-name="T182_16"><text:s/></text:span><text:span text:style-name="T182_17">responsible</text:span><text:span text:style-name="T182_18"><text:s/></text:span><text:span text:style-name="T182_19">for</text:span><text:span text:style-name="T182_20"><text:s/></text:span><text:span text:style-name="T182_21">any</text:span><text:span text:style-name="T182_22"><text:s/></text:span><text:span text:style-name="T182_23">manufacturing</text:span><text:span text:style-name="T182_24"><text:s/></text:span><text:span text:style-name="T182_25">defects</text:span><text:span text:style-name="T182_26"><text:s/></text:span><text:span text:style-name="T182_27">in</text:span><text:span text:style-name="T182_28"><text:s/></text:span><text:span text:style-name="T182_29">quality</text:span><text:span text:style-name="T182_30"><text:s/></text:span><text:span text:style-name="T182_31">of</text:span><text:span text:style-name="T182_32"><text:s/></text:span><text:span text:style-name="T182_33">workmanship</text:span><text:span text:style-name="T182_34"><text:s/></text:span><text:span text:style-name="T182_35">or</text:span><text:span text:style-name="T182_36"><text:s/></text:span><text:span text:style-name="T182_37">materials</text:span><text:span text:style-name="T182_38"><text:s/></text:span><text:span text:style-name="T182_39">inherent</text:span><text:span text:style-name="T182_40"><text:s/></text:span><text:span text:style-name="T182_41">in</text:span><text:span text:style-name="T182_42"><text:s/></text:span><text:span text:style-name="T182_43">any</text:span><text:span text:style-name="T182_44"><text:s/></text:span><text:span text:style-name="T182_45">borrowed</text:span><text:span text:style-name="T182_46"><text:s/></text:span><text:span text:style-name="T182_47">items</text:span><text:span text:style-name="T182_48">.</text:span></text:p>
        </text:list-item>
        <text:list-item>
          <text:p text:style-name="P183"><text:span text:style-name="T183_1">The</text:span><text:span text:style-name="T183_2"><text:s/></text:span><text:span text:style-name="T183_3">borrower</text:span><text:span text:style-name="T183_4"><text:s/></text:span><text:span text:style-name="T183_5">agrees</text:span><text:span text:style-name="T183_6"><text:s/></text:span><text:span text:style-name="T183_7">that</text:span><text:span text:style-name="T183_8"><text:s/></text:span><text:span text:style-name="T183_9">if</text:span><text:span text:style-name="T183_10"><text:s/></text:span><text:span text:style-name="T183_11">any</text:span><text:span text:style-name="T183_12"><text:s/></text:span><text:span text:style-name="T183_13">borrowed</text:span><text:span text:style-name="T183_14"><text:s/></text:span><text:span text:style-name="T183_15">item</text:span><text:span text:style-name="T183_16"><text:s/></text:span><text:span text:style-name="T183_17">becomes</text:span><text:span text:style-name="T183_18"><text:s/></text:span><text:span text:style-name="T183_19">unsafe</text:span><text:span text:style-name="T183_20"><text:s/></text:span><text:span text:style-name="T183_21">or</text:span><text:span text:style-name="T183_22"><text:s/></text:span><text:span text:style-name="T183_23">in</text:span><text:span text:style-name="T183_24"><text:s/></text:span><text:span text:style-name="T183_25">a</text:span><text:span text:style-name="T183_26"><text:s/></text:span><text:span text:style-name="T183_27">state</text:span><text:span text:style-name="T183_28"><text:s/></text:span><text:span text:style-name="T183_29">of</text:span><text:span text:style-name="T183_30"><text:s/></text:span><text:span text:style-name="T183_31">disrepair</text:span><text:span text:style-name="T183_32">,<text:s/></text:span><text:span text:style-name="T183_33">the</text:span><text:span text:style-name="T183_34"><text:s/></text:span><text:span text:style-name="T183_35">borrower</text:span><text:span text:style-name="T183_36"><text:s/></text:span><text:span text:style-name="T183_37">will</text:span><text:span text:style-name="T183_38"><text:s/></text:span><text:span text:style-name="T183_39">immediately</text:span><text:span text:style-name="T183_40"><text:s/></text:span><text:span text:style-name="T183_41">discontinue</text:span><text:span text:style-name="T183_42"><text:s/></text:span><text:span text:style-name="T183_43">use</text:span><text:span text:style-name="T183_44"><text:s/></text:span><text:span text:style-name="T183_45">of</text:span><text:span text:style-name="T183_46"><text:s/></text:span><text:span text:style-name="T183_47">the</text:span><text:span text:style-name="T183_48"><text:s/></text:span><text:span text:style-name="T183_49">item</text:span><text:span text:style-name="T183_50"><text:s/></text:span><text:span text:style-name="T183_51">and</text:span><text:span text:style-name="T183_52"><text:s/></text:span><text:span text:style-name="T183_53">unlist</text:span><text:span text:style-name="T183_54"><text:s/></text:span><text:span text:style-name="T183_55">it</text:span><text:span text:style-name="T183_56">.</text:span></text:p>
        </text:list-item>
      </text:list>
      <text:p text:style-name="P184"/>
      <text:p text:style-name="P185"><text:span text:style-name="T185_1">THE</text:span><text:span text:style-name="T185_2"><text:s/></text:span><text:span text:style-name="T185_3">FOLLOWING</text:span><text:span text:style-name="T185_4"><text:s/></text:span><text:span text:style-name="T185_5">REMAINS</text:span><text:span text:style-name="T185_6"><text:s/></text:span><text:span text:style-name="T185_7">TO</text:span><text:span text:style-name="T185_8"><text:s/></text:span><text:span text:style-name="T185_9">BE</text:span><text:span text:style-name="T185_10"><text:s/></text:span><text:span text:style-name="T185_11">EDITED</text:span><text:span text:style-name="T185_12">:</text:span></text:p>
      <text:list text:style-name="LS11" xml:id="list47" text:continue-list="list38">
        <text:list-item>
          <text:p text:style-name="P186"><text:span text:style-name="T186_1">Loan</text:span><text:span text:style-name="T186_2"><text:s/></text:span><text:span text:style-name="T186_3">periods</text:span><text:span text:style-name="T186_4"><text:s/></text:span><text:span text:style-name="T186_5">for</text:span><text:span text:style-name="T186_6"><text:s/></text:span><text:span text:style-name="T186_7">tools</text:span><text:span text:style-name="T186_8"><text:s/></text:span><text:span text:style-name="T186_9">are</text:span><text:span text:style-name="T186_10"><text:s/></text:span><text:span text:style-name="T186_11">two</text:span><text:span text:style-name="T186_12">,<text:s/></text:span><text:span text:style-name="T186_13">three</text:span><text:span text:style-name="T186_14"><text:s/></text:span><text:span text:style-name="T186_15">or</text:span><text:span text:style-name="T186_16"><text:s/></text:span><text:span text:style-name="T186_17">seven</text:span><text:span text:style-name="T186_18"><text:s/></text:span><text:span text:style-name="T186_19">days</text:span><text:span text:style-name="T186_20">,<text:s/></text:span><text:span text:style-name="T186_21">depending</text:span><text:span text:style-name="T186_22"><text:s/></text:span><text:span text:style-name="T186_23">upon</text:span><text:span text:style-name="T186_24"><text:s/></text:span><text:span text:style-name="T186_25">the</text:span><text:span text:style-name="T186_26"><text:s/></text:span><text:span text:style-name="T186_27">demand</text:span><text:span text:style-name="T186_28"><text:s/></text:span><text:span text:style-name="T186_29">and</text:span><text:span text:style-name="T186_30"><text:s/></text:span><text:span text:style-name="T186_31">type</text:span><text:span text:style-name="T186_32"><text:s/></text:span><text:span text:style-name="T186_33">of</text:span><text:span text:style-name="T186_34"><text:s/></text:span><text:span text:style-name="T186_35">tool</text:span><text:span text:style-name="T186_36">.<text:s/></text:span><text:span text:style-name="T186_37">The</text:span><text:span text:style-name="T186_38"><text:s/></text:span><text:span text:style-name="T186_39">borrower</text:span><text:span text:style-name="T186_40"><text:s/></text:span><text:span text:style-name="T186_41">agrees</text:span><text:span text:style-name="T186_42"><text:s/></text:span><text:span text:style-name="T186_43">to</text:span><text:span text:style-name="T186_44"><text:s/></text:span><text:span text:style-name="T186_45">return</text:span><text:span text:style-name="T186_46"><text:s/></text:span><text:span text:style-name="T186_47">any</text:span><text:span text:style-name="T186_48"><text:s/></text:span><text:span text:style-name="T186_49">borrowed</text:span><text:span text:style-name="T186_50"><text:s/></text:span><text:span text:style-name="T186_51">item</text:span><text:span text:style-name="T186_52"><text:s/></text:span><text:span text:style-name="T186_53">on</text:span><text:span text:style-name="T186_54"><text:s/></text:span><text:span text:style-name="T186_55">or</text:span><text:span text:style-name="T186_56"><text:s/></text:span><text:span text:style-name="T186_57">before</text:span><text:span text:style-name="T186_58"><text:s/></text:span><text:span text:style-name="T186_59">the</text:span><text:span text:style-name="T186_60"><text:s/></text:span><text:span text:style-name="T186_61">due</text:span><text:span text:style-name="T186_62"><text:s/></text:span><text:span text:style-name="T186_63">date</text:span><text:span text:style-name="T186_64"><text:s/></text:span><text:span text:style-name="T186_65">in</text:span><text:span text:style-name="T186_66"><text:s/></text:span><text:span text:style-name="T186_67">the</text:span><text:span text:style-name="T186_68"><text:s/></text:span><text:span text:style-name="T186_69">same</text:span><text:span text:style-name="T186_70"><text:s/></text:span><text:span text:style-name="T186_71">condition</text:span><text:span text:style-name="T186_72">,<text:s/></text:span><text:span text:style-name="T186_73">normal</text:span><text:span text:style-name="T186_74"><text:s/></text:span><text:span text:style-name="T186_75">wear</text:span><text:span text:style-name="T186_76"><text:s/></text:span><text:span text:style-name="T186_77">and</text:span><text:span text:style-name="T186_78"><text:s/></text:span><text:span text:style-name="T186_79">tear</text:span><text:span text:style-name="T186_80"><text:s/></text:span><text:span text:style-name="T186_81">excepted</text:span><text:span text:style-name="T186_82">,<text:s/></text:span><text:span text:style-name="T186_83">as</text:span><text:span text:style-name="T186_84"><text:s/></text:span><text:span text:style-name="T186_85">when</text:span><text:span text:style-name="T186_86"><text:s/></text:span><text:span text:style-name="T186_87">it</text:span><text:span text:style-name="T186_88"><text:s/></text:span><text:span text:style-name="T186_89">was</text:span><text:span text:style-name="T186_90"><text:s/></text:span><text:span text:style-name="T186_91">borrowed</text:span><text:span text:style-name="T186_92">.<text:s/></text:span><text:span text:style-name="T186_93">The</text:span><text:span text:style-name="T186_94"><text:s/></text:span><text:span text:style-name="T186_95">borrower</text:span><text:span text:style-name="T186_96"><text:s/></text:span><text:span text:style-name="T186_97">agrees</text:span><text:span text:style-name="T186_98"><text:s/></text:span><text:span text:style-name="T186_99">to</text:span><text:span text:style-name="T186_100"><text:s/></text:span><text:span text:style-name="T186_101">pay</text:span><text:span text:style-name="T186_102"><text:s/></text:span><text:span text:style-name="T186_103">for</text:span><text:span text:style-name="T186_104"><text:s/></text:span><text:span text:style-name="T186_105">the</text:span><text:span text:style-name="T186_106"><text:s/></text:span><text:span text:style-name="T186_107">loss</text:span><text:span text:style-name="T186_108"><text:s/></text:span><text:span text:style-name="T186_109">of</text:span><text:span text:style-name="T186_110"><text:s/></text:span><text:span text:style-name="T186_111">or</text:span><text:span text:style-name="T186_112"><text:s/></text:span><text:span text:style-name="T186_113">damage</text:span><text:span text:style-name="T186_114"><text:s/></text:span><text:span text:style-name="T186_115">to</text:span><text:span text:style-name="T186_116"><text:s/></text:span><text:span text:style-name="T186_117">any</text:span><text:span text:style-name="T186_118"><text:s/></text:span><text:span text:style-name="T186_119">tool</text:span><text:span text:style-name="T186_120"><text:s/></text:span><text:span text:style-name="T186_121">on</text:span><text:span text:style-name="T186_122"><text:s/></text:span><text:span text:style-name="T186_123">loan</text:span><text:span text:style-name="T186_124"><text:s/></text:span><text:span text:style-name="T186_125">to</text:span><text:span text:style-name="T186_126"><text:s/></text:span><text:span text:style-name="T186_127">him</text:span><text:span text:style-name="T186_128"><text:s/></text:span><text:span text:style-name="T186_129">or</text:span><text:span text:style-name="T186_130"><text:s/></text:span><text:span text:style-name="T186_131">her</text:span><text:span text:style-name="T186_132">.<text:s/></text:span><text:span text:style-name="T186_133">The</text:span><text:span text:style-name="T186_134"><text:s/></text:span><text:span text:style-name="T186_135">borrower</text:span><text:span text:style-name="T186_136"><text:s/></text:span><text:span text:style-name="T186_137">further</text:span><text:span text:style-name="T186_138"><text:s/></text:span><text:span text:style-name="T186_139">understands</text:span><text:span text:style-name="T186_140"><text:s/></text:span><text:span text:style-name="T186_141">that</text:span><text:span text:style-name="T186_142"><text:s/></text:span><text:span text:style-name="T186_143">fines</text:span><text:span text:style-name="T186_144"><text:s/></text:span><text:span text:style-name="T186_145">will</text:span><text:span text:style-name="T186_146"><text:s/></text:span><text:span text:style-name="T186_147">be</text:span><text:span text:style-name="T186_148"><text:s/></text:span><text:span text:style-name="T186_149">levied</text:span><text:span text:style-name="T186_150"><text:s/></text:span><text:span text:style-name="T186_151">for</text:span><text:span text:style-name="T186_152"><text:s/></text:span><text:span text:style-name="T186_153">each</text:span><text:span text:style-name="T186_154"><text:s/></text:span><text:span text:style-name="T186_155">item</text:span><text:span text:style-name="T186_156"><text:s/></text:span><text:span text:style-name="T186_157">kept</text:span><text:span text:style-name="T186_158"><text:s/></text:span><text:span text:style-name="T186_159">past</text:span><text:span text:style-name="T186_160"><text:s/></text:span><text:span text:style-name="T186_161">the</text:span><text:span text:style-name="T186_162"><text:s/></text:span><text:span text:style-name="T186_163">due</text:span><text:span text:style-name="T186_164"><text:s/></text:span><text:span text:style-name="T186_165">date</text:span><text:span text:style-name="T186_166">.<text:s/></text:span><text:span text:style-name="T186_167">Repeated</text:span><text:span text:style-name="T186_168"><text:s/></text:span><text:span text:style-name="T186_169">failure</text:span><text:span text:style-name="T186_170"><text:s/></text:span><text:span text:style-name="T186_171">to</text:span><text:span text:style-name="T186_172"><text:s/></text:span><text:span text:style-name="T186_173">return</text:span><text:span text:style-name="T186_174"><text:s/></text:span><text:span text:style-name="T186_175">tools</text:span><text:span text:style-name="T186_176"><text:s/></text:span><text:span text:style-name="T186_177">on</text:span><text:span text:style-name="T186_178"><text:s/></text:span><text:span text:style-name="T186_179">time</text:span><text:span text:style-name="T186_180"><text:s/></text:span><text:span text:style-name="T186_181">may</text:span><text:span text:style-name="T186_182"><text:s/></text:span><text:span text:style-name="T186_183">result</text:span><text:span text:style-name="T186_184"><text:s/></text:span><text:span text:style-name="T186_185">in</text:span><text:span text:style-name="T186_186"><text:s/></text:span><text:span text:style-name="T186_187">revocation</text:span><text:span text:style-name="T186_188"><text:s/></text:span><text:span text:style-name="T186_189">of</text:span><text:span text:style-name="T186_190"><text:s/></text:span><text:span text:style-name="T186_191">borrowing</text:span><text:span text:style-name="T186_192"><text:s/></text:span><text:span text:style-name="T186_193">privileges</text:span><text:span text:style-name="T186_194">.<text:s/></text:span><text:span text:style-name="T186_195">The</text:span><text:span text:style-name="T186_196"><text:s/></text:span><text:span text:style-name="T186_197">Library</text:span><text:span text:style-name="T186_198"><text:s/></text:span><text:span text:style-name="T186_199">reserves</text:span><text:span text:style-name="T186_200"><text:s/></text:span><text:span text:style-name="T186_201">the</text:span><text:span text:style-name="T186_202"><text:s/></text:span><text:span text:style-name="T186_203">right</text:span><text:span text:style-name="T186_204"><text:s/></text:span><text:span text:style-name="T186_205">to</text:span><text:span text:style-name="T186_206"><text:s/></text:span><text:span text:style-name="T186_207">limit</text:span><text:span text:style-name="T186_208"><text:s/></text:span><text:span text:style-name="T186_209">the</text:span><text:span text:style-name="T186_210"><text:s/></text:span><text:span text:style-name="T186_211">number</text:span><text:span text:style-name="T186_212"><text:s/></text:span><text:span text:style-name="T186_213">of</text:span><text:span text:style-name="T186_214"><text:s/></text:span><text:span text:style-name="T186_215">tools</text:span><text:span text:style-name="T186_216"><text:s/></text:span><text:span text:style-name="T186_217">borrowed</text:span><text:span text:style-name="T186_218"><text:s/></text:span><text:span text:style-name="T186_219">and</text:span><text:span text:style-name="T186_220"><text:s/></text:span><text:span text:style-name="T186_221">to</text:span><text:span text:style-name="T186_222"><text:s/></text:span><text:span text:style-name="T186_223">alter</text:span><text:span text:style-name="T186_224"><text:s/></text:span><text:span text:style-name="T186_225">the</text:span><text:span text:style-name="T186_226"><text:s/></text:span><text:span text:style-name="T186_227">maximum</text:span><text:span text:style-name="T186_228"><text:s/></text:span><text:span text:style-name="T186_229">loan</text:span><text:span text:style-name="T186_230"><text:s/></text:span><text:span text:style-name="T186_231">period</text:span><text:span text:style-name="T186_232">.</text:span></text:p>
        </text:list-item>
        <text:list-item>
          <text:p text:style-name="P187"><text:span text:style-name="T187_1">If</text:span><text:span text:style-name="T187_2"><text:s/></text:span><text:span text:style-name="T187_3">the</text:span><text:span text:style-name="T187_4"><text:s/></text:span><text:span text:style-name="T187_5">borrower</text:span><text:span text:style-name="T187_6"><text:s/></text:span><text:span text:style-name="T187_7">wishes</text:span><text:span text:style-name="T187_8"><text:s/></text:span><text:span text:style-name="T187_9">to</text:span><text:span text:style-name="T187_10"><text:s/></text:span><text:span text:style-name="T187_11">renew</text:span><text:span text:style-name="T187_12"><text:s/></text:span><text:span text:style-name="T187_13">the</text:span><text:span text:style-name="T187_14"><text:s/></text:span><text:span text:style-name="T187_15">loan</text:span><text:span text:style-name="T187_16"><text:s/></text:span><text:span text:style-name="T187_17">of</text:span><text:span text:style-name="T187_18"><text:s/></text:span><text:span text:style-name="T187_19">the</text:span><text:span text:style-name="T187_20"><text:s/></text:span><text:span text:style-name="T187_21">tool</text:span><text:span text:style-name="T187_22">,<text:s/></text:span><text:span text:style-name="T187_23">he</text:span><text:span text:style-name="T187_24"><text:s/></text:span><text:span text:style-name="T187_25">or</text:span><text:span text:style-name="T187_26"><text:s/></text:span><text:span text:style-name="T187_27">she</text:span><text:span text:style-name="T187_28"><text:s/></text:span><text:span text:style-name="T187_29">may</text:span><text:span text:style-name="T187_30"><text:s/></text:span><text:span text:style-name="T187_31">do</text:span><text:span text:style-name="T187_32"><text:s/></text:span><text:span text:style-name="T187_33">so</text:span><text:span text:style-name="T187_34"><text:s/></text:span><text:span text:style-name="T187_35">on</text:span><text:span text:style-name="T187_36"><text:s/></text:span><text:span text:style-name="T187_37">the</text:span><text:span text:style-name="T187_38"><text:s/></text:span><text:span text:style-name="T187_39">due</text:span><text:span text:style-name="T187_40"><text:s/></text:span><text:span text:style-name="T187_41">date</text:span><text:span text:style-name="T187_42"><text:s/></text:span><text:span text:style-name="T187_43">by</text:span><text:span text:style-name="T187_44"><text:s/></text:span><text:span text:style-name="T187_45">contacting</text:span><text:span text:style-name="T187_46"><text:s/></text:span><text:span text:style-name="T187_47">the</text:span><text:span text:style-name="T187_48"><text:s/></text:span><text:span text:style-name="T187_49">Tool</text:span><text:span text:style-name="T187_50"><text:s/></text:span><text:span text:style-name="T187_51">Lending</text:span><text:span text:style-name="T187_52"><text:s/></text:span><text:span text:style-name="T187_53">Library</text:span><text:span text:style-name="T187_54"><text:s/></text:span><text:span text:style-name="T187_55">in</text:span><text:span text:style-name="T187_56"><text:s/></text:span><text:span text:style-name="T187_57">person</text:span><text:span text:style-name="T187_58">.<text:s/></text:span><text:span text:style-name="T187_59">Renewals</text:span><text:span text:style-name="T187_60"><text:s/></text:span><text:span text:style-name="T187_61">must</text:span><text:span text:style-name="T187_62"><text:s/></text:span><text:span text:style-name="T187_63">be</text:span><text:span text:style-name="T187_64"><text:s/></text:span><text:span text:style-name="T187_65">done</text:span><text:span text:style-name="T187_66"><text:s/></text:span><text:span text:style-name="T187_67">in</text:span><text:span text:style-name="T187_68"><text:s/></text:span><text:span text:style-name="T187_69">person</text:span><text:span text:style-name="T187_70">.<text:s/></text:span><text:span text:style-name="T187_71">If</text:span><text:span text:style-name="T187_72"><text:s/></text:span><text:span text:style-name="T187_73">there</text:span><text:span text:style-name="T187_74"><text:s/></text:span><text:span text:style-name="T187_75">is</text:span><text:span text:style-name="T187_76"><text:s/></text:span><text:span text:style-name="T187_77">no</text:span><text:span text:style-name="T187_78"><text:s/></text:span><text:span text:style-name="T187_79">one</text:span><text:span text:style-name="T187_80"><text:s/></text:span><text:span text:style-name="T187_81">waiting</text:span><text:span text:style-name="T187_82"><text:s/></text:span><text:span text:style-name="T187_83">to</text:span><text:span text:style-name="T187_84"><text:s/></text:span><text:span text:style-name="T187_85">borrow</text:span><text:span text:style-name="T187_86"><text:s/></text:span><text:span text:style-name="T187_87">the</text:span><text:span text:style-name="T187_88"><text:s/></text:span><text:span text:style-name="T187_89">item</text:span><text:span text:style-name="T187_90">,<text:s/></text:span><text:span text:style-name="T187_91">it</text:span><text:span text:style-name="T187_92"><text:s/></text:span><text:span text:style-name="T187_93">may</text:span><text:span text:style-name="T187_94"><text:s/></text:span><text:span text:style-name="T187_95">be</text:span><text:span text:style-name="T187_96"><text:s/></text:span><text:span text:style-name="T187_97">borrowed</text:span><text:span text:style-name="T187_98"><text:s/></text:span><text:span text:style-name="T187_99">for</text:span><text:span text:style-name="T187_100"><text:s/></text:span><text:span text:style-name="T187_101">an</text:span><text:span text:style-name="T187_102"><text:s/></text:span><text:span text:style-name="T187_103">additional</text:span><text:span text:style-name="T187_104"><text:s/></text:span><text:span text:style-name="T187_105">loan</text:span><text:span text:style-name="T187_106"><text:s/></text:span><text:span text:style-name="T187_107">period</text:span><text:span text:style-name="T187_108">.<text:s/></text:span><text:span text:style-name="T187_109">The</text:span><text:span text:style-name="T187_110"><text:s/></text:span><text:span text:style-name="T187_111">Library</text:span><text:span text:style-name="T187_112"><text:s/></text:span><text:span text:style-name="T187_113">reserves</text:span><text:span text:style-name="T187_114"><text:s/></text:span><text:span text:style-name="T187_115">the</text:span><text:span text:style-name="T187_116"><text:s/></text:span><text:span text:style-name="T187_117">right</text:span><text:span text:style-name="T187_118"><text:s/></text:span><text:span text:style-name="T187_119">to</text:span><text:span text:style-name="T187_120"><text:s/></text:span><text:span text:style-name="T187_121">refuse</text:span><text:span text:style-name="T187_122"><text:s/></text:span><text:span text:style-name="T187_123">or</text:span><text:span text:style-name="T187_124"><text:s/></text:span><text:span text:style-name="T187_125">limit</text:span><text:span text:style-name="T187_126"><text:s/></text:span><text:span text:style-name="T187_127">renewals</text:span><text:span text:style-name="T187_128">.<text:s/></text:span><text:span text:style-name="T187_129">Up</text:span><text:span text:style-name="T187_130"><text:s/></text:span><text:span text:style-name="T187_131">to</text:span><text:span text:style-name="T187_132"><text:s/>2<text:s/></text:span><text:span text:style-name="T187_133">consecutive</text:span><text:span text:style-name="T187_134"><text:s/></text:span><text:span text:style-name="T187_135">renewals</text:span><text:span text:style-name="T187_136"><text:s/></text:span><text:span text:style-name="T187_137">may</text:span><text:span text:style-name="T187_138"><text:s/></text:span><text:span text:style-name="T187_139">be</text:span><text:span text:style-name="T187_140"><text:s/></text:span><text:span text:style-name="T187_141">made</text:span><text:span text:style-name="T187_142">,<text:s/></text:span><text:span text:style-name="T187_143">dependent</text:span><text:span text:style-name="T187_144"><text:s/></text:span><text:span text:style-name="T187_145">upon</text:span><text:span text:style-name="T187_146"><text:s/></text:span><text:span text:style-name="T187_147">the</text:span><text:span text:style-name="T187_148"><text:s/></text:span><text:span text:style-name="T187_149">reserve</text:span><text:span text:style-name="T187_150"><text:s/></text:span><text:span text:style-name="T187_151">status</text:span><text:span text:style-name="T187_152"><text:s/></text:span><text:span text:style-name="T187_153">of</text:span><text:span text:style-name="T187_154"><text:s/></text:span><text:span text:style-name="T187_155">the</text:span><text:span text:style-name="T187_156"><text:s/></text:span><text:span text:style-name="T187_157">item</text:span><text:span text:style-name="T187_158">.</text:span></text:p>
        </text:list-item>
        <text:list-item>
          <text:p text:style-name="P188"><text:span text:style-name="T188_1">If</text:span><text:span text:style-name="T188_2"><text:s/></text:span><text:span text:style-name="T188_3">a</text:span><text:span text:style-name="T188_4"><text:s/></text:span><text:span text:style-name="T188_5">tool</text:span><text:span text:style-name="T188_6"><text:s/></text:span><text:span text:style-name="T188_7">is</text:span><text:span text:style-name="T188_8"><text:s/></text:span><text:span text:style-name="T188_9">not</text:span><text:span text:style-name="T188_10"><text:s/></text:span><text:span text:style-name="T188_11">immediately</text:span><text:span text:style-name="T188_12"><text:s/></text:span><text:span text:style-name="T188_13">available</text:span><text:span text:style-name="T188_14"><text:s/></text:span><text:span text:style-name="T188_15">for</text:span><text:span text:style-name="T188_16"><text:s/></text:span><text:span text:style-name="T188_17">loan</text:span><text:span text:style-name="T188_18">,<text:s/></text:span><text:span text:style-name="T188_19">the</text:span><text:span text:style-name="T188_20"><text:s/></text:span><text:span text:style-name="T188_21">borrower</text:span><text:span text:style-name="T188_22"><text:s/></text:span><text:span text:style-name="T188_23">may</text:span><text:span text:style-name="T188_24"><text:s/></text:span><text:span text:style-name="T188_25">make</text:span><text:span text:style-name="T188_26"><text:s/></text:span><text:span text:style-name="T188_27">a</text:span><text:span text:style-name="T188_28"><text:s/></text:span><text:span text:style-name="T188_29">reserve</text:span><text:span text:style-name="T188_30"><text:s/></text:span><text:span text:style-name="T188_31">request</text:span><text:span text:style-name="T188_32"><text:s/></text:span><text:span text:style-name="T188_33">to</text:span><text:span text:style-name="T188_34"><text:s/></text:span><text:span text:style-name="T188_35">have</text:span><text:span text:style-name="T188_36"><text:s/></text:span><text:span text:style-name="T188_37">the</text:span><text:span text:style-name="T188_38"><text:s/></text:span><text:span text:style-name="T188_39">tool</text:span><text:span text:style-name="T188_40"><text:s/></text:span><text:span text:style-name="T188_41">when</text:span><text:span text:style-name="T188_42"><text:s/></text:span><text:span text:style-name="T188_43">it</text:span><text:span text:style-name="T188_44"><text:s/></text:span><text:span text:style-name="T188_45">becomes</text:span><text:span text:style-name="T188_46"><text:s/></text:span><text:span text:style-name="T188_47">available</text:span><text:span text:style-name="T188_48">.<text:s/></text:span><text:span text:style-name="T188_49">Reserve</text:span><text:span text:style-name="T188_50"><text:s/></text:span><text:span text:style-name="T188_51">requests</text:span><text:span text:style-name="T188_52"><text:s/></text:span><text:span text:style-name="T188_53">will</text:span><text:span text:style-name="T188_54"><text:s/></text:span><text:span text:style-name="T188_55">be</text:span><text:span text:style-name="T188_56"><text:s/></text:span><text:span text:style-name="T188_57">handled</text:span><text:span text:style-name="T188_58"><text:s/></text:span><text:span text:style-name="T188_59">in</text:span><text:span text:style-name="T188_60"><text:s/></text:span><text:span text:style-name="T188_61">the</text:span><text:span text:style-name="T188_62"><text:s/></text:span><text:span text:style-name="T188_63">order</text:span><text:span text:style-name="T188_64"><text:s/></text:span><text:span text:style-name="T188_65">received</text:span><text:span text:style-name="T188_66">.<text:s/></text:span><text:span text:style-name="T188_67">If</text:span><text:span text:style-name="T188_68"><text:s/></text:span><text:span text:style-name="T188_69">a</text:span><text:span text:style-name="T188_70"><text:s/></text:span><text:span text:style-name="T188_71">tool</text:span><text:span text:style-name="T188_72"><text:s/></text:span><text:span text:style-name="T188_73">is</text:span><text:span text:style-name="T188_74"><text:s/></text:span><text:span text:style-name="T188_75">available</text:span><text:span text:style-name="T188_76">,<text:s/></text:span><text:span text:style-name="T188_77">the</text:span><text:span text:style-name="T188_78"><text:s/></text:span><text:span text:style-name="T188_79">borrower</text:span><text:span text:style-name="T188_80"><text:s/></text:span><text:span text:style-name="T188_81">may</text:span><text:span text:style-name="T188_82"><text:s/></text:span><text:span text:style-name="T188_83">phone</text:span><text:span text:style-name="T188_84"><text:s/></text:span><text:span text:style-name="T188_85">the</text:span><text:span text:style-name="T188_86"><text:s/></text:span><text:span text:style-name="T188_87">TLL</text:span><text:span text:style-name="T188_88"><text:s/></text:span><text:span text:style-name="T188_89">and</text:span><text:span text:style-name="T188_90"><text:s/></text:span><text:span text:style-name="T188_91">have</text:span><text:span text:style-name="T188_92"><text:s/></text:span><text:span text:style-name="T188_93">the</text:span><text:span text:style-name="T188_94"><text:s/></text:span><text:span text:style-name="T188_95">tool</text:span><text:span text:style-name="T188_96"><text:s/></text:span><text:span text:style-name="T188_97">set</text:span><text:span text:style-name="T188_98"><text:s/></text:span><text:span text:style-name="T188_99">aside</text:span><text:span text:style-name="T188_100"><text:s/></text:span><text:span text:style-name="T188_101">to</text:span><text:span text:style-name="T188_102"><text:s/></text:span><text:span text:style-name="T188_103">be</text:span><text:span text:style-name="T188_104"><text:s/></text:span><text:span text:style-name="T188_105">borrowed</text:span><text:span text:style-name="T188_106"><text:s/></text:span><text:span text:style-name="T188_107">later</text:span><text:span text:style-name="T188_108"><text:s/></text:span><text:span text:style-name="T188_109">THE</text:span><text:span text:style-name="T188_110"><text:s/></text:span><text:span text:style-name="T188_111">SAME</text:span><text:span text:style-name="T188_112"><text:s/></text:span><text:span text:style-name="T188_113">DAY</text:span><text:span text:style-name="T188_114">.<text:s/></text:span><text:span text:style-name="T188_115">If</text:span><text:span text:style-name="T188_116"><text:s/></text:span><text:span text:style-name="T188_117">the</text:span><text:span text:style-name="T188_118"><text:s/></text:span><text:span text:style-name="T188_119">borrower</text:span><text:span text:style-name="T188_120"><text:s/></text:span><text:span text:style-name="T188_121">fails</text:span><text:span text:style-name="T188_122"><text:s/></text:span><text:span text:style-name="T188_123">to</text:span><text:span text:style-name="T188_124"><text:s/></text:span><text:span text:style-name="T188_125">come</text:span><text:span text:style-name="T188_126"><text:s/></text:span><text:span text:style-name="T188_127">for</text:span><text:span text:style-name="T188_128"><text:s/></text:span><text:span text:style-name="T188_129">the</text:span><text:span text:style-name="T188_130"><text:s/></text:span><text:span text:style-name="T188_131">tool</text:span><text:span text:style-name="T188_132"><text:s/></text:span><text:span text:style-name="T188_133">as</text:span><text:span text:style-name="T188_134"><text:s/></text:span><text:span text:style-name="T188_135">agreed</text:span><text:span text:style-name="T188_136">,<text:s/></text:span><text:span text:style-name="T188_137">the</text:span><text:span text:style-name="T188_138"><text:s/></text:span><text:span text:style-name="T188_139">Library</text:span><text:span text:style-name="T188_140"><text:s/></text:span><text:span text:style-name="T188_141">may</text:span><text:span text:style-name="T188_142"><text:s/></text:span><text:span text:style-name="T188_143">lend</text:span><text:span text:style-name="T188_144"><text:s/></text:span><text:span text:style-name="T188_145">the</text:span><text:span text:style-name="T188_146"><text:s/></text:span><text:span text:style-name="T188_147">tool</text:span><text:span text:style-name="T188_148"><text:s/></text:span><text:span text:style-name="T188_149">to</text:span><text:span text:style-name="T188_150"><text:s/></text:span><text:span text:style-name="T188_151">another</text:span><text:span text:style-name="T188_152"><text:s/></text:span><text:span text:style-name="T188_153">borrower</text:span><text:span text:style-name="T188_154">.<text:s/></text:span><text:span text:style-name="T188_155">No</text:span><text:span text:style-name="T188_156"><text:s/></text:span><text:span text:style-name="T188_157">tool</text:span><text:span text:style-name="T188_158"><text:s/></text:span><text:span text:style-name="T188_159">will</text:span><text:span text:style-name="T188_160"><text:s/></text:span><text:span text:style-name="T188_161">be</text:span><text:span text:style-name="T188_162"><text:s/></text:span><text:span text:style-name="T188_163">held</text:span><text:span text:style-name="T188_164"><text:s/></text:span><text:span text:style-name="T188_165">beyond</text:span><text:span text:style-name="T188_166"><text:s/></text:span><text:span text:style-name="T188_167">closing</text:span><text:span text:style-name="T188_168"><text:s/></text:span><text:span text:style-name="T188_169">time</text:span><text:span text:style-name="T188_170">.<text:s/></text:span><text:span text:style-name="T188_171">Tools</text:span><text:span text:style-name="T188_172"><text:s/></text:span><text:span text:style-name="T188_173">will</text:span><text:span text:style-name="T188_174"><text:s/></text:span><text:span text:style-name="T188_175">not</text:span><text:span text:style-name="T188_176"><text:s/></text:span><text:span text:style-name="T188_177">be</text:span><text:span text:style-name="T188_178"><text:s/></text:span><text:span text:style-name="T188_179">reserved</text:span><text:span text:style-name="T188_180"><text:s/></text:span><text:span text:style-name="T188_181">for</text:span><text:span text:style-name="T188_182"><text:s/></text:span><text:span text:style-name="T188_183">a</text:span><text:span text:style-name="T188_184"><text:s/></text:span><text:span text:style-name="T188_185">future</text:span><text:span text:style-name="T188_186"><text:s/></text:span><text:span text:style-name="T188_187">date</text:span><text:span text:style-name="T188_188">.<text:s/></text:span><text:span text:style-name="T188_189">Seasonal</text:span><text:span text:style-name="T188_190"><text:s/></text:span><text:span text:style-name="T188_191">demands</text:span><text:span text:style-name="T188_192"><text:s/></text:span><text:span text:style-name="T188_193">may</text:span><text:span text:style-name="T188_194"><text:s/></text:span><text:span text:style-name="T188_195">affect</text:span><text:span text:style-name="T188_196"><text:s/></text:span><text:span text:style-name="T188_197">reserve</text:span><text:span text:style-name="T188_198"><text:s/></text:span><text:span text:style-name="T188_199">policies</text:span><text:span text:style-name="T188_200">.<text:s/></text:span><text:span text:style-name="T188_201">The</text:span><text:span text:style-name="T188_202"><text:s/></text:span><text:span text:style-name="T188_203">Library</text:span><text:span text:style-name="T188_204"><text:s/></text:span><text:span text:style-name="T188_205">retains</text:span><text:span text:style-name="T188_206"><text:s/></text:span><text:span text:style-name="T188_207">the</text:span><text:span text:style-name="T188_208"><text:s/></text:span><text:span text:style-name="T188_209">right</text:span><text:span text:style-name="T188_210"><text:s/></text:span><text:span text:style-name="T188_211">to</text:span><text:span text:style-name="T188_212"><text:s/></text:span><text:span text:style-name="T188_213">alter</text:span><text:span text:style-name="T188_214"><text:s/></text:span><text:span text:style-name="T188_215">or</text:span><text:span text:style-name="T188_216"><text:s/></text:span><text:span text:style-name="T188_217">suspend</text:span><text:span text:style-name="T188_218"><text:s/></text:span><text:span text:style-name="T188_219">any</text:span><text:span text:style-name="T188_220"><text:s/></text:span><text:span text:style-name="T188_221">of</text:span><text:span text:style-name="T188_222"><text:s/></text:span><text:span text:style-name="T188_223">the</text:span><text:span text:style-name="T188_224"><text:s/></text:span><text:span text:style-name="T188_225">above</text:span><text:span text:style-name="T188_226"><text:s/></text:span><text:span text:style-name="T188_227">reserve</text:span><text:span text:style-name="T188_228"><text:s/></text:span><text:span text:style-name="T188_229">policies</text:span><text:span text:style-name="T188_230">.</text:span></text:p>
        </text:list-item>
        <text:list-item>
          <text:p text:style-name="P189"><text:span text:style-name="T189_1">When</text:span><text:span text:style-name="T189_2"><text:s/></text:span><text:span text:style-name="T189_3">tools</text:span><text:span text:style-name="T189_4"><text:s/></text:span><text:span text:style-name="T189_5">are</text:span><text:span text:style-name="T189_6"><text:s/></text:span><text:span text:style-name="T189_7">not</text:span><text:span text:style-name="T189_8"><text:s/></text:span><text:span text:style-name="T189_9">returned</text:span><text:span text:style-name="T189_10"><text:s/></text:span><text:span text:style-name="T189_11">by</text:span><text:span text:style-name="T189_12"><text:s/></text:span><text:span text:style-name="T189_13">the</text:span><text:span text:style-name="T189_14"><text:s/></text:span><text:span text:style-name="T189_15">designated</text:span><text:span text:style-name="T189_16"><text:s/></text:span><text:span text:style-name="T189_17">due</text:span><text:span text:style-name="T189_18"><text:s/></text:span><text:span text:style-name="T189_19">date</text:span><text:span text:style-name="T189_20">,<text:s/></text:span><text:span text:style-name="T189_21">the</text:span><text:span text:style-name="T189_22"><text:s/></text:span><text:span text:style-name="T189_23">TLL</text:span><text:span text:style-name="T189_24"><text:s/></text:span><text:span text:style-name="T189_25">will</text:span><text:span text:style-name="T189_26"><text:s/></text:span><text:span text:style-name="T189_27">issue</text:span><text:span text:style-name="T189_28"><text:s/></text:span><text:span text:style-name="T189_29">an</text:span><text:span text:style-name="T189_30"><text:s/></text:span><text:span text:style-name="T189_31">overdue</text:span><text:span text:style-name="T189_32"><text:s/></text:span><text:span text:style-name="T189_33">notice</text:span><text:span text:style-name="T189_34">.<text:s/></text:span><text:span text:style-name="T189_35">If</text:span><text:span text:style-name="T189_36"><text:s/></text:span><text:span text:style-name="T189_37">the</text:span><text:span text:style-name="T189_38"><text:s/></text:span><text:span text:style-name="T189_39">tools</text:span><text:span text:style-name="T189_40"><text:s/></text:span><text:span text:style-name="T189_41">are</text:span><text:span text:style-name="T189_42"><text:s/></text:span><text:span text:style-name="T189_43">not</text:span><text:span text:style-name="T189_44"><text:s/></text:span><text:span text:style-name="T189_45">returned</text:span><text:span text:style-name="T189_46"><text:s/></text:span><text:span text:style-name="T189_47">after</text:span><text:span text:style-name="T189_48"><text:s/></text:span><text:span text:style-name="T189_49">the</text:span><text:span text:style-name="T189_50"><text:s/></text:span><text:span text:style-name="T189_51">notice</text:span><text:span text:style-name="T189_52"><text:s/></text:span><text:span text:style-name="T189_53">has</text:span><text:span text:style-name="T189_54"><text:s/></text:span><text:span text:style-name="T189_55">been</text:span><text:span text:style-name="T189_56"><text:s/></text:span><text:span text:style-name="T189_57">sent</text:span><text:span text:style-name="T189_58">,<text:s/></text:span><text:span text:style-name="T189_59">appropriate</text:span><text:span text:style-name="T189_60"><text:s/></text:span><text:span text:style-name="T189_61">steps</text:span><text:span text:style-name="T189_62"><text:s/></text:span><text:span text:style-name="T189_63">will</text:span><text:span text:style-name="T189_64"><text:s/></text:span><text:span text:style-name="T189_65">be</text:span><text:span text:style-name="T189_66"><text:s/></text:span><text:span text:style-name="T189_67">taken</text:span><text:span text:style-name="T189_68"><text:s/></text:span><text:span text:style-name="T189_69">to</text:span><text:span text:style-name="T189_70"><text:s/></text:span><text:span text:style-name="T189_71">retrieve</text:span><text:span text:style-name="T189_72"><text:s/></text:span><text:span text:style-name="T189_73">them</text:span><text:span text:style-name="T189_74">,<text:s/></text:span><text:span text:style-name="T189_75">including</text:span><text:span text:style-name="T189_76"><text:s/></text:span><text:span text:style-name="T189_77">by</text:span><text:span text:style-name="T189_78"><text:s/></text:span><text:span text:style-name="T189_79">collection</text:span><text:span text:style-name="T189_80"><text:s/></text:span><text:span text:style-name="T189_81">agency</text:span><text:span text:style-name="T189_82"><text:s/></text:span><text:span text:style-name="T189_83">and</text:span><text:span text:style-name="T189_84">/</text:span><text:span text:style-name="T189_85">or</text:span><text:span text:style-name="T189_86"><text:s/></text:span><text:span text:style-name="T189_87">legal</text:span><text:span text:style-name="T189_88"><text:s/></text:span><text:span text:style-name="T189_89">action</text:span><text:span text:style-name="T189_90">.</text:span></text:p>
        </text:list-item>
        <text:list-item>
          <text:p text:style-name="P190"><text:span text:style-name="T190_1">The</text:span><text:span text:style-name="T190_2"><text:s/></text:span><text:span text:style-name="T190_3">Tool</text:span><text:span text:style-name="T190_4"><text:s/></text:span><text:span text:style-name="T190_5">Lending</text:span><text:span text:style-name="T190_6"><text:s/></text:span><text:span text:style-name="T190_7">Library</text:span><text:span text:style-name="T190_8"><text:s/></text:span><text:span text:style-name="T190_9">retains</text:span><text:span text:style-name="T190_10"><text:s/></text:span><text:span text:style-name="T190_11">the</text:span><text:span text:style-name="T190_12"><text:s/></text:span><text:span text:style-name="T190_13">right</text:span><text:span text:style-name="T190_14"><text:s/></text:span><text:span text:style-name="T190_15">to</text:span><text:span text:style-name="T190_16"><text:s/></text:span><text:span text:style-name="T190_17">refuse</text:span><text:span text:style-name="T190_18"><text:s/></text:span><text:span text:style-name="T190_19">the</text:span><text:span text:style-name="T190_20"><text:s/></text:span><text:span text:style-name="T190_21">loan</text:span><text:span text:style-name="T190_22"><text:s/></text:span><text:span text:style-name="T190_23">of</text:span><text:span text:style-name="T190_24"><text:s/></text:span><text:span text:style-name="T190_25">any</text:span><text:span text:style-name="T190_26"><text:s/></text:span><text:span text:style-name="T190_27">item</text:span><text:span text:style-name="T190_28"><text:s/></text:span><text:span text:style-name="T190_29">for</text:span><text:span text:style-name="T190_30"><text:s/></text:span><text:span text:style-name="T190_31">failure</text:span><text:span text:style-name="T190_32"><text:s/></text:span><text:span text:style-name="T190_33">to</text:span><text:span text:style-name="T190_34"><text:s/></text:span><text:span text:style-name="T190_35">comply</text:span><text:span text:style-name="T190_36"><text:s/></text:span><text:span text:style-name="T190_37">with</text:span><text:span text:style-name="T190_38"><text:s/></text:span><text:span text:style-name="T190_39">any</text:span><text:span text:style-name="T190_40"><text:s/></text:span><text:span text:style-name="T190_41">of</text:span><text:span text:style-name="T190_42"><text:s/></text:span><text:span text:style-name="T190_43">the</text:span><text:span text:style-name="T190_44"><text:s/></text:span><text:span text:style-name="T190_45">above</text:span><text:span text:style-name="T190_46"><text:s/></text:span><text:span text:style-name="T190_47">rules</text:span><text:span text:style-name="T190_48"><text:s/></text:span><text:span text:style-name="T190_49">and</text:span><text:span text:style-name="T190_50"><text:s/></text:span><text:span text:style-name="T190_51">regulations</text:span><text:span text:style-name="T190_52">,<text:s/></text:span><text:span text:style-name="T190_53">or</text:span><text:span text:style-name="T190_54"><text:s/></text:span><text:span text:style-name="T190_55">for</text:span><text:span text:style-name="T190_56"><text:s/></text:span><text:span text:style-name="T190_57">falsification</text:span><text:span text:style-name="T190_58"><text:s/></text:span><text:span text:style-name="T190_59">of</text:span><text:span text:style-name="T190_60"><text:s/></text:span><text:span text:style-name="T190_61">any</text:span><text:span text:style-name="T190_62"><text:s/></text:span><text:span text:style-name="T190_63">information</text:span><text:span text:style-name="T190_64">.</text:span></text:p>
        </text:list-item>
      </text:list>
      <text:p text:style-name="P19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○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○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○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○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○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